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785cm"/>
    </style:style>
    <style:style style:name="co2" style:family="table-column">
      <style:table-column-properties fo:break-before="auto" style:column-width="4.27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03cm"/>
    </style:style>
    <style:style style:name="co5" style:family="table-column">
      <style:table-column-properties fo:break-before="auto" style:column-width="2.886cm"/>
    </style:style>
    <style:style style:name="co6" style:family="table-column">
      <style:table-column-properties fo:break-before="auto" style:column-width="3.24cm"/>
    </style:style>
    <style:style style:name="co7" style:family="table-column">
      <style:table-column-properties fo:break-before="auto" style:column-width="4.983cm"/>
    </style:style>
    <style:style style:name="co8" style:family="table-column">
      <style:table-column-properties fo:break-before="auto" style:column-width="4.519cm"/>
    </style:style>
    <style:style style:name="co9" style:family="table-column">
      <style:table-column-properties fo:break-before="auto" style:column-width="5.8cm"/>
    </style:style>
    <style:style style:name="co10" style:family="table-column">
      <style:table-column-properties fo:break-before="auto" style:column-width="5.556cm"/>
    </style:style>
    <style:style style:name="co11" style:family="table-column">
      <style:table-column-properties fo:break-before="auto" style:column-width="4.72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08"/>
    <style:style style:name="ce2" style:family="table-cell" style:parent-style-name="Default" style:data-style-name="N0"/>
    <style:style style:name="ce3" style:family="table-cell" style:parent-style-name="Default" style:data-style-name="N108">
      <style:table-cell-properties fo:border-bottom="none" fo:border-left="0.06pt solid #000000" fo:border-right="none" fo:border-top="none"/>
    </style:style>
    <style:style style:name="ce4" style:family="table-cell" style:parent-style-name="Default" style:data-style-name="N114">
      <style:table-cell-properties fo:border-bottom="none" fo:border-left="0.06pt solid #000000" fo:border-right="none" fo:border-top="none"/>
    </style:style>
    <style:style style:name="ce5" style:family="table-cell" style:parent-style-name="Default" style:data-style-name="N114"/>
    <style:style style:name="ce6" style:family="table-cell" style:parent-style-name="Default">
      <style:text-properties fo:color="#ff0000"/>
    </style:style>
    <style:style style:name="ce7" style:family="table-cell" style:parent-style-name="Default" style:data-style-name="N60">
      <style:text-properties fo:color="#ff0000"/>
    </style:style>
    <style:style style:name="ce8" style:family="table-cell" style:parent-style-name="Default" style:data-style-name="N110"/>
    <style:style style:name="ce9" style:family="table-cell" style:parent-style-name="Default" style:data-style-name="N109"/>
    <style:style style:name="ce10" style:family="table-cell" style:parent-style-name="Default" style:data-style-name="N1"/>
    <style:style style:name="ce11" style:family="table-cell" style:parent-style-name="Default" style:data-style-name="N112">
      <style:table-cell-properties fo:border-bottom="none" fo:border-left="0.06pt solid #000000" fo:border-right="none" fo:border-top="none"/>
    </style:style>
    <style:style style:name="ce12" style:family="table-cell" style:parent-style-name="Default" style:data-style-name="N108">
      <style:table-cell-properties fo:background-color="transparent"/>
      <style:text-properties fo:color="#ff0000"/>
    </style:style>
    <style:style style:name="ce13" style:family="table-cell" style:parent-style-name="Default" style:data-style-name="N108">
      <style:text-properties fo:color="#ff0000"/>
    </style:style>
    <style:style style:name="ce14" style:family="table-cell" style:parent-style-name="Default" style:data-style-name="N0">
      <style:table-cell-properties fo:background-color="transparent"/>
      <style:text-properties fo:color="#ff0000"/>
    </style:style>
    <style:style style:name="ce15" style:family="table-cell" style:parent-style-name="Default" style:data-style-name="N60"/>
    <style:style style:name="ce16" style:family="table-cell" style:parent-style-name="Default" style:data-style-name="N60">
      <style:table-cell-properties fo:border-bottom="none" fo:border-left="0.06pt solid #000000" fo:border-right="none" fo:border-top="none"/>
    </style:style>
    <style:style style:name="gr1" style:family="graphic">
      <style:graphic-properties draw:ole-draw-aspect="1"/>
    </style:style>
  </office:automatic-styles>
  <office:body>
    <office:spreadsheet>
      <table:table table:name="Algo1" table:style-name="ta1">
        <table:shapes>
          <draw:frame draw:z-index="0" draw:style-name="gr1" svg:width="36.144cm" svg:height="14.353cm" svg:x="0.194cm" svg:y="23.025cm">
            <draw:object draw:notify-on-update-of-ranges="Algo1.A2:Algo1.A19 Algo1.D1:Algo1.D1 Algo1.G2:Algo1.G17 Algo1.E1:Algo1.E1 Algo1.H2:Algo1.H17 Algo1.F1:Algo1.F1 Algo1.I2:Algo1.I17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svg:width="36.144cm" svg:height="13.953cm" svg:x="0.167cm" svg:y="8.618cm">
            <draw:object draw:notify-on-update-of-ranges="Algo1.E1:Algo1.E1 Algo1.H2:Algo1.H19 Algo1.A2:Algo1.A19 Algo1.K1:Algo1.K1 Algo1.Q6:Algo1.Q2006 Algo1.P6:Algo1.P200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3"/>
        <table:table-column table:style-name="co8" table:default-cell-style-name="ce1"/>
        <table:table-column table:style-name="co9" table:default-cell-style-name="ce1"/>
        <table:table-column table:style-name="co3" table:number-columns-repeated="2" table:default-cell-style-name="Default"/>
        <table:table-column table:style-name="co10" table:default-cell-style-name="Default"/>
        <table:table-column table:style-name="co3" table:number-columns-repeated="4" table:default-cell-style-name="Default"/>
        <table:table-column table:style-name="co3" table:default-cell-style-name="ce8"/>
        <table:table-column table:style-name="co3" table:number-columns-repeated="332" table:default-cell-style-name="Default"/>
        <table:table-row table:style-name="ro1">
          <table:table-cell office:value-type="string">
            <text:p>Taille des données (n)</text:p>
          </table:table-cell>
          <table:table-cell office:value-type="string">
            <text:p>Nb tests</text:p>
          </table:table-cell>
          <table:table-cell office:value-type="string">
            <text:p>Facteur</text:p>
          </table:table-cell>
          <table:table-cell office:value-type="string">
            <text:p>Temps minimum</text:p>
          </table:table-cell>
          <table:table-cell office:value-type="string">
            <text:p>Temps maximum</text:p>
          </table:table-cell>
          <table:table-cell office:value-type="string">
            <text:p>Temps moyen</text:p>
          </table:table-cell>
          <table:table-cell office:value-type="string">
            <text:p>Temps minimum (pondéré)</text:p>
          </table:table-cell>
          <table:table-cell office:value-type="string">
            <text:p>Temps Maximum (ponderé)</text:p>
          </table:table-cell>
          <table:table-cell office:value-type="string">
            <text:p>Temps moyen(pondere)</text:p>
          </table:table-cell>
          <table:table-cell office:value-type="string">
            <text:p>Aléatoire ?</text:p>
          </table:table-cell>
          <table:table-cell office:value-type="string">
            <text:p>interpolation</text:p>
          </table:table-cell>
          <table:table-cell office:value-type="string">
            <text:p>Eccart à l'experimental</text:p>
          </table:table-cell>
          <table:table-cell table:number-columns-repeated="337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12">
            <text:p>12 ms</text:p>
          </table:table-cell>
          <table:table-cell office:value-type="float" office:value="16">
            <text:p>16 ms</text:p>
          </table:table-cell>
          <table:table-cell table:style-name="ce1" office:value-type="float" office:value="14">
            <text:p>14 ms</text:p>
          </table:table-cell>
          <table:table-cell table:style-name="ce4"/>
          <table:table-cell table:style-name="ce5"/>
          <table:table-cell table:style-name="ce5"/>
          <table:table-cell office:value-type="string">
            <text:p>NON</text:p>
          </table:table-cell>
          <table:table-cell table:formula="of:=([.A2]^3)*[.K$22]+([.A2]^2)*[.K$23]+[.A2]*[.K$24]" office:value-type="float" office:value="0.00000419">
            <text:p>0,00000419</text:p>
          </table:table-cell>
          <table:table-cell table:formula="of:=[.H2]-[.K2]" office:value-type="float" office:value="-0.00000419">
            <text:p>-0,00000419</text:p>
          </table:table-cell>
          <table:table-cell table:number-columns-repeated="337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6">
            <text:p>136</text:p>
          </table:table-cell>
          <table:table-cell office:value-type="float" office:value="1000000">
            <text:p>1000000</text:p>
          </table:table-cell>
          <table:table-cell office:value-type="float" office:value="24">
            <text:p>24 ms</text:p>
          </table:table-cell>
          <table:table-cell office:value-type="float" office:value="28">
            <text:p>28 ms</text:p>
          </table:table-cell>
          <table:table-cell table:style-name="ce1" office:value-type="float" office:value="24.316">
            <text:p>24,316 ms</text:p>
          </table:table-cell>
          <table:table-cell table:style-name="ce4" table:formula="of:=[.D3]/[.C3]" office:value-type="float" office:value="0.000024">
            <text:p>0ms</text:p>
          </table:table-cell>
          <table:table-cell table:style-name="ce5" table:formula="of:=[.E3]/[.C3]" office:value-type="float" office:value="0.000028">
            <text:p>0ms</text:p>
          </table:table-cell>
          <table:table-cell table:style-name="ce5" table:formula="of:=[.F3]/[.C3]" office:value-type="float" office:value="0.000024316">
            <text:p>0ms</text:p>
          </table:table-cell>
          <table:table-cell office:value-type="string">
            <text:p>NON</text:p>
          </table:table-cell>
          <table:table-cell table:formula="of:=([.A3]^3)*[.K$22]+([.A3]^2)*[.K$23]+[.A3]*[.K$24]" office:value-type="float" office:value="0.00001656">
            <text:p>0,00001656</text:p>
          </table:table-cell>
          <table:table-cell table:formula="of:=[.H3]-[.K3]" office:value-type="float" office:value="0.00001144">
            <text:p>0,00001144</text:p>
          </table:table-cell>
          <table:table-cell table:number-columns-repeated="33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859">
            <text:p>2859</text:p>
          </table:table-cell>
          <table:table-cell office:value-type="float" office:value="1000000">
            <text:p>1000000</text:p>
          </table:table-cell>
          <table:table-cell office:value-type="float" office:value="52">
            <text:p>52 ms</text:p>
          </table:table-cell>
          <table:table-cell office:value-type="float" office:value="93">
            <text:p>93 ms</text:p>
          </table:table-cell>
          <table:table-cell table:style-name="ce1" office:value-type="float" office:value="62.989">
            <text:p>62,989 ms</text:p>
          </table:table-cell>
          <table:table-cell table:style-name="ce4" table:formula="of:=[.D4]/[.C4]" office:value-type="float" office:value="0.000052">
            <text:p>0ms</text:p>
          </table:table-cell>
          <table:table-cell table:style-name="ce5" table:formula="of:=[.E4]/[.C4]" office:value-type="float" office:value="0.000093">
            <text:p>0ms</text:p>
          </table:table-cell>
          <table:table-cell table:style-name="ce5" table:formula="of:=[.F4]/[.C4]" office:value-type="float" office:value="0.000062989">
            <text:p>0ms</text:p>
          </table:table-cell>
          <table:table-cell office:value-type="string">
            <text:p>NON</text:p>
          </table:table-cell>
          <table:table-cell table:formula="of:=([.A4]^3)*[.K$22]+([.A4]^2)*[.K$23]+[.A4]*[.K$24]" office:value-type="float" office:value="0.00006584">
            <text:p>0,00006584</text:p>
          </table:table-cell>
          <table:table-cell table:formula="of:=[.H4]-[.K4]" office:value-type="float" office:value="0.00002716">
            <text:p>0,00002716</text:p>
          </table:table-cell>
          <table:table-cell table:number-columns-repeated="337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758">
            <text:p>9758</text:p>
          </table:table-cell>
          <table:table-cell office:value-type="float" office:value="100000">
            <text:p>100000</text:p>
          </table:table-cell>
          <table:table-cell office:value-type="float" office:value="12">
            <text:p>12 ms</text:p>
          </table:table-cell>
          <table:table-cell office:value-type="float" office:value="28">
            <text:p>28 ms</text:p>
          </table:table-cell>
          <table:table-cell table:style-name="ce1" office:value-type="float" office:value="18.447">
            <text:p>18,447 ms</text:p>
          </table:table-cell>
          <table:table-cell table:style-name="ce4" table:formula="of:=[.D5]/[.C5]" office:value-type="float" office:value="0.00012">
            <text:p>0ms</text:p>
          </table:table-cell>
          <table:table-cell table:style-name="ce5" table:formula="of:=[.E5]/[.C5]" office:value-type="float" office:value="0.00028">
            <text:p>0ms</text:p>
          </table:table-cell>
          <table:table-cell table:style-name="ce5" table:formula="of:=[.F5]/[.C5]" office:value-type="float" office:value="0.00018447">
            <text:p>0ms</text:p>
          </table:table-cell>
          <table:table-cell office:value-type="string">
            <text:p>OUI</text:p>
          </table:table-cell>
          <table:table-cell table:formula="of:=([.A5]^3)*[.K$22]+([.A5]^2)*[.K$23]+[.A5]*[.K$24]" office:value-type="float" office:value="0.00026256">
            <text:p>0,00026256</text:p>
          </table:table-cell>
          <table:table-cell table:formula="of:=[.H5]-[.K5]" office:value-type="float" office:value="0.00001744">
            <text:p>0,00001744</text:p>
          </table:table-cell>
          <table:table-cell table:number-columns-repeated="337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140">
            <text:p>6140</text:p>
          </table:table-cell>
          <table:table-cell office:value-type="float" office:value="100000">
            <text:p>100000</text:p>
          </table:table-cell>
          <table:table-cell office:value-type="float" office:value="20">
            <text:p>20 ms</text:p>
          </table:table-cell>
          <table:table-cell office:value-type="float" office:value="40">
            <text:p>40 ms</text:p>
          </table:table-cell>
          <table:table-cell table:style-name="ce1" office:value-type="float" office:value="29.32">
            <text:p>29,32 ms</text:p>
          </table:table-cell>
          <table:table-cell table:style-name="ce4" table:formula="of:=[.D6]/[.C6]" office:value-type="float" office:value="0.0002">
            <text:p>0ms</text:p>
          </table:table-cell>
          <table:table-cell table:style-name="ce5" table:formula="of:=[.E6]/[.C6]" office:value-type="float" office:value="0.0004">
            <text:p>0ms</text:p>
          </table:table-cell>
          <table:table-cell table:style-name="ce5" table:formula="of:=[.F6]/[.C6]" office:value-type="float" office:value="0.0002932">
            <text:p>0ms</text:p>
          </table:table-cell>
          <table:table-cell office:value-type="string">
            <text:p>OUI</text:p>
          </table:table-cell>
          <table:table-cell table:formula="of:=([.A6]^3)*[.K$22]+([.A6]^2)*[.K$23]+[.A6]*[.K$24]" office:value-type="float" office:value="0.00041">
            <text:p>0,00041</text:p>
          </table:table-cell>
          <table:table-cell table:formula="of:=[.H6]-[.K6]" office:value-type="float" office:value="-0.00000999999999999997">
            <text:p>-0,00001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([.P6]^3)*[.K$22]+([.P6]^2)*[.K$2]+[.P6]*[.MK214]" office:value-type="float" office:value="0.00000419">
            <text:p>0,000s</text:p>
          </table:table-cell>
          <table:table-cell table:number-columns-repeated="33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7127">
            <text:p>17127</text:p>
          </table:table-cell>
          <table:table-cell office:value-type="float" office:value="10000">
            <text:p>10000</text:p>
          </table:table-cell>
          <table:table-cell office:value-type="float" office:value="4">
            <text:p>4 ms</text:p>
          </table:table-cell>
          <table:table-cell office:value-type="float" office:value="16">
            <text:p>16 ms</text:p>
          </table:table-cell>
          <table:table-cell table:style-name="ce1" office:value-type="float" office:value="10.5104">
            <text:p>10,5104 ms</text:p>
          </table:table-cell>
          <table:table-cell table:style-name="ce4" table:formula="of:=[.D7]/[.C7]" office:value-type="float" office:value="0.0004">
            <text:p>0ms</text:p>
          </table:table-cell>
          <table:table-cell table:style-name="ce5" table:formula="of:=[.E7]/[.C7]" office:value-type="float" office:value="0.0016">
            <text:p>0ms</text:p>
          </table:table-cell>
          <table:table-cell table:style-name="ce5" table:formula="of:=[.F7]/[.C7]" office:value-type="float" office:value="0.00105104">
            <text:p>0ms</text:p>
          </table:table-cell>
          <table:table-cell office:value-type="string">
            <text:p>OUI</text:p>
          </table:table-cell>
          <table:table-cell table:formula="of:=([.A7]^3)*[.K$22]+([.A7]^2)*[.K$23]+[.A7]*[.K$24]" office:value-type="float" office:value="0.001638">
            <text:p>0,001638</text:p>
          </table:table-cell>
          <table:table-cell table:formula="of:=[.H7]-[.K7]" office:value-type="float" office:value="-0.0000379999999999998">
            <text:p>-0,000038</text:p>
          </table:table-cell>
          <table:table-cell table:number-columns-repeated="3"/>
          <table:table-cell table:formula="of:=[.P6]+10" office:value-type="float" office:value="11">
            <text:p>11</text:p>
          </table:table-cell>
          <table:table-cell table:formula="of:=([.P7]^3)*[.K$22]+([.P7]^2)*[.K$2]+[.P7]*[.MK215]" office:value-type="float" office:value="0.00050699">
            <text:p>0,001s</text:p>
          </table:table-cell>
          <table:table-cell table:number-columns-repeated="33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4052">
            <text:p>4052</text:p>
          </table:table-cell>
          <table:table-cell office:value-type="float" office:value="10000">
            <text:p>10000</text:p>
          </table:table-cell>
          <table:table-cell office:value-type="float" office:value="36">
            <text:p>36 ms</text:p>
          </table:table-cell>
          <table:table-cell office:value-type="float" office:value="53">
            <text:p>53 ms</text:p>
          </table:table-cell>
          <table:table-cell table:style-name="ce1" office:value-type="float" office:value="44.4294">
            <text:p>44,4294 ms</text:p>
          </table:table-cell>
          <table:table-cell table:style-name="ce4" table:formula="of:=[.D8]/[.C8]" office:value-type="float" office:value="0.0036">
            <text:p>0ms</text:p>
          </table:table-cell>
          <table:table-cell table:style-name="ce5" table:formula="of:=[.E8]/[.C8]" office:value-type="float" office:value="0.0053">
            <text:p>0ms</text:p>
          </table:table-cell>
          <table:table-cell table:style-name="ce5" table:formula="of:=[.F8]/[.C8]" office:value-type="float" office:value="0.00444294">
            <text:p>0ms</text:p>
          </table:table-cell>
          <table:table-cell office:value-type="string">
            <text:p>OUI</text:p>
          </table:table-cell>
          <table:table-cell table:formula="of:=([.A8]^3)*[.K$22]+([.A8]^2)*[.K$23]+[.A8]*[.K$24]" office:value-type="float" office:value="0.006548">
            <text:p>0,006548</text:p>
          </table:table-cell>
          <table:table-cell table:formula="of:=[.H8]-[.K8]" office:value-type="float" office:value="-0.001248">
            <text:p>-0,001248</text:p>
          </table:table-cell>
          <table:table-cell table:number-columns-repeated="3"/>
          <table:table-cell table:formula="of:=[.P7]+10" office:value-type="float" office:value="21">
            <text:p>21</text:p>
          </table:table-cell>
          <table:table-cell table:formula="of:=([.P8]^3)*[.K$22]+([.P8]^2)*[.K$2]+[.P8]*[.MK216]" office:value-type="float" office:value="0.00184779">
            <text:p>0,002s</text:p>
          </table:table-cell>
          <table:table-cell table:number-columns-repeated="332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9656">
            <text:p>9656</text:p>
          </table:table-cell>
          <table:table-cell office:value-type="float" office:value="1000">
            <text:p>1000</text:p>
          </table:table-cell>
          <table:table-cell office:value-type="float" office:value="12">
            <text:p>12 ms</text:p>
          </table:table-cell>
          <table:table-cell office:value-type="float" office:value="24">
            <text:p>24 ms</text:p>
          </table:table-cell>
          <table:table-cell table:style-name="ce1" office:value-type="float" office:value="18.6421">
            <text:p>18,6421 ms</text:p>
          </table:table-cell>
          <table:table-cell table:style-name="ce4" table:formula="of:=[.D9]/[.C9]" office:value-type="float" office:value="0.012">
            <text:p>0ms</text:p>
          </table:table-cell>
          <table:table-cell table:style-name="ce5" table:formula="of:=[.E9]/[.C9]" office:value-type="float" office:value="0.024">
            <text:p>0ms</text:p>
          </table:table-cell>
          <table:table-cell table:style-name="ce5" table:formula="of:=[.F9]/[.C9]" office:value-type="float" office:value="0.0186421">
            <text:p>0ms</text:p>
          </table:table-cell>
          <table:table-cell office:value-type="string">
            <text:p>OUI</text:p>
          </table:table-cell>
          <table:table-cell table:formula="of:=([.A9]^3)*[.K$22]+([.A9]^2)*[.K$23]+[.A9]*[.K$24]" office:value-type="float" office:value="0.026184">
            <text:p>0,026184</text:p>
          </table:table-cell>
          <table:table-cell table:formula="of:=[.H9]-[.K9]" office:value-type="float" office:value="-0.002184">
            <text:p>-0,002184</text:p>
          </table:table-cell>
          <table:table-cell table:number-columns-repeated="3"/>
          <table:table-cell table:formula="of:=[.P8]+10" office:value-type="float" office:value="31">
            <text:p>31</text:p>
          </table:table-cell>
          <table:table-cell table:formula="of:=([.P9]^3)*[.K$22]+([.P9]^2)*[.K$2]+[.P9]*[.MK217]" office:value-type="float" office:value="0.00402659">
            <text:p>0,004s</text:p>
          </table:table-cell>
          <table:table-cell table:number-columns-repeated="33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6047">
            <text:p>6047</text:p>
          </table:table-cell>
          <table:table-cell office:value-type="float" office:value="1000">
            <text:p>1000</text:p>
          </table:table-cell>
          <table:table-cell office:value-type="float" office:value="24">
            <text:p>24 ms</text:p>
          </table:table-cell>
          <table:table-cell office:value-type="float" office:value="36">
            <text:p>36 ms</text:p>
          </table:table-cell>
          <table:table-cell table:style-name="ce1" office:value-type="float" office:value="29.7681">
            <text:p>29,7681 ms</text:p>
          </table:table-cell>
          <table:table-cell table:style-name="ce4" table:formula="of:=[.D10]/[.C10]" office:value-type="float" office:value="0.024">
            <text:p>0ms</text:p>
          </table:table-cell>
          <table:table-cell table:style-name="ce5" table:formula="of:=[.E10]/[.C10]" office:value-type="float" office:value="0.036">
            <text:p>0ms</text:p>
          </table:table-cell>
          <table:table-cell table:style-name="ce5" table:formula="of:=[.F10]/[.C10]" office:value-type="float" office:value="0.0297681">
            <text:p>0ms</text:p>
          </table:table-cell>
          <table:table-cell office:value-type="string">
            <text:p>OUI</text:p>
          </table:table-cell>
          <table:table-cell table:formula="of:=([.A10]^3)*[.K$22]+([.A10]^2)*[.K$23]+[.A10]*[.K$24]" office:value-type="float" office:value="0.04091">
            <text:p>0,04091</text:p>
          </table:table-cell>
          <table:table-cell table:formula="of:=[.H10]-[.K10]" office:value-type="float" office:value="-0.00491">
            <text:p>-0,00491</text:p>
          </table:table-cell>
          <table:table-cell table:number-columns-repeated="3"/>
          <table:table-cell table:formula="of:=[.P9]+10" office:value-type="float" office:value="41">
            <text:p>41</text:p>
          </table:table-cell>
          <table:table-cell table:formula="of:=([.P10]^3)*[.K$22]+([.P10]^2)*[.K$2]+[.P10]*[.MK218]" office:value-type="float" office:value="0.00704339">
            <text:p>0,007s</text:p>
          </table:table-cell>
          <table:table-cell table:number-columns-repeated="332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4385">
            <text:p>14385</text:p>
          </table:table-cell>
          <table:table-cell office:value-type="float" office:value="100">
            <text:p>100</text:p>
          </table:table-cell>
          <table:table-cell office:value-type="float" office:value="8">
            <text:p>8 ms</text:p>
          </table:table-cell>
          <table:table-cell office:value-type="float" office:value="17">
            <text:p>17 ms</text:p>
          </table:table-cell>
          <table:table-cell table:style-name="ce1" office:value-type="float" office:value="12.5134">
            <text:p>12,5134 ms</text:p>
          </table:table-cell>
          <table:table-cell table:style-name="ce4" table:formula="of:=[.D11]/[.C11]" office:value-type="float" office:value="0.08">
            <text:p>0ms</text:p>
          </table:table-cell>
          <table:table-cell table:style-name="ce5" table:formula="of:=[.E11]/[.C11]" office:value-type="float" office:value="0.17">
            <text:p>0ms</text:p>
          </table:table-cell>
          <table:table-cell table:style-name="ce5" table:formula="of:=[.F11]/[.C11]" office:value-type="float" office:value="0.125134">
            <text:p>0ms</text:p>
          </table:table-cell>
          <table:table-cell office:value-type="string">
            <text:p>OUI</text:p>
          </table:table-cell>
          <table:table-cell table:formula="of:=([.A11]^3)*[.K$22]+([.A11]^2)*[.K$23]+[.A11]*[.K$24]" office:value-type="float" office:value="0.16362">
            <text:p>0,16362</text:p>
          </table:table-cell>
          <table:table-cell table:formula="of:=[.H11]-[.K11]" office:value-type="float" office:value="0.00638000000000003">
            <text:p>0,00638</text:p>
          </table:table-cell>
          <table:table-cell table:number-columns-repeated="3"/>
          <table:table-cell table:formula="of:=[.P10]+10" office:value-type="float" office:value="51">
            <text:p>51</text:p>
          </table:table-cell>
          <table:table-cell table:formula="of:=([.P11]^3)*[.K$22]+([.P11]^2)*[.K$2]+[.P11]*[.MK219]" office:value-type="float" office:value="0.01089819">
            <text:p>0,011s</text:p>
          </table:table-cell>
          <table:table-cell table:number-columns-repeated="332"/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3512">
            <text:p>3512</text:p>
          </table:table-cell>
          <table:table-cell office:value-type="float" office:value="100">
            <text:p>100</text:p>
          </table:table-cell>
          <table:table-cell office:value-type="float" office:value="44">
            <text:p>44 ms</text:p>
          </table:table-cell>
          <table:table-cell office:value-type="float" office:value="57">
            <text:p>57 ms</text:p>
          </table:table-cell>
          <table:table-cell table:style-name="ce1" office:value-type="float" office:value="51.264">
            <text:p>51,264 ms</text:p>
          </table:table-cell>
          <table:table-cell table:style-name="ce4" table:formula="of:=[.D12]/[.C12]" office:value-type="float" office:value="0.44">
            <text:p>0ms</text:p>
          </table:table-cell>
          <table:table-cell table:style-name="ce5" table:formula="of:=[.E12]/[.C12]" office:value-type="float" office:value="0.57">
            <text:p>1ms</text:p>
          </table:table-cell>
          <table:table-cell table:style-name="ce5" table:formula="of:=[.F12]/[.C12]" office:value-type="float" office:value="0.51264">
            <text:p>1ms</text:p>
          </table:table-cell>
          <table:table-cell office:value-type="string">
            <text:p>OUI</text:p>
          </table:table-cell>
          <table:table-cell table:formula="of:=([.A12]^3)*[.K$22]+([.A12]^2)*[.K$23]+[.A12]*[.K$24]" office:value-type="float" office:value="0.65444">
            <text:p>0,65444</text:p>
          </table:table-cell>
          <table:table-cell table:formula="of:=[.H12]-[.K12]" office:value-type="float" office:value="-0.0844400000000001">
            <text:p>-0,08444</text:p>
          </table:table-cell>
          <table:table-cell office:value-type="string">
            <text:p>limite</text:p>
          </table:table-cell>
          <table:table-cell table:number-columns-repeated="2"/>
          <table:table-cell table:formula="of:=[.P11]+10" office:value-type="float" office:value="61">
            <text:p>61</text:p>
          </table:table-cell>
          <table:table-cell table:formula="of:=([.P12]^3)*[.K$22]+([.P12]^2)*[.K$2]+[.P12]*[.MK220]" office:value-type="float" office:value="0.01559099">
            <text:p>0,016s</text:p>
          </table:table-cell>
          <table:table-cell table:number-columns-repeated="332"/>
        </table:table-row>
        <table:table-row table:style-name="ro2">
          <table:table-cell office:value-type="float" office:value="800">
            <text:p>800</text:p>
          </table:table-cell>
          <table:table-cell office:value-type="float" office:value="8669">
            <text:p>8669</text:p>
          </table:table-cell>
          <table:table-cell office:value-type="float" office:value="10">
            <text:p>10</text:p>
          </table:table-cell>
          <table:table-cell office:value-type="float" office:value="16">
            <text:p>16 ms</text:p>
          </table:table-cell>
          <table:table-cell office:value-type="float" office:value="25">
            <text:p>25 ms</text:p>
          </table:table-cell>
          <table:table-cell table:style-name="ce1" office:value-type="float" office:value="20.764">
            <text:p>20,764 ms</text:p>
          </table:table-cell>
          <table:table-cell table:style-name="ce4" table:formula="of:=[.D13]/[.C13]" office:value-type="float" office:value="1.6">
            <text:p>2ms</text:p>
          </table:table-cell>
          <table:table-cell table:style-name="ce5" table:formula="of:=[.E13]/[.C13]" office:value-type="float" office:value="2.5">
            <text:p>3ms</text:p>
          </table:table-cell>
          <table:table-cell table:style-name="ce5" table:formula="of:=[.F13]/[.C13]" office:value-type="float" office:value="2.0764">
            <text:p>2ms</text:p>
          </table:table-cell>
          <table:table-cell office:value-type="string">
            <text:p>OUI</text:p>
          </table:table-cell>
          <table:table-cell table:formula="of:=([.A13]^3)*[.K$22]+([.A13]^2)*[.K$23]+[.A13]*[.K$24]" office:value-type="float" office:value="2.61768">
            <text:p>2,61768</text:p>
          </table:table-cell>
          <table:table-cell table:formula="of:=[.H13]-[.K13]" office:value-type="float" office:value="-0.11768">
            <text:p>-0,11768</text:p>
          </table:table-cell>
          <table:table-cell table:number-columns-repeated="3"/>
          <table:table-cell table:formula="of:=[.P12]+10" office:value-type="float" office:value="71">
            <text:p>71</text:p>
          </table:table-cell>
          <table:table-cell table:formula="of:=([.P13]^3)*[.K$22]+([.P13]^2)*[.K$2]+[.P13]*[.MK221]" office:value-type="float" office:value="0.02112179">
            <text:p>0,021s</text:p>
          </table:table-cell>
          <table:table-cell table:number-columns-repeated="332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5530">
            <text:p>5530</text:p>
          </table:table-cell>
          <table:table-cell office:value-type="float" office:value="10">
            <text:p>10</text:p>
          </table:table-cell>
          <table:table-cell office:value-type="float" office:value="28">
            <text:p>28 ms</text:p>
          </table:table-cell>
          <table:table-cell office:value-type="float" office:value="37">
            <text:p>37 ms</text:p>
          </table:table-cell>
          <table:table-cell table:style-name="ce1" office:value-type="float" office:value="32.5497">
            <text:p>32,5497 ms</text:p>
          </table:table-cell>
          <table:table-cell table:style-name="ce4" table:formula="of:=[.D14]/[.C14]" office:value-type="float" office:value="2.8">
            <text:p>3ms</text:p>
          </table:table-cell>
          <table:table-cell table:style-name="ce5" table:formula="of:=[.E14]/[.C14]" office:value-type="float" office:value="3.7">
            <text:p>4ms</text:p>
          </table:table-cell>
          <table:table-cell table:style-name="ce5" table:formula="of:=[.F14]/[.C14]" office:value-type="float" office:value="3.25497">
            <text:p>3ms</text:p>
          </table:table-cell>
          <table:table-cell office:value-type="string">
            <text:p>OUI</text:p>
          </table:table-cell>
          <table:table-cell table:formula="of:=([.A14]^3)*[.K$22]+([.A14]^2)*[.K$23]+[.A14]*[.K$24]" office:value-type="float" office:value="4.0901">
            <text:p>4,0901</text:p>
          </table:table-cell>
          <table:table-cell table:formula="of:=[.H14]-[.K14]" office:value-type="float" office:value="-0.390099999999999">
            <text:p>-0,3901</text:p>
          </table:table-cell>
          <table:table-cell table:number-columns-repeated="3"/>
          <table:table-cell table:formula="of:=[.P13]+10" office:value-type="float" office:value="81">
            <text:p>81</text:p>
          </table:table-cell>
          <table:table-cell table:formula="of:=([.P14]^3)*[.K$22]+([.P14]^2)*[.K$2]+[.P14]*[.MK222]" office:value-type="float" office:value="0.02749059">
            <text:p>0,027s</text:p>
          </table:table-cell>
          <table:table-cell table:number-columns-repeated="332"/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10583">
            <text:p>10583</text:p>
          </table:table-cell>
          <table:table-cell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9">
            <text:p>29</text:p>
          </table:table-cell>
          <table:table-cell table:style-name="ce1" office:value-type="float" office:value="17.0089">
            <text:p>17,0089 ms</text:p>
          </table:table-cell>
          <table:table-cell table:style-name="ce4" table:formula="of:=[.D15]/[.C15]" office:value-type="float" office:value="0">
            <text:p>0ms</text:p>
          </table:table-cell>
          <table:table-cell table:style-name="ce5" table:formula="of:=[.E15]/[.C15]" office:value-type="float" office:value="29">
            <text:p>29ms</text:p>
          </table:table-cell>
          <table:table-cell table:style-name="ce5" table:formula="of:=[.F15]/[.C15]" office:value-type="float" office:value="17.0089">
            <text:p>17ms</text:p>
          </table:table-cell>
          <table:table-cell office:value-type="string">
            <text:p>OUI</text:p>
          </table:table-cell>
          <table:table-cell table:formula="of:=([.A15]^3)*[.K$22]+([.A15]^2)*[.K$23]+[.A15]*[.K$24]" office:value-type="float" office:value="16.3602">
            <text:p>16,3602</text:p>
          </table:table-cell>
          <table:table-cell table:formula="of:=[.H15]-[.K15]" office:value-type="float" office:value="12.6398">
            <text:p>12,6398</text:p>
          </table:table-cell>
          <table:table-cell table:number-columns-repeated="3"/>
          <table:table-cell table:formula="of:=[.P14]+10" office:value-type="float" office:value="91">
            <text:p>91</text:p>
          </table:table-cell>
          <table:table-cell table:formula="of:=([.P15]^3)*[.K$22]+([.P15]^2)*[.K$2]+[.P15]*[.MK223]" office:value-type="float" office:value="0.03469739">
            <text:p>0,035s</text:p>
          </table:table-cell>
          <table:table-cell table:number-columns-repeated="332"/>
        </table:table-row>
        <table:table-row table:style-name="ro2">
          <table:table-cell office:value-type="float" office:value="4000">
            <text:p>4000</text:p>
          </table:table-cell>
          <table:table-cell office:value-type="float" office:value="2800">
            <text:p>2800</text:p>
          </table:table-cell>
          <table:table-cell office:value-type="float" office:value="1">
            <text:p>1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92">
            <text:p>92</text:p>
          </table:table-cell>
          <table:table-cell table:style-name="ce1" office:value-type="float" office:value="64.2868">
            <text:p>64,2868 ms</text:p>
          </table:table-cell>
          <table:table-cell table:style-name="ce4" table:formula="of:=[.D16]/[.C16]" office:value-type="float" office:value="36">
            <text:p>36ms</text:p>
          </table:table-cell>
          <table:table-cell table:style-name="ce5" table:formula="of:=[.E16]/[.C16]" office:value-type="float" office:value="92">
            <text:p>92ms</text:p>
          </table:table-cell>
          <table:table-cell table:style-name="ce5" table:formula="of:=[.F16]/[.C16]" office:value-type="float" office:value="64.2868">
            <text:p>64ms</text:p>
          </table:table-cell>
          <table:table-cell office:value-type="string">
            <text:p>OUI</text:p>
          </table:table-cell>
          <table:table-cell table:formula="of:=([.A16]^3)*[.K$22]+([.A16]^2)*[.K$23]+[.A16]*[.K$24]" office:value-type="float" office:value="65.4404">
            <text:p>65,4404</text:p>
          </table:table-cell>
          <table:table-cell table:formula="of:=[.H16]-[.K16]" office:value-type="float" office:value="26.5596">
            <text:p>26,5596</text:p>
          </table:table-cell>
          <table:table-cell table:number-columns-repeated="3"/>
          <table:table-cell table:formula="of:=[.P15]+10" office:value-type="float" office:value="101">
            <text:p>101</text:p>
          </table:table-cell>
          <table:table-cell table:formula="of:=([.P16]^3)*[.K$22]+([.P16]^2)*[.K$2]+[.P16]*[.MK224]" office:value-type="float" office:value="0.04274219">
            <text:p>0,043s</text:p>
          </table:table-cell>
          <table:table-cell table:number-columns-repeated="332"/>
        </table:table-row>
        <table:table-row table:style-name="ro2">
          <table:table-cell office:value-type="float" office:value="8000">
            <text:p>8000</text:p>
          </table:table-cell>
          <table:table-cell office:value-type="float" office:value="721">
            <text:p>721</text:p>
          </table:table-cell>
          <table:table-cell office:value-type="float" office:value="1">
            <text:p>1</text:p>
          </table:table-cell>
          <table:table-cell table:style-name="Default" office:value-type="float" office:value="161">
            <text:p>161</text:p>
          </table:table-cell>
          <table:table-cell table:style-name="Default" office:value-type="float" office:value="293">
            <text:p>293</text:p>
          </table:table-cell>
          <table:table-cell table:style-name="ce1" office:value-type="float" office:value="249.953">
            <text:p>249,953 ms</text:p>
          </table:table-cell>
          <table:table-cell table:style-name="ce4" table:formula="of:=[.D17]/[.C17]" office:value-type="float" office:value="161">
            <text:p>161ms</text:p>
          </table:table-cell>
          <table:table-cell table:style-name="ce5" table:formula="of:=[.E17]/[.C17]" office:value-type="float" office:value="293">
            <text:p>293ms</text:p>
          </table:table-cell>
          <table:table-cell table:style-name="ce5" table:formula="of:=[.F17]/[.C17]" office:value-type="float" office:value="249.953">
            <text:p>250ms</text:p>
          </table:table-cell>
          <table:table-cell office:value-type="string">
            <text:p>OUI</text:p>
          </table:table-cell>
          <table:table-cell table:formula="of:=([.A17]^3)*[.K$22]+([.A17]^2)*[.K$23]+[.A17]*[.K$24]" office:value-type="float" office:value="261.7608">
            <text:p>261,7608</text:p>
          </table:table-cell>
          <table:table-cell table:formula="of:=[.H17]-[.K17]" office:value-type="float" office:value="31.2392">
            <text:p>31,2392</text:p>
          </table:table-cell>
          <table:table-cell table:number-columns-repeated="3"/>
          <table:table-cell table:formula="of:=[.P16]+10" office:value-type="float" office:value="111">
            <text:p>111</text:p>
          </table:table-cell>
          <table:table-cell table:formula="of:=([.P17]^3)*[.K$22]+([.P17]^2)*[.K$2]+[.P17]*[.MK225]" office:value-type="float" office:value="0.05162499">
            <text:p>0,052s</text:p>
          </table:table-cell>
          <table:table-cell table:number-columns-repeated="332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464">
            <text:p>464</text:p>
          </table:table-cell>
          <table:table-cell office:value-type="float" office:value="1">
            <text:p>1</text:p>
          </table:table-cell>
          <table:table-cell table:style-name="Default" office:value-type="float" office:value="325">
            <text:p>325</text:p>
          </table:table-cell>
          <table:table-cell table:style-name="Default" office:value-type="float" office:value="445">
            <text:p>445</text:p>
          </table:table-cell>
          <table:table-cell table:style-name="ce1" office:value-type="float" office:value="388.56">
            <text:p>388,56 ms</text:p>
          </table:table-cell>
          <table:table-cell table:style-name="ce4" table:formula="of:=[.D18]/[.C18]" office:value-type="float" office:value="325">
            <text:p>325ms</text:p>
          </table:table-cell>
          <table:table-cell table:style-name="ce5" table:formula="of:=[.E18]/[.C18]" office:value-type="float" office:value="445">
            <text:p>445ms</text:p>
          </table:table-cell>
          <table:table-cell table:style-name="ce5" table:formula="of:=[.F18]/[.C18]" office:value-type="float" office:value="388.56">
            <text:p>389ms</text:p>
          </table:table-cell>
          <table:table-cell office:value-type="string">
            <text:p>OUI</text:p>
          </table:table-cell>
          <table:table-cell table:formula="of:=([.A18]^3)*[.K$22]+([.A18]^2)*[.K$23]+[.A18]*[.K$24]" office:value-type="float" office:value="409.001">
            <text:p>409,001</text:p>
          </table:table-cell>
          <table:table-cell table:formula="of:=[.H18]-[.K18]" office:value-type="float" office:value="35.999">
            <text:p>35,999</text:p>
          </table:table-cell>
          <table:table-cell table:number-columns-repeated="3"/>
          <table:table-cell table:formula="of:=[.P17]+10" office:value-type="float" office:value="121">
            <text:p>121</text:p>
          </table:table-cell>
          <table:table-cell table:formula="of:=([.P18]^3)*[.K$22]+([.P18]^2)*[.K$2]+[.P18]*[.MK226]" office:value-type="float" office:value="0.06134579">
            <text:p>0,061s</text:p>
          </table:table-cell>
          <table:table-cell table:number-columns-repeated="332"/>
        </table:table-row>
        <table:table-row table:style-name="ro2">
          <table:table-cell office:value-type="float" office:value="20000">
            <text:p>20000</text:p>
          </table:table-cell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 office:value-type="float" office:value="1448">
            <text:p>1448 ms</text:p>
          </table:table-cell>
          <table:table-cell office:value-type="float" office:value="1653">
            <text:p>1653 ms</text:p>
          </table:table-cell>
          <table:table-cell table:style-name="ce1" office:value-type="float" office:value="1543.35">
            <text:p>1543,35 ms</text:p>
          </table:table-cell>
          <table:table-cell table:style-name="ce4" table:formula="of:=[.D19]/[.C19]" office:value-type="float" office:value="1448">
            <text:p>1448ms</text:p>
          </table:table-cell>
          <table:table-cell table:style-name="ce5" table:formula="of:=[.E19]/[.C19]" office:value-type="float" office:value="1653">
            <text:p>1653ms</text:p>
          </table:table-cell>
          <table:table-cell table:style-name="ce5" table:formula="of:=[.F19]/[.C19]" office:value-type="float" office:value="1543.35">
            <text:p>1543ms</text:p>
          </table:table-cell>
          <table:table-cell office:value-type="string">
            <text:p>OUI</text:p>
          </table:table-cell>
          <table:table-cell table:formula="of:=([.A19]^3)*[.K$22]+([.A19]^2)*[.K$23]+[.A19]*[.K$24]" office:value-type="float" office:value="1636.002">
            <text:p>1636,002</text:p>
          </table:table-cell>
          <table:table-cell table:formula="of:=[.H19]-[.K19]" office:value-type="float" office:value="16.998">
            <text:p>16,998</text:p>
          </table:table-cell>
          <table:table-cell table:number-columns-repeated="3"/>
          <table:table-cell table:formula="of:=[.P18]+10" office:value-type="float" office:value="131">
            <text:p>131</text:p>
          </table:table-cell>
          <table:table-cell table:formula="of:=([.P19]^3)*[.K$22]+([.P19]^2)*[.K$2]+[.P19]*[.MK227]" office:value-type="float" office:value="0.07190459">
            <text:p>0,072s</text:p>
          </table:table-cell>
          <table:table-cell table:number-columns-repeated="332"/>
        </table:table-row>
        <table:table-row table:style-name="ro2">
          <table:table-cell office:value-type="float" office:value="40000">
            <text:p>40000</text:p>
          </table:table-cell>
          <table:table-cell office:value-type="string">
            <text:p>ERREUR MEMOIRE</text:p>
          </table:table-cell>
          <table:table-cell table:number-columns-repeated="13"/>
          <table:table-cell table:formula="of:=[.P19]+10" office:value-type="float" office:value="141">
            <text:p>141</text:p>
          </table:table-cell>
          <table:table-cell table:formula="of:=([.P20]^3)*[.K$22]+([.P20]^2)*[.K$2]+[.P20]*[.MK228]" office:value-type="float" office:value="0.08330139">
            <text:p>0,083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20]+10" office:value-type="float" office:value="151">
            <text:p>151</text:p>
          </table:table-cell>
          <table:table-cell table:formula="of:=([.P21]^3)*[.K$22]+([.P21]^2)*[.K$2]+[.P21]*[.MK229]" office:value-type="float" office:value="0.09553619">
            <text:p>0,096s</text:p>
          </table:table-cell>
          <table:table-cell table:number-columns-repeated="332"/>
        </table:table-row>
        <table:table-row table:style-name="ro2">
          <table:table-cell table:number-columns-repeated="9"/>
          <table:table-cell table:style-name="ce6" office:value-type="string">
            <text:p>ALPHA</text:p>
          </table:table-cell>
          <table:table-cell table:style-name="ce7" office:value-type="float" office:value="0">
            <text:p>0,00E+000</text:p>
          </table:table-cell>
          <table:table-cell table:number-columns-repeated="4"/>
          <table:table-cell table:formula="of:=[.P21]+10" office:value-type="float" office:value="161">
            <text:p>161</text:p>
          </table:table-cell>
          <table:table-cell table:formula="of:=([.P22]^3)*[.K$22]+([.P22]^2)*[.K$2]+[.P22]*[.MK230]" office:value-type="float" office:value="0.10860899">
            <text:p>0,109s</text:p>
          </table:table-cell>
          <table:table-cell table:number-columns-repeated="332"/>
        </table:table-row>
        <table:table-row table:style-name="ro2">
          <table:table-cell table:number-columns-repeated="9"/>
          <table:table-cell table:style-name="ce6" office:value-type="string">
            <text:p>BETA</text:p>
          </table:table-cell>
          <table:table-cell table:style-name="ce7" office:value-type="float" office:value="0.00000409">
            <text:p>4,09E-006</text:p>
          </table:table-cell>
          <table:table-cell table:number-columns-repeated="4"/>
          <table:table-cell table:formula="of:=[.P22]+10" office:value-type="float" office:value="171">
            <text:p>171</text:p>
          </table:table-cell>
          <table:table-cell table:formula="of:=([.P23]^3)*[.K$22]+([.P23]^2)*[.K$2]+[.P23]*[.MK231]" office:value-type="float" office:value="0.12251979">
            <text:p>0,123s</text:p>
          </table:table-cell>
          <table:table-cell table:number-columns-repeated="332"/>
        </table:table-row>
        <table:table-row table:style-name="ro2">
          <table:table-cell table:number-columns-repeated="9"/>
          <table:table-cell table:style-name="ce6" office:value-type="string">
            <text:p>GAMMA</text:p>
          </table:table-cell>
          <table:table-cell table:style-name="ce7" office:value-type="float" office:value="0.0000001">
            <text:p>1,00E-007</text:p>
          </table:table-cell>
          <table:table-cell table:number-columns-repeated="4"/>
          <table:table-cell table:formula="of:=[.P23]+10" office:value-type="float" office:value="181">
            <text:p>181</text:p>
          </table:table-cell>
          <table:table-cell table:formula="of:=([.P24]^3)*[.K$22]+([.P24]^2)*[.K$2]+[.P24]*[.MK232]" office:value-type="float" office:value="0.13726859">
            <text:p>0,137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24]+10" office:value-type="float" office:value="191">
            <text:p>191</text:p>
          </table:table-cell>
          <table:table-cell table:formula="of:=([.P25]^3)*[.K$22]+([.P25]^2)*[.K$2]+[.P25]*[.MK233]" office:value-type="float" office:value="0.15285539">
            <text:p>0,153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25]+10" office:value-type="float" office:value="201">
            <text:p>201</text:p>
          </table:table-cell>
          <table:table-cell table:formula="of:=([.P26]^3)*[.K$22]+([.P26]^2)*[.K$2]+[.P26]*[.MK234]" office:value-type="float" office:value="0.16928019">
            <text:p>0,169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26]+10" office:value-type="float" office:value="211">
            <text:p>211</text:p>
          </table:table-cell>
          <table:table-cell table:formula="of:=([.P27]^3)*[.K$22]+([.P27]^2)*[.K$2]+[.P27]*[.MK235]" office:value-type="float" office:value="0.18654299">
            <text:p>0,187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27]+10" office:value-type="float" office:value="221">
            <text:p>221</text:p>
          </table:table-cell>
          <table:table-cell table:formula="of:=([.P28]^3)*[.K$22]+([.P28]^2)*[.K$2]+[.P28]*[.MK236]" office:value-type="float" office:value="0.20464379">
            <text:p>0,205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28]+10" office:value-type="float" office:value="231">
            <text:p>231</text:p>
          </table:table-cell>
          <table:table-cell table:formula="of:=([.P29]^3)*[.K$22]+([.P29]^2)*[.K$2]+[.P29]*[.MK237]" office:value-type="float" office:value="0.22358259">
            <text:p>0,224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29]+10" office:value-type="float" office:value="241">
            <text:p>241</text:p>
          </table:table-cell>
          <table:table-cell table:formula="of:=([.P30]^3)*[.K$22]+([.P30]^2)*[.K$2]+[.P30]*[.MK238]" office:value-type="float" office:value="0.24335939">
            <text:p>0,243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30]+10" office:value-type="float" office:value="251">
            <text:p>251</text:p>
          </table:table-cell>
          <table:table-cell table:formula="of:=([.P31]^3)*[.K$22]+([.P31]^2)*[.K$2]+[.P31]*[.MK239]" office:value-type="float" office:value="0.26397419">
            <text:p>0,264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31]+10" office:value-type="float" office:value="261">
            <text:p>261</text:p>
          </table:table-cell>
          <table:table-cell table:formula="of:=([.P32]^3)*[.K$22]+([.P32]^2)*[.K$2]+[.P32]*[.MK240]" office:value-type="float" office:value="0.28542699">
            <text:p>0,285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32]+10" office:value-type="float" office:value="271">
            <text:p>271</text:p>
          </table:table-cell>
          <table:table-cell table:formula="of:=([.P33]^3)*[.K$22]+([.P33]^2)*[.K$2]+[.P33]*[.MK241]" office:value-type="float" office:value="0.30771779">
            <text:p>0,308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33]+10" office:value-type="float" office:value="281">
            <text:p>281</text:p>
          </table:table-cell>
          <table:table-cell table:formula="of:=([.P34]^3)*[.K$22]+([.P34]^2)*[.K$2]+[.P34]*[.MK242]" office:value-type="float" office:value="0.33084659">
            <text:p>0,331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34]+10" office:value-type="float" office:value="291">
            <text:p>291</text:p>
          </table:table-cell>
          <table:table-cell table:formula="of:=([.P35]^3)*[.K$22]+([.P35]^2)*[.K$2]+[.P35]*[.MK243]" office:value-type="float" office:value="0.35481339">
            <text:p>0,355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35]+10" office:value-type="float" office:value="301">
            <text:p>301</text:p>
          </table:table-cell>
          <table:table-cell table:formula="of:=([.P36]^3)*[.K$22]+([.P36]^2)*[.K$2]+[.P36]*[.MK244]" office:value-type="float" office:value="0.37961819">
            <text:p>0,380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36]+10" office:value-type="float" office:value="311">
            <text:p>311</text:p>
          </table:table-cell>
          <table:table-cell table:formula="of:=([.P37]^3)*[.K$22]+([.P37]^2)*[.K$2]+[.P37]*[.MK245]" office:value-type="float" office:value="0.40526099">
            <text:p>0,405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37]+10" office:value-type="float" office:value="321">
            <text:p>321</text:p>
          </table:table-cell>
          <table:table-cell table:formula="of:=([.P38]^3)*[.K$22]+([.P38]^2)*[.K$2]+[.P38]*[.MK246]" office:value-type="float" office:value="0.43174179">
            <text:p>0,432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38]+10" office:value-type="float" office:value="331">
            <text:p>331</text:p>
          </table:table-cell>
          <table:table-cell table:formula="of:=([.P39]^3)*[.K$22]+([.P39]^2)*[.K$2]+[.P39]*[.MK247]" office:value-type="float" office:value="0.45906059">
            <text:p>0,459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39]+10" office:value-type="float" office:value="341">
            <text:p>341</text:p>
          </table:table-cell>
          <table:table-cell table:formula="of:=([.P40]^3)*[.K$22]+([.P40]^2)*[.K$2]+[.P40]*[.MK248]" office:value-type="float" office:value="0.48721739">
            <text:p>0,487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40]+10" office:value-type="float" office:value="351">
            <text:p>351</text:p>
          </table:table-cell>
          <table:table-cell table:formula="of:=([.P41]^3)*[.K$22]+([.P41]^2)*[.K$2]+[.P41]*[.MK249]" office:value-type="float" office:value="0.51621219">
            <text:p>0,516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41]+10" office:value-type="float" office:value="361">
            <text:p>361</text:p>
          </table:table-cell>
          <table:table-cell table:formula="of:=([.P42]^3)*[.K$22]+([.P42]^2)*[.K$2]+[.P42]*[.MK250]" office:value-type="float" office:value="0.54604499">
            <text:p>0,546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42]+10" office:value-type="float" office:value="371">
            <text:p>371</text:p>
          </table:table-cell>
          <table:table-cell table:formula="of:=([.P43]^3)*[.K$22]+([.P43]^2)*[.K$2]+[.P43]*[.MK251]" office:value-type="float" office:value="0.57671579">
            <text:p>0,577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43]+10" office:value-type="float" office:value="381">
            <text:p>381</text:p>
          </table:table-cell>
          <table:table-cell table:formula="of:=([.P44]^3)*[.K$22]+([.P44]^2)*[.K$2]+[.P44]*[.MK252]" office:value-type="float" office:value="0.60822459">
            <text:p>0,608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44]+10" office:value-type="float" office:value="391">
            <text:p>391</text:p>
          </table:table-cell>
          <table:table-cell table:formula="of:=([.P45]^3)*[.K$22]+([.P45]^2)*[.K$2]+[.P45]*[.MK253]" office:value-type="float" office:value="0.64057139">
            <text:p>0,641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45]+10" office:value-type="float" office:value="401">
            <text:p>401</text:p>
          </table:table-cell>
          <table:table-cell table:formula="of:=([.P46]^3)*[.K$22]+([.P46]^2)*[.K$2]+[.P46]*[.MK254]" office:value-type="float" office:value="0.67375619">
            <text:p>0,674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46]+10" office:value-type="float" office:value="411">
            <text:p>411</text:p>
          </table:table-cell>
          <table:table-cell table:formula="of:=([.P47]^3)*[.K$22]+([.P47]^2)*[.K$2]+[.P47]*[.MK255]" office:value-type="float" office:value="0.70777899">
            <text:p>0,708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47]+10" office:value-type="float" office:value="421">
            <text:p>421</text:p>
          </table:table-cell>
          <table:table-cell table:formula="of:=([.P48]^3)*[.K$22]+([.P48]^2)*[.K$2]+[.P48]*[.MK256]" office:value-type="float" office:value="0.74263979">
            <text:p>0,743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48]+10" office:value-type="float" office:value="431">
            <text:p>431</text:p>
          </table:table-cell>
          <table:table-cell table:formula="of:=([.P49]^3)*[.K$22]+([.P49]^2)*[.K$2]+[.P49]*[.MK257]" office:value-type="float" office:value="0.77833859">
            <text:p>0,778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49]+10" office:value-type="float" office:value="441">
            <text:p>441</text:p>
          </table:table-cell>
          <table:table-cell table:formula="of:=([.P50]^3)*[.K$22]+([.P50]^2)*[.K$2]+[.P50]*[.MK258]" office:value-type="float" office:value="0.81487539">
            <text:p>0,815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50]+10" office:value-type="float" office:value="451">
            <text:p>451</text:p>
          </table:table-cell>
          <table:table-cell table:formula="of:=([.P51]^3)*[.K$22]+([.P51]^2)*[.K$2]+[.P51]*[.MK259]" office:value-type="float" office:value="0.85225019">
            <text:p>0,852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51]+10" office:value-type="float" office:value="461">
            <text:p>461</text:p>
          </table:table-cell>
          <table:table-cell table:formula="of:=([.P52]^3)*[.K$22]+([.P52]^2)*[.K$2]+[.P52]*[.MK260]" office:value-type="float" office:value="0.89046299">
            <text:p>0,890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52]+10" office:value-type="float" office:value="471">
            <text:p>471</text:p>
          </table:table-cell>
          <table:table-cell table:formula="of:=([.P53]^3)*[.K$22]+([.P53]^2)*[.K$2]+[.P53]*[.MK261]" office:value-type="float" office:value="0.92951379">
            <text:p>0,930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53]+10" office:value-type="float" office:value="481">
            <text:p>481</text:p>
          </table:table-cell>
          <table:table-cell table:formula="of:=([.P54]^3)*[.K$22]+([.P54]^2)*[.K$2]+[.P54]*[.MK262]" office:value-type="float" office:value="0.96940259">
            <text:p>0,969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54]+10" office:value-type="float" office:value="491">
            <text:p>491</text:p>
          </table:table-cell>
          <table:table-cell table:formula="of:=([.P55]^3)*[.K$22]+([.P55]^2)*[.K$2]+[.P55]*[.MK263]" office:value-type="float" office:value="1.01012939">
            <text:p>1,010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55]+10" office:value-type="float" office:value="501">
            <text:p>501</text:p>
          </table:table-cell>
          <table:table-cell table:formula="of:=([.P56]^3)*[.K$22]+([.P56]^2)*[.K$2]+[.P56]*[.MK264]" office:value-type="float" office:value="1.05169419">
            <text:p>1,052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56]+10" office:value-type="float" office:value="511">
            <text:p>511</text:p>
          </table:table-cell>
          <table:table-cell table:formula="of:=([.P57]^3)*[.K$22]+([.P57]^2)*[.K$2]+[.P57]*[.MK265]" office:value-type="float" office:value="1.09409699">
            <text:p>1,094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57]+10" office:value-type="float" office:value="521">
            <text:p>521</text:p>
          </table:table-cell>
          <table:table-cell table:formula="of:=([.P58]^3)*[.K$22]+([.P58]^2)*[.K$2]+[.P58]*[.MK266]" office:value-type="float" office:value="1.13733779">
            <text:p>1,137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58]+10" office:value-type="float" office:value="531">
            <text:p>531</text:p>
          </table:table-cell>
          <table:table-cell table:formula="of:=([.P59]^3)*[.K$22]+([.P59]^2)*[.K$2]+[.P59]*[.MK267]" office:value-type="float" office:value="1.18141659">
            <text:p>1,181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59]+10" office:value-type="float" office:value="541">
            <text:p>541</text:p>
          </table:table-cell>
          <table:table-cell table:formula="of:=([.P60]^3)*[.K$22]+([.P60]^2)*[.K$2]+[.P60]*[.MK268]" office:value-type="float" office:value="1.22633339">
            <text:p>1,226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60]+10" office:value-type="float" office:value="551">
            <text:p>551</text:p>
          </table:table-cell>
          <table:table-cell table:formula="of:=([.P61]^3)*[.K$22]+([.P61]^2)*[.K$2]+[.P61]*[.MK269]" office:value-type="float" office:value="1.27208819">
            <text:p>1,272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61]+10" office:value-type="float" office:value="561">
            <text:p>561</text:p>
          </table:table-cell>
          <table:table-cell table:formula="of:=([.P62]^3)*[.K$22]+([.P62]^2)*[.K$2]+[.P62]*[.MK270]" office:value-type="float" office:value="1.31868099">
            <text:p>1,319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62]+10" office:value-type="float" office:value="571">
            <text:p>571</text:p>
          </table:table-cell>
          <table:table-cell table:formula="of:=([.P63]^3)*[.K$22]+([.P63]^2)*[.K$2]+[.P63]*[.MK271]" office:value-type="float" office:value="1.36611179">
            <text:p>1,366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63]+10" office:value-type="float" office:value="581">
            <text:p>581</text:p>
          </table:table-cell>
          <table:table-cell table:formula="of:=([.P64]^3)*[.K$22]+([.P64]^2)*[.K$2]+[.P64]*[.MK272]" office:value-type="float" office:value="1.41438059">
            <text:p>1,414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64]+10" office:value-type="float" office:value="591">
            <text:p>591</text:p>
          </table:table-cell>
          <table:table-cell table:formula="of:=([.P65]^3)*[.K$22]+([.P65]^2)*[.K$2]+[.P65]*[.MK273]" office:value-type="float" office:value="1.46348739">
            <text:p>1,463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65]+10" office:value-type="float" office:value="601">
            <text:p>601</text:p>
          </table:table-cell>
          <table:table-cell table:formula="of:=([.P66]^3)*[.K$22]+([.P66]^2)*[.K$2]+[.P66]*[.MK274]" office:value-type="float" office:value="1.51343219">
            <text:p>1,513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66]+10" office:value-type="float" office:value="611">
            <text:p>611</text:p>
          </table:table-cell>
          <table:table-cell table:formula="of:=([.P67]^3)*[.K$22]+([.P67]^2)*[.K$2]+[.P67]*[.MK275]" office:value-type="float" office:value="1.56421499">
            <text:p>1,564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67]+10" office:value-type="float" office:value="621">
            <text:p>621</text:p>
          </table:table-cell>
          <table:table-cell table:formula="of:=([.P68]^3)*[.K$22]+([.P68]^2)*[.K$2]+[.P68]*[.MK276]" office:value-type="float" office:value="1.61583579">
            <text:p>1,616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68]+10" office:value-type="float" office:value="631">
            <text:p>631</text:p>
          </table:table-cell>
          <table:table-cell table:formula="of:=([.P69]^3)*[.K$22]+([.P69]^2)*[.K$2]+[.P69]*[.MK277]" office:value-type="float" office:value="1.66829459">
            <text:p>1,668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69]+10" office:value-type="float" office:value="641">
            <text:p>641</text:p>
          </table:table-cell>
          <table:table-cell table:formula="of:=([.P70]^3)*[.K$22]+([.P70]^2)*[.K$2]+[.P70]*[.MK278]" office:value-type="float" office:value="1.72159139">
            <text:p>1,722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70]+10" office:value-type="float" office:value="651">
            <text:p>651</text:p>
          </table:table-cell>
          <table:table-cell table:formula="of:=([.P71]^3)*[.K$22]+([.P71]^2)*[.K$2]+[.P71]*[.MK279]" office:value-type="float" office:value="1.77572619">
            <text:p>1,776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71]+10" office:value-type="float" office:value="661">
            <text:p>661</text:p>
          </table:table-cell>
          <table:table-cell table:formula="of:=([.P72]^3)*[.K$22]+([.P72]^2)*[.K$2]+[.P72]*[.MK280]" office:value-type="float" office:value="1.83069899">
            <text:p>1,831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72]+10" office:value-type="float" office:value="671">
            <text:p>671</text:p>
          </table:table-cell>
          <table:table-cell table:formula="of:=([.P73]^3)*[.K$22]+([.P73]^2)*[.K$2]+[.P73]*[.MK281]" office:value-type="float" office:value="1.88650979">
            <text:p>1,887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73]+10" office:value-type="float" office:value="681">
            <text:p>681</text:p>
          </table:table-cell>
          <table:table-cell table:formula="of:=([.P74]^3)*[.K$22]+([.P74]^2)*[.K$2]+[.P74]*[.MK282]" office:value-type="float" office:value="1.94315859">
            <text:p>1,943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74]+10" office:value-type="float" office:value="691">
            <text:p>691</text:p>
          </table:table-cell>
          <table:table-cell table:formula="of:=([.P75]^3)*[.K$22]+([.P75]^2)*[.K$2]+[.P75]*[.MK283]" office:value-type="float" office:value="2.00064539">
            <text:p>2,001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75]+10" office:value-type="float" office:value="701">
            <text:p>701</text:p>
          </table:table-cell>
          <table:table-cell table:formula="of:=([.P76]^3)*[.K$22]+([.P76]^2)*[.K$2]+[.P76]*[.MK284]" office:value-type="float" office:value="2.05897019">
            <text:p>2,059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76]+10" office:value-type="float" office:value="711">
            <text:p>711</text:p>
          </table:table-cell>
          <table:table-cell table:formula="of:=([.P77]^3)*[.K$22]+([.P77]^2)*[.K$2]+[.P77]*[.MK285]" office:value-type="float" office:value="2.11813299">
            <text:p>2,118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77]+10" office:value-type="float" office:value="721">
            <text:p>721</text:p>
          </table:table-cell>
          <table:table-cell table:formula="of:=([.P78]^3)*[.K$22]+([.P78]^2)*[.K$2]+[.P78]*[.MK286]" office:value-type="float" office:value="2.17813379">
            <text:p>2,178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78]+10" office:value-type="float" office:value="731">
            <text:p>731</text:p>
          </table:table-cell>
          <table:table-cell table:formula="of:=([.P79]^3)*[.K$22]+([.P79]^2)*[.K$2]+[.P79]*[.MK287]" office:value-type="float" office:value="2.23897259">
            <text:p>2,239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79]+10" office:value-type="float" office:value="741">
            <text:p>741</text:p>
          </table:table-cell>
          <table:table-cell table:formula="of:=([.P80]^3)*[.K$22]+([.P80]^2)*[.K$2]+[.P80]*[.MK288]" office:value-type="float" office:value="2.30064939">
            <text:p>2,301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80]+10" office:value-type="float" office:value="751">
            <text:p>751</text:p>
          </table:table-cell>
          <table:table-cell table:formula="of:=([.P81]^3)*[.K$22]+([.P81]^2)*[.K$2]+[.P81]*[.MK289]" office:value-type="float" office:value="2.36316419">
            <text:p>2,363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81]+10" office:value-type="float" office:value="761">
            <text:p>761</text:p>
          </table:table-cell>
          <table:table-cell table:formula="of:=([.P82]^3)*[.K$22]+([.P82]^2)*[.K$2]+[.P82]*[.MK290]" office:value-type="float" office:value="2.42651699">
            <text:p>2,427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82]+10" office:value-type="float" office:value="771">
            <text:p>771</text:p>
          </table:table-cell>
          <table:table-cell table:formula="of:=([.P83]^3)*[.K$22]+([.P83]^2)*[.K$2]+[.P83]*[.MK291]" office:value-type="float" office:value="2.49070779">
            <text:p>2,491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83]+10" office:value-type="float" office:value="781">
            <text:p>781</text:p>
          </table:table-cell>
          <table:table-cell table:formula="of:=([.P84]^3)*[.K$22]+([.P84]^2)*[.K$2]+[.P84]*[.MK292]" office:value-type="float" office:value="2.55573659">
            <text:p>2,556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84]+10" office:value-type="float" office:value="791">
            <text:p>791</text:p>
          </table:table-cell>
          <table:table-cell table:formula="of:=([.P85]^3)*[.K$22]+([.P85]^2)*[.K$2]+[.P85]*[.MK293]" office:value-type="float" office:value="2.62160339">
            <text:p>2,622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85]+10" office:value-type="float" office:value="801">
            <text:p>801</text:p>
          </table:table-cell>
          <table:table-cell table:formula="of:=([.P86]^3)*[.K$22]+([.P86]^2)*[.K$2]+[.P86]*[.MK294]" office:value-type="float" office:value="2.68830819">
            <text:p>2,688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86]+10" office:value-type="float" office:value="811">
            <text:p>811</text:p>
          </table:table-cell>
          <table:table-cell table:formula="of:=([.P87]^3)*[.K$22]+([.P87]^2)*[.K$2]+[.P87]*[.MK295]" office:value-type="float" office:value="2.75585099">
            <text:p>2,756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87]+10" office:value-type="float" office:value="821">
            <text:p>821</text:p>
          </table:table-cell>
          <table:table-cell table:formula="of:=([.P88]^3)*[.K$22]+([.P88]^2)*[.K$2]+[.P88]*[.MK296]" office:value-type="float" office:value="2.82423179">
            <text:p>2,824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88]+10" office:value-type="float" office:value="831">
            <text:p>831</text:p>
          </table:table-cell>
          <table:table-cell table:formula="of:=([.P89]^3)*[.K$22]+([.P89]^2)*[.K$2]+[.P89]*[.MK297]" office:value-type="float" office:value="2.89345059">
            <text:p>2,893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89]+10" office:value-type="float" office:value="841">
            <text:p>841</text:p>
          </table:table-cell>
          <table:table-cell table:formula="of:=([.P90]^3)*[.K$22]+([.P90]^2)*[.K$2]+[.P90]*[.MK298]" office:value-type="float" office:value="2.96350739">
            <text:p>2,964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90]+10" office:value-type="float" office:value="851">
            <text:p>851</text:p>
          </table:table-cell>
          <table:table-cell table:formula="of:=([.P91]^3)*[.K$22]+([.P91]^2)*[.K$2]+[.P91]*[.MK299]" office:value-type="float" office:value="3.03440219">
            <text:p>3,034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91]+10" office:value-type="float" office:value="861">
            <text:p>861</text:p>
          </table:table-cell>
          <table:table-cell table:formula="of:=([.P92]^3)*[.K$22]+([.P92]^2)*[.K$2]+[.P92]*[.MK300]" office:value-type="float" office:value="3.10613499">
            <text:p>3,106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92]+10" office:value-type="float" office:value="871">
            <text:p>871</text:p>
          </table:table-cell>
          <table:table-cell table:formula="of:=([.P93]^3)*[.K$22]+([.P93]^2)*[.K$2]+[.P93]*[.MK301]" office:value-type="float" office:value="3.17870579">
            <text:p>3,179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93]+10" office:value-type="float" office:value="881">
            <text:p>881</text:p>
          </table:table-cell>
          <table:table-cell table:formula="of:=([.P94]^3)*[.K$22]+([.P94]^2)*[.K$2]+[.P94]*[.MK302]" office:value-type="float" office:value="3.25211459">
            <text:p>3,252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94]+10" office:value-type="float" office:value="891">
            <text:p>891</text:p>
          </table:table-cell>
          <table:table-cell table:formula="of:=([.P95]^3)*[.K$22]+([.P95]^2)*[.K$2]+[.P95]*[.MK303]" office:value-type="float" office:value="3.32636139">
            <text:p>3,326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95]+10" office:value-type="float" office:value="901">
            <text:p>901</text:p>
          </table:table-cell>
          <table:table-cell table:formula="of:=([.P96]^3)*[.K$22]+([.P96]^2)*[.K$2]+[.P96]*[.MK304]" office:value-type="float" office:value="3.40144619">
            <text:p>3,401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96]+10" office:value-type="float" office:value="911">
            <text:p>911</text:p>
          </table:table-cell>
          <table:table-cell table:formula="of:=([.P97]^3)*[.K$22]+([.P97]^2)*[.K$2]+[.P97]*[.MK305]" office:value-type="float" office:value="3.47736899">
            <text:p>3,477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97]+10" office:value-type="float" office:value="921">
            <text:p>921</text:p>
          </table:table-cell>
          <table:table-cell table:formula="of:=([.P98]^3)*[.K$22]+([.P98]^2)*[.K$2]+[.P98]*[.MK306]" office:value-type="float" office:value="3.55412979">
            <text:p>3,554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98]+10" office:value-type="float" office:value="931">
            <text:p>931</text:p>
          </table:table-cell>
          <table:table-cell table:formula="of:=([.P99]^3)*[.K$22]+([.P99]^2)*[.K$2]+[.P99]*[.MK307]" office:value-type="float" office:value="3.63172859">
            <text:p>3,632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99]+10" office:value-type="float" office:value="941">
            <text:p>941</text:p>
          </table:table-cell>
          <table:table-cell table:formula="of:=([.P100]^3)*[.K$22]+([.P100]^2)*[.K$2]+[.P100]*[.MK308]" office:value-type="float" office:value="3.71016539">
            <text:p>3,710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100]+10" office:value-type="float" office:value="951">
            <text:p>951</text:p>
          </table:table-cell>
          <table:table-cell table:formula="of:=([.P101]^3)*[.K$22]+([.P101]^2)*[.K$2]+[.P101]*[.MK309]" office:value-type="float" office:value="3.78944019">
            <text:p>3,789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101]+10" office:value-type="float" office:value="961">
            <text:p>961</text:p>
          </table:table-cell>
          <table:table-cell table:formula="of:=([.P102]^3)*[.K$22]+([.P102]^2)*[.K$2]+[.P102]*[.MK310]" office:value-type="float" office:value="3.86955299">
            <text:p>3,870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102]+10" office:value-type="float" office:value="971">
            <text:p>971</text:p>
          </table:table-cell>
          <table:table-cell table:formula="of:=([.P103]^3)*[.K$22]+([.P103]^2)*[.K$2]+[.P103]*[.MK311]" office:value-type="float" office:value="3.95050379">
            <text:p>3,951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103]+10" office:value-type="float" office:value="981">
            <text:p>981</text:p>
          </table:table-cell>
          <table:table-cell table:formula="of:=([.P104]^3)*[.K$22]+([.P104]^2)*[.K$2]+[.P104]*[.MK312]" office:value-type="float" office:value="4.03229259">
            <text:p>4,032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104]+10" office:value-type="float" office:value="991">
            <text:p>991</text:p>
          </table:table-cell>
          <table:table-cell table:formula="of:=([.P105]^3)*[.K$22]+([.P105]^2)*[.K$2]+[.P105]*[.MK313]" office:value-type="float" office:value="4.11491939">
            <text:p>4,115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105]+10" office:value-type="float" office:value="1001">
            <text:p>1001</text:p>
          </table:table-cell>
          <table:table-cell table:formula="of:=([.P106]^3)*[.K$22]+([.P106]^2)*[.K$2]+[.P106]*[.MK314]" office:value-type="float" office:value="4.19838419">
            <text:p>4,198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106]+10" office:value-type="float" office:value="1011">
            <text:p>1011</text:p>
          </table:table-cell>
          <table:table-cell table:formula="of:=([.P107]^3)*[.K$22]+([.P107]^2)*[.K$2]+[.P107]*[.MK315]" office:value-type="float" office:value="4.28268699">
            <text:p>4,283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107]+10" office:value-type="float" office:value="1021">
            <text:p>1021</text:p>
          </table:table-cell>
          <table:table-cell table:formula="of:=([.P108]^3)*[.K$22]+([.P108]^2)*[.K$2]+[.P108]*[.MK316]" office:value-type="float" office:value="4.36782779">
            <text:p>4,368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108]+10" office:value-type="float" office:value="1031">
            <text:p>1031</text:p>
          </table:table-cell>
          <table:table-cell table:formula="of:=([.P109]^3)*[.K$22]+([.P109]^2)*[.K$2]+[.P109]*[.MK317]" office:value-type="float" office:value="4.45380659">
            <text:p>4,454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109]+10" office:value-type="float" office:value="1041">
            <text:p>1041</text:p>
          </table:table-cell>
          <table:table-cell table:formula="of:=([.P110]^3)*[.K$22]+([.P110]^2)*[.K$2]+[.P110]*[.MK318]" office:value-type="float" office:value="4.54062339">
            <text:p>4,541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110]+10" office:value-type="float" office:value="1051">
            <text:p>1051</text:p>
          </table:table-cell>
          <table:table-cell table:formula="of:=([.P111]^3)*[.K$22]+([.P111]^2)*[.K$2]+[.P111]*[.MK319]" office:value-type="float" office:value="4.62827819">
            <text:p>4,628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111]+10" office:value-type="float" office:value="1061">
            <text:p>1061</text:p>
          </table:table-cell>
          <table:table-cell table:formula="of:=([.P112]^3)*[.K$22]+([.P112]^2)*[.K$2]+[.P112]*[.MK320]" office:value-type="float" office:value="4.71677099">
            <text:p>4,717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112]+10" office:value-type="float" office:value="1071">
            <text:p>1071</text:p>
          </table:table-cell>
          <table:table-cell table:formula="of:=([.P113]^3)*[.K$22]+([.P113]^2)*[.K$2]+[.P113]*[.MK321]" office:value-type="float" office:value="4.80610179">
            <text:p>4,806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113]+10" office:value-type="float" office:value="1081">
            <text:p>1081</text:p>
          </table:table-cell>
          <table:table-cell table:formula="of:=([.P114]^3)*[.K$22]+([.P114]^2)*[.K$2]+[.P114]*[.MK322]" office:value-type="float" office:value="4.89627059">
            <text:p>4,896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114]+10" office:value-type="float" office:value="1091">
            <text:p>1091</text:p>
          </table:table-cell>
          <table:table-cell table:formula="of:=([.P115]^3)*[.K$22]+([.P115]^2)*[.K$2]+[.P115]*[.MK323]" office:value-type="float" office:value="4.98727739">
            <text:p>4,987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115]+10" office:value-type="float" office:value="1101">
            <text:p>1101</text:p>
          </table:table-cell>
          <table:table-cell table:formula="of:=([.P116]^3)*[.K$22]+([.P116]^2)*[.K$2]+[.P116]*[.MK324]" office:value-type="float" office:value="5.07912219">
            <text:p>5,079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116]+10" office:value-type="float" office:value="1111">
            <text:p>1111</text:p>
          </table:table-cell>
          <table:table-cell table:formula="of:=([.P117]^3)*[.K$22]+([.P117]^2)*[.K$2]+[.P117]*[.MK325]" office:value-type="float" office:value="5.17180499">
            <text:p>5,172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117]+10" office:value-type="float" office:value="1121">
            <text:p>1121</text:p>
          </table:table-cell>
          <table:table-cell table:formula="of:=([.P118]^3)*[.K$22]+([.P118]^2)*[.K$2]+[.P118]*[.MK326]" office:value-type="float" office:value="5.26532579">
            <text:p>5,265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118]+10" office:value-type="float" office:value="1131">
            <text:p>1131</text:p>
          </table:table-cell>
          <table:table-cell table:formula="of:=([.P119]^3)*[.K$22]+([.P119]^2)*[.K$2]+[.P119]*[.MK327]" office:value-type="float" office:value="5.35968459">
            <text:p>5,360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119]+10" office:value-type="float" office:value="1141">
            <text:p>1141</text:p>
          </table:table-cell>
          <table:table-cell table:formula="of:=([.P120]^3)*[.K$22]+([.P120]^2)*[.K$2]+[.P120]*[.MK328]" office:value-type="float" office:value="5.45488139">
            <text:p>5,455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120]+10" office:value-type="float" office:value="1151">
            <text:p>1151</text:p>
          </table:table-cell>
          <table:table-cell table:formula="of:=([.P121]^3)*[.K$22]+([.P121]^2)*[.K$2]+[.P121]*[.MK329]" office:value-type="float" office:value="5.55091619">
            <text:p>5,551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121]+10" office:value-type="float" office:value="1161">
            <text:p>1161</text:p>
          </table:table-cell>
          <table:table-cell table:formula="of:=([.P122]^3)*[.K$22]+([.P122]^2)*[.K$2]+[.P122]*[.MK330]" office:value-type="float" office:value="5.64778899">
            <text:p>5,648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122]+10" office:value-type="float" office:value="1171">
            <text:p>1171</text:p>
          </table:table-cell>
          <table:table-cell table:formula="of:=([.P123]^3)*[.K$22]+([.P123]^2)*[.K$2]+[.P123]*[.MK331]" office:value-type="float" office:value="5.74549979">
            <text:p>5,745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123]+10" office:value-type="float" office:value="1181">
            <text:p>1181</text:p>
          </table:table-cell>
          <table:table-cell table:formula="of:=([.P124]^3)*[.K$22]+([.P124]^2)*[.K$2]+[.P124]*[.MK332]" office:value-type="float" office:value="5.84404859">
            <text:p>5,844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124]+10" office:value-type="float" office:value="1191">
            <text:p>1191</text:p>
          </table:table-cell>
          <table:table-cell table:formula="of:=([.P125]^3)*[.K$22]+([.P125]^2)*[.K$2]+[.P125]*[.MK333]" office:value-type="float" office:value="5.94343539">
            <text:p>5,943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125]+10" office:value-type="float" office:value="1201">
            <text:p>1201</text:p>
          </table:table-cell>
          <table:table-cell table:formula="of:=([.P126]^3)*[.K$22]+([.P126]^2)*[.K$2]+[.P126]*[.MK334]" office:value-type="float" office:value="6.04366019">
            <text:p>6,044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126]+10" office:value-type="float" office:value="1211">
            <text:p>1211</text:p>
          </table:table-cell>
          <table:table-cell table:formula="of:=([.P127]^3)*[.K$22]+([.P127]^2)*[.K$2]+[.P127]*[.MK335]" office:value-type="float" office:value="6.14472299">
            <text:p>6,145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127]+10" office:value-type="float" office:value="1221">
            <text:p>1221</text:p>
          </table:table-cell>
          <table:table-cell table:formula="of:=([.P128]^3)*[.K$22]+([.P128]^2)*[.K$2]+[.P128]*[.MK336]" office:value-type="float" office:value="6.24662379">
            <text:p>6,247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128]+10" office:value-type="float" office:value="1231">
            <text:p>1231</text:p>
          </table:table-cell>
          <table:table-cell table:formula="of:=([.P129]^3)*[.K$22]+([.P129]^2)*[.K$2]+[.P129]*[.MK337]" office:value-type="float" office:value="6.34936259">
            <text:p>6,349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129]+10" office:value-type="float" office:value="1241">
            <text:p>1241</text:p>
          </table:table-cell>
          <table:table-cell table:formula="of:=([.P130]^3)*[.K$22]+([.P130]^2)*[.K$2]+[.P130]*[.MK338]" office:value-type="float" office:value="6.45293939">
            <text:p>6,453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130]+10" office:value-type="float" office:value="1251">
            <text:p>1251</text:p>
          </table:table-cell>
          <table:table-cell table:formula="of:=([.P131]^3)*[.K$22]+([.P131]^2)*[.K$2]+[.P131]*[.MK339]" office:value-type="float" office:value="6.55735419">
            <text:p>6,557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131]+10" office:value-type="float" office:value="1261">
            <text:p>1261</text:p>
          </table:table-cell>
          <table:table-cell table:formula="of:=([.P132]^3)*[.K$22]+([.P132]^2)*[.K$2]+[.P132]*[.MK340]" office:value-type="float" office:value="6.66260699">
            <text:p>6,663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132]+10" office:value-type="float" office:value="1271">
            <text:p>1271</text:p>
          </table:table-cell>
          <table:table-cell table:formula="of:=([.P133]^3)*[.K$22]+([.P133]^2)*[.K$2]+[.P133]*[.MK341]" office:value-type="float" office:value="6.76869779">
            <text:p>6,769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133]+10" office:value-type="float" office:value="1281">
            <text:p>1281</text:p>
          </table:table-cell>
          <table:table-cell table:formula="of:=([.P134]^3)*[.K$22]+([.P134]^2)*[.K$2]+[.P134]*[.MK342]" office:value-type="float" office:value="6.87562659">
            <text:p>6,876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134]+10" office:value-type="float" office:value="1291">
            <text:p>1291</text:p>
          </table:table-cell>
          <table:table-cell table:formula="of:=([.P135]^3)*[.K$22]+([.P135]^2)*[.K$2]+[.P135]*[.MK343]" office:value-type="float" office:value="6.98339339">
            <text:p>6,983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135]+10" office:value-type="float" office:value="1301">
            <text:p>1301</text:p>
          </table:table-cell>
          <table:table-cell table:formula="of:=([.P136]^3)*[.K$22]+([.P136]^2)*[.K$2]+[.P136]*[.MK344]" office:value-type="float" office:value="7.09199819">
            <text:p>7,092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136]+10" office:value-type="float" office:value="1311">
            <text:p>1311</text:p>
          </table:table-cell>
          <table:table-cell table:formula="of:=([.P137]^3)*[.K$22]+([.P137]^2)*[.K$2]+[.P137]*[.MK345]" office:value-type="float" office:value="7.20144099">
            <text:p>7,201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137]+10" office:value-type="float" office:value="1321">
            <text:p>1321</text:p>
          </table:table-cell>
          <table:table-cell table:formula="of:=([.P138]^3)*[.K$22]+([.P138]^2)*[.K$2]+[.P138]*[.MK346]" office:value-type="float" office:value="7.31172179">
            <text:p>7,312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138]+10" office:value-type="float" office:value="1331">
            <text:p>1331</text:p>
          </table:table-cell>
          <table:table-cell table:formula="of:=([.P139]^3)*[.K$22]+([.P139]^2)*[.K$2]+[.P139]*[.MK347]" office:value-type="float" office:value="7.42284059">
            <text:p>7,423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139]+10" office:value-type="float" office:value="1341">
            <text:p>1341</text:p>
          </table:table-cell>
          <table:table-cell table:formula="of:=([.P140]^3)*[.K$22]+([.P140]^2)*[.K$2]+[.P140]*[.MK348]" office:value-type="float" office:value="7.53479739">
            <text:p>7,535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140]+10" office:value-type="float" office:value="1351">
            <text:p>1351</text:p>
          </table:table-cell>
          <table:table-cell table:formula="of:=([.P141]^3)*[.K$22]+([.P141]^2)*[.K$2]+[.P141]*[.MK349]" office:value-type="float" office:value="7.64759219">
            <text:p>7,648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141]+10" office:value-type="float" office:value="1361">
            <text:p>1361</text:p>
          </table:table-cell>
          <table:table-cell table:formula="of:=([.P142]^3)*[.K$22]+([.P142]^2)*[.K$2]+[.P142]*[.MK350]" office:value-type="float" office:value="7.76122499">
            <text:p>7,761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142]+10" office:value-type="float" office:value="1371">
            <text:p>1371</text:p>
          </table:table-cell>
          <table:table-cell table:formula="of:=([.P143]^3)*[.K$22]+([.P143]^2)*[.K$2]+[.P143]*[.MK351]" office:value-type="float" office:value="7.87569579">
            <text:p>7,876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143]+10" office:value-type="float" office:value="1381">
            <text:p>1381</text:p>
          </table:table-cell>
          <table:table-cell table:formula="of:=([.P144]^3)*[.K$22]+([.P144]^2)*[.K$2]+[.P144]*[.MK352]" office:value-type="float" office:value="7.99100459">
            <text:p>7,991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144]+10" office:value-type="float" office:value="1391">
            <text:p>1391</text:p>
          </table:table-cell>
          <table:table-cell table:formula="of:=([.P145]^3)*[.K$22]+([.P145]^2)*[.K$2]+[.P145]*[.MK353]" office:value-type="float" office:value="8.10715139">
            <text:p>8,107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145]+10" office:value-type="float" office:value="1401">
            <text:p>1401</text:p>
          </table:table-cell>
          <table:table-cell table:formula="of:=([.P146]^3)*[.K$22]+([.P146]^2)*[.K$2]+[.P146]*[.MK354]" office:value-type="float" office:value="8.22413619">
            <text:p>8,224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146]+10" office:value-type="float" office:value="1411">
            <text:p>1411</text:p>
          </table:table-cell>
          <table:table-cell table:formula="of:=([.P147]^3)*[.K$22]+([.P147]^2)*[.K$2]+[.P147]*[.MK355]" office:value-type="float" office:value="8.34195899">
            <text:p>8,342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147]+10" office:value-type="float" office:value="1421">
            <text:p>1421</text:p>
          </table:table-cell>
          <table:table-cell table:formula="of:=([.P148]^3)*[.K$22]+([.P148]^2)*[.K$2]+[.P148]*[.MK356]" office:value-type="float" office:value="8.46061979">
            <text:p>8,461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148]+10" office:value-type="float" office:value="1431">
            <text:p>1431</text:p>
          </table:table-cell>
          <table:table-cell table:formula="of:=([.P149]^3)*[.K$22]+([.P149]^2)*[.K$2]+[.P149]*[.MK357]" office:value-type="float" office:value="8.58011859">
            <text:p>8,580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149]+10" office:value-type="float" office:value="1441">
            <text:p>1441</text:p>
          </table:table-cell>
          <table:table-cell table:formula="of:=([.P150]^3)*[.K$22]+([.P150]^2)*[.K$2]+[.P150]*[.MK358]" office:value-type="float" office:value="8.70045539">
            <text:p>8,700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150]+10" office:value-type="float" office:value="1451">
            <text:p>1451</text:p>
          </table:table-cell>
          <table:table-cell table:formula="of:=([.P151]^3)*[.K$22]+([.P151]^2)*[.K$2]+[.P151]*[.MK359]" office:value-type="float" office:value="8.82163019">
            <text:p>8,822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151]+10" office:value-type="float" office:value="1461">
            <text:p>1461</text:p>
          </table:table-cell>
          <table:table-cell table:formula="of:=([.P152]^3)*[.K$22]+([.P152]^2)*[.K$2]+[.P152]*[.MK360]" office:value-type="float" office:value="8.94364299">
            <text:p>8,944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152]+10" office:value-type="float" office:value="1471">
            <text:p>1471</text:p>
          </table:table-cell>
          <table:table-cell table:formula="of:=([.P153]^3)*[.K$22]+([.P153]^2)*[.K$2]+[.P153]*[.MK361]" office:value-type="float" office:value="9.06649379">
            <text:p>9,066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153]+10" office:value-type="float" office:value="1481">
            <text:p>1481</text:p>
          </table:table-cell>
          <table:table-cell table:formula="of:=([.P154]^3)*[.K$22]+([.P154]^2)*[.K$2]+[.P154]*[.MK362]" office:value-type="float" office:value="9.19018259">
            <text:p>9,190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154]+10" office:value-type="float" office:value="1491">
            <text:p>1491</text:p>
          </table:table-cell>
          <table:table-cell table:formula="of:=([.P155]^3)*[.K$22]+([.P155]^2)*[.K$2]+[.P155]*[.MK363]" office:value-type="float" office:value="9.31470939">
            <text:p>9,315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155]+10" office:value-type="float" office:value="1501">
            <text:p>1501</text:p>
          </table:table-cell>
          <table:table-cell table:formula="of:=([.P156]^3)*[.K$22]+([.P156]^2)*[.K$2]+[.P156]*[.MK364]" office:value-type="float" office:value="9.44007419">
            <text:p>9,440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156]+10" office:value-type="float" office:value="1511">
            <text:p>1511</text:p>
          </table:table-cell>
          <table:table-cell table:formula="of:=([.P157]^3)*[.K$22]+([.P157]^2)*[.K$2]+[.P157]*[.MK365]" office:value-type="float" office:value="9.56627699">
            <text:p>9,566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157]+10" office:value-type="float" office:value="1521">
            <text:p>1521</text:p>
          </table:table-cell>
          <table:table-cell table:formula="of:=([.P158]^3)*[.K$22]+([.P158]^2)*[.K$2]+[.P158]*[.MK366]" office:value-type="float" office:value="9.69331779">
            <text:p>9,693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158]+10" office:value-type="float" office:value="1531">
            <text:p>1531</text:p>
          </table:table-cell>
          <table:table-cell table:formula="of:=([.P159]^3)*[.K$22]+([.P159]^2)*[.K$2]+[.P159]*[.MK367]" office:value-type="float" office:value="9.82119659">
            <text:p>9,821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159]+10" office:value-type="float" office:value="1541">
            <text:p>1541</text:p>
          </table:table-cell>
          <table:table-cell table:formula="of:=([.P160]^3)*[.K$22]+([.P160]^2)*[.K$2]+[.P160]*[.MK368]" office:value-type="float" office:value="9.94991339">
            <text:p>9,950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160]+10" office:value-type="float" office:value="1551">
            <text:p>1551</text:p>
          </table:table-cell>
          <table:table-cell table:formula="of:=([.P161]^3)*[.K$22]+([.P161]^2)*[.K$2]+[.P161]*[.MK369]" office:value-type="float" office:value="10.07946819">
            <text:p>10,079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161]+10" office:value-type="float" office:value="1561">
            <text:p>1561</text:p>
          </table:table-cell>
          <table:table-cell table:formula="of:=([.P162]^3)*[.K$22]+([.P162]^2)*[.K$2]+[.P162]*[.MK370]" office:value-type="float" office:value="10.20986099">
            <text:p>10,210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162]+10" office:value-type="float" office:value="1571">
            <text:p>1571</text:p>
          </table:table-cell>
          <table:table-cell table:formula="of:=([.P163]^3)*[.K$22]+([.P163]^2)*[.K$2]+[.P163]*[.MK371]" office:value-type="float" office:value="10.34109179">
            <text:p>10,341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163]+10" office:value-type="float" office:value="1581">
            <text:p>1581</text:p>
          </table:table-cell>
          <table:table-cell table:formula="of:=([.P164]^3)*[.K$22]+([.P164]^2)*[.K$2]+[.P164]*[.MK372]" office:value-type="float" office:value="10.47316059">
            <text:p>10,473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164]+10" office:value-type="float" office:value="1591">
            <text:p>1591</text:p>
          </table:table-cell>
          <table:table-cell table:formula="of:=([.P165]^3)*[.K$22]+([.P165]^2)*[.K$2]+[.P165]*[.MK373]" office:value-type="float" office:value="10.60606739">
            <text:p>10,606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165]+10" office:value-type="float" office:value="1601">
            <text:p>1601</text:p>
          </table:table-cell>
          <table:table-cell table:formula="of:=([.P166]^3)*[.K$22]+([.P166]^2)*[.K$2]+[.P166]*[.MK374]" office:value-type="float" office:value="10.73981219">
            <text:p>10,740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166]+10" office:value-type="float" office:value="1611">
            <text:p>1611</text:p>
          </table:table-cell>
          <table:table-cell table:formula="of:=([.P167]^3)*[.K$22]+([.P167]^2)*[.K$2]+[.P167]*[.MK375]" office:value-type="float" office:value="10.87439499">
            <text:p>10,874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167]+10" office:value-type="float" office:value="1621">
            <text:p>1621</text:p>
          </table:table-cell>
          <table:table-cell table:formula="of:=([.P168]^3)*[.K$22]+([.P168]^2)*[.K$2]+[.P168]*[.MK376]" office:value-type="float" office:value="11.00981579">
            <text:p>11,010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168]+10" office:value-type="float" office:value="1631">
            <text:p>1631</text:p>
          </table:table-cell>
          <table:table-cell table:formula="of:=([.P169]^3)*[.K$22]+([.P169]^2)*[.K$2]+[.P169]*[.MK377]" office:value-type="float" office:value="11.14607459">
            <text:p>11,146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169]+10" office:value-type="float" office:value="1641">
            <text:p>1641</text:p>
          </table:table-cell>
          <table:table-cell table:formula="of:=([.P170]^3)*[.K$22]+([.P170]^2)*[.K$2]+[.P170]*[.MK378]" office:value-type="float" office:value="11.28317139">
            <text:p>11,283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170]+10" office:value-type="float" office:value="1651">
            <text:p>1651</text:p>
          </table:table-cell>
          <table:table-cell table:formula="of:=([.P171]^3)*[.K$22]+([.P171]^2)*[.K$2]+[.P171]*[.MK379]" office:value-type="float" office:value="11.42110619">
            <text:p>11,421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171]+10" office:value-type="float" office:value="1661">
            <text:p>1661</text:p>
          </table:table-cell>
          <table:table-cell table:formula="of:=([.P172]^3)*[.K$22]+([.P172]^2)*[.K$2]+[.P172]*[.MK380]" office:value-type="float" office:value="11.55987899">
            <text:p>11,560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172]+10" office:value-type="float" office:value="1671">
            <text:p>1671</text:p>
          </table:table-cell>
          <table:table-cell table:formula="of:=([.P173]^3)*[.K$22]+([.P173]^2)*[.K$2]+[.P173]*[.MK381]" office:value-type="float" office:value="11.69948979">
            <text:p>11,699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173]+10" office:value-type="float" office:value="1681">
            <text:p>1681</text:p>
          </table:table-cell>
          <table:table-cell table:formula="of:=([.P174]^3)*[.K$22]+([.P174]^2)*[.K$2]+[.P174]*[.MK382]" office:value-type="float" office:value="11.83993859">
            <text:p>11,840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174]+10" office:value-type="float" office:value="1691">
            <text:p>1691</text:p>
          </table:table-cell>
          <table:table-cell table:formula="of:=([.P175]^3)*[.K$22]+([.P175]^2)*[.K$2]+[.P175]*[.MK383]" office:value-type="float" office:value="11.98122539">
            <text:p>11,981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175]+10" office:value-type="float" office:value="1701">
            <text:p>1701</text:p>
          </table:table-cell>
          <table:table-cell table:formula="of:=([.P176]^3)*[.K$22]+([.P176]^2)*[.K$2]+[.P176]*[.MK384]" office:value-type="float" office:value="12.12335019">
            <text:p>12,123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176]+10" office:value-type="float" office:value="1711">
            <text:p>1711</text:p>
          </table:table-cell>
          <table:table-cell table:formula="of:=([.P177]^3)*[.K$22]+([.P177]^2)*[.K$2]+[.P177]*[.MK385]" office:value-type="float" office:value="12.26631299">
            <text:p>12,266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177]+10" office:value-type="float" office:value="1721">
            <text:p>1721</text:p>
          </table:table-cell>
          <table:table-cell table:formula="of:=([.P178]^3)*[.K$22]+([.P178]^2)*[.K$2]+[.P178]*[.MK386]" office:value-type="float" office:value="12.41011379">
            <text:p>12,410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178]+10" office:value-type="float" office:value="1731">
            <text:p>1731</text:p>
          </table:table-cell>
          <table:table-cell table:formula="of:=([.P179]^3)*[.K$22]+([.P179]^2)*[.K$2]+[.P179]*[.MK387]" office:value-type="float" office:value="12.55475259">
            <text:p>12,555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179]+10" office:value-type="float" office:value="1741">
            <text:p>1741</text:p>
          </table:table-cell>
          <table:table-cell table:formula="of:=([.P180]^3)*[.K$22]+([.P180]^2)*[.K$2]+[.P180]*[.MK388]" office:value-type="float" office:value="12.70022939">
            <text:p>12,700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180]+10" office:value-type="float" office:value="1751">
            <text:p>1751</text:p>
          </table:table-cell>
          <table:table-cell table:formula="of:=([.P181]^3)*[.K$22]+([.P181]^2)*[.K$2]+[.P181]*[.MK389]" office:value-type="float" office:value="12.84654419">
            <text:p>12,847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181]+10" office:value-type="float" office:value="1761">
            <text:p>1761</text:p>
          </table:table-cell>
          <table:table-cell table:formula="of:=([.P182]^3)*[.K$22]+([.P182]^2)*[.K$2]+[.P182]*[.MK390]" office:value-type="float" office:value="12.99369699">
            <text:p>12,994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182]+10" office:value-type="float" office:value="1771">
            <text:p>1771</text:p>
          </table:table-cell>
          <table:table-cell table:formula="of:=([.P183]^3)*[.K$22]+([.P183]^2)*[.K$2]+[.P183]*[.MK391]" office:value-type="float" office:value="13.14168779">
            <text:p>13,142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183]+10" office:value-type="float" office:value="1781">
            <text:p>1781</text:p>
          </table:table-cell>
          <table:table-cell table:formula="of:=([.P184]^3)*[.K$22]+([.P184]^2)*[.K$2]+[.P184]*[.MK392]" office:value-type="float" office:value="13.29051659">
            <text:p>13,291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184]+10" office:value-type="float" office:value="1791">
            <text:p>1791</text:p>
          </table:table-cell>
          <table:table-cell table:formula="of:=([.P185]^3)*[.K$22]+([.P185]^2)*[.K$2]+[.P185]*[.MK393]" office:value-type="float" office:value="13.44018339">
            <text:p>13,440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185]+10" office:value-type="float" office:value="1801">
            <text:p>1801</text:p>
          </table:table-cell>
          <table:table-cell table:formula="of:=([.P186]^3)*[.K$22]+([.P186]^2)*[.K$2]+[.P186]*[.MK394]" office:value-type="float" office:value="13.59068819">
            <text:p>13,591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186]+10" office:value-type="float" office:value="1811">
            <text:p>1811</text:p>
          </table:table-cell>
          <table:table-cell table:formula="of:=([.P187]^3)*[.K$22]+([.P187]^2)*[.K$2]+[.P187]*[.MK395]" office:value-type="float" office:value="13.74203099">
            <text:p>13,742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187]+10" office:value-type="float" office:value="1821">
            <text:p>1821</text:p>
          </table:table-cell>
          <table:table-cell table:formula="of:=([.P188]^3)*[.K$22]+([.P188]^2)*[.K$2]+[.P188]*[.MK396]" office:value-type="float" office:value="13.89421179">
            <text:p>13,894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188]+10" office:value-type="float" office:value="1831">
            <text:p>1831</text:p>
          </table:table-cell>
          <table:table-cell table:formula="of:=([.P189]^3)*[.K$22]+([.P189]^2)*[.K$2]+[.P189]*[.MK397]" office:value-type="float" office:value="14.04723059">
            <text:p>14,047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189]+10" office:value-type="float" office:value="1841">
            <text:p>1841</text:p>
          </table:table-cell>
          <table:table-cell table:formula="of:=([.P190]^3)*[.K$22]+([.P190]^2)*[.K$2]+[.P190]*[.MK398]" office:value-type="float" office:value="14.20108739">
            <text:p>14,201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190]+10" office:value-type="float" office:value="1851">
            <text:p>1851</text:p>
          </table:table-cell>
          <table:table-cell table:formula="of:=([.P191]^3)*[.K$22]+([.P191]^2)*[.K$2]+[.P191]*[.MK399]" office:value-type="float" office:value="14.35578219">
            <text:p>14,356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191]+10" office:value-type="float" office:value="1861">
            <text:p>1861</text:p>
          </table:table-cell>
          <table:table-cell table:formula="of:=([.P192]^3)*[.K$22]+([.P192]^2)*[.K$2]+[.P192]*[.MK400]" office:value-type="float" office:value="14.51131499">
            <text:p>14,511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192]+10" office:value-type="float" office:value="1871">
            <text:p>1871</text:p>
          </table:table-cell>
          <table:table-cell table:formula="of:=([.P193]^3)*[.K$22]+([.P193]^2)*[.K$2]+[.P193]*[.MK401]" office:value-type="float" office:value="14.66768579">
            <text:p>14,668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193]+10" office:value-type="float" office:value="1881">
            <text:p>1881</text:p>
          </table:table-cell>
          <table:table-cell table:formula="of:=([.P194]^3)*[.K$22]+([.P194]^2)*[.K$2]+[.P194]*[.MK402]" office:value-type="float" office:value="14.82489459">
            <text:p>14,825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194]+10" office:value-type="float" office:value="1891">
            <text:p>1891</text:p>
          </table:table-cell>
          <table:table-cell table:formula="of:=([.P195]^3)*[.K$22]+([.P195]^2)*[.K$2]+[.P195]*[.MK403]" office:value-type="float" office:value="14.98294139">
            <text:p>14,983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195]+10" office:value-type="float" office:value="1901">
            <text:p>1901</text:p>
          </table:table-cell>
          <table:table-cell table:formula="of:=([.P196]^3)*[.K$22]+([.P196]^2)*[.K$2]+[.P196]*[.MK404]" office:value-type="float" office:value="15.14182619">
            <text:p>15,142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196]+10" office:value-type="float" office:value="1911">
            <text:p>1911</text:p>
          </table:table-cell>
          <table:table-cell table:formula="of:=([.P197]^3)*[.K$22]+([.P197]^2)*[.K$2]+[.P197]*[.MK405]" office:value-type="float" office:value="15.30154899">
            <text:p>15,302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197]+10" office:value-type="float" office:value="1921">
            <text:p>1921</text:p>
          </table:table-cell>
          <table:table-cell table:formula="of:=([.P198]^3)*[.K$22]+([.P198]^2)*[.K$2]+[.P198]*[.MK406]" office:value-type="float" office:value="15.46210979">
            <text:p>15,462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198]+10" office:value-type="float" office:value="1931">
            <text:p>1931</text:p>
          </table:table-cell>
          <table:table-cell table:formula="of:=([.P199]^3)*[.K$22]+([.P199]^2)*[.K$2]+[.P199]*[.MK407]" office:value-type="float" office:value="15.62350859">
            <text:p>15,624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199]+10" office:value-type="float" office:value="1941">
            <text:p>1941</text:p>
          </table:table-cell>
          <table:table-cell table:formula="of:=([.P200]^3)*[.K$22]+([.P200]^2)*[.K$2]+[.P200]*[.MK408]" office:value-type="float" office:value="15.78574539">
            <text:p>15,786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200]+10" office:value-type="float" office:value="1951">
            <text:p>1951</text:p>
          </table:table-cell>
          <table:table-cell table:formula="of:=([.P201]^3)*[.K$22]+([.P201]^2)*[.K$2]+[.P201]*[.MK409]" office:value-type="float" office:value="15.94882019">
            <text:p>15,949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201]+10" office:value-type="float" office:value="1961">
            <text:p>1961</text:p>
          </table:table-cell>
          <table:table-cell table:formula="of:=([.P202]^3)*[.K$22]+([.P202]^2)*[.K$2]+[.P202]*[.MK410]" office:value-type="float" office:value="16.11273299">
            <text:p>16,113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202]+10" office:value-type="float" office:value="1971">
            <text:p>1971</text:p>
          </table:table-cell>
          <table:table-cell table:formula="of:=([.P203]^3)*[.K$22]+([.P203]^2)*[.K$2]+[.P203]*[.MK411]" office:value-type="float" office:value="16.27748379">
            <text:p>16,277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203]+10" office:value-type="float" office:value="1981">
            <text:p>1981</text:p>
          </table:table-cell>
          <table:table-cell table:formula="of:=([.P204]^3)*[.K$22]+([.P204]^2)*[.K$2]+[.P204]*[.MK412]" office:value-type="float" office:value="16.44307259">
            <text:p>16,443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204]+10" office:value-type="float" office:value="1991">
            <text:p>1991</text:p>
          </table:table-cell>
          <table:table-cell table:formula="of:=([.P205]^3)*[.K$22]+([.P205]^2)*[.K$2]+[.P205]*[.MK413]" office:value-type="float" office:value="16.60949939">
            <text:p>16,609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205]+10" office:value-type="float" office:value="2001">
            <text:p>2001</text:p>
          </table:table-cell>
          <table:table-cell table:formula="of:=([.P206]^3)*[.K$22]+([.P206]^2)*[.K$2]+[.P206]*[.MK414]" office:value-type="float" office:value="16.77676419">
            <text:p>16,777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206]+10" office:value-type="float" office:value="2011">
            <text:p>2011</text:p>
          </table:table-cell>
          <table:table-cell table:formula="of:=([.P207]^3)*[.K$22]+([.P207]^2)*[.K$2]+[.P207]*[.MK415]" office:value-type="float" office:value="16.94486699">
            <text:p>16,945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207]+10" office:value-type="float" office:value="2021">
            <text:p>2021</text:p>
          </table:table-cell>
          <table:table-cell table:formula="of:=([.P208]^3)*[.K$22]+([.P208]^2)*[.K$2]+[.P208]*[.MK416]" office:value-type="float" office:value="17.11380779">
            <text:p>17,114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208]+10" office:value-type="float" office:value="2031">
            <text:p>2031</text:p>
          </table:table-cell>
          <table:table-cell table:formula="of:=([.P209]^3)*[.K$22]+([.P209]^2)*[.K$2]+[.P209]*[.MK417]" office:value-type="float" office:value="17.28358659">
            <text:p>17,284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209]+10" office:value-type="float" office:value="2041">
            <text:p>2041</text:p>
          </table:table-cell>
          <table:table-cell table:formula="of:=([.P210]^3)*[.K$22]+([.P210]^2)*[.K$2]+[.P210]*[.MK418]" office:value-type="float" office:value="17.45420339">
            <text:p>17,454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210]+10" office:value-type="float" office:value="2051">
            <text:p>2051</text:p>
          </table:table-cell>
          <table:table-cell table:formula="of:=([.P211]^3)*[.K$22]+([.P211]^2)*[.K$2]+[.P211]*[.MK419]" office:value-type="float" office:value="17.62565819">
            <text:p>17,626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211]+10" office:value-type="float" office:value="2061">
            <text:p>2061</text:p>
          </table:table-cell>
          <table:table-cell table:formula="of:=([.P212]^3)*[.K$22]+([.P212]^2)*[.K$2]+[.P212]*[.MK420]" office:value-type="float" office:value="17.79795099">
            <text:p>17,798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212]+10" office:value-type="float" office:value="2071">
            <text:p>2071</text:p>
          </table:table-cell>
          <table:table-cell table:formula="of:=([.P213]^3)*[.K$22]+([.P213]^2)*[.K$2]+[.P213]*[.MK421]" office:value-type="float" office:value="17.97108179">
            <text:p>17,971s</text:p>
          </table:table-cell>
          <table:table-cell table:number-columns-repeated="332"/>
        </table:table-row>
        <table:table-row table:style-name="ro2">
          <table:table-cell table:number-columns-repeated="15"/>
          <table:table-cell table:formula="of:=[.P213]+10" office:value-type="float" office:value="2081">
            <text:p>2081</text:p>
          </table:table-cell>
          <table:table-cell table:formula="of:=([.P214]^3)*[.K$22]+([.P214]^2)*[.K$2]+[.P214]*[.MK422]" office:value-type="float" office:value="18.14505059">
            <text:p>18,14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214]+10" office:value-type="float" office:value="2091">
            <text:p>2091</text:p>
          </table:table-cell>
          <table:table-cell table:formula="of:=([.P215]^3)*[.K$22]+([.P215]^2)*[.K$2]+[.P215]*[.MK423]" office:value-type="float" office:value="18.31985739">
            <text:p>18,32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215]+10" office:value-type="float" office:value="2101">
            <text:p>2101</text:p>
          </table:table-cell>
          <table:table-cell table:formula="of:=([.P216]^3)*[.K$22]+([.P216]^2)*[.K$2]+[.P216]*[.MK424]" office:value-type="float" office:value="18.49550219">
            <text:p>18,49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216]+10" office:value-type="float" office:value="2111">
            <text:p>2111</text:p>
          </table:table-cell>
          <table:table-cell table:formula="of:=([.P217]^3)*[.K$22]+([.P217]^2)*[.K$2]+[.P217]*[.MK425]" office:value-type="float" office:value="18.67198499">
            <text:p>18,67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217]+10" office:value-type="float" office:value="2121">
            <text:p>2121</text:p>
          </table:table-cell>
          <table:table-cell table:formula="of:=([.P218]^3)*[.K$22]+([.P218]^2)*[.K$2]+[.P218]*[.MK426]" office:value-type="float" office:value="18.84930579">
            <text:p>18,84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218]+10" office:value-type="float" office:value="2131">
            <text:p>2131</text:p>
          </table:table-cell>
          <table:table-cell table:formula="of:=([.P219]^3)*[.K$22]+([.P219]^2)*[.K$2]+[.P219]*[.MK427]" office:value-type="float" office:value="19.02746459">
            <text:p>19,02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219]+10" office:value-type="float" office:value="2141">
            <text:p>2141</text:p>
          </table:table-cell>
          <table:table-cell table:formula="of:=([.P220]^3)*[.K$22]+([.P220]^2)*[.K$2]+[.P220]*[.MK428]" office:value-type="float" office:value="19.20646139">
            <text:p>19,20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220]+10" office:value-type="float" office:value="2151">
            <text:p>2151</text:p>
          </table:table-cell>
          <table:table-cell table:formula="of:=([.P221]^3)*[.K$22]+([.P221]^2)*[.K$2]+[.P221]*[.MK429]" office:value-type="float" office:value="19.38629619">
            <text:p>19,38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221]+10" office:value-type="float" office:value="2161">
            <text:p>2161</text:p>
          </table:table-cell>
          <table:table-cell table:formula="of:=([.P222]^3)*[.K$22]+([.P222]^2)*[.K$2]+[.P222]*[.MK430]" office:value-type="float" office:value="19.56696899">
            <text:p>19,56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222]+10" office:value-type="float" office:value="2171">
            <text:p>2171</text:p>
          </table:table-cell>
          <table:table-cell table:formula="of:=([.P223]^3)*[.K$22]+([.P223]^2)*[.K$2]+[.P223]*[.MK431]" office:value-type="float" office:value="19.74847979">
            <text:p>19,74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223]+10" office:value-type="float" office:value="2181">
            <text:p>2181</text:p>
          </table:table-cell>
          <table:table-cell table:formula="of:=([.P224]^3)*[.K$22]+([.P224]^2)*[.K$2]+[.P224]*[.MK432]" office:value-type="float" office:value="19.93082859">
            <text:p>19,93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224]+10" office:value-type="float" office:value="2191">
            <text:p>2191</text:p>
          </table:table-cell>
          <table:table-cell table:formula="of:=([.P225]^3)*[.K$22]+([.P225]^2)*[.K$2]+[.P225]*[.MK433]" office:value-type="float" office:value="20.11401539">
            <text:p>20,11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225]+10" office:value-type="float" office:value="2201">
            <text:p>2201</text:p>
          </table:table-cell>
          <table:table-cell table:formula="of:=([.P226]^3)*[.K$22]+([.P226]^2)*[.K$2]+[.P226]*[.MK434]" office:value-type="float" office:value="20.29804019">
            <text:p>20,29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226]+10" office:value-type="float" office:value="2211">
            <text:p>2211</text:p>
          </table:table-cell>
          <table:table-cell table:formula="of:=([.P227]^3)*[.K$22]+([.P227]^2)*[.K$2]+[.P227]*[.MK435]" office:value-type="float" office:value="20.48290299">
            <text:p>20,48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227]+10" office:value-type="float" office:value="2221">
            <text:p>2221</text:p>
          </table:table-cell>
          <table:table-cell table:formula="of:=([.P228]^3)*[.K$22]+([.P228]^2)*[.K$2]+[.P228]*[.MK436]" office:value-type="float" office:value="20.66860379">
            <text:p>20,66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228]+10" office:value-type="float" office:value="2231">
            <text:p>2231</text:p>
          </table:table-cell>
          <table:table-cell table:formula="of:=([.P229]^3)*[.K$22]+([.P229]^2)*[.K$2]+[.P229]*[.MK437]" office:value-type="float" office:value="20.85514259">
            <text:p>20,85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229]+10" office:value-type="float" office:value="2241">
            <text:p>2241</text:p>
          </table:table-cell>
          <table:table-cell table:formula="of:=([.P230]^3)*[.K$22]+([.P230]^2)*[.K$2]+[.P230]*[.MK438]" office:value-type="float" office:value="21.04251939">
            <text:p>21,04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230]+10" office:value-type="float" office:value="2251">
            <text:p>2251</text:p>
          </table:table-cell>
          <table:table-cell table:formula="of:=([.P231]^3)*[.K$22]+([.P231]^2)*[.K$2]+[.P231]*[.MK439]" office:value-type="float" office:value="21.23073419">
            <text:p>21,23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231]+10" office:value-type="float" office:value="2261">
            <text:p>2261</text:p>
          </table:table-cell>
          <table:table-cell table:formula="of:=([.P232]^3)*[.K$22]+([.P232]^2)*[.K$2]+[.P232]*[.MK440]" office:value-type="float" office:value="21.41978699">
            <text:p>21,42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232]+10" office:value-type="float" office:value="2271">
            <text:p>2271</text:p>
          </table:table-cell>
          <table:table-cell table:formula="of:=([.P233]^3)*[.K$22]+([.P233]^2)*[.K$2]+[.P233]*[.MK441]" office:value-type="float" office:value="21.60967779">
            <text:p>21,61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233]+10" office:value-type="float" office:value="2281">
            <text:p>2281</text:p>
          </table:table-cell>
          <table:table-cell table:formula="of:=([.P234]^3)*[.K$22]+([.P234]^2)*[.K$2]+[.P234]*[.MK442]" office:value-type="float" office:value="21.80040659">
            <text:p>21,80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234]+10" office:value-type="float" office:value="2291">
            <text:p>2291</text:p>
          </table:table-cell>
          <table:table-cell table:formula="of:=([.P235]^3)*[.K$22]+([.P235]^2)*[.K$2]+[.P235]*[.MK443]" office:value-type="float" office:value="21.99197339">
            <text:p>21,99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235]+10" office:value-type="float" office:value="2301">
            <text:p>2301</text:p>
          </table:table-cell>
          <table:table-cell table:formula="of:=([.P236]^3)*[.K$22]+([.P236]^2)*[.K$2]+[.P236]*[.MK444]" office:value-type="float" office:value="22.18437819">
            <text:p>22,18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236]+10" office:value-type="float" office:value="2311">
            <text:p>2311</text:p>
          </table:table-cell>
          <table:table-cell table:formula="of:=([.P237]^3)*[.K$22]+([.P237]^2)*[.K$2]+[.P237]*[.MK445]" office:value-type="float" office:value="22.37762099">
            <text:p>22,37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237]+10" office:value-type="float" office:value="2321">
            <text:p>2321</text:p>
          </table:table-cell>
          <table:table-cell table:formula="of:=([.P238]^3)*[.K$22]+([.P238]^2)*[.K$2]+[.P238]*[.MK446]" office:value-type="float" office:value="22.57170179">
            <text:p>22,57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238]+10" office:value-type="float" office:value="2331">
            <text:p>2331</text:p>
          </table:table-cell>
          <table:table-cell table:formula="of:=([.P239]^3)*[.K$22]+([.P239]^2)*[.K$2]+[.P239]*[.MK447]" office:value-type="float" office:value="22.76662059">
            <text:p>22,76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239]+10" office:value-type="float" office:value="2341">
            <text:p>2341</text:p>
          </table:table-cell>
          <table:table-cell table:formula="of:=([.P240]^3)*[.K$22]+([.P240]^2)*[.K$2]+[.P240]*[.MK448]" office:value-type="float" office:value="22.96237739">
            <text:p>22,96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240]+10" office:value-type="float" office:value="2351">
            <text:p>2351</text:p>
          </table:table-cell>
          <table:table-cell table:formula="of:=([.P241]^3)*[.K$22]+([.P241]^2)*[.K$2]+[.P241]*[.MK449]" office:value-type="float" office:value="23.15897219">
            <text:p>23,15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241]+10" office:value-type="float" office:value="2361">
            <text:p>2361</text:p>
          </table:table-cell>
          <table:table-cell table:formula="of:=([.P242]^3)*[.K$22]+([.P242]^2)*[.K$2]+[.P242]*[.MK450]" office:value-type="float" office:value="23.35640499">
            <text:p>23,35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242]+10" office:value-type="float" office:value="2371">
            <text:p>2371</text:p>
          </table:table-cell>
          <table:table-cell table:formula="of:=([.P243]^3)*[.K$22]+([.P243]^2)*[.K$2]+[.P243]*[.MK451]" office:value-type="float" office:value="23.55467579">
            <text:p>23,55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243]+10" office:value-type="float" office:value="2381">
            <text:p>2381</text:p>
          </table:table-cell>
          <table:table-cell table:formula="of:=([.P244]^3)*[.K$22]+([.P244]^2)*[.K$2]+[.P244]*[.MK452]" office:value-type="float" office:value="23.75378459">
            <text:p>23,75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244]+10" office:value-type="float" office:value="2391">
            <text:p>2391</text:p>
          </table:table-cell>
          <table:table-cell table:formula="of:=([.P245]^3)*[.K$22]+([.P245]^2)*[.K$2]+[.P245]*[.MK453]" office:value-type="float" office:value="23.95373139">
            <text:p>23,95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245]+10" office:value-type="float" office:value="2401">
            <text:p>2401</text:p>
          </table:table-cell>
          <table:table-cell table:formula="of:=([.P246]^3)*[.K$22]+([.P246]^2)*[.K$2]+[.P246]*[.MK454]" office:value-type="float" office:value="24.15451619">
            <text:p>24,15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246]+10" office:value-type="float" office:value="2411">
            <text:p>2411</text:p>
          </table:table-cell>
          <table:table-cell table:formula="of:=([.P247]^3)*[.K$22]+([.P247]^2)*[.K$2]+[.P247]*[.MK455]" office:value-type="float" office:value="24.35613899">
            <text:p>24,35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247]+10" office:value-type="float" office:value="2421">
            <text:p>2421</text:p>
          </table:table-cell>
          <table:table-cell table:formula="of:=([.P248]^3)*[.K$22]+([.P248]^2)*[.K$2]+[.P248]*[.MK456]" office:value-type="float" office:value="24.55859979">
            <text:p>24,55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248]+10" office:value-type="float" office:value="2431">
            <text:p>2431</text:p>
          </table:table-cell>
          <table:table-cell table:formula="of:=([.P249]^3)*[.K$22]+([.P249]^2)*[.K$2]+[.P249]*[.MK457]" office:value-type="float" office:value="24.76189859">
            <text:p>24,76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249]+10" office:value-type="float" office:value="2441">
            <text:p>2441</text:p>
          </table:table-cell>
          <table:table-cell table:formula="of:=([.P250]^3)*[.K$22]+([.P250]^2)*[.K$2]+[.P250]*[.MK458]" office:value-type="float" office:value="24.96603539">
            <text:p>24,96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250]+10" office:value-type="float" office:value="2451">
            <text:p>2451</text:p>
          </table:table-cell>
          <table:table-cell table:formula="of:=([.P251]^3)*[.K$22]+([.P251]^2)*[.K$2]+[.P251]*[.MK459]" office:value-type="float" office:value="25.17101019">
            <text:p>25,17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251]+10" office:value-type="float" office:value="2461">
            <text:p>2461</text:p>
          </table:table-cell>
          <table:table-cell table:formula="of:=([.P252]^3)*[.K$22]+([.P252]^2)*[.K$2]+[.P252]*[.MK460]" office:value-type="float" office:value="25.37682299">
            <text:p>25,37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252]+10" office:value-type="float" office:value="2471">
            <text:p>2471</text:p>
          </table:table-cell>
          <table:table-cell table:formula="of:=([.P253]^3)*[.K$22]+([.P253]^2)*[.K$2]+[.P253]*[.MK461]" office:value-type="float" office:value="25.58347379">
            <text:p>25,58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253]+10" office:value-type="float" office:value="2481">
            <text:p>2481</text:p>
          </table:table-cell>
          <table:table-cell table:formula="of:=([.P254]^3)*[.K$22]+([.P254]^2)*[.K$2]+[.P254]*[.MK462]" office:value-type="float" office:value="25.79096259">
            <text:p>25,79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254]+10" office:value-type="float" office:value="2491">
            <text:p>2491</text:p>
          </table:table-cell>
          <table:table-cell table:formula="of:=([.P255]^3)*[.K$22]+([.P255]^2)*[.K$2]+[.P255]*[.MK463]" office:value-type="float" office:value="25.99928939">
            <text:p>25,99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255]+10" office:value-type="float" office:value="2501">
            <text:p>2501</text:p>
          </table:table-cell>
          <table:table-cell table:formula="of:=([.P256]^3)*[.K$22]+([.P256]^2)*[.K$2]+[.P256]*[.MK464]" office:value-type="float" office:value="26.20845419">
            <text:p>26,20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256]+10" office:value-type="float" office:value="2511">
            <text:p>2511</text:p>
          </table:table-cell>
          <table:table-cell table:formula="of:=([.P257]^3)*[.K$22]+([.P257]^2)*[.K$2]+[.P257]*[.MK465]" office:value-type="float" office:value="26.41845699">
            <text:p>26,41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257]+10" office:value-type="float" office:value="2521">
            <text:p>2521</text:p>
          </table:table-cell>
          <table:table-cell table:formula="of:=([.P258]^3)*[.K$22]+([.P258]^2)*[.K$2]+[.P258]*[.MK466]" office:value-type="float" office:value="26.62929779">
            <text:p>26,62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258]+10" office:value-type="float" office:value="2531">
            <text:p>2531</text:p>
          </table:table-cell>
          <table:table-cell table:formula="of:=([.P259]^3)*[.K$22]+([.P259]^2)*[.K$2]+[.P259]*[.MK467]" office:value-type="float" office:value="26.84097659">
            <text:p>26,84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259]+10" office:value-type="float" office:value="2541">
            <text:p>2541</text:p>
          </table:table-cell>
          <table:table-cell table:formula="of:=([.P260]^3)*[.K$22]+([.P260]^2)*[.K$2]+[.P260]*[.MK468]" office:value-type="float" office:value="27.05349339">
            <text:p>27,05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260]+10" office:value-type="float" office:value="2551">
            <text:p>2551</text:p>
          </table:table-cell>
          <table:table-cell table:formula="of:=([.P261]^3)*[.K$22]+([.P261]^2)*[.K$2]+[.P261]*[.MK469]" office:value-type="float" office:value="27.26684819">
            <text:p>27,26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261]+10" office:value-type="float" office:value="2561">
            <text:p>2561</text:p>
          </table:table-cell>
          <table:table-cell table:formula="of:=([.P262]^3)*[.K$22]+([.P262]^2)*[.K$2]+[.P262]*[.MK470]" office:value-type="float" office:value="27.48104099">
            <text:p>27,48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262]+10" office:value-type="float" office:value="2571">
            <text:p>2571</text:p>
          </table:table-cell>
          <table:table-cell table:formula="of:=([.P263]^3)*[.K$22]+([.P263]^2)*[.K$2]+[.P263]*[.MK471]" office:value-type="float" office:value="27.69607179">
            <text:p>27,69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263]+10" office:value-type="float" office:value="2581">
            <text:p>2581</text:p>
          </table:table-cell>
          <table:table-cell table:formula="of:=([.P264]^3)*[.K$22]+([.P264]^2)*[.K$2]+[.P264]*[.MK472]" office:value-type="float" office:value="27.91194059">
            <text:p>27,91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264]+10" office:value-type="float" office:value="2591">
            <text:p>2591</text:p>
          </table:table-cell>
          <table:table-cell table:formula="of:=([.P265]^3)*[.K$22]+([.P265]^2)*[.K$2]+[.P265]*[.MK473]" office:value-type="float" office:value="28.12864739">
            <text:p>28,12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265]+10" office:value-type="float" office:value="2601">
            <text:p>2601</text:p>
          </table:table-cell>
          <table:table-cell table:formula="of:=([.P266]^3)*[.K$22]+([.P266]^2)*[.K$2]+[.P266]*[.MK474]" office:value-type="float" office:value="28.34619219">
            <text:p>28,34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266]+10" office:value-type="float" office:value="2611">
            <text:p>2611</text:p>
          </table:table-cell>
          <table:table-cell table:formula="of:=([.P267]^3)*[.K$22]+([.P267]^2)*[.K$2]+[.P267]*[.MK475]" office:value-type="float" office:value="28.56457499">
            <text:p>28,56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267]+10" office:value-type="float" office:value="2621">
            <text:p>2621</text:p>
          </table:table-cell>
          <table:table-cell table:formula="of:=([.P268]^3)*[.K$22]+([.P268]^2)*[.K$2]+[.P268]*[.MK476]" office:value-type="float" office:value="28.78379579">
            <text:p>28,78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268]+10" office:value-type="float" office:value="2631">
            <text:p>2631</text:p>
          </table:table-cell>
          <table:table-cell table:formula="of:=([.P269]^3)*[.K$22]+([.P269]^2)*[.K$2]+[.P269]*[.MK477]" office:value-type="float" office:value="29.00385459">
            <text:p>29,00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269]+10" office:value-type="float" office:value="2641">
            <text:p>2641</text:p>
          </table:table-cell>
          <table:table-cell table:formula="of:=([.P270]^3)*[.K$22]+([.P270]^2)*[.K$2]+[.P270]*[.MK478]" office:value-type="float" office:value="29.22475139">
            <text:p>29,22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270]+10" office:value-type="float" office:value="2651">
            <text:p>2651</text:p>
          </table:table-cell>
          <table:table-cell table:formula="of:=([.P271]^3)*[.K$22]+([.P271]^2)*[.K$2]+[.P271]*[.MK479]" office:value-type="float" office:value="29.44648619">
            <text:p>29,44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271]+10" office:value-type="float" office:value="2661">
            <text:p>2661</text:p>
          </table:table-cell>
          <table:table-cell table:formula="of:=([.P272]^3)*[.K$22]+([.P272]^2)*[.K$2]+[.P272]*[.MK480]" office:value-type="float" office:value="29.66905899">
            <text:p>29,66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272]+10" office:value-type="float" office:value="2671">
            <text:p>2671</text:p>
          </table:table-cell>
          <table:table-cell table:formula="of:=([.P273]^3)*[.K$22]+([.P273]^2)*[.K$2]+[.P273]*[.MK481]" office:value-type="float" office:value="29.89246979">
            <text:p>29,89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273]+10" office:value-type="float" office:value="2681">
            <text:p>2681</text:p>
          </table:table-cell>
          <table:table-cell table:formula="of:=([.P274]^3)*[.K$22]+([.P274]^2)*[.K$2]+[.P274]*[.MK482]" office:value-type="float" office:value="30.11671859">
            <text:p>30,11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274]+10" office:value-type="float" office:value="2691">
            <text:p>2691</text:p>
          </table:table-cell>
          <table:table-cell table:formula="of:=([.P275]^3)*[.K$22]+([.P275]^2)*[.K$2]+[.P275]*[.MK483]" office:value-type="float" office:value="30.34180539">
            <text:p>30,34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275]+10" office:value-type="float" office:value="2701">
            <text:p>2701</text:p>
          </table:table-cell>
          <table:table-cell table:formula="of:=([.P276]^3)*[.K$22]+([.P276]^2)*[.K$2]+[.P276]*[.MK484]" office:value-type="float" office:value="30.56773019">
            <text:p>30,56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276]+10" office:value-type="float" office:value="2711">
            <text:p>2711</text:p>
          </table:table-cell>
          <table:table-cell table:formula="of:=([.P277]^3)*[.K$22]+([.P277]^2)*[.K$2]+[.P277]*[.MK485]" office:value-type="float" office:value="30.79449299">
            <text:p>30,79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277]+10" office:value-type="float" office:value="2721">
            <text:p>2721</text:p>
          </table:table-cell>
          <table:table-cell table:formula="of:=([.P278]^3)*[.K$22]+([.P278]^2)*[.K$2]+[.P278]*[.MK486]" office:value-type="float" office:value="31.02209379">
            <text:p>31,02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278]+10" office:value-type="float" office:value="2731">
            <text:p>2731</text:p>
          </table:table-cell>
          <table:table-cell table:formula="of:=([.P279]^3)*[.K$22]+([.P279]^2)*[.K$2]+[.P279]*[.MK487]" office:value-type="float" office:value="31.25053259">
            <text:p>31,25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279]+10" office:value-type="float" office:value="2741">
            <text:p>2741</text:p>
          </table:table-cell>
          <table:table-cell table:formula="of:=([.P280]^3)*[.K$22]+([.P280]^2)*[.K$2]+[.P280]*[.MK488]" office:value-type="float" office:value="31.47980939">
            <text:p>31,48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280]+10" office:value-type="float" office:value="2751">
            <text:p>2751</text:p>
          </table:table-cell>
          <table:table-cell table:formula="of:=([.P281]^3)*[.K$22]+([.P281]^2)*[.K$2]+[.P281]*[.MK489]" office:value-type="float" office:value="31.70992419">
            <text:p>31,71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281]+10" office:value-type="float" office:value="2761">
            <text:p>2761</text:p>
          </table:table-cell>
          <table:table-cell table:formula="of:=([.P282]^3)*[.K$22]+([.P282]^2)*[.K$2]+[.P282]*[.MK490]" office:value-type="float" office:value="31.94087699">
            <text:p>31,94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282]+10" office:value-type="float" office:value="2771">
            <text:p>2771</text:p>
          </table:table-cell>
          <table:table-cell table:formula="of:=([.P283]^3)*[.K$22]+([.P283]^2)*[.K$2]+[.P283]*[.MK491]" office:value-type="float" office:value="32.17266779">
            <text:p>32,17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283]+10" office:value-type="float" office:value="2781">
            <text:p>2781</text:p>
          </table:table-cell>
          <table:table-cell table:formula="of:=([.P284]^3)*[.K$22]+([.P284]^2)*[.K$2]+[.P284]*[.MK492]" office:value-type="float" office:value="32.40529659">
            <text:p>32,40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284]+10" office:value-type="float" office:value="2791">
            <text:p>2791</text:p>
          </table:table-cell>
          <table:table-cell table:formula="of:=([.P285]^3)*[.K$22]+([.P285]^2)*[.K$2]+[.P285]*[.MK493]" office:value-type="float" office:value="32.63876339">
            <text:p>32,63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285]+10" office:value-type="float" office:value="2801">
            <text:p>2801</text:p>
          </table:table-cell>
          <table:table-cell table:formula="of:=([.P286]^3)*[.K$22]+([.P286]^2)*[.K$2]+[.P286]*[.MK494]" office:value-type="float" office:value="32.87306819">
            <text:p>32,87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286]+10" office:value-type="float" office:value="2811">
            <text:p>2811</text:p>
          </table:table-cell>
          <table:table-cell table:formula="of:=([.P287]^3)*[.K$22]+([.P287]^2)*[.K$2]+[.P287]*[.MK495]" office:value-type="float" office:value="33.10821099">
            <text:p>33,10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287]+10" office:value-type="float" office:value="2821">
            <text:p>2821</text:p>
          </table:table-cell>
          <table:table-cell table:formula="of:=([.P288]^3)*[.K$22]+([.P288]^2)*[.K$2]+[.P288]*[.MK496]" office:value-type="float" office:value="33.34419179">
            <text:p>33,34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288]+10" office:value-type="float" office:value="2831">
            <text:p>2831</text:p>
          </table:table-cell>
          <table:table-cell table:formula="of:=([.P289]^3)*[.K$22]+([.P289]^2)*[.K$2]+[.P289]*[.MK497]" office:value-type="float" office:value="33.58101059">
            <text:p>33,58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289]+10" office:value-type="float" office:value="2841">
            <text:p>2841</text:p>
          </table:table-cell>
          <table:table-cell table:formula="of:=([.P290]^3)*[.K$22]+([.P290]^2)*[.K$2]+[.P290]*[.MK498]" office:value-type="float" office:value="33.81866739">
            <text:p>33,81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290]+10" office:value-type="float" office:value="2851">
            <text:p>2851</text:p>
          </table:table-cell>
          <table:table-cell table:formula="of:=([.P291]^3)*[.K$22]+([.P291]^2)*[.K$2]+[.P291]*[.MK499]" office:value-type="float" office:value="34.05716219">
            <text:p>34,05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291]+10" office:value-type="float" office:value="2861">
            <text:p>2861</text:p>
          </table:table-cell>
          <table:table-cell table:formula="of:=([.P292]^3)*[.K$22]+([.P292]^2)*[.K$2]+[.P292]*[.MK500]" office:value-type="float" office:value="34.29649499">
            <text:p>34,29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292]+10" office:value-type="float" office:value="2871">
            <text:p>2871</text:p>
          </table:table-cell>
          <table:table-cell table:formula="of:=([.P293]^3)*[.K$22]+([.P293]^2)*[.K$2]+[.P293]*[.MK501]" office:value-type="float" office:value="34.53666579">
            <text:p>34,53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293]+10" office:value-type="float" office:value="2881">
            <text:p>2881</text:p>
          </table:table-cell>
          <table:table-cell table:formula="of:=([.P294]^3)*[.K$22]+([.P294]^2)*[.K$2]+[.P294]*[.MK502]" office:value-type="float" office:value="34.77767459">
            <text:p>34,77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294]+10" office:value-type="float" office:value="2891">
            <text:p>2891</text:p>
          </table:table-cell>
          <table:table-cell table:formula="of:=([.P295]^3)*[.K$22]+([.P295]^2)*[.K$2]+[.P295]*[.MK503]" office:value-type="float" office:value="35.01952139">
            <text:p>35,02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295]+10" office:value-type="float" office:value="2901">
            <text:p>2901</text:p>
          </table:table-cell>
          <table:table-cell table:formula="of:=([.P296]^3)*[.K$22]+([.P296]^2)*[.K$2]+[.P296]*[.MK504]" office:value-type="float" office:value="35.26220619">
            <text:p>35,26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296]+10" office:value-type="float" office:value="2911">
            <text:p>2911</text:p>
          </table:table-cell>
          <table:table-cell table:formula="of:=([.P297]^3)*[.K$22]+([.P297]^2)*[.K$2]+[.P297]*[.MK505]" office:value-type="float" office:value="35.50572899">
            <text:p>35,50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297]+10" office:value-type="float" office:value="2921">
            <text:p>2921</text:p>
          </table:table-cell>
          <table:table-cell table:formula="of:=([.P298]^3)*[.K$22]+([.P298]^2)*[.K$2]+[.P298]*[.MK506]" office:value-type="float" office:value="35.75008979">
            <text:p>35,75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298]+10" office:value-type="float" office:value="2931">
            <text:p>2931</text:p>
          </table:table-cell>
          <table:table-cell table:formula="of:=([.P299]^3)*[.K$22]+([.P299]^2)*[.K$2]+[.P299]*[.MK507]" office:value-type="float" office:value="35.99528859">
            <text:p>35,99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299]+10" office:value-type="float" office:value="2941">
            <text:p>2941</text:p>
          </table:table-cell>
          <table:table-cell table:formula="of:=([.P300]^3)*[.K$22]+([.P300]^2)*[.K$2]+[.P300]*[.MK508]" office:value-type="float" office:value="36.24132539">
            <text:p>36,24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300]+10" office:value-type="float" office:value="2951">
            <text:p>2951</text:p>
          </table:table-cell>
          <table:table-cell table:formula="of:=([.P301]^3)*[.K$22]+([.P301]^2)*[.K$2]+[.P301]*[.MK509]" office:value-type="float" office:value="36.48820019">
            <text:p>36,48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301]+10" office:value-type="float" office:value="2961">
            <text:p>2961</text:p>
          </table:table-cell>
          <table:table-cell table:formula="of:=([.P302]^3)*[.K$22]+([.P302]^2)*[.K$2]+[.P302]*[.MK510]" office:value-type="float" office:value="36.73591299">
            <text:p>36,73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302]+10" office:value-type="float" office:value="2971">
            <text:p>2971</text:p>
          </table:table-cell>
          <table:table-cell table:formula="of:=([.P303]^3)*[.K$22]+([.P303]^2)*[.K$2]+[.P303]*[.MK511]" office:value-type="float" office:value="36.98446379">
            <text:p>36,98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303]+10" office:value-type="float" office:value="2981">
            <text:p>2981</text:p>
          </table:table-cell>
          <table:table-cell table:formula="of:=([.P304]^3)*[.K$22]+([.P304]^2)*[.K$2]+[.P304]*[.MK512]" office:value-type="float" office:value="37.23385259">
            <text:p>37,23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304]+10" office:value-type="float" office:value="2991">
            <text:p>2991</text:p>
          </table:table-cell>
          <table:table-cell table:formula="of:=([.P305]^3)*[.K$22]+([.P305]^2)*[.K$2]+[.P305]*[.MK513]" office:value-type="float" office:value="37.48407939">
            <text:p>37,48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305]+10" office:value-type="float" office:value="3001">
            <text:p>3001</text:p>
          </table:table-cell>
          <table:table-cell table:formula="of:=([.P306]^3)*[.K$22]+([.P306]^2)*[.K$2]+[.P306]*[.MK514]" office:value-type="float" office:value="37.73514419">
            <text:p>37,73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306]+10" office:value-type="float" office:value="3011">
            <text:p>3011</text:p>
          </table:table-cell>
          <table:table-cell table:formula="of:=([.P307]^3)*[.K$22]+([.P307]^2)*[.K$2]+[.P307]*[.MK515]" office:value-type="float" office:value="37.98704699">
            <text:p>37,98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307]+10" office:value-type="float" office:value="3021">
            <text:p>3021</text:p>
          </table:table-cell>
          <table:table-cell table:formula="of:=([.P308]^3)*[.K$22]+([.P308]^2)*[.K$2]+[.P308]*[.MK516]" office:value-type="float" office:value="38.23978779">
            <text:p>38,24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308]+10" office:value-type="float" office:value="3031">
            <text:p>3031</text:p>
          </table:table-cell>
          <table:table-cell table:formula="of:=([.P309]^3)*[.K$22]+([.P309]^2)*[.K$2]+[.P309]*[.MK517]" office:value-type="float" office:value="38.49336659">
            <text:p>38,49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309]+10" office:value-type="float" office:value="3041">
            <text:p>3041</text:p>
          </table:table-cell>
          <table:table-cell table:formula="of:=([.P310]^3)*[.K$22]+([.P310]^2)*[.K$2]+[.P310]*[.MK518]" office:value-type="float" office:value="38.74778339">
            <text:p>38,74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310]+10" office:value-type="float" office:value="3051">
            <text:p>3051</text:p>
          </table:table-cell>
          <table:table-cell table:formula="of:=([.P311]^3)*[.K$22]+([.P311]^2)*[.K$2]+[.P311]*[.MK519]" office:value-type="float" office:value="39.00303819">
            <text:p>39,00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311]+10" office:value-type="float" office:value="3061">
            <text:p>3061</text:p>
          </table:table-cell>
          <table:table-cell table:formula="of:=([.P312]^3)*[.K$22]+([.P312]^2)*[.K$2]+[.P312]*[.MK520]" office:value-type="float" office:value="39.25913099">
            <text:p>39,25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312]+10" office:value-type="float" office:value="3071">
            <text:p>3071</text:p>
          </table:table-cell>
          <table:table-cell table:formula="of:=([.P313]^3)*[.K$22]+([.P313]^2)*[.K$2]+[.P313]*[.MK521]" office:value-type="float" office:value="39.51606179">
            <text:p>39,51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313]+10" office:value-type="float" office:value="3081">
            <text:p>3081</text:p>
          </table:table-cell>
          <table:table-cell table:formula="of:=([.P314]^3)*[.K$22]+([.P314]^2)*[.K$2]+[.P314]*[.MK522]" office:value-type="float" office:value="39.77383059">
            <text:p>39,77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314]+10" office:value-type="float" office:value="3091">
            <text:p>3091</text:p>
          </table:table-cell>
          <table:table-cell table:formula="of:=([.P315]^3)*[.K$22]+([.P315]^2)*[.K$2]+[.P315]*[.MK523]" office:value-type="float" office:value="40.03243739">
            <text:p>40,03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315]+10" office:value-type="float" office:value="3101">
            <text:p>3101</text:p>
          </table:table-cell>
          <table:table-cell table:formula="of:=([.P316]^3)*[.K$22]+([.P316]^2)*[.K$2]+[.P316]*[.MK524]" office:value-type="float" office:value="40.29188219">
            <text:p>40,29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316]+10" office:value-type="float" office:value="3111">
            <text:p>3111</text:p>
          </table:table-cell>
          <table:table-cell table:formula="of:=([.P317]^3)*[.K$22]+([.P317]^2)*[.K$2]+[.P317]*[.MK525]" office:value-type="float" office:value="40.55216499">
            <text:p>40,55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317]+10" office:value-type="float" office:value="3121">
            <text:p>3121</text:p>
          </table:table-cell>
          <table:table-cell table:formula="of:=([.P318]^3)*[.K$22]+([.P318]^2)*[.K$2]+[.P318]*[.MK526]" office:value-type="float" office:value="40.81328579">
            <text:p>40,81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318]+10" office:value-type="float" office:value="3131">
            <text:p>3131</text:p>
          </table:table-cell>
          <table:table-cell table:formula="of:=([.P319]^3)*[.K$22]+([.P319]^2)*[.K$2]+[.P319]*[.MK527]" office:value-type="float" office:value="41.07524459">
            <text:p>41,07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319]+10" office:value-type="float" office:value="3141">
            <text:p>3141</text:p>
          </table:table-cell>
          <table:table-cell table:formula="of:=([.P320]^3)*[.K$22]+([.P320]^2)*[.K$2]+[.P320]*[.MK528]" office:value-type="float" office:value="41.33804139">
            <text:p>41,33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320]+10" office:value-type="float" office:value="3151">
            <text:p>3151</text:p>
          </table:table-cell>
          <table:table-cell table:formula="of:=([.P321]^3)*[.K$22]+([.P321]^2)*[.K$2]+[.P321]*[.MK529]" office:value-type="float" office:value="41.60167619">
            <text:p>41,60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321]+10" office:value-type="float" office:value="3161">
            <text:p>3161</text:p>
          </table:table-cell>
          <table:table-cell table:formula="of:=([.P322]^3)*[.K$22]+([.P322]^2)*[.K$2]+[.P322]*[.MK530]" office:value-type="float" office:value="41.86614899">
            <text:p>41,86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322]+10" office:value-type="float" office:value="3171">
            <text:p>3171</text:p>
          </table:table-cell>
          <table:table-cell table:formula="of:=([.P323]^3)*[.K$22]+([.P323]^2)*[.K$2]+[.P323]*[.MK531]" office:value-type="float" office:value="42.13145979">
            <text:p>42,13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323]+10" office:value-type="float" office:value="3181">
            <text:p>3181</text:p>
          </table:table-cell>
          <table:table-cell table:formula="of:=([.P324]^3)*[.K$22]+([.P324]^2)*[.K$2]+[.P324]*[.MK532]" office:value-type="float" office:value="42.39760859">
            <text:p>42,39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324]+10" office:value-type="float" office:value="3191">
            <text:p>3191</text:p>
          </table:table-cell>
          <table:table-cell table:formula="of:=([.P325]^3)*[.K$22]+([.P325]^2)*[.K$2]+[.P325]*[.MK533]" office:value-type="float" office:value="42.66459539">
            <text:p>42,66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325]+10" office:value-type="float" office:value="3201">
            <text:p>3201</text:p>
          </table:table-cell>
          <table:table-cell table:formula="of:=([.P326]^3)*[.K$22]+([.P326]^2)*[.K$2]+[.P326]*[.MK534]" office:value-type="float" office:value="42.93242019">
            <text:p>42,93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326]+10" office:value-type="float" office:value="3211">
            <text:p>3211</text:p>
          </table:table-cell>
          <table:table-cell table:formula="of:=([.P327]^3)*[.K$22]+([.P327]^2)*[.K$2]+[.P327]*[.MK535]" office:value-type="float" office:value="43.20108299">
            <text:p>43,20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327]+10" office:value-type="float" office:value="3221">
            <text:p>3221</text:p>
          </table:table-cell>
          <table:table-cell table:formula="of:=([.P328]^3)*[.K$22]+([.P328]^2)*[.K$2]+[.P328]*[.MK536]" office:value-type="float" office:value="43.47058379">
            <text:p>43,47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328]+10" office:value-type="float" office:value="3231">
            <text:p>3231</text:p>
          </table:table-cell>
          <table:table-cell table:formula="of:=([.P329]^3)*[.K$22]+([.P329]^2)*[.K$2]+[.P329]*[.MK537]" office:value-type="float" office:value="43.74092259">
            <text:p>43,74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329]+10" office:value-type="float" office:value="3241">
            <text:p>3241</text:p>
          </table:table-cell>
          <table:table-cell table:formula="of:=([.P330]^3)*[.K$22]+([.P330]^2)*[.K$2]+[.P330]*[.MK538]" office:value-type="float" office:value="44.01209939">
            <text:p>44,01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330]+10" office:value-type="float" office:value="3251">
            <text:p>3251</text:p>
          </table:table-cell>
          <table:table-cell table:formula="of:=([.P331]^3)*[.K$22]+([.P331]^2)*[.K$2]+[.P331]*[.MK539]" office:value-type="float" office:value="44.28411419">
            <text:p>44,28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331]+10" office:value-type="float" office:value="3261">
            <text:p>3261</text:p>
          </table:table-cell>
          <table:table-cell table:formula="of:=([.P332]^3)*[.K$22]+([.P332]^2)*[.K$2]+[.P332]*[.MK540]" office:value-type="float" office:value="44.55696699">
            <text:p>44,55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332]+10" office:value-type="float" office:value="3271">
            <text:p>3271</text:p>
          </table:table-cell>
          <table:table-cell table:formula="of:=([.P333]^3)*[.K$22]+([.P333]^2)*[.K$2]+[.P333]*[.MK541]" office:value-type="float" office:value="44.83065779">
            <text:p>44,83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333]+10" office:value-type="float" office:value="3281">
            <text:p>3281</text:p>
          </table:table-cell>
          <table:table-cell table:formula="of:=([.P334]^3)*[.K$22]+([.P334]^2)*[.K$2]+[.P334]*[.MK542]" office:value-type="float" office:value="45.10518659">
            <text:p>45,10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334]+10" office:value-type="float" office:value="3291">
            <text:p>3291</text:p>
          </table:table-cell>
          <table:table-cell table:formula="of:=([.P335]^3)*[.K$22]+([.P335]^2)*[.K$2]+[.P335]*[.MK543]" office:value-type="float" office:value="45.38055339">
            <text:p>45,38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335]+10" office:value-type="float" office:value="3301">
            <text:p>3301</text:p>
          </table:table-cell>
          <table:table-cell table:formula="of:=([.P336]^3)*[.K$22]+([.P336]^2)*[.K$2]+[.P336]*[.MK544]" office:value-type="float" office:value="45.65675819">
            <text:p>45,65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336]+10" office:value-type="float" office:value="3311">
            <text:p>3311</text:p>
          </table:table-cell>
          <table:table-cell table:formula="of:=([.P337]^3)*[.K$22]+([.P337]^2)*[.K$2]+[.P337]*[.MK545]" office:value-type="float" office:value="45.93380099">
            <text:p>45,93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337]+10" office:value-type="float" office:value="3321">
            <text:p>3321</text:p>
          </table:table-cell>
          <table:table-cell table:formula="of:=([.P338]^3)*[.K$22]+([.P338]^2)*[.K$2]+[.P338]*[.MK546]" office:value-type="float" office:value="46.21168179">
            <text:p>46,21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338]+10" office:value-type="float" office:value="3331">
            <text:p>3331</text:p>
          </table:table-cell>
          <table:table-cell table:formula="of:=([.P339]^3)*[.K$22]+([.P339]^2)*[.K$2]+[.P339]*[.MK547]" office:value-type="float" office:value="46.49040059">
            <text:p>46,49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339]+10" office:value-type="float" office:value="3341">
            <text:p>3341</text:p>
          </table:table-cell>
          <table:table-cell table:formula="of:=([.P340]^3)*[.K$22]+([.P340]^2)*[.K$2]+[.P340]*[.MK548]" office:value-type="float" office:value="46.76995739">
            <text:p>46,77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340]+10" office:value-type="float" office:value="3351">
            <text:p>3351</text:p>
          </table:table-cell>
          <table:table-cell table:formula="of:=([.P341]^3)*[.K$22]+([.P341]^2)*[.K$2]+[.P341]*[.MK549]" office:value-type="float" office:value="47.05035219">
            <text:p>47,05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341]+10" office:value-type="float" office:value="3361">
            <text:p>3361</text:p>
          </table:table-cell>
          <table:table-cell table:formula="of:=([.P342]^3)*[.K$22]+([.P342]^2)*[.K$2]+[.P342]*[.MK550]" office:value-type="float" office:value="47.33158499">
            <text:p>47,33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342]+10" office:value-type="float" office:value="3371">
            <text:p>3371</text:p>
          </table:table-cell>
          <table:table-cell table:formula="of:=([.P343]^3)*[.K$22]+([.P343]^2)*[.K$2]+[.P343]*[.MK551]" office:value-type="float" office:value="47.61365579">
            <text:p>47,61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343]+10" office:value-type="float" office:value="3381">
            <text:p>3381</text:p>
          </table:table-cell>
          <table:table-cell table:formula="of:=([.P344]^3)*[.K$22]+([.P344]^2)*[.K$2]+[.P344]*[.MK552]" office:value-type="float" office:value="47.89656459">
            <text:p>47,89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344]+10" office:value-type="float" office:value="3391">
            <text:p>3391</text:p>
          </table:table-cell>
          <table:table-cell table:formula="of:=([.P345]^3)*[.K$22]+([.P345]^2)*[.K$2]+[.P345]*[.MK553]" office:value-type="float" office:value="48.18031139">
            <text:p>48,18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345]+10" office:value-type="float" office:value="3401">
            <text:p>3401</text:p>
          </table:table-cell>
          <table:table-cell table:formula="of:=([.P346]^3)*[.K$22]+([.P346]^2)*[.K$2]+[.P346]*[.MK554]" office:value-type="float" office:value="48.46489619">
            <text:p>48,46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346]+10" office:value-type="float" office:value="3411">
            <text:p>3411</text:p>
          </table:table-cell>
          <table:table-cell table:formula="of:=([.P347]^3)*[.K$22]+([.P347]^2)*[.K$2]+[.P347]*[.MK555]" office:value-type="float" office:value="48.75031899">
            <text:p>48,75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347]+10" office:value-type="float" office:value="3421">
            <text:p>3421</text:p>
          </table:table-cell>
          <table:table-cell table:formula="of:=([.P348]^3)*[.K$22]+([.P348]^2)*[.K$2]+[.P348]*[.MK556]" office:value-type="float" office:value="49.03657979">
            <text:p>49,03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348]+10" office:value-type="float" office:value="3431">
            <text:p>3431</text:p>
          </table:table-cell>
          <table:table-cell table:formula="of:=([.P349]^3)*[.K$22]+([.P349]^2)*[.K$2]+[.P349]*[.MK557]" office:value-type="float" office:value="49.32367859">
            <text:p>49,32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349]+10" office:value-type="float" office:value="3441">
            <text:p>3441</text:p>
          </table:table-cell>
          <table:table-cell table:formula="of:=([.P350]^3)*[.K$22]+([.P350]^2)*[.K$2]+[.P350]*[.MK558]" office:value-type="float" office:value="49.61161539">
            <text:p>49,61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350]+10" office:value-type="float" office:value="3451">
            <text:p>3451</text:p>
          </table:table-cell>
          <table:table-cell table:formula="of:=([.P351]^3)*[.K$22]+([.P351]^2)*[.K$2]+[.P351]*[.MK559]" office:value-type="float" office:value="49.90039019">
            <text:p>49,90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351]+10" office:value-type="float" office:value="3461">
            <text:p>3461</text:p>
          </table:table-cell>
          <table:table-cell table:formula="of:=([.P352]^3)*[.K$22]+([.P352]^2)*[.K$2]+[.P352]*[.MK560]" office:value-type="float" office:value="50.19000299">
            <text:p>50,19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352]+10" office:value-type="float" office:value="3471">
            <text:p>3471</text:p>
          </table:table-cell>
          <table:table-cell table:formula="of:=([.P353]^3)*[.K$22]+([.P353]^2)*[.K$2]+[.P353]*[.MK561]" office:value-type="float" office:value="50.48045379">
            <text:p>50,48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353]+10" office:value-type="float" office:value="3481">
            <text:p>3481</text:p>
          </table:table-cell>
          <table:table-cell table:formula="of:=([.P354]^3)*[.K$22]+([.P354]^2)*[.K$2]+[.P354]*[.MK562]" office:value-type="float" office:value="50.77174259">
            <text:p>50,77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354]+10" office:value-type="float" office:value="3491">
            <text:p>3491</text:p>
          </table:table-cell>
          <table:table-cell table:formula="of:=([.P355]^3)*[.K$22]+([.P355]^2)*[.K$2]+[.P355]*[.MK563]" office:value-type="float" office:value="51.06386939">
            <text:p>51,06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355]+10" office:value-type="float" office:value="3501">
            <text:p>3501</text:p>
          </table:table-cell>
          <table:table-cell table:formula="of:=([.P356]^3)*[.K$22]+([.P356]^2)*[.K$2]+[.P356]*[.MK564]" office:value-type="float" office:value="51.35683419">
            <text:p>51,35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356]+10" office:value-type="float" office:value="3511">
            <text:p>3511</text:p>
          </table:table-cell>
          <table:table-cell table:formula="of:=([.P357]^3)*[.K$22]+([.P357]^2)*[.K$2]+[.P357]*[.MK565]" office:value-type="float" office:value="51.65063699">
            <text:p>51,65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357]+10" office:value-type="float" office:value="3521">
            <text:p>3521</text:p>
          </table:table-cell>
          <table:table-cell table:formula="of:=([.P358]^3)*[.K$22]+([.P358]^2)*[.K$2]+[.P358]*[.MK566]" office:value-type="float" office:value="51.94527779">
            <text:p>51,94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358]+10" office:value-type="float" office:value="3531">
            <text:p>3531</text:p>
          </table:table-cell>
          <table:table-cell table:formula="of:=([.P359]^3)*[.K$22]+([.P359]^2)*[.K$2]+[.P359]*[.MK567]" office:value-type="float" office:value="52.24075659">
            <text:p>52,24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359]+10" office:value-type="float" office:value="3541">
            <text:p>3541</text:p>
          </table:table-cell>
          <table:table-cell table:formula="of:=([.P360]^3)*[.K$22]+([.P360]^2)*[.K$2]+[.P360]*[.MK568]" office:value-type="float" office:value="52.53707339">
            <text:p>52,53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360]+10" office:value-type="float" office:value="3551">
            <text:p>3551</text:p>
          </table:table-cell>
          <table:table-cell table:formula="of:=([.P361]^3)*[.K$22]+([.P361]^2)*[.K$2]+[.P361]*[.MK569]" office:value-type="float" office:value="52.83422819">
            <text:p>52,83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361]+10" office:value-type="float" office:value="3561">
            <text:p>3561</text:p>
          </table:table-cell>
          <table:table-cell table:formula="of:=([.P362]^3)*[.K$22]+([.P362]^2)*[.K$2]+[.P362]*[.MK570]" office:value-type="float" office:value="53.13222099">
            <text:p>53,13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362]+10" office:value-type="float" office:value="3571">
            <text:p>3571</text:p>
          </table:table-cell>
          <table:table-cell table:formula="of:=([.P363]^3)*[.K$22]+([.P363]^2)*[.K$2]+[.P363]*[.MK571]" office:value-type="float" office:value="53.43105179">
            <text:p>53,43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363]+10" office:value-type="float" office:value="3581">
            <text:p>3581</text:p>
          </table:table-cell>
          <table:table-cell table:formula="of:=([.P364]^3)*[.K$22]+([.P364]^2)*[.K$2]+[.P364]*[.MK572]" office:value-type="float" office:value="53.73072059">
            <text:p>53,73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364]+10" office:value-type="float" office:value="3591">
            <text:p>3591</text:p>
          </table:table-cell>
          <table:table-cell table:formula="of:=([.P365]^3)*[.K$22]+([.P365]^2)*[.K$2]+[.P365]*[.MK573]" office:value-type="float" office:value="54.03122739">
            <text:p>54,03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365]+10" office:value-type="float" office:value="3601">
            <text:p>3601</text:p>
          </table:table-cell>
          <table:table-cell table:formula="of:=([.P366]^3)*[.K$22]+([.P366]^2)*[.K$2]+[.P366]*[.MK574]" office:value-type="float" office:value="54.33257219">
            <text:p>54,33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366]+10" office:value-type="float" office:value="3611">
            <text:p>3611</text:p>
          </table:table-cell>
          <table:table-cell table:formula="of:=([.P367]^3)*[.K$22]+([.P367]^2)*[.K$2]+[.P367]*[.MK575]" office:value-type="float" office:value="54.63475499">
            <text:p>54,63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367]+10" office:value-type="float" office:value="3621">
            <text:p>3621</text:p>
          </table:table-cell>
          <table:table-cell table:formula="of:=([.P368]^3)*[.K$22]+([.P368]^2)*[.K$2]+[.P368]*[.MK576]" office:value-type="float" office:value="54.93777579">
            <text:p>54,93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368]+10" office:value-type="float" office:value="3631">
            <text:p>3631</text:p>
          </table:table-cell>
          <table:table-cell table:formula="of:=([.P369]^3)*[.K$22]+([.P369]^2)*[.K$2]+[.P369]*[.MK577]" office:value-type="float" office:value="55.24163459">
            <text:p>55,24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369]+10" office:value-type="float" office:value="3641">
            <text:p>3641</text:p>
          </table:table-cell>
          <table:table-cell table:formula="of:=([.P370]^3)*[.K$22]+([.P370]^2)*[.K$2]+[.P370]*[.MK578]" office:value-type="float" office:value="55.54633139">
            <text:p>55,54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370]+10" office:value-type="float" office:value="3651">
            <text:p>3651</text:p>
          </table:table-cell>
          <table:table-cell table:formula="of:=([.P371]^3)*[.K$22]+([.P371]^2)*[.K$2]+[.P371]*[.MK579]" office:value-type="float" office:value="55.85186619">
            <text:p>55,85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371]+10" office:value-type="float" office:value="3661">
            <text:p>3661</text:p>
          </table:table-cell>
          <table:table-cell table:formula="of:=([.P372]^3)*[.K$22]+([.P372]^2)*[.K$2]+[.P372]*[.MK580]" office:value-type="float" office:value="56.15823899">
            <text:p>56,15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372]+10" office:value-type="float" office:value="3671">
            <text:p>3671</text:p>
          </table:table-cell>
          <table:table-cell table:formula="of:=([.P373]^3)*[.K$22]+([.P373]^2)*[.K$2]+[.P373]*[.MK581]" office:value-type="float" office:value="56.46544979">
            <text:p>56,46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373]+10" office:value-type="float" office:value="3681">
            <text:p>3681</text:p>
          </table:table-cell>
          <table:table-cell table:formula="of:=([.P374]^3)*[.K$22]+([.P374]^2)*[.K$2]+[.P374]*[.MK582]" office:value-type="float" office:value="56.77349859">
            <text:p>56,77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374]+10" office:value-type="float" office:value="3691">
            <text:p>3691</text:p>
          </table:table-cell>
          <table:table-cell table:formula="of:=([.P375]^3)*[.K$22]+([.P375]^2)*[.K$2]+[.P375]*[.MK583]" office:value-type="float" office:value="57.08238539">
            <text:p>57,08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375]+10" office:value-type="float" office:value="3701">
            <text:p>3701</text:p>
          </table:table-cell>
          <table:table-cell table:formula="of:=([.P376]^3)*[.K$22]+([.P376]^2)*[.K$2]+[.P376]*[.MK584]" office:value-type="float" office:value="57.39211019">
            <text:p>57,39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376]+10" office:value-type="float" office:value="3711">
            <text:p>3711</text:p>
          </table:table-cell>
          <table:table-cell table:formula="of:=([.P377]^3)*[.K$22]+([.P377]^2)*[.K$2]+[.P377]*[.MK585]" office:value-type="float" office:value="57.70267299">
            <text:p>57,70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377]+10" office:value-type="float" office:value="3721">
            <text:p>3721</text:p>
          </table:table-cell>
          <table:table-cell table:formula="of:=([.P378]^3)*[.K$22]+([.P378]^2)*[.K$2]+[.P378]*[.MK586]" office:value-type="float" office:value="58.01407379">
            <text:p>58,01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378]+10" office:value-type="float" office:value="3731">
            <text:p>3731</text:p>
          </table:table-cell>
          <table:table-cell table:formula="of:=([.P379]^3)*[.K$22]+([.P379]^2)*[.K$2]+[.P379]*[.MK587]" office:value-type="float" office:value="58.32631259">
            <text:p>58,32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379]+10" office:value-type="float" office:value="3741">
            <text:p>3741</text:p>
          </table:table-cell>
          <table:table-cell table:formula="of:=([.P380]^3)*[.K$22]+([.P380]^2)*[.K$2]+[.P380]*[.MK588]" office:value-type="float" office:value="58.63938939">
            <text:p>58,63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380]+10" office:value-type="float" office:value="3751">
            <text:p>3751</text:p>
          </table:table-cell>
          <table:table-cell table:formula="of:=([.P381]^3)*[.K$22]+([.P381]^2)*[.K$2]+[.P381]*[.MK589]" office:value-type="float" office:value="58.95330419">
            <text:p>58,95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381]+10" office:value-type="float" office:value="3761">
            <text:p>3761</text:p>
          </table:table-cell>
          <table:table-cell table:formula="of:=([.P382]^3)*[.K$22]+([.P382]^2)*[.K$2]+[.P382]*[.MK590]" office:value-type="float" office:value="59.26805699">
            <text:p>59,26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382]+10" office:value-type="float" office:value="3771">
            <text:p>3771</text:p>
          </table:table-cell>
          <table:table-cell table:formula="of:=([.P383]^3)*[.K$22]+([.P383]^2)*[.K$2]+[.P383]*[.MK591]" office:value-type="float" office:value="59.58364779">
            <text:p>59,58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383]+10" office:value-type="float" office:value="3781">
            <text:p>3781</text:p>
          </table:table-cell>
          <table:table-cell table:formula="of:=([.P384]^3)*[.K$22]+([.P384]^2)*[.K$2]+[.P384]*[.MK592]" office:value-type="float" office:value="59.90007659">
            <text:p>59,90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384]+10" office:value-type="float" office:value="3791">
            <text:p>3791</text:p>
          </table:table-cell>
          <table:table-cell table:formula="of:=([.P385]^3)*[.K$22]+([.P385]^2)*[.K$2]+[.P385]*[.MK593]" office:value-type="float" office:value="60.21734339">
            <text:p>60,21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385]+10" office:value-type="float" office:value="3801">
            <text:p>3801</text:p>
          </table:table-cell>
          <table:table-cell table:formula="of:=([.P386]^3)*[.K$22]+([.P386]^2)*[.K$2]+[.P386]*[.MK594]" office:value-type="float" office:value="60.53544819">
            <text:p>60,53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386]+10" office:value-type="float" office:value="3811">
            <text:p>3811</text:p>
          </table:table-cell>
          <table:table-cell table:formula="of:=([.P387]^3)*[.K$22]+([.P387]^2)*[.K$2]+[.P387]*[.MK595]" office:value-type="float" office:value="60.85439099">
            <text:p>60,85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387]+10" office:value-type="float" office:value="3821">
            <text:p>3821</text:p>
          </table:table-cell>
          <table:table-cell table:formula="of:=([.P388]^3)*[.K$22]+([.P388]^2)*[.K$2]+[.P388]*[.MK596]" office:value-type="float" office:value="61.17417179">
            <text:p>61,17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388]+10" office:value-type="float" office:value="3831">
            <text:p>3831</text:p>
          </table:table-cell>
          <table:table-cell table:formula="of:=([.P389]^3)*[.K$22]+([.P389]^2)*[.K$2]+[.P389]*[.MK597]" office:value-type="float" office:value="61.49479059">
            <text:p>61,49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389]+10" office:value-type="float" office:value="3841">
            <text:p>3841</text:p>
          </table:table-cell>
          <table:table-cell table:formula="of:=([.P390]^3)*[.K$22]+([.P390]^2)*[.K$2]+[.P390]*[.MK598]" office:value-type="float" office:value="61.81624739">
            <text:p>61,81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390]+10" office:value-type="float" office:value="3851">
            <text:p>3851</text:p>
          </table:table-cell>
          <table:table-cell table:formula="of:=([.P391]^3)*[.K$22]+([.P391]^2)*[.K$2]+[.P391]*[.MK599]" office:value-type="float" office:value="62.13854219">
            <text:p>62,13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391]+10" office:value-type="float" office:value="3861">
            <text:p>3861</text:p>
          </table:table-cell>
          <table:table-cell table:formula="of:=([.P392]^3)*[.K$22]+([.P392]^2)*[.K$2]+[.P392]*[.MK600]" office:value-type="float" office:value="62.46167499">
            <text:p>62,46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392]+10" office:value-type="float" office:value="3871">
            <text:p>3871</text:p>
          </table:table-cell>
          <table:table-cell table:formula="of:=([.P393]^3)*[.K$22]+([.P393]^2)*[.K$2]+[.P393]*[.MK601]" office:value-type="float" office:value="62.78564579">
            <text:p>62,78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393]+10" office:value-type="float" office:value="3881">
            <text:p>3881</text:p>
          </table:table-cell>
          <table:table-cell table:formula="of:=([.P394]^3)*[.K$22]+([.P394]^2)*[.K$2]+[.P394]*[.MK602]" office:value-type="float" office:value="63.11045459">
            <text:p>63,11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394]+10" office:value-type="float" office:value="3891">
            <text:p>3891</text:p>
          </table:table-cell>
          <table:table-cell table:formula="of:=([.P395]^3)*[.K$22]+([.P395]^2)*[.K$2]+[.P395]*[.MK603]" office:value-type="float" office:value="63.43610139">
            <text:p>63,43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395]+10" office:value-type="float" office:value="3901">
            <text:p>3901</text:p>
          </table:table-cell>
          <table:table-cell table:formula="of:=([.P396]^3)*[.K$22]+([.P396]^2)*[.K$2]+[.P396]*[.MK604]" office:value-type="float" office:value="63.76258619">
            <text:p>63,76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396]+10" office:value-type="float" office:value="3911">
            <text:p>3911</text:p>
          </table:table-cell>
          <table:table-cell table:formula="of:=([.P397]^3)*[.K$22]+([.P397]^2)*[.K$2]+[.P397]*[.MK605]" office:value-type="float" office:value="64.08990899">
            <text:p>64,09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397]+10" office:value-type="float" office:value="3921">
            <text:p>3921</text:p>
          </table:table-cell>
          <table:table-cell table:formula="of:=([.P398]^3)*[.K$22]+([.P398]^2)*[.K$2]+[.P398]*[.MK606]" office:value-type="float" office:value="64.41806979">
            <text:p>64,41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398]+10" office:value-type="float" office:value="3931">
            <text:p>3931</text:p>
          </table:table-cell>
          <table:table-cell table:formula="of:=([.P399]^3)*[.K$22]+([.P399]^2)*[.K$2]+[.P399]*[.MK607]" office:value-type="float" office:value="64.74706859">
            <text:p>64,74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399]+10" office:value-type="float" office:value="3941">
            <text:p>3941</text:p>
          </table:table-cell>
          <table:table-cell table:formula="of:=([.P400]^3)*[.K$22]+([.P400]^2)*[.K$2]+[.P400]*[.MK608]" office:value-type="float" office:value="65.07690539">
            <text:p>65,07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400]+10" office:value-type="float" office:value="3951">
            <text:p>3951</text:p>
          </table:table-cell>
          <table:table-cell table:formula="of:=([.P401]^3)*[.K$22]+([.P401]^2)*[.K$2]+[.P401]*[.MK609]" office:value-type="float" office:value="65.40758019">
            <text:p>65,40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401]+10" office:value-type="float" office:value="3961">
            <text:p>3961</text:p>
          </table:table-cell>
          <table:table-cell table:formula="of:=([.P402]^3)*[.K$22]+([.P402]^2)*[.K$2]+[.P402]*[.MK610]" office:value-type="float" office:value="65.73909299">
            <text:p>65,73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402]+10" office:value-type="float" office:value="3971">
            <text:p>3971</text:p>
          </table:table-cell>
          <table:table-cell table:formula="of:=([.P403]^3)*[.K$22]+([.P403]^2)*[.K$2]+[.P403]*[.MK611]" office:value-type="float" office:value="66.07144379">
            <text:p>66,07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403]+10" office:value-type="float" office:value="3981">
            <text:p>3981</text:p>
          </table:table-cell>
          <table:table-cell table:formula="of:=([.P404]^3)*[.K$22]+([.P404]^2)*[.K$2]+[.P404]*[.MK612]" office:value-type="float" office:value="66.40463259">
            <text:p>66,40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404]+10" office:value-type="float" office:value="3991">
            <text:p>3991</text:p>
          </table:table-cell>
          <table:table-cell table:formula="of:=([.P405]^3)*[.K$22]+([.P405]^2)*[.K$2]+[.P405]*[.MK613]" office:value-type="float" office:value="66.73865939">
            <text:p>66,73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405]+10" office:value-type="float" office:value="4001">
            <text:p>4001</text:p>
          </table:table-cell>
          <table:table-cell table:formula="of:=([.P406]^3)*[.K$22]+([.P406]^2)*[.K$2]+[.P406]*[.MK614]" office:value-type="float" office:value="67.07352419">
            <text:p>67,07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406]+10" office:value-type="float" office:value="4011">
            <text:p>4011</text:p>
          </table:table-cell>
          <table:table-cell table:formula="of:=([.P407]^3)*[.K$22]+([.P407]^2)*[.K$2]+[.P407]*[.MK615]" office:value-type="float" office:value="67.40922699">
            <text:p>67,40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407]+10" office:value-type="float" office:value="4021">
            <text:p>4021</text:p>
          </table:table-cell>
          <table:table-cell table:formula="of:=([.P408]^3)*[.K$22]+([.P408]^2)*[.K$2]+[.P408]*[.MK616]" office:value-type="float" office:value="67.74576779">
            <text:p>67,74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408]+10" office:value-type="float" office:value="4031">
            <text:p>4031</text:p>
          </table:table-cell>
          <table:table-cell table:formula="of:=([.P409]^3)*[.K$22]+([.P409]^2)*[.K$2]+[.P409]*[.MK617]" office:value-type="float" office:value="68.08314659">
            <text:p>68,08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409]+10" office:value-type="float" office:value="4041">
            <text:p>4041</text:p>
          </table:table-cell>
          <table:table-cell table:formula="of:=([.P410]^3)*[.K$22]+([.P410]^2)*[.K$2]+[.P410]*[.MK618]" office:value-type="float" office:value="68.42136339">
            <text:p>68,42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410]+10" office:value-type="float" office:value="4051">
            <text:p>4051</text:p>
          </table:table-cell>
          <table:table-cell table:formula="of:=([.P411]^3)*[.K$22]+([.P411]^2)*[.K$2]+[.P411]*[.MK619]" office:value-type="float" office:value="68.76041819">
            <text:p>68,76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411]+10" office:value-type="float" office:value="4061">
            <text:p>4061</text:p>
          </table:table-cell>
          <table:table-cell table:formula="of:=([.P412]^3)*[.K$22]+([.P412]^2)*[.K$2]+[.P412]*[.MK620]" office:value-type="float" office:value="69.10031099">
            <text:p>69,10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412]+10" office:value-type="float" office:value="4071">
            <text:p>4071</text:p>
          </table:table-cell>
          <table:table-cell table:formula="of:=([.P413]^3)*[.K$22]+([.P413]^2)*[.K$2]+[.P413]*[.MK621]" office:value-type="float" office:value="69.44104179">
            <text:p>69,44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413]+10" office:value-type="float" office:value="4081">
            <text:p>4081</text:p>
          </table:table-cell>
          <table:table-cell table:formula="of:=([.P414]^3)*[.K$22]+([.P414]^2)*[.K$2]+[.P414]*[.MK622]" office:value-type="float" office:value="69.78261059">
            <text:p>69,78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414]+10" office:value-type="float" office:value="4091">
            <text:p>4091</text:p>
          </table:table-cell>
          <table:table-cell table:formula="of:=([.P415]^3)*[.K$22]+([.P415]^2)*[.K$2]+[.P415]*[.MK623]" office:value-type="float" office:value="70.12501739">
            <text:p>70,12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415]+10" office:value-type="float" office:value="4101">
            <text:p>4101</text:p>
          </table:table-cell>
          <table:table-cell table:formula="of:=([.P416]^3)*[.K$22]+([.P416]^2)*[.K$2]+[.P416]*[.MK624]" office:value-type="float" office:value="70.46826219">
            <text:p>70,46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416]+10" office:value-type="float" office:value="4111">
            <text:p>4111</text:p>
          </table:table-cell>
          <table:table-cell table:formula="of:=([.P417]^3)*[.K$22]+([.P417]^2)*[.K$2]+[.P417]*[.MK625]" office:value-type="float" office:value="70.81234499">
            <text:p>70,81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417]+10" office:value-type="float" office:value="4121">
            <text:p>4121</text:p>
          </table:table-cell>
          <table:table-cell table:formula="of:=([.P418]^3)*[.K$22]+([.P418]^2)*[.K$2]+[.P418]*[.MK626]" office:value-type="float" office:value="71.15726579">
            <text:p>71,15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418]+10" office:value-type="float" office:value="4131">
            <text:p>4131</text:p>
          </table:table-cell>
          <table:table-cell table:formula="of:=([.P419]^3)*[.K$22]+([.P419]^2)*[.K$2]+[.P419]*[.MK627]" office:value-type="float" office:value="71.50302459">
            <text:p>71,50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419]+10" office:value-type="float" office:value="4141">
            <text:p>4141</text:p>
          </table:table-cell>
          <table:table-cell table:formula="of:=([.P420]^3)*[.K$22]+([.P420]^2)*[.K$2]+[.P420]*[.MK628]" office:value-type="float" office:value="71.84962139">
            <text:p>71,85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420]+10" office:value-type="float" office:value="4151">
            <text:p>4151</text:p>
          </table:table-cell>
          <table:table-cell table:formula="of:=([.P421]^3)*[.K$22]+([.P421]^2)*[.K$2]+[.P421]*[.MK629]" office:value-type="float" office:value="72.19705619">
            <text:p>72,19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421]+10" office:value-type="float" office:value="4161">
            <text:p>4161</text:p>
          </table:table-cell>
          <table:table-cell table:formula="of:=([.P422]^3)*[.K$22]+([.P422]^2)*[.K$2]+[.P422]*[.MK630]" office:value-type="float" office:value="72.54532899">
            <text:p>72,54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422]+10" office:value-type="float" office:value="4171">
            <text:p>4171</text:p>
          </table:table-cell>
          <table:table-cell table:formula="of:=([.P423]^3)*[.K$22]+([.P423]^2)*[.K$2]+[.P423]*[.MK631]" office:value-type="float" office:value="72.89443979">
            <text:p>72,89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423]+10" office:value-type="float" office:value="4181">
            <text:p>4181</text:p>
          </table:table-cell>
          <table:table-cell table:formula="of:=([.P424]^3)*[.K$22]+([.P424]^2)*[.K$2]+[.P424]*[.MK632]" office:value-type="float" office:value="73.24438859">
            <text:p>73,24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424]+10" office:value-type="float" office:value="4191">
            <text:p>4191</text:p>
          </table:table-cell>
          <table:table-cell table:formula="of:=([.P425]^3)*[.K$22]+([.P425]^2)*[.K$2]+[.P425]*[.MK633]" office:value-type="float" office:value="73.59517539">
            <text:p>73,59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425]+10" office:value-type="float" office:value="4201">
            <text:p>4201</text:p>
          </table:table-cell>
          <table:table-cell table:formula="of:=([.P426]^3)*[.K$22]+([.P426]^2)*[.K$2]+[.P426]*[.MK634]" office:value-type="float" office:value="73.94680019">
            <text:p>73,94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426]+10" office:value-type="float" office:value="4211">
            <text:p>4211</text:p>
          </table:table-cell>
          <table:table-cell table:formula="of:=([.P427]^3)*[.K$22]+([.P427]^2)*[.K$2]+[.P427]*[.MK635]" office:value-type="float" office:value="74.29926299">
            <text:p>74,29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427]+10" office:value-type="float" office:value="4221">
            <text:p>4221</text:p>
          </table:table-cell>
          <table:table-cell table:formula="of:=([.P428]^3)*[.K$22]+([.P428]^2)*[.K$2]+[.P428]*[.MK636]" office:value-type="float" office:value="74.65256379">
            <text:p>74,65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428]+10" office:value-type="float" office:value="4231">
            <text:p>4231</text:p>
          </table:table-cell>
          <table:table-cell table:formula="of:=([.P429]^3)*[.K$22]+([.P429]^2)*[.K$2]+[.P429]*[.MK637]" office:value-type="float" office:value="75.00670259">
            <text:p>75,00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429]+10" office:value-type="float" office:value="4241">
            <text:p>4241</text:p>
          </table:table-cell>
          <table:table-cell table:formula="of:=([.P430]^3)*[.K$22]+([.P430]^2)*[.K$2]+[.P430]*[.MK638]" office:value-type="float" office:value="75.36167939">
            <text:p>75,36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430]+10" office:value-type="float" office:value="4251">
            <text:p>4251</text:p>
          </table:table-cell>
          <table:table-cell table:formula="of:=([.P431]^3)*[.K$22]+([.P431]^2)*[.K$2]+[.P431]*[.MK639]" office:value-type="float" office:value="75.71749419">
            <text:p>75,71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431]+10" office:value-type="float" office:value="4261">
            <text:p>4261</text:p>
          </table:table-cell>
          <table:table-cell table:formula="of:=([.P432]^3)*[.K$22]+([.P432]^2)*[.K$2]+[.P432]*[.MK640]" office:value-type="float" office:value="76.07414699">
            <text:p>76,07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432]+10" office:value-type="float" office:value="4271">
            <text:p>4271</text:p>
          </table:table-cell>
          <table:table-cell table:formula="of:=([.P433]^3)*[.K$22]+([.P433]^2)*[.K$2]+[.P433]*[.MK641]" office:value-type="float" office:value="76.43163779">
            <text:p>76,43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433]+10" office:value-type="float" office:value="4281">
            <text:p>4281</text:p>
          </table:table-cell>
          <table:table-cell table:formula="of:=([.P434]^3)*[.K$22]+([.P434]^2)*[.K$2]+[.P434]*[.MK642]" office:value-type="float" office:value="76.78996659">
            <text:p>76,79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434]+10" office:value-type="float" office:value="4291">
            <text:p>4291</text:p>
          </table:table-cell>
          <table:table-cell table:formula="of:=([.P435]^3)*[.K$22]+([.P435]^2)*[.K$2]+[.P435]*[.MK643]" office:value-type="float" office:value="77.14913339">
            <text:p>77,14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435]+10" office:value-type="float" office:value="4301">
            <text:p>4301</text:p>
          </table:table-cell>
          <table:table-cell table:formula="of:=([.P436]^3)*[.K$22]+([.P436]^2)*[.K$2]+[.P436]*[.MK644]" office:value-type="float" office:value="77.50913819">
            <text:p>77,50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436]+10" office:value-type="float" office:value="4311">
            <text:p>4311</text:p>
          </table:table-cell>
          <table:table-cell table:formula="of:=([.P437]^3)*[.K$22]+([.P437]^2)*[.K$2]+[.P437]*[.MK645]" office:value-type="float" office:value="77.86998099">
            <text:p>77,87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437]+10" office:value-type="float" office:value="4321">
            <text:p>4321</text:p>
          </table:table-cell>
          <table:table-cell table:formula="of:=([.P438]^3)*[.K$22]+([.P438]^2)*[.K$2]+[.P438]*[.MK646]" office:value-type="float" office:value="78.23166179">
            <text:p>78,23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438]+10" office:value-type="float" office:value="4331">
            <text:p>4331</text:p>
          </table:table-cell>
          <table:table-cell table:formula="of:=([.P439]^3)*[.K$22]+([.P439]^2)*[.K$2]+[.P439]*[.MK647]" office:value-type="float" office:value="78.59418059">
            <text:p>78,59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439]+10" office:value-type="float" office:value="4341">
            <text:p>4341</text:p>
          </table:table-cell>
          <table:table-cell table:formula="of:=([.P440]^3)*[.K$22]+([.P440]^2)*[.K$2]+[.P440]*[.MK648]" office:value-type="float" office:value="78.95753739">
            <text:p>78,95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440]+10" office:value-type="float" office:value="4351">
            <text:p>4351</text:p>
          </table:table-cell>
          <table:table-cell table:formula="of:=([.P441]^3)*[.K$22]+([.P441]^2)*[.K$2]+[.P441]*[.MK649]" office:value-type="float" office:value="79.32173219">
            <text:p>79,32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441]+10" office:value-type="float" office:value="4361">
            <text:p>4361</text:p>
          </table:table-cell>
          <table:table-cell table:formula="of:=([.P442]^3)*[.K$22]+([.P442]^2)*[.K$2]+[.P442]*[.MK650]" office:value-type="float" office:value="79.68676499">
            <text:p>79,68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442]+10" office:value-type="float" office:value="4371">
            <text:p>4371</text:p>
          </table:table-cell>
          <table:table-cell table:formula="of:=([.P443]^3)*[.K$22]+([.P443]^2)*[.K$2]+[.P443]*[.MK651]" office:value-type="float" office:value="80.05263579">
            <text:p>80,05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443]+10" office:value-type="float" office:value="4381">
            <text:p>4381</text:p>
          </table:table-cell>
          <table:table-cell table:formula="of:=([.P444]^3)*[.K$22]+([.P444]^2)*[.K$2]+[.P444]*[.MK652]" office:value-type="float" office:value="80.41934459">
            <text:p>80,41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444]+10" office:value-type="float" office:value="4391">
            <text:p>4391</text:p>
          </table:table-cell>
          <table:table-cell table:formula="of:=([.P445]^3)*[.K$22]+([.P445]^2)*[.K$2]+[.P445]*[.MK653]" office:value-type="float" office:value="80.78689139">
            <text:p>80,78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445]+10" office:value-type="float" office:value="4401">
            <text:p>4401</text:p>
          </table:table-cell>
          <table:table-cell table:formula="of:=([.P446]^3)*[.K$22]+([.P446]^2)*[.K$2]+[.P446]*[.MK654]" office:value-type="float" office:value="81.15527619">
            <text:p>81,15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446]+10" office:value-type="float" office:value="4411">
            <text:p>4411</text:p>
          </table:table-cell>
          <table:table-cell table:formula="of:=([.P447]^3)*[.K$22]+([.P447]^2)*[.K$2]+[.P447]*[.MK655]" office:value-type="float" office:value="81.52449899">
            <text:p>81,52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447]+10" office:value-type="float" office:value="4421">
            <text:p>4421</text:p>
          </table:table-cell>
          <table:table-cell table:formula="of:=([.P448]^3)*[.K$22]+([.P448]^2)*[.K$2]+[.P448]*[.MK656]" office:value-type="float" office:value="81.89455979">
            <text:p>81,89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448]+10" office:value-type="float" office:value="4431">
            <text:p>4431</text:p>
          </table:table-cell>
          <table:table-cell table:formula="of:=([.P449]^3)*[.K$22]+([.P449]^2)*[.K$2]+[.P449]*[.MK657]" office:value-type="float" office:value="82.26545859">
            <text:p>82,26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449]+10" office:value-type="float" office:value="4441">
            <text:p>4441</text:p>
          </table:table-cell>
          <table:table-cell table:formula="of:=([.P450]^3)*[.K$22]+([.P450]^2)*[.K$2]+[.P450]*[.MK658]" office:value-type="float" office:value="82.63719539">
            <text:p>82,63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450]+10" office:value-type="float" office:value="4451">
            <text:p>4451</text:p>
          </table:table-cell>
          <table:table-cell table:formula="of:=([.P451]^3)*[.K$22]+([.P451]^2)*[.K$2]+[.P451]*[.MK659]" office:value-type="float" office:value="83.00977019">
            <text:p>83,01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451]+10" office:value-type="float" office:value="4461">
            <text:p>4461</text:p>
          </table:table-cell>
          <table:table-cell table:formula="of:=([.P452]^3)*[.K$22]+([.P452]^2)*[.K$2]+[.P452]*[.MK660]" office:value-type="float" office:value="83.38318299">
            <text:p>83,38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452]+10" office:value-type="float" office:value="4471">
            <text:p>4471</text:p>
          </table:table-cell>
          <table:table-cell table:formula="of:=([.P453]^3)*[.K$22]+([.P453]^2)*[.K$2]+[.P453]*[.MK661]" office:value-type="float" office:value="83.75743379">
            <text:p>83,75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453]+10" office:value-type="float" office:value="4481">
            <text:p>4481</text:p>
          </table:table-cell>
          <table:table-cell table:formula="of:=([.P454]^3)*[.K$22]+([.P454]^2)*[.K$2]+[.P454]*[.MK662]" office:value-type="float" office:value="84.13252259">
            <text:p>84,13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454]+10" office:value-type="float" office:value="4491">
            <text:p>4491</text:p>
          </table:table-cell>
          <table:table-cell table:formula="of:=([.P455]^3)*[.K$22]+([.P455]^2)*[.K$2]+[.P455]*[.MK663]" office:value-type="float" office:value="84.50844939">
            <text:p>84,50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455]+10" office:value-type="float" office:value="4501">
            <text:p>4501</text:p>
          </table:table-cell>
          <table:table-cell table:formula="of:=([.P456]^3)*[.K$22]+([.P456]^2)*[.K$2]+[.P456]*[.MK664]" office:value-type="float" office:value="84.88521419">
            <text:p>84,88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456]+10" office:value-type="float" office:value="4511">
            <text:p>4511</text:p>
          </table:table-cell>
          <table:table-cell table:formula="of:=([.P457]^3)*[.K$22]+([.P457]^2)*[.K$2]+[.P457]*[.MK665]" office:value-type="float" office:value="85.26281699">
            <text:p>85,26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457]+10" office:value-type="float" office:value="4521">
            <text:p>4521</text:p>
          </table:table-cell>
          <table:table-cell table:formula="of:=([.P458]^3)*[.K$22]+([.P458]^2)*[.K$2]+[.P458]*[.MK666]" office:value-type="float" office:value="85.64125779">
            <text:p>85,64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458]+10" office:value-type="float" office:value="4531">
            <text:p>4531</text:p>
          </table:table-cell>
          <table:table-cell table:formula="of:=([.P459]^3)*[.K$22]+([.P459]^2)*[.K$2]+[.P459]*[.MK667]" office:value-type="float" office:value="86.02053659">
            <text:p>86,02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459]+10" office:value-type="float" office:value="4541">
            <text:p>4541</text:p>
          </table:table-cell>
          <table:table-cell table:formula="of:=([.P460]^3)*[.K$22]+([.P460]^2)*[.K$2]+[.P460]*[.MK668]" office:value-type="float" office:value="86.40065339">
            <text:p>86,40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460]+10" office:value-type="float" office:value="4551">
            <text:p>4551</text:p>
          </table:table-cell>
          <table:table-cell table:formula="of:=([.P461]^3)*[.K$22]+([.P461]^2)*[.K$2]+[.P461]*[.MK669]" office:value-type="float" office:value="86.78160819">
            <text:p>86,78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461]+10" office:value-type="float" office:value="4561">
            <text:p>4561</text:p>
          </table:table-cell>
          <table:table-cell table:formula="of:=([.P462]^3)*[.K$22]+([.P462]^2)*[.K$2]+[.P462]*[.MK670]" office:value-type="float" office:value="87.16340099">
            <text:p>87,16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462]+10" office:value-type="float" office:value="4571">
            <text:p>4571</text:p>
          </table:table-cell>
          <table:table-cell table:formula="of:=([.P463]^3)*[.K$22]+([.P463]^2)*[.K$2]+[.P463]*[.MK671]" office:value-type="float" office:value="87.54603179">
            <text:p>87,54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463]+10" office:value-type="float" office:value="4581">
            <text:p>4581</text:p>
          </table:table-cell>
          <table:table-cell table:formula="of:=([.P464]^3)*[.K$22]+([.P464]^2)*[.K$2]+[.P464]*[.MK672]" office:value-type="float" office:value="87.92950059">
            <text:p>87,93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464]+10" office:value-type="float" office:value="4591">
            <text:p>4591</text:p>
          </table:table-cell>
          <table:table-cell table:formula="of:=([.P465]^3)*[.K$22]+([.P465]^2)*[.K$2]+[.P465]*[.MK673]" office:value-type="float" office:value="88.31380739">
            <text:p>88,31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465]+10" office:value-type="float" office:value="4601">
            <text:p>4601</text:p>
          </table:table-cell>
          <table:table-cell table:formula="of:=([.P466]^3)*[.K$22]+([.P466]^2)*[.K$2]+[.P466]*[.MK674]" office:value-type="float" office:value="88.69895219">
            <text:p>88,69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466]+10" office:value-type="float" office:value="4611">
            <text:p>4611</text:p>
          </table:table-cell>
          <table:table-cell table:formula="of:=([.P467]^3)*[.K$22]+([.P467]^2)*[.K$2]+[.P467]*[.MK675]" office:value-type="float" office:value="89.08493499">
            <text:p>89,08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467]+10" office:value-type="float" office:value="4621">
            <text:p>4621</text:p>
          </table:table-cell>
          <table:table-cell table:formula="of:=([.P468]^3)*[.K$22]+([.P468]^2)*[.K$2]+[.P468]*[.MK676]" office:value-type="float" office:value="89.47175579">
            <text:p>89,47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468]+10" office:value-type="float" office:value="4631">
            <text:p>4631</text:p>
          </table:table-cell>
          <table:table-cell table:formula="of:=([.P469]^3)*[.K$22]+([.P469]^2)*[.K$2]+[.P469]*[.MK677]" office:value-type="float" office:value="89.85941459">
            <text:p>89,85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469]+10" office:value-type="float" office:value="4641">
            <text:p>4641</text:p>
          </table:table-cell>
          <table:table-cell table:formula="of:=([.P470]^3)*[.K$22]+([.P470]^2)*[.K$2]+[.P470]*[.MK678]" office:value-type="float" office:value="90.24791139">
            <text:p>90,24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470]+10" office:value-type="float" office:value="4651">
            <text:p>4651</text:p>
          </table:table-cell>
          <table:table-cell table:formula="of:=([.P471]^3)*[.K$22]+([.P471]^2)*[.K$2]+[.P471]*[.MK679]" office:value-type="float" office:value="90.63724619">
            <text:p>90,63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471]+10" office:value-type="float" office:value="4661">
            <text:p>4661</text:p>
          </table:table-cell>
          <table:table-cell table:formula="of:=([.P472]^3)*[.K$22]+([.P472]^2)*[.K$2]+[.P472]*[.MK680]" office:value-type="float" office:value="91.02741899">
            <text:p>91,02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472]+10" office:value-type="float" office:value="4671">
            <text:p>4671</text:p>
          </table:table-cell>
          <table:table-cell table:formula="of:=([.P473]^3)*[.K$22]+([.P473]^2)*[.K$2]+[.P473]*[.MK681]" office:value-type="float" office:value="91.41842979">
            <text:p>91,41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473]+10" office:value-type="float" office:value="4681">
            <text:p>4681</text:p>
          </table:table-cell>
          <table:table-cell table:formula="of:=([.P474]^3)*[.K$22]+([.P474]^2)*[.K$2]+[.P474]*[.MK682]" office:value-type="float" office:value="91.81027859">
            <text:p>91,81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474]+10" office:value-type="float" office:value="4691">
            <text:p>4691</text:p>
          </table:table-cell>
          <table:table-cell table:formula="of:=([.P475]^3)*[.K$22]+([.P475]^2)*[.K$2]+[.P475]*[.MK683]" office:value-type="float" office:value="92.20296539">
            <text:p>92,20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475]+10" office:value-type="float" office:value="4701">
            <text:p>4701</text:p>
          </table:table-cell>
          <table:table-cell table:formula="of:=([.P476]^3)*[.K$22]+([.P476]^2)*[.K$2]+[.P476]*[.MK684]" office:value-type="float" office:value="92.59649019">
            <text:p>92,59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476]+10" office:value-type="float" office:value="4711">
            <text:p>4711</text:p>
          </table:table-cell>
          <table:table-cell table:formula="of:=([.P477]^3)*[.K$22]+([.P477]^2)*[.K$2]+[.P477]*[.MK685]" office:value-type="float" office:value="92.99085299">
            <text:p>92,99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477]+10" office:value-type="float" office:value="4721">
            <text:p>4721</text:p>
          </table:table-cell>
          <table:table-cell table:formula="of:=([.P478]^3)*[.K$22]+([.P478]^2)*[.K$2]+[.P478]*[.MK686]" office:value-type="float" office:value="93.38605379">
            <text:p>93,38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478]+10" office:value-type="float" office:value="4731">
            <text:p>4731</text:p>
          </table:table-cell>
          <table:table-cell table:formula="of:=([.P479]^3)*[.K$22]+([.P479]^2)*[.K$2]+[.P479]*[.MK687]" office:value-type="float" office:value="93.78209259">
            <text:p>93,78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479]+10" office:value-type="float" office:value="4741">
            <text:p>4741</text:p>
          </table:table-cell>
          <table:table-cell table:formula="of:=([.P480]^3)*[.K$22]+([.P480]^2)*[.K$2]+[.P480]*[.MK688]" office:value-type="float" office:value="94.17896939">
            <text:p>94,17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480]+10" office:value-type="float" office:value="4751">
            <text:p>4751</text:p>
          </table:table-cell>
          <table:table-cell table:formula="of:=([.P481]^3)*[.K$22]+([.P481]^2)*[.K$2]+[.P481]*[.MK689]" office:value-type="float" office:value="94.57668419">
            <text:p>94,57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481]+10" office:value-type="float" office:value="4761">
            <text:p>4761</text:p>
          </table:table-cell>
          <table:table-cell table:formula="of:=([.P482]^3)*[.K$22]+([.P482]^2)*[.K$2]+[.P482]*[.MK690]" office:value-type="float" office:value="94.97523699">
            <text:p>94,97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482]+10" office:value-type="float" office:value="4771">
            <text:p>4771</text:p>
          </table:table-cell>
          <table:table-cell table:formula="of:=([.P483]^3)*[.K$22]+([.P483]^2)*[.K$2]+[.P483]*[.MK691]" office:value-type="float" office:value="95.37462779">
            <text:p>95,37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483]+10" office:value-type="float" office:value="4781">
            <text:p>4781</text:p>
          </table:table-cell>
          <table:table-cell table:formula="of:=([.P484]^3)*[.K$22]+([.P484]^2)*[.K$2]+[.P484]*[.MK692]" office:value-type="float" office:value="95.77485659">
            <text:p>95,77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484]+10" office:value-type="float" office:value="4791">
            <text:p>4791</text:p>
          </table:table-cell>
          <table:table-cell table:formula="of:=([.P485]^3)*[.K$22]+([.P485]^2)*[.K$2]+[.P485]*[.MK693]" office:value-type="float" office:value="96.17592339">
            <text:p>96,17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485]+10" office:value-type="float" office:value="4801">
            <text:p>4801</text:p>
          </table:table-cell>
          <table:table-cell table:formula="of:=([.P486]^3)*[.K$22]+([.P486]^2)*[.K$2]+[.P486]*[.MK694]" office:value-type="float" office:value="96.57782819">
            <text:p>96,57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486]+10" office:value-type="float" office:value="4811">
            <text:p>4811</text:p>
          </table:table-cell>
          <table:table-cell table:formula="of:=([.P487]^3)*[.K$22]+([.P487]^2)*[.K$2]+[.P487]*[.MK695]" office:value-type="float" office:value="96.98057099">
            <text:p>96,98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487]+10" office:value-type="float" office:value="4821">
            <text:p>4821</text:p>
          </table:table-cell>
          <table:table-cell table:formula="of:=([.P488]^3)*[.K$22]+([.P488]^2)*[.K$2]+[.P488]*[.MK696]" office:value-type="float" office:value="97.38415179">
            <text:p>97,38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488]+10" office:value-type="float" office:value="4831">
            <text:p>4831</text:p>
          </table:table-cell>
          <table:table-cell table:formula="of:=([.P489]^3)*[.K$22]+([.P489]^2)*[.K$2]+[.P489]*[.MK697]" office:value-type="float" office:value="97.78857059">
            <text:p>97,78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489]+10" office:value-type="float" office:value="4841">
            <text:p>4841</text:p>
          </table:table-cell>
          <table:table-cell table:formula="of:=([.P490]^3)*[.K$22]+([.P490]^2)*[.K$2]+[.P490]*[.MK698]" office:value-type="float" office:value="98.19382739">
            <text:p>98,19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490]+10" office:value-type="float" office:value="4851">
            <text:p>4851</text:p>
          </table:table-cell>
          <table:table-cell table:formula="of:=([.P491]^3)*[.K$22]+([.P491]^2)*[.K$2]+[.P491]*[.MK699]" office:value-type="float" office:value="98.59992219">
            <text:p>98,60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491]+10" office:value-type="float" office:value="4861">
            <text:p>4861</text:p>
          </table:table-cell>
          <table:table-cell table:formula="of:=([.P492]^3)*[.K$22]+([.P492]^2)*[.K$2]+[.P492]*[.MK700]" office:value-type="float" office:value="99.00685499">
            <text:p>99,00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492]+10" office:value-type="float" office:value="4871">
            <text:p>4871</text:p>
          </table:table-cell>
          <table:table-cell table:formula="of:=([.P493]^3)*[.K$22]+([.P493]^2)*[.K$2]+[.P493]*[.MK701]" office:value-type="float" office:value="99.41462579">
            <text:p>99,41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493]+10" office:value-type="float" office:value="4881">
            <text:p>4881</text:p>
          </table:table-cell>
          <table:table-cell table:formula="of:=([.P494]^3)*[.K$22]+([.P494]^2)*[.K$2]+[.P494]*[.MK702]" office:value-type="float" office:value="99.82323459">
            <text:p>99,82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494]+10" office:value-type="float" office:value="4891">
            <text:p>4891</text:p>
          </table:table-cell>
          <table:table-cell table:formula="of:=([.P495]^3)*[.K$22]+([.P495]^2)*[.K$2]+[.P495]*[.MK703]" office:value-type="float" office:value="100.23268139">
            <text:p>100,23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495]+10" office:value-type="float" office:value="4901">
            <text:p>4901</text:p>
          </table:table-cell>
          <table:table-cell table:formula="of:=([.P496]^3)*[.K$22]+([.P496]^2)*[.K$2]+[.P496]*[.MK704]" office:value-type="float" office:value="100.64296619">
            <text:p>100,64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496]+10" office:value-type="float" office:value="4911">
            <text:p>4911</text:p>
          </table:table-cell>
          <table:table-cell table:formula="of:=([.P497]^3)*[.K$22]+([.P497]^2)*[.K$2]+[.P497]*[.MK705]" office:value-type="float" office:value="101.05408899">
            <text:p>101,05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497]+10" office:value-type="float" office:value="4921">
            <text:p>4921</text:p>
          </table:table-cell>
          <table:table-cell table:formula="of:=([.P498]^3)*[.K$22]+([.P498]^2)*[.K$2]+[.P498]*[.MK706]" office:value-type="float" office:value="101.46604979">
            <text:p>101,46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498]+10" office:value-type="float" office:value="4931">
            <text:p>4931</text:p>
          </table:table-cell>
          <table:table-cell table:formula="of:=([.P499]^3)*[.K$22]+([.P499]^2)*[.K$2]+[.P499]*[.MK707]" office:value-type="float" office:value="101.87884859">
            <text:p>101,87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499]+10" office:value-type="float" office:value="4941">
            <text:p>4941</text:p>
          </table:table-cell>
          <table:table-cell table:formula="of:=([.P500]^3)*[.K$22]+([.P500]^2)*[.K$2]+[.P500]*[.MK708]" office:value-type="float" office:value="102.29248539">
            <text:p>102,29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500]+10" office:value-type="float" office:value="4951">
            <text:p>4951</text:p>
          </table:table-cell>
          <table:table-cell table:formula="of:=([.P501]^3)*[.K$22]+([.P501]^2)*[.K$2]+[.P501]*[.MK709]" office:value-type="float" office:value="102.70696019">
            <text:p>102,70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501]+10" office:value-type="float" office:value="4961">
            <text:p>4961</text:p>
          </table:table-cell>
          <table:table-cell table:formula="of:=([.P502]^3)*[.K$22]+([.P502]^2)*[.K$2]+[.P502]*[.MK710]" office:value-type="float" office:value="103.12227299">
            <text:p>103,12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502]+10" office:value-type="float" office:value="4971">
            <text:p>4971</text:p>
          </table:table-cell>
          <table:table-cell table:formula="of:=([.P503]^3)*[.K$22]+([.P503]^2)*[.K$2]+[.P503]*[.MK711]" office:value-type="float" office:value="103.53842379">
            <text:p>103,53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503]+10" office:value-type="float" office:value="4981">
            <text:p>4981</text:p>
          </table:table-cell>
          <table:table-cell table:formula="of:=([.P504]^3)*[.K$22]+([.P504]^2)*[.K$2]+[.P504]*[.MK712]" office:value-type="float" office:value="103.95541259">
            <text:p>103,95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504]+10" office:value-type="float" office:value="4991">
            <text:p>4991</text:p>
          </table:table-cell>
          <table:table-cell table:formula="of:=([.P505]^3)*[.K$22]+([.P505]^2)*[.K$2]+[.P505]*[.MK713]" office:value-type="float" office:value="104.37323939">
            <text:p>104,37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505]+10" office:value-type="float" office:value="5001">
            <text:p>5001</text:p>
          </table:table-cell>
          <table:table-cell table:formula="of:=([.P506]^3)*[.K$22]+([.P506]^2)*[.K$2]+[.P506]*[.MK714]" office:value-type="float" office:value="104.79190419">
            <text:p>104,79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506]+10" office:value-type="float" office:value="5011">
            <text:p>5011</text:p>
          </table:table-cell>
          <table:table-cell table:formula="of:=([.P507]^3)*[.K$22]+([.P507]^2)*[.K$2]+[.P507]*[.MK715]" office:value-type="float" office:value="105.21140699">
            <text:p>105,21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507]+10" office:value-type="float" office:value="5021">
            <text:p>5021</text:p>
          </table:table-cell>
          <table:table-cell table:formula="of:=([.P508]^3)*[.K$22]+([.P508]^2)*[.K$2]+[.P508]*[.MK716]" office:value-type="float" office:value="105.63174779">
            <text:p>105,63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508]+10" office:value-type="float" office:value="5031">
            <text:p>5031</text:p>
          </table:table-cell>
          <table:table-cell table:formula="of:=([.P509]^3)*[.K$22]+([.P509]^2)*[.K$2]+[.P509]*[.MK717]" office:value-type="float" office:value="106.05292659">
            <text:p>106,05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509]+10" office:value-type="float" office:value="5041">
            <text:p>5041</text:p>
          </table:table-cell>
          <table:table-cell table:formula="of:=([.P510]^3)*[.K$22]+([.P510]^2)*[.K$2]+[.P510]*[.MK718]" office:value-type="float" office:value="106.47494339">
            <text:p>106,47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510]+10" office:value-type="float" office:value="5051">
            <text:p>5051</text:p>
          </table:table-cell>
          <table:table-cell table:formula="of:=([.P511]^3)*[.K$22]+([.P511]^2)*[.K$2]+[.P511]*[.MK719]" office:value-type="float" office:value="106.89779819">
            <text:p>106,89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511]+10" office:value-type="float" office:value="5061">
            <text:p>5061</text:p>
          </table:table-cell>
          <table:table-cell table:formula="of:=([.P512]^3)*[.K$22]+([.P512]^2)*[.K$2]+[.P512]*[.MK720]" office:value-type="float" office:value="107.32149099">
            <text:p>107,32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512]+10" office:value-type="float" office:value="5071">
            <text:p>5071</text:p>
          </table:table-cell>
          <table:table-cell table:formula="of:=([.P513]^3)*[.K$22]+([.P513]^2)*[.K$2]+[.P513]*[.MK721]" office:value-type="float" office:value="107.74602179">
            <text:p>107,74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513]+10" office:value-type="float" office:value="5081">
            <text:p>5081</text:p>
          </table:table-cell>
          <table:table-cell table:formula="of:=([.P514]^3)*[.K$22]+([.P514]^2)*[.K$2]+[.P514]*[.MK722]" office:value-type="float" office:value="108.17139059">
            <text:p>108,17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514]+10" office:value-type="float" office:value="5091">
            <text:p>5091</text:p>
          </table:table-cell>
          <table:table-cell table:formula="of:=([.P515]^3)*[.K$22]+([.P515]^2)*[.K$2]+[.P515]*[.MK723]" office:value-type="float" office:value="108.59759739">
            <text:p>108,59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515]+10" office:value-type="float" office:value="5101">
            <text:p>5101</text:p>
          </table:table-cell>
          <table:table-cell table:formula="of:=([.P516]^3)*[.K$22]+([.P516]^2)*[.K$2]+[.P516]*[.MK724]" office:value-type="float" office:value="109.02464219">
            <text:p>109,02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516]+10" office:value-type="float" office:value="5111">
            <text:p>5111</text:p>
          </table:table-cell>
          <table:table-cell table:formula="of:=([.P517]^3)*[.K$22]+([.P517]^2)*[.K$2]+[.P517]*[.MK725]" office:value-type="float" office:value="109.45252499">
            <text:p>109,45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517]+10" office:value-type="float" office:value="5121">
            <text:p>5121</text:p>
          </table:table-cell>
          <table:table-cell table:formula="of:=([.P518]^3)*[.K$22]+([.P518]^2)*[.K$2]+[.P518]*[.MK726]" office:value-type="float" office:value="109.88124579">
            <text:p>109,88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518]+10" office:value-type="float" office:value="5131">
            <text:p>5131</text:p>
          </table:table-cell>
          <table:table-cell table:formula="of:=([.P519]^3)*[.K$22]+([.P519]^2)*[.K$2]+[.P519]*[.MK727]" office:value-type="float" office:value="110.31080459">
            <text:p>110,31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519]+10" office:value-type="float" office:value="5141">
            <text:p>5141</text:p>
          </table:table-cell>
          <table:table-cell table:formula="of:=([.P520]^3)*[.K$22]+([.P520]^2)*[.K$2]+[.P520]*[.MK728]" office:value-type="float" office:value="110.74120139">
            <text:p>110,74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520]+10" office:value-type="float" office:value="5151">
            <text:p>5151</text:p>
          </table:table-cell>
          <table:table-cell table:formula="of:=([.P521]^3)*[.K$22]+([.P521]^2)*[.K$2]+[.P521]*[.MK729]" office:value-type="float" office:value="111.17243619">
            <text:p>111,17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521]+10" office:value-type="float" office:value="5161">
            <text:p>5161</text:p>
          </table:table-cell>
          <table:table-cell table:formula="of:=([.P522]^3)*[.K$22]+([.P522]^2)*[.K$2]+[.P522]*[.MK730]" office:value-type="float" office:value="111.60450899">
            <text:p>111,60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522]+10" office:value-type="float" office:value="5171">
            <text:p>5171</text:p>
          </table:table-cell>
          <table:table-cell table:formula="of:=([.P523]^3)*[.K$22]+([.P523]^2)*[.K$2]+[.P523]*[.MK731]" office:value-type="float" office:value="112.03741979">
            <text:p>112,03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523]+10" office:value-type="float" office:value="5181">
            <text:p>5181</text:p>
          </table:table-cell>
          <table:table-cell table:formula="of:=([.P524]^3)*[.K$22]+([.P524]^2)*[.K$2]+[.P524]*[.MK732]" office:value-type="float" office:value="112.47116859">
            <text:p>112,47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524]+10" office:value-type="float" office:value="5191">
            <text:p>5191</text:p>
          </table:table-cell>
          <table:table-cell table:formula="of:=([.P525]^3)*[.K$22]+([.P525]^2)*[.K$2]+[.P525]*[.MK733]" office:value-type="float" office:value="112.90575539">
            <text:p>112,90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525]+10" office:value-type="float" office:value="5201">
            <text:p>5201</text:p>
          </table:table-cell>
          <table:table-cell table:formula="of:=([.P526]^3)*[.K$22]+([.P526]^2)*[.K$2]+[.P526]*[.MK734]" office:value-type="float" office:value="113.34118019">
            <text:p>113,34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526]+10" office:value-type="float" office:value="5211">
            <text:p>5211</text:p>
          </table:table-cell>
          <table:table-cell table:formula="of:=([.P527]^3)*[.K$22]+([.P527]^2)*[.K$2]+[.P527]*[.MK735]" office:value-type="float" office:value="113.77744299">
            <text:p>113,77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527]+10" office:value-type="float" office:value="5221">
            <text:p>5221</text:p>
          </table:table-cell>
          <table:table-cell table:formula="of:=([.P528]^3)*[.K$22]+([.P528]^2)*[.K$2]+[.P528]*[.MK736]" office:value-type="float" office:value="114.21454379">
            <text:p>114,21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528]+10" office:value-type="float" office:value="5231">
            <text:p>5231</text:p>
          </table:table-cell>
          <table:table-cell table:formula="of:=([.P529]^3)*[.K$22]+([.P529]^2)*[.K$2]+[.P529]*[.MK737]" office:value-type="float" office:value="114.65248259">
            <text:p>114,65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529]+10" office:value-type="float" office:value="5241">
            <text:p>5241</text:p>
          </table:table-cell>
          <table:table-cell table:formula="of:=([.P530]^3)*[.K$22]+([.P530]^2)*[.K$2]+[.P530]*[.MK738]" office:value-type="float" office:value="115.09125939">
            <text:p>115,09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530]+10" office:value-type="float" office:value="5251">
            <text:p>5251</text:p>
          </table:table-cell>
          <table:table-cell table:formula="of:=([.P531]^3)*[.K$22]+([.P531]^2)*[.K$2]+[.P531]*[.MK739]" office:value-type="float" office:value="115.53087419">
            <text:p>115,53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531]+10" office:value-type="float" office:value="5261">
            <text:p>5261</text:p>
          </table:table-cell>
          <table:table-cell table:formula="of:=([.P532]^3)*[.K$22]+([.P532]^2)*[.K$2]+[.P532]*[.MK740]" office:value-type="float" office:value="115.97132699">
            <text:p>115,97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532]+10" office:value-type="float" office:value="5271">
            <text:p>5271</text:p>
          </table:table-cell>
          <table:table-cell table:formula="of:=([.P533]^3)*[.K$22]+([.P533]^2)*[.K$2]+[.P533]*[.MK741]" office:value-type="float" office:value="116.41261779">
            <text:p>116,41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533]+10" office:value-type="float" office:value="5281">
            <text:p>5281</text:p>
          </table:table-cell>
          <table:table-cell table:formula="of:=([.P534]^3)*[.K$22]+([.P534]^2)*[.K$2]+[.P534]*[.MK742]" office:value-type="float" office:value="116.85474659">
            <text:p>116,85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534]+10" office:value-type="float" office:value="5291">
            <text:p>5291</text:p>
          </table:table-cell>
          <table:table-cell table:formula="of:=([.P535]^3)*[.K$22]+([.P535]^2)*[.K$2]+[.P535]*[.MK743]" office:value-type="float" office:value="117.29771339">
            <text:p>117,29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535]+10" office:value-type="float" office:value="5301">
            <text:p>5301</text:p>
          </table:table-cell>
          <table:table-cell table:formula="of:=([.P536]^3)*[.K$22]+([.P536]^2)*[.K$2]+[.P536]*[.MK744]" office:value-type="float" office:value="117.74151819">
            <text:p>117,74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536]+10" office:value-type="float" office:value="5311">
            <text:p>5311</text:p>
          </table:table-cell>
          <table:table-cell table:formula="of:=([.P537]^3)*[.K$22]+([.P537]^2)*[.K$2]+[.P537]*[.MK745]" office:value-type="float" office:value="118.18616099">
            <text:p>118,18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537]+10" office:value-type="float" office:value="5321">
            <text:p>5321</text:p>
          </table:table-cell>
          <table:table-cell table:formula="of:=([.P538]^3)*[.K$22]+([.P538]^2)*[.K$2]+[.P538]*[.MK746]" office:value-type="float" office:value="118.63164179">
            <text:p>118,63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538]+10" office:value-type="float" office:value="5331">
            <text:p>5331</text:p>
          </table:table-cell>
          <table:table-cell table:formula="of:=([.P539]^3)*[.K$22]+([.P539]^2)*[.K$2]+[.P539]*[.MK747]" office:value-type="float" office:value="119.07796059">
            <text:p>119,07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539]+10" office:value-type="float" office:value="5341">
            <text:p>5341</text:p>
          </table:table-cell>
          <table:table-cell table:formula="of:=([.P540]^3)*[.K$22]+([.P540]^2)*[.K$2]+[.P540]*[.MK748]" office:value-type="float" office:value="119.52511739">
            <text:p>119,52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540]+10" office:value-type="float" office:value="5351">
            <text:p>5351</text:p>
          </table:table-cell>
          <table:table-cell table:formula="of:=([.P541]^3)*[.K$22]+([.P541]^2)*[.K$2]+[.P541]*[.MK749]" office:value-type="float" office:value="119.97311219">
            <text:p>119,97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541]+10" office:value-type="float" office:value="5361">
            <text:p>5361</text:p>
          </table:table-cell>
          <table:table-cell table:formula="of:=([.P542]^3)*[.K$22]+([.P542]^2)*[.K$2]+[.P542]*[.MK750]" office:value-type="float" office:value="120.42194499">
            <text:p>120,42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542]+10" office:value-type="float" office:value="5371">
            <text:p>5371</text:p>
          </table:table-cell>
          <table:table-cell table:formula="of:=([.P543]^3)*[.K$22]+([.P543]^2)*[.K$2]+[.P543]*[.MK751]" office:value-type="float" office:value="120.87161579">
            <text:p>120,87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543]+10" office:value-type="float" office:value="5381">
            <text:p>5381</text:p>
          </table:table-cell>
          <table:table-cell table:formula="of:=([.P544]^3)*[.K$22]+([.P544]^2)*[.K$2]+[.P544]*[.MK752]" office:value-type="float" office:value="121.32212459">
            <text:p>121,32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544]+10" office:value-type="float" office:value="5391">
            <text:p>5391</text:p>
          </table:table-cell>
          <table:table-cell table:formula="of:=([.P545]^3)*[.K$22]+([.P545]^2)*[.K$2]+[.P545]*[.MK753]" office:value-type="float" office:value="121.77347139">
            <text:p>121,77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545]+10" office:value-type="float" office:value="5401">
            <text:p>5401</text:p>
          </table:table-cell>
          <table:table-cell table:formula="of:=([.P546]^3)*[.K$22]+([.P546]^2)*[.K$2]+[.P546]*[.MK754]" office:value-type="float" office:value="122.22565619">
            <text:p>122,22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546]+10" office:value-type="float" office:value="5411">
            <text:p>5411</text:p>
          </table:table-cell>
          <table:table-cell table:formula="of:=([.P547]^3)*[.K$22]+([.P547]^2)*[.K$2]+[.P547]*[.MK755]" office:value-type="float" office:value="122.67867899">
            <text:p>122,67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547]+10" office:value-type="float" office:value="5421">
            <text:p>5421</text:p>
          </table:table-cell>
          <table:table-cell table:formula="of:=([.P548]^3)*[.K$22]+([.P548]^2)*[.K$2]+[.P548]*[.MK756]" office:value-type="float" office:value="123.13253979">
            <text:p>123,13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548]+10" office:value-type="float" office:value="5431">
            <text:p>5431</text:p>
          </table:table-cell>
          <table:table-cell table:formula="of:=([.P549]^3)*[.K$22]+([.P549]^2)*[.K$2]+[.P549]*[.MK757]" office:value-type="float" office:value="123.58723859">
            <text:p>123,58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549]+10" office:value-type="float" office:value="5441">
            <text:p>5441</text:p>
          </table:table-cell>
          <table:table-cell table:formula="of:=([.P550]^3)*[.K$22]+([.P550]^2)*[.K$2]+[.P550]*[.MK758]" office:value-type="float" office:value="124.04277539">
            <text:p>124,04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550]+10" office:value-type="float" office:value="5451">
            <text:p>5451</text:p>
          </table:table-cell>
          <table:table-cell table:formula="of:=([.P551]^3)*[.K$22]+([.P551]^2)*[.K$2]+[.P551]*[.MK759]" office:value-type="float" office:value="124.49915019">
            <text:p>124,49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551]+10" office:value-type="float" office:value="5461">
            <text:p>5461</text:p>
          </table:table-cell>
          <table:table-cell table:formula="of:=([.P552]^3)*[.K$22]+([.P552]^2)*[.K$2]+[.P552]*[.MK760]" office:value-type="float" office:value="124.95636299">
            <text:p>124,95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552]+10" office:value-type="float" office:value="5471">
            <text:p>5471</text:p>
          </table:table-cell>
          <table:table-cell table:formula="of:=([.P553]^3)*[.K$22]+([.P553]^2)*[.K$2]+[.P553]*[.MK761]" office:value-type="float" office:value="125.41441379">
            <text:p>125,41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553]+10" office:value-type="float" office:value="5481">
            <text:p>5481</text:p>
          </table:table-cell>
          <table:table-cell table:formula="of:=([.P554]^3)*[.K$22]+([.P554]^2)*[.K$2]+[.P554]*[.MK762]" office:value-type="float" office:value="125.87330259">
            <text:p>125,87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554]+10" office:value-type="float" office:value="5491">
            <text:p>5491</text:p>
          </table:table-cell>
          <table:table-cell table:formula="of:=([.P555]^3)*[.K$22]+([.P555]^2)*[.K$2]+[.P555]*[.MK763]" office:value-type="float" office:value="126.33302939">
            <text:p>126,33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555]+10" office:value-type="float" office:value="5501">
            <text:p>5501</text:p>
          </table:table-cell>
          <table:table-cell table:formula="of:=([.P556]^3)*[.K$22]+([.P556]^2)*[.K$2]+[.P556]*[.MK764]" office:value-type="float" office:value="126.79359419">
            <text:p>126,79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556]+10" office:value-type="float" office:value="5511">
            <text:p>5511</text:p>
          </table:table-cell>
          <table:table-cell table:formula="of:=([.P557]^3)*[.K$22]+([.P557]^2)*[.K$2]+[.P557]*[.MK765]" office:value-type="float" office:value="127.25499699">
            <text:p>127,25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557]+10" office:value-type="float" office:value="5521">
            <text:p>5521</text:p>
          </table:table-cell>
          <table:table-cell table:formula="of:=([.P558]^3)*[.K$22]+([.P558]^2)*[.K$2]+[.P558]*[.MK766]" office:value-type="float" office:value="127.71723779">
            <text:p>127,71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558]+10" office:value-type="float" office:value="5531">
            <text:p>5531</text:p>
          </table:table-cell>
          <table:table-cell table:formula="of:=([.P559]^3)*[.K$22]+([.P559]^2)*[.K$2]+[.P559]*[.MK767]" office:value-type="float" office:value="128.18031659">
            <text:p>128,18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559]+10" office:value-type="float" office:value="5541">
            <text:p>5541</text:p>
          </table:table-cell>
          <table:table-cell table:formula="of:=([.P560]^3)*[.K$22]+([.P560]^2)*[.K$2]+[.P560]*[.MK768]" office:value-type="float" office:value="128.64423339">
            <text:p>128,64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560]+10" office:value-type="float" office:value="5551">
            <text:p>5551</text:p>
          </table:table-cell>
          <table:table-cell table:formula="of:=([.P561]^3)*[.K$22]+([.P561]^2)*[.K$2]+[.P561]*[.MK769]" office:value-type="float" office:value="129.10898819">
            <text:p>129,10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561]+10" office:value-type="float" office:value="5561">
            <text:p>5561</text:p>
          </table:table-cell>
          <table:table-cell table:formula="of:=([.P562]^3)*[.K$22]+([.P562]^2)*[.K$2]+[.P562]*[.MK770]" office:value-type="float" office:value="129.57458099">
            <text:p>129,57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562]+10" office:value-type="float" office:value="5571">
            <text:p>5571</text:p>
          </table:table-cell>
          <table:table-cell table:formula="of:=([.P563]^3)*[.K$22]+([.P563]^2)*[.K$2]+[.P563]*[.MK771]" office:value-type="float" office:value="130.04101179">
            <text:p>130,04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563]+10" office:value-type="float" office:value="5581">
            <text:p>5581</text:p>
          </table:table-cell>
          <table:table-cell table:formula="of:=([.P564]^3)*[.K$22]+([.P564]^2)*[.K$2]+[.P564]*[.MK772]" office:value-type="float" office:value="130.50828059">
            <text:p>130,50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564]+10" office:value-type="float" office:value="5591">
            <text:p>5591</text:p>
          </table:table-cell>
          <table:table-cell table:formula="of:=([.P565]^3)*[.K$22]+([.P565]^2)*[.K$2]+[.P565]*[.MK773]" office:value-type="float" office:value="130.97638739">
            <text:p>130,97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565]+10" office:value-type="float" office:value="5601">
            <text:p>5601</text:p>
          </table:table-cell>
          <table:table-cell table:formula="of:=([.P566]^3)*[.K$22]+([.P566]^2)*[.K$2]+[.P566]*[.MK774]" office:value-type="float" office:value="131.44533219">
            <text:p>131,44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566]+10" office:value-type="float" office:value="5611">
            <text:p>5611</text:p>
          </table:table-cell>
          <table:table-cell table:formula="of:=([.P567]^3)*[.K$22]+([.P567]^2)*[.K$2]+[.P567]*[.MK775]" office:value-type="float" office:value="131.91511499">
            <text:p>131,91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567]+10" office:value-type="float" office:value="5621">
            <text:p>5621</text:p>
          </table:table-cell>
          <table:table-cell table:formula="of:=([.P568]^3)*[.K$22]+([.P568]^2)*[.K$2]+[.P568]*[.MK776]" office:value-type="float" office:value="132.38573579">
            <text:p>132,38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568]+10" office:value-type="float" office:value="5631">
            <text:p>5631</text:p>
          </table:table-cell>
          <table:table-cell table:formula="of:=([.P569]^3)*[.K$22]+([.P569]^2)*[.K$2]+[.P569]*[.MK777]" office:value-type="float" office:value="132.85719459">
            <text:p>132,85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569]+10" office:value-type="float" office:value="5641">
            <text:p>5641</text:p>
          </table:table-cell>
          <table:table-cell table:formula="of:=([.P570]^3)*[.K$22]+([.P570]^2)*[.K$2]+[.P570]*[.MK778]" office:value-type="float" office:value="133.32949139">
            <text:p>133,32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570]+10" office:value-type="float" office:value="5651">
            <text:p>5651</text:p>
          </table:table-cell>
          <table:table-cell table:formula="of:=([.P571]^3)*[.K$22]+([.P571]^2)*[.K$2]+[.P571]*[.MK779]" office:value-type="float" office:value="133.80262619">
            <text:p>133,80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571]+10" office:value-type="float" office:value="5661">
            <text:p>5661</text:p>
          </table:table-cell>
          <table:table-cell table:formula="of:=([.P572]^3)*[.K$22]+([.P572]^2)*[.K$2]+[.P572]*[.MK780]" office:value-type="float" office:value="134.27659899">
            <text:p>134,27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572]+10" office:value-type="float" office:value="5671">
            <text:p>5671</text:p>
          </table:table-cell>
          <table:table-cell table:formula="of:=([.P573]^3)*[.K$22]+([.P573]^2)*[.K$2]+[.P573]*[.MK781]" office:value-type="float" office:value="134.75140979">
            <text:p>134,75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573]+10" office:value-type="float" office:value="5681">
            <text:p>5681</text:p>
          </table:table-cell>
          <table:table-cell table:formula="of:=([.P574]^3)*[.K$22]+([.P574]^2)*[.K$2]+[.P574]*[.MK782]" office:value-type="float" office:value="135.22705859">
            <text:p>135,22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574]+10" office:value-type="float" office:value="5691">
            <text:p>5691</text:p>
          </table:table-cell>
          <table:table-cell table:formula="of:=([.P575]^3)*[.K$22]+([.P575]^2)*[.K$2]+[.P575]*[.MK783]" office:value-type="float" office:value="135.70354539">
            <text:p>135,70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575]+10" office:value-type="float" office:value="5701">
            <text:p>5701</text:p>
          </table:table-cell>
          <table:table-cell table:formula="of:=([.P576]^3)*[.K$22]+([.P576]^2)*[.K$2]+[.P576]*[.MK784]" office:value-type="float" office:value="136.18087019">
            <text:p>136,18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576]+10" office:value-type="float" office:value="5711">
            <text:p>5711</text:p>
          </table:table-cell>
          <table:table-cell table:formula="of:=([.P577]^3)*[.K$22]+([.P577]^2)*[.K$2]+[.P577]*[.MK785]" office:value-type="float" office:value="136.65903299">
            <text:p>136,65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577]+10" office:value-type="float" office:value="5721">
            <text:p>5721</text:p>
          </table:table-cell>
          <table:table-cell table:formula="of:=([.P578]^3)*[.K$22]+([.P578]^2)*[.K$2]+[.P578]*[.MK786]" office:value-type="float" office:value="137.13803379">
            <text:p>137,13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578]+10" office:value-type="float" office:value="5731">
            <text:p>5731</text:p>
          </table:table-cell>
          <table:table-cell table:formula="of:=([.P579]^3)*[.K$22]+([.P579]^2)*[.K$2]+[.P579]*[.MK787]" office:value-type="float" office:value="137.61787259">
            <text:p>137,61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579]+10" office:value-type="float" office:value="5741">
            <text:p>5741</text:p>
          </table:table-cell>
          <table:table-cell table:formula="of:=([.P580]^3)*[.K$22]+([.P580]^2)*[.K$2]+[.P580]*[.MK788]" office:value-type="float" office:value="138.09854939">
            <text:p>138,09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580]+10" office:value-type="float" office:value="5751">
            <text:p>5751</text:p>
          </table:table-cell>
          <table:table-cell table:formula="of:=([.P581]^3)*[.K$22]+([.P581]^2)*[.K$2]+[.P581]*[.MK789]" office:value-type="float" office:value="138.58006419">
            <text:p>138,58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581]+10" office:value-type="float" office:value="5761">
            <text:p>5761</text:p>
          </table:table-cell>
          <table:table-cell table:formula="of:=([.P582]^3)*[.K$22]+([.P582]^2)*[.K$2]+[.P582]*[.MK790]" office:value-type="float" office:value="139.06241699">
            <text:p>139,06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582]+10" office:value-type="float" office:value="5771">
            <text:p>5771</text:p>
          </table:table-cell>
          <table:table-cell table:formula="of:=([.P583]^3)*[.K$22]+([.P583]^2)*[.K$2]+[.P583]*[.MK791]" office:value-type="float" office:value="139.54560779">
            <text:p>139,54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583]+10" office:value-type="float" office:value="5781">
            <text:p>5781</text:p>
          </table:table-cell>
          <table:table-cell table:formula="of:=([.P584]^3)*[.K$22]+([.P584]^2)*[.K$2]+[.P584]*[.MK792]" office:value-type="float" office:value="140.02963659">
            <text:p>140,03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584]+10" office:value-type="float" office:value="5791">
            <text:p>5791</text:p>
          </table:table-cell>
          <table:table-cell table:formula="of:=([.P585]^3)*[.K$22]+([.P585]^2)*[.K$2]+[.P585]*[.MK793]" office:value-type="float" office:value="140.51450339">
            <text:p>140,51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585]+10" office:value-type="float" office:value="5801">
            <text:p>5801</text:p>
          </table:table-cell>
          <table:table-cell table:formula="of:=([.P586]^3)*[.K$22]+([.P586]^2)*[.K$2]+[.P586]*[.MK794]" office:value-type="float" office:value="141.00020819">
            <text:p>141,00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586]+10" office:value-type="float" office:value="5811">
            <text:p>5811</text:p>
          </table:table-cell>
          <table:table-cell table:formula="of:=([.P587]^3)*[.K$22]+([.P587]^2)*[.K$2]+[.P587]*[.MK795]" office:value-type="float" office:value="141.48675099">
            <text:p>141,48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587]+10" office:value-type="float" office:value="5821">
            <text:p>5821</text:p>
          </table:table-cell>
          <table:table-cell table:formula="of:=([.P588]^3)*[.K$22]+([.P588]^2)*[.K$2]+[.P588]*[.MK796]" office:value-type="float" office:value="141.97413179">
            <text:p>141,97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588]+10" office:value-type="float" office:value="5831">
            <text:p>5831</text:p>
          </table:table-cell>
          <table:table-cell table:formula="of:=([.P589]^3)*[.K$22]+([.P589]^2)*[.K$2]+[.P589]*[.MK797]" office:value-type="float" office:value="142.46235059">
            <text:p>142,46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589]+10" office:value-type="float" office:value="5841">
            <text:p>5841</text:p>
          </table:table-cell>
          <table:table-cell table:formula="of:=([.P590]^3)*[.K$22]+([.P590]^2)*[.K$2]+[.P590]*[.MK798]" office:value-type="float" office:value="142.95140739">
            <text:p>142,95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590]+10" office:value-type="float" office:value="5851">
            <text:p>5851</text:p>
          </table:table-cell>
          <table:table-cell table:formula="of:=([.P591]^3)*[.K$22]+([.P591]^2)*[.K$2]+[.P591]*[.MK799]" office:value-type="float" office:value="143.44130219">
            <text:p>143,44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591]+10" office:value-type="float" office:value="5861">
            <text:p>5861</text:p>
          </table:table-cell>
          <table:table-cell table:formula="of:=([.P592]^3)*[.K$22]+([.P592]^2)*[.K$2]+[.P592]*[.MK800]" office:value-type="float" office:value="143.93203499">
            <text:p>143,93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592]+10" office:value-type="float" office:value="5871">
            <text:p>5871</text:p>
          </table:table-cell>
          <table:table-cell table:formula="of:=([.P593]^3)*[.K$22]+([.P593]^2)*[.K$2]+[.P593]*[.MK801]" office:value-type="float" office:value="144.42360579">
            <text:p>144,42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593]+10" office:value-type="float" office:value="5881">
            <text:p>5881</text:p>
          </table:table-cell>
          <table:table-cell table:formula="of:=([.P594]^3)*[.K$22]+([.P594]^2)*[.K$2]+[.P594]*[.MK802]" office:value-type="float" office:value="144.91601459">
            <text:p>144,91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594]+10" office:value-type="float" office:value="5891">
            <text:p>5891</text:p>
          </table:table-cell>
          <table:table-cell table:formula="of:=([.P595]^3)*[.K$22]+([.P595]^2)*[.K$2]+[.P595]*[.MK803]" office:value-type="float" office:value="145.40926139">
            <text:p>145,40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595]+10" office:value-type="float" office:value="5901">
            <text:p>5901</text:p>
          </table:table-cell>
          <table:table-cell table:formula="of:=([.P596]^3)*[.K$22]+([.P596]^2)*[.K$2]+[.P596]*[.MK804]" office:value-type="float" office:value="145.90334619">
            <text:p>145,90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596]+10" office:value-type="float" office:value="5911">
            <text:p>5911</text:p>
          </table:table-cell>
          <table:table-cell table:formula="of:=([.P597]^3)*[.K$22]+([.P597]^2)*[.K$2]+[.P597]*[.MK805]" office:value-type="float" office:value="146.39826899">
            <text:p>146,39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597]+10" office:value-type="float" office:value="5921">
            <text:p>5921</text:p>
          </table:table-cell>
          <table:table-cell table:formula="of:=([.P598]^3)*[.K$22]+([.P598]^2)*[.K$2]+[.P598]*[.MK806]" office:value-type="float" office:value="146.89402979">
            <text:p>146,89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598]+10" office:value-type="float" office:value="5931">
            <text:p>5931</text:p>
          </table:table-cell>
          <table:table-cell table:formula="of:=([.P599]^3)*[.K$22]+([.P599]^2)*[.K$2]+[.P599]*[.MK807]" office:value-type="float" office:value="147.39062859">
            <text:p>147,39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599]+10" office:value-type="float" office:value="5941">
            <text:p>5941</text:p>
          </table:table-cell>
          <table:table-cell table:formula="of:=([.P600]^3)*[.K$22]+([.P600]^2)*[.K$2]+[.P600]*[.MK808]" office:value-type="float" office:value="147.88806539">
            <text:p>147,88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600]+10" office:value-type="float" office:value="5951">
            <text:p>5951</text:p>
          </table:table-cell>
          <table:table-cell table:formula="of:=([.P601]^3)*[.K$22]+([.P601]^2)*[.K$2]+[.P601]*[.MK809]" office:value-type="float" office:value="148.38634019">
            <text:p>148,38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601]+10" office:value-type="float" office:value="5961">
            <text:p>5961</text:p>
          </table:table-cell>
          <table:table-cell table:formula="of:=([.P602]^3)*[.K$22]+([.P602]^2)*[.K$2]+[.P602]*[.MK810]" office:value-type="float" office:value="148.88545299">
            <text:p>148,88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602]+10" office:value-type="float" office:value="5971">
            <text:p>5971</text:p>
          </table:table-cell>
          <table:table-cell table:formula="of:=([.P603]^3)*[.K$22]+([.P603]^2)*[.K$2]+[.P603]*[.MK811]" office:value-type="float" office:value="149.38540379">
            <text:p>149,38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603]+10" office:value-type="float" office:value="5981">
            <text:p>5981</text:p>
          </table:table-cell>
          <table:table-cell table:formula="of:=([.P604]^3)*[.K$22]+([.P604]^2)*[.K$2]+[.P604]*[.MK812]" office:value-type="float" office:value="149.88619259">
            <text:p>149,88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604]+10" office:value-type="float" office:value="5991">
            <text:p>5991</text:p>
          </table:table-cell>
          <table:table-cell table:formula="of:=([.P605]^3)*[.K$22]+([.P605]^2)*[.K$2]+[.P605]*[.MK813]" office:value-type="float" office:value="150.38781939">
            <text:p>150,38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605]+10" office:value-type="float" office:value="6001">
            <text:p>6001</text:p>
          </table:table-cell>
          <table:table-cell table:formula="of:=([.P606]^3)*[.K$22]+([.P606]^2)*[.K$2]+[.P606]*[.MK814]" office:value-type="float" office:value="150.89028419">
            <text:p>150,89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606]+10" office:value-type="float" office:value="6011">
            <text:p>6011</text:p>
          </table:table-cell>
          <table:table-cell table:formula="of:=([.P607]^3)*[.K$22]+([.P607]^2)*[.K$2]+[.P607]*[.MK815]" office:value-type="float" office:value="151.39358699">
            <text:p>151,39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607]+10" office:value-type="float" office:value="6021">
            <text:p>6021</text:p>
          </table:table-cell>
          <table:table-cell table:formula="of:=([.P608]^3)*[.K$22]+([.P608]^2)*[.K$2]+[.P608]*[.MK816]" office:value-type="float" office:value="151.89772779">
            <text:p>151,89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608]+10" office:value-type="float" office:value="6031">
            <text:p>6031</text:p>
          </table:table-cell>
          <table:table-cell table:formula="of:=([.P609]^3)*[.K$22]+([.P609]^2)*[.K$2]+[.P609]*[.MK817]" office:value-type="float" office:value="152.40270659">
            <text:p>152,40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609]+10" office:value-type="float" office:value="6041">
            <text:p>6041</text:p>
          </table:table-cell>
          <table:table-cell table:formula="of:=([.P610]^3)*[.K$22]+([.P610]^2)*[.K$2]+[.P610]*[.MK818]" office:value-type="float" office:value="152.90852339">
            <text:p>152,90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610]+10" office:value-type="float" office:value="6051">
            <text:p>6051</text:p>
          </table:table-cell>
          <table:table-cell table:formula="of:=([.P611]^3)*[.K$22]+([.P611]^2)*[.K$2]+[.P611]*[.MK819]" office:value-type="float" office:value="153.41517819">
            <text:p>153,41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611]+10" office:value-type="float" office:value="6061">
            <text:p>6061</text:p>
          </table:table-cell>
          <table:table-cell table:formula="of:=([.P612]^3)*[.K$22]+([.P612]^2)*[.K$2]+[.P612]*[.MK820]" office:value-type="float" office:value="153.92267099">
            <text:p>153,92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612]+10" office:value-type="float" office:value="6071">
            <text:p>6071</text:p>
          </table:table-cell>
          <table:table-cell table:formula="of:=([.P613]^3)*[.K$22]+([.P613]^2)*[.K$2]+[.P613]*[.MK821]" office:value-type="float" office:value="154.43100179">
            <text:p>154,43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613]+10" office:value-type="float" office:value="6081">
            <text:p>6081</text:p>
          </table:table-cell>
          <table:table-cell table:formula="of:=([.P614]^3)*[.K$22]+([.P614]^2)*[.K$2]+[.P614]*[.MK822]" office:value-type="float" office:value="154.94017059">
            <text:p>154,94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614]+10" office:value-type="float" office:value="6091">
            <text:p>6091</text:p>
          </table:table-cell>
          <table:table-cell table:formula="of:=([.P615]^3)*[.K$22]+([.P615]^2)*[.K$2]+[.P615]*[.MK823]" office:value-type="float" office:value="155.45017739">
            <text:p>155,45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615]+10" office:value-type="float" office:value="6101">
            <text:p>6101</text:p>
          </table:table-cell>
          <table:table-cell table:formula="of:=([.P616]^3)*[.K$22]+([.P616]^2)*[.K$2]+[.P616]*[.MK824]" office:value-type="float" office:value="155.96102219">
            <text:p>155,96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616]+10" office:value-type="float" office:value="6111">
            <text:p>6111</text:p>
          </table:table-cell>
          <table:table-cell table:formula="of:=([.P617]^3)*[.K$22]+([.P617]^2)*[.K$2]+[.P617]*[.MK825]" office:value-type="float" office:value="156.47270499">
            <text:p>156,47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617]+10" office:value-type="float" office:value="6121">
            <text:p>6121</text:p>
          </table:table-cell>
          <table:table-cell table:formula="of:=([.P618]^3)*[.K$22]+([.P618]^2)*[.K$2]+[.P618]*[.MK826]" office:value-type="float" office:value="156.98522579">
            <text:p>156,98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618]+10" office:value-type="float" office:value="6131">
            <text:p>6131</text:p>
          </table:table-cell>
          <table:table-cell table:formula="of:=([.P619]^3)*[.K$22]+([.P619]^2)*[.K$2]+[.P619]*[.MK827]" office:value-type="float" office:value="157.49858459">
            <text:p>157,49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619]+10" office:value-type="float" office:value="6141">
            <text:p>6141</text:p>
          </table:table-cell>
          <table:table-cell table:formula="of:=([.P620]^3)*[.K$22]+([.P620]^2)*[.K$2]+[.P620]*[.MK828]" office:value-type="float" office:value="158.01278139">
            <text:p>158,01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620]+10" office:value-type="float" office:value="6151">
            <text:p>6151</text:p>
          </table:table-cell>
          <table:table-cell table:formula="of:=([.P621]^3)*[.K$22]+([.P621]^2)*[.K$2]+[.P621]*[.MK829]" office:value-type="float" office:value="158.52781619">
            <text:p>158,52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621]+10" office:value-type="float" office:value="6161">
            <text:p>6161</text:p>
          </table:table-cell>
          <table:table-cell table:formula="of:=([.P622]^3)*[.K$22]+([.P622]^2)*[.K$2]+[.P622]*[.MK830]" office:value-type="float" office:value="159.04368899">
            <text:p>159,04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622]+10" office:value-type="float" office:value="6171">
            <text:p>6171</text:p>
          </table:table-cell>
          <table:table-cell table:formula="of:=([.P623]^3)*[.K$22]+([.P623]^2)*[.K$2]+[.P623]*[.MK831]" office:value-type="float" office:value="159.56039979">
            <text:p>159,56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623]+10" office:value-type="float" office:value="6181">
            <text:p>6181</text:p>
          </table:table-cell>
          <table:table-cell table:formula="of:=([.P624]^3)*[.K$22]+([.P624]^2)*[.K$2]+[.P624]*[.MK832]" office:value-type="float" office:value="160.07794859">
            <text:p>160,07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624]+10" office:value-type="float" office:value="6191">
            <text:p>6191</text:p>
          </table:table-cell>
          <table:table-cell table:formula="of:=([.P625]^3)*[.K$22]+([.P625]^2)*[.K$2]+[.P625]*[.MK833]" office:value-type="float" office:value="160.59633539">
            <text:p>160,59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625]+10" office:value-type="float" office:value="6201">
            <text:p>6201</text:p>
          </table:table-cell>
          <table:table-cell table:formula="of:=([.P626]^3)*[.K$22]+([.P626]^2)*[.K$2]+[.P626]*[.MK834]" office:value-type="float" office:value="161.11556019">
            <text:p>161,11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626]+10" office:value-type="float" office:value="6211">
            <text:p>6211</text:p>
          </table:table-cell>
          <table:table-cell table:formula="of:=([.P627]^3)*[.K$22]+([.P627]^2)*[.K$2]+[.P627]*[.MK835]" office:value-type="float" office:value="161.63562299">
            <text:p>161,63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627]+10" office:value-type="float" office:value="6221">
            <text:p>6221</text:p>
          </table:table-cell>
          <table:table-cell table:formula="of:=([.P628]^3)*[.K$22]+([.P628]^2)*[.K$2]+[.P628]*[.MK836]" office:value-type="float" office:value="162.15652379">
            <text:p>162,15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628]+10" office:value-type="float" office:value="6231">
            <text:p>6231</text:p>
          </table:table-cell>
          <table:table-cell table:formula="of:=([.P629]^3)*[.K$22]+([.P629]^2)*[.K$2]+[.P629]*[.MK837]" office:value-type="float" office:value="162.67826259">
            <text:p>162,67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629]+10" office:value-type="float" office:value="6241">
            <text:p>6241</text:p>
          </table:table-cell>
          <table:table-cell table:formula="of:=([.P630]^3)*[.K$22]+([.P630]^2)*[.K$2]+[.P630]*[.MK838]" office:value-type="float" office:value="163.20083939">
            <text:p>163,20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630]+10" office:value-type="float" office:value="6251">
            <text:p>6251</text:p>
          </table:table-cell>
          <table:table-cell table:formula="of:=([.P631]^3)*[.K$22]+([.P631]^2)*[.K$2]+[.P631]*[.MK839]" office:value-type="float" office:value="163.72425419">
            <text:p>163,72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631]+10" office:value-type="float" office:value="6261">
            <text:p>6261</text:p>
          </table:table-cell>
          <table:table-cell table:formula="of:=([.P632]^3)*[.K$22]+([.P632]^2)*[.K$2]+[.P632]*[.MK840]" office:value-type="float" office:value="164.24850699">
            <text:p>164,24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632]+10" office:value-type="float" office:value="6271">
            <text:p>6271</text:p>
          </table:table-cell>
          <table:table-cell table:formula="of:=([.P633]^3)*[.K$22]+([.P633]^2)*[.K$2]+[.P633]*[.MK841]" office:value-type="float" office:value="164.77359779">
            <text:p>164,77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633]+10" office:value-type="float" office:value="6281">
            <text:p>6281</text:p>
          </table:table-cell>
          <table:table-cell table:formula="of:=([.P634]^3)*[.K$22]+([.P634]^2)*[.K$2]+[.P634]*[.MK842]" office:value-type="float" office:value="165.29952659">
            <text:p>165,30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634]+10" office:value-type="float" office:value="6291">
            <text:p>6291</text:p>
          </table:table-cell>
          <table:table-cell table:formula="of:=([.P635]^3)*[.K$22]+([.P635]^2)*[.K$2]+[.P635]*[.MK843]" office:value-type="float" office:value="165.82629339">
            <text:p>165,82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635]+10" office:value-type="float" office:value="6301">
            <text:p>6301</text:p>
          </table:table-cell>
          <table:table-cell table:formula="of:=([.P636]^3)*[.K$22]+([.P636]^2)*[.K$2]+[.P636]*[.MK844]" office:value-type="float" office:value="166.35389819">
            <text:p>166,35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636]+10" office:value-type="float" office:value="6311">
            <text:p>6311</text:p>
          </table:table-cell>
          <table:table-cell table:formula="of:=([.P637]^3)*[.K$22]+([.P637]^2)*[.K$2]+[.P637]*[.MK845]" office:value-type="float" office:value="166.88234099">
            <text:p>166,88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637]+10" office:value-type="float" office:value="6321">
            <text:p>6321</text:p>
          </table:table-cell>
          <table:table-cell table:formula="of:=([.P638]^3)*[.K$22]+([.P638]^2)*[.K$2]+[.P638]*[.MK846]" office:value-type="float" office:value="167.41162179">
            <text:p>167,41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638]+10" office:value-type="float" office:value="6331">
            <text:p>6331</text:p>
          </table:table-cell>
          <table:table-cell table:formula="of:=([.P639]^3)*[.K$22]+([.P639]^2)*[.K$2]+[.P639]*[.MK847]" office:value-type="float" office:value="167.94174059">
            <text:p>167,94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639]+10" office:value-type="float" office:value="6341">
            <text:p>6341</text:p>
          </table:table-cell>
          <table:table-cell table:formula="of:=([.P640]^3)*[.K$22]+([.P640]^2)*[.K$2]+[.P640]*[.MK848]" office:value-type="float" office:value="168.47269739">
            <text:p>168,47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640]+10" office:value-type="float" office:value="6351">
            <text:p>6351</text:p>
          </table:table-cell>
          <table:table-cell table:formula="of:=([.P641]^3)*[.K$22]+([.P641]^2)*[.K$2]+[.P641]*[.MK849]" office:value-type="float" office:value="169.00449219">
            <text:p>169,00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641]+10" office:value-type="float" office:value="6361">
            <text:p>6361</text:p>
          </table:table-cell>
          <table:table-cell table:formula="of:=([.P642]^3)*[.K$22]+([.P642]^2)*[.K$2]+[.P642]*[.MK850]" office:value-type="float" office:value="169.53712499">
            <text:p>169,53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642]+10" office:value-type="float" office:value="6371">
            <text:p>6371</text:p>
          </table:table-cell>
          <table:table-cell table:formula="of:=([.P643]^3)*[.K$22]+([.P643]^2)*[.K$2]+[.P643]*[.MK851]" office:value-type="float" office:value="170.07059579">
            <text:p>170,07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643]+10" office:value-type="float" office:value="6381">
            <text:p>6381</text:p>
          </table:table-cell>
          <table:table-cell table:formula="of:=([.P644]^3)*[.K$22]+([.P644]^2)*[.K$2]+[.P644]*[.MK852]" office:value-type="float" office:value="170.60490459">
            <text:p>170,60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644]+10" office:value-type="float" office:value="6391">
            <text:p>6391</text:p>
          </table:table-cell>
          <table:table-cell table:formula="of:=([.P645]^3)*[.K$22]+([.P645]^2)*[.K$2]+[.P645]*[.MK853]" office:value-type="float" office:value="171.14005139">
            <text:p>171,14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645]+10" office:value-type="float" office:value="6401">
            <text:p>6401</text:p>
          </table:table-cell>
          <table:table-cell table:formula="of:=([.P646]^3)*[.K$22]+([.P646]^2)*[.K$2]+[.P646]*[.MK854]" office:value-type="float" office:value="171.67603619">
            <text:p>171,67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646]+10" office:value-type="float" office:value="6411">
            <text:p>6411</text:p>
          </table:table-cell>
          <table:table-cell table:formula="of:=([.P647]^3)*[.K$22]+([.P647]^2)*[.K$2]+[.P647]*[.MK855]" office:value-type="float" office:value="172.21285899">
            <text:p>172,21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647]+10" office:value-type="float" office:value="6421">
            <text:p>6421</text:p>
          </table:table-cell>
          <table:table-cell table:formula="of:=([.P648]^3)*[.K$22]+([.P648]^2)*[.K$2]+[.P648]*[.MK856]" office:value-type="float" office:value="172.75051979">
            <text:p>172,75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648]+10" office:value-type="float" office:value="6431">
            <text:p>6431</text:p>
          </table:table-cell>
          <table:table-cell table:formula="of:=([.P649]^3)*[.K$22]+([.P649]^2)*[.K$2]+[.P649]*[.MK857]" office:value-type="float" office:value="173.28901859">
            <text:p>173,28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649]+10" office:value-type="float" office:value="6441">
            <text:p>6441</text:p>
          </table:table-cell>
          <table:table-cell table:formula="of:=([.P650]^3)*[.K$22]+([.P650]^2)*[.K$2]+[.P650]*[.MK858]" office:value-type="float" office:value="173.82835539">
            <text:p>173,82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650]+10" office:value-type="float" office:value="6451">
            <text:p>6451</text:p>
          </table:table-cell>
          <table:table-cell table:formula="of:=([.P651]^3)*[.K$22]+([.P651]^2)*[.K$2]+[.P651]*[.MK859]" office:value-type="float" office:value="174.36853019">
            <text:p>174,36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651]+10" office:value-type="float" office:value="6461">
            <text:p>6461</text:p>
          </table:table-cell>
          <table:table-cell table:formula="of:=([.P652]^3)*[.K$22]+([.P652]^2)*[.K$2]+[.P652]*[.MK860]" office:value-type="float" office:value="174.90954299">
            <text:p>174,91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652]+10" office:value-type="float" office:value="6471">
            <text:p>6471</text:p>
          </table:table-cell>
          <table:table-cell table:formula="of:=([.P653]^3)*[.K$22]+([.P653]^2)*[.K$2]+[.P653]*[.MK861]" office:value-type="float" office:value="175.45139379">
            <text:p>175,45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653]+10" office:value-type="float" office:value="6481">
            <text:p>6481</text:p>
          </table:table-cell>
          <table:table-cell table:formula="of:=([.P654]^3)*[.K$22]+([.P654]^2)*[.K$2]+[.P654]*[.MK862]" office:value-type="float" office:value="175.99408259">
            <text:p>175,99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654]+10" office:value-type="float" office:value="6491">
            <text:p>6491</text:p>
          </table:table-cell>
          <table:table-cell table:formula="of:=([.P655]^3)*[.K$22]+([.P655]^2)*[.K$2]+[.P655]*[.MK863]" office:value-type="float" office:value="176.53760939">
            <text:p>176,53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655]+10" office:value-type="float" office:value="6501">
            <text:p>6501</text:p>
          </table:table-cell>
          <table:table-cell table:formula="of:=([.P656]^3)*[.K$22]+([.P656]^2)*[.K$2]+[.P656]*[.MK864]" office:value-type="float" office:value="177.08197419">
            <text:p>177,08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656]+10" office:value-type="float" office:value="6511">
            <text:p>6511</text:p>
          </table:table-cell>
          <table:table-cell table:formula="of:=([.P657]^3)*[.K$22]+([.P657]^2)*[.K$2]+[.P657]*[.MK865]" office:value-type="float" office:value="177.62717699">
            <text:p>177,62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657]+10" office:value-type="float" office:value="6521">
            <text:p>6521</text:p>
          </table:table-cell>
          <table:table-cell table:formula="of:=([.P658]^3)*[.K$22]+([.P658]^2)*[.K$2]+[.P658]*[.MK866]" office:value-type="float" office:value="178.17321779">
            <text:p>178,17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658]+10" office:value-type="float" office:value="6531">
            <text:p>6531</text:p>
          </table:table-cell>
          <table:table-cell table:formula="of:=([.P659]^3)*[.K$22]+([.P659]^2)*[.K$2]+[.P659]*[.MK867]" office:value-type="float" office:value="178.72009659">
            <text:p>178,72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659]+10" office:value-type="float" office:value="6541">
            <text:p>6541</text:p>
          </table:table-cell>
          <table:table-cell table:formula="of:=([.P660]^3)*[.K$22]+([.P660]^2)*[.K$2]+[.P660]*[.MK868]" office:value-type="float" office:value="179.26781339">
            <text:p>179,26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660]+10" office:value-type="float" office:value="6551">
            <text:p>6551</text:p>
          </table:table-cell>
          <table:table-cell table:formula="of:=([.P661]^3)*[.K$22]+([.P661]^2)*[.K$2]+[.P661]*[.MK869]" office:value-type="float" office:value="179.81636819">
            <text:p>179,81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661]+10" office:value-type="float" office:value="6561">
            <text:p>6561</text:p>
          </table:table-cell>
          <table:table-cell table:formula="of:=([.P662]^3)*[.K$22]+([.P662]^2)*[.K$2]+[.P662]*[.MK870]" office:value-type="float" office:value="180.36576099">
            <text:p>180,36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662]+10" office:value-type="float" office:value="6571">
            <text:p>6571</text:p>
          </table:table-cell>
          <table:table-cell table:formula="of:=([.P663]^3)*[.K$22]+([.P663]^2)*[.K$2]+[.P663]*[.MK871]" office:value-type="float" office:value="180.91599179">
            <text:p>180,91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663]+10" office:value-type="float" office:value="6581">
            <text:p>6581</text:p>
          </table:table-cell>
          <table:table-cell table:formula="of:=([.P664]^3)*[.K$22]+([.P664]^2)*[.K$2]+[.P664]*[.MK872]" office:value-type="float" office:value="181.46706059">
            <text:p>181,46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664]+10" office:value-type="float" office:value="6591">
            <text:p>6591</text:p>
          </table:table-cell>
          <table:table-cell table:formula="of:=([.P665]^3)*[.K$22]+([.P665]^2)*[.K$2]+[.P665]*[.MK873]" office:value-type="float" office:value="182.01896739">
            <text:p>182,01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665]+10" office:value-type="float" office:value="6601">
            <text:p>6601</text:p>
          </table:table-cell>
          <table:table-cell table:formula="of:=([.P666]^3)*[.K$22]+([.P666]^2)*[.K$2]+[.P666]*[.MK874]" office:value-type="float" office:value="182.57171219">
            <text:p>182,57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666]+10" office:value-type="float" office:value="6611">
            <text:p>6611</text:p>
          </table:table-cell>
          <table:table-cell table:formula="of:=([.P667]^3)*[.K$22]+([.P667]^2)*[.K$2]+[.P667]*[.MK875]" office:value-type="float" office:value="183.12529499">
            <text:p>183,12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667]+10" office:value-type="float" office:value="6621">
            <text:p>6621</text:p>
          </table:table-cell>
          <table:table-cell table:formula="of:=([.P668]^3)*[.K$22]+([.P668]^2)*[.K$2]+[.P668]*[.MK876]" office:value-type="float" office:value="183.67971579">
            <text:p>183,68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668]+10" office:value-type="float" office:value="6631">
            <text:p>6631</text:p>
          </table:table-cell>
          <table:table-cell table:formula="of:=([.P669]^3)*[.K$22]+([.P669]^2)*[.K$2]+[.P669]*[.MK877]" office:value-type="float" office:value="184.23497459">
            <text:p>184,23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669]+10" office:value-type="float" office:value="6641">
            <text:p>6641</text:p>
          </table:table-cell>
          <table:table-cell table:formula="of:=([.P670]^3)*[.K$22]+([.P670]^2)*[.K$2]+[.P670]*[.MK878]" office:value-type="float" office:value="184.79107139">
            <text:p>184,79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670]+10" office:value-type="float" office:value="6651">
            <text:p>6651</text:p>
          </table:table-cell>
          <table:table-cell table:formula="of:=([.P671]^3)*[.K$22]+([.P671]^2)*[.K$2]+[.P671]*[.MK879]" office:value-type="float" office:value="185.34800619">
            <text:p>185,34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671]+10" office:value-type="float" office:value="6661">
            <text:p>6661</text:p>
          </table:table-cell>
          <table:table-cell table:formula="of:=([.P672]^3)*[.K$22]+([.P672]^2)*[.K$2]+[.P672]*[.MK880]" office:value-type="float" office:value="185.90577899">
            <text:p>185,90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672]+10" office:value-type="float" office:value="6671">
            <text:p>6671</text:p>
          </table:table-cell>
          <table:table-cell table:formula="of:=([.P673]^3)*[.K$22]+([.P673]^2)*[.K$2]+[.P673]*[.MK881]" office:value-type="float" office:value="186.46438979">
            <text:p>186,46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673]+10" office:value-type="float" office:value="6681">
            <text:p>6681</text:p>
          </table:table-cell>
          <table:table-cell table:formula="of:=([.P674]^3)*[.K$22]+([.P674]^2)*[.K$2]+[.P674]*[.MK882]" office:value-type="float" office:value="187.02383859">
            <text:p>187,02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674]+10" office:value-type="float" office:value="6691">
            <text:p>6691</text:p>
          </table:table-cell>
          <table:table-cell table:formula="of:=([.P675]^3)*[.K$22]+([.P675]^2)*[.K$2]+[.P675]*[.MK883]" office:value-type="float" office:value="187.58412539">
            <text:p>187,58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675]+10" office:value-type="float" office:value="6701">
            <text:p>6701</text:p>
          </table:table-cell>
          <table:table-cell table:formula="of:=([.P676]^3)*[.K$22]+([.P676]^2)*[.K$2]+[.P676]*[.MK884]" office:value-type="float" office:value="188.14525019">
            <text:p>188,14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676]+10" office:value-type="float" office:value="6711">
            <text:p>6711</text:p>
          </table:table-cell>
          <table:table-cell table:formula="of:=([.P677]^3)*[.K$22]+([.P677]^2)*[.K$2]+[.P677]*[.MK885]" office:value-type="float" office:value="188.70721299">
            <text:p>188,70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677]+10" office:value-type="float" office:value="6721">
            <text:p>6721</text:p>
          </table:table-cell>
          <table:table-cell table:formula="of:=([.P678]^3)*[.K$22]+([.P678]^2)*[.K$2]+[.P678]*[.MK886]" office:value-type="float" office:value="189.27001379">
            <text:p>189,27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678]+10" office:value-type="float" office:value="6731">
            <text:p>6731</text:p>
          </table:table-cell>
          <table:table-cell table:formula="of:=([.P679]^3)*[.K$22]+([.P679]^2)*[.K$2]+[.P679]*[.MK887]" office:value-type="float" office:value="189.83365259">
            <text:p>189,83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679]+10" office:value-type="float" office:value="6741">
            <text:p>6741</text:p>
          </table:table-cell>
          <table:table-cell table:formula="of:=([.P680]^3)*[.K$22]+([.P680]^2)*[.K$2]+[.P680]*[.MK888]" office:value-type="float" office:value="190.39812939">
            <text:p>190,39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680]+10" office:value-type="float" office:value="6751">
            <text:p>6751</text:p>
          </table:table-cell>
          <table:table-cell table:formula="of:=([.P681]^3)*[.K$22]+([.P681]^2)*[.K$2]+[.P681]*[.MK889]" office:value-type="float" office:value="190.96344419">
            <text:p>190,96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681]+10" office:value-type="float" office:value="6761">
            <text:p>6761</text:p>
          </table:table-cell>
          <table:table-cell table:formula="of:=([.P682]^3)*[.K$22]+([.P682]^2)*[.K$2]+[.P682]*[.MK890]" office:value-type="float" office:value="191.52959699">
            <text:p>191,53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682]+10" office:value-type="float" office:value="6771">
            <text:p>6771</text:p>
          </table:table-cell>
          <table:table-cell table:formula="of:=([.P683]^3)*[.K$22]+([.P683]^2)*[.K$2]+[.P683]*[.MK891]" office:value-type="float" office:value="192.09658779">
            <text:p>192,09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683]+10" office:value-type="float" office:value="6781">
            <text:p>6781</text:p>
          </table:table-cell>
          <table:table-cell table:formula="of:=([.P684]^3)*[.K$22]+([.P684]^2)*[.K$2]+[.P684]*[.MK892]" office:value-type="float" office:value="192.66441659">
            <text:p>192,66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684]+10" office:value-type="float" office:value="6791">
            <text:p>6791</text:p>
          </table:table-cell>
          <table:table-cell table:formula="of:=([.P685]^3)*[.K$22]+([.P685]^2)*[.K$2]+[.P685]*[.MK893]" office:value-type="float" office:value="193.23308339">
            <text:p>193,23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685]+10" office:value-type="float" office:value="6801">
            <text:p>6801</text:p>
          </table:table-cell>
          <table:table-cell table:formula="of:=([.P686]^3)*[.K$22]+([.P686]^2)*[.K$2]+[.P686]*[.MK894]" office:value-type="float" office:value="193.80258819">
            <text:p>193,80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686]+10" office:value-type="float" office:value="6811">
            <text:p>6811</text:p>
          </table:table-cell>
          <table:table-cell table:formula="of:=([.P687]^3)*[.K$22]+([.P687]^2)*[.K$2]+[.P687]*[.MK895]" office:value-type="float" office:value="194.37293099">
            <text:p>194,37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687]+10" office:value-type="float" office:value="6821">
            <text:p>6821</text:p>
          </table:table-cell>
          <table:table-cell table:formula="of:=([.P688]^3)*[.K$22]+([.P688]^2)*[.K$2]+[.P688]*[.MK896]" office:value-type="float" office:value="194.94411179">
            <text:p>194,94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688]+10" office:value-type="float" office:value="6831">
            <text:p>6831</text:p>
          </table:table-cell>
          <table:table-cell table:formula="of:=([.P689]^3)*[.K$22]+([.P689]^2)*[.K$2]+[.P689]*[.MK897]" office:value-type="float" office:value="195.51613059">
            <text:p>195,51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689]+10" office:value-type="float" office:value="6841">
            <text:p>6841</text:p>
          </table:table-cell>
          <table:table-cell table:formula="of:=([.P690]^3)*[.K$22]+([.P690]^2)*[.K$2]+[.P690]*[.MK898]" office:value-type="float" office:value="196.08898739">
            <text:p>196,08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690]+10" office:value-type="float" office:value="6851">
            <text:p>6851</text:p>
          </table:table-cell>
          <table:table-cell table:formula="of:=([.P691]^3)*[.K$22]+([.P691]^2)*[.K$2]+[.P691]*[.MK899]" office:value-type="float" office:value="196.66268219">
            <text:p>196,66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691]+10" office:value-type="float" office:value="6861">
            <text:p>6861</text:p>
          </table:table-cell>
          <table:table-cell table:formula="of:=([.P692]^3)*[.K$22]+([.P692]^2)*[.K$2]+[.P692]*[.MK900]" office:value-type="float" office:value="197.23721499">
            <text:p>197,23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692]+10" office:value-type="float" office:value="6871">
            <text:p>6871</text:p>
          </table:table-cell>
          <table:table-cell table:formula="of:=([.P693]^3)*[.K$22]+([.P693]^2)*[.K$2]+[.P693]*[.MK901]" office:value-type="float" office:value="197.81258579">
            <text:p>197,81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693]+10" office:value-type="float" office:value="6881">
            <text:p>6881</text:p>
          </table:table-cell>
          <table:table-cell table:formula="of:=([.P694]^3)*[.K$22]+([.P694]^2)*[.K$2]+[.P694]*[.MK902]" office:value-type="float" office:value="198.38879459">
            <text:p>198,38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694]+10" office:value-type="float" office:value="6891">
            <text:p>6891</text:p>
          </table:table-cell>
          <table:table-cell table:formula="of:=([.P695]^3)*[.K$22]+([.P695]^2)*[.K$2]+[.P695]*[.MK903]" office:value-type="float" office:value="198.96584139">
            <text:p>198,96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695]+10" office:value-type="float" office:value="6901">
            <text:p>6901</text:p>
          </table:table-cell>
          <table:table-cell table:formula="of:=([.P696]^3)*[.K$22]+([.P696]^2)*[.K$2]+[.P696]*[.MK904]" office:value-type="float" office:value="199.54372619">
            <text:p>199,54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696]+10" office:value-type="float" office:value="6911">
            <text:p>6911</text:p>
          </table:table-cell>
          <table:table-cell table:formula="of:=([.P697]^3)*[.K$22]+([.P697]^2)*[.K$2]+[.P697]*[.MK905]" office:value-type="float" office:value="200.12244899">
            <text:p>200,12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697]+10" office:value-type="float" office:value="6921">
            <text:p>6921</text:p>
          </table:table-cell>
          <table:table-cell table:formula="of:=([.P698]^3)*[.K$22]+([.P698]^2)*[.K$2]+[.P698]*[.MK906]" office:value-type="float" office:value="200.70200979">
            <text:p>200,70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698]+10" office:value-type="float" office:value="6931">
            <text:p>6931</text:p>
          </table:table-cell>
          <table:table-cell table:formula="of:=([.P699]^3)*[.K$22]+([.P699]^2)*[.K$2]+[.P699]*[.MK907]" office:value-type="float" office:value="201.28240859">
            <text:p>201,28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699]+10" office:value-type="float" office:value="6941">
            <text:p>6941</text:p>
          </table:table-cell>
          <table:table-cell table:formula="of:=([.P700]^3)*[.K$22]+([.P700]^2)*[.K$2]+[.P700]*[.MK908]" office:value-type="float" office:value="201.86364539">
            <text:p>201,86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700]+10" office:value-type="float" office:value="6951">
            <text:p>6951</text:p>
          </table:table-cell>
          <table:table-cell table:formula="of:=([.P701]^3)*[.K$22]+([.P701]^2)*[.K$2]+[.P701]*[.MK909]" office:value-type="float" office:value="202.44572019">
            <text:p>202,44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701]+10" office:value-type="float" office:value="6961">
            <text:p>6961</text:p>
          </table:table-cell>
          <table:table-cell table:formula="of:=([.P702]^3)*[.K$22]+([.P702]^2)*[.K$2]+[.P702]*[.MK910]" office:value-type="float" office:value="203.02863299">
            <text:p>203,02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702]+10" office:value-type="float" office:value="6971">
            <text:p>6971</text:p>
          </table:table-cell>
          <table:table-cell table:formula="of:=([.P703]^3)*[.K$22]+([.P703]^2)*[.K$2]+[.P703]*[.MK911]" office:value-type="float" office:value="203.61238379">
            <text:p>203,61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703]+10" office:value-type="float" office:value="6981">
            <text:p>6981</text:p>
          </table:table-cell>
          <table:table-cell table:formula="of:=([.P704]^3)*[.K$22]+([.P704]^2)*[.K$2]+[.P704]*[.MK912]" office:value-type="float" office:value="204.19697259">
            <text:p>204,19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704]+10" office:value-type="float" office:value="6991">
            <text:p>6991</text:p>
          </table:table-cell>
          <table:table-cell table:formula="of:=([.P705]^3)*[.K$22]+([.P705]^2)*[.K$2]+[.P705]*[.MK913]" office:value-type="float" office:value="204.78239939">
            <text:p>204,78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705]+10" office:value-type="float" office:value="7001">
            <text:p>7001</text:p>
          </table:table-cell>
          <table:table-cell table:formula="of:=([.P706]^3)*[.K$22]+([.P706]^2)*[.K$2]+[.P706]*[.MK914]" office:value-type="float" office:value="205.36866419">
            <text:p>205,36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706]+10" office:value-type="float" office:value="7011">
            <text:p>7011</text:p>
          </table:table-cell>
          <table:table-cell table:formula="of:=([.P707]^3)*[.K$22]+([.P707]^2)*[.K$2]+[.P707]*[.MK915]" office:value-type="float" office:value="205.95576699">
            <text:p>205,95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707]+10" office:value-type="float" office:value="7021">
            <text:p>7021</text:p>
          </table:table-cell>
          <table:table-cell table:formula="of:=([.P708]^3)*[.K$22]+([.P708]^2)*[.K$2]+[.P708]*[.MK916]" office:value-type="float" office:value="206.54370779">
            <text:p>206,54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708]+10" office:value-type="float" office:value="7031">
            <text:p>7031</text:p>
          </table:table-cell>
          <table:table-cell table:formula="of:=([.P709]^3)*[.K$22]+([.P709]^2)*[.K$2]+[.P709]*[.MK917]" office:value-type="float" office:value="207.13248659">
            <text:p>207,13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709]+10" office:value-type="float" office:value="7041">
            <text:p>7041</text:p>
          </table:table-cell>
          <table:table-cell table:formula="of:=([.P710]^3)*[.K$22]+([.P710]^2)*[.K$2]+[.P710]*[.MK918]" office:value-type="float" office:value="207.72210339">
            <text:p>207,72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710]+10" office:value-type="float" office:value="7051">
            <text:p>7051</text:p>
          </table:table-cell>
          <table:table-cell table:formula="of:=([.P711]^3)*[.K$22]+([.P711]^2)*[.K$2]+[.P711]*[.MK919]" office:value-type="float" office:value="208.31255819">
            <text:p>208,31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711]+10" office:value-type="float" office:value="7061">
            <text:p>7061</text:p>
          </table:table-cell>
          <table:table-cell table:formula="of:=([.P712]^3)*[.K$22]+([.P712]^2)*[.K$2]+[.P712]*[.MK920]" office:value-type="float" office:value="208.90385099">
            <text:p>208,90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712]+10" office:value-type="float" office:value="7071">
            <text:p>7071</text:p>
          </table:table-cell>
          <table:table-cell table:formula="of:=([.P713]^3)*[.K$22]+([.P713]^2)*[.K$2]+[.P713]*[.MK921]" office:value-type="float" office:value="209.49598179">
            <text:p>209,49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713]+10" office:value-type="float" office:value="7081">
            <text:p>7081</text:p>
          </table:table-cell>
          <table:table-cell table:formula="of:=([.P714]^3)*[.K$22]+([.P714]^2)*[.K$2]+[.P714]*[.MK922]" office:value-type="float" office:value="210.08895059">
            <text:p>210,08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714]+10" office:value-type="float" office:value="7091">
            <text:p>7091</text:p>
          </table:table-cell>
          <table:table-cell table:formula="of:=([.P715]^3)*[.K$22]+([.P715]^2)*[.K$2]+[.P715]*[.MK923]" office:value-type="float" office:value="210.68275739">
            <text:p>210,68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715]+10" office:value-type="float" office:value="7101">
            <text:p>7101</text:p>
          </table:table-cell>
          <table:table-cell table:formula="of:=([.P716]^3)*[.K$22]+([.P716]^2)*[.K$2]+[.P716]*[.MK924]" office:value-type="float" office:value="211.27740219">
            <text:p>211,27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716]+10" office:value-type="float" office:value="7111">
            <text:p>7111</text:p>
          </table:table-cell>
          <table:table-cell table:formula="of:=([.P717]^3)*[.K$22]+([.P717]^2)*[.K$2]+[.P717]*[.MK925]" office:value-type="float" office:value="211.87288499">
            <text:p>211,87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717]+10" office:value-type="float" office:value="7121">
            <text:p>7121</text:p>
          </table:table-cell>
          <table:table-cell table:formula="of:=([.P718]^3)*[.K$22]+([.P718]^2)*[.K$2]+[.P718]*[.MK926]" office:value-type="float" office:value="212.46920579">
            <text:p>212,46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718]+10" office:value-type="float" office:value="7131">
            <text:p>7131</text:p>
          </table:table-cell>
          <table:table-cell table:formula="of:=([.P719]^3)*[.K$22]+([.P719]^2)*[.K$2]+[.P719]*[.MK927]" office:value-type="float" office:value="213.06636459">
            <text:p>213,06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719]+10" office:value-type="float" office:value="7141">
            <text:p>7141</text:p>
          </table:table-cell>
          <table:table-cell table:formula="of:=([.P720]^3)*[.K$22]+([.P720]^2)*[.K$2]+[.P720]*[.MK928]" office:value-type="float" office:value="213.66436139">
            <text:p>213,66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720]+10" office:value-type="float" office:value="7151">
            <text:p>7151</text:p>
          </table:table-cell>
          <table:table-cell table:formula="of:=([.P721]^3)*[.K$22]+([.P721]^2)*[.K$2]+[.P721]*[.MK929]" office:value-type="float" office:value="214.26319619">
            <text:p>214,26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721]+10" office:value-type="float" office:value="7161">
            <text:p>7161</text:p>
          </table:table-cell>
          <table:table-cell table:formula="of:=([.P722]^3)*[.K$22]+([.P722]^2)*[.K$2]+[.P722]*[.MK930]" office:value-type="float" office:value="214.86286899">
            <text:p>214,86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722]+10" office:value-type="float" office:value="7171">
            <text:p>7171</text:p>
          </table:table-cell>
          <table:table-cell table:formula="of:=([.P723]^3)*[.K$22]+([.P723]^2)*[.K$2]+[.P723]*[.MK931]" office:value-type="float" office:value="215.46337979">
            <text:p>215,46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723]+10" office:value-type="float" office:value="7181">
            <text:p>7181</text:p>
          </table:table-cell>
          <table:table-cell table:formula="of:=([.P724]^3)*[.K$22]+([.P724]^2)*[.K$2]+[.P724]*[.MK932]" office:value-type="float" office:value="216.06472859">
            <text:p>216,06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724]+10" office:value-type="float" office:value="7191">
            <text:p>7191</text:p>
          </table:table-cell>
          <table:table-cell table:formula="of:=([.P725]^3)*[.K$22]+([.P725]^2)*[.K$2]+[.P725]*[.MK933]" office:value-type="float" office:value="216.66691539">
            <text:p>216,66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725]+10" office:value-type="float" office:value="7201">
            <text:p>7201</text:p>
          </table:table-cell>
          <table:table-cell table:formula="of:=([.P726]^3)*[.K$22]+([.P726]^2)*[.K$2]+[.P726]*[.MK934]" office:value-type="float" office:value="217.26994019">
            <text:p>217,27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726]+10" office:value-type="float" office:value="7211">
            <text:p>7211</text:p>
          </table:table-cell>
          <table:table-cell table:formula="of:=([.P727]^3)*[.K$22]+([.P727]^2)*[.K$2]+[.P727]*[.MK935]" office:value-type="float" office:value="217.87380299">
            <text:p>217,87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727]+10" office:value-type="float" office:value="7221">
            <text:p>7221</text:p>
          </table:table-cell>
          <table:table-cell table:formula="of:=([.P728]^3)*[.K$22]+([.P728]^2)*[.K$2]+[.P728]*[.MK936]" office:value-type="float" office:value="218.47850379">
            <text:p>218,47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728]+10" office:value-type="float" office:value="7231">
            <text:p>7231</text:p>
          </table:table-cell>
          <table:table-cell table:formula="of:=([.P729]^3)*[.K$22]+([.P729]^2)*[.K$2]+[.P729]*[.MK937]" office:value-type="float" office:value="219.08404259">
            <text:p>219,08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729]+10" office:value-type="float" office:value="7241">
            <text:p>7241</text:p>
          </table:table-cell>
          <table:table-cell table:formula="of:=([.P730]^3)*[.K$22]+([.P730]^2)*[.K$2]+[.P730]*[.MK938]" office:value-type="float" office:value="219.69041939">
            <text:p>219,69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730]+10" office:value-type="float" office:value="7251">
            <text:p>7251</text:p>
          </table:table-cell>
          <table:table-cell table:formula="of:=([.P731]^3)*[.K$22]+([.P731]^2)*[.K$2]+[.P731]*[.MK939]" office:value-type="float" office:value="220.29763419">
            <text:p>220,29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731]+10" office:value-type="float" office:value="7261">
            <text:p>7261</text:p>
          </table:table-cell>
          <table:table-cell table:formula="of:=([.P732]^3)*[.K$22]+([.P732]^2)*[.K$2]+[.P732]*[.MK940]" office:value-type="float" office:value="220.90568699">
            <text:p>220,90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732]+10" office:value-type="float" office:value="7271">
            <text:p>7271</text:p>
          </table:table-cell>
          <table:table-cell table:formula="of:=([.P733]^3)*[.K$22]+([.P733]^2)*[.K$2]+[.P733]*[.MK941]" office:value-type="float" office:value="221.51457779">
            <text:p>221,51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733]+10" office:value-type="float" office:value="7281">
            <text:p>7281</text:p>
          </table:table-cell>
          <table:table-cell table:formula="of:=([.P734]^3)*[.K$22]+([.P734]^2)*[.K$2]+[.P734]*[.MK942]" office:value-type="float" office:value="222.12430659">
            <text:p>222,12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734]+10" office:value-type="float" office:value="7291">
            <text:p>7291</text:p>
          </table:table-cell>
          <table:table-cell table:formula="of:=([.P735]^3)*[.K$22]+([.P735]^2)*[.K$2]+[.P735]*[.MK943]" office:value-type="float" office:value="222.73487339">
            <text:p>222,73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735]+10" office:value-type="float" office:value="7301">
            <text:p>7301</text:p>
          </table:table-cell>
          <table:table-cell table:formula="of:=([.P736]^3)*[.K$22]+([.P736]^2)*[.K$2]+[.P736]*[.MK944]" office:value-type="float" office:value="223.34627819">
            <text:p>223,34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736]+10" office:value-type="float" office:value="7311">
            <text:p>7311</text:p>
          </table:table-cell>
          <table:table-cell table:formula="of:=([.P737]^3)*[.K$22]+([.P737]^2)*[.K$2]+[.P737]*[.MK945]" office:value-type="float" office:value="223.95852099">
            <text:p>223,95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737]+10" office:value-type="float" office:value="7321">
            <text:p>7321</text:p>
          </table:table-cell>
          <table:table-cell table:formula="of:=([.P738]^3)*[.K$22]+([.P738]^2)*[.K$2]+[.P738]*[.MK946]" office:value-type="float" office:value="224.57160179">
            <text:p>224,57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738]+10" office:value-type="float" office:value="7331">
            <text:p>7331</text:p>
          </table:table-cell>
          <table:table-cell table:formula="of:=([.P739]^3)*[.K$22]+([.P739]^2)*[.K$2]+[.P739]*[.MK947]" office:value-type="float" office:value="225.18552059">
            <text:p>225,18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739]+10" office:value-type="float" office:value="7341">
            <text:p>7341</text:p>
          </table:table-cell>
          <table:table-cell table:formula="of:=([.P740]^3)*[.K$22]+([.P740]^2)*[.K$2]+[.P740]*[.MK948]" office:value-type="float" office:value="225.80027739">
            <text:p>225,80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740]+10" office:value-type="float" office:value="7351">
            <text:p>7351</text:p>
          </table:table-cell>
          <table:table-cell table:formula="of:=([.P741]^3)*[.K$22]+([.P741]^2)*[.K$2]+[.P741]*[.MK949]" office:value-type="float" office:value="226.41587219">
            <text:p>226,41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741]+10" office:value-type="float" office:value="7361">
            <text:p>7361</text:p>
          </table:table-cell>
          <table:table-cell table:formula="of:=([.P742]^3)*[.K$22]+([.P742]^2)*[.K$2]+[.P742]*[.MK950]" office:value-type="float" office:value="227.03230499">
            <text:p>227,03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742]+10" office:value-type="float" office:value="7371">
            <text:p>7371</text:p>
          </table:table-cell>
          <table:table-cell table:formula="of:=([.P743]^3)*[.K$22]+([.P743]^2)*[.K$2]+[.P743]*[.MK951]" office:value-type="float" office:value="227.64957579">
            <text:p>227,65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743]+10" office:value-type="float" office:value="7381">
            <text:p>7381</text:p>
          </table:table-cell>
          <table:table-cell table:formula="of:=([.P744]^3)*[.K$22]+([.P744]^2)*[.K$2]+[.P744]*[.MK952]" office:value-type="float" office:value="228.26768459">
            <text:p>228,26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744]+10" office:value-type="float" office:value="7391">
            <text:p>7391</text:p>
          </table:table-cell>
          <table:table-cell table:formula="of:=([.P745]^3)*[.K$22]+([.P745]^2)*[.K$2]+[.P745]*[.MK953]" office:value-type="float" office:value="228.88663139">
            <text:p>228,88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745]+10" office:value-type="float" office:value="7401">
            <text:p>7401</text:p>
          </table:table-cell>
          <table:table-cell table:formula="of:=([.P746]^3)*[.K$22]+([.P746]^2)*[.K$2]+[.P746]*[.MK954]" office:value-type="float" office:value="229.50641619">
            <text:p>229,50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746]+10" office:value-type="float" office:value="7411">
            <text:p>7411</text:p>
          </table:table-cell>
          <table:table-cell table:formula="of:=([.P747]^3)*[.K$22]+([.P747]^2)*[.K$2]+[.P747]*[.MK955]" office:value-type="float" office:value="230.12703899">
            <text:p>230,12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747]+10" office:value-type="float" office:value="7421">
            <text:p>7421</text:p>
          </table:table-cell>
          <table:table-cell table:formula="of:=([.P748]^3)*[.K$22]+([.P748]^2)*[.K$2]+[.P748]*[.MK956]" office:value-type="float" office:value="230.74849979">
            <text:p>230,74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748]+10" office:value-type="float" office:value="7431">
            <text:p>7431</text:p>
          </table:table-cell>
          <table:table-cell table:formula="of:=([.P749]^3)*[.K$22]+([.P749]^2)*[.K$2]+[.P749]*[.MK957]" office:value-type="float" office:value="231.37079859">
            <text:p>231,37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749]+10" office:value-type="float" office:value="7441">
            <text:p>7441</text:p>
          </table:table-cell>
          <table:table-cell table:formula="of:=([.P750]^3)*[.K$22]+([.P750]^2)*[.K$2]+[.P750]*[.MK958]" office:value-type="float" office:value="231.99393539">
            <text:p>231,99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750]+10" office:value-type="float" office:value="7451">
            <text:p>7451</text:p>
          </table:table-cell>
          <table:table-cell table:formula="of:=([.P751]^3)*[.K$22]+([.P751]^2)*[.K$2]+[.P751]*[.MK959]" office:value-type="float" office:value="232.61791019">
            <text:p>232,61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751]+10" office:value-type="float" office:value="7461">
            <text:p>7461</text:p>
          </table:table-cell>
          <table:table-cell table:formula="of:=([.P752]^3)*[.K$22]+([.P752]^2)*[.K$2]+[.P752]*[.MK960]" office:value-type="float" office:value="233.24272299">
            <text:p>233,24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752]+10" office:value-type="float" office:value="7471">
            <text:p>7471</text:p>
          </table:table-cell>
          <table:table-cell table:formula="of:=([.P753]^3)*[.K$22]+([.P753]^2)*[.K$2]+[.P753]*[.MK961]" office:value-type="float" office:value="233.86837379">
            <text:p>233,86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753]+10" office:value-type="float" office:value="7481">
            <text:p>7481</text:p>
          </table:table-cell>
          <table:table-cell table:formula="of:=([.P754]^3)*[.K$22]+([.P754]^2)*[.K$2]+[.P754]*[.MK962]" office:value-type="float" office:value="234.49486259">
            <text:p>234,49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754]+10" office:value-type="float" office:value="7491">
            <text:p>7491</text:p>
          </table:table-cell>
          <table:table-cell table:formula="of:=([.P755]^3)*[.K$22]+([.P755]^2)*[.K$2]+[.P755]*[.MK963]" office:value-type="float" office:value="235.12218939">
            <text:p>235,12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755]+10" office:value-type="float" office:value="7501">
            <text:p>7501</text:p>
          </table:table-cell>
          <table:table-cell table:formula="of:=([.P756]^3)*[.K$22]+([.P756]^2)*[.K$2]+[.P756]*[.MK964]" office:value-type="float" office:value="235.75035419">
            <text:p>235,75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756]+10" office:value-type="float" office:value="7511">
            <text:p>7511</text:p>
          </table:table-cell>
          <table:table-cell table:formula="of:=([.P757]^3)*[.K$22]+([.P757]^2)*[.K$2]+[.P757]*[.MK965]" office:value-type="float" office:value="236.37935699">
            <text:p>236,37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757]+10" office:value-type="float" office:value="7521">
            <text:p>7521</text:p>
          </table:table-cell>
          <table:table-cell table:formula="of:=([.P758]^3)*[.K$22]+([.P758]^2)*[.K$2]+[.P758]*[.MK966]" office:value-type="float" office:value="237.00919779">
            <text:p>237,00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758]+10" office:value-type="float" office:value="7531">
            <text:p>7531</text:p>
          </table:table-cell>
          <table:table-cell table:formula="of:=([.P759]^3)*[.K$22]+([.P759]^2)*[.K$2]+[.P759]*[.MK967]" office:value-type="float" office:value="237.63987659">
            <text:p>237,64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759]+10" office:value-type="float" office:value="7541">
            <text:p>7541</text:p>
          </table:table-cell>
          <table:table-cell table:formula="of:=([.P760]^3)*[.K$22]+([.P760]^2)*[.K$2]+[.P760]*[.MK968]" office:value-type="float" office:value="238.27139339">
            <text:p>238,27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760]+10" office:value-type="float" office:value="7551">
            <text:p>7551</text:p>
          </table:table-cell>
          <table:table-cell table:formula="of:=([.P761]^3)*[.K$22]+([.P761]^2)*[.K$2]+[.P761]*[.MK969]" office:value-type="float" office:value="238.90374819">
            <text:p>238,90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761]+10" office:value-type="float" office:value="7561">
            <text:p>7561</text:p>
          </table:table-cell>
          <table:table-cell table:formula="of:=([.P762]^3)*[.K$22]+([.P762]^2)*[.K$2]+[.P762]*[.MK970]" office:value-type="float" office:value="239.53694099">
            <text:p>239,53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762]+10" office:value-type="float" office:value="7571">
            <text:p>7571</text:p>
          </table:table-cell>
          <table:table-cell table:formula="of:=([.P763]^3)*[.K$22]+([.P763]^2)*[.K$2]+[.P763]*[.MK971]" office:value-type="float" office:value="240.17097179">
            <text:p>240,17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763]+10" office:value-type="float" office:value="7581">
            <text:p>7581</text:p>
          </table:table-cell>
          <table:table-cell table:formula="of:=([.P764]^3)*[.K$22]+([.P764]^2)*[.K$2]+[.P764]*[.MK972]" office:value-type="float" office:value="240.80584059">
            <text:p>240,80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764]+10" office:value-type="float" office:value="7591">
            <text:p>7591</text:p>
          </table:table-cell>
          <table:table-cell table:formula="of:=([.P765]^3)*[.K$22]+([.P765]^2)*[.K$2]+[.P765]*[.MK973]" office:value-type="float" office:value="241.44154739">
            <text:p>241,44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765]+10" office:value-type="float" office:value="7601">
            <text:p>7601</text:p>
          </table:table-cell>
          <table:table-cell table:formula="of:=([.P766]^3)*[.K$22]+([.P766]^2)*[.K$2]+[.P766]*[.MK974]" office:value-type="float" office:value="242.07809219">
            <text:p>242,07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766]+10" office:value-type="float" office:value="7611">
            <text:p>7611</text:p>
          </table:table-cell>
          <table:table-cell table:formula="of:=([.P767]^3)*[.K$22]+([.P767]^2)*[.K$2]+[.P767]*[.MK975]" office:value-type="float" office:value="242.71547499">
            <text:p>242,71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767]+10" office:value-type="float" office:value="7621">
            <text:p>7621</text:p>
          </table:table-cell>
          <table:table-cell table:formula="of:=([.P768]^3)*[.K$22]+([.P768]^2)*[.K$2]+[.P768]*[.MK976]" office:value-type="float" office:value="243.35369579">
            <text:p>243,35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768]+10" office:value-type="float" office:value="7631">
            <text:p>7631</text:p>
          </table:table-cell>
          <table:table-cell table:formula="of:=([.P769]^3)*[.K$22]+([.P769]^2)*[.K$2]+[.P769]*[.MK977]" office:value-type="float" office:value="243.99275459">
            <text:p>243,99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769]+10" office:value-type="float" office:value="7641">
            <text:p>7641</text:p>
          </table:table-cell>
          <table:table-cell table:formula="of:=([.P770]^3)*[.K$22]+([.P770]^2)*[.K$2]+[.P770]*[.MK978]" office:value-type="float" office:value="244.63265139">
            <text:p>244,63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770]+10" office:value-type="float" office:value="7651">
            <text:p>7651</text:p>
          </table:table-cell>
          <table:table-cell table:formula="of:=([.P771]^3)*[.K$22]+([.P771]^2)*[.K$2]+[.P771]*[.MK979]" office:value-type="float" office:value="245.27338619">
            <text:p>245,27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771]+10" office:value-type="float" office:value="7661">
            <text:p>7661</text:p>
          </table:table-cell>
          <table:table-cell table:formula="of:=([.P772]^3)*[.K$22]+([.P772]^2)*[.K$2]+[.P772]*[.MK980]" office:value-type="float" office:value="245.91495899">
            <text:p>245,91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772]+10" office:value-type="float" office:value="7671">
            <text:p>7671</text:p>
          </table:table-cell>
          <table:table-cell table:formula="of:=([.P773]^3)*[.K$22]+([.P773]^2)*[.K$2]+[.P773]*[.MK981]" office:value-type="float" office:value="246.55736979">
            <text:p>246,55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773]+10" office:value-type="float" office:value="7681">
            <text:p>7681</text:p>
          </table:table-cell>
          <table:table-cell table:formula="of:=([.P774]^3)*[.K$22]+([.P774]^2)*[.K$2]+[.P774]*[.MK982]" office:value-type="float" office:value="247.20061859">
            <text:p>247,20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774]+10" office:value-type="float" office:value="7691">
            <text:p>7691</text:p>
          </table:table-cell>
          <table:table-cell table:formula="of:=([.P775]^3)*[.K$22]+([.P775]^2)*[.K$2]+[.P775]*[.MK983]" office:value-type="float" office:value="247.84470539">
            <text:p>247,84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775]+10" office:value-type="float" office:value="7701">
            <text:p>7701</text:p>
          </table:table-cell>
          <table:table-cell table:formula="of:=([.P776]^3)*[.K$22]+([.P776]^2)*[.K$2]+[.P776]*[.MK984]" office:value-type="float" office:value="248.48963019">
            <text:p>248,49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776]+10" office:value-type="float" office:value="7711">
            <text:p>7711</text:p>
          </table:table-cell>
          <table:table-cell table:formula="of:=([.P777]^3)*[.K$22]+([.P777]^2)*[.K$2]+[.P777]*[.MK985]" office:value-type="float" office:value="249.13539299">
            <text:p>249,13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777]+10" office:value-type="float" office:value="7721">
            <text:p>7721</text:p>
          </table:table-cell>
          <table:table-cell table:formula="of:=([.P778]^3)*[.K$22]+([.P778]^2)*[.K$2]+[.P778]*[.MK986]" office:value-type="float" office:value="249.78199379">
            <text:p>249,78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778]+10" office:value-type="float" office:value="7731">
            <text:p>7731</text:p>
          </table:table-cell>
          <table:table-cell table:formula="of:=([.P779]^3)*[.K$22]+([.P779]^2)*[.K$2]+[.P779]*[.MK987]" office:value-type="float" office:value="250.42943259">
            <text:p>250,42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779]+10" office:value-type="float" office:value="7741">
            <text:p>7741</text:p>
          </table:table-cell>
          <table:table-cell table:formula="of:=([.P780]^3)*[.K$22]+([.P780]^2)*[.K$2]+[.P780]*[.MK988]" office:value-type="float" office:value="251.07770939">
            <text:p>251,07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780]+10" office:value-type="float" office:value="7751">
            <text:p>7751</text:p>
          </table:table-cell>
          <table:table-cell table:formula="of:=([.P781]^3)*[.K$22]+([.P781]^2)*[.K$2]+[.P781]*[.MK989]" office:value-type="float" office:value="251.72682419">
            <text:p>251,72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781]+10" office:value-type="float" office:value="7761">
            <text:p>7761</text:p>
          </table:table-cell>
          <table:table-cell table:formula="of:=([.P782]^3)*[.K$22]+([.P782]^2)*[.K$2]+[.P782]*[.MK990]" office:value-type="float" office:value="252.37677699">
            <text:p>252,37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782]+10" office:value-type="float" office:value="7771">
            <text:p>7771</text:p>
          </table:table-cell>
          <table:table-cell table:formula="of:=([.P783]^3)*[.K$22]+([.P783]^2)*[.K$2]+[.P783]*[.MK991]" office:value-type="float" office:value="253.02756779">
            <text:p>253,02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783]+10" office:value-type="float" office:value="7781">
            <text:p>7781</text:p>
          </table:table-cell>
          <table:table-cell table:formula="of:=([.P784]^3)*[.K$22]+([.P784]^2)*[.K$2]+[.P784]*[.MK992]" office:value-type="float" office:value="253.67919659">
            <text:p>253,67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784]+10" office:value-type="float" office:value="7791">
            <text:p>7791</text:p>
          </table:table-cell>
          <table:table-cell table:formula="of:=([.P785]^3)*[.K$22]+([.P785]^2)*[.K$2]+[.P785]*[.MK993]" office:value-type="float" office:value="254.33166339">
            <text:p>254,33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785]+10" office:value-type="float" office:value="7801">
            <text:p>7801</text:p>
          </table:table-cell>
          <table:table-cell table:formula="of:=([.P786]^3)*[.K$22]+([.P786]^2)*[.K$2]+[.P786]*[.MK994]" office:value-type="float" office:value="254.98496819">
            <text:p>254,98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786]+10" office:value-type="float" office:value="7811">
            <text:p>7811</text:p>
          </table:table-cell>
          <table:table-cell table:formula="of:=([.P787]^3)*[.K$22]+([.P787]^2)*[.K$2]+[.P787]*[.MK995]" office:value-type="float" office:value="255.63911099">
            <text:p>255,63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787]+10" office:value-type="float" office:value="7821">
            <text:p>7821</text:p>
          </table:table-cell>
          <table:table-cell table:formula="of:=([.P788]^3)*[.K$22]+([.P788]^2)*[.K$2]+[.P788]*[.MK996]" office:value-type="float" office:value="256.29409179">
            <text:p>256,29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788]+10" office:value-type="float" office:value="7831">
            <text:p>7831</text:p>
          </table:table-cell>
          <table:table-cell table:formula="of:=([.P789]^3)*[.K$22]+([.P789]^2)*[.K$2]+[.P789]*[.MK997]" office:value-type="float" office:value="256.94991059">
            <text:p>256,95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789]+10" office:value-type="float" office:value="7841">
            <text:p>7841</text:p>
          </table:table-cell>
          <table:table-cell table:formula="of:=([.P790]^3)*[.K$22]+([.P790]^2)*[.K$2]+[.P790]*[.MK998]" office:value-type="float" office:value="257.60656739">
            <text:p>257,60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790]+10" office:value-type="float" office:value="7851">
            <text:p>7851</text:p>
          </table:table-cell>
          <table:table-cell table:formula="of:=([.P791]^3)*[.K$22]+([.P791]^2)*[.K$2]+[.P791]*[.MK999]" office:value-type="float" office:value="258.26406219">
            <text:p>258,26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791]+10" office:value-type="float" office:value="7861">
            <text:p>7861</text:p>
          </table:table-cell>
          <table:table-cell table:formula="of:=([.P792]^3)*[.K$22]+([.P792]^2)*[.K$2]+[.P792]*[.MK1000]" office:value-type="float" office:value="258.92239499">
            <text:p>258,92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792]+10" office:value-type="float" office:value="7871">
            <text:p>7871</text:p>
          </table:table-cell>
          <table:table-cell table:formula="of:=([.P793]^3)*[.K$22]+([.P793]^2)*[.K$2]+[.P793]*[.MK1001]" office:value-type="float" office:value="259.58156579">
            <text:p>259,58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793]+10" office:value-type="float" office:value="7881">
            <text:p>7881</text:p>
          </table:table-cell>
          <table:table-cell table:formula="of:=([.P794]^3)*[.K$22]+([.P794]^2)*[.K$2]+[.P794]*[.MK1002]" office:value-type="float" office:value="260.24157459">
            <text:p>260,24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794]+10" office:value-type="float" office:value="7891">
            <text:p>7891</text:p>
          </table:table-cell>
          <table:table-cell table:formula="of:=([.P795]^3)*[.K$22]+([.P795]^2)*[.K$2]+[.P795]*[.MK1003]" office:value-type="float" office:value="260.90242139">
            <text:p>260,90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795]+10" office:value-type="float" office:value="7901">
            <text:p>7901</text:p>
          </table:table-cell>
          <table:table-cell table:formula="of:=([.P796]^3)*[.K$22]+([.P796]^2)*[.K$2]+[.P796]*[.MK1004]" office:value-type="float" office:value="261.56410619">
            <text:p>261,56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796]+10" office:value-type="float" office:value="7911">
            <text:p>7911</text:p>
          </table:table-cell>
          <table:table-cell table:formula="of:=([.P797]^3)*[.K$22]+([.P797]^2)*[.K$2]+[.P797]*[.MK1005]" office:value-type="float" office:value="262.22662899">
            <text:p>262,22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797]+10" office:value-type="float" office:value="7921">
            <text:p>7921</text:p>
          </table:table-cell>
          <table:table-cell table:formula="of:=([.P798]^3)*[.K$22]+([.P798]^2)*[.K$2]+[.P798]*[.MK1006]" office:value-type="float" office:value="262.88998979">
            <text:p>262,89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798]+10" office:value-type="float" office:value="7931">
            <text:p>7931</text:p>
          </table:table-cell>
          <table:table-cell table:formula="of:=([.P799]^3)*[.K$22]+([.P799]^2)*[.K$2]+[.P799]*[.MK1007]" office:value-type="float" office:value="263.55418859">
            <text:p>263,55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799]+10" office:value-type="float" office:value="7941">
            <text:p>7941</text:p>
          </table:table-cell>
          <table:table-cell table:formula="of:=([.P800]^3)*[.K$22]+([.P800]^2)*[.K$2]+[.P800]*[.MK1008]" office:value-type="float" office:value="264.21922539">
            <text:p>264,21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800]+10" office:value-type="float" office:value="7951">
            <text:p>7951</text:p>
          </table:table-cell>
          <table:table-cell table:formula="of:=([.P801]^3)*[.K$22]+([.P801]^2)*[.K$2]+[.P801]*[.MK1009]" office:value-type="float" office:value="264.88510019">
            <text:p>264,88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801]+10" office:value-type="float" office:value="7961">
            <text:p>7961</text:p>
          </table:table-cell>
          <table:table-cell table:formula="of:=([.P802]^3)*[.K$22]+([.P802]^2)*[.K$2]+[.P802]*[.MK1010]" office:value-type="float" office:value="265.55181299">
            <text:p>265,55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802]+10" office:value-type="float" office:value="7971">
            <text:p>7971</text:p>
          </table:table-cell>
          <table:table-cell table:formula="of:=([.P803]^3)*[.K$22]+([.P803]^2)*[.K$2]+[.P803]*[.MK1011]" office:value-type="float" office:value="266.21936379">
            <text:p>266,21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803]+10" office:value-type="float" office:value="7981">
            <text:p>7981</text:p>
          </table:table-cell>
          <table:table-cell table:formula="of:=([.P804]^3)*[.K$22]+([.P804]^2)*[.K$2]+[.P804]*[.MK1012]" office:value-type="float" office:value="266.88775259">
            <text:p>266,88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804]+10" office:value-type="float" office:value="7991">
            <text:p>7991</text:p>
          </table:table-cell>
          <table:table-cell table:formula="of:=([.P805]^3)*[.K$22]+([.P805]^2)*[.K$2]+[.P805]*[.MK1013]" office:value-type="float" office:value="267.55697939">
            <text:p>267,55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805]+10" office:value-type="float" office:value="8001">
            <text:p>8001</text:p>
          </table:table-cell>
          <table:table-cell table:formula="of:=([.P806]^3)*[.K$22]+([.P806]^2)*[.K$2]+[.P806]*[.MK1014]" office:value-type="float" office:value="268.22704419">
            <text:p>268,22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806]+10" office:value-type="float" office:value="8011">
            <text:p>8011</text:p>
          </table:table-cell>
          <table:table-cell table:formula="of:=([.P807]^3)*[.K$22]+([.P807]^2)*[.K$2]+[.P807]*[.MK1015]" office:value-type="float" office:value="268.89794699">
            <text:p>268,89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807]+10" office:value-type="float" office:value="8021">
            <text:p>8021</text:p>
          </table:table-cell>
          <table:table-cell table:formula="of:=([.P808]^3)*[.K$22]+([.P808]^2)*[.K$2]+[.P808]*[.MK1016]" office:value-type="float" office:value="269.56968779">
            <text:p>269,57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808]+10" office:value-type="float" office:value="8031">
            <text:p>8031</text:p>
          </table:table-cell>
          <table:table-cell table:formula="of:=([.P809]^3)*[.K$22]+([.P809]^2)*[.K$2]+[.P809]*[.MK1017]" office:value-type="float" office:value="270.24226659">
            <text:p>270,24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809]+10" office:value-type="float" office:value="8041">
            <text:p>8041</text:p>
          </table:table-cell>
          <table:table-cell table:formula="of:=([.P810]^3)*[.K$22]+([.P810]^2)*[.K$2]+[.P810]*[.MK1018]" office:value-type="float" office:value="270.91568339">
            <text:p>270,91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810]+10" office:value-type="float" office:value="8051">
            <text:p>8051</text:p>
          </table:table-cell>
          <table:table-cell table:formula="of:=([.P811]^3)*[.K$22]+([.P811]^2)*[.K$2]+[.P811]*[.MK1019]" office:value-type="float" office:value="271.58993819">
            <text:p>271,59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811]+10" office:value-type="float" office:value="8061">
            <text:p>8061</text:p>
          </table:table-cell>
          <table:table-cell table:formula="of:=([.P812]^3)*[.K$22]+([.P812]^2)*[.K$2]+[.P812]*[.MK1020]" office:value-type="float" office:value="272.26503099">
            <text:p>272,26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812]+10" office:value-type="float" office:value="8071">
            <text:p>8071</text:p>
          </table:table-cell>
          <table:table-cell table:formula="of:=([.P813]^3)*[.K$22]+([.P813]^2)*[.K$2]+[.P813]*[.MK1021]" office:value-type="float" office:value="272.94096179">
            <text:p>272,94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813]+10" office:value-type="float" office:value="8081">
            <text:p>8081</text:p>
          </table:table-cell>
          <table:table-cell table:formula="of:=([.P814]^3)*[.K$22]+([.P814]^2)*[.K$2]+[.P814]*[.MK1022]" office:value-type="float" office:value="273.61773059">
            <text:p>273,61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814]+10" office:value-type="float" office:value="8091">
            <text:p>8091</text:p>
          </table:table-cell>
          <table:table-cell table:formula="of:=([.P815]^3)*[.K$22]+([.P815]^2)*[.K$2]+[.P815]*[.MK1023]" office:value-type="float" office:value="274.29533739">
            <text:p>274,29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815]+10" office:value-type="float" office:value="8101">
            <text:p>8101</text:p>
          </table:table-cell>
          <table:table-cell table:formula="of:=([.P816]^3)*[.K$22]+([.P816]^2)*[.K$2]+[.P816]*[.MK1024]" office:value-type="float" office:value="274.97378219">
            <text:p>274,97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816]+10" office:value-type="float" office:value="8111">
            <text:p>8111</text:p>
          </table:table-cell>
          <table:table-cell table:formula="of:=([.P817]^3)*[.K$22]+([.P817]^2)*[.K$2]+[.P817]*[.MK1025]" office:value-type="float" office:value="275.65306499">
            <text:p>275,65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817]+10" office:value-type="float" office:value="8121">
            <text:p>8121</text:p>
          </table:table-cell>
          <table:table-cell table:formula="of:=([.P818]^3)*[.K$22]+([.P818]^2)*[.K$2]+[.P818]*[.MK1026]" office:value-type="float" office:value="276.33318579">
            <text:p>276,33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818]+10" office:value-type="float" office:value="8131">
            <text:p>8131</text:p>
          </table:table-cell>
          <table:table-cell table:formula="of:=([.P819]^3)*[.K$22]+([.P819]^2)*[.K$2]+[.P819]*[.MK1027]" office:value-type="float" office:value="277.01414459">
            <text:p>277,01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819]+10" office:value-type="float" office:value="8141">
            <text:p>8141</text:p>
          </table:table-cell>
          <table:table-cell table:formula="of:=([.P820]^3)*[.K$22]+([.P820]^2)*[.K$2]+[.P820]*[.MK1028]" office:value-type="float" office:value="277.69594139">
            <text:p>277,69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820]+10" office:value-type="float" office:value="8151">
            <text:p>8151</text:p>
          </table:table-cell>
          <table:table-cell table:formula="of:=([.P821]^3)*[.K$22]+([.P821]^2)*[.K$2]+[.P821]*[.MK1029]" office:value-type="float" office:value="278.37857619">
            <text:p>278,37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821]+10" office:value-type="float" office:value="8161">
            <text:p>8161</text:p>
          </table:table-cell>
          <table:table-cell table:formula="of:=([.P822]^3)*[.K$22]+([.P822]^2)*[.K$2]+[.P822]*[.MK1030]" office:value-type="float" office:value="279.06204899">
            <text:p>279,06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822]+10" office:value-type="float" office:value="8171">
            <text:p>8171</text:p>
          </table:table-cell>
          <table:table-cell table:formula="of:=([.P823]^3)*[.K$22]+([.P823]^2)*[.K$2]+[.P823]*[.MK1031]" office:value-type="float" office:value="279.74635979">
            <text:p>279,74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823]+10" office:value-type="float" office:value="8181">
            <text:p>8181</text:p>
          </table:table-cell>
          <table:table-cell table:formula="of:=([.P824]^3)*[.K$22]+([.P824]^2)*[.K$2]+[.P824]*[.MK1032]" office:value-type="float" office:value="280.43150859">
            <text:p>280,43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824]+10" office:value-type="float" office:value="8191">
            <text:p>8191</text:p>
          </table:table-cell>
          <table:table-cell table:formula="of:=([.P825]^3)*[.K$22]+([.P825]^2)*[.K$2]+[.P825]*[.MK1033]" office:value-type="float" office:value="281.11749539">
            <text:p>281,11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825]+10" office:value-type="float" office:value="8201">
            <text:p>8201</text:p>
          </table:table-cell>
          <table:table-cell table:formula="of:=([.P826]^3)*[.K$22]+([.P826]^2)*[.K$2]+[.P826]*[.MK1034]" office:value-type="float" office:value="281.80432019">
            <text:p>281,80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826]+10" office:value-type="float" office:value="8211">
            <text:p>8211</text:p>
          </table:table-cell>
          <table:table-cell table:formula="of:=([.P827]^3)*[.K$22]+([.P827]^2)*[.K$2]+[.P827]*[.MK1035]" office:value-type="float" office:value="282.49198299">
            <text:p>282,49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827]+10" office:value-type="float" office:value="8221">
            <text:p>8221</text:p>
          </table:table-cell>
          <table:table-cell table:formula="of:=([.P828]^3)*[.K$22]+([.P828]^2)*[.K$2]+[.P828]*[.MK1036]" office:value-type="float" office:value="283.18048379">
            <text:p>283,18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828]+10" office:value-type="float" office:value="8231">
            <text:p>8231</text:p>
          </table:table-cell>
          <table:table-cell table:formula="of:=([.P829]^3)*[.K$22]+([.P829]^2)*[.K$2]+[.P829]*[.MK1037]" office:value-type="float" office:value="283.86982259">
            <text:p>283,87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829]+10" office:value-type="float" office:value="8241">
            <text:p>8241</text:p>
          </table:table-cell>
          <table:table-cell table:formula="of:=([.P830]^3)*[.K$22]+([.P830]^2)*[.K$2]+[.P830]*[.MK1038]" office:value-type="float" office:value="284.55999939">
            <text:p>284,56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830]+10" office:value-type="float" office:value="8251">
            <text:p>8251</text:p>
          </table:table-cell>
          <table:table-cell table:formula="of:=([.P831]^3)*[.K$22]+([.P831]^2)*[.K$2]+[.P831]*[.MK1039]" office:value-type="float" office:value="285.25101419">
            <text:p>285,25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831]+10" office:value-type="float" office:value="8261">
            <text:p>8261</text:p>
          </table:table-cell>
          <table:table-cell table:formula="of:=([.P832]^3)*[.K$22]+([.P832]^2)*[.K$2]+[.P832]*[.MK1040]" office:value-type="float" office:value="285.94286699">
            <text:p>285,94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832]+10" office:value-type="float" office:value="8271">
            <text:p>8271</text:p>
          </table:table-cell>
          <table:table-cell table:formula="of:=([.P833]^3)*[.K$22]+([.P833]^2)*[.K$2]+[.P833]*[.MK1041]" office:value-type="float" office:value="286.63555779">
            <text:p>286,63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833]+10" office:value-type="float" office:value="8281">
            <text:p>8281</text:p>
          </table:table-cell>
          <table:table-cell table:formula="of:=([.P834]^3)*[.K$22]+([.P834]^2)*[.K$2]+[.P834]*[.MK1042]" office:value-type="float" office:value="287.32908659">
            <text:p>287,32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834]+10" office:value-type="float" office:value="8291">
            <text:p>8291</text:p>
          </table:table-cell>
          <table:table-cell table:formula="of:=([.P835]^3)*[.K$22]+([.P835]^2)*[.K$2]+[.P835]*[.MK1043]" office:value-type="float" office:value="288.02345339">
            <text:p>288,02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835]+10" office:value-type="float" office:value="8301">
            <text:p>8301</text:p>
          </table:table-cell>
          <table:table-cell table:formula="of:=([.P836]^3)*[.K$22]+([.P836]^2)*[.K$2]+[.P836]*[.MK1044]" office:value-type="float" office:value="288.71865819">
            <text:p>288,71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836]+10" office:value-type="float" office:value="8311">
            <text:p>8311</text:p>
          </table:table-cell>
          <table:table-cell table:formula="of:=([.P837]^3)*[.K$22]+([.P837]^2)*[.K$2]+[.P837]*[.MK1045]" office:value-type="float" office:value="289.41470099">
            <text:p>289,41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837]+10" office:value-type="float" office:value="8321">
            <text:p>8321</text:p>
          </table:table-cell>
          <table:table-cell table:formula="of:=([.P838]^3)*[.K$22]+([.P838]^2)*[.K$2]+[.P838]*[.MK1046]" office:value-type="float" office:value="290.11158179">
            <text:p>290,11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838]+10" office:value-type="float" office:value="8331">
            <text:p>8331</text:p>
          </table:table-cell>
          <table:table-cell table:formula="of:=([.P839]^3)*[.K$22]+([.P839]^2)*[.K$2]+[.P839]*[.MK1047]" office:value-type="float" office:value="290.80930059">
            <text:p>290,80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839]+10" office:value-type="float" office:value="8341">
            <text:p>8341</text:p>
          </table:table-cell>
          <table:table-cell table:formula="of:=([.P840]^3)*[.K$22]+([.P840]^2)*[.K$2]+[.P840]*[.MK1048]" office:value-type="float" office:value="291.50785739">
            <text:p>291,50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840]+10" office:value-type="float" office:value="8351">
            <text:p>8351</text:p>
          </table:table-cell>
          <table:table-cell table:formula="of:=([.P841]^3)*[.K$22]+([.P841]^2)*[.K$2]+[.P841]*[.MK1049]" office:value-type="float" office:value="292.20725219">
            <text:p>292,20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841]+10" office:value-type="float" office:value="8361">
            <text:p>8361</text:p>
          </table:table-cell>
          <table:table-cell table:formula="of:=([.P842]^3)*[.K$22]+([.P842]^2)*[.K$2]+[.P842]*[.MK1050]" office:value-type="float" office:value="292.90748499">
            <text:p>292,90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842]+10" office:value-type="float" office:value="8371">
            <text:p>8371</text:p>
          </table:table-cell>
          <table:table-cell table:formula="of:=([.P843]^3)*[.K$22]+([.P843]^2)*[.K$2]+[.P843]*[.MK1051]" office:value-type="float" office:value="293.60855579">
            <text:p>293,60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843]+10" office:value-type="float" office:value="8381">
            <text:p>8381</text:p>
          </table:table-cell>
          <table:table-cell table:formula="of:=([.P844]^3)*[.K$22]+([.P844]^2)*[.K$2]+[.P844]*[.MK1052]" office:value-type="float" office:value="294.31046459">
            <text:p>294,31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844]+10" office:value-type="float" office:value="8391">
            <text:p>8391</text:p>
          </table:table-cell>
          <table:table-cell table:formula="of:=([.P845]^3)*[.K$22]+([.P845]^2)*[.K$2]+[.P845]*[.MK1053]" office:value-type="float" office:value="295.01321139">
            <text:p>295,01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845]+10" office:value-type="float" office:value="8401">
            <text:p>8401</text:p>
          </table:table-cell>
          <table:table-cell table:formula="of:=([.P846]^3)*[.K$22]+([.P846]^2)*[.K$2]+[.P846]*[.MK1054]" office:value-type="float" office:value="295.71679619">
            <text:p>295,71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846]+10" office:value-type="float" office:value="8411">
            <text:p>8411</text:p>
          </table:table-cell>
          <table:table-cell table:formula="of:=([.P847]^3)*[.K$22]+([.P847]^2)*[.K$2]+[.P847]*[.MK1055]" office:value-type="float" office:value="296.42121899">
            <text:p>296,42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847]+10" office:value-type="float" office:value="8421">
            <text:p>8421</text:p>
          </table:table-cell>
          <table:table-cell table:formula="of:=([.P848]^3)*[.K$22]+([.P848]^2)*[.K$2]+[.P848]*[.MK1056]" office:value-type="float" office:value="297.12647979">
            <text:p>297,12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848]+10" office:value-type="float" office:value="8431">
            <text:p>8431</text:p>
          </table:table-cell>
          <table:table-cell table:formula="of:=([.P849]^3)*[.K$22]+([.P849]^2)*[.K$2]+[.P849]*[.MK1057]" office:value-type="float" office:value="297.83257859">
            <text:p>297,83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849]+10" office:value-type="float" office:value="8441">
            <text:p>8441</text:p>
          </table:table-cell>
          <table:table-cell table:formula="of:=([.P850]^3)*[.K$22]+([.P850]^2)*[.K$2]+[.P850]*[.MK1058]" office:value-type="float" office:value="298.53951539">
            <text:p>298,54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850]+10" office:value-type="float" office:value="8451">
            <text:p>8451</text:p>
          </table:table-cell>
          <table:table-cell table:formula="of:=([.P851]^3)*[.K$22]+([.P851]^2)*[.K$2]+[.P851]*[.MK1059]" office:value-type="float" office:value="299.24729019">
            <text:p>299,24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851]+10" office:value-type="float" office:value="8461">
            <text:p>8461</text:p>
          </table:table-cell>
          <table:table-cell table:formula="of:=([.P852]^3)*[.K$22]+([.P852]^2)*[.K$2]+[.P852]*[.MK1060]" office:value-type="float" office:value="299.95590299">
            <text:p>299,95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852]+10" office:value-type="float" office:value="8471">
            <text:p>8471</text:p>
          </table:table-cell>
          <table:table-cell table:formula="of:=([.P853]^3)*[.K$22]+([.P853]^2)*[.K$2]+[.P853]*[.MK1061]" office:value-type="float" office:value="300.66535379">
            <text:p>300,66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853]+10" office:value-type="float" office:value="8481">
            <text:p>8481</text:p>
          </table:table-cell>
          <table:table-cell table:formula="of:=([.P854]^3)*[.K$22]+([.P854]^2)*[.K$2]+[.P854]*[.MK1062]" office:value-type="float" office:value="301.37564259">
            <text:p>301,37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854]+10" office:value-type="float" office:value="8491">
            <text:p>8491</text:p>
          </table:table-cell>
          <table:table-cell table:formula="of:=([.P855]^3)*[.K$22]+([.P855]^2)*[.K$2]+[.P855]*[.MK1063]" office:value-type="float" office:value="302.08676939">
            <text:p>302,08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855]+10" office:value-type="float" office:value="8501">
            <text:p>8501</text:p>
          </table:table-cell>
          <table:table-cell table:formula="of:=([.P856]^3)*[.K$22]+([.P856]^2)*[.K$2]+[.P856]*[.MK1064]" office:value-type="float" office:value="302.79873419">
            <text:p>302,79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856]+10" office:value-type="float" office:value="8511">
            <text:p>8511</text:p>
          </table:table-cell>
          <table:table-cell table:formula="of:=([.P857]^3)*[.K$22]+([.P857]^2)*[.K$2]+[.P857]*[.MK1065]" office:value-type="float" office:value="303.51153699">
            <text:p>303,51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857]+10" office:value-type="float" office:value="8521">
            <text:p>8521</text:p>
          </table:table-cell>
          <table:table-cell table:formula="of:=([.P858]^3)*[.K$22]+([.P858]^2)*[.K$2]+[.P858]*[.MK1066]" office:value-type="float" office:value="304.22517779">
            <text:p>304,22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858]+10" office:value-type="float" office:value="8531">
            <text:p>8531</text:p>
          </table:table-cell>
          <table:table-cell table:formula="of:=([.P859]^3)*[.K$22]+([.P859]^2)*[.K$2]+[.P859]*[.MK1067]" office:value-type="float" office:value="304.93965659">
            <text:p>304,94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859]+10" office:value-type="float" office:value="8541">
            <text:p>8541</text:p>
          </table:table-cell>
          <table:table-cell table:formula="of:=([.P860]^3)*[.K$22]+([.P860]^2)*[.K$2]+[.P860]*[.MK1068]" office:value-type="float" office:value="305.65497339">
            <text:p>305,65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860]+10" office:value-type="float" office:value="8551">
            <text:p>8551</text:p>
          </table:table-cell>
          <table:table-cell table:formula="of:=([.P861]^3)*[.K$22]+([.P861]^2)*[.K$2]+[.P861]*[.MK1069]" office:value-type="float" office:value="306.37112819">
            <text:p>306,37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861]+10" office:value-type="float" office:value="8561">
            <text:p>8561</text:p>
          </table:table-cell>
          <table:table-cell table:formula="of:=([.P862]^3)*[.K$22]+([.P862]^2)*[.K$2]+[.P862]*[.MK1070]" office:value-type="float" office:value="307.08812099">
            <text:p>307,08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862]+10" office:value-type="float" office:value="8571">
            <text:p>8571</text:p>
          </table:table-cell>
          <table:table-cell table:formula="of:=([.P863]^3)*[.K$22]+([.P863]^2)*[.K$2]+[.P863]*[.MK1071]" office:value-type="float" office:value="307.80595179">
            <text:p>307,80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863]+10" office:value-type="float" office:value="8581">
            <text:p>8581</text:p>
          </table:table-cell>
          <table:table-cell table:formula="of:=([.P864]^3)*[.K$22]+([.P864]^2)*[.K$2]+[.P864]*[.MK1072]" office:value-type="float" office:value="308.52462059">
            <text:p>308,52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864]+10" office:value-type="float" office:value="8591">
            <text:p>8591</text:p>
          </table:table-cell>
          <table:table-cell table:formula="of:=([.P865]^3)*[.K$22]+([.P865]^2)*[.K$2]+[.P865]*[.MK1073]" office:value-type="float" office:value="309.24412739">
            <text:p>309,24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865]+10" office:value-type="float" office:value="8601">
            <text:p>8601</text:p>
          </table:table-cell>
          <table:table-cell table:formula="of:=([.P866]^3)*[.K$22]+([.P866]^2)*[.K$2]+[.P866]*[.MK1074]" office:value-type="float" office:value="309.96447219">
            <text:p>309,96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866]+10" office:value-type="float" office:value="8611">
            <text:p>8611</text:p>
          </table:table-cell>
          <table:table-cell table:formula="of:=([.P867]^3)*[.K$22]+([.P867]^2)*[.K$2]+[.P867]*[.MK1075]" office:value-type="float" office:value="310.68565499">
            <text:p>310,68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867]+10" office:value-type="float" office:value="8621">
            <text:p>8621</text:p>
          </table:table-cell>
          <table:table-cell table:formula="of:=([.P868]^3)*[.K$22]+([.P868]^2)*[.K$2]+[.P868]*[.MK1076]" office:value-type="float" office:value="311.40767579">
            <text:p>311,40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868]+10" office:value-type="float" office:value="8631">
            <text:p>8631</text:p>
          </table:table-cell>
          <table:table-cell table:formula="of:=([.P869]^3)*[.K$22]+([.P869]^2)*[.K$2]+[.P869]*[.MK1077]" office:value-type="float" office:value="312.13053459">
            <text:p>312,13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869]+10" office:value-type="float" office:value="8641">
            <text:p>8641</text:p>
          </table:table-cell>
          <table:table-cell table:formula="of:=([.P870]^3)*[.K$22]+([.P870]^2)*[.K$2]+[.P870]*[.MK1078]" office:value-type="float" office:value="312.85423139">
            <text:p>312,85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870]+10" office:value-type="float" office:value="8651">
            <text:p>8651</text:p>
          </table:table-cell>
          <table:table-cell table:formula="of:=([.P871]^3)*[.K$22]+([.P871]^2)*[.K$2]+[.P871]*[.MK1079]" office:value-type="float" office:value="313.57876619">
            <text:p>313,57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871]+10" office:value-type="float" office:value="8661">
            <text:p>8661</text:p>
          </table:table-cell>
          <table:table-cell table:formula="of:=([.P872]^3)*[.K$22]+([.P872]^2)*[.K$2]+[.P872]*[.MK1080]" office:value-type="float" office:value="314.30413899">
            <text:p>314,30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872]+10" office:value-type="float" office:value="8671">
            <text:p>8671</text:p>
          </table:table-cell>
          <table:table-cell table:formula="of:=([.P873]^3)*[.K$22]+([.P873]^2)*[.K$2]+[.P873]*[.MK1081]" office:value-type="float" office:value="315.03034979">
            <text:p>315,03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873]+10" office:value-type="float" office:value="8681">
            <text:p>8681</text:p>
          </table:table-cell>
          <table:table-cell table:formula="of:=([.P874]^3)*[.K$22]+([.P874]^2)*[.K$2]+[.P874]*[.MK1082]" office:value-type="float" office:value="315.75739859">
            <text:p>315,75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874]+10" office:value-type="float" office:value="8691">
            <text:p>8691</text:p>
          </table:table-cell>
          <table:table-cell table:formula="of:=([.P875]^3)*[.K$22]+([.P875]^2)*[.K$2]+[.P875]*[.MK1083]" office:value-type="float" office:value="316.48528539">
            <text:p>316,48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875]+10" office:value-type="float" office:value="8701">
            <text:p>8701</text:p>
          </table:table-cell>
          <table:table-cell table:formula="of:=([.P876]^3)*[.K$22]+([.P876]^2)*[.K$2]+[.P876]*[.MK1084]" office:value-type="float" office:value="317.21401019">
            <text:p>317,21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876]+10" office:value-type="float" office:value="8711">
            <text:p>8711</text:p>
          </table:table-cell>
          <table:table-cell table:formula="of:=([.P877]^3)*[.K$22]+([.P877]^2)*[.K$2]+[.P877]*[.MK1085]" office:value-type="float" office:value="317.94357299">
            <text:p>317,94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877]+10" office:value-type="float" office:value="8721">
            <text:p>8721</text:p>
          </table:table-cell>
          <table:table-cell table:formula="of:=([.P878]^3)*[.K$22]+([.P878]^2)*[.K$2]+[.P878]*[.MK1086]" office:value-type="float" office:value="318.67397379">
            <text:p>318,67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878]+10" office:value-type="float" office:value="8731">
            <text:p>8731</text:p>
          </table:table-cell>
          <table:table-cell table:formula="of:=([.P879]^3)*[.K$22]+([.P879]^2)*[.K$2]+[.P879]*[.MK1087]" office:value-type="float" office:value="319.40521259">
            <text:p>319,40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879]+10" office:value-type="float" office:value="8741">
            <text:p>8741</text:p>
          </table:table-cell>
          <table:table-cell table:formula="of:=([.P880]^3)*[.K$22]+([.P880]^2)*[.K$2]+[.P880]*[.MK1088]" office:value-type="float" office:value="320.13728939">
            <text:p>320,13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880]+10" office:value-type="float" office:value="8751">
            <text:p>8751</text:p>
          </table:table-cell>
          <table:table-cell table:formula="of:=([.P881]^3)*[.K$22]+([.P881]^2)*[.K$2]+[.P881]*[.MK1089]" office:value-type="float" office:value="320.87020419">
            <text:p>320,87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881]+10" office:value-type="float" office:value="8761">
            <text:p>8761</text:p>
          </table:table-cell>
          <table:table-cell table:formula="of:=([.P882]^3)*[.K$22]+([.P882]^2)*[.K$2]+[.P882]*[.MK1090]" office:value-type="float" office:value="321.60395699">
            <text:p>321,60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882]+10" office:value-type="float" office:value="8771">
            <text:p>8771</text:p>
          </table:table-cell>
          <table:table-cell table:formula="of:=([.P883]^3)*[.K$22]+([.P883]^2)*[.K$2]+[.P883]*[.MK1091]" office:value-type="float" office:value="322.33854779">
            <text:p>322,33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883]+10" office:value-type="float" office:value="8781">
            <text:p>8781</text:p>
          </table:table-cell>
          <table:table-cell table:formula="of:=([.P884]^3)*[.K$22]+([.P884]^2)*[.K$2]+[.P884]*[.MK1092]" office:value-type="float" office:value="323.07397659">
            <text:p>323,07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884]+10" office:value-type="float" office:value="8791">
            <text:p>8791</text:p>
          </table:table-cell>
          <table:table-cell table:formula="of:=([.P885]^3)*[.K$22]+([.P885]^2)*[.K$2]+[.P885]*[.MK1093]" office:value-type="float" office:value="323.81024339">
            <text:p>323,81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885]+10" office:value-type="float" office:value="8801">
            <text:p>8801</text:p>
          </table:table-cell>
          <table:table-cell table:formula="of:=([.P886]^3)*[.K$22]+([.P886]^2)*[.K$2]+[.P886]*[.MK1094]" office:value-type="float" office:value="324.54734819">
            <text:p>324,54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886]+10" office:value-type="float" office:value="8811">
            <text:p>8811</text:p>
          </table:table-cell>
          <table:table-cell table:formula="of:=([.P887]^3)*[.K$22]+([.P887]^2)*[.K$2]+[.P887]*[.MK1095]" office:value-type="float" office:value="325.28529099">
            <text:p>325,28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887]+10" office:value-type="float" office:value="8821">
            <text:p>8821</text:p>
          </table:table-cell>
          <table:table-cell table:formula="of:=([.P888]^3)*[.K$22]+([.P888]^2)*[.K$2]+[.P888]*[.MK1096]" office:value-type="float" office:value="326.02407179">
            <text:p>326,02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888]+10" office:value-type="float" office:value="8831">
            <text:p>8831</text:p>
          </table:table-cell>
          <table:table-cell table:formula="of:=([.P889]^3)*[.K$22]+([.P889]^2)*[.K$2]+[.P889]*[.MK1097]" office:value-type="float" office:value="326.76369059">
            <text:p>326,76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889]+10" office:value-type="float" office:value="8841">
            <text:p>8841</text:p>
          </table:table-cell>
          <table:table-cell table:formula="of:=([.P890]^3)*[.K$22]+([.P890]^2)*[.K$2]+[.P890]*[.MK1098]" office:value-type="float" office:value="327.50414739">
            <text:p>327,50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890]+10" office:value-type="float" office:value="8851">
            <text:p>8851</text:p>
          </table:table-cell>
          <table:table-cell table:formula="of:=([.P891]^3)*[.K$22]+([.P891]^2)*[.K$2]+[.P891]*[.MK1099]" office:value-type="float" office:value="328.24544219">
            <text:p>328,24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891]+10" office:value-type="float" office:value="8861">
            <text:p>8861</text:p>
          </table:table-cell>
          <table:table-cell table:formula="of:=([.P892]^3)*[.K$22]+([.P892]^2)*[.K$2]+[.P892]*[.MK1100]" office:value-type="float" office:value="328.98757499">
            <text:p>328,98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892]+10" office:value-type="float" office:value="8871">
            <text:p>8871</text:p>
          </table:table-cell>
          <table:table-cell table:formula="of:=([.P893]^3)*[.K$22]+([.P893]^2)*[.K$2]+[.P893]*[.MK1101]" office:value-type="float" office:value="329.73054579">
            <text:p>329,73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893]+10" office:value-type="float" office:value="8881">
            <text:p>8881</text:p>
          </table:table-cell>
          <table:table-cell table:formula="of:=([.P894]^3)*[.K$22]+([.P894]^2)*[.K$2]+[.P894]*[.MK1102]" office:value-type="float" office:value="330.47435459">
            <text:p>330,47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894]+10" office:value-type="float" office:value="8891">
            <text:p>8891</text:p>
          </table:table-cell>
          <table:table-cell table:formula="of:=([.P895]^3)*[.K$22]+([.P895]^2)*[.K$2]+[.P895]*[.MK1103]" office:value-type="float" office:value="331.21900139">
            <text:p>331,21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895]+10" office:value-type="float" office:value="8901">
            <text:p>8901</text:p>
          </table:table-cell>
          <table:table-cell table:formula="of:=([.P896]^3)*[.K$22]+([.P896]^2)*[.K$2]+[.P896]*[.MK1104]" office:value-type="float" office:value="331.96448619">
            <text:p>331,96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896]+10" office:value-type="float" office:value="8911">
            <text:p>8911</text:p>
          </table:table-cell>
          <table:table-cell table:formula="of:=([.P897]^3)*[.K$22]+([.P897]^2)*[.K$2]+[.P897]*[.MK1105]" office:value-type="float" office:value="332.71080899">
            <text:p>332,71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897]+10" office:value-type="float" office:value="8921">
            <text:p>8921</text:p>
          </table:table-cell>
          <table:table-cell table:formula="of:=([.P898]^3)*[.K$22]+([.P898]^2)*[.K$2]+[.P898]*[.MK1106]" office:value-type="float" office:value="333.45796979">
            <text:p>333,45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898]+10" office:value-type="float" office:value="8931">
            <text:p>8931</text:p>
          </table:table-cell>
          <table:table-cell table:formula="of:=([.P899]^3)*[.K$22]+([.P899]^2)*[.K$2]+[.P899]*[.MK1107]" office:value-type="float" office:value="334.20596859">
            <text:p>334,20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899]+10" office:value-type="float" office:value="8941">
            <text:p>8941</text:p>
          </table:table-cell>
          <table:table-cell table:formula="of:=([.P900]^3)*[.K$22]+([.P900]^2)*[.K$2]+[.P900]*[.MK1108]" office:value-type="float" office:value="334.95480539">
            <text:p>334,95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900]+10" office:value-type="float" office:value="8951">
            <text:p>8951</text:p>
          </table:table-cell>
          <table:table-cell table:formula="of:=([.P901]^3)*[.K$22]+([.P901]^2)*[.K$2]+[.P901]*[.MK1109]" office:value-type="float" office:value="335.70448019">
            <text:p>335,70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901]+10" office:value-type="float" office:value="8961">
            <text:p>8961</text:p>
          </table:table-cell>
          <table:table-cell table:formula="of:=([.P902]^3)*[.K$22]+([.P902]^2)*[.K$2]+[.P902]*[.MK1110]" office:value-type="float" office:value="336.45499299">
            <text:p>336,45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902]+10" office:value-type="float" office:value="8971">
            <text:p>8971</text:p>
          </table:table-cell>
          <table:table-cell table:formula="of:=([.P903]^3)*[.K$22]+([.P903]^2)*[.K$2]+[.P903]*[.MK1111]" office:value-type="float" office:value="337.20634379">
            <text:p>337,20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903]+10" office:value-type="float" office:value="8981">
            <text:p>8981</text:p>
          </table:table-cell>
          <table:table-cell table:formula="of:=([.P904]^3)*[.K$22]+([.P904]^2)*[.K$2]+[.P904]*[.MK1112]" office:value-type="float" office:value="337.95853259">
            <text:p>337,95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904]+10" office:value-type="float" office:value="8991">
            <text:p>8991</text:p>
          </table:table-cell>
          <table:table-cell table:formula="of:=([.P905]^3)*[.K$22]+([.P905]^2)*[.K$2]+[.P905]*[.MK1113]" office:value-type="float" office:value="338.71155939">
            <text:p>338,71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905]+10" office:value-type="float" office:value="9001">
            <text:p>9001</text:p>
          </table:table-cell>
          <table:table-cell table:formula="of:=([.P906]^3)*[.K$22]+([.P906]^2)*[.K$2]+[.P906]*[.MK1114]" office:value-type="float" office:value="339.46542419">
            <text:p>339,46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906]+10" office:value-type="float" office:value="9011">
            <text:p>9011</text:p>
          </table:table-cell>
          <table:table-cell table:formula="of:=([.P907]^3)*[.K$22]+([.P907]^2)*[.K$2]+[.P907]*[.MK1115]" office:value-type="float" office:value="340.22012699">
            <text:p>340,22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907]+10" office:value-type="float" office:value="9021">
            <text:p>9021</text:p>
          </table:table-cell>
          <table:table-cell table:formula="of:=([.P908]^3)*[.K$22]+([.P908]^2)*[.K$2]+[.P908]*[.MK1116]" office:value-type="float" office:value="340.97566779">
            <text:p>340,97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908]+10" office:value-type="float" office:value="9031">
            <text:p>9031</text:p>
          </table:table-cell>
          <table:table-cell table:formula="of:=([.P909]^3)*[.K$22]+([.P909]^2)*[.K$2]+[.P909]*[.MK1117]" office:value-type="float" office:value="341.73204659">
            <text:p>341,73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909]+10" office:value-type="float" office:value="9041">
            <text:p>9041</text:p>
          </table:table-cell>
          <table:table-cell table:formula="of:=([.P910]^3)*[.K$22]+([.P910]^2)*[.K$2]+[.P910]*[.MK1118]" office:value-type="float" office:value="342.48926339">
            <text:p>342,48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910]+10" office:value-type="float" office:value="9051">
            <text:p>9051</text:p>
          </table:table-cell>
          <table:table-cell table:formula="of:=([.P911]^3)*[.K$22]+([.P911]^2)*[.K$2]+[.P911]*[.MK1119]" office:value-type="float" office:value="343.24731819">
            <text:p>343,24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911]+10" office:value-type="float" office:value="9061">
            <text:p>9061</text:p>
          </table:table-cell>
          <table:table-cell table:formula="of:=([.P912]^3)*[.K$22]+([.P912]^2)*[.K$2]+[.P912]*[.MK1120]" office:value-type="float" office:value="344.00621099">
            <text:p>344,00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912]+10" office:value-type="float" office:value="9071">
            <text:p>9071</text:p>
          </table:table-cell>
          <table:table-cell table:formula="of:=([.P913]^3)*[.K$22]+([.P913]^2)*[.K$2]+[.P913]*[.MK1121]" office:value-type="float" office:value="344.76594179">
            <text:p>344,76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913]+10" office:value-type="float" office:value="9081">
            <text:p>9081</text:p>
          </table:table-cell>
          <table:table-cell table:formula="of:=([.P914]^3)*[.K$22]+([.P914]^2)*[.K$2]+[.P914]*[.MK1122]" office:value-type="float" office:value="345.52651059">
            <text:p>345,52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914]+10" office:value-type="float" office:value="9091">
            <text:p>9091</text:p>
          </table:table-cell>
          <table:table-cell table:formula="of:=([.P915]^3)*[.K$22]+([.P915]^2)*[.K$2]+[.P915]*[.MK1123]" office:value-type="float" office:value="346.28791739">
            <text:p>346,28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915]+10" office:value-type="float" office:value="9101">
            <text:p>9101</text:p>
          </table:table-cell>
          <table:table-cell table:formula="of:=([.P916]^3)*[.K$22]+([.P916]^2)*[.K$2]+[.P916]*[.MK1124]" office:value-type="float" office:value="347.05016219">
            <text:p>347,05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916]+10" office:value-type="float" office:value="9111">
            <text:p>9111</text:p>
          </table:table-cell>
          <table:table-cell table:formula="of:=([.P917]^3)*[.K$22]+([.P917]^2)*[.K$2]+[.P917]*[.MK1125]" office:value-type="float" office:value="347.81324499">
            <text:p>347,81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917]+10" office:value-type="float" office:value="9121">
            <text:p>9121</text:p>
          </table:table-cell>
          <table:table-cell table:formula="of:=([.P918]^3)*[.K$22]+([.P918]^2)*[.K$2]+[.P918]*[.MK1126]" office:value-type="float" office:value="348.57716579">
            <text:p>348,57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918]+10" office:value-type="float" office:value="9131">
            <text:p>9131</text:p>
          </table:table-cell>
          <table:table-cell table:formula="of:=([.P919]^3)*[.K$22]+([.P919]^2)*[.K$2]+[.P919]*[.MK1127]" office:value-type="float" office:value="349.34192459">
            <text:p>349,34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919]+10" office:value-type="float" office:value="9141">
            <text:p>9141</text:p>
          </table:table-cell>
          <table:table-cell table:formula="of:=([.P920]^3)*[.K$22]+([.P920]^2)*[.K$2]+[.P920]*[.MK1128]" office:value-type="float" office:value="350.10752139">
            <text:p>350,10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920]+10" office:value-type="float" office:value="9151">
            <text:p>9151</text:p>
          </table:table-cell>
          <table:table-cell table:formula="of:=([.P921]^3)*[.K$22]+([.P921]^2)*[.K$2]+[.P921]*[.MK1129]" office:value-type="float" office:value="350.87395619">
            <text:p>350,87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921]+10" office:value-type="float" office:value="9161">
            <text:p>9161</text:p>
          </table:table-cell>
          <table:table-cell table:formula="of:=([.P922]^3)*[.K$22]+([.P922]^2)*[.K$2]+[.P922]*[.MK1130]" office:value-type="float" office:value="351.64122899">
            <text:p>351,64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922]+10" office:value-type="float" office:value="9171">
            <text:p>9171</text:p>
          </table:table-cell>
          <table:table-cell table:formula="of:=([.P923]^3)*[.K$22]+([.P923]^2)*[.K$2]+[.P923]*[.MK1131]" office:value-type="float" office:value="352.40933979">
            <text:p>352,40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923]+10" office:value-type="float" office:value="9181">
            <text:p>9181</text:p>
          </table:table-cell>
          <table:table-cell table:formula="of:=([.P924]^3)*[.K$22]+([.P924]^2)*[.K$2]+[.P924]*[.MK1132]" office:value-type="float" office:value="353.17828859">
            <text:p>353,17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924]+10" office:value-type="float" office:value="9191">
            <text:p>9191</text:p>
          </table:table-cell>
          <table:table-cell table:formula="of:=([.P925]^3)*[.K$22]+([.P925]^2)*[.K$2]+[.P925]*[.MK1133]" office:value-type="float" office:value="353.94807539">
            <text:p>353,94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925]+10" office:value-type="float" office:value="9201">
            <text:p>9201</text:p>
          </table:table-cell>
          <table:table-cell table:formula="of:=([.P926]^3)*[.K$22]+([.P926]^2)*[.K$2]+[.P926]*[.MK1134]" office:value-type="float" office:value="354.71870019">
            <text:p>354,71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926]+10" office:value-type="float" office:value="9211">
            <text:p>9211</text:p>
          </table:table-cell>
          <table:table-cell table:formula="of:=([.P927]^3)*[.K$22]+([.P927]^2)*[.K$2]+[.P927]*[.MK1135]" office:value-type="float" office:value="355.49016299">
            <text:p>355,49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927]+10" office:value-type="float" office:value="9221">
            <text:p>9221</text:p>
          </table:table-cell>
          <table:table-cell table:formula="of:=([.P928]^3)*[.K$22]+([.P928]^2)*[.K$2]+[.P928]*[.MK1136]" office:value-type="float" office:value="356.26246379">
            <text:p>356,26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928]+10" office:value-type="float" office:value="9231">
            <text:p>9231</text:p>
          </table:table-cell>
          <table:table-cell table:formula="of:=([.P929]^3)*[.K$22]+([.P929]^2)*[.K$2]+[.P929]*[.MK1137]" office:value-type="float" office:value="357.03560259">
            <text:p>357,03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929]+10" office:value-type="float" office:value="9241">
            <text:p>9241</text:p>
          </table:table-cell>
          <table:table-cell table:formula="of:=([.P930]^3)*[.K$22]+([.P930]^2)*[.K$2]+[.P930]*[.MK1138]" office:value-type="float" office:value="357.80957939">
            <text:p>357,81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930]+10" office:value-type="float" office:value="9251">
            <text:p>9251</text:p>
          </table:table-cell>
          <table:table-cell table:formula="of:=([.P931]^3)*[.K$22]+([.P931]^2)*[.K$2]+[.P931]*[.MK1139]" office:value-type="float" office:value="358.58439419">
            <text:p>358,58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931]+10" office:value-type="float" office:value="9261">
            <text:p>9261</text:p>
          </table:table-cell>
          <table:table-cell table:formula="of:=([.P932]^3)*[.K$22]+([.P932]^2)*[.K$2]+[.P932]*[.MK1140]" office:value-type="float" office:value="359.36004699">
            <text:p>359,36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932]+10" office:value-type="float" office:value="9271">
            <text:p>9271</text:p>
          </table:table-cell>
          <table:table-cell table:formula="of:=([.P933]^3)*[.K$22]+([.P933]^2)*[.K$2]+[.P933]*[.MK1141]" office:value-type="float" office:value="360.13653779">
            <text:p>360,13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933]+10" office:value-type="float" office:value="9281">
            <text:p>9281</text:p>
          </table:table-cell>
          <table:table-cell table:formula="of:=([.P934]^3)*[.K$22]+([.P934]^2)*[.K$2]+[.P934]*[.MK1142]" office:value-type="float" office:value="360.91386659">
            <text:p>360,91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934]+10" office:value-type="float" office:value="9291">
            <text:p>9291</text:p>
          </table:table-cell>
          <table:table-cell table:formula="of:=([.P935]^3)*[.K$22]+([.P935]^2)*[.K$2]+[.P935]*[.MK1143]" office:value-type="float" office:value="361.69203339">
            <text:p>361,69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935]+10" office:value-type="float" office:value="9301">
            <text:p>9301</text:p>
          </table:table-cell>
          <table:table-cell table:formula="of:=([.P936]^3)*[.K$22]+([.P936]^2)*[.K$2]+[.P936]*[.MK1144]" office:value-type="float" office:value="362.47103819">
            <text:p>362,47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936]+10" office:value-type="float" office:value="9311">
            <text:p>9311</text:p>
          </table:table-cell>
          <table:table-cell table:formula="of:=([.P937]^3)*[.K$22]+([.P937]^2)*[.K$2]+[.P937]*[.MK1145]" office:value-type="float" office:value="363.25088099">
            <text:p>363,25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937]+10" office:value-type="float" office:value="9321">
            <text:p>9321</text:p>
          </table:table-cell>
          <table:table-cell table:formula="of:=([.P938]^3)*[.K$22]+([.P938]^2)*[.K$2]+[.P938]*[.MK1146]" office:value-type="float" office:value="364.03156179">
            <text:p>364,03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938]+10" office:value-type="float" office:value="9331">
            <text:p>9331</text:p>
          </table:table-cell>
          <table:table-cell table:formula="of:=([.P939]^3)*[.K$22]+([.P939]^2)*[.K$2]+[.P939]*[.MK1147]" office:value-type="float" office:value="364.81308059">
            <text:p>364,81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939]+10" office:value-type="float" office:value="9341">
            <text:p>9341</text:p>
          </table:table-cell>
          <table:table-cell table:formula="of:=([.P940]^3)*[.K$22]+([.P940]^2)*[.K$2]+[.P940]*[.MK1148]" office:value-type="float" office:value="365.59543739">
            <text:p>365,59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940]+10" office:value-type="float" office:value="9351">
            <text:p>9351</text:p>
          </table:table-cell>
          <table:table-cell table:formula="of:=([.P941]^3)*[.K$22]+([.P941]^2)*[.K$2]+[.P941]*[.MK1149]" office:value-type="float" office:value="366.37863219">
            <text:p>366,37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941]+10" office:value-type="float" office:value="9361">
            <text:p>9361</text:p>
          </table:table-cell>
          <table:table-cell table:formula="of:=([.P942]^3)*[.K$22]+([.P942]^2)*[.K$2]+[.P942]*[.MK1150]" office:value-type="float" office:value="367.16266499">
            <text:p>367,16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942]+10" office:value-type="float" office:value="9371">
            <text:p>9371</text:p>
          </table:table-cell>
          <table:table-cell table:formula="of:=([.P943]^3)*[.K$22]+([.P943]^2)*[.K$2]+[.P943]*[.MK1151]" office:value-type="float" office:value="367.94753579">
            <text:p>367,94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943]+10" office:value-type="float" office:value="9381">
            <text:p>9381</text:p>
          </table:table-cell>
          <table:table-cell table:formula="of:=([.P944]^3)*[.K$22]+([.P944]^2)*[.K$2]+[.P944]*[.MK1152]" office:value-type="float" office:value="368.73324459">
            <text:p>368,73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944]+10" office:value-type="float" office:value="9391">
            <text:p>9391</text:p>
          </table:table-cell>
          <table:table-cell table:formula="of:=([.P945]^3)*[.K$22]+([.P945]^2)*[.K$2]+[.P945]*[.MK1153]" office:value-type="float" office:value="369.51979139">
            <text:p>369,52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945]+10" office:value-type="float" office:value="9401">
            <text:p>9401</text:p>
          </table:table-cell>
          <table:table-cell table:formula="of:=([.P946]^3)*[.K$22]+([.P946]^2)*[.K$2]+[.P946]*[.MK1154]" office:value-type="float" office:value="370.30717619">
            <text:p>370,30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946]+10" office:value-type="float" office:value="9411">
            <text:p>9411</text:p>
          </table:table-cell>
          <table:table-cell table:formula="of:=([.P947]^3)*[.K$22]+([.P947]^2)*[.K$2]+[.P947]*[.MK1155]" office:value-type="float" office:value="371.09539899">
            <text:p>371,09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947]+10" office:value-type="float" office:value="9421">
            <text:p>9421</text:p>
          </table:table-cell>
          <table:table-cell table:formula="of:=([.P948]^3)*[.K$22]+([.P948]^2)*[.K$2]+[.P948]*[.MK1156]" office:value-type="float" office:value="371.88445979">
            <text:p>371,88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948]+10" office:value-type="float" office:value="9431">
            <text:p>9431</text:p>
          </table:table-cell>
          <table:table-cell table:formula="of:=([.P949]^3)*[.K$22]+([.P949]^2)*[.K$2]+[.P949]*[.MK1157]" office:value-type="float" office:value="372.67435859">
            <text:p>372,67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949]+10" office:value-type="float" office:value="9441">
            <text:p>9441</text:p>
          </table:table-cell>
          <table:table-cell table:formula="of:=([.P950]^3)*[.K$22]+([.P950]^2)*[.K$2]+[.P950]*[.MK1158]" office:value-type="float" office:value="373.46509539">
            <text:p>373,46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950]+10" office:value-type="float" office:value="9451">
            <text:p>9451</text:p>
          </table:table-cell>
          <table:table-cell table:formula="of:=([.P951]^3)*[.K$22]+([.P951]^2)*[.K$2]+[.P951]*[.MK1159]" office:value-type="float" office:value="374.25667019">
            <text:p>374,25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951]+10" office:value-type="float" office:value="9461">
            <text:p>9461</text:p>
          </table:table-cell>
          <table:table-cell table:formula="of:=([.P952]^3)*[.K$22]+([.P952]^2)*[.K$2]+[.P952]*[.MK1160]" office:value-type="float" office:value="375.04908299">
            <text:p>375,04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952]+10" office:value-type="float" office:value="9471">
            <text:p>9471</text:p>
          </table:table-cell>
          <table:table-cell table:formula="of:=([.P953]^3)*[.K$22]+([.P953]^2)*[.K$2]+[.P953]*[.MK1161]" office:value-type="float" office:value="375.84233379">
            <text:p>375,84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953]+10" office:value-type="float" office:value="9481">
            <text:p>9481</text:p>
          </table:table-cell>
          <table:table-cell table:formula="of:=([.P954]^3)*[.K$22]+([.P954]^2)*[.K$2]+[.P954]*[.MK1162]" office:value-type="float" office:value="376.63642259">
            <text:p>376,63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954]+10" office:value-type="float" office:value="9491">
            <text:p>9491</text:p>
          </table:table-cell>
          <table:table-cell table:formula="of:=([.P955]^3)*[.K$22]+([.P955]^2)*[.K$2]+[.P955]*[.MK1163]" office:value-type="float" office:value="377.43134939">
            <text:p>377,43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955]+10" office:value-type="float" office:value="9501">
            <text:p>9501</text:p>
          </table:table-cell>
          <table:table-cell table:formula="of:=([.P956]^3)*[.K$22]+([.P956]^2)*[.K$2]+[.P956]*[.MK1164]" office:value-type="float" office:value="378.22711419">
            <text:p>378,22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956]+10" office:value-type="float" office:value="9511">
            <text:p>9511</text:p>
          </table:table-cell>
          <table:table-cell table:formula="of:=([.P957]^3)*[.K$22]+([.P957]^2)*[.K$2]+[.P957]*[.MK1165]" office:value-type="float" office:value="379.02371699">
            <text:p>379,02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957]+10" office:value-type="float" office:value="9521">
            <text:p>9521</text:p>
          </table:table-cell>
          <table:table-cell table:formula="of:=([.P958]^3)*[.K$22]+([.P958]^2)*[.K$2]+[.P958]*[.MK1166]" office:value-type="float" office:value="379.82115779">
            <text:p>379,82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958]+10" office:value-type="float" office:value="9531">
            <text:p>9531</text:p>
          </table:table-cell>
          <table:table-cell table:formula="of:=([.P959]^3)*[.K$22]+([.P959]^2)*[.K$2]+[.P959]*[.MK1167]" office:value-type="float" office:value="380.61943659">
            <text:p>380,61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959]+10" office:value-type="float" office:value="9541">
            <text:p>9541</text:p>
          </table:table-cell>
          <table:table-cell table:formula="of:=([.P960]^3)*[.K$22]+([.P960]^2)*[.K$2]+[.P960]*[.MK1168]" office:value-type="float" office:value="381.41855339">
            <text:p>381,41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960]+10" office:value-type="float" office:value="9551">
            <text:p>9551</text:p>
          </table:table-cell>
          <table:table-cell table:formula="of:=([.P961]^3)*[.K$22]+([.P961]^2)*[.K$2]+[.P961]*[.MK1169]" office:value-type="float" office:value="382.21850819">
            <text:p>382,21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961]+10" office:value-type="float" office:value="9561">
            <text:p>9561</text:p>
          </table:table-cell>
          <table:table-cell table:formula="of:=([.P962]^3)*[.K$22]+([.P962]^2)*[.K$2]+[.P962]*[.MK1170]" office:value-type="float" office:value="383.01930099">
            <text:p>383,01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962]+10" office:value-type="float" office:value="9571">
            <text:p>9571</text:p>
          </table:table-cell>
          <table:table-cell table:formula="of:=([.P963]^3)*[.K$22]+([.P963]^2)*[.K$2]+[.P963]*[.MK1171]" office:value-type="float" office:value="383.82093179">
            <text:p>383,82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963]+10" office:value-type="float" office:value="9581">
            <text:p>9581</text:p>
          </table:table-cell>
          <table:table-cell table:formula="of:=([.P964]^3)*[.K$22]+([.P964]^2)*[.K$2]+[.P964]*[.MK1172]" office:value-type="float" office:value="384.62340059">
            <text:p>384,62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964]+10" office:value-type="float" office:value="9591">
            <text:p>9591</text:p>
          </table:table-cell>
          <table:table-cell table:formula="of:=([.P965]^3)*[.K$22]+([.P965]^2)*[.K$2]+[.P965]*[.MK1173]" office:value-type="float" office:value="385.42670739">
            <text:p>385,42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965]+10" office:value-type="float" office:value="9601">
            <text:p>9601</text:p>
          </table:table-cell>
          <table:table-cell table:formula="of:=([.P966]^3)*[.K$22]+([.P966]^2)*[.K$2]+[.P966]*[.MK1174]" office:value-type="float" office:value="386.23085219">
            <text:p>386,23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966]+10" office:value-type="float" office:value="9611">
            <text:p>9611</text:p>
          </table:table-cell>
          <table:table-cell table:formula="of:=([.P967]^3)*[.K$22]+([.P967]^2)*[.K$2]+[.P967]*[.MK1175]" office:value-type="float" office:value="387.03583499">
            <text:p>387,03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967]+10" office:value-type="float" office:value="9621">
            <text:p>9621</text:p>
          </table:table-cell>
          <table:table-cell table:formula="of:=([.P968]^3)*[.K$22]+([.P968]^2)*[.K$2]+[.P968]*[.MK1176]" office:value-type="float" office:value="387.84165579">
            <text:p>387,84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968]+10" office:value-type="float" office:value="9631">
            <text:p>9631</text:p>
          </table:table-cell>
          <table:table-cell table:formula="of:=([.P969]^3)*[.K$22]+([.P969]^2)*[.K$2]+[.P969]*[.MK1177]" office:value-type="float" office:value="388.64831459">
            <text:p>388,64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969]+10" office:value-type="float" office:value="9641">
            <text:p>9641</text:p>
          </table:table-cell>
          <table:table-cell table:formula="of:=([.P970]^3)*[.K$22]+([.P970]^2)*[.K$2]+[.P970]*[.MK1178]" office:value-type="float" office:value="389.45581139">
            <text:p>389,45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970]+10" office:value-type="float" office:value="9651">
            <text:p>9651</text:p>
          </table:table-cell>
          <table:table-cell table:formula="of:=([.P971]^3)*[.K$22]+([.P971]^2)*[.K$2]+[.P971]*[.MK1179]" office:value-type="float" office:value="390.26414619">
            <text:p>390,26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971]+10" office:value-type="float" office:value="9661">
            <text:p>9661</text:p>
          </table:table-cell>
          <table:table-cell table:formula="of:=([.P972]^3)*[.K$22]+([.P972]^2)*[.K$2]+[.P972]*[.MK1180]" office:value-type="float" office:value="391.07331899">
            <text:p>391,07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972]+10" office:value-type="float" office:value="9671">
            <text:p>9671</text:p>
          </table:table-cell>
          <table:table-cell table:formula="of:=([.P973]^3)*[.K$22]+([.P973]^2)*[.K$2]+[.P973]*[.MK1181]" office:value-type="float" office:value="391.88332979">
            <text:p>391,88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973]+10" office:value-type="float" office:value="9681">
            <text:p>9681</text:p>
          </table:table-cell>
          <table:table-cell table:formula="of:=([.P974]^3)*[.K$22]+([.P974]^2)*[.K$2]+[.P974]*[.MK1182]" office:value-type="float" office:value="392.69417859">
            <text:p>392,69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974]+10" office:value-type="float" office:value="9691">
            <text:p>9691</text:p>
          </table:table-cell>
          <table:table-cell table:formula="of:=([.P975]^3)*[.K$22]+([.P975]^2)*[.K$2]+[.P975]*[.MK1183]" office:value-type="float" office:value="393.50586539">
            <text:p>393,50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975]+10" office:value-type="float" office:value="9701">
            <text:p>9701</text:p>
          </table:table-cell>
          <table:table-cell table:formula="of:=([.P976]^3)*[.K$22]+([.P976]^2)*[.K$2]+[.P976]*[.MK1184]" office:value-type="float" office:value="394.31839019">
            <text:p>394,31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976]+10" office:value-type="float" office:value="9711">
            <text:p>9711</text:p>
          </table:table-cell>
          <table:table-cell table:formula="of:=([.P977]^3)*[.K$22]+([.P977]^2)*[.K$2]+[.P977]*[.MK1185]" office:value-type="float" office:value="395.13175299">
            <text:p>395,13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977]+10" office:value-type="float" office:value="9721">
            <text:p>9721</text:p>
          </table:table-cell>
          <table:table-cell table:formula="of:=([.P978]^3)*[.K$22]+([.P978]^2)*[.K$2]+[.P978]*[.MK1186]" office:value-type="float" office:value="395.94595379">
            <text:p>395,94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978]+10" office:value-type="float" office:value="9731">
            <text:p>9731</text:p>
          </table:table-cell>
          <table:table-cell table:formula="of:=([.P979]^3)*[.K$22]+([.P979]^2)*[.K$2]+[.P979]*[.MK1187]" office:value-type="float" office:value="396.76099259">
            <text:p>396,76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979]+10" office:value-type="float" office:value="9741">
            <text:p>9741</text:p>
          </table:table-cell>
          <table:table-cell table:formula="of:=([.P980]^3)*[.K$22]+([.P980]^2)*[.K$2]+[.P980]*[.MK1188]" office:value-type="float" office:value="397.57686939">
            <text:p>397,57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980]+10" office:value-type="float" office:value="9751">
            <text:p>9751</text:p>
          </table:table-cell>
          <table:table-cell table:formula="of:=([.P981]^3)*[.K$22]+([.P981]^2)*[.K$2]+[.P981]*[.MK1189]" office:value-type="float" office:value="398.39358419">
            <text:p>398,39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981]+10" office:value-type="float" office:value="9761">
            <text:p>9761</text:p>
          </table:table-cell>
          <table:table-cell table:formula="of:=([.P982]^3)*[.K$22]+([.P982]^2)*[.K$2]+[.P982]*[.MK1190]" office:value-type="float" office:value="399.21113699">
            <text:p>399,21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982]+10" office:value-type="float" office:value="9771">
            <text:p>9771</text:p>
          </table:table-cell>
          <table:table-cell table:formula="of:=([.P983]^3)*[.K$22]+([.P983]^2)*[.K$2]+[.P983]*[.MK1191]" office:value-type="float" office:value="400.02952779">
            <text:p>400,03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983]+10" office:value-type="float" office:value="9781">
            <text:p>9781</text:p>
          </table:table-cell>
          <table:table-cell table:formula="of:=([.P984]^3)*[.K$22]+([.P984]^2)*[.K$2]+[.P984]*[.MK1192]" office:value-type="float" office:value="400.84875659">
            <text:p>400,84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984]+10" office:value-type="float" office:value="9791">
            <text:p>9791</text:p>
          </table:table-cell>
          <table:table-cell table:formula="of:=([.P985]^3)*[.K$22]+([.P985]^2)*[.K$2]+[.P985]*[.MK1193]" office:value-type="float" office:value="401.66882339">
            <text:p>401,66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985]+10" office:value-type="float" office:value="9801">
            <text:p>9801</text:p>
          </table:table-cell>
          <table:table-cell table:formula="of:=([.P986]^3)*[.K$22]+([.P986]^2)*[.K$2]+[.P986]*[.MK1194]" office:value-type="float" office:value="402.48972819">
            <text:p>402,49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986]+10" office:value-type="float" office:value="9811">
            <text:p>9811</text:p>
          </table:table-cell>
          <table:table-cell table:formula="of:=([.P987]^3)*[.K$22]+([.P987]^2)*[.K$2]+[.P987]*[.MK1195]" office:value-type="float" office:value="403.31147099">
            <text:p>403,31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987]+10" office:value-type="float" office:value="9821">
            <text:p>9821</text:p>
          </table:table-cell>
          <table:table-cell table:formula="of:=([.P988]^3)*[.K$22]+([.P988]^2)*[.K$2]+[.P988]*[.MK1196]" office:value-type="float" office:value="404.13405179">
            <text:p>404,13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988]+10" office:value-type="float" office:value="9831">
            <text:p>9831</text:p>
          </table:table-cell>
          <table:table-cell table:formula="of:=([.P989]^3)*[.K$22]+([.P989]^2)*[.K$2]+[.P989]*[.MK1197]" office:value-type="float" office:value="404.95747059">
            <text:p>404,95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989]+10" office:value-type="float" office:value="9841">
            <text:p>9841</text:p>
          </table:table-cell>
          <table:table-cell table:formula="of:=([.P990]^3)*[.K$22]+([.P990]^2)*[.K$2]+[.P990]*[.MK1198]" office:value-type="float" office:value="405.78172739">
            <text:p>405,78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990]+10" office:value-type="float" office:value="9851">
            <text:p>9851</text:p>
          </table:table-cell>
          <table:table-cell table:formula="of:=([.P991]^3)*[.K$22]+([.P991]^2)*[.K$2]+[.P991]*[.MK1199]" office:value-type="float" office:value="406.60682219">
            <text:p>406,60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991]+10" office:value-type="float" office:value="9861">
            <text:p>9861</text:p>
          </table:table-cell>
          <table:table-cell table:formula="of:=([.P992]^3)*[.K$22]+([.P992]^2)*[.K$2]+[.P992]*[.MK1200]" office:value-type="float" office:value="407.43275499">
            <text:p>407,43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992]+10" office:value-type="float" office:value="9871">
            <text:p>9871</text:p>
          </table:table-cell>
          <table:table-cell table:formula="of:=([.P993]^3)*[.K$22]+([.P993]^2)*[.K$2]+[.P993]*[.MK1201]" office:value-type="float" office:value="408.25952579">
            <text:p>408,26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993]+10" office:value-type="float" office:value="9881">
            <text:p>9881</text:p>
          </table:table-cell>
          <table:table-cell table:formula="of:=([.P994]^3)*[.K$22]+([.P994]^2)*[.K$2]+[.P994]*[.MK1202]" office:value-type="float" office:value="409.08713459">
            <text:p>409,08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994]+10" office:value-type="float" office:value="9891">
            <text:p>9891</text:p>
          </table:table-cell>
          <table:table-cell table:formula="of:=([.P995]^3)*[.K$22]+([.P995]^2)*[.K$2]+[.P995]*[.MK1203]" office:value-type="float" office:value="409.91558139">
            <text:p>409,91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995]+10" office:value-type="float" office:value="9901">
            <text:p>9901</text:p>
          </table:table-cell>
          <table:table-cell table:formula="of:=([.P996]^3)*[.K$22]+([.P996]^2)*[.K$2]+[.P996]*[.MK1204]" office:value-type="float" office:value="410.74486619">
            <text:p>410,74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996]+10" office:value-type="float" office:value="9911">
            <text:p>9911</text:p>
          </table:table-cell>
          <table:table-cell table:formula="of:=([.P997]^3)*[.K$22]+([.P997]^2)*[.K$2]+[.P997]*[.MK1205]" office:value-type="float" office:value="411.57498899">
            <text:p>411,57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997]+10" office:value-type="float" office:value="9921">
            <text:p>9921</text:p>
          </table:table-cell>
          <table:table-cell table:formula="of:=([.P998]^3)*[.K$22]+([.P998]^2)*[.K$2]+[.P998]*[.MK1206]" office:value-type="float" office:value="412.40594979">
            <text:p>412,40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998]+10" office:value-type="float" office:value="9931">
            <text:p>9931</text:p>
          </table:table-cell>
          <table:table-cell table:formula="of:=([.P999]^3)*[.K$22]+([.P999]^2)*[.K$2]+[.P999]*[.MK1207]" office:value-type="float" office:value="413.23774859">
            <text:p>413,23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999]+10" office:value-type="float" office:value="9941">
            <text:p>9941</text:p>
          </table:table-cell>
          <table:table-cell table:formula="of:=([.P1000]^3)*[.K$22]+([.P1000]^2)*[.K$2]+[.P1000]*[.MK1208]" office:value-type="float" office:value="414.07038539">
            <text:p>414,07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000]+10" office:value-type="float" office:value="9951">
            <text:p>9951</text:p>
          </table:table-cell>
          <table:table-cell table:formula="of:=([.P1001]^3)*[.K$22]+([.P1001]^2)*[.K$2]+[.P1001]*[.MK1209]" office:value-type="float" office:value="414.90386019">
            <text:p>414,90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001]+10" office:value-type="float" office:value="9961">
            <text:p>9961</text:p>
          </table:table-cell>
          <table:table-cell table:formula="of:=([.P1002]^3)*[.K$22]+([.P1002]^2)*[.K$2]+[.P1002]*[.MK1210]" office:value-type="float" office:value="415.73817299">
            <text:p>415,73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002]+10" office:value-type="float" office:value="9971">
            <text:p>9971</text:p>
          </table:table-cell>
          <table:table-cell table:formula="of:=([.P1003]^3)*[.K$22]+([.P1003]^2)*[.K$2]+[.P1003]*[.MK1211]" office:value-type="float" office:value="416.57332379">
            <text:p>416,57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003]+10" office:value-type="float" office:value="9981">
            <text:p>9981</text:p>
          </table:table-cell>
          <table:table-cell table:formula="of:=([.P1004]^3)*[.K$22]+([.P1004]^2)*[.K$2]+[.P1004]*[.MK1212]" office:value-type="float" office:value="417.40931259">
            <text:p>417,40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004]+10" office:value-type="float" office:value="9991">
            <text:p>9991</text:p>
          </table:table-cell>
          <table:table-cell table:formula="of:=([.P1005]^3)*[.K$22]+([.P1005]^2)*[.K$2]+[.P1005]*[.MK1213]" office:value-type="float" office:value="418.24613939">
            <text:p>418,24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005]+10" office:value-type="float" office:value="10001">
            <text:p>10001</text:p>
          </table:table-cell>
          <table:table-cell table:formula="of:=([.P1006]^3)*[.K$22]+([.P1006]^2)*[.K$2]+[.P1006]*[.MK1214]" office:value-type="float" office:value="419.08380419">
            <text:p>419,08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006]+10" office:value-type="float" office:value="10011">
            <text:p>10011</text:p>
          </table:table-cell>
          <table:table-cell table:formula="of:=([.P1007]^3)*[.K$22]+([.P1007]^2)*[.K$2]+[.P1007]*[.MK1215]" office:value-type="float" office:value="419.92230699">
            <text:p>419,92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007]+10" office:value-type="float" office:value="10021">
            <text:p>10021</text:p>
          </table:table-cell>
          <table:table-cell table:formula="of:=([.P1008]^3)*[.K$22]+([.P1008]^2)*[.K$2]+[.P1008]*[.MK1216]" office:value-type="float" office:value="420.76164779">
            <text:p>420,76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008]+10" office:value-type="float" office:value="10031">
            <text:p>10031</text:p>
          </table:table-cell>
          <table:table-cell table:formula="of:=([.P1009]^3)*[.K$22]+([.P1009]^2)*[.K$2]+[.P1009]*[.MK1217]" office:value-type="float" office:value="421.60182659">
            <text:p>421,60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009]+10" office:value-type="float" office:value="10041">
            <text:p>10041</text:p>
          </table:table-cell>
          <table:table-cell table:formula="of:=([.P1010]^3)*[.K$22]+([.P1010]^2)*[.K$2]+[.P1010]*[.MK1218]" office:value-type="float" office:value="422.44284339">
            <text:p>422,44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010]+10" office:value-type="float" office:value="10051">
            <text:p>10051</text:p>
          </table:table-cell>
          <table:table-cell table:formula="of:=([.P1011]^3)*[.K$22]+([.P1011]^2)*[.K$2]+[.P1011]*[.MK1219]" office:value-type="float" office:value="423.28469819">
            <text:p>423,28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011]+10" office:value-type="float" office:value="10061">
            <text:p>10061</text:p>
          </table:table-cell>
          <table:table-cell table:formula="of:=([.P1012]^3)*[.K$22]+([.P1012]^2)*[.K$2]+[.P1012]*[.MK1220]" office:value-type="float" office:value="424.12739099">
            <text:p>424,12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012]+10" office:value-type="float" office:value="10071">
            <text:p>10071</text:p>
          </table:table-cell>
          <table:table-cell table:formula="of:=([.P1013]^3)*[.K$22]+([.P1013]^2)*[.K$2]+[.P1013]*[.MK1221]" office:value-type="float" office:value="424.97092179">
            <text:p>424,97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013]+10" office:value-type="float" office:value="10081">
            <text:p>10081</text:p>
          </table:table-cell>
          <table:table-cell table:formula="of:=([.P1014]^3)*[.K$22]+([.P1014]^2)*[.K$2]+[.P1014]*[.MK1222]" office:value-type="float" office:value="425.81529059">
            <text:p>425,81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014]+10" office:value-type="float" office:value="10091">
            <text:p>10091</text:p>
          </table:table-cell>
          <table:table-cell table:formula="of:=([.P1015]^3)*[.K$22]+([.P1015]^2)*[.K$2]+[.P1015]*[.MK1223]" office:value-type="float" office:value="426.66049739">
            <text:p>426,66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015]+10" office:value-type="float" office:value="10101">
            <text:p>10101</text:p>
          </table:table-cell>
          <table:table-cell table:formula="of:=([.P1016]^3)*[.K$22]+([.P1016]^2)*[.K$2]+[.P1016]*[.MK1224]" office:value-type="float" office:value="427.50654219">
            <text:p>427,50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016]+10" office:value-type="float" office:value="10111">
            <text:p>10111</text:p>
          </table:table-cell>
          <table:table-cell table:formula="of:=([.P1017]^3)*[.K$22]+([.P1017]^2)*[.K$2]+[.P1017]*[.MK1225]" office:value-type="float" office:value="428.35342499">
            <text:p>428,35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017]+10" office:value-type="float" office:value="10121">
            <text:p>10121</text:p>
          </table:table-cell>
          <table:table-cell table:formula="of:=([.P1018]^3)*[.K$22]+([.P1018]^2)*[.K$2]+[.P1018]*[.MK1226]" office:value-type="float" office:value="429.20114579">
            <text:p>429,20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018]+10" office:value-type="float" office:value="10131">
            <text:p>10131</text:p>
          </table:table-cell>
          <table:table-cell table:formula="of:=([.P1019]^3)*[.K$22]+([.P1019]^2)*[.K$2]+[.P1019]*[.MK1227]" office:value-type="float" office:value="430.04970459">
            <text:p>430,05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019]+10" office:value-type="float" office:value="10141">
            <text:p>10141</text:p>
          </table:table-cell>
          <table:table-cell table:formula="of:=([.P1020]^3)*[.K$22]+([.P1020]^2)*[.K$2]+[.P1020]*[.MK1228]" office:value-type="float" office:value="430.89910139">
            <text:p>430,89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020]+10" office:value-type="float" office:value="10151">
            <text:p>10151</text:p>
          </table:table-cell>
          <table:table-cell table:formula="of:=([.P1021]^3)*[.K$22]+([.P1021]^2)*[.K$2]+[.P1021]*[.MK1229]" office:value-type="float" office:value="431.74933619">
            <text:p>431,74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021]+10" office:value-type="float" office:value="10161">
            <text:p>10161</text:p>
          </table:table-cell>
          <table:table-cell table:formula="of:=([.P1022]^3)*[.K$22]+([.P1022]^2)*[.K$2]+[.P1022]*[.MK1230]" office:value-type="float" office:value="432.60040899">
            <text:p>432,60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022]+10" office:value-type="float" office:value="10171">
            <text:p>10171</text:p>
          </table:table-cell>
          <table:table-cell table:formula="of:=([.P1023]^3)*[.K$22]+([.P1023]^2)*[.K$2]+[.P1023]*[.MK1231]" office:value-type="float" office:value="433.45231979">
            <text:p>433,45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023]+10" office:value-type="float" office:value="10181">
            <text:p>10181</text:p>
          </table:table-cell>
          <table:table-cell table:formula="of:=([.P1024]^3)*[.K$22]+([.P1024]^2)*[.K$2]+[.P1024]*[.MK1232]" office:value-type="float" office:value="434.30506859">
            <text:p>434,30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024]+10" office:value-type="float" office:value="10191">
            <text:p>10191</text:p>
          </table:table-cell>
          <table:table-cell table:formula="of:=([.P1025]^3)*[.K$22]+([.P1025]^2)*[.K$2]+[.P1025]*[.MK1233]" office:value-type="float" office:value="435.15865539">
            <text:p>435,15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025]+10" office:value-type="float" office:value="10201">
            <text:p>10201</text:p>
          </table:table-cell>
          <table:table-cell table:formula="of:=([.P1026]^3)*[.K$22]+([.P1026]^2)*[.K$2]+[.P1026]*[.MK1234]" office:value-type="float" office:value="436.01308019">
            <text:p>436,01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026]+10" office:value-type="float" office:value="10211">
            <text:p>10211</text:p>
          </table:table-cell>
          <table:table-cell table:formula="of:=([.P1027]^3)*[.K$22]+([.P1027]^2)*[.K$2]+[.P1027]*[.MK1235]" office:value-type="float" office:value="436.86834299">
            <text:p>436,86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027]+10" office:value-type="float" office:value="10221">
            <text:p>10221</text:p>
          </table:table-cell>
          <table:table-cell table:formula="of:=([.P1028]^3)*[.K$22]+([.P1028]^2)*[.K$2]+[.P1028]*[.MK1236]" office:value-type="float" office:value="437.72444379">
            <text:p>437,72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028]+10" office:value-type="float" office:value="10231">
            <text:p>10231</text:p>
          </table:table-cell>
          <table:table-cell table:formula="of:=([.P1029]^3)*[.K$22]+([.P1029]^2)*[.K$2]+[.P1029]*[.MK1237]" office:value-type="float" office:value="438.58138259">
            <text:p>438,58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029]+10" office:value-type="float" office:value="10241">
            <text:p>10241</text:p>
          </table:table-cell>
          <table:table-cell table:formula="of:=([.P1030]^3)*[.K$22]+([.P1030]^2)*[.K$2]+[.P1030]*[.MK1238]" office:value-type="float" office:value="439.43915939">
            <text:p>439,43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030]+10" office:value-type="float" office:value="10251">
            <text:p>10251</text:p>
          </table:table-cell>
          <table:table-cell table:formula="of:=([.P1031]^3)*[.K$22]+([.P1031]^2)*[.K$2]+[.P1031]*[.MK1239]" office:value-type="float" office:value="440.29777419">
            <text:p>440,29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031]+10" office:value-type="float" office:value="10261">
            <text:p>10261</text:p>
          </table:table-cell>
          <table:table-cell table:formula="of:=([.P1032]^3)*[.K$22]+([.P1032]^2)*[.K$2]+[.P1032]*[.MK1240]" office:value-type="float" office:value="441.15722699">
            <text:p>441,15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032]+10" office:value-type="float" office:value="10271">
            <text:p>10271</text:p>
          </table:table-cell>
          <table:table-cell table:formula="of:=([.P1033]^3)*[.K$22]+([.P1033]^2)*[.K$2]+[.P1033]*[.MK1241]" office:value-type="float" office:value="442.01751779">
            <text:p>442,01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033]+10" office:value-type="float" office:value="10281">
            <text:p>10281</text:p>
          </table:table-cell>
          <table:table-cell table:formula="of:=([.P1034]^3)*[.K$22]+([.P1034]^2)*[.K$2]+[.P1034]*[.MK1242]" office:value-type="float" office:value="442.87864659">
            <text:p>442,87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034]+10" office:value-type="float" office:value="10291">
            <text:p>10291</text:p>
          </table:table-cell>
          <table:table-cell table:formula="of:=([.P1035]^3)*[.K$22]+([.P1035]^2)*[.K$2]+[.P1035]*[.MK1243]" office:value-type="float" office:value="443.74061339">
            <text:p>443,74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035]+10" office:value-type="float" office:value="10301">
            <text:p>10301</text:p>
          </table:table-cell>
          <table:table-cell table:formula="of:=([.P1036]^3)*[.K$22]+([.P1036]^2)*[.K$2]+[.P1036]*[.MK1244]" office:value-type="float" office:value="444.60341819">
            <text:p>444,60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036]+10" office:value-type="float" office:value="10311">
            <text:p>10311</text:p>
          </table:table-cell>
          <table:table-cell table:formula="of:=([.P1037]^3)*[.K$22]+([.P1037]^2)*[.K$2]+[.P1037]*[.MK1245]" office:value-type="float" office:value="445.46706099">
            <text:p>445,46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037]+10" office:value-type="float" office:value="10321">
            <text:p>10321</text:p>
          </table:table-cell>
          <table:table-cell table:formula="of:=([.P1038]^3)*[.K$22]+([.P1038]^2)*[.K$2]+[.P1038]*[.MK1246]" office:value-type="float" office:value="446.33154179">
            <text:p>446,33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038]+10" office:value-type="float" office:value="10331">
            <text:p>10331</text:p>
          </table:table-cell>
          <table:table-cell table:formula="of:=([.P1039]^3)*[.K$22]+([.P1039]^2)*[.K$2]+[.P1039]*[.MK1247]" office:value-type="float" office:value="447.19686059">
            <text:p>447,19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039]+10" office:value-type="float" office:value="10341">
            <text:p>10341</text:p>
          </table:table-cell>
          <table:table-cell table:formula="of:=([.P1040]^3)*[.K$22]+([.P1040]^2)*[.K$2]+[.P1040]*[.MK1248]" office:value-type="float" office:value="448.06301739">
            <text:p>448,06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040]+10" office:value-type="float" office:value="10351">
            <text:p>10351</text:p>
          </table:table-cell>
          <table:table-cell table:formula="of:=([.P1041]^3)*[.K$22]+([.P1041]^2)*[.K$2]+[.P1041]*[.MK1249]" office:value-type="float" office:value="448.93001219">
            <text:p>448,93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041]+10" office:value-type="float" office:value="10361">
            <text:p>10361</text:p>
          </table:table-cell>
          <table:table-cell table:formula="of:=([.P1042]^3)*[.K$22]+([.P1042]^2)*[.K$2]+[.P1042]*[.MK1250]" office:value-type="float" office:value="449.79784499">
            <text:p>449,79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042]+10" office:value-type="float" office:value="10371">
            <text:p>10371</text:p>
          </table:table-cell>
          <table:table-cell table:formula="of:=([.P1043]^3)*[.K$22]+([.P1043]^2)*[.K$2]+[.P1043]*[.MK1251]" office:value-type="float" office:value="450.66651579">
            <text:p>450,66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043]+10" office:value-type="float" office:value="10381">
            <text:p>10381</text:p>
          </table:table-cell>
          <table:table-cell table:formula="of:=([.P1044]^3)*[.K$22]+([.P1044]^2)*[.K$2]+[.P1044]*[.MK1252]" office:value-type="float" office:value="451.53602459">
            <text:p>451,53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044]+10" office:value-type="float" office:value="10391">
            <text:p>10391</text:p>
          </table:table-cell>
          <table:table-cell table:formula="of:=([.P1045]^3)*[.K$22]+([.P1045]^2)*[.K$2]+[.P1045]*[.MK1253]" office:value-type="float" office:value="452.40637139">
            <text:p>452,40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045]+10" office:value-type="float" office:value="10401">
            <text:p>10401</text:p>
          </table:table-cell>
          <table:table-cell table:formula="of:=([.P1046]^3)*[.K$22]+([.P1046]^2)*[.K$2]+[.P1046]*[.MK1254]" office:value-type="float" office:value="453.27755619">
            <text:p>453,27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046]+10" office:value-type="float" office:value="10411">
            <text:p>10411</text:p>
          </table:table-cell>
          <table:table-cell table:formula="of:=([.P1047]^3)*[.K$22]+([.P1047]^2)*[.K$2]+[.P1047]*[.MK1255]" office:value-type="float" office:value="454.14957899">
            <text:p>454,15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047]+10" office:value-type="float" office:value="10421">
            <text:p>10421</text:p>
          </table:table-cell>
          <table:table-cell table:formula="of:=([.P1048]^3)*[.K$22]+([.P1048]^2)*[.K$2]+[.P1048]*[.MK1256]" office:value-type="float" office:value="455.02243979">
            <text:p>455,02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048]+10" office:value-type="float" office:value="10431">
            <text:p>10431</text:p>
          </table:table-cell>
          <table:table-cell table:formula="of:=([.P1049]^3)*[.K$22]+([.P1049]^2)*[.K$2]+[.P1049]*[.MK1257]" office:value-type="float" office:value="455.89613859">
            <text:p>455,89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049]+10" office:value-type="float" office:value="10441">
            <text:p>10441</text:p>
          </table:table-cell>
          <table:table-cell table:formula="of:=([.P1050]^3)*[.K$22]+([.P1050]^2)*[.K$2]+[.P1050]*[.MK1258]" office:value-type="float" office:value="456.77067539">
            <text:p>456,77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050]+10" office:value-type="float" office:value="10451">
            <text:p>10451</text:p>
          </table:table-cell>
          <table:table-cell table:formula="of:=([.P1051]^3)*[.K$22]+([.P1051]^2)*[.K$2]+[.P1051]*[.MK1259]" office:value-type="float" office:value="457.64605019">
            <text:p>457,64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051]+10" office:value-type="float" office:value="10461">
            <text:p>10461</text:p>
          </table:table-cell>
          <table:table-cell table:formula="of:=([.P1052]^3)*[.K$22]+([.P1052]^2)*[.K$2]+[.P1052]*[.MK1260]" office:value-type="float" office:value="458.52226299">
            <text:p>458,52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052]+10" office:value-type="float" office:value="10471">
            <text:p>10471</text:p>
          </table:table-cell>
          <table:table-cell table:formula="of:=([.P1053]^3)*[.K$22]+([.P1053]^2)*[.K$2]+[.P1053]*[.MK1261]" office:value-type="float" office:value="459.39931379">
            <text:p>459,39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053]+10" office:value-type="float" office:value="10481">
            <text:p>10481</text:p>
          </table:table-cell>
          <table:table-cell table:formula="of:=([.P1054]^3)*[.K$22]+([.P1054]^2)*[.K$2]+[.P1054]*[.MK1262]" office:value-type="float" office:value="460.27720259">
            <text:p>460,27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054]+10" office:value-type="float" office:value="10491">
            <text:p>10491</text:p>
          </table:table-cell>
          <table:table-cell table:formula="of:=([.P1055]^3)*[.K$22]+([.P1055]^2)*[.K$2]+[.P1055]*[.MK1263]" office:value-type="float" office:value="461.15592939">
            <text:p>461,15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055]+10" office:value-type="float" office:value="10501">
            <text:p>10501</text:p>
          </table:table-cell>
          <table:table-cell table:formula="of:=([.P1056]^3)*[.K$22]+([.P1056]^2)*[.K$2]+[.P1056]*[.MK1264]" office:value-type="float" office:value="462.03549419">
            <text:p>462,03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056]+10" office:value-type="float" office:value="10511">
            <text:p>10511</text:p>
          </table:table-cell>
          <table:table-cell table:formula="of:=([.P1057]^3)*[.K$22]+([.P1057]^2)*[.K$2]+[.P1057]*[.MK1265]" office:value-type="float" office:value="462.91589699">
            <text:p>462,91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057]+10" office:value-type="float" office:value="10521">
            <text:p>10521</text:p>
          </table:table-cell>
          <table:table-cell table:formula="of:=([.P1058]^3)*[.K$22]+([.P1058]^2)*[.K$2]+[.P1058]*[.MK1266]" office:value-type="float" office:value="463.79713779">
            <text:p>463,79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058]+10" office:value-type="float" office:value="10531">
            <text:p>10531</text:p>
          </table:table-cell>
          <table:table-cell table:formula="of:=([.P1059]^3)*[.K$22]+([.P1059]^2)*[.K$2]+[.P1059]*[.MK1267]" office:value-type="float" office:value="464.67921659">
            <text:p>464,67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059]+10" office:value-type="float" office:value="10541">
            <text:p>10541</text:p>
          </table:table-cell>
          <table:table-cell table:formula="of:=([.P1060]^3)*[.K$22]+([.P1060]^2)*[.K$2]+[.P1060]*[.MK1268]" office:value-type="float" office:value="465.56213339">
            <text:p>465,56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060]+10" office:value-type="float" office:value="10551">
            <text:p>10551</text:p>
          </table:table-cell>
          <table:table-cell table:formula="of:=([.P1061]^3)*[.K$22]+([.P1061]^2)*[.K$2]+[.P1061]*[.MK1269]" office:value-type="float" office:value="466.44588819">
            <text:p>466,44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061]+10" office:value-type="float" office:value="10561">
            <text:p>10561</text:p>
          </table:table-cell>
          <table:table-cell table:formula="of:=([.P1062]^3)*[.K$22]+([.P1062]^2)*[.K$2]+[.P1062]*[.MK1270]" office:value-type="float" office:value="467.33048099">
            <text:p>467,33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062]+10" office:value-type="float" office:value="10571">
            <text:p>10571</text:p>
          </table:table-cell>
          <table:table-cell table:formula="of:=([.P1063]^3)*[.K$22]+([.P1063]^2)*[.K$2]+[.P1063]*[.MK1271]" office:value-type="float" office:value="468.21591179">
            <text:p>468,21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063]+10" office:value-type="float" office:value="10581">
            <text:p>10581</text:p>
          </table:table-cell>
          <table:table-cell table:formula="of:=([.P1064]^3)*[.K$22]+([.P1064]^2)*[.K$2]+[.P1064]*[.MK1272]" office:value-type="float" office:value="469.10218059">
            <text:p>469,10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064]+10" office:value-type="float" office:value="10591">
            <text:p>10591</text:p>
          </table:table-cell>
          <table:table-cell table:formula="of:=([.P1065]^3)*[.K$22]+([.P1065]^2)*[.K$2]+[.P1065]*[.MK1273]" office:value-type="float" office:value="469.98928739">
            <text:p>469,98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065]+10" office:value-type="float" office:value="10601">
            <text:p>10601</text:p>
          </table:table-cell>
          <table:table-cell table:formula="of:=([.P1066]^3)*[.K$22]+([.P1066]^2)*[.K$2]+[.P1066]*[.MK1274]" office:value-type="float" office:value="470.87723219">
            <text:p>470,87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066]+10" office:value-type="float" office:value="10611">
            <text:p>10611</text:p>
          </table:table-cell>
          <table:table-cell table:formula="of:=([.P1067]^3)*[.K$22]+([.P1067]^2)*[.K$2]+[.P1067]*[.MK1275]" office:value-type="float" office:value="471.76601499">
            <text:p>471,76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067]+10" office:value-type="float" office:value="10621">
            <text:p>10621</text:p>
          </table:table-cell>
          <table:table-cell table:formula="of:=([.P1068]^3)*[.K$22]+([.P1068]^2)*[.K$2]+[.P1068]*[.MK1276]" office:value-type="float" office:value="472.65563579">
            <text:p>472,65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068]+10" office:value-type="float" office:value="10631">
            <text:p>10631</text:p>
          </table:table-cell>
          <table:table-cell table:formula="of:=([.P1069]^3)*[.K$22]+([.P1069]^2)*[.K$2]+[.P1069]*[.MK1277]" office:value-type="float" office:value="473.54609459">
            <text:p>473,54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069]+10" office:value-type="float" office:value="10641">
            <text:p>10641</text:p>
          </table:table-cell>
          <table:table-cell table:formula="of:=([.P1070]^3)*[.K$22]+([.P1070]^2)*[.K$2]+[.P1070]*[.MK1278]" office:value-type="float" office:value="474.43739139">
            <text:p>474,43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070]+10" office:value-type="float" office:value="10651">
            <text:p>10651</text:p>
          </table:table-cell>
          <table:table-cell table:formula="of:=([.P1071]^3)*[.K$22]+([.P1071]^2)*[.K$2]+[.P1071]*[.MK1279]" office:value-type="float" office:value="475.32952619">
            <text:p>475,33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071]+10" office:value-type="float" office:value="10661">
            <text:p>10661</text:p>
          </table:table-cell>
          <table:table-cell table:formula="of:=([.P1072]^3)*[.K$22]+([.P1072]^2)*[.K$2]+[.P1072]*[.MK1280]" office:value-type="float" office:value="476.22249899">
            <text:p>476,22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072]+10" office:value-type="float" office:value="10671">
            <text:p>10671</text:p>
          </table:table-cell>
          <table:table-cell table:formula="of:=([.P1073]^3)*[.K$22]+([.P1073]^2)*[.K$2]+[.P1073]*[.MK1281]" office:value-type="float" office:value="477.11630979">
            <text:p>477,11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073]+10" office:value-type="float" office:value="10681">
            <text:p>10681</text:p>
          </table:table-cell>
          <table:table-cell table:formula="of:=([.P1074]^3)*[.K$22]+([.P1074]^2)*[.K$2]+[.P1074]*[.MK1282]" office:value-type="float" office:value="478.01095859">
            <text:p>478,01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074]+10" office:value-type="float" office:value="10691">
            <text:p>10691</text:p>
          </table:table-cell>
          <table:table-cell table:formula="of:=([.P1075]^3)*[.K$22]+([.P1075]^2)*[.K$2]+[.P1075]*[.MK1283]" office:value-type="float" office:value="478.90644539">
            <text:p>478,90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075]+10" office:value-type="float" office:value="10701">
            <text:p>10701</text:p>
          </table:table-cell>
          <table:table-cell table:formula="of:=([.P1076]^3)*[.K$22]+([.P1076]^2)*[.K$2]+[.P1076]*[.MK1284]" office:value-type="float" office:value="479.80277019">
            <text:p>479,80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076]+10" office:value-type="float" office:value="10711">
            <text:p>10711</text:p>
          </table:table-cell>
          <table:table-cell table:formula="of:=([.P1077]^3)*[.K$22]+([.P1077]^2)*[.K$2]+[.P1077]*[.MK1285]" office:value-type="float" office:value="480.69993299">
            <text:p>480,70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077]+10" office:value-type="float" office:value="10721">
            <text:p>10721</text:p>
          </table:table-cell>
          <table:table-cell table:formula="of:=([.P1078]^3)*[.K$22]+([.P1078]^2)*[.K$2]+[.P1078]*[.MK1286]" office:value-type="float" office:value="481.59793379">
            <text:p>481,59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078]+10" office:value-type="float" office:value="10731">
            <text:p>10731</text:p>
          </table:table-cell>
          <table:table-cell table:formula="of:=([.P1079]^3)*[.K$22]+([.P1079]^2)*[.K$2]+[.P1079]*[.MK1287]" office:value-type="float" office:value="482.49677259">
            <text:p>482,49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079]+10" office:value-type="float" office:value="10741">
            <text:p>10741</text:p>
          </table:table-cell>
          <table:table-cell table:formula="of:=([.P1080]^3)*[.K$22]+([.P1080]^2)*[.K$2]+[.P1080]*[.MK1288]" office:value-type="float" office:value="483.39644939">
            <text:p>483,39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080]+10" office:value-type="float" office:value="10751">
            <text:p>10751</text:p>
          </table:table-cell>
          <table:table-cell table:formula="of:=([.P1081]^3)*[.K$22]+([.P1081]^2)*[.K$2]+[.P1081]*[.MK1289]" office:value-type="float" office:value="484.29696419">
            <text:p>484,29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081]+10" office:value-type="float" office:value="10761">
            <text:p>10761</text:p>
          </table:table-cell>
          <table:table-cell table:formula="of:=([.P1082]^3)*[.K$22]+([.P1082]^2)*[.K$2]+[.P1082]*[.MK1290]" office:value-type="float" office:value="485.19831699">
            <text:p>485,19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082]+10" office:value-type="float" office:value="10771">
            <text:p>10771</text:p>
          </table:table-cell>
          <table:table-cell table:formula="of:=([.P1083]^3)*[.K$22]+([.P1083]^2)*[.K$2]+[.P1083]*[.MK1291]" office:value-type="float" office:value="486.10050779">
            <text:p>486,10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083]+10" office:value-type="float" office:value="10781">
            <text:p>10781</text:p>
          </table:table-cell>
          <table:table-cell table:formula="of:=([.P1084]^3)*[.K$22]+([.P1084]^2)*[.K$2]+[.P1084]*[.MK1292]" office:value-type="float" office:value="487.00353659">
            <text:p>487,00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084]+10" office:value-type="float" office:value="10791">
            <text:p>10791</text:p>
          </table:table-cell>
          <table:table-cell table:formula="of:=([.P1085]^3)*[.K$22]+([.P1085]^2)*[.K$2]+[.P1085]*[.MK1293]" office:value-type="float" office:value="487.90740339">
            <text:p>487,90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085]+10" office:value-type="float" office:value="10801">
            <text:p>10801</text:p>
          </table:table-cell>
          <table:table-cell table:formula="of:=([.P1086]^3)*[.K$22]+([.P1086]^2)*[.K$2]+[.P1086]*[.MK1294]" office:value-type="float" office:value="488.81210819">
            <text:p>488,81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086]+10" office:value-type="float" office:value="10811">
            <text:p>10811</text:p>
          </table:table-cell>
          <table:table-cell table:formula="of:=([.P1087]^3)*[.K$22]+([.P1087]^2)*[.K$2]+[.P1087]*[.MK1295]" office:value-type="float" office:value="489.71765099">
            <text:p>489,71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087]+10" office:value-type="float" office:value="10821">
            <text:p>10821</text:p>
          </table:table-cell>
          <table:table-cell table:formula="of:=([.P1088]^3)*[.K$22]+([.P1088]^2)*[.K$2]+[.P1088]*[.MK1296]" office:value-type="float" office:value="490.62403179">
            <text:p>490,62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088]+10" office:value-type="float" office:value="10831">
            <text:p>10831</text:p>
          </table:table-cell>
          <table:table-cell table:formula="of:=([.P1089]^3)*[.K$22]+([.P1089]^2)*[.K$2]+[.P1089]*[.MK1297]" office:value-type="float" office:value="491.53125059">
            <text:p>491,53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089]+10" office:value-type="float" office:value="10841">
            <text:p>10841</text:p>
          </table:table-cell>
          <table:table-cell table:formula="of:=([.P1090]^3)*[.K$22]+([.P1090]^2)*[.K$2]+[.P1090]*[.MK1298]" office:value-type="float" office:value="492.43930739">
            <text:p>492,43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090]+10" office:value-type="float" office:value="10851">
            <text:p>10851</text:p>
          </table:table-cell>
          <table:table-cell table:formula="of:=([.P1091]^3)*[.K$22]+([.P1091]^2)*[.K$2]+[.P1091]*[.MK1299]" office:value-type="float" office:value="493.34820219">
            <text:p>493,34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091]+10" office:value-type="float" office:value="10861">
            <text:p>10861</text:p>
          </table:table-cell>
          <table:table-cell table:formula="of:=([.P1092]^3)*[.K$22]+([.P1092]^2)*[.K$2]+[.P1092]*[.MK1300]" office:value-type="float" office:value="494.25793499">
            <text:p>494,25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092]+10" office:value-type="float" office:value="10871">
            <text:p>10871</text:p>
          </table:table-cell>
          <table:table-cell table:formula="of:=([.P1093]^3)*[.K$22]+([.P1093]^2)*[.K$2]+[.P1093]*[.MK1301]" office:value-type="float" office:value="495.16850579">
            <text:p>495,16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093]+10" office:value-type="float" office:value="10881">
            <text:p>10881</text:p>
          </table:table-cell>
          <table:table-cell table:formula="of:=([.P1094]^3)*[.K$22]+([.P1094]^2)*[.K$2]+[.P1094]*[.MK1302]" office:value-type="float" office:value="496.07991459">
            <text:p>496,08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094]+10" office:value-type="float" office:value="10891">
            <text:p>10891</text:p>
          </table:table-cell>
          <table:table-cell table:formula="of:=([.P1095]^3)*[.K$22]+([.P1095]^2)*[.K$2]+[.P1095]*[.MK1303]" office:value-type="float" office:value="496.99216139">
            <text:p>496,99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095]+10" office:value-type="float" office:value="10901">
            <text:p>10901</text:p>
          </table:table-cell>
          <table:table-cell table:formula="of:=([.P1096]^3)*[.K$22]+([.P1096]^2)*[.K$2]+[.P1096]*[.MK1304]" office:value-type="float" office:value="497.90524619">
            <text:p>497,90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096]+10" office:value-type="float" office:value="10911">
            <text:p>10911</text:p>
          </table:table-cell>
          <table:table-cell table:formula="of:=([.P1097]^3)*[.K$22]+([.P1097]^2)*[.K$2]+[.P1097]*[.MK1305]" office:value-type="float" office:value="498.81916899">
            <text:p>498,81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097]+10" office:value-type="float" office:value="10921">
            <text:p>10921</text:p>
          </table:table-cell>
          <table:table-cell table:formula="of:=([.P1098]^3)*[.K$22]+([.P1098]^2)*[.K$2]+[.P1098]*[.MK1306]" office:value-type="float" office:value="499.73392979">
            <text:p>499,73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098]+10" office:value-type="float" office:value="10931">
            <text:p>10931</text:p>
          </table:table-cell>
          <table:table-cell table:formula="of:=([.P1099]^3)*[.K$22]+([.P1099]^2)*[.K$2]+[.P1099]*[.MK1307]" office:value-type="float" office:value="500.64952859">
            <text:p>500,65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099]+10" office:value-type="float" office:value="10941">
            <text:p>10941</text:p>
          </table:table-cell>
          <table:table-cell table:formula="of:=([.P1100]^3)*[.K$22]+([.P1100]^2)*[.K$2]+[.P1100]*[.MK1308]" office:value-type="float" office:value="501.56596539">
            <text:p>501,56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100]+10" office:value-type="float" office:value="10951">
            <text:p>10951</text:p>
          </table:table-cell>
          <table:table-cell table:formula="of:=([.P1101]^3)*[.K$22]+([.P1101]^2)*[.K$2]+[.P1101]*[.MK1309]" office:value-type="float" office:value="502.48324019">
            <text:p>502,48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101]+10" office:value-type="float" office:value="10961">
            <text:p>10961</text:p>
          </table:table-cell>
          <table:table-cell table:formula="of:=([.P1102]^3)*[.K$22]+([.P1102]^2)*[.K$2]+[.P1102]*[.MK1310]" office:value-type="float" office:value="503.40135299">
            <text:p>503,40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102]+10" office:value-type="float" office:value="10971">
            <text:p>10971</text:p>
          </table:table-cell>
          <table:table-cell table:formula="of:=([.P1103]^3)*[.K$22]+([.P1103]^2)*[.K$2]+[.P1103]*[.MK1311]" office:value-type="float" office:value="504.32030379">
            <text:p>504,32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103]+10" office:value-type="float" office:value="10981">
            <text:p>10981</text:p>
          </table:table-cell>
          <table:table-cell table:formula="of:=([.P1104]^3)*[.K$22]+([.P1104]^2)*[.K$2]+[.P1104]*[.MK1312]" office:value-type="float" office:value="505.24009259">
            <text:p>505,24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104]+10" office:value-type="float" office:value="10991">
            <text:p>10991</text:p>
          </table:table-cell>
          <table:table-cell table:formula="of:=([.P1105]^3)*[.K$22]+([.P1105]^2)*[.K$2]+[.P1105]*[.MK1313]" office:value-type="float" office:value="506.16071939">
            <text:p>506,16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105]+10" office:value-type="float" office:value="11001">
            <text:p>11001</text:p>
          </table:table-cell>
          <table:table-cell table:formula="of:=([.P1106]^3)*[.K$22]+([.P1106]^2)*[.K$2]+[.P1106]*[.MK1314]" office:value-type="float" office:value="507.08218419">
            <text:p>507,08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106]+10" office:value-type="float" office:value="11011">
            <text:p>11011</text:p>
          </table:table-cell>
          <table:table-cell table:formula="of:=([.P1107]^3)*[.K$22]+([.P1107]^2)*[.K$2]+[.P1107]*[.MK1315]" office:value-type="float" office:value="508.00448699">
            <text:p>508,00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107]+10" office:value-type="float" office:value="11021">
            <text:p>11021</text:p>
          </table:table-cell>
          <table:table-cell table:formula="of:=([.P1108]^3)*[.K$22]+([.P1108]^2)*[.K$2]+[.P1108]*[.MK1316]" office:value-type="float" office:value="508.92762779">
            <text:p>508,92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108]+10" office:value-type="float" office:value="11031">
            <text:p>11031</text:p>
          </table:table-cell>
          <table:table-cell table:formula="of:=([.P1109]^3)*[.K$22]+([.P1109]^2)*[.K$2]+[.P1109]*[.MK1317]" office:value-type="float" office:value="509.85160659">
            <text:p>509,85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109]+10" office:value-type="float" office:value="11041">
            <text:p>11041</text:p>
          </table:table-cell>
          <table:table-cell table:formula="of:=([.P1110]^3)*[.K$22]+([.P1110]^2)*[.K$2]+[.P1110]*[.MK1318]" office:value-type="float" office:value="510.77642339">
            <text:p>510,77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110]+10" office:value-type="float" office:value="11051">
            <text:p>11051</text:p>
          </table:table-cell>
          <table:table-cell table:formula="of:=([.P1111]^3)*[.K$22]+([.P1111]^2)*[.K$2]+[.P1111]*[.MK1319]" office:value-type="float" office:value="511.70207819">
            <text:p>511,70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111]+10" office:value-type="float" office:value="11061">
            <text:p>11061</text:p>
          </table:table-cell>
          <table:table-cell table:formula="of:=([.P1112]^3)*[.K$22]+([.P1112]^2)*[.K$2]+[.P1112]*[.MK1320]" office:value-type="float" office:value="512.62857099">
            <text:p>512,62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112]+10" office:value-type="float" office:value="11071">
            <text:p>11071</text:p>
          </table:table-cell>
          <table:table-cell table:formula="of:=([.P1113]^3)*[.K$22]+([.P1113]^2)*[.K$2]+[.P1113]*[.MK1321]" office:value-type="float" office:value="513.55590179">
            <text:p>513,55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113]+10" office:value-type="float" office:value="11081">
            <text:p>11081</text:p>
          </table:table-cell>
          <table:table-cell table:formula="of:=([.P1114]^3)*[.K$22]+([.P1114]^2)*[.K$2]+[.P1114]*[.MK1322]" office:value-type="float" office:value="514.48407059">
            <text:p>514,48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114]+10" office:value-type="float" office:value="11091">
            <text:p>11091</text:p>
          </table:table-cell>
          <table:table-cell table:formula="of:=([.P1115]^3)*[.K$22]+([.P1115]^2)*[.K$2]+[.P1115]*[.MK1323]" office:value-type="float" office:value="515.41307739">
            <text:p>515,41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115]+10" office:value-type="float" office:value="11101">
            <text:p>11101</text:p>
          </table:table-cell>
          <table:table-cell table:formula="of:=([.P1116]^3)*[.K$22]+([.P1116]^2)*[.K$2]+[.P1116]*[.MK1324]" office:value-type="float" office:value="516.34292219">
            <text:p>516,34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116]+10" office:value-type="float" office:value="11111">
            <text:p>11111</text:p>
          </table:table-cell>
          <table:table-cell table:formula="of:=([.P1117]^3)*[.K$22]+([.P1117]^2)*[.K$2]+[.P1117]*[.MK1325]" office:value-type="float" office:value="517.27360499">
            <text:p>517,27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117]+10" office:value-type="float" office:value="11121">
            <text:p>11121</text:p>
          </table:table-cell>
          <table:table-cell table:formula="of:=([.P1118]^3)*[.K$22]+([.P1118]^2)*[.K$2]+[.P1118]*[.MK1326]" office:value-type="float" office:value="518.20512579">
            <text:p>518,20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118]+10" office:value-type="float" office:value="11131">
            <text:p>11131</text:p>
          </table:table-cell>
          <table:table-cell table:formula="of:=([.P1119]^3)*[.K$22]+([.P1119]^2)*[.K$2]+[.P1119]*[.MK1327]" office:value-type="float" office:value="519.13748459">
            <text:p>519,13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119]+10" office:value-type="float" office:value="11141">
            <text:p>11141</text:p>
          </table:table-cell>
          <table:table-cell table:formula="of:=([.P1120]^3)*[.K$22]+([.P1120]^2)*[.K$2]+[.P1120]*[.MK1328]" office:value-type="float" office:value="520.07068139">
            <text:p>520,07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120]+10" office:value-type="float" office:value="11151">
            <text:p>11151</text:p>
          </table:table-cell>
          <table:table-cell table:formula="of:=([.P1121]^3)*[.K$22]+([.P1121]^2)*[.K$2]+[.P1121]*[.MK1329]" office:value-type="float" office:value="521.00471619">
            <text:p>521,00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121]+10" office:value-type="float" office:value="11161">
            <text:p>11161</text:p>
          </table:table-cell>
          <table:table-cell table:formula="of:=([.P1122]^3)*[.K$22]+([.P1122]^2)*[.K$2]+[.P1122]*[.MK1330]" office:value-type="float" office:value="521.93958899">
            <text:p>521,94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122]+10" office:value-type="float" office:value="11171">
            <text:p>11171</text:p>
          </table:table-cell>
          <table:table-cell table:formula="of:=([.P1123]^3)*[.K$22]+([.P1123]^2)*[.K$2]+[.P1123]*[.MK1331]" office:value-type="float" office:value="522.87529979">
            <text:p>522,87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123]+10" office:value-type="float" office:value="11181">
            <text:p>11181</text:p>
          </table:table-cell>
          <table:table-cell table:formula="of:=([.P1124]^3)*[.K$22]+([.P1124]^2)*[.K$2]+[.P1124]*[.MK1332]" office:value-type="float" office:value="523.81184859">
            <text:p>523,81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124]+10" office:value-type="float" office:value="11191">
            <text:p>11191</text:p>
          </table:table-cell>
          <table:table-cell table:formula="of:=([.P1125]^3)*[.K$22]+([.P1125]^2)*[.K$2]+[.P1125]*[.MK1333]" office:value-type="float" office:value="524.74923539">
            <text:p>524,74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125]+10" office:value-type="float" office:value="11201">
            <text:p>11201</text:p>
          </table:table-cell>
          <table:table-cell table:formula="of:=([.P1126]^3)*[.K$22]+([.P1126]^2)*[.K$2]+[.P1126]*[.MK1334]" office:value-type="float" office:value="525.68746019">
            <text:p>525,68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126]+10" office:value-type="float" office:value="11211">
            <text:p>11211</text:p>
          </table:table-cell>
          <table:table-cell table:formula="of:=([.P1127]^3)*[.K$22]+([.P1127]^2)*[.K$2]+[.P1127]*[.MK1335]" office:value-type="float" office:value="526.62652299">
            <text:p>526,62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127]+10" office:value-type="float" office:value="11221">
            <text:p>11221</text:p>
          </table:table-cell>
          <table:table-cell table:formula="of:=([.P1128]^3)*[.K$22]+([.P1128]^2)*[.K$2]+[.P1128]*[.MK1336]" office:value-type="float" office:value="527.56642379">
            <text:p>527,56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128]+10" office:value-type="float" office:value="11231">
            <text:p>11231</text:p>
          </table:table-cell>
          <table:table-cell table:formula="of:=([.P1129]^3)*[.K$22]+([.P1129]^2)*[.K$2]+[.P1129]*[.MK1337]" office:value-type="float" office:value="528.50716259">
            <text:p>528,50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129]+10" office:value-type="float" office:value="11241">
            <text:p>11241</text:p>
          </table:table-cell>
          <table:table-cell table:formula="of:=([.P1130]^3)*[.K$22]+([.P1130]^2)*[.K$2]+[.P1130]*[.MK1338]" office:value-type="float" office:value="529.44873939">
            <text:p>529,44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130]+10" office:value-type="float" office:value="11251">
            <text:p>11251</text:p>
          </table:table-cell>
          <table:table-cell table:formula="of:=([.P1131]^3)*[.K$22]+([.P1131]^2)*[.K$2]+[.P1131]*[.MK1339]" office:value-type="float" office:value="530.39115419">
            <text:p>530,39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131]+10" office:value-type="float" office:value="11261">
            <text:p>11261</text:p>
          </table:table-cell>
          <table:table-cell table:formula="of:=([.P1132]^3)*[.K$22]+([.P1132]^2)*[.K$2]+[.P1132]*[.MK1340]" office:value-type="float" office:value="531.33440699">
            <text:p>531,33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132]+10" office:value-type="float" office:value="11271">
            <text:p>11271</text:p>
          </table:table-cell>
          <table:table-cell table:formula="of:=([.P1133]^3)*[.K$22]+([.P1133]^2)*[.K$2]+[.P1133]*[.MK1341]" office:value-type="float" office:value="532.27849779">
            <text:p>532,27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133]+10" office:value-type="float" office:value="11281">
            <text:p>11281</text:p>
          </table:table-cell>
          <table:table-cell table:formula="of:=([.P1134]^3)*[.K$22]+([.P1134]^2)*[.K$2]+[.P1134]*[.MK1342]" office:value-type="float" office:value="533.22342659">
            <text:p>533,22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134]+10" office:value-type="float" office:value="11291">
            <text:p>11291</text:p>
          </table:table-cell>
          <table:table-cell table:formula="of:=([.P1135]^3)*[.K$22]+([.P1135]^2)*[.K$2]+[.P1135]*[.MK1343]" office:value-type="float" office:value="534.16919339">
            <text:p>534,16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135]+10" office:value-type="float" office:value="11301">
            <text:p>11301</text:p>
          </table:table-cell>
          <table:table-cell table:formula="of:=([.P1136]^3)*[.K$22]+([.P1136]^2)*[.K$2]+[.P1136]*[.MK1344]" office:value-type="float" office:value="535.11579819">
            <text:p>535,11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136]+10" office:value-type="float" office:value="11311">
            <text:p>11311</text:p>
          </table:table-cell>
          <table:table-cell table:formula="of:=([.P1137]^3)*[.K$22]+([.P1137]^2)*[.K$2]+[.P1137]*[.MK1345]" office:value-type="float" office:value="536.06324099">
            <text:p>536,06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137]+10" office:value-type="float" office:value="11321">
            <text:p>11321</text:p>
          </table:table-cell>
          <table:table-cell table:formula="of:=([.P1138]^3)*[.K$22]+([.P1138]^2)*[.K$2]+[.P1138]*[.MK1346]" office:value-type="float" office:value="537.01152179">
            <text:p>537,01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138]+10" office:value-type="float" office:value="11331">
            <text:p>11331</text:p>
          </table:table-cell>
          <table:table-cell table:formula="of:=([.P1139]^3)*[.K$22]+([.P1139]^2)*[.K$2]+[.P1139]*[.MK1347]" office:value-type="float" office:value="537.96064059">
            <text:p>537,96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139]+10" office:value-type="float" office:value="11341">
            <text:p>11341</text:p>
          </table:table-cell>
          <table:table-cell table:formula="of:=([.P1140]^3)*[.K$22]+([.P1140]^2)*[.K$2]+[.P1140]*[.MK1348]" office:value-type="float" office:value="538.91059739">
            <text:p>538,91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140]+10" office:value-type="float" office:value="11351">
            <text:p>11351</text:p>
          </table:table-cell>
          <table:table-cell table:formula="of:=([.P1141]^3)*[.K$22]+([.P1141]^2)*[.K$2]+[.P1141]*[.MK1349]" office:value-type="float" office:value="539.86139219">
            <text:p>539,86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141]+10" office:value-type="float" office:value="11361">
            <text:p>11361</text:p>
          </table:table-cell>
          <table:table-cell table:formula="of:=([.P1142]^3)*[.K$22]+([.P1142]^2)*[.K$2]+[.P1142]*[.MK1350]" office:value-type="float" office:value="540.81302499">
            <text:p>540,81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142]+10" office:value-type="float" office:value="11371">
            <text:p>11371</text:p>
          </table:table-cell>
          <table:table-cell table:formula="of:=([.P1143]^3)*[.K$22]+([.P1143]^2)*[.K$2]+[.P1143]*[.MK1351]" office:value-type="float" office:value="541.76549579">
            <text:p>541,76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143]+10" office:value-type="float" office:value="11381">
            <text:p>11381</text:p>
          </table:table-cell>
          <table:table-cell table:formula="of:=([.P1144]^3)*[.K$22]+([.P1144]^2)*[.K$2]+[.P1144]*[.MK1352]" office:value-type="float" office:value="542.71880459">
            <text:p>542,71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144]+10" office:value-type="float" office:value="11391">
            <text:p>11391</text:p>
          </table:table-cell>
          <table:table-cell table:formula="of:=([.P1145]^3)*[.K$22]+([.P1145]^2)*[.K$2]+[.P1145]*[.MK1353]" office:value-type="float" office:value="543.67295139">
            <text:p>543,67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145]+10" office:value-type="float" office:value="11401">
            <text:p>11401</text:p>
          </table:table-cell>
          <table:table-cell table:formula="of:=([.P1146]^3)*[.K$22]+([.P1146]^2)*[.K$2]+[.P1146]*[.MK1354]" office:value-type="float" office:value="544.62793619">
            <text:p>544,62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146]+10" office:value-type="float" office:value="11411">
            <text:p>11411</text:p>
          </table:table-cell>
          <table:table-cell table:formula="of:=([.P1147]^3)*[.K$22]+([.P1147]^2)*[.K$2]+[.P1147]*[.MK1355]" office:value-type="float" office:value="545.58375899">
            <text:p>545,58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147]+10" office:value-type="float" office:value="11421">
            <text:p>11421</text:p>
          </table:table-cell>
          <table:table-cell table:formula="of:=([.P1148]^3)*[.K$22]+([.P1148]^2)*[.K$2]+[.P1148]*[.MK1356]" office:value-type="float" office:value="546.54041979">
            <text:p>546,54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148]+10" office:value-type="float" office:value="11431">
            <text:p>11431</text:p>
          </table:table-cell>
          <table:table-cell table:formula="of:=([.P1149]^3)*[.K$22]+([.P1149]^2)*[.K$2]+[.P1149]*[.MK1357]" office:value-type="float" office:value="547.49791859">
            <text:p>547,49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149]+10" office:value-type="float" office:value="11441">
            <text:p>11441</text:p>
          </table:table-cell>
          <table:table-cell table:formula="of:=([.P1150]^3)*[.K$22]+([.P1150]^2)*[.K$2]+[.P1150]*[.MK1358]" office:value-type="float" office:value="548.45625539">
            <text:p>548,45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150]+10" office:value-type="float" office:value="11451">
            <text:p>11451</text:p>
          </table:table-cell>
          <table:table-cell table:formula="of:=([.P1151]^3)*[.K$22]+([.P1151]^2)*[.K$2]+[.P1151]*[.MK1359]" office:value-type="float" office:value="549.41543019">
            <text:p>549,41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151]+10" office:value-type="float" office:value="11461">
            <text:p>11461</text:p>
          </table:table-cell>
          <table:table-cell table:formula="of:=([.P1152]^3)*[.K$22]+([.P1152]^2)*[.K$2]+[.P1152]*[.MK1360]" office:value-type="float" office:value="550.37544299">
            <text:p>550,37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152]+10" office:value-type="float" office:value="11471">
            <text:p>11471</text:p>
          </table:table-cell>
          <table:table-cell table:formula="of:=([.P1153]^3)*[.K$22]+([.P1153]^2)*[.K$2]+[.P1153]*[.MK1361]" office:value-type="float" office:value="551.33629379">
            <text:p>551,33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153]+10" office:value-type="float" office:value="11481">
            <text:p>11481</text:p>
          </table:table-cell>
          <table:table-cell table:formula="of:=([.P1154]^3)*[.K$22]+([.P1154]^2)*[.K$2]+[.P1154]*[.MK1362]" office:value-type="float" office:value="552.29798259">
            <text:p>552,29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154]+10" office:value-type="float" office:value="11491">
            <text:p>11491</text:p>
          </table:table-cell>
          <table:table-cell table:formula="of:=([.P1155]^3)*[.K$22]+([.P1155]^2)*[.K$2]+[.P1155]*[.MK1363]" office:value-type="float" office:value="553.26050939">
            <text:p>553,26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155]+10" office:value-type="float" office:value="11501">
            <text:p>11501</text:p>
          </table:table-cell>
          <table:table-cell table:formula="of:=([.P1156]^3)*[.K$22]+([.P1156]^2)*[.K$2]+[.P1156]*[.MK1364]" office:value-type="float" office:value="554.22387419">
            <text:p>554,22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156]+10" office:value-type="float" office:value="11511">
            <text:p>11511</text:p>
          </table:table-cell>
          <table:table-cell table:formula="of:=([.P1157]^3)*[.K$22]+([.P1157]^2)*[.K$2]+[.P1157]*[.MK1365]" office:value-type="float" office:value="555.18807699">
            <text:p>555,18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157]+10" office:value-type="float" office:value="11521">
            <text:p>11521</text:p>
          </table:table-cell>
          <table:table-cell table:formula="of:=([.P1158]^3)*[.K$22]+([.P1158]^2)*[.K$2]+[.P1158]*[.MK1366]" office:value-type="float" office:value="556.15311779">
            <text:p>556,15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158]+10" office:value-type="float" office:value="11531">
            <text:p>11531</text:p>
          </table:table-cell>
          <table:table-cell table:formula="of:=([.P1159]^3)*[.K$22]+([.P1159]^2)*[.K$2]+[.P1159]*[.MK1367]" office:value-type="float" office:value="557.11899659">
            <text:p>557,11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159]+10" office:value-type="float" office:value="11541">
            <text:p>11541</text:p>
          </table:table-cell>
          <table:table-cell table:formula="of:=([.P1160]^3)*[.K$22]+([.P1160]^2)*[.K$2]+[.P1160]*[.MK1368]" office:value-type="float" office:value="558.08571339">
            <text:p>558,08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160]+10" office:value-type="float" office:value="11551">
            <text:p>11551</text:p>
          </table:table-cell>
          <table:table-cell table:formula="of:=([.P1161]^3)*[.K$22]+([.P1161]^2)*[.K$2]+[.P1161]*[.MK1369]" office:value-type="float" office:value="559.05326819">
            <text:p>559,05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161]+10" office:value-type="float" office:value="11561">
            <text:p>11561</text:p>
          </table:table-cell>
          <table:table-cell table:formula="of:=([.P1162]^3)*[.K$22]+([.P1162]^2)*[.K$2]+[.P1162]*[.MK1370]" office:value-type="float" office:value="560.02166099">
            <text:p>560,02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162]+10" office:value-type="float" office:value="11571">
            <text:p>11571</text:p>
          </table:table-cell>
          <table:table-cell table:formula="of:=([.P1163]^3)*[.K$22]+([.P1163]^2)*[.K$2]+[.P1163]*[.MK1371]" office:value-type="float" office:value="560.99089179">
            <text:p>560,99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163]+10" office:value-type="float" office:value="11581">
            <text:p>11581</text:p>
          </table:table-cell>
          <table:table-cell table:formula="of:=([.P1164]^3)*[.K$22]+([.P1164]^2)*[.K$2]+[.P1164]*[.MK1372]" office:value-type="float" office:value="561.96096059">
            <text:p>561,96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164]+10" office:value-type="float" office:value="11591">
            <text:p>11591</text:p>
          </table:table-cell>
          <table:table-cell table:formula="of:=([.P1165]^3)*[.K$22]+([.P1165]^2)*[.K$2]+[.P1165]*[.MK1373]" office:value-type="float" office:value="562.93186739">
            <text:p>562,93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165]+10" office:value-type="float" office:value="11601">
            <text:p>11601</text:p>
          </table:table-cell>
          <table:table-cell table:formula="of:=([.P1166]^3)*[.K$22]+([.P1166]^2)*[.K$2]+[.P1166]*[.MK1374]" office:value-type="float" office:value="563.90361219">
            <text:p>563,90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166]+10" office:value-type="float" office:value="11611">
            <text:p>11611</text:p>
          </table:table-cell>
          <table:table-cell table:formula="of:=([.P1167]^3)*[.K$22]+([.P1167]^2)*[.K$2]+[.P1167]*[.MK1375]" office:value-type="float" office:value="564.87619499">
            <text:p>564,87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167]+10" office:value-type="float" office:value="11621">
            <text:p>11621</text:p>
          </table:table-cell>
          <table:table-cell table:formula="of:=([.P1168]^3)*[.K$22]+([.P1168]^2)*[.K$2]+[.P1168]*[.MK1376]" office:value-type="float" office:value="565.84961579">
            <text:p>565,85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168]+10" office:value-type="float" office:value="11631">
            <text:p>11631</text:p>
          </table:table-cell>
          <table:table-cell table:formula="of:=([.P1169]^3)*[.K$22]+([.P1169]^2)*[.K$2]+[.P1169]*[.MK1377]" office:value-type="float" office:value="566.82387459">
            <text:p>566,82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169]+10" office:value-type="float" office:value="11641">
            <text:p>11641</text:p>
          </table:table-cell>
          <table:table-cell table:formula="of:=([.P1170]^3)*[.K$22]+([.P1170]^2)*[.K$2]+[.P1170]*[.MK1378]" office:value-type="float" office:value="567.79897139">
            <text:p>567,79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170]+10" office:value-type="float" office:value="11651">
            <text:p>11651</text:p>
          </table:table-cell>
          <table:table-cell table:formula="of:=([.P1171]^3)*[.K$22]+([.P1171]^2)*[.K$2]+[.P1171]*[.MK1379]" office:value-type="float" office:value="568.77490619">
            <text:p>568,77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171]+10" office:value-type="float" office:value="11661">
            <text:p>11661</text:p>
          </table:table-cell>
          <table:table-cell table:formula="of:=([.P1172]^3)*[.K$22]+([.P1172]^2)*[.K$2]+[.P1172]*[.MK1380]" office:value-type="float" office:value="569.75167899">
            <text:p>569,75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172]+10" office:value-type="float" office:value="11671">
            <text:p>11671</text:p>
          </table:table-cell>
          <table:table-cell table:formula="of:=([.P1173]^3)*[.K$22]+([.P1173]^2)*[.K$2]+[.P1173]*[.MK1381]" office:value-type="float" office:value="570.72928979">
            <text:p>570,72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173]+10" office:value-type="float" office:value="11681">
            <text:p>11681</text:p>
          </table:table-cell>
          <table:table-cell table:formula="of:=([.P1174]^3)*[.K$22]+([.P1174]^2)*[.K$2]+[.P1174]*[.MK1382]" office:value-type="float" office:value="571.70773859">
            <text:p>571,70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174]+10" office:value-type="float" office:value="11691">
            <text:p>11691</text:p>
          </table:table-cell>
          <table:table-cell table:formula="of:=([.P1175]^3)*[.K$22]+([.P1175]^2)*[.K$2]+[.P1175]*[.MK1383]" office:value-type="float" office:value="572.68702539">
            <text:p>572,68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175]+10" office:value-type="float" office:value="11701">
            <text:p>11701</text:p>
          </table:table-cell>
          <table:table-cell table:formula="of:=([.P1176]^3)*[.K$22]+([.P1176]^2)*[.K$2]+[.P1176]*[.MK1384]" office:value-type="float" office:value="573.66715019">
            <text:p>573,66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176]+10" office:value-type="float" office:value="11711">
            <text:p>11711</text:p>
          </table:table-cell>
          <table:table-cell table:formula="of:=([.P1177]^3)*[.K$22]+([.P1177]^2)*[.K$2]+[.P1177]*[.MK1385]" office:value-type="float" office:value="574.64811299">
            <text:p>574,64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177]+10" office:value-type="float" office:value="11721">
            <text:p>11721</text:p>
          </table:table-cell>
          <table:table-cell table:formula="of:=([.P1178]^3)*[.K$22]+([.P1178]^2)*[.K$2]+[.P1178]*[.MK1386]" office:value-type="float" office:value="575.62991379">
            <text:p>575,63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178]+10" office:value-type="float" office:value="11731">
            <text:p>11731</text:p>
          </table:table-cell>
          <table:table-cell table:formula="of:=([.P1179]^3)*[.K$22]+([.P1179]^2)*[.K$2]+[.P1179]*[.MK1387]" office:value-type="float" office:value="576.61255259">
            <text:p>576,61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179]+10" office:value-type="float" office:value="11741">
            <text:p>11741</text:p>
          </table:table-cell>
          <table:table-cell table:formula="of:=([.P1180]^3)*[.K$22]+([.P1180]^2)*[.K$2]+[.P1180]*[.MK1388]" office:value-type="float" office:value="577.59602939">
            <text:p>577,59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180]+10" office:value-type="float" office:value="11751">
            <text:p>11751</text:p>
          </table:table-cell>
          <table:table-cell table:formula="of:=([.P1181]^3)*[.K$22]+([.P1181]^2)*[.K$2]+[.P1181]*[.MK1389]" office:value-type="float" office:value="578.58034419">
            <text:p>578,58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181]+10" office:value-type="float" office:value="11761">
            <text:p>11761</text:p>
          </table:table-cell>
          <table:table-cell table:formula="of:=([.P1182]^3)*[.K$22]+([.P1182]^2)*[.K$2]+[.P1182]*[.MK1390]" office:value-type="float" office:value="579.56549699">
            <text:p>579,56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182]+10" office:value-type="float" office:value="11771">
            <text:p>11771</text:p>
          </table:table-cell>
          <table:table-cell table:formula="of:=([.P1183]^3)*[.K$22]+([.P1183]^2)*[.K$2]+[.P1183]*[.MK1391]" office:value-type="float" office:value="580.55148779">
            <text:p>580,55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183]+10" office:value-type="float" office:value="11781">
            <text:p>11781</text:p>
          </table:table-cell>
          <table:table-cell table:formula="of:=([.P1184]^3)*[.K$22]+([.P1184]^2)*[.K$2]+[.P1184]*[.MK1392]" office:value-type="float" office:value="581.53831659">
            <text:p>581,53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184]+10" office:value-type="float" office:value="11791">
            <text:p>11791</text:p>
          </table:table-cell>
          <table:table-cell table:formula="of:=([.P1185]^3)*[.K$22]+([.P1185]^2)*[.K$2]+[.P1185]*[.MK1393]" office:value-type="float" office:value="582.52598339">
            <text:p>582,52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185]+10" office:value-type="float" office:value="11801">
            <text:p>11801</text:p>
          </table:table-cell>
          <table:table-cell table:formula="of:=([.P1186]^3)*[.K$22]+([.P1186]^2)*[.K$2]+[.P1186]*[.MK1394]" office:value-type="float" office:value="583.51448819">
            <text:p>583,51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186]+10" office:value-type="float" office:value="11811">
            <text:p>11811</text:p>
          </table:table-cell>
          <table:table-cell table:formula="of:=([.P1187]^3)*[.K$22]+([.P1187]^2)*[.K$2]+[.P1187]*[.MK1395]" office:value-type="float" office:value="584.50383099">
            <text:p>584,50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187]+10" office:value-type="float" office:value="11821">
            <text:p>11821</text:p>
          </table:table-cell>
          <table:table-cell table:formula="of:=([.P1188]^3)*[.K$22]+([.P1188]^2)*[.K$2]+[.P1188]*[.MK1396]" office:value-type="float" office:value="585.49401179">
            <text:p>585,49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188]+10" office:value-type="float" office:value="11831">
            <text:p>11831</text:p>
          </table:table-cell>
          <table:table-cell table:formula="of:=([.P1189]^3)*[.K$22]+([.P1189]^2)*[.K$2]+[.P1189]*[.MK1397]" office:value-type="float" office:value="586.48503059">
            <text:p>586,48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189]+10" office:value-type="float" office:value="11841">
            <text:p>11841</text:p>
          </table:table-cell>
          <table:table-cell table:formula="of:=([.P1190]^3)*[.K$22]+([.P1190]^2)*[.K$2]+[.P1190]*[.MK1398]" office:value-type="float" office:value="587.47688739">
            <text:p>587,47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190]+10" office:value-type="float" office:value="11851">
            <text:p>11851</text:p>
          </table:table-cell>
          <table:table-cell table:formula="of:=([.P1191]^3)*[.K$22]+([.P1191]^2)*[.K$2]+[.P1191]*[.MK1399]" office:value-type="float" office:value="588.46958219">
            <text:p>588,47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191]+10" office:value-type="float" office:value="11861">
            <text:p>11861</text:p>
          </table:table-cell>
          <table:table-cell table:formula="of:=([.P1192]^3)*[.K$22]+([.P1192]^2)*[.K$2]+[.P1192]*[.MK1400]" office:value-type="float" office:value="589.46311499">
            <text:p>589,46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192]+10" office:value-type="float" office:value="11871">
            <text:p>11871</text:p>
          </table:table-cell>
          <table:table-cell table:formula="of:=([.P1193]^3)*[.K$22]+([.P1193]^2)*[.K$2]+[.P1193]*[.MK1401]" office:value-type="float" office:value="590.45748579">
            <text:p>590,45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193]+10" office:value-type="float" office:value="11881">
            <text:p>11881</text:p>
          </table:table-cell>
          <table:table-cell table:formula="of:=([.P1194]^3)*[.K$22]+([.P1194]^2)*[.K$2]+[.P1194]*[.MK1402]" office:value-type="float" office:value="591.45269459">
            <text:p>591,45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194]+10" office:value-type="float" office:value="11891">
            <text:p>11891</text:p>
          </table:table-cell>
          <table:table-cell table:formula="of:=([.P1195]^3)*[.K$22]+([.P1195]^2)*[.K$2]+[.P1195]*[.MK1403]" office:value-type="float" office:value="592.44874139">
            <text:p>592,44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195]+10" office:value-type="float" office:value="11901">
            <text:p>11901</text:p>
          </table:table-cell>
          <table:table-cell table:formula="of:=([.P1196]^3)*[.K$22]+([.P1196]^2)*[.K$2]+[.P1196]*[.MK1404]" office:value-type="float" office:value="593.44562619">
            <text:p>593,44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196]+10" office:value-type="float" office:value="11911">
            <text:p>11911</text:p>
          </table:table-cell>
          <table:table-cell table:formula="of:=([.P1197]^3)*[.K$22]+([.P1197]^2)*[.K$2]+[.P1197]*[.MK1405]" office:value-type="float" office:value="594.44334899">
            <text:p>594,44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197]+10" office:value-type="float" office:value="11921">
            <text:p>11921</text:p>
          </table:table-cell>
          <table:table-cell table:formula="of:=([.P1198]^3)*[.K$22]+([.P1198]^2)*[.K$2]+[.P1198]*[.MK1406]" office:value-type="float" office:value="595.44190979">
            <text:p>595,44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198]+10" office:value-type="float" office:value="11931">
            <text:p>11931</text:p>
          </table:table-cell>
          <table:table-cell table:formula="of:=([.P1199]^3)*[.K$22]+([.P1199]^2)*[.K$2]+[.P1199]*[.MK1407]" office:value-type="float" office:value="596.44130859">
            <text:p>596,44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199]+10" office:value-type="float" office:value="11941">
            <text:p>11941</text:p>
          </table:table-cell>
          <table:table-cell table:formula="of:=([.P1200]^3)*[.K$22]+([.P1200]^2)*[.K$2]+[.P1200]*[.MK1408]" office:value-type="float" office:value="597.44154539">
            <text:p>597,44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200]+10" office:value-type="float" office:value="11951">
            <text:p>11951</text:p>
          </table:table-cell>
          <table:table-cell table:formula="of:=([.P1201]^3)*[.K$22]+([.P1201]^2)*[.K$2]+[.P1201]*[.MK1409]" office:value-type="float" office:value="598.44262019">
            <text:p>598,44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201]+10" office:value-type="float" office:value="11961">
            <text:p>11961</text:p>
          </table:table-cell>
          <table:table-cell table:formula="of:=([.P1202]^3)*[.K$22]+([.P1202]^2)*[.K$2]+[.P1202]*[.MK1410]" office:value-type="float" office:value="599.44453299">
            <text:p>599,44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202]+10" office:value-type="float" office:value="11971">
            <text:p>11971</text:p>
          </table:table-cell>
          <table:table-cell table:formula="of:=([.P1203]^3)*[.K$22]+([.P1203]^2)*[.K$2]+[.P1203]*[.MK1411]" office:value-type="float" office:value="600.44728379">
            <text:p>600,44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203]+10" office:value-type="float" office:value="11981">
            <text:p>11981</text:p>
          </table:table-cell>
          <table:table-cell table:formula="of:=([.P1204]^3)*[.K$22]+([.P1204]^2)*[.K$2]+[.P1204]*[.MK1412]" office:value-type="float" office:value="601.45087259">
            <text:p>601,45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204]+10" office:value-type="float" office:value="11991">
            <text:p>11991</text:p>
          </table:table-cell>
          <table:table-cell table:formula="of:=([.P1205]^3)*[.K$22]+([.P1205]^2)*[.K$2]+[.P1205]*[.MK1413]" office:value-type="float" office:value="602.45529939">
            <text:p>602,45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205]+10" office:value-type="float" office:value="12001">
            <text:p>12001</text:p>
          </table:table-cell>
          <table:table-cell table:formula="of:=([.P1206]^3)*[.K$22]+([.P1206]^2)*[.K$2]+[.P1206]*[.MK1414]" office:value-type="float" office:value="603.46056419">
            <text:p>603,46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206]+10" office:value-type="float" office:value="12011">
            <text:p>12011</text:p>
          </table:table-cell>
          <table:table-cell table:formula="of:=([.P1207]^3)*[.K$22]+([.P1207]^2)*[.K$2]+[.P1207]*[.MK1415]" office:value-type="float" office:value="604.46666699">
            <text:p>604,46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207]+10" office:value-type="float" office:value="12021">
            <text:p>12021</text:p>
          </table:table-cell>
          <table:table-cell table:formula="of:=([.P1208]^3)*[.K$22]+([.P1208]^2)*[.K$2]+[.P1208]*[.MK1416]" office:value-type="float" office:value="605.47360779">
            <text:p>605,47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208]+10" office:value-type="float" office:value="12031">
            <text:p>12031</text:p>
          </table:table-cell>
          <table:table-cell table:formula="of:=([.P1209]^3)*[.K$22]+([.P1209]^2)*[.K$2]+[.P1209]*[.MK1417]" office:value-type="float" office:value="606.48138659">
            <text:p>606,48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209]+10" office:value-type="float" office:value="12041">
            <text:p>12041</text:p>
          </table:table-cell>
          <table:table-cell table:formula="of:=([.P1210]^3)*[.K$22]+([.P1210]^2)*[.K$2]+[.P1210]*[.MK1418]" office:value-type="float" office:value="607.49000339">
            <text:p>607,49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210]+10" office:value-type="float" office:value="12051">
            <text:p>12051</text:p>
          </table:table-cell>
          <table:table-cell table:formula="of:=([.P1211]^3)*[.K$22]+([.P1211]^2)*[.K$2]+[.P1211]*[.MK1419]" office:value-type="float" office:value="608.49945819">
            <text:p>608,49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211]+10" office:value-type="float" office:value="12061">
            <text:p>12061</text:p>
          </table:table-cell>
          <table:table-cell table:formula="of:=([.P1212]^3)*[.K$22]+([.P1212]^2)*[.K$2]+[.P1212]*[.MK1420]" office:value-type="float" office:value="609.50975099">
            <text:p>609,51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212]+10" office:value-type="float" office:value="12071">
            <text:p>12071</text:p>
          </table:table-cell>
          <table:table-cell table:formula="of:=([.P1213]^3)*[.K$22]+([.P1213]^2)*[.K$2]+[.P1213]*[.MK1421]" office:value-type="float" office:value="610.52088179">
            <text:p>610,52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213]+10" office:value-type="float" office:value="12081">
            <text:p>12081</text:p>
          </table:table-cell>
          <table:table-cell table:formula="of:=([.P1214]^3)*[.K$22]+([.P1214]^2)*[.K$2]+[.P1214]*[.MK1422]" office:value-type="float" office:value="611.53285059">
            <text:p>611,53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214]+10" office:value-type="float" office:value="12091">
            <text:p>12091</text:p>
          </table:table-cell>
          <table:table-cell table:formula="of:=([.P1215]^3)*[.K$22]+([.P1215]^2)*[.K$2]+[.P1215]*[.MK1423]" office:value-type="float" office:value="612.54565739">
            <text:p>612,54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215]+10" office:value-type="float" office:value="12101">
            <text:p>12101</text:p>
          </table:table-cell>
          <table:table-cell table:formula="of:=([.P1216]^3)*[.K$22]+([.P1216]^2)*[.K$2]+[.P1216]*[.MK1424]" office:value-type="float" office:value="613.55930219">
            <text:p>613,55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216]+10" office:value-type="float" office:value="12111">
            <text:p>12111</text:p>
          </table:table-cell>
          <table:table-cell table:formula="of:=([.P1217]^3)*[.K$22]+([.P1217]^2)*[.K$2]+[.P1217]*[.MK1425]" office:value-type="float" office:value="614.57378499">
            <text:p>614,57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217]+10" office:value-type="float" office:value="12121">
            <text:p>12121</text:p>
          </table:table-cell>
          <table:table-cell table:formula="of:=([.P1218]^3)*[.K$22]+([.P1218]^2)*[.K$2]+[.P1218]*[.MK1426]" office:value-type="float" office:value="615.58910579">
            <text:p>615,58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218]+10" office:value-type="float" office:value="12131">
            <text:p>12131</text:p>
          </table:table-cell>
          <table:table-cell table:formula="of:=([.P1219]^3)*[.K$22]+([.P1219]^2)*[.K$2]+[.P1219]*[.MK1427]" office:value-type="float" office:value="616.60526459">
            <text:p>616,60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219]+10" office:value-type="float" office:value="12141">
            <text:p>12141</text:p>
          </table:table-cell>
          <table:table-cell table:formula="of:=([.P1220]^3)*[.K$22]+([.P1220]^2)*[.K$2]+[.P1220]*[.MK1428]" office:value-type="float" office:value="617.62226139">
            <text:p>617,62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220]+10" office:value-type="float" office:value="12151">
            <text:p>12151</text:p>
          </table:table-cell>
          <table:table-cell table:formula="of:=([.P1221]^3)*[.K$22]+([.P1221]^2)*[.K$2]+[.P1221]*[.MK1429]" office:value-type="float" office:value="618.64009619">
            <text:p>618,64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221]+10" office:value-type="float" office:value="12161">
            <text:p>12161</text:p>
          </table:table-cell>
          <table:table-cell table:formula="of:=([.P1222]^3)*[.K$22]+([.P1222]^2)*[.K$2]+[.P1222]*[.MK1430]" office:value-type="float" office:value="619.65876899">
            <text:p>619,65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222]+10" office:value-type="float" office:value="12171">
            <text:p>12171</text:p>
          </table:table-cell>
          <table:table-cell table:formula="of:=([.P1223]^3)*[.K$22]+([.P1223]^2)*[.K$2]+[.P1223]*[.MK1431]" office:value-type="float" office:value="620.67827979">
            <text:p>620,67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223]+10" office:value-type="float" office:value="12181">
            <text:p>12181</text:p>
          </table:table-cell>
          <table:table-cell table:formula="of:=([.P1224]^3)*[.K$22]+([.P1224]^2)*[.K$2]+[.P1224]*[.MK1432]" office:value-type="float" office:value="621.69862859">
            <text:p>621,69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224]+10" office:value-type="float" office:value="12191">
            <text:p>12191</text:p>
          </table:table-cell>
          <table:table-cell table:formula="of:=([.P1225]^3)*[.K$22]+([.P1225]^2)*[.K$2]+[.P1225]*[.MK1433]" office:value-type="float" office:value="622.71981539">
            <text:p>622,72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225]+10" office:value-type="float" office:value="12201">
            <text:p>12201</text:p>
          </table:table-cell>
          <table:table-cell table:formula="of:=([.P1226]^3)*[.K$22]+([.P1226]^2)*[.K$2]+[.P1226]*[.MK1434]" office:value-type="float" office:value="623.74184019">
            <text:p>623,74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226]+10" office:value-type="float" office:value="12211">
            <text:p>12211</text:p>
          </table:table-cell>
          <table:table-cell table:formula="of:=([.P1227]^3)*[.K$22]+([.P1227]^2)*[.K$2]+[.P1227]*[.MK1435]" office:value-type="float" office:value="624.76470299">
            <text:p>624,76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227]+10" office:value-type="float" office:value="12221">
            <text:p>12221</text:p>
          </table:table-cell>
          <table:table-cell table:formula="of:=([.P1228]^3)*[.K$22]+([.P1228]^2)*[.K$2]+[.P1228]*[.MK1436]" office:value-type="float" office:value="625.78840379">
            <text:p>625,78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228]+10" office:value-type="float" office:value="12231">
            <text:p>12231</text:p>
          </table:table-cell>
          <table:table-cell table:formula="of:=([.P1229]^3)*[.K$22]+([.P1229]^2)*[.K$2]+[.P1229]*[.MK1437]" office:value-type="float" office:value="626.81294259">
            <text:p>626,81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229]+10" office:value-type="float" office:value="12241">
            <text:p>12241</text:p>
          </table:table-cell>
          <table:table-cell table:formula="of:=([.P1230]^3)*[.K$22]+([.P1230]^2)*[.K$2]+[.P1230]*[.MK1438]" office:value-type="float" office:value="627.83831939">
            <text:p>627,83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230]+10" office:value-type="float" office:value="12251">
            <text:p>12251</text:p>
          </table:table-cell>
          <table:table-cell table:formula="of:=([.P1231]^3)*[.K$22]+([.P1231]^2)*[.K$2]+[.P1231]*[.MK1439]" office:value-type="float" office:value="628.86453419">
            <text:p>628,86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231]+10" office:value-type="float" office:value="12261">
            <text:p>12261</text:p>
          </table:table-cell>
          <table:table-cell table:formula="of:=([.P1232]^3)*[.K$22]+([.P1232]^2)*[.K$2]+[.P1232]*[.MK1440]" office:value-type="float" office:value="629.89158699">
            <text:p>629,89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232]+10" office:value-type="float" office:value="12271">
            <text:p>12271</text:p>
          </table:table-cell>
          <table:table-cell table:formula="of:=([.P1233]^3)*[.K$22]+([.P1233]^2)*[.K$2]+[.P1233]*[.MK1441]" office:value-type="float" office:value="630.91947779">
            <text:p>630,91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233]+10" office:value-type="float" office:value="12281">
            <text:p>12281</text:p>
          </table:table-cell>
          <table:table-cell table:formula="of:=([.P1234]^3)*[.K$22]+([.P1234]^2)*[.K$2]+[.P1234]*[.MK1442]" office:value-type="float" office:value="631.94820659">
            <text:p>631,94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234]+10" office:value-type="float" office:value="12291">
            <text:p>12291</text:p>
          </table:table-cell>
          <table:table-cell table:formula="of:=([.P1235]^3)*[.K$22]+([.P1235]^2)*[.K$2]+[.P1235]*[.MK1443]" office:value-type="float" office:value="632.97777339">
            <text:p>632,97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235]+10" office:value-type="float" office:value="12301">
            <text:p>12301</text:p>
          </table:table-cell>
          <table:table-cell table:formula="of:=([.P1236]^3)*[.K$22]+([.P1236]^2)*[.K$2]+[.P1236]*[.MK1444]" office:value-type="float" office:value="634.00817819">
            <text:p>634,00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236]+10" office:value-type="float" office:value="12311">
            <text:p>12311</text:p>
          </table:table-cell>
          <table:table-cell table:formula="of:=([.P1237]^3)*[.K$22]+([.P1237]^2)*[.K$2]+[.P1237]*[.MK1445]" office:value-type="float" office:value="635.03942099">
            <text:p>635,03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237]+10" office:value-type="float" office:value="12321">
            <text:p>12321</text:p>
          </table:table-cell>
          <table:table-cell table:formula="of:=([.P1238]^3)*[.K$22]+([.P1238]^2)*[.K$2]+[.P1238]*[.MK1446]" office:value-type="float" office:value="636.07150179">
            <text:p>636,07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238]+10" office:value-type="float" office:value="12331">
            <text:p>12331</text:p>
          </table:table-cell>
          <table:table-cell table:formula="of:=([.P1239]^3)*[.K$22]+([.P1239]^2)*[.K$2]+[.P1239]*[.MK1447]" office:value-type="float" office:value="637.10442059">
            <text:p>637,10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239]+10" office:value-type="float" office:value="12341">
            <text:p>12341</text:p>
          </table:table-cell>
          <table:table-cell table:formula="of:=([.P1240]^3)*[.K$22]+([.P1240]^2)*[.K$2]+[.P1240]*[.MK1448]" office:value-type="float" office:value="638.13817739">
            <text:p>638,13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240]+10" office:value-type="float" office:value="12351">
            <text:p>12351</text:p>
          </table:table-cell>
          <table:table-cell table:formula="of:=([.P1241]^3)*[.K$22]+([.P1241]^2)*[.K$2]+[.P1241]*[.MK1449]" office:value-type="float" office:value="639.17277219">
            <text:p>639,17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241]+10" office:value-type="float" office:value="12361">
            <text:p>12361</text:p>
          </table:table-cell>
          <table:table-cell table:formula="of:=([.P1242]^3)*[.K$22]+([.P1242]^2)*[.K$2]+[.P1242]*[.MK1450]" office:value-type="float" office:value="640.20820499">
            <text:p>640,20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242]+10" office:value-type="float" office:value="12371">
            <text:p>12371</text:p>
          </table:table-cell>
          <table:table-cell table:formula="of:=([.P1243]^3)*[.K$22]+([.P1243]^2)*[.K$2]+[.P1243]*[.MK1451]" office:value-type="float" office:value="641.24447579">
            <text:p>641,24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243]+10" office:value-type="float" office:value="12381">
            <text:p>12381</text:p>
          </table:table-cell>
          <table:table-cell table:formula="of:=([.P1244]^3)*[.K$22]+([.P1244]^2)*[.K$2]+[.P1244]*[.MK1452]" office:value-type="float" office:value="642.28158459">
            <text:p>642,28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244]+10" office:value-type="float" office:value="12391">
            <text:p>12391</text:p>
          </table:table-cell>
          <table:table-cell table:formula="of:=([.P1245]^3)*[.K$22]+([.P1245]^2)*[.K$2]+[.P1245]*[.MK1453]" office:value-type="float" office:value="643.31953139">
            <text:p>643,32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245]+10" office:value-type="float" office:value="12401">
            <text:p>12401</text:p>
          </table:table-cell>
          <table:table-cell table:formula="of:=([.P1246]^3)*[.K$22]+([.P1246]^2)*[.K$2]+[.P1246]*[.MK1454]" office:value-type="float" office:value="644.35831619">
            <text:p>644,35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246]+10" office:value-type="float" office:value="12411">
            <text:p>12411</text:p>
          </table:table-cell>
          <table:table-cell table:formula="of:=([.P1247]^3)*[.K$22]+([.P1247]^2)*[.K$2]+[.P1247]*[.MK1455]" office:value-type="float" office:value="645.39793899">
            <text:p>645,39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247]+10" office:value-type="float" office:value="12421">
            <text:p>12421</text:p>
          </table:table-cell>
          <table:table-cell table:formula="of:=([.P1248]^3)*[.K$22]+([.P1248]^2)*[.K$2]+[.P1248]*[.MK1456]" office:value-type="float" office:value="646.43839979">
            <text:p>646,43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248]+10" office:value-type="float" office:value="12431">
            <text:p>12431</text:p>
          </table:table-cell>
          <table:table-cell table:formula="of:=([.P1249]^3)*[.K$22]+([.P1249]^2)*[.K$2]+[.P1249]*[.MK1457]" office:value-type="float" office:value="647.47969859">
            <text:p>647,48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249]+10" office:value-type="float" office:value="12441">
            <text:p>12441</text:p>
          </table:table-cell>
          <table:table-cell table:formula="of:=([.P1250]^3)*[.K$22]+([.P1250]^2)*[.K$2]+[.P1250]*[.MK1458]" office:value-type="float" office:value="648.52183539">
            <text:p>648,52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250]+10" office:value-type="float" office:value="12451">
            <text:p>12451</text:p>
          </table:table-cell>
          <table:table-cell table:formula="of:=([.P1251]^3)*[.K$22]+([.P1251]^2)*[.K$2]+[.P1251]*[.MK1459]" office:value-type="float" office:value="649.56481019">
            <text:p>649,56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251]+10" office:value-type="float" office:value="12461">
            <text:p>12461</text:p>
          </table:table-cell>
          <table:table-cell table:formula="of:=([.P1252]^3)*[.K$22]+([.P1252]^2)*[.K$2]+[.P1252]*[.MK1460]" office:value-type="float" office:value="650.60862299">
            <text:p>650,60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252]+10" office:value-type="float" office:value="12471">
            <text:p>12471</text:p>
          </table:table-cell>
          <table:table-cell table:formula="of:=([.P1253]^3)*[.K$22]+([.P1253]^2)*[.K$2]+[.P1253]*[.MK1461]" office:value-type="float" office:value="651.65327379">
            <text:p>651,65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253]+10" office:value-type="float" office:value="12481">
            <text:p>12481</text:p>
          </table:table-cell>
          <table:table-cell table:formula="of:=([.P1254]^3)*[.K$22]+([.P1254]^2)*[.K$2]+[.P1254]*[.MK1462]" office:value-type="float" office:value="652.69876259">
            <text:p>652,69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254]+10" office:value-type="float" office:value="12491">
            <text:p>12491</text:p>
          </table:table-cell>
          <table:table-cell table:formula="of:=([.P1255]^3)*[.K$22]+([.P1255]^2)*[.K$2]+[.P1255]*[.MK1463]" office:value-type="float" office:value="653.74508939">
            <text:p>653,74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255]+10" office:value-type="float" office:value="12501">
            <text:p>12501</text:p>
          </table:table-cell>
          <table:table-cell table:formula="of:=([.P1256]^3)*[.K$22]+([.P1256]^2)*[.K$2]+[.P1256]*[.MK1464]" office:value-type="float" office:value="654.79225419">
            <text:p>654,79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256]+10" office:value-type="float" office:value="12511">
            <text:p>12511</text:p>
          </table:table-cell>
          <table:table-cell table:formula="of:=([.P1257]^3)*[.K$22]+([.P1257]^2)*[.K$2]+[.P1257]*[.MK1465]" office:value-type="float" office:value="655.84025699">
            <text:p>655,84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257]+10" office:value-type="float" office:value="12521">
            <text:p>12521</text:p>
          </table:table-cell>
          <table:table-cell table:formula="of:=([.P1258]^3)*[.K$22]+([.P1258]^2)*[.K$2]+[.P1258]*[.MK1466]" office:value-type="float" office:value="656.88909779">
            <text:p>656,88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258]+10" office:value-type="float" office:value="12531">
            <text:p>12531</text:p>
          </table:table-cell>
          <table:table-cell table:formula="of:=([.P1259]^3)*[.K$22]+([.P1259]^2)*[.K$2]+[.P1259]*[.MK1467]" office:value-type="float" office:value="657.93877659">
            <text:p>657,93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259]+10" office:value-type="float" office:value="12541">
            <text:p>12541</text:p>
          </table:table-cell>
          <table:table-cell table:formula="of:=([.P1260]^3)*[.K$22]+([.P1260]^2)*[.K$2]+[.P1260]*[.MK1468]" office:value-type="float" office:value="658.98929339">
            <text:p>658,98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260]+10" office:value-type="float" office:value="12551">
            <text:p>12551</text:p>
          </table:table-cell>
          <table:table-cell table:formula="of:=([.P1261]^3)*[.K$22]+([.P1261]^2)*[.K$2]+[.P1261]*[.MK1469]" office:value-type="float" office:value="660.04064819">
            <text:p>660,04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261]+10" office:value-type="float" office:value="12561">
            <text:p>12561</text:p>
          </table:table-cell>
          <table:table-cell table:formula="of:=([.P1262]^3)*[.K$22]+([.P1262]^2)*[.K$2]+[.P1262]*[.MK1470]" office:value-type="float" office:value="661.09284099">
            <text:p>661,09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262]+10" office:value-type="float" office:value="12571">
            <text:p>12571</text:p>
          </table:table-cell>
          <table:table-cell table:formula="of:=([.P1263]^3)*[.K$22]+([.P1263]^2)*[.K$2]+[.P1263]*[.MK1471]" office:value-type="float" office:value="662.14587179">
            <text:p>662,14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263]+10" office:value-type="float" office:value="12581">
            <text:p>12581</text:p>
          </table:table-cell>
          <table:table-cell table:formula="of:=([.P1264]^3)*[.K$22]+([.P1264]^2)*[.K$2]+[.P1264]*[.MK1472]" office:value-type="float" office:value="663.19974059">
            <text:p>663,20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264]+10" office:value-type="float" office:value="12591">
            <text:p>12591</text:p>
          </table:table-cell>
          <table:table-cell table:formula="of:=([.P1265]^3)*[.K$22]+([.P1265]^2)*[.K$2]+[.P1265]*[.MK1473]" office:value-type="float" office:value="664.25444739">
            <text:p>664,25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265]+10" office:value-type="float" office:value="12601">
            <text:p>12601</text:p>
          </table:table-cell>
          <table:table-cell table:formula="of:=([.P1266]^3)*[.K$22]+([.P1266]^2)*[.K$2]+[.P1266]*[.MK1474]" office:value-type="float" office:value="665.30999219">
            <text:p>665,31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266]+10" office:value-type="float" office:value="12611">
            <text:p>12611</text:p>
          </table:table-cell>
          <table:table-cell table:formula="of:=([.P1267]^3)*[.K$22]+([.P1267]^2)*[.K$2]+[.P1267]*[.MK1475]" office:value-type="float" office:value="666.36637499">
            <text:p>666,36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267]+10" office:value-type="float" office:value="12621">
            <text:p>12621</text:p>
          </table:table-cell>
          <table:table-cell table:formula="of:=([.P1268]^3)*[.K$22]+([.P1268]^2)*[.K$2]+[.P1268]*[.MK1476]" office:value-type="float" office:value="667.42359579">
            <text:p>667,42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268]+10" office:value-type="float" office:value="12631">
            <text:p>12631</text:p>
          </table:table-cell>
          <table:table-cell table:formula="of:=([.P1269]^3)*[.K$22]+([.P1269]^2)*[.K$2]+[.P1269]*[.MK1477]" office:value-type="float" office:value="668.48165459">
            <text:p>668,48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269]+10" office:value-type="float" office:value="12641">
            <text:p>12641</text:p>
          </table:table-cell>
          <table:table-cell table:formula="of:=([.P1270]^3)*[.K$22]+([.P1270]^2)*[.K$2]+[.P1270]*[.MK1478]" office:value-type="float" office:value="669.54055139">
            <text:p>669,54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270]+10" office:value-type="float" office:value="12651">
            <text:p>12651</text:p>
          </table:table-cell>
          <table:table-cell table:formula="of:=([.P1271]^3)*[.K$22]+([.P1271]^2)*[.K$2]+[.P1271]*[.MK1479]" office:value-type="float" office:value="670.60028619">
            <text:p>670,60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271]+10" office:value-type="float" office:value="12661">
            <text:p>12661</text:p>
          </table:table-cell>
          <table:table-cell table:formula="of:=([.P1272]^3)*[.K$22]+([.P1272]^2)*[.K$2]+[.P1272]*[.MK1480]" office:value-type="float" office:value="671.66085899">
            <text:p>671,66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272]+10" office:value-type="float" office:value="12671">
            <text:p>12671</text:p>
          </table:table-cell>
          <table:table-cell table:formula="of:=([.P1273]^3)*[.K$22]+([.P1273]^2)*[.K$2]+[.P1273]*[.MK1481]" office:value-type="float" office:value="672.72226979">
            <text:p>672,72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273]+10" office:value-type="float" office:value="12681">
            <text:p>12681</text:p>
          </table:table-cell>
          <table:table-cell table:formula="of:=([.P1274]^3)*[.K$22]+([.P1274]^2)*[.K$2]+[.P1274]*[.MK1482]" office:value-type="float" office:value="673.78451859">
            <text:p>673,78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274]+10" office:value-type="float" office:value="12691">
            <text:p>12691</text:p>
          </table:table-cell>
          <table:table-cell table:formula="of:=([.P1275]^3)*[.K$22]+([.P1275]^2)*[.K$2]+[.P1275]*[.MK1483]" office:value-type="float" office:value="674.84760539">
            <text:p>674,84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275]+10" office:value-type="float" office:value="12701">
            <text:p>12701</text:p>
          </table:table-cell>
          <table:table-cell table:formula="of:=([.P1276]^3)*[.K$22]+([.P1276]^2)*[.K$2]+[.P1276]*[.MK1484]" office:value-type="float" office:value="675.91153019">
            <text:p>675,91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276]+10" office:value-type="float" office:value="12711">
            <text:p>12711</text:p>
          </table:table-cell>
          <table:table-cell table:formula="of:=([.P1277]^3)*[.K$22]+([.P1277]^2)*[.K$2]+[.P1277]*[.MK1485]" office:value-type="float" office:value="676.97629299">
            <text:p>676,97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277]+10" office:value-type="float" office:value="12721">
            <text:p>12721</text:p>
          </table:table-cell>
          <table:table-cell table:formula="of:=([.P1278]^3)*[.K$22]+([.P1278]^2)*[.K$2]+[.P1278]*[.MK1486]" office:value-type="float" office:value="678.04189379">
            <text:p>678,04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278]+10" office:value-type="float" office:value="12731">
            <text:p>12731</text:p>
          </table:table-cell>
          <table:table-cell table:formula="of:=([.P1279]^3)*[.K$22]+([.P1279]^2)*[.K$2]+[.P1279]*[.MK1487]" office:value-type="float" office:value="679.10833259">
            <text:p>679,10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279]+10" office:value-type="float" office:value="12741">
            <text:p>12741</text:p>
          </table:table-cell>
          <table:table-cell table:formula="of:=([.P1280]^3)*[.K$22]+([.P1280]^2)*[.K$2]+[.P1280]*[.MK1488]" office:value-type="float" office:value="680.17560939">
            <text:p>680,17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280]+10" office:value-type="float" office:value="12751">
            <text:p>12751</text:p>
          </table:table-cell>
          <table:table-cell table:formula="of:=([.P1281]^3)*[.K$22]+([.P1281]^2)*[.K$2]+[.P1281]*[.MK1489]" office:value-type="float" office:value="681.24372419">
            <text:p>681,24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281]+10" office:value-type="float" office:value="12761">
            <text:p>12761</text:p>
          </table:table-cell>
          <table:table-cell table:formula="of:=([.P1282]^3)*[.K$22]+([.P1282]^2)*[.K$2]+[.P1282]*[.MK1490]" office:value-type="float" office:value="682.31267699">
            <text:p>682,31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282]+10" office:value-type="float" office:value="12771">
            <text:p>12771</text:p>
          </table:table-cell>
          <table:table-cell table:formula="of:=([.P1283]^3)*[.K$22]+([.P1283]^2)*[.K$2]+[.P1283]*[.MK1491]" office:value-type="float" office:value="683.38246779">
            <text:p>683,38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283]+10" office:value-type="float" office:value="12781">
            <text:p>12781</text:p>
          </table:table-cell>
          <table:table-cell table:formula="of:=([.P1284]^3)*[.K$22]+([.P1284]^2)*[.K$2]+[.P1284]*[.MK1492]" office:value-type="float" office:value="684.45309659">
            <text:p>684,45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284]+10" office:value-type="float" office:value="12791">
            <text:p>12791</text:p>
          </table:table-cell>
          <table:table-cell table:formula="of:=([.P1285]^3)*[.K$22]+([.P1285]^2)*[.K$2]+[.P1285]*[.MK1493]" office:value-type="float" office:value="685.52456339">
            <text:p>685,52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285]+10" office:value-type="float" office:value="12801">
            <text:p>12801</text:p>
          </table:table-cell>
          <table:table-cell table:formula="of:=([.P1286]^3)*[.K$22]+([.P1286]^2)*[.K$2]+[.P1286]*[.MK1494]" office:value-type="float" office:value="686.59686819">
            <text:p>686,59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286]+10" office:value-type="float" office:value="12811">
            <text:p>12811</text:p>
          </table:table-cell>
          <table:table-cell table:formula="of:=([.P1287]^3)*[.K$22]+([.P1287]^2)*[.K$2]+[.P1287]*[.MK1495]" office:value-type="float" office:value="687.67001099">
            <text:p>687,67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287]+10" office:value-type="float" office:value="12821">
            <text:p>12821</text:p>
          </table:table-cell>
          <table:table-cell table:formula="of:=([.P1288]^3)*[.K$22]+([.P1288]^2)*[.K$2]+[.P1288]*[.MK1496]" office:value-type="float" office:value="688.74399179">
            <text:p>688,74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288]+10" office:value-type="float" office:value="12831">
            <text:p>12831</text:p>
          </table:table-cell>
          <table:table-cell table:formula="of:=([.P1289]^3)*[.K$22]+([.P1289]^2)*[.K$2]+[.P1289]*[.MK1497]" office:value-type="float" office:value="689.81881059">
            <text:p>689,81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289]+10" office:value-type="float" office:value="12841">
            <text:p>12841</text:p>
          </table:table-cell>
          <table:table-cell table:formula="of:=([.P1290]^3)*[.K$22]+([.P1290]^2)*[.K$2]+[.P1290]*[.MK1498]" office:value-type="float" office:value="690.89446739">
            <text:p>690,89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290]+10" office:value-type="float" office:value="12851">
            <text:p>12851</text:p>
          </table:table-cell>
          <table:table-cell table:formula="of:=([.P1291]^3)*[.K$22]+([.P1291]^2)*[.K$2]+[.P1291]*[.MK1499]" office:value-type="float" office:value="691.97096219">
            <text:p>691,97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291]+10" office:value-type="float" office:value="12861">
            <text:p>12861</text:p>
          </table:table-cell>
          <table:table-cell table:formula="of:=([.P1292]^3)*[.K$22]+([.P1292]^2)*[.K$2]+[.P1292]*[.MK1500]" office:value-type="float" office:value="693.04829499">
            <text:p>693,04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292]+10" office:value-type="float" office:value="12871">
            <text:p>12871</text:p>
          </table:table-cell>
          <table:table-cell table:formula="of:=([.P1293]^3)*[.K$22]+([.P1293]^2)*[.K$2]+[.P1293]*[.MK1501]" office:value-type="float" office:value="694.12646579">
            <text:p>694,12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293]+10" office:value-type="float" office:value="12881">
            <text:p>12881</text:p>
          </table:table-cell>
          <table:table-cell table:formula="of:=([.P1294]^3)*[.K$22]+([.P1294]^2)*[.K$2]+[.P1294]*[.MK1502]" office:value-type="float" office:value="695.20547459">
            <text:p>695,20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294]+10" office:value-type="float" office:value="12891">
            <text:p>12891</text:p>
          </table:table-cell>
          <table:table-cell table:formula="of:=([.P1295]^3)*[.K$22]+([.P1295]^2)*[.K$2]+[.P1295]*[.MK1503]" office:value-type="float" office:value="696.28532139">
            <text:p>696,28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295]+10" office:value-type="float" office:value="12901">
            <text:p>12901</text:p>
          </table:table-cell>
          <table:table-cell table:formula="of:=([.P1296]^3)*[.K$22]+([.P1296]^2)*[.K$2]+[.P1296]*[.MK1504]" office:value-type="float" office:value="697.36600619">
            <text:p>697,36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296]+10" office:value-type="float" office:value="12911">
            <text:p>12911</text:p>
          </table:table-cell>
          <table:table-cell table:formula="of:=([.P1297]^3)*[.K$22]+([.P1297]^2)*[.K$2]+[.P1297]*[.MK1505]" office:value-type="float" office:value="698.44752899">
            <text:p>698,44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297]+10" office:value-type="float" office:value="12921">
            <text:p>12921</text:p>
          </table:table-cell>
          <table:table-cell table:formula="of:=([.P1298]^3)*[.K$22]+([.P1298]^2)*[.K$2]+[.P1298]*[.MK1506]" office:value-type="float" office:value="699.52988979">
            <text:p>699,53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298]+10" office:value-type="float" office:value="12931">
            <text:p>12931</text:p>
          </table:table-cell>
          <table:table-cell table:formula="of:=([.P1299]^3)*[.K$22]+([.P1299]^2)*[.K$2]+[.P1299]*[.MK1507]" office:value-type="float" office:value="700.61308859">
            <text:p>700,61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299]+10" office:value-type="float" office:value="12941">
            <text:p>12941</text:p>
          </table:table-cell>
          <table:table-cell table:formula="of:=([.P1300]^3)*[.K$22]+([.P1300]^2)*[.K$2]+[.P1300]*[.MK1508]" office:value-type="float" office:value="701.69712539">
            <text:p>701,69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300]+10" office:value-type="float" office:value="12951">
            <text:p>12951</text:p>
          </table:table-cell>
          <table:table-cell table:formula="of:=([.P1301]^3)*[.K$22]+([.P1301]^2)*[.K$2]+[.P1301]*[.MK1509]" office:value-type="float" office:value="702.78200019">
            <text:p>702,78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301]+10" office:value-type="float" office:value="12961">
            <text:p>12961</text:p>
          </table:table-cell>
          <table:table-cell table:formula="of:=([.P1302]^3)*[.K$22]+([.P1302]^2)*[.K$2]+[.P1302]*[.MK1510]" office:value-type="float" office:value="703.86771299">
            <text:p>703,86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302]+10" office:value-type="float" office:value="12971">
            <text:p>12971</text:p>
          </table:table-cell>
          <table:table-cell table:formula="of:=([.P1303]^3)*[.K$22]+([.P1303]^2)*[.K$2]+[.P1303]*[.MK1511]" office:value-type="float" office:value="704.95426379">
            <text:p>704,95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303]+10" office:value-type="float" office:value="12981">
            <text:p>12981</text:p>
          </table:table-cell>
          <table:table-cell table:formula="of:=([.P1304]^3)*[.K$22]+([.P1304]^2)*[.K$2]+[.P1304]*[.MK1512]" office:value-type="float" office:value="706.04165259">
            <text:p>706,04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304]+10" office:value-type="float" office:value="12991">
            <text:p>12991</text:p>
          </table:table-cell>
          <table:table-cell table:formula="of:=([.P1305]^3)*[.K$22]+([.P1305]^2)*[.K$2]+[.P1305]*[.MK1513]" office:value-type="float" office:value="707.12987939">
            <text:p>707,13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305]+10" office:value-type="float" office:value="13001">
            <text:p>13001</text:p>
          </table:table-cell>
          <table:table-cell table:formula="of:=([.P1306]^3)*[.K$22]+([.P1306]^2)*[.K$2]+[.P1306]*[.MK1514]" office:value-type="float" office:value="708.21894419">
            <text:p>708,21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306]+10" office:value-type="float" office:value="13011">
            <text:p>13011</text:p>
          </table:table-cell>
          <table:table-cell table:formula="of:=([.P1307]^3)*[.K$22]+([.P1307]^2)*[.K$2]+[.P1307]*[.MK1515]" office:value-type="float" office:value="709.30884699">
            <text:p>709,30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307]+10" office:value-type="float" office:value="13021">
            <text:p>13021</text:p>
          </table:table-cell>
          <table:table-cell table:formula="of:=([.P1308]^3)*[.K$22]+([.P1308]^2)*[.K$2]+[.P1308]*[.MK1516]" office:value-type="float" office:value="710.39958779">
            <text:p>710,40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308]+10" office:value-type="float" office:value="13031">
            <text:p>13031</text:p>
          </table:table-cell>
          <table:table-cell table:formula="of:=([.P1309]^3)*[.K$22]+([.P1309]^2)*[.K$2]+[.P1309]*[.MK1517]" office:value-type="float" office:value="711.49116659">
            <text:p>711,49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309]+10" office:value-type="float" office:value="13041">
            <text:p>13041</text:p>
          </table:table-cell>
          <table:table-cell table:formula="of:=([.P1310]^3)*[.K$22]+([.P1310]^2)*[.K$2]+[.P1310]*[.MK1518]" office:value-type="float" office:value="712.58358339">
            <text:p>712,58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310]+10" office:value-type="float" office:value="13051">
            <text:p>13051</text:p>
          </table:table-cell>
          <table:table-cell table:formula="of:=([.P1311]^3)*[.K$22]+([.P1311]^2)*[.K$2]+[.P1311]*[.MK1519]" office:value-type="float" office:value="713.67683819">
            <text:p>713,67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311]+10" office:value-type="float" office:value="13061">
            <text:p>13061</text:p>
          </table:table-cell>
          <table:table-cell table:formula="of:=([.P1312]^3)*[.K$22]+([.P1312]^2)*[.K$2]+[.P1312]*[.MK1520]" office:value-type="float" office:value="714.77093099">
            <text:p>714,77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312]+10" office:value-type="float" office:value="13071">
            <text:p>13071</text:p>
          </table:table-cell>
          <table:table-cell table:formula="of:=([.P1313]^3)*[.K$22]+([.P1313]^2)*[.K$2]+[.P1313]*[.MK1521]" office:value-type="float" office:value="715.86586179">
            <text:p>715,86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313]+10" office:value-type="float" office:value="13081">
            <text:p>13081</text:p>
          </table:table-cell>
          <table:table-cell table:formula="of:=([.P1314]^3)*[.K$22]+([.P1314]^2)*[.K$2]+[.P1314]*[.MK1522]" office:value-type="float" office:value="716.96163059">
            <text:p>716,96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314]+10" office:value-type="float" office:value="13091">
            <text:p>13091</text:p>
          </table:table-cell>
          <table:table-cell table:formula="of:=([.P1315]^3)*[.K$22]+([.P1315]^2)*[.K$2]+[.P1315]*[.MK1523]" office:value-type="float" office:value="718.05823739">
            <text:p>718,05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315]+10" office:value-type="float" office:value="13101">
            <text:p>13101</text:p>
          </table:table-cell>
          <table:table-cell table:formula="of:=([.P1316]^3)*[.K$22]+([.P1316]^2)*[.K$2]+[.P1316]*[.MK1524]" office:value-type="float" office:value="719.15568219">
            <text:p>719,15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316]+10" office:value-type="float" office:value="13111">
            <text:p>13111</text:p>
          </table:table-cell>
          <table:table-cell table:formula="of:=([.P1317]^3)*[.K$22]+([.P1317]^2)*[.K$2]+[.P1317]*[.MK1525]" office:value-type="float" office:value="720.25396499">
            <text:p>720,25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317]+10" office:value-type="float" office:value="13121">
            <text:p>13121</text:p>
          </table:table-cell>
          <table:table-cell table:formula="of:=([.P1318]^3)*[.K$22]+([.P1318]^2)*[.K$2]+[.P1318]*[.MK1526]" office:value-type="float" office:value="721.35308579">
            <text:p>721,35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318]+10" office:value-type="float" office:value="13131">
            <text:p>13131</text:p>
          </table:table-cell>
          <table:table-cell table:formula="of:=([.P1319]^3)*[.K$22]+([.P1319]^2)*[.K$2]+[.P1319]*[.MK1527]" office:value-type="float" office:value="722.45304459">
            <text:p>722,45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319]+10" office:value-type="float" office:value="13141">
            <text:p>13141</text:p>
          </table:table-cell>
          <table:table-cell table:formula="of:=([.P1320]^3)*[.K$22]+([.P1320]^2)*[.K$2]+[.P1320]*[.MK1528]" office:value-type="float" office:value="723.55384139">
            <text:p>723,55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320]+10" office:value-type="float" office:value="13151">
            <text:p>13151</text:p>
          </table:table-cell>
          <table:table-cell table:formula="of:=([.P1321]^3)*[.K$22]+([.P1321]^2)*[.K$2]+[.P1321]*[.MK1529]" office:value-type="float" office:value="724.65547619">
            <text:p>724,65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321]+10" office:value-type="float" office:value="13161">
            <text:p>13161</text:p>
          </table:table-cell>
          <table:table-cell table:formula="of:=([.P1322]^3)*[.K$22]+([.P1322]^2)*[.K$2]+[.P1322]*[.MK1530]" office:value-type="float" office:value="725.75794899">
            <text:p>725,75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322]+10" office:value-type="float" office:value="13171">
            <text:p>13171</text:p>
          </table:table-cell>
          <table:table-cell table:formula="of:=([.P1323]^3)*[.K$22]+([.P1323]^2)*[.K$2]+[.P1323]*[.MK1531]" office:value-type="float" office:value="726.86125979">
            <text:p>726,86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323]+10" office:value-type="float" office:value="13181">
            <text:p>13181</text:p>
          </table:table-cell>
          <table:table-cell table:formula="of:=([.P1324]^3)*[.K$22]+([.P1324]^2)*[.K$2]+[.P1324]*[.MK1532]" office:value-type="float" office:value="727.96540859">
            <text:p>727,96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324]+10" office:value-type="float" office:value="13191">
            <text:p>13191</text:p>
          </table:table-cell>
          <table:table-cell table:formula="of:=([.P1325]^3)*[.K$22]+([.P1325]^2)*[.K$2]+[.P1325]*[.MK1533]" office:value-type="float" office:value="729.07039539">
            <text:p>729,07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325]+10" office:value-type="float" office:value="13201">
            <text:p>13201</text:p>
          </table:table-cell>
          <table:table-cell table:formula="of:=([.P1326]^3)*[.K$22]+([.P1326]^2)*[.K$2]+[.P1326]*[.MK1534]" office:value-type="float" office:value="730.17622019">
            <text:p>730,17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326]+10" office:value-type="float" office:value="13211">
            <text:p>13211</text:p>
          </table:table-cell>
          <table:table-cell table:formula="of:=([.P1327]^3)*[.K$22]+([.P1327]^2)*[.K$2]+[.P1327]*[.MK1535]" office:value-type="float" office:value="731.28288299">
            <text:p>731,28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327]+10" office:value-type="float" office:value="13221">
            <text:p>13221</text:p>
          </table:table-cell>
          <table:table-cell table:formula="of:=([.P1328]^3)*[.K$22]+([.P1328]^2)*[.K$2]+[.P1328]*[.MK1536]" office:value-type="float" office:value="732.39038379">
            <text:p>732,39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328]+10" office:value-type="float" office:value="13231">
            <text:p>13231</text:p>
          </table:table-cell>
          <table:table-cell table:formula="of:=([.P1329]^3)*[.K$22]+([.P1329]^2)*[.K$2]+[.P1329]*[.MK1537]" office:value-type="float" office:value="733.49872259">
            <text:p>733,49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329]+10" office:value-type="float" office:value="13241">
            <text:p>13241</text:p>
          </table:table-cell>
          <table:table-cell table:formula="of:=([.P1330]^3)*[.K$22]+([.P1330]^2)*[.K$2]+[.P1330]*[.MK1538]" office:value-type="float" office:value="734.60789939">
            <text:p>734,60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330]+10" office:value-type="float" office:value="13251">
            <text:p>13251</text:p>
          </table:table-cell>
          <table:table-cell table:formula="of:=([.P1331]^3)*[.K$22]+([.P1331]^2)*[.K$2]+[.P1331]*[.MK1539]" office:value-type="float" office:value="735.71791419">
            <text:p>735,71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331]+10" office:value-type="float" office:value="13261">
            <text:p>13261</text:p>
          </table:table-cell>
          <table:table-cell table:formula="of:=([.P1332]^3)*[.K$22]+([.P1332]^2)*[.K$2]+[.P1332]*[.MK1540]" office:value-type="float" office:value="736.82876699">
            <text:p>736,82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332]+10" office:value-type="float" office:value="13271">
            <text:p>13271</text:p>
          </table:table-cell>
          <table:table-cell table:formula="of:=([.P1333]^3)*[.K$22]+([.P1333]^2)*[.K$2]+[.P1333]*[.MK1541]" office:value-type="float" office:value="737.94045779">
            <text:p>737,94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333]+10" office:value-type="float" office:value="13281">
            <text:p>13281</text:p>
          </table:table-cell>
          <table:table-cell table:formula="of:=([.P1334]^3)*[.K$22]+([.P1334]^2)*[.K$2]+[.P1334]*[.MK1542]" office:value-type="float" office:value="739.05298659">
            <text:p>739,05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334]+10" office:value-type="float" office:value="13291">
            <text:p>13291</text:p>
          </table:table-cell>
          <table:table-cell table:formula="of:=([.P1335]^3)*[.K$22]+([.P1335]^2)*[.K$2]+[.P1335]*[.MK1543]" office:value-type="float" office:value="740.16635339">
            <text:p>740,16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335]+10" office:value-type="float" office:value="13301">
            <text:p>13301</text:p>
          </table:table-cell>
          <table:table-cell table:formula="of:=([.P1336]^3)*[.K$22]+([.P1336]^2)*[.K$2]+[.P1336]*[.MK1544]" office:value-type="float" office:value="741.28055819">
            <text:p>741,28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336]+10" office:value-type="float" office:value="13311">
            <text:p>13311</text:p>
          </table:table-cell>
          <table:table-cell table:formula="of:=([.P1337]^3)*[.K$22]+([.P1337]^2)*[.K$2]+[.P1337]*[.MK1545]" office:value-type="float" office:value="742.39560099">
            <text:p>742,39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337]+10" office:value-type="float" office:value="13321">
            <text:p>13321</text:p>
          </table:table-cell>
          <table:table-cell table:formula="of:=([.P1338]^3)*[.K$22]+([.P1338]^2)*[.K$2]+[.P1338]*[.MK1546]" office:value-type="float" office:value="743.51148179">
            <text:p>743,51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338]+10" office:value-type="float" office:value="13331">
            <text:p>13331</text:p>
          </table:table-cell>
          <table:table-cell table:formula="of:=([.P1339]^3)*[.K$22]+([.P1339]^2)*[.K$2]+[.P1339]*[.MK1547]" office:value-type="float" office:value="744.62820059">
            <text:p>744,62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339]+10" office:value-type="float" office:value="13341">
            <text:p>13341</text:p>
          </table:table-cell>
          <table:table-cell table:formula="of:=([.P1340]^3)*[.K$22]+([.P1340]^2)*[.K$2]+[.P1340]*[.MK1548]" office:value-type="float" office:value="745.74575739">
            <text:p>745,74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340]+10" office:value-type="float" office:value="13351">
            <text:p>13351</text:p>
          </table:table-cell>
          <table:table-cell table:formula="of:=([.P1341]^3)*[.K$22]+([.P1341]^2)*[.K$2]+[.P1341]*[.MK1549]" office:value-type="float" office:value="746.86415219">
            <text:p>746,86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341]+10" office:value-type="float" office:value="13361">
            <text:p>13361</text:p>
          </table:table-cell>
          <table:table-cell table:formula="of:=([.P1342]^3)*[.K$22]+([.P1342]^2)*[.K$2]+[.P1342]*[.MK1550]" office:value-type="float" office:value="747.98338499">
            <text:p>747,98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342]+10" office:value-type="float" office:value="13371">
            <text:p>13371</text:p>
          </table:table-cell>
          <table:table-cell table:formula="of:=([.P1343]^3)*[.K$22]+([.P1343]^2)*[.K$2]+[.P1343]*[.MK1551]" office:value-type="float" office:value="749.10345579">
            <text:p>749,10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343]+10" office:value-type="float" office:value="13381">
            <text:p>13381</text:p>
          </table:table-cell>
          <table:table-cell table:formula="of:=([.P1344]^3)*[.K$22]+([.P1344]^2)*[.K$2]+[.P1344]*[.MK1552]" office:value-type="float" office:value="750.22436459">
            <text:p>750,22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344]+10" office:value-type="float" office:value="13391">
            <text:p>13391</text:p>
          </table:table-cell>
          <table:table-cell table:formula="of:=([.P1345]^3)*[.K$22]+([.P1345]^2)*[.K$2]+[.P1345]*[.MK1553]" office:value-type="float" office:value="751.34611139">
            <text:p>751,34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345]+10" office:value-type="float" office:value="13401">
            <text:p>13401</text:p>
          </table:table-cell>
          <table:table-cell table:formula="of:=([.P1346]^3)*[.K$22]+([.P1346]^2)*[.K$2]+[.P1346]*[.MK1554]" office:value-type="float" office:value="752.46869619">
            <text:p>752,46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346]+10" office:value-type="float" office:value="13411">
            <text:p>13411</text:p>
          </table:table-cell>
          <table:table-cell table:formula="of:=([.P1347]^3)*[.K$22]+([.P1347]^2)*[.K$2]+[.P1347]*[.MK1555]" office:value-type="float" office:value="753.59211899">
            <text:p>753,59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347]+10" office:value-type="float" office:value="13421">
            <text:p>13421</text:p>
          </table:table-cell>
          <table:table-cell table:formula="of:=([.P1348]^3)*[.K$22]+([.P1348]^2)*[.K$2]+[.P1348]*[.MK1556]" office:value-type="float" office:value="754.71637979">
            <text:p>754,71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348]+10" office:value-type="float" office:value="13431">
            <text:p>13431</text:p>
          </table:table-cell>
          <table:table-cell table:formula="of:=([.P1349]^3)*[.K$22]+([.P1349]^2)*[.K$2]+[.P1349]*[.MK1557]" office:value-type="float" office:value="755.84147859">
            <text:p>755,84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349]+10" office:value-type="float" office:value="13441">
            <text:p>13441</text:p>
          </table:table-cell>
          <table:table-cell table:formula="of:=([.P1350]^3)*[.K$22]+([.P1350]^2)*[.K$2]+[.P1350]*[.MK1558]" office:value-type="float" office:value="756.96741539">
            <text:p>756,96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350]+10" office:value-type="float" office:value="13451">
            <text:p>13451</text:p>
          </table:table-cell>
          <table:table-cell table:formula="of:=([.P1351]^3)*[.K$22]+([.P1351]^2)*[.K$2]+[.P1351]*[.MK1559]" office:value-type="float" office:value="758.09419019">
            <text:p>758,09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351]+10" office:value-type="float" office:value="13461">
            <text:p>13461</text:p>
          </table:table-cell>
          <table:table-cell table:formula="of:=([.P1352]^3)*[.K$22]+([.P1352]^2)*[.K$2]+[.P1352]*[.MK1560]" office:value-type="float" office:value="759.22180299">
            <text:p>759,22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352]+10" office:value-type="float" office:value="13471">
            <text:p>13471</text:p>
          </table:table-cell>
          <table:table-cell table:formula="of:=([.P1353]^3)*[.K$22]+([.P1353]^2)*[.K$2]+[.P1353]*[.MK1561]" office:value-type="float" office:value="760.35025379">
            <text:p>760,35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353]+10" office:value-type="float" office:value="13481">
            <text:p>13481</text:p>
          </table:table-cell>
          <table:table-cell table:formula="of:=([.P1354]^3)*[.K$22]+([.P1354]^2)*[.K$2]+[.P1354]*[.MK1562]" office:value-type="float" office:value="761.47954259">
            <text:p>761,48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354]+10" office:value-type="float" office:value="13491">
            <text:p>13491</text:p>
          </table:table-cell>
          <table:table-cell table:formula="of:=([.P1355]^3)*[.K$22]+([.P1355]^2)*[.K$2]+[.P1355]*[.MK1563]" office:value-type="float" office:value="762.60966939">
            <text:p>762,61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355]+10" office:value-type="float" office:value="13501">
            <text:p>13501</text:p>
          </table:table-cell>
          <table:table-cell table:formula="of:=([.P1356]^3)*[.K$22]+([.P1356]^2)*[.K$2]+[.P1356]*[.MK1564]" office:value-type="float" office:value="763.74063419">
            <text:p>763,74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356]+10" office:value-type="float" office:value="13511">
            <text:p>13511</text:p>
          </table:table-cell>
          <table:table-cell table:formula="of:=([.P1357]^3)*[.K$22]+([.P1357]^2)*[.K$2]+[.P1357]*[.MK1565]" office:value-type="float" office:value="764.87243699">
            <text:p>764,87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357]+10" office:value-type="float" office:value="13521">
            <text:p>13521</text:p>
          </table:table-cell>
          <table:table-cell table:formula="of:=([.P1358]^3)*[.K$22]+([.P1358]^2)*[.K$2]+[.P1358]*[.MK1566]" office:value-type="float" office:value="766.00507779">
            <text:p>766,00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358]+10" office:value-type="float" office:value="13531">
            <text:p>13531</text:p>
          </table:table-cell>
          <table:table-cell table:formula="of:=([.P1359]^3)*[.K$22]+([.P1359]^2)*[.K$2]+[.P1359]*[.MK1567]" office:value-type="float" office:value="767.13855659">
            <text:p>767,13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359]+10" office:value-type="float" office:value="13541">
            <text:p>13541</text:p>
          </table:table-cell>
          <table:table-cell table:formula="of:=([.P1360]^3)*[.K$22]+([.P1360]^2)*[.K$2]+[.P1360]*[.MK1568]" office:value-type="float" office:value="768.27287339">
            <text:p>768,27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360]+10" office:value-type="float" office:value="13551">
            <text:p>13551</text:p>
          </table:table-cell>
          <table:table-cell table:formula="of:=([.P1361]^3)*[.K$22]+([.P1361]^2)*[.K$2]+[.P1361]*[.MK1569]" office:value-type="float" office:value="769.40802819">
            <text:p>769,40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361]+10" office:value-type="float" office:value="13561">
            <text:p>13561</text:p>
          </table:table-cell>
          <table:table-cell table:formula="of:=([.P1362]^3)*[.K$22]+([.P1362]^2)*[.K$2]+[.P1362]*[.MK1570]" office:value-type="float" office:value="770.54402099">
            <text:p>770,54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362]+10" office:value-type="float" office:value="13571">
            <text:p>13571</text:p>
          </table:table-cell>
          <table:table-cell table:formula="of:=([.P1363]^3)*[.K$22]+([.P1363]^2)*[.K$2]+[.P1363]*[.MK1571]" office:value-type="float" office:value="771.68085179">
            <text:p>771,68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363]+10" office:value-type="float" office:value="13581">
            <text:p>13581</text:p>
          </table:table-cell>
          <table:table-cell table:formula="of:=([.P1364]^3)*[.K$22]+([.P1364]^2)*[.K$2]+[.P1364]*[.MK1572]" office:value-type="float" office:value="772.81852059">
            <text:p>772,81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364]+10" office:value-type="float" office:value="13591">
            <text:p>13591</text:p>
          </table:table-cell>
          <table:table-cell table:formula="of:=([.P1365]^3)*[.K$22]+([.P1365]^2)*[.K$2]+[.P1365]*[.MK1573]" office:value-type="float" office:value="773.95702739">
            <text:p>773,95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365]+10" office:value-type="float" office:value="13601">
            <text:p>13601</text:p>
          </table:table-cell>
          <table:table-cell table:formula="of:=([.P1366]^3)*[.K$22]+([.P1366]^2)*[.K$2]+[.P1366]*[.MK1574]" office:value-type="float" office:value="775.09637219">
            <text:p>775,09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366]+10" office:value-type="float" office:value="13611">
            <text:p>13611</text:p>
          </table:table-cell>
          <table:table-cell table:formula="of:=([.P1367]^3)*[.K$22]+([.P1367]^2)*[.K$2]+[.P1367]*[.MK1575]" office:value-type="float" office:value="776.23655499">
            <text:p>776,23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367]+10" office:value-type="float" office:value="13621">
            <text:p>13621</text:p>
          </table:table-cell>
          <table:table-cell table:formula="of:=([.P1368]^3)*[.K$22]+([.P1368]^2)*[.K$2]+[.P1368]*[.MK1576]" office:value-type="float" office:value="777.37757579">
            <text:p>777,37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368]+10" office:value-type="float" office:value="13631">
            <text:p>13631</text:p>
          </table:table-cell>
          <table:table-cell table:formula="of:=([.P1369]^3)*[.K$22]+([.P1369]^2)*[.K$2]+[.P1369]*[.MK1577]" office:value-type="float" office:value="778.51943459">
            <text:p>778,51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369]+10" office:value-type="float" office:value="13641">
            <text:p>13641</text:p>
          </table:table-cell>
          <table:table-cell table:formula="of:=([.P1370]^3)*[.K$22]+([.P1370]^2)*[.K$2]+[.P1370]*[.MK1578]" office:value-type="float" office:value="779.66213139">
            <text:p>779,66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370]+10" office:value-type="float" office:value="13651">
            <text:p>13651</text:p>
          </table:table-cell>
          <table:table-cell table:formula="of:=([.P1371]^3)*[.K$22]+([.P1371]^2)*[.K$2]+[.P1371]*[.MK1579]" office:value-type="float" office:value="780.80566619">
            <text:p>780,80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371]+10" office:value-type="float" office:value="13661">
            <text:p>13661</text:p>
          </table:table-cell>
          <table:table-cell table:formula="of:=([.P1372]^3)*[.K$22]+([.P1372]^2)*[.K$2]+[.P1372]*[.MK1580]" office:value-type="float" office:value="781.95003899">
            <text:p>781,95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372]+10" office:value-type="float" office:value="13671">
            <text:p>13671</text:p>
          </table:table-cell>
          <table:table-cell table:formula="of:=([.P1373]^3)*[.K$22]+([.P1373]^2)*[.K$2]+[.P1373]*[.MK1581]" office:value-type="float" office:value="783.09524979">
            <text:p>783,09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373]+10" office:value-type="float" office:value="13681">
            <text:p>13681</text:p>
          </table:table-cell>
          <table:table-cell table:formula="of:=([.P1374]^3)*[.K$22]+([.P1374]^2)*[.K$2]+[.P1374]*[.MK1582]" office:value-type="float" office:value="784.24129859">
            <text:p>784,24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374]+10" office:value-type="float" office:value="13691">
            <text:p>13691</text:p>
          </table:table-cell>
          <table:table-cell table:formula="of:=([.P1375]^3)*[.K$22]+([.P1375]^2)*[.K$2]+[.P1375]*[.MK1583]" office:value-type="float" office:value="785.38818539">
            <text:p>785,38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375]+10" office:value-type="float" office:value="13701">
            <text:p>13701</text:p>
          </table:table-cell>
          <table:table-cell table:formula="of:=([.P1376]^3)*[.K$22]+([.P1376]^2)*[.K$2]+[.P1376]*[.MK1584]" office:value-type="float" office:value="786.53591019">
            <text:p>786,53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376]+10" office:value-type="float" office:value="13711">
            <text:p>13711</text:p>
          </table:table-cell>
          <table:table-cell table:formula="of:=([.P1377]^3)*[.K$22]+([.P1377]^2)*[.K$2]+[.P1377]*[.MK1585]" office:value-type="float" office:value="787.68447299">
            <text:p>787,68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377]+10" office:value-type="float" office:value="13721">
            <text:p>13721</text:p>
          </table:table-cell>
          <table:table-cell table:formula="of:=([.P1378]^3)*[.K$22]+([.P1378]^2)*[.K$2]+[.P1378]*[.MK1586]" office:value-type="float" office:value="788.83387379">
            <text:p>788,83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378]+10" office:value-type="float" office:value="13731">
            <text:p>13731</text:p>
          </table:table-cell>
          <table:table-cell table:formula="of:=([.P1379]^3)*[.K$22]+([.P1379]^2)*[.K$2]+[.P1379]*[.MK1587]" office:value-type="float" office:value="789.98411259">
            <text:p>789,98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379]+10" office:value-type="float" office:value="13741">
            <text:p>13741</text:p>
          </table:table-cell>
          <table:table-cell table:formula="of:=([.P1380]^3)*[.K$22]+([.P1380]^2)*[.K$2]+[.P1380]*[.MK1588]" office:value-type="float" office:value="791.13518939">
            <text:p>791,13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380]+10" office:value-type="float" office:value="13751">
            <text:p>13751</text:p>
          </table:table-cell>
          <table:table-cell table:formula="of:=([.P1381]^3)*[.K$22]+([.P1381]^2)*[.K$2]+[.P1381]*[.MK1589]" office:value-type="float" office:value="792.28710419">
            <text:p>792,28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381]+10" office:value-type="float" office:value="13761">
            <text:p>13761</text:p>
          </table:table-cell>
          <table:table-cell table:formula="of:=([.P1382]^3)*[.K$22]+([.P1382]^2)*[.K$2]+[.P1382]*[.MK1590]" office:value-type="float" office:value="793.43985699">
            <text:p>793,44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382]+10" office:value-type="float" office:value="13771">
            <text:p>13771</text:p>
          </table:table-cell>
          <table:table-cell table:formula="of:=([.P1383]^3)*[.K$22]+([.P1383]^2)*[.K$2]+[.P1383]*[.MK1591]" office:value-type="float" office:value="794.59344779">
            <text:p>794,59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383]+10" office:value-type="float" office:value="13781">
            <text:p>13781</text:p>
          </table:table-cell>
          <table:table-cell table:formula="of:=([.P1384]^3)*[.K$22]+([.P1384]^2)*[.K$2]+[.P1384]*[.MK1592]" office:value-type="float" office:value="795.74787659">
            <text:p>795,74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384]+10" office:value-type="float" office:value="13791">
            <text:p>13791</text:p>
          </table:table-cell>
          <table:table-cell table:formula="of:=([.P1385]^3)*[.K$22]+([.P1385]^2)*[.K$2]+[.P1385]*[.MK1593]" office:value-type="float" office:value="796.90314339">
            <text:p>796,90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385]+10" office:value-type="float" office:value="13801">
            <text:p>13801</text:p>
          </table:table-cell>
          <table:table-cell table:formula="of:=([.P1386]^3)*[.K$22]+([.P1386]^2)*[.K$2]+[.P1386]*[.MK1594]" office:value-type="float" office:value="798.05924819">
            <text:p>798,05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386]+10" office:value-type="float" office:value="13811">
            <text:p>13811</text:p>
          </table:table-cell>
          <table:table-cell table:formula="of:=([.P1387]^3)*[.K$22]+([.P1387]^2)*[.K$2]+[.P1387]*[.MK1595]" office:value-type="float" office:value="799.21619099">
            <text:p>799,21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387]+10" office:value-type="float" office:value="13821">
            <text:p>13821</text:p>
          </table:table-cell>
          <table:table-cell table:formula="of:=([.P1388]^3)*[.K$22]+([.P1388]^2)*[.K$2]+[.P1388]*[.MK1596]" office:value-type="float" office:value="800.37397179">
            <text:p>800,37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388]+10" office:value-type="float" office:value="13831">
            <text:p>13831</text:p>
          </table:table-cell>
          <table:table-cell table:formula="of:=([.P1389]^3)*[.K$22]+([.P1389]^2)*[.K$2]+[.P1389]*[.MK1597]" office:value-type="float" office:value="801.53259059">
            <text:p>801,53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389]+10" office:value-type="float" office:value="13841">
            <text:p>13841</text:p>
          </table:table-cell>
          <table:table-cell table:formula="of:=([.P1390]^3)*[.K$22]+([.P1390]^2)*[.K$2]+[.P1390]*[.MK1598]" office:value-type="float" office:value="802.69204739">
            <text:p>802,69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390]+10" office:value-type="float" office:value="13851">
            <text:p>13851</text:p>
          </table:table-cell>
          <table:table-cell table:formula="of:=([.P1391]^3)*[.K$22]+([.P1391]^2)*[.K$2]+[.P1391]*[.MK1599]" office:value-type="float" office:value="803.85234219">
            <text:p>803,85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391]+10" office:value-type="float" office:value="13861">
            <text:p>13861</text:p>
          </table:table-cell>
          <table:table-cell table:formula="of:=([.P1392]^3)*[.K$22]+([.P1392]^2)*[.K$2]+[.P1392]*[.MK1600]" office:value-type="float" office:value="805.01347499">
            <text:p>805,01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392]+10" office:value-type="float" office:value="13871">
            <text:p>13871</text:p>
          </table:table-cell>
          <table:table-cell table:formula="of:=([.P1393]^3)*[.K$22]+([.P1393]^2)*[.K$2]+[.P1393]*[.MK1601]" office:value-type="float" office:value="806.17544579">
            <text:p>806,17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393]+10" office:value-type="float" office:value="13881">
            <text:p>13881</text:p>
          </table:table-cell>
          <table:table-cell table:formula="of:=([.P1394]^3)*[.K$22]+([.P1394]^2)*[.K$2]+[.P1394]*[.MK1602]" office:value-type="float" office:value="807.33825459">
            <text:p>807,33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394]+10" office:value-type="float" office:value="13891">
            <text:p>13891</text:p>
          </table:table-cell>
          <table:table-cell table:formula="of:=([.P1395]^3)*[.K$22]+([.P1395]^2)*[.K$2]+[.P1395]*[.MK1603]" office:value-type="float" office:value="808.50190139">
            <text:p>808,50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395]+10" office:value-type="float" office:value="13901">
            <text:p>13901</text:p>
          </table:table-cell>
          <table:table-cell table:formula="of:=([.P1396]^3)*[.K$22]+([.P1396]^2)*[.K$2]+[.P1396]*[.MK1604]" office:value-type="float" office:value="809.66638619">
            <text:p>809,66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396]+10" office:value-type="float" office:value="13911">
            <text:p>13911</text:p>
          </table:table-cell>
          <table:table-cell table:formula="of:=([.P1397]^3)*[.K$22]+([.P1397]^2)*[.K$2]+[.P1397]*[.MK1605]" office:value-type="float" office:value="810.83170899">
            <text:p>810,83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397]+10" office:value-type="float" office:value="13921">
            <text:p>13921</text:p>
          </table:table-cell>
          <table:table-cell table:formula="of:=([.P1398]^3)*[.K$22]+([.P1398]^2)*[.K$2]+[.P1398]*[.MK1606]" office:value-type="float" office:value="811.99786979">
            <text:p>811,99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398]+10" office:value-type="float" office:value="13931">
            <text:p>13931</text:p>
          </table:table-cell>
          <table:table-cell table:formula="of:=([.P1399]^3)*[.K$22]+([.P1399]^2)*[.K$2]+[.P1399]*[.MK1607]" office:value-type="float" office:value="813.16486859">
            <text:p>813,16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399]+10" office:value-type="float" office:value="13941">
            <text:p>13941</text:p>
          </table:table-cell>
          <table:table-cell table:formula="of:=([.P1400]^3)*[.K$22]+([.P1400]^2)*[.K$2]+[.P1400]*[.MK1608]" office:value-type="float" office:value="814.33270539">
            <text:p>814,33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400]+10" office:value-type="float" office:value="13951">
            <text:p>13951</text:p>
          </table:table-cell>
          <table:table-cell table:formula="of:=([.P1401]^3)*[.K$22]+([.P1401]^2)*[.K$2]+[.P1401]*[.MK1609]" office:value-type="float" office:value="815.50138019">
            <text:p>815,50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401]+10" office:value-type="float" office:value="13961">
            <text:p>13961</text:p>
          </table:table-cell>
          <table:table-cell table:formula="of:=([.P1402]^3)*[.K$22]+([.P1402]^2)*[.K$2]+[.P1402]*[.MK1610]" office:value-type="float" office:value="816.67089299">
            <text:p>816,67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402]+10" office:value-type="float" office:value="13971">
            <text:p>13971</text:p>
          </table:table-cell>
          <table:table-cell table:formula="of:=([.P1403]^3)*[.K$22]+([.P1403]^2)*[.K$2]+[.P1403]*[.MK1611]" office:value-type="float" office:value="817.84124379">
            <text:p>817,84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403]+10" office:value-type="float" office:value="13981">
            <text:p>13981</text:p>
          </table:table-cell>
          <table:table-cell table:formula="of:=([.P1404]^3)*[.K$22]+([.P1404]^2)*[.K$2]+[.P1404]*[.MK1612]" office:value-type="float" office:value="819.01243259">
            <text:p>819,01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404]+10" office:value-type="float" office:value="13991">
            <text:p>13991</text:p>
          </table:table-cell>
          <table:table-cell table:formula="of:=([.P1405]^3)*[.K$22]+([.P1405]^2)*[.K$2]+[.P1405]*[.MK1613]" office:value-type="float" office:value="820.18445939">
            <text:p>820,18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405]+10" office:value-type="float" office:value="14001">
            <text:p>14001</text:p>
          </table:table-cell>
          <table:table-cell table:formula="of:=([.P1406]^3)*[.K$22]+([.P1406]^2)*[.K$2]+[.P1406]*[.MK1614]" office:value-type="float" office:value="821.35732419">
            <text:p>821,35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406]+10" office:value-type="float" office:value="14011">
            <text:p>14011</text:p>
          </table:table-cell>
          <table:table-cell table:formula="of:=([.P1407]^3)*[.K$22]+([.P1407]^2)*[.K$2]+[.P1407]*[.MK1615]" office:value-type="float" office:value="822.53102699">
            <text:p>822,53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407]+10" office:value-type="float" office:value="14021">
            <text:p>14021</text:p>
          </table:table-cell>
          <table:table-cell table:formula="of:=([.P1408]^3)*[.K$22]+([.P1408]^2)*[.K$2]+[.P1408]*[.MK1616]" office:value-type="float" office:value="823.70556779">
            <text:p>823,70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408]+10" office:value-type="float" office:value="14031">
            <text:p>14031</text:p>
          </table:table-cell>
          <table:table-cell table:formula="of:=([.P1409]^3)*[.K$22]+([.P1409]^2)*[.K$2]+[.P1409]*[.MK1617]" office:value-type="float" office:value="824.88094659">
            <text:p>824,88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409]+10" office:value-type="float" office:value="14041">
            <text:p>14041</text:p>
          </table:table-cell>
          <table:table-cell table:formula="of:=([.P1410]^3)*[.K$22]+([.P1410]^2)*[.K$2]+[.P1410]*[.MK1618]" office:value-type="float" office:value="826.05716339">
            <text:p>826,05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410]+10" office:value-type="float" office:value="14051">
            <text:p>14051</text:p>
          </table:table-cell>
          <table:table-cell table:formula="of:=([.P1411]^3)*[.K$22]+([.P1411]^2)*[.K$2]+[.P1411]*[.MK1619]" office:value-type="float" office:value="827.23421819">
            <text:p>827,23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411]+10" office:value-type="float" office:value="14061">
            <text:p>14061</text:p>
          </table:table-cell>
          <table:table-cell table:formula="of:=([.P1412]^3)*[.K$22]+([.P1412]^2)*[.K$2]+[.P1412]*[.MK1620]" office:value-type="float" office:value="828.41211099">
            <text:p>828,41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412]+10" office:value-type="float" office:value="14071">
            <text:p>14071</text:p>
          </table:table-cell>
          <table:table-cell table:formula="of:=([.P1413]^3)*[.K$22]+([.P1413]^2)*[.K$2]+[.P1413]*[.MK1621]" office:value-type="float" office:value="829.59084179">
            <text:p>829,59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413]+10" office:value-type="float" office:value="14081">
            <text:p>14081</text:p>
          </table:table-cell>
          <table:table-cell table:formula="of:=([.P1414]^3)*[.K$22]+([.P1414]^2)*[.K$2]+[.P1414]*[.MK1622]" office:value-type="float" office:value="830.77041059">
            <text:p>830,77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414]+10" office:value-type="float" office:value="14091">
            <text:p>14091</text:p>
          </table:table-cell>
          <table:table-cell table:formula="of:=([.P1415]^3)*[.K$22]+([.P1415]^2)*[.K$2]+[.P1415]*[.MK1623]" office:value-type="float" office:value="831.95081739">
            <text:p>831,95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415]+10" office:value-type="float" office:value="14101">
            <text:p>14101</text:p>
          </table:table-cell>
          <table:table-cell table:formula="of:=([.P1416]^3)*[.K$22]+([.P1416]^2)*[.K$2]+[.P1416]*[.MK1624]" office:value-type="float" office:value="833.13206219">
            <text:p>833,13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416]+10" office:value-type="float" office:value="14111">
            <text:p>14111</text:p>
          </table:table-cell>
          <table:table-cell table:formula="of:=([.P1417]^3)*[.K$22]+([.P1417]^2)*[.K$2]+[.P1417]*[.MK1625]" office:value-type="float" office:value="834.31414499">
            <text:p>834,31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417]+10" office:value-type="float" office:value="14121">
            <text:p>14121</text:p>
          </table:table-cell>
          <table:table-cell table:formula="of:=([.P1418]^3)*[.K$22]+([.P1418]^2)*[.K$2]+[.P1418]*[.MK1626]" office:value-type="float" office:value="835.49706579">
            <text:p>835,49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418]+10" office:value-type="float" office:value="14131">
            <text:p>14131</text:p>
          </table:table-cell>
          <table:table-cell table:formula="of:=([.P1419]^3)*[.K$22]+([.P1419]^2)*[.K$2]+[.P1419]*[.MK1627]" office:value-type="float" office:value="836.68082459">
            <text:p>836,68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419]+10" office:value-type="float" office:value="14141">
            <text:p>14141</text:p>
          </table:table-cell>
          <table:table-cell table:formula="of:=([.P1420]^3)*[.K$22]+([.P1420]^2)*[.K$2]+[.P1420]*[.MK1628]" office:value-type="float" office:value="837.86542139">
            <text:p>837,86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420]+10" office:value-type="float" office:value="14151">
            <text:p>14151</text:p>
          </table:table-cell>
          <table:table-cell table:formula="of:=([.P1421]^3)*[.K$22]+([.P1421]^2)*[.K$2]+[.P1421]*[.MK1629]" office:value-type="float" office:value="839.05085619">
            <text:p>839,05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421]+10" office:value-type="float" office:value="14161">
            <text:p>14161</text:p>
          </table:table-cell>
          <table:table-cell table:formula="of:=([.P1422]^3)*[.K$22]+([.P1422]^2)*[.K$2]+[.P1422]*[.MK1630]" office:value-type="float" office:value="840.23712899">
            <text:p>840,23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422]+10" office:value-type="float" office:value="14171">
            <text:p>14171</text:p>
          </table:table-cell>
          <table:table-cell table:formula="of:=([.P1423]^3)*[.K$22]+([.P1423]^2)*[.K$2]+[.P1423]*[.MK1631]" office:value-type="float" office:value="841.42423979">
            <text:p>841,42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423]+10" office:value-type="float" office:value="14181">
            <text:p>14181</text:p>
          </table:table-cell>
          <table:table-cell table:formula="of:=([.P1424]^3)*[.K$22]+([.P1424]^2)*[.K$2]+[.P1424]*[.MK1632]" office:value-type="float" office:value="842.61218859">
            <text:p>842,61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424]+10" office:value-type="float" office:value="14191">
            <text:p>14191</text:p>
          </table:table-cell>
          <table:table-cell table:formula="of:=([.P1425]^3)*[.K$22]+([.P1425]^2)*[.K$2]+[.P1425]*[.MK1633]" office:value-type="float" office:value="843.80097539">
            <text:p>843,80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425]+10" office:value-type="float" office:value="14201">
            <text:p>14201</text:p>
          </table:table-cell>
          <table:table-cell table:formula="of:=([.P1426]^3)*[.K$22]+([.P1426]^2)*[.K$2]+[.P1426]*[.MK1634]" office:value-type="float" office:value="844.99060019">
            <text:p>844,99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426]+10" office:value-type="float" office:value="14211">
            <text:p>14211</text:p>
          </table:table-cell>
          <table:table-cell table:formula="of:=([.P1427]^3)*[.K$22]+([.P1427]^2)*[.K$2]+[.P1427]*[.MK1635]" office:value-type="float" office:value="846.18106299">
            <text:p>846,18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427]+10" office:value-type="float" office:value="14221">
            <text:p>14221</text:p>
          </table:table-cell>
          <table:table-cell table:formula="of:=([.P1428]^3)*[.K$22]+([.P1428]^2)*[.K$2]+[.P1428]*[.MK1636]" office:value-type="float" office:value="847.37236379">
            <text:p>847,37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428]+10" office:value-type="float" office:value="14231">
            <text:p>14231</text:p>
          </table:table-cell>
          <table:table-cell table:formula="of:=([.P1429]^3)*[.K$22]+([.P1429]^2)*[.K$2]+[.P1429]*[.MK1637]" office:value-type="float" office:value="848.56450259">
            <text:p>848,56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429]+10" office:value-type="float" office:value="14241">
            <text:p>14241</text:p>
          </table:table-cell>
          <table:table-cell table:formula="of:=([.P1430]^3)*[.K$22]+([.P1430]^2)*[.K$2]+[.P1430]*[.MK1638]" office:value-type="float" office:value="849.75747939">
            <text:p>849,75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430]+10" office:value-type="float" office:value="14251">
            <text:p>14251</text:p>
          </table:table-cell>
          <table:table-cell table:formula="of:=([.P1431]^3)*[.K$22]+([.P1431]^2)*[.K$2]+[.P1431]*[.MK1639]" office:value-type="float" office:value="850.95129419">
            <text:p>850,95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431]+10" office:value-type="float" office:value="14261">
            <text:p>14261</text:p>
          </table:table-cell>
          <table:table-cell table:formula="of:=([.P1432]^3)*[.K$22]+([.P1432]^2)*[.K$2]+[.P1432]*[.MK1640]" office:value-type="float" office:value="852.14594699">
            <text:p>852,14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432]+10" office:value-type="float" office:value="14271">
            <text:p>14271</text:p>
          </table:table-cell>
          <table:table-cell table:formula="of:=([.P1433]^3)*[.K$22]+([.P1433]^2)*[.K$2]+[.P1433]*[.MK1641]" office:value-type="float" office:value="853.34143779">
            <text:p>853,34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433]+10" office:value-type="float" office:value="14281">
            <text:p>14281</text:p>
          </table:table-cell>
          <table:table-cell table:formula="of:=([.P1434]^3)*[.K$22]+([.P1434]^2)*[.K$2]+[.P1434]*[.MK1642]" office:value-type="float" office:value="854.53776659">
            <text:p>854,53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434]+10" office:value-type="float" office:value="14291">
            <text:p>14291</text:p>
          </table:table-cell>
          <table:table-cell table:formula="of:=([.P1435]^3)*[.K$22]+([.P1435]^2)*[.K$2]+[.P1435]*[.MK1643]" office:value-type="float" office:value="855.73493339">
            <text:p>855,73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435]+10" office:value-type="float" office:value="14301">
            <text:p>14301</text:p>
          </table:table-cell>
          <table:table-cell table:formula="of:=([.P1436]^3)*[.K$22]+([.P1436]^2)*[.K$2]+[.P1436]*[.MK1644]" office:value-type="float" office:value="856.93293819">
            <text:p>856,93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436]+10" office:value-type="float" office:value="14311">
            <text:p>14311</text:p>
          </table:table-cell>
          <table:table-cell table:formula="of:=([.P1437]^3)*[.K$22]+([.P1437]^2)*[.K$2]+[.P1437]*[.MK1645]" office:value-type="float" office:value="858.13178099">
            <text:p>858,13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437]+10" office:value-type="float" office:value="14321">
            <text:p>14321</text:p>
          </table:table-cell>
          <table:table-cell table:formula="of:=([.P1438]^3)*[.K$22]+([.P1438]^2)*[.K$2]+[.P1438]*[.MK1646]" office:value-type="float" office:value="859.33146179">
            <text:p>859,33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438]+10" office:value-type="float" office:value="14331">
            <text:p>14331</text:p>
          </table:table-cell>
          <table:table-cell table:formula="of:=([.P1439]^3)*[.K$22]+([.P1439]^2)*[.K$2]+[.P1439]*[.MK1647]" office:value-type="float" office:value="860.53198059">
            <text:p>860,53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439]+10" office:value-type="float" office:value="14341">
            <text:p>14341</text:p>
          </table:table-cell>
          <table:table-cell table:formula="of:=([.P1440]^3)*[.K$22]+([.P1440]^2)*[.K$2]+[.P1440]*[.MK1648]" office:value-type="float" office:value="861.73333739">
            <text:p>861,73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440]+10" office:value-type="float" office:value="14351">
            <text:p>14351</text:p>
          </table:table-cell>
          <table:table-cell table:formula="of:=([.P1441]^3)*[.K$22]+([.P1441]^2)*[.K$2]+[.P1441]*[.MK1649]" office:value-type="float" office:value="862.93553219">
            <text:p>862,93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441]+10" office:value-type="float" office:value="14361">
            <text:p>14361</text:p>
          </table:table-cell>
          <table:table-cell table:formula="of:=([.P1442]^3)*[.K$22]+([.P1442]^2)*[.K$2]+[.P1442]*[.MK1650]" office:value-type="float" office:value="864.13856499">
            <text:p>864,13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442]+10" office:value-type="float" office:value="14371">
            <text:p>14371</text:p>
          </table:table-cell>
          <table:table-cell table:formula="of:=([.P1443]^3)*[.K$22]+([.P1443]^2)*[.K$2]+[.P1443]*[.MK1651]" office:value-type="float" office:value="865.34243579">
            <text:p>865,34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443]+10" office:value-type="float" office:value="14381">
            <text:p>14381</text:p>
          </table:table-cell>
          <table:table-cell table:formula="of:=([.P1444]^3)*[.K$22]+([.P1444]^2)*[.K$2]+[.P1444]*[.MK1652]" office:value-type="float" office:value="866.54714459">
            <text:p>866,54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444]+10" office:value-type="float" office:value="14391">
            <text:p>14391</text:p>
          </table:table-cell>
          <table:table-cell table:formula="of:=([.P1445]^3)*[.K$22]+([.P1445]^2)*[.K$2]+[.P1445]*[.MK1653]" office:value-type="float" office:value="867.75269139">
            <text:p>867,75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445]+10" office:value-type="float" office:value="14401">
            <text:p>14401</text:p>
          </table:table-cell>
          <table:table-cell table:formula="of:=([.P1446]^3)*[.K$22]+([.P1446]^2)*[.K$2]+[.P1446]*[.MK1654]" office:value-type="float" office:value="868.95907619">
            <text:p>868,95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446]+10" office:value-type="float" office:value="14411">
            <text:p>14411</text:p>
          </table:table-cell>
          <table:table-cell table:formula="of:=([.P1447]^3)*[.K$22]+([.P1447]^2)*[.K$2]+[.P1447]*[.MK1655]" office:value-type="float" office:value="870.16629899">
            <text:p>870,16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447]+10" office:value-type="float" office:value="14421">
            <text:p>14421</text:p>
          </table:table-cell>
          <table:table-cell table:formula="of:=([.P1448]^3)*[.K$22]+([.P1448]^2)*[.K$2]+[.P1448]*[.MK1656]" office:value-type="float" office:value="871.37435979">
            <text:p>871,37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448]+10" office:value-type="float" office:value="14431">
            <text:p>14431</text:p>
          </table:table-cell>
          <table:table-cell table:formula="of:=([.P1449]^3)*[.K$22]+([.P1449]^2)*[.K$2]+[.P1449]*[.MK1657]" office:value-type="float" office:value="872.58325859">
            <text:p>872,58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449]+10" office:value-type="float" office:value="14441">
            <text:p>14441</text:p>
          </table:table-cell>
          <table:table-cell table:formula="of:=([.P1450]^3)*[.K$22]+([.P1450]^2)*[.K$2]+[.P1450]*[.MK1658]" office:value-type="float" office:value="873.79299539">
            <text:p>873,79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450]+10" office:value-type="float" office:value="14451">
            <text:p>14451</text:p>
          </table:table-cell>
          <table:table-cell table:formula="of:=([.P1451]^3)*[.K$22]+([.P1451]^2)*[.K$2]+[.P1451]*[.MK1659]" office:value-type="float" office:value="875.00357019">
            <text:p>875,00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451]+10" office:value-type="float" office:value="14461">
            <text:p>14461</text:p>
          </table:table-cell>
          <table:table-cell table:formula="of:=([.P1452]^3)*[.K$22]+([.P1452]^2)*[.K$2]+[.P1452]*[.MK1660]" office:value-type="float" office:value="876.21498299">
            <text:p>876,21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452]+10" office:value-type="float" office:value="14471">
            <text:p>14471</text:p>
          </table:table-cell>
          <table:table-cell table:formula="of:=([.P1453]^3)*[.K$22]+([.P1453]^2)*[.K$2]+[.P1453]*[.MK1661]" office:value-type="float" office:value="877.42723379">
            <text:p>877,42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453]+10" office:value-type="float" office:value="14481">
            <text:p>14481</text:p>
          </table:table-cell>
          <table:table-cell table:formula="of:=([.P1454]^3)*[.K$22]+([.P1454]^2)*[.K$2]+[.P1454]*[.MK1662]" office:value-type="float" office:value="878.64032259">
            <text:p>878,64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454]+10" office:value-type="float" office:value="14491">
            <text:p>14491</text:p>
          </table:table-cell>
          <table:table-cell table:formula="of:=([.P1455]^3)*[.K$22]+([.P1455]^2)*[.K$2]+[.P1455]*[.MK1663]" office:value-type="float" office:value="879.85424939">
            <text:p>879,85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455]+10" office:value-type="float" office:value="14501">
            <text:p>14501</text:p>
          </table:table-cell>
          <table:table-cell table:formula="of:=([.P1456]^3)*[.K$22]+([.P1456]^2)*[.K$2]+[.P1456]*[.MK1664]" office:value-type="float" office:value="881.06901419">
            <text:p>881,06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456]+10" office:value-type="float" office:value="14511">
            <text:p>14511</text:p>
          </table:table-cell>
          <table:table-cell table:formula="of:=([.P1457]^3)*[.K$22]+([.P1457]^2)*[.K$2]+[.P1457]*[.MK1665]" office:value-type="float" office:value="882.28461699">
            <text:p>882,28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457]+10" office:value-type="float" office:value="14521">
            <text:p>14521</text:p>
          </table:table-cell>
          <table:table-cell table:formula="of:=([.P1458]^3)*[.K$22]+([.P1458]^2)*[.K$2]+[.P1458]*[.MK1666]" office:value-type="float" office:value="883.50105779">
            <text:p>883,50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458]+10" office:value-type="float" office:value="14531">
            <text:p>14531</text:p>
          </table:table-cell>
          <table:table-cell table:formula="of:=([.P1459]^3)*[.K$22]+([.P1459]^2)*[.K$2]+[.P1459]*[.MK1667]" office:value-type="float" office:value="884.71833659">
            <text:p>884,71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459]+10" office:value-type="float" office:value="14541">
            <text:p>14541</text:p>
          </table:table-cell>
          <table:table-cell table:formula="of:=([.P1460]^3)*[.K$22]+([.P1460]^2)*[.K$2]+[.P1460]*[.MK1668]" office:value-type="float" office:value="885.93645339">
            <text:p>885,93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460]+10" office:value-type="float" office:value="14551">
            <text:p>14551</text:p>
          </table:table-cell>
          <table:table-cell table:formula="of:=([.P1461]^3)*[.K$22]+([.P1461]^2)*[.K$2]+[.P1461]*[.MK1669]" office:value-type="float" office:value="887.15540819">
            <text:p>887,15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461]+10" office:value-type="float" office:value="14561">
            <text:p>14561</text:p>
          </table:table-cell>
          <table:table-cell table:formula="of:=([.P1462]^3)*[.K$22]+([.P1462]^2)*[.K$2]+[.P1462]*[.MK1670]" office:value-type="float" office:value="888.37520099">
            <text:p>888,37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462]+10" office:value-type="float" office:value="14571">
            <text:p>14571</text:p>
          </table:table-cell>
          <table:table-cell table:formula="of:=([.P1463]^3)*[.K$22]+([.P1463]^2)*[.K$2]+[.P1463]*[.MK1671]" office:value-type="float" office:value="889.59583179">
            <text:p>889,59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463]+10" office:value-type="float" office:value="14581">
            <text:p>14581</text:p>
          </table:table-cell>
          <table:table-cell table:formula="of:=([.P1464]^3)*[.K$22]+([.P1464]^2)*[.K$2]+[.P1464]*[.MK1672]" office:value-type="float" office:value="890.81730059">
            <text:p>890,81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464]+10" office:value-type="float" office:value="14591">
            <text:p>14591</text:p>
          </table:table-cell>
          <table:table-cell table:formula="of:=([.P1465]^3)*[.K$22]+([.P1465]^2)*[.K$2]+[.P1465]*[.MK1673]" office:value-type="float" office:value="892.03960739">
            <text:p>892,04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465]+10" office:value-type="float" office:value="14601">
            <text:p>14601</text:p>
          </table:table-cell>
          <table:table-cell table:formula="of:=([.P1466]^3)*[.K$22]+([.P1466]^2)*[.K$2]+[.P1466]*[.MK1674]" office:value-type="float" office:value="893.26275219">
            <text:p>893,26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466]+10" office:value-type="float" office:value="14611">
            <text:p>14611</text:p>
          </table:table-cell>
          <table:table-cell table:formula="of:=([.P1467]^3)*[.K$22]+([.P1467]^2)*[.K$2]+[.P1467]*[.MK1675]" office:value-type="float" office:value="894.48673499">
            <text:p>894,48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467]+10" office:value-type="float" office:value="14621">
            <text:p>14621</text:p>
          </table:table-cell>
          <table:table-cell table:formula="of:=([.P1468]^3)*[.K$22]+([.P1468]^2)*[.K$2]+[.P1468]*[.MK1676]" office:value-type="float" office:value="895.71155579">
            <text:p>895,71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468]+10" office:value-type="float" office:value="14631">
            <text:p>14631</text:p>
          </table:table-cell>
          <table:table-cell table:formula="of:=([.P1469]^3)*[.K$22]+([.P1469]^2)*[.K$2]+[.P1469]*[.MK1677]" office:value-type="float" office:value="896.93721459">
            <text:p>896,93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469]+10" office:value-type="float" office:value="14641">
            <text:p>14641</text:p>
          </table:table-cell>
          <table:table-cell table:formula="of:=([.P1470]^3)*[.K$22]+([.P1470]^2)*[.K$2]+[.P1470]*[.MK1678]" office:value-type="float" office:value="898.16371139">
            <text:p>898,16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470]+10" office:value-type="float" office:value="14651">
            <text:p>14651</text:p>
          </table:table-cell>
          <table:table-cell table:formula="of:=([.P1471]^3)*[.K$22]+([.P1471]^2)*[.K$2]+[.P1471]*[.MK1679]" office:value-type="float" office:value="899.39104619">
            <text:p>899,39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471]+10" office:value-type="float" office:value="14661">
            <text:p>14661</text:p>
          </table:table-cell>
          <table:table-cell table:formula="of:=([.P1472]^3)*[.K$22]+([.P1472]^2)*[.K$2]+[.P1472]*[.MK1680]" office:value-type="float" office:value="900.61921899">
            <text:p>900,61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472]+10" office:value-type="float" office:value="14671">
            <text:p>14671</text:p>
          </table:table-cell>
          <table:table-cell table:formula="of:=([.P1473]^3)*[.K$22]+([.P1473]^2)*[.K$2]+[.P1473]*[.MK1681]" office:value-type="float" office:value="901.84822979">
            <text:p>901,84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473]+10" office:value-type="float" office:value="14681">
            <text:p>14681</text:p>
          </table:table-cell>
          <table:table-cell table:formula="of:=([.P1474]^3)*[.K$22]+([.P1474]^2)*[.K$2]+[.P1474]*[.MK1682]" office:value-type="float" office:value="903.07807859">
            <text:p>903,07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474]+10" office:value-type="float" office:value="14691">
            <text:p>14691</text:p>
          </table:table-cell>
          <table:table-cell table:formula="of:=([.P1475]^3)*[.K$22]+([.P1475]^2)*[.K$2]+[.P1475]*[.MK1683]" office:value-type="float" office:value="904.30876539">
            <text:p>904,30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475]+10" office:value-type="float" office:value="14701">
            <text:p>14701</text:p>
          </table:table-cell>
          <table:table-cell table:formula="of:=([.P1476]^3)*[.K$22]+([.P1476]^2)*[.K$2]+[.P1476]*[.MK1684]" office:value-type="float" office:value="905.54029019">
            <text:p>905,54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476]+10" office:value-type="float" office:value="14711">
            <text:p>14711</text:p>
          </table:table-cell>
          <table:table-cell table:formula="of:=([.P1477]^3)*[.K$22]+([.P1477]^2)*[.K$2]+[.P1477]*[.MK1685]" office:value-type="float" office:value="906.77265299">
            <text:p>906,77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477]+10" office:value-type="float" office:value="14721">
            <text:p>14721</text:p>
          </table:table-cell>
          <table:table-cell table:formula="of:=([.P1478]^3)*[.K$22]+([.P1478]^2)*[.K$2]+[.P1478]*[.MK1686]" office:value-type="float" office:value="908.00585379">
            <text:p>908,00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478]+10" office:value-type="float" office:value="14731">
            <text:p>14731</text:p>
          </table:table-cell>
          <table:table-cell table:formula="of:=([.P1479]^3)*[.K$22]+([.P1479]^2)*[.K$2]+[.P1479]*[.MK1687]" office:value-type="float" office:value="909.23989259">
            <text:p>909,24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479]+10" office:value-type="float" office:value="14741">
            <text:p>14741</text:p>
          </table:table-cell>
          <table:table-cell table:formula="of:=([.P1480]^3)*[.K$22]+([.P1480]^2)*[.K$2]+[.P1480]*[.MK1688]" office:value-type="float" office:value="910.47476939">
            <text:p>910,47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480]+10" office:value-type="float" office:value="14751">
            <text:p>14751</text:p>
          </table:table-cell>
          <table:table-cell table:formula="of:=([.P1481]^3)*[.K$22]+([.P1481]^2)*[.K$2]+[.P1481]*[.MK1689]" office:value-type="float" office:value="911.71048419">
            <text:p>911,71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481]+10" office:value-type="float" office:value="14761">
            <text:p>14761</text:p>
          </table:table-cell>
          <table:table-cell table:formula="of:=([.P1482]^3)*[.K$22]+([.P1482]^2)*[.K$2]+[.P1482]*[.MK1690]" office:value-type="float" office:value="912.94703699">
            <text:p>912,94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482]+10" office:value-type="float" office:value="14771">
            <text:p>14771</text:p>
          </table:table-cell>
          <table:table-cell table:formula="of:=([.P1483]^3)*[.K$22]+([.P1483]^2)*[.K$2]+[.P1483]*[.MK1691]" office:value-type="float" office:value="914.18442779">
            <text:p>914,18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483]+10" office:value-type="float" office:value="14781">
            <text:p>14781</text:p>
          </table:table-cell>
          <table:table-cell table:formula="of:=([.P1484]^3)*[.K$22]+([.P1484]^2)*[.K$2]+[.P1484]*[.MK1692]" office:value-type="float" office:value="915.42265659">
            <text:p>915,42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484]+10" office:value-type="float" office:value="14791">
            <text:p>14791</text:p>
          </table:table-cell>
          <table:table-cell table:formula="of:=([.P1485]^3)*[.K$22]+([.P1485]^2)*[.K$2]+[.P1485]*[.MK1693]" office:value-type="float" office:value="916.66172339">
            <text:p>916,66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485]+10" office:value-type="float" office:value="14801">
            <text:p>14801</text:p>
          </table:table-cell>
          <table:table-cell table:formula="of:=([.P1486]^3)*[.K$22]+([.P1486]^2)*[.K$2]+[.P1486]*[.MK1694]" office:value-type="float" office:value="917.90162819">
            <text:p>917,90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486]+10" office:value-type="float" office:value="14811">
            <text:p>14811</text:p>
          </table:table-cell>
          <table:table-cell table:formula="of:=([.P1487]^3)*[.K$22]+([.P1487]^2)*[.K$2]+[.P1487]*[.MK1695]" office:value-type="float" office:value="919.14237099">
            <text:p>919,14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487]+10" office:value-type="float" office:value="14821">
            <text:p>14821</text:p>
          </table:table-cell>
          <table:table-cell table:formula="of:=([.P1488]^3)*[.K$22]+([.P1488]^2)*[.K$2]+[.P1488]*[.MK1696]" office:value-type="float" office:value="920.38395179">
            <text:p>920,38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488]+10" office:value-type="float" office:value="14831">
            <text:p>14831</text:p>
          </table:table-cell>
          <table:table-cell table:formula="of:=([.P1489]^3)*[.K$22]+([.P1489]^2)*[.K$2]+[.P1489]*[.MK1697]" office:value-type="float" office:value="921.62637059">
            <text:p>921,62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489]+10" office:value-type="float" office:value="14841">
            <text:p>14841</text:p>
          </table:table-cell>
          <table:table-cell table:formula="of:=([.P1490]^3)*[.K$22]+([.P1490]^2)*[.K$2]+[.P1490]*[.MK1698]" office:value-type="float" office:value="922.86962739">
            <text:p>922,87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490]+10" office:value-type="float" office:value="14851">
            <text:p>14851</text:p>
          </table:table-cell>
          <table:table-cell table:formula="of:=([.P1491]^3)*[.K$22]+([.P1491]^2)*[.K$2]+[.P1491]*[.MK1699]" office:value-type="float" office:value="924.11372219">
            <text:p>924,11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491]+10" office:value-type="float" office:value="14861">
            <text:p>14861</text:p>
          </table:table-cell>
          <table:table-cell table:formula="of:=([.P1492]^3)*[.K$22]+([.P1492]^2)*[.K$2]+[.P1492]*[.MK1700]" office:value-type="float" office:value="925.35865499">
            <text:p>925,35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492]+10" office:value-type="float" office:value="14871">
            <text:p>14871</text:p>
          </table:table-cell>
          <table:table-cell table:formula="of:=([.P1493]^3)*[.K$22]+([.P1493]^2)*[.K$2]+[.P1493]*[.MK1701]" office:value-type="float" office:value="926.60442579">
            <text:p>926,60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493]+10" office:value-type="float" office:value="14881">
            <text:p>14881</text:p>
          </table:table-cell>
          <table:table-cell table:formula="of:=([.P1494]^3)*[.K$22]+([.P1494]^2)*[.K$2]+[.P1494]*[.MK1702]" office:value-type="float" office:value="927.85103459">
            <text:p>927,85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494]+10" office:value-type="float" office:value="14891">
            <text:p>14891</text:p>
          </table:table-cell>
          <table:table-cell table:formula="of:=([.P1495]^3)*[.K$22]+([.P1495]^2)*[.K$2]+[.P1495]*[.MK1703]" office:value-type="float" office:value="929.09848139">
            <text:p>929,09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495]+10" office:value-type="float" office:value="14901">
            <text:p>14901</text:p>
          </table:table-cell>
          <table:table-cell table:formula="of:=([.P1496]^3)*[.K$22]+([.P1496]^2)*[.K$2]+[.P1496]*[.MK1704]" office:value-type="float" office:value="930.34676619">
            <text:p>930,34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496]+10" office:value-type="float" office:value="14911">
            <text:p>14911</text:p>
          </table:table-cell>
          <table:table-cell table:formula="of:=([.P1497]^3)*[.K$22]+([.P1497]^2)*[.K$2]+[.P1497]*[.MK1705]" office:value-type="float" office:value="931.59588899">
            <text:p>931,59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497]+10" office:value-type="float" office:value="14921">
            <text:p>14921</text:p>
          </table:table-cell>
          <table:table-cell table:formula="of:=([.P1498]^3)*[.K$22]+([.P1498]^2)*[.K$2]+[.P1498]*[.MK1706]" office:value-type="float" office:value="932.84584979">
            <text:p>932,84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498]+10" office:value-type="float" office:value="14931">
            <text:p>14931</text:p>
          </table:table-cell>
          <table:table-cell table:formula="of:=([.P1499]^3)*[.K$22]+([.P1499]^2)*[.K$2]+[.P1499]*[.MK1707]" office:value-type="float" office:value="934.09664859">
            <text:p>934,09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499]+10" office:value-type="float" office:value="14941">
            <text:p>14941</text:p>
          </table:table-cell>
          <table:table-cell table:formula="of:=([.P1500]^3)*[.K$22]+([.P1500]^2)*[.K$2]+[.P1500]*[.MK1708]" office:value-type="float" office:value="935.34828539">
            <text:p>935,34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500]+10" office:value-type="float" office:value="14951">
            <text:p>14951</text:p>
          </table:table-cell>
          <table:table-cell table:formula="of:=([.P1501]^3)*[.K$22]+([.P1501]^2)*[.K$2]+[.P1501]*[.MK1709]" office:value-type="float" office:value="936.60076019">
            <text:p>936,60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501]+10" office:value-type="float" office:value="14961">
            <text:p>14961</text:p>
          </table:table-cell>
          <table:table-cell table:formula="of:=([.P1502]^3)*[.K$22]+([.P1502]^2)*[.K$2]+[.P1502]*[.MK1710]" office:value-type="float" office:value="937.85407299">
            <text:p>937,85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502]+10" office:value-type="float" office:value="14971">
            <text:p>14971</text:p>
          </table:table-cell>
          <table:table-cell table:formula="of:=([.P1503]^3)*[.K$22]+([.P1503]^2)*[.K$2]+[.P1503]*[.MK1711]" office:value-type="float" office:value="939.10822379">
            <text:p>939,10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503]+10" office:value-type="float" office:value="14981">
            <text:p>14981</text:p>
          </table:table-cell>
          <table:table-cell table:formula="of:=([.P1504]^3)*[.K$22]+([.P1504]^2)*[.K$2]+[.P1504]*[.MK1712]" office:value-type="float" office:value="940.36321259">
            <text:p>940,36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504]+10" office:value-type="float" office:value="14991">
            <text:p>14991</text:p>
          </table:table-cell>
          <table:table-cell table:formula="of:=([.P1505]^3)*[.K$22]+([.P1505]^2)*[.K$2]+[.P1505]*[.MK1713]" office:value-type="float" office:value="941.61903939">
            <text:p>941,61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505]+10" office:value-type="float" office:value="15001">
            <text:p>15001</text:p>
          </table:table-cell>
          <table:table-cell table:formula="of:=([.P1506]^3)*[.K$22]+([.P1506]^2)*[.K$2]+[.P1506]*[.MK1714]" office:value-type="float" office:value="942.87570419">
            <text:p>942,87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506]+10" office:value-type="float" office:value="15011">
            <text:p>15011</text:p>
          </table:table-cell>
          <table:table-cell table:formula="of:=([.P1507]^3)*[.K$22]+([.P1507]^2)*[.K$2]+[.P1507]*[.MK1715]" office:value-type="float" office:value="944.13320699">
            <text:p>944,13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507]+10" office:value-type="float" office:value="15021">
            <text:p>15021</text:p>
          </table:table-cell>
          <table:table-cell table:formula="of:=([.P1508]^3)*[.K$22]+([.P1508]^2)*[.K$2]+[.P1508]*[.MK1716]" office:value-type="float" office:value="945.39154779">
            <text:p>945,39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508]+10" office:value-type="float" office:value="15031">
            <text:p>15031</text:p>
          </table:table-cell>
          <table:table-cell table:formula="of:=([.P1509]^3)*[.K$22]+([.P1509]^2)*[.K$2]+[.P1509]*[.MK1717]" office:value-type="float" office:value="946.65072659">
            <text:p>946,65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509]+10" office:value-type="float" office:value="15041">
            <text:p>15041</text:p>
          </table:table-cell>
          <table:table-cell table:formula="of:=([.P1510]^3)*[.K$22]+([.P1510]^2)*[.K$2]+[.P1510]*[.MK1718]" office:value-type="float" office:value="947.91074339">
            <text:p>947,91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510]+10" office:value-type="float" office:value="15051">
            <text:p>15051</text:p>
          </table:table-cell>
          <table:table-cell table:formula="of:=([.P1511]^3)*[.K$22]+([.P1511]^2)*[.K$2]+[.P1511]*[.MK1719]" office:value-type="float" office:value="949.17159819">
            <text:p>949,17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511]+10" office:value-type="float" office:value="15061">
            <text:p>15061</text:p>
          </table:table-cell>
          <table:table-cell table:formula="of:=([.P1512]^3)*[.K$22]+([.P1512]^2)*[.K$2]+[.P1512]*[.MK1720]" office:value-type="float" office:value="950.43329099">
            <text:p>950,43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512]+10" office:value-type="float" office:value="15071">
            <text:p>15071</text:p>
          </table:table-cell>
          <table:table-cell table:formula="of:=([.P1513]^3)*[.K$22]+([.P1513]^2)*[.K$2]+[.P1513]*[.MK1721]" office:value-type="float" office:value="951.69582179">
            <text:p>951,69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513]+10" office:value-type="float" office:value="15081">
            <text:p>15081</text:p>
          </table:table-cell>
          <table:table-cell table:formula="of:=([.P1514]^3)*[.K$22]+([.P1514]^2)*[.K$2]+[.P1514]*[.MK1722]" office:value-type="float" office:value="952.95919059">
            <text:p>952,95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514]+10" office:value-type="float" office:value="15091">
            <text:p>15091</text:p>
          </table:table-cell>
          <table:table-cell table:formula="of:=([.P1515]^3)*[.K$22]+([.P1515]^2)*[.K$2]+[.P1515]*[.MK1723]" office:value-type="float" office:value="954.22339739">
            <text:p>954,22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515]+10" office:value-type="float" office:value="15101">
            <text:p>15101</text:p>
          </table:table-cell>
          <table:table-cell table:formula="of:=([.P1516]^3)*[.K$22]+([.P1516]^2)*[.K$2]+[.P1516]*[.MK1724]" office:value-type="float" office:value="955.48844219">
            <text:p>955,48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516]+10" office:value-type="float" office:value="15111">
            <text:p>15111</text:p>
          </table:table-cell>
          <table:table-cell table:formula="of:=([.P1517]^3)*[.K$22]+([.P1517]^2)*[.K$2]+[.P1517]*[.MK1725]" office:value-type="float" office:value="956.75432499">
            <text:p>956,75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517]+10" office:value-type="float" office:value="15121">
            <text:p>15121</text:p>
          </table:table-cell>
          <table:table-cell table:formula="of:=([.P1518]^3)*[.K$22]+([.P1518]^2)*[.K$2]+[.P1518]*[.MK1726]" office:value-type="float" office:value="958.02104579">
            <text:p>958,02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518]+10" office:value-type="float" office:value="15131">
            <text:p>15131</text:p>
          </table:table-cell>
          <table:table-cell table:formula="of:=([.P1519]^3)*[.K$22]+([.P1519]^2)*[.K$2]+[.P1519]*[.MK1727]" office:value-type="float" office:value="959.28860459">
            <text:p>959,28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519]+10" office:value-type="float" office:value="15141">
            <text:p>15141</text:p>
          </table:table-cell>
          <table:table-cell table:formula="of:=([.P1520]^3)*[.K$22]+([.P1520]^2)*[.K$2]+[.P1520]*[.MK1728]" office:value-type="float" office:value="960.55700139">
            <text:p>960,55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520]+10" office:value-type="float" office:value="15151">
            <text:p>15151</text:p>
          </table:table-cell>
          <table:table-cell table:formula="of:=([.P1521]^3)*[.K$22]+([.P1521]^2)*[.K$2]+[.P1521]*[.MK1729]" office:value-type="float" office:value="961.82623619">
            <text:p>961,82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521]+10" office:value-type="float" office:value="15161">
            <text:p>15161</text:p>
          </table:table-cell>
          <table:table-cell table:formula="of:=([.P1522]^3)*[.K$22]+([.P1522]^2)*[.K$2]+[.P1522]*[.MK1730]" office:value-type="float" office:value="963.09630899">
            <text:p>963,09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522]+10" office:value-type="float" office:value="15171">
            <text:p>15171</text:p>
          </table:table-cell>
          <table:table-cell table:formula="of:=([.P1523]^3)*[.K$22]+([.P1523]^2)*[.K$2]+[.P1523]*[.MK1731]" office:value-type="float" office:value="964.36721979">
            <text:p>964,36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523]+10" office:value-type="float" office:value="15181">
            <text:p>15181</text:p>
          </table:table-cell>
          <table:table-cell table:formula="of:=([.P1524]^3)*[.K$22]+([.P1524]^2)*[.K$2]+[.P1524]*[.MK1732]" office:value-type="float" office:value="965.63896859">
            <text:p>965,63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524]+10" office:value-type="float" office:value="15191">
            <text:p>15191</text:p>
          </table:table-cell>
          <table:table-cell table:formula="of:=([.P1525]^3)*[.K$22]+([.P1525]^2)*[.K$2]+[.P1525]*[.MK1733]" office:value-type="float" office:value="966.91155539">
            <text:p>966,91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525]+10" office:value-type="float" office:value="15201">
            <text:p>15201</text:p>
          </table:table-cell>
          <table:table-cell table:formula="of:=([.P1526]^3)*[.K$22]+([.P1526]^2)*[.K$2]+[.P1526]*[.MK1734]" office:value-type="float" office:value="968.18498019">
            <text:p>968,18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526]+10" office:value-type="float" office:value="15211">
            <text:p>15211</text:p>
          </table:table-cell>
          <table:table-cell table:formula="of:=([.P1527]^3)*[.K$22]+([.P1527]^2)*[.K$2]+[.P1527]*[.MK1735]" office:value-type="float" office:value="969.45924299">
            <text:p>969,45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527]+10" office:value-type="float" office:value="15221">
            <text:p>15221</text:p>
          </table:table-cell>
          <table:table-cell table:formula="of:=([.P1528]^3)*[.K$22]+([.P1528]^2)*[.K$2]+[.P1528]*[.MK1736]" office:value-type="float" office:value="970.73434379">
            <text:p>970,73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528]+10" office:value-type="float" office:value="15231">
            <text:p>15231</text:p>
          </table:table-cell>
          <table:table-cell table:formula="of:=([.P1529]^3)*[.K$22]+([.P1529]^2)*[.K$2]+[.P1529]*[.MK1737]" office:value-type="float" office:value="972.01028259">
            <text:p>972,01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529]+10" office:value-type="float" office:value="15241">
            <text:p>15241</text:p>
          </table:table-cell>
          <table:table-cell table:formula="of:=([.P1530]^3)*[.K$22]+([.P1530]^2)*[.K$2]+[.P1530]*[.MK1738]" office:value-type="float" office:value="973.28705939">
            <text:p>973,28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530]+10" office:value-type="float" office:value="15251">
            <text:p>15251</text:p>
          </table:table-cell>
          <table:table-cell table:formula="of:=([.P1531]^3)*[.K$22]+([.P1531]^2)*[.K$2]+[.P1531]*[.MK1739]" office:value-type="float" office:value="974.56467419">
            <text:p>974,56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531]+10" office:value-type="float" office:value="15261">
            <text:p>15261</text:p>
          </table:table-cell>
          <table:table-cell table:formula="of:=([.P1532]^3)*[.K$22]+([.P1532]^2)*[.K$2]+[.P1532]*[.MK1740]" office:value-type="float" office:value="975.84312699">
            <text:p>975,84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532]+10" office:value-type="float" office:value="15271">
            <text:p>15271</text:p>
          </table:table-cell>
          <table:table-cell table:formula="of:=([.P1533]^3)*[.K$22]+([.P1533]^2)*[.K$2]+[.P1533]*[.MK1741]" office:value-type="float" office:value="977.12241779">
            <text:p>977,12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533]+10" office:value-type="float" office:value="15281">
            <text:p>15281</text:p>
          </table:table-cell>
          <table:table-cell table:formula="of:=([.P1534]^3)*[.K$22]+([.P1534]^2)*[.K$2]+[.P1534]*[.MK1742]" office:value-type="float" office:value="978.40254659">
            <text:p>978,40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534]+10" office:value-type="float" office:value="15291">
            <text:p>15291</text:p>
          </table:table-cell>
          <table:table-cell table:formula="of:=([.P1535]^3)*[.K$22]+([.P1535]^2)*[.K$2]+[.P1535]*[.MK1743]" office:value-type="float" office:value="979.68351339">
            <text:p>979,68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535]+10" office:value-type="float" office:value="15301">
            <text:p>15301</text:p>
          </table:table-cell>
          <table:table-cell table:formula="of:=([.P1536]^3)*[.K$22]+([.P1536]^2)*[.K$2]+[.P1536]*[.MK1744]" office:value-type="float" office:value="980.96531819">
            <text:p>980,96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536]+10" office:value-type="float" office:value="15311">
            <text:p>15311</text:p>
          </table:table-cell>
          <table:table-cell table:formula="of:=([.P1537]^3)*[.K$22]+([.P1537]^2)*[.K$2]+[.P1537]*[.MK1745]" office:value-type="float" office:value="982.24796099">
            <text:p>982,24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537]+10" office:value-type="float" office:value="15321">
            <text:p>15321</text:p>
          </table:table-cell>
          <table:table-cell table:formula="of:=([.P1538]^3)*[.K$22]+([.P1538]^2)*[.K$2]+[.P1538]*[.MK1746]" office:value-type="float" office:value="983.53144179">
            <text:p>983,53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538]+10" office:value-type="float" office:value="15331">
            <text:p>15331</text:p>
          </table:table-cell>
          <table:table-cell table:formula="of:=([.P1539]^3)*[.K$22]+([.P1539]^2)*[.K$2]+[.P1539]*[.MK1747]" office:value-type="float" office:value="984.81576059">
            <text:p>984,81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539]+10" office:value-type="float" office:value="15341">
            <text:p>15341</text:p>
          </table:table-cell>
          <table:table-cell table:formula="of:=([.P1540]^3)*[.K$22]+([.P1540]^2)*[.K$2]+[.P1540]*[.MK1748]" office:value-type="float" office:value="986.10091739">
            <text:p>986,10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540]+10" office:value-type="float" office:value="15351">
            <text:p>15351</text:p>
          </table:table-cell>
          <table:table-cell table:formula="of:=([.P1541]^3)*[.K$22]+([.P1541]^2)*[.K$2]+[.P1541]*[.MK1749]" office:value-type="float" office:value="987.38691219">
            <text:p>987,38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541]+10" office:value-type="float" office:value="15361">
            <text:p>15361</text:p>
          </table:table-cell>
          <table:table-cell table:formula="of:=([.P1542]^3)*[.K$22]+([.P1542]^2)*[.K$2]+[.P1542]*[.MK1750]" office:value-type="float" office:value="988.67374499">
            <text:p>988,67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542]+10" office:value-type="float" office:value="15371">
            <text:p>15371</text:p>
          </table:table-cell>
          <table:table-cell table:formula="of:=([.P1543]^3)*[.K$22]+([.P1543]^2)*[.K$2]+[.P1543]*[.MK1751]" office:value-type="float" office:value="989.96141579">
            <text:p>989,96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543]+10" office:value-type="float" office:value="15381">
            <text:p>15381</text:p>
          </table:table-cell>
          <table:table-cell table:formula="of:=([.P1544]^3)*[.K$22]+([.P1544]^2)*[.K$2]+[.P1544]*[.MK1752]" office:value-type="float" office:value="991.24992459">
            <text:p>991,25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544]+10" office:value-type="float" office:value="15391">
            <text:p>15391</text:p>
          </table:table-cell>
          <table:table-cell table:formula="of:=([.P1545]^3)*[.K$22]+([.P1545]^2)*[.K$2]+[.P1545]*[.MK1753]" office:value-type="float" office:value="992.53927139">
            <text:p>992,53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545]+10" office:value-type="float" office:value="15401">
            <text:p>15401</text:p>
          </table:table-cell>
          <table:table-cell table:formula="of:=([.P1546]^3)*[.K$22]+([.P1546]^2)*[.K$2]+[.P1546]*[.MK1754]" office:value-type="float" office:value="993.82945619">
            <text:p>993,82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546]+10" office:value-type="float" office:value="15411">
            <text:p>15411</text:p>
          </table:table-cell>
          <table:table-cell table:formula="of:=([.P1547]^3)*[.K$22]+([.P1547]^2)*[.K$2]+[.P1547]*[.MK1755]" office:value-type="float" office:value="995.12047899">
            <text:p>995,12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547]+10" office:value-type="float" office:value="15421">
            <text:p>15421</text:p>
          </table:table-cell>
          <table:table-cell table:formula="of:=([.P1548]^3)*[.K$22]+([.P1548]^2)*[.K$2]+[.P1548]*[.MK1756]" office:value-type="float" office:value="996.41233979">
            <text:p>996,41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548]+10" office:value-type="float" office:value="15431">
            <text:p>15431</text:p>
          </table:table-cell>
          <table:table-cell table:formula="of:=([.P1549]^3)*[.K$22]+([.P1549]^2)*[.K$2]+[.P1549]*[.MK1757]" office:value-type="float" office:value="997.70503859">
            <text:p>997,70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549]+10" office:value-type="float" office:value="15441">
            <text:p>15441</text:p>
          </table:table-cell>
          <table:table-cell table:formula="of:=([.P1550]^3)*[.K$22]+([.P1550]^2)*[.K$2]+[.P1550]*[.MK1758]" office:value-type="float" office:value="998.99857539">
            <text:p>998,99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550]+10" office:value-type="float" office:value="15451">
            <text:p>15451</text:p>
          </table:table-cell>
          <table:table-cell table:formula="of:=([.P1551]^3)*[.K$22]+([.P1551]^2)*[.K$2]+[.P1551]*[.MK1759]" office:value-type="float" office:value="1000.29295019">
            <text:p>1000,29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551]+10" office:value-type="float" office:value="15461">
            <text:p>15461</text:p>
          </table:table-cell>
          <table:table-cell table:formula="of:=([.P1552]^3)*[.K$22]+([.P1552]^2)*[.K$2]+[.P1552]*[.MK1760]" office:value-type="float" office:value="1001.58816299">
            <text:p>1001,58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552]+10" office:value-type="float" office:value="15471">
            <text:p>15471</text:p>
          </table:table-cell>
          <table:table-cell table:formula="of:=([.P1553]^3)*[.K$22]+([.P1553]^2)*[.K$2]+[.P1553]*[.MK1761]" office:value-type="float" office:value="1002.88421379">
            <text:p>1002,88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553]+10" office:value-type="float" office:value="15481">
            <text:p>15481</text:p>
          </table:table-cell>
          <table:table-cell table:formula="of:=([.P1554]^3)*[.K$22]+([.P1554]^2)*[.K$2]+[.P1554]*[.MK1762]" office:value-type="float" office:value="1004.18110259">
            <text:p>1004,18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554]+10" office:value-type="float" office:value="15491">
            <text:p>15491</text:p>
          </table:table-cell>
          <table:table-cell table:formula="of:=([.P1555]^3)*[.K$22]+([.P1555]^2)*[.K$2]+[.P1555]*[.MK1763]" office:value-type="float" office:value="1005.47882939">
            <text:p>1005,47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555]+10" office:value-type="float" office:value="15501">
            <text:p>15501</text:p>
          </table:table-cell>
          <table:table-cell table:formula="of:=([.P1556]^3)*[.K$22]+([.P1556]^2)*[.K$2]+[.P1556]*[.MK1764]" office:value-type="float" office:value="1006.77739419">
            <text:p>1006,77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556]+10" office:value-type="float" office:value="15511">
            <text:p>15511</text:p>
          </table:table-cell>
          <table:table-cell table:formula="of:=([.P1557]^3)*[.K$22]+([.P1557]^2)*[.K$2]+[.P1557]*[.MK1765]" office:value-type="float" office:value="1008.07679699">
            <text:p>1008,07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557]+10" office:value-type="float" office:value="15521">
            <text:p>15521</text:p>
          </table:table-cell>
          <table:table-cell table:formula="of:=([.P1558]^3)*[.K$22]+([.P1558]^2)*[.K$2]+[.P1558]*[.MK1766]" office:value-type="float" office:value="1009.37703779">
            <text:p>1009,37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558]+10" office:value-type="float" office:value="15531">
            <text:p>15531</text:p>
          </table:table-cell>
          <table:table-cell table:formula="of:=([.P1559]^3)*[.K$22]+([.P1559]^2)*[.K$2]+[.P1559]*[.MK1767]" office:value-type="float" office:value="1010.67811659">
            <text:p>1010,67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559]+10" office:value-type="float" office:value="15541">
            <text:p>15541</text:p>
          </table:table-cell>
          <table:table-cell table:formula="of:=([.P1560]^3)*[.K$22]+([.P1560]^2)*[.K$2]+[.P1560]*[.MK1768]" office:value-type="float" office:value="1011.98003339">
            <text:p>1011,98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560]+10" office:value-type="float" office:value="15551">
            <text:p>15551</text:p>
          </table:table-cell>
          <table:table-cell table:formula="of:=([.P1561]^3)*[.K$22]+([.P1561]^2)*[.K$2]+[.P1561]*[.MK1769]" office:value-type="float" office:value="1013.28278819">
            <text:p>1013,28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561]+10" office:value-type="float" office:value="15561">
            <text:p>15561</text:p>
          </table:table-cell>
          <table:table-cell table:formula="of:=([.P1562]^3)*[.K$22]+([.P1562]^2)*[.K$2]+[.P1562]*[.MK1770]" office:value-type="float" office:value="1014.58638099">
            <text:p>1014,58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562]+10" office:value-type="float" office:value="15571">
            <text:p>15571</text:p>
          </table:table-cell>
          <table:table-cell table:formula="of:=([.P1563]^3)*[.K$22]+([.P1563]^2)*[.K$2]+[.P1563]*[.MK1771]" office:value-type="float" office:value="1015.89081179">
            <text:p>1015,89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563]+10" office:value-type="float" office:value="15581">
            <text:p>15581</text:p>
          </table:table-cell>
          <table:table-cell table:formula="of:=([.P1564]^3)*[.K$22]+([.P1564]^2)*[.K$2]+[.P1564]*[.MK1772]" office:value-type="float" office:value="1017.19608059">
            <text:p>1017,19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564]+10" office:value-type="float" office:value="15591">
            <text:p>15591</text:p>
          </table:table-cell>
          <table:table-cell table:formula="of:=([.P1565]^3)*[.K$22]+([.P1565]^2)*[.K$2]+[.P1565]*[.MK1773]" office:value-type="float" office:value="1018.50218739">
            <text:p>1018,50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565]+10" office:value-type="float" office:value="15601">
            <text:p>15601</text:p>
          </table:table-cell>
          <table:table-cell table:formula="of:=([.P1566]^3)*[.K$22]+([.P1566]^2)*[.K$2]+[.P1566]*[.MK1774]" office:value-type="float" office:value="1019.80913219">
            <text:p>1019,80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566]+10" office:value-type="float" office:value="15611">
            <text:p>15611</text:p>
          </table:table-cell>
          <table:table-cell table:formula="of:=([.P1567]^3)*[.K$22]+([.P1567]^2)*[.K$2]+[.P1567]*[.MK1775]" office:value-type="float" office:value="1021.11691499">
            <text:p>1021,11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567]+10" office:value-type="float" office:value="15621">
            <text:p>15621</text:p>
          </table:table-cell>
          <table:table-cell table:formula="of:=([.P1568]^3)*[.K$22]+([.P1568]^2)*[.K$2]+[.P1568]*[.MK1776]" office:value-type="float" office:value="1022.42553579">
            <text:p>1022,42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568]+10" office:value-type="float" office:value="15631">
            <text:p>15631</text:p>
          </table:table-cell>
          <table:table-cell table:formula="of:=([.P1569]^3)*[.K$22]+([.P1569]^2)*[.K$2]+[.P1569]*[.MK1777]" office:value-type="float" office:value="1023.73499459">
            <text:p>1023,73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569]+10" office:value-type="float" office:value="15641">
            <text:p>15641</text:p>
          </table:table-cell>
          <table:table-cell table:formula="of:=([.P1570]^3)*[.K$22]+([.P1570]^2)*[.K$2]+[.P1570]*[.MK1778]" office:value-type="float" office:value="1025.04529139">
            <text:p>1025,04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570]+10" office:value-type="float" office:value="15651">
            <text:p>15651</text:p>
          </table:table-cell>
          <table:table-cell table:formula="of:=([.P1571]^3)*[.K$22]+([.P1571]^2)*[.K$2]+[.P1571]*[.MK1779]" office:value-type="float" office:value="1026.35642619">
            <text:p>1026,35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571]+10" office:value-type="float" office:value="15661">
            <text:p>15661</text:p>
          </table:table-cell>
          <table:table-cell table:formula="of:=([.P1572]^3)*[.K$22]+([.P1572]^2)*[.K$2]+[.P1572]*[.MK1780]" office:value-type="float" office:value="1027.66839899">
            <text:p>1027,66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572]+10" office:value-type="float" office:value="15671">
            <text:p>15671</text:p>
          </table:table-cell>
          <table:table-cell table:formula="of:=([.P1573]^3)*[.K$22]+([.P1573]^2)*[.K$2]+[.P1573]*[.MK1781]" office:value-type="float" office:value="1028.98120979">
            <text:p>1028,98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573]+10" office:value-type="float" office:value="15681">
            <text:p>15681</text:p>
          </table:table-cell>
          <table:table-cell table:formula="of:=([.P1574]^3)*[.K$22]+([.P1574]^2)*[.K$2]+[.P1574]*[.MK1782]" office:value-type="float" office:value="1030.29485859">
            <text:p>1030,29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574]+10" office:value-type="float" office:value="15691">
            <text:p>15691</text:p>
          </table:table-cell>
          <table:table-cell table:formula="of:=([.P1575]^3)*[.K$22]+([.P1575]^2)*[.K$2]+[.P1575]*[.MK1783]" office:value-type="float" office:value="1031.60934539">
            <text:p>1031,60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575]+10" office:value-type="float" office:value="15701">
            <text:p>15701</text:p>
          </table:table-cell>
          <table:table-cell table:formula="of:=([.P1576]^3)*[.K$22]+([.P1576]^2)*[.K$2]+[.P1576]*[.MK1784]" office:value-type="float" office:value="1032.92467019">
            <text:p>1032,92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576]+10" office:value-type="float" office:value="15711">
            <text:p>15711</text:p>
          </table:table-cell>
          <table:table-cell table:formula="of:=([.P1577]^3)*[.K$22]+([.P1577]^2)*[.K$2]+[.P1577]*[.MK1785]" office:value-type="float" office:value="1034.24083299">
            <text:p>1034,24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577]+10" office:value-type="float" office:value="15721">
            <text:p>15721</text:p>
          </table:table-cell>
          <table:table-cell table:formula="of:=([.P1578]^3)*[.K$22]+([.P1578]^2)*[.K$2]+[.P1578]*[.MK1786]" office:value-type="float" office:value="1035.55783379">
            <text:p>1035,55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578]+10" office:value-type="float" office:value="15731">
            <text:p>15731</text:p>
          </table:table-cell>
          <table:table-cell table:formula="of:=([.P1579]^3)*[.K$22]+([.P1579]^2)*[.K$2]+[.P1579]*[.MK1787]" office:value-type="float" office:value="1036.87567259">
            <text:p>1036,87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579]+10" office:value-type="float" office:value="15741">
            <text:p>15741</text:p>
          </table:table-cell>
          <table:table-cell table:formula="of:=([.P1580]^3)*[.K$22]+([.P1580]^2)*[.K$2]+[.P1580]*[.MK1788]" office:value-type="float" office:value="1038.19434939">
            <text:p>1038,19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580]+10" office:value-type="float" office:value="15751">
            <text:p>15751</text:p>
          </table:table-cell>
          <table:table-cell table:formula="of:=([.P1581]^3)*[.K$22]+([.P1581]^2)*[.K$2]+[.P1581]*[.MK1789]" office:value-type="float" office:value="1039.51386419">
            <text:p>1039,51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581]+10" office:value-type="float" office:value="15761">
            <text:p>15761</text:p>
          </table:table-cell>
          <table:table-cell table:formula="of:=([.P1582]^3)*[.K$22]+([.P1582]^2)*[.K$2]+[.P1582]*[.MK1790]" office:value-type="float" office:value="1040.83421699">
            <text:p>1040,83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582]+10" office:value-type="float" office:value="15771">
            <text:p>15771</text:p>
          </table:table-cell>
          <table:table-cell table:formula="of:=([.P1583]^3)*[.K$22]+([.P1583]^2)*[.K$2]+[.P1583]*[.MK1791]" office:value-type="float" office:value="1042.15540779">
            <text:p>1042,15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583]+10" office:value-type="float" office:value="15781">
            <text:p>15781</text:p>
          </table:table-cell>
          <table:table-cell table:formula="of:=([.P1584]^3)*[.K$22]+([.P1584]^2)*[.K$2]+[.P1584]*[.MK1792]" office:value-type="float" office:value="1043.47743659">
            <text:p>1043,47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584]+10" office:value-type="float" office:value="15791">
            <text:p>15791</text:p>
          </table:table-cell>
          <table:table-cell table:formula="of:=([.P1585]^3)*[.K$22]+([.P1585]^2)*[.K$2]+[.P1585]*[.MK1793]" office:value-type="float" office:value="1044.80030339">
            <text:p>1044,80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585]+10" office:value-type="float" office:value="15801">
            <text:p>15801</text:p>
          </table:table-cell>
          <table:table-cell table:formula="of:=([.P1586]^3)*[.K$22]+([.P1586]^2)*[.K$2]+[.P1586]*[.MK1794]" office:value-type="float" office:value="1046.12400819">
            <text:p>1046,12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586]+10" office:value-type="float" office:value="15811">
            <text:p>15811</text:p>
          </table:table-cell>
          <table:table-cell table:formula="of:=([.P1587]^3)*[.K$22]+([.P1587]^2)*[.K$2]+[.P1587]*[.MK1795]" office:value-type="float" office:value="1047.44855099">
            <text:p>1047,44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587]+10" office:value-type="float" office:value="15821">
            <text:p>15821</text:p>
          </table:table-cell>
          <table:table-cell table:formula="of:=([.P1588]^3)*[.K$22]+([.P1588]^2)*[.K$2]+[.P1588]*[.MK1796]" office:value-type="float" office:value="1048.77393179">
            <text:p>1048,77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588]+10" office:value-type="float" office:value="15831">
            <text:p>15831</text:p>
          </table:table-cell>
          <table:table-cell table:formula="of:=([.P1589]^3)*[.K$22]+([.P1589]^2)*[.K$2]+[.P1589]*[.MK1797]" office:value-type="float" office:value="1050.10015059">
            <text:p>1050,10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589]+10" office:value-type="float" office:value="15841">
            <text:p>15841</text:p>
          </table:table-cell>
          <table:table-cell table:formula="of:=([.P1590]^3)*[.K$22]+([.P1590]^2)*[.K$2]+[.P1590]*[.MK1798]" office:value-type="float" office:value="1051.42720739">
            <text:p>1051,42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590]+10" office:value-type="float" office:value="15851">
            <text:p>15851</text:p>
          </table:table-cell>
          <table:table-cell table:formula="of:=([.P1591]^3)*[.K$22]+([.P1591]^2)*[.K$2]+[.P1591]*[.MK1799]" office:value-type="float" office:value="1052.75510219">
            <text:p>1052,75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591]+10" office:value-type="float" office:value="15861">
            <text:p>15861</text:p>
          </table:table-cell>
          <table:table-cell table:formula="of:=([.P1592]^3)*[.K$22]+([.P1592]^2)*[.K$2]+[.P1592]*[.MK1800]" office:value-type="float" office:value="1054.08383499">
            <text:p>1054,08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592]+10" office:value-type="float" office:value="15871">
            <text:p>15871</text:p>
          </table:table-cell>
          <table:table-cell table:formula="of:=([.P1593]^3)*[.K$22]+([.P1593]^2)*[.K$2]+[.P1593]*[.MK1801]" office:value-type="float" office:value="1055.41340579">
            <text:p>1055,41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593]+10" office:value-type="float" office:value="15881">
            <text:p>15881</text:p>
          </table:table-cell>
          <table:table-cell table:formula="of:=([.P1594]^3)*[.K$22]+([.P1594]^2)*[.K$2]+[.P1594]*[.MK1802]" office:value-type="float" office:value="1056.74381459">
            <text:p>1056,74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594]+10" office:value-type="float" office:value="15891">
            <text:p>15891</text:p>
          </table:table-cell>
          <table:table-cell table:formula="of:=([.P1595]^3)*[.K$22]+([.P1595]^2)*[.K$2]+[.P1595]*[.MK1803]" office:value-type="float" office:value="1058.07506139">
            <text:p>1058,07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595]+10" office:value-type="float" office:value="15901">
            <text:p>15901</text:p>
          </table:table-cell>
          <table:table-cell table:formula="of:=([.P1596]^3)*[.K$22]+([.P1596]^2)*[.K$2]+[.P1596]*[.MK1804]" office:value-type="float" office:value="1059.40714619">
            <text:p>1059,40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596]+10" office:value-type="float" office:value="15911">
            <text:p>15911</text:p>
          </table:table-cell>
          <table:table-cell table:formula="of:=([.P1597]^3)*[.K$22]+([.P1597]^2)*[.K$2]+[.P1597]*[.MK1805]" office:value-type="float" office:value="1060.74006899">
            <text:p>1060,74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597]+10" office:value-type="float" office:value="15921">
            <text:p>15921</text:p>
          </table:table-cell>
          <table:table-cell table:formula="of:=([.P1598]^3)*[.K$22]+([.P1598]^2)*[.K$2]+[.P1598]*[.MK1806]" office:value-type="float" office:value="1062.07382979">
            <text:p>1062,07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598]+10" office:value-type="float" office:value="15931">
            <text:p>15931</text:p>
          </table:table-cell>
          <table:table-cell table:formula="of:=([.P1599]^3)*[.K$22]+([.P1599]^2)*[.K$2]+[.P1599]*[.MK1807]" office:value-type="float" office:value="1063.40842859">
            <text:p>1063,40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599]+10" office:value-type="float" office:value="15941">
            <text:p>15941</text:p>
          </table:table-cell>
          <table:table-cell table:formula="of:=([.P1600]^3)*[.K$22]+([.P1600]^2)*[.K$2]+[.P1600]*[.MK1808]" office:value-type="float" office:value="1064.74386539">
            <text:p>1064,74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600]+10" office:value-type="float" office:value="15951">
            <text:p>15951</text:p>
          </table:table-cell>
          <table:table-cell table:formula="of:=([.P1601]^3)*[.K$22]+([.P1601]^2)*[.K$2]+[.P1601]*[.MK1809]" office:value-type="float" office:value="1066.08014019">
            <text:p>1066,08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601]+10" office:value-type="float" office:value="15961">
            <text:p>15961</text:p>
          </table:table-cell>
          <table:table-cell table:formula="of:=([.P1602]^3)*[.K$22]+([.P1602]^2)*[.K$2]+[.P1602]*[.MK1810]" office:value-type="float" office:value="1067.41725299">
            <text:p>1067,41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602]+10" office:value-type="float" office:value="15971">
            <text:p>15971</text:p>
          </table:table-cell>
          <table:table-cell table:formula="of:=([.P1603]^3)*[.K$22]+([.P1603]^2)*[.K$2]+[.P1603]*[.MK1811]" office:value-type="float" office:value="1068.75520379">
            <text:p>1068,75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603]+10" office:value-type="float" office:value="15981">
            <text:p>15981</text:p>
          </table:table-cell>
          <table:table-cell table:formula="of:=([.P1604]^3)*[.K$22]+([.P1604]^2)*[.K$2]+[.P1604]*[.MK1812]" office:value-type="float" office:value="1070.09399259">
            <text:p>1070,09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604]+10" office:value-type="float" office:value="15991">
            <text:p>15991</text:p>
          </table:table-cell>
          <table:table-cell table:formula="of:=([.P1605]^3)*[.K$22]+([.P1605]^2)*[.K$2]+[.P1605]*[.MK1813]" office:value-type="float" office:value="1071.43361939">
            <text:p>1071,43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605]+10" office:value-type="float" office:value="16001">
            <text:p>16001</text:p>
          </table:table-cell>
          <table:table-cell table:formula="of:=([.P1606]^3)*[.K$22]+([.P1606]^2)*[.K$2]+[.P1606]*[.MK1814]" office:value-type="float" office:value="1072.77408419">
            <text:p>1072,77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606]+10" office:value-type="float" office:value="16011">
            <text:p>16011</text:p>
          </table:table-cell>
          <table:table-cell table:formula="of:=([.P1607]^3)*[.K$22]+([.P1607]^2)*[.K$2]+[.P1607]*[.MK1815]" office:value-type="float" office:value="1074.11538699">
            <text:p>1074,11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607]+10" office:value-type="float" office:value="16021">
            <text:p>16021</text:p>
          </table:table-cell>
          <table:table-cell table:formula="of:=([.P1608]^3)*[.K$22]+([.P1608]^2)*[.K$2]+[.P1608]*[.MK1816]" office:value-type="float" office:value="1075.45752779">
            <text:p>1075,45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608]+10" office:value-type="float" office:value="16031">
            <text:p>16031</text:p>
          </table:table-cell>
          <table:table-cell table:formula="of:=([.P1609]^3)*[.K$22]+([.P1609]^2)*[.K$2]+[.P1609]*[.MK1817]" office:value-type="float" office:value="1076.80050659">
            <text:p>1076,80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609]+10" office:value-type="float" office:value="16041">
            <text:p>16041</text:p>
          </table:table-cell>
          <table:table-cell table:formula="of:=([.P1610]^3)*[.K$22]+([.P1610]^2)*[.K$2]+[.P1610]*[.MK1818]" office:value-type="float" office:value="1078.14432339">
            <text:p>1078,14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610]+10" office:value-type="float" office:value="16051">
            <text:p>16051</text:p>
          </table:table-cell>
          <table:table-cell table:formula="of:=([.P1611]^3)*[.K$22]+([.P1611]^2)*[.K$2]+[.P1611]*[.MK1819]" office:value-type="float" office:value="1079.48897819">
            <text:p>1079,48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611]+10" office:value-type="float" office:value="16061">
            <text:p>16061</text:p>
          </table:table-cell>
          <table:table-cell table:formula="of:=([.P1612]^3)*[.K$22]+([.P1612]^2)*[.K$2]+[.P1612]*[.MK1820]" office:value-type="float" office:value="1080.83447099">
            <text:p>1080,83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612]+10" office:value-type="float" office:value="16071">
            <text:p>16071</text:p>
          </table:table-cell>
          <table:table-cell table:formula="of:=([.P1613]^3)*[.K$22]+([.P1613]^2)*[.K$2]+[.P1613]*[.MK1821]" office:value-type="float" office:value="1082.18080179">
            <text:p>1082,18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613]+10" office:value-type="float" office:value="16081">
            <text:p>16081</text:p>
          </table:table-cell>
          <table:table-cell table:formula="of:=([.P1614]^3)*[.K$22]+([.P1614]^2)*[.K$2]+[.P1614]*[.MK1822]" office:value-type="float" office:value="1083.52797059">
            <text:p>1083,52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614]+10" office:value-type="float" office:value="16091">
            <text:p>16091</text:p>
          </table:table-cell>
          <table:table-cell table:formula="of:=([.P1615]^3)*[.K$22]+([.P1615]^2)*[.K$2]+[.P1615]*[.MK1823]" office:value-type="float" office:value="1084.87597739">
            <text:p>1084,87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615]+10" office:value-type="float" office:value="16101">
            <text:p>16101</text:p>
          </table:table-cell>
          <table:table-cell table:formula="of:=([.P1616]^3)*[.K$22]+([.P1616]^2)*[.K$2]+[.P1616]*[.MK1824]" office:value-type="float" office:value="1086.22482219">
            <text:p>1086,22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616]+10" office:value-type="float" office:value="16111">
            <text:p>16111</text:p>
          </table:table-cell>
          <table:table-cell table:formula="of:=([.P1617]^3)*[.K$22]+([.P1617]^2)*[.K$2]+[.P1617]*[.MK1825]" office:value-type="float" office:value="1087.57450499">
            <text:p>1087,57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617]+10" office:value-type="float" office:value="16121">
            <text:p>16121</text:p>
          </table:table-cell>
          <table:table-cell table:formula="of:=([.P1618]^3)*[.K$22]+([.P1618]^2)*[.K$2]+[.P1618]*[.MK1826]" office:value-type="float" office:value="1088.92502579">
            <text:p>1088,92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618]+10" office:value-type="float" office:value="16131">
            <text:p>16131</text:p>
          </table:table-cell>
          <table:table-cell table:formula="of:=([.P1619]^3)*[.K$22]+([.P1619]^2)*[.K$2]+[.P1619]*[.MK1827]" office:value-type="float" office:value="1090.27638459">
            <text:p>1090,27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619]+10" office:value-type="float" office:value="16141">
            <text:p>16141</text:p>
          </table:table-cell>
          <table:table-cell table:formula="of:=([.P1620]^3)*[.K$22]+([.P1620]^2)*[.K$2]+[.P1620]*[.MK1828]" office:value-type="float" office:value="1091.62858139">
            <text:p>1091,62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620]+10" office:value-type="float" office:value="16151">
            <text:p>16151</text:p>
          </table:table-cell>
          <table:table-cell table:formula="of:=([.P1621]^3)*[.K$22]+([.P1621]^2)*[.K$2]+[.P1621]*[.MK1829]" office:value-type="float" office:value="1092.98161619">
            <text:p>1092,98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621]+10" office:value-type="float" office:value="16161">
            <text:p>16161</text:p>
          </table:table-cell>
          <table:table-cell table:formula="of:=([.P1622]^3)*[.K$22]+([.P1622]^2)*[.K$2]+[.P1622]*[.MK1830]" office:value-type="float" office:value="1094.33548899">
            <text:p>1094,33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622]+10" office:value-type="float" office:value="16171">
            <text:p>16171</text:p>
          </table:table-cell>
          <table:table-cell table:formula="of:=([.P1623]^3)*[.K$22]+([.P1623]^2)*[.K$2]+[.P1623]*[.MK1831]" office:value-type="float" office:value="1095.69019979">
            <text:p>1095,69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623]+10" office:value-type="float" office:value="16181">
            <text:p>16181</text:p>
          </table:table-cell>
          <table:table-cell table:formula="of:=([.P1624]^3)*[.K$22]+([.P1624]^2)*[.K$2]+[.P1624]*[.MK1832]" office:value-type="float" office:value="1097.04574859">
            <text:p>1097,04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624]+10" office:value-type="float" office:value="16191">
            <text:p>16191</text:p>
          </table:table-cell>
          <table:table-cell table:formula="of:=([.P1625]^3)*[.K$22]+([.P1625]^2)*[.K$2]+[.P1625]*[.MK1833]" office:value-type="float" office:value="1098.40213539">
            <text:p>1098,40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625]+10" office:value-type="float" office:value="16201">
            <text:p>16201</text:p>
          </table:table-cell>
          <table:table-cell table:formula="of:=([.P1626]^3)*[.K$22]+([.P1626]^2)*[.K$2]+[.P1626]*[.MK1834]" office:value-type="float" office:value="1099.75936019">
            <text:p>1099,75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626]+10" office:value-type="float" office:value="16211">
            <text:p>16211</text:p>
          </table:table-cell>
          <table:table-cell table:formula="of:=([.P1627]^3)*[.K$22]+([.P1627]^2)*[.K$2]+[.P1627]*[.MK1835]" office:value-type="float" office:value="1101.11742299">
            <text:p>1101,11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627]+10" office:value-type="float" office:value="16221">
            <text:p>16221</text:p>
          </table:table-cell>
          <table:table-cell table:formula="of:=([.P1628]^3)*[.K$22]+([.P1628]^2)*[.K$2]+[.P1628]*[.MK1836]" office:value-type="float" office:value="1102.47632379">
            <text:p>1102,47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628]+10" office:value-type="float" office:value="16231">
            <text:p>16231</text:p>
          </table:table-cell>
          <table:table-cell table:formula="of:=([.P1629]^3)*[.K$22]+([.P1629]^2)*[.K$2]+[.P1629]*[.MK1837]" office:value-type="float" office:value="1103.83606259">
            <text:p>1103,83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629]+10" office:value-type="float" office:value="16241">
            <text:p>16241</text:p>
          </table:table-cell>
          <table:table-cell table:formula="of:=([.P1630]^3)*[.K$22]+([.P1630]^2)*[.K$2]+[.P1630]*[.MK1838]" office:value-type="float" office:value="1105.19663939">
            <text:p>1105,19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630]+10" office:value-type="float" office:value="16251">
            <text:p>16251</text:p>
          </table:table-cell>
          <table:table-cell table:formula="of:=([.P1631]^3)*[.K$22]+([.P1631]^2)*[.K$2]+[.P1631]*[.MK1839]" office:value-type="float" office:value="1106.55805419">
            <text:p>1106,55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631]+10" office:value-type="float" office:value="16261">
            <text:p>16261</text:p>
          </table:table-cell>
          <table:table-cell table:formula="of:=([.P1632]^3)*[.K$22]+([.P1632]^2)*[.K$2]+[.P1632]*[.MK1840]" office:value-type="float" office:value="1107.92030699">
            <text:p>1107,92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632]+10" office:value-type="float" office:value="16271">
            <text:p>16271</text:p>
          </table:table-cell>
          <table:table-cell table:formula="of:=([.P1633]^3)*[.K$22]+([.P1633]^2)*[.K$2]+[.P1633]*[.MK1841]" office:value-type="float" office:value="1109.28339779">
            <text:p>1109,28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633]+10" office:value-type="float" office:value="16281">
            <text:p>16281</text:p>
          </table:table-cell>
          <table:table-cell table:formula="of:=([.P1634]^3)*[.K$22]+([.P1634]^2)*[.K$2]+[.P1634]*[.MK1842]" office:value-type="float" office:value="1110.64732659">
            <text:p>1110,64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634]+10" office:value-type="float" office:value="16291">
            <text:p>16291</text:p>
          </table:table-cell>
          <table:table-cell table:formula="of:=([.P1635]^3)*[.K$22]+([.P1635]^2)*[.K$2]+[.P1635]*[.MK1843]" office:value-type="float" office:value="1112.01209339">
            <text:p>1112,01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635]+10" office:value-type="float" office:value="16301">
            <text:p>16301</text:p>
          </table:table-cell>
          <table:table-cell table:formula="of:=([.P1636]^3)*[.K$22]+([.P1636]^2)*[.K$2]+[.P1636]*[.MK1844]" office:value-type="float" office:value="1113.37769819">
            <text:p>1113,37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636]+10" office:value-type="float" office:value="16311">
            <text:p>16311</text:p>
          </table:table-cell>
          <table:table-cell table:formula="of:=([.P1637]^3)*[.K$22]+([.P1637]^2)*[.K$2]+[.P1637]*[.MK1845]" office:value-type="float" office:value="1114.74414099">
            <text:p>1114,74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637]+10" office:value-type="float" office:value="16321">
            <text:p>16321</text:p>
          </table:table-cell>
          <table:table-cell table:formula="of:=([.P1638]^3)*[.K$22]+([.P1638]^2)*[.K$2]+[.P1638]*[.MK1846]" office:value-type="float" office:value="1116.11142179">
            <text:p>1116,11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638]+10" office:value-type="float" office:value="16331">
            <text:p>16331</text:p>
          </table:table-cell>
          <table:table-cell table:formula="of:=([.P1639]^3)*[.K$22]+([.P1639]^2)*[.K$2]+[.P1639]*[.MK1847]" office:value-type="float" office:value="1117.47954059">
            <text:p>1117,48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639]+10" office:value-type="float" office:value="16341">
            <text:p>16341</text:p>
          </table:table-cell>
          <table:table-cell table:formula="of:=([.P1640]^3)*[.K$22]+([.P1640]^2)*[.K$2]+[.P1640]*[.MK1848]" office:value-type="float" office:value="1118.84849739">
            <text:p>1118,84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640]+10" office:value-type="float" office:value="16351">
            <text:p>16351</text:p>
          </table:table-cell>
          <table:table-cell table:formula="of:=([.P1641]^3)*[.K$22]+([.P1641]^2)*[.K$2]+[.P1641]*[.MK1849]" office:value-type="float" office:value="1120.21829219">
            <text:p>1120,21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641]+10" office:value-type="float" office:value="16361">
            <text:p>16361</text:p>
          </table:table-cell>
          <table:table-cell table:formula="of:=([.P1642]^3)*[.K$22]+([.P1642]^2)*[.K$2]+[.P1642]*[.MK1850]" office:value-type="float" office:value="1121.58892499">
            <text:p>1121,58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642]+10" office:value-type="float" office:value="16371">
            <text:p>16371</text:p>
          </table:table-cell>
          <table:table-cell table:formula="of:=([.P1643]^3)*[.K$22]+([.P1643]^2)*[.K$2]+[.P1643]*[.MK1851]" office:value-type="float" office:value="1122.96039579">
            <text:p>1122,96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643]+10" office:value-type="float" office:value="16381">
            <text:p>16381</text:p>
          </table:table-cell>
          <table:table-cell table:formula="of:=([.P1644]^3)*[.K$22]+([.P1644]^2)*[.K$2]+[.P1644]*[.MK1852]" office:value-type="float" office:value="1124.33270459">
            <text:p>1124,33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644]+10" office:value-type="float" office:value="16391">
            <text:p>16391</text:p>
          </table:table-cell>
          <table:table-cell table:formula="of:=([.P1645]^3)*[.K$22]+([.P1645]^2)*[.K$2]+[.P1645]*[.MK1853]" office:value-type="float" office:value="1125.70585139">
            <text:p>1125,70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645]+10" office:value-type="float" office:value="16401">
            <text:p>16401</text:p>
          </table:table-cell>
          <table:table-cell table:formula="of:=([.P1646]^3)*[.K$22]+([.P1646]^2)*[.K$2]+[.P1646]*[.MK1854]" office:value-type="float" office:value="1127.07983619">
            <text:p>1127,08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646]+10" office:value-type="float" office:value="16411">
            <text:p>16411</text:p>
          </table:table-cell>
          <table:table-cell table:formula="of:=([.P1647]^3)*[.K$22]+([.P1647]^2)*[.K$2]+[.P1647]*[.MK1855]" office:value-type="float" office:value="1128.45465899">
            <text:p>1128,45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647]+10" office:value-type="float" office:value="16421">
            <text:p>16421</text:p>
          </table:table-cell>
          <table:table-cell table:formula="of:=([.P1648]^3)*[.K$22]+([.P1648]^2)*[.K$2]+[.P1648]*[.MK1856]" office:value-type="float" office:value="1129.83031979">
            <text:p>1129,83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648]+10" office:value-type="float" office:value="16431">
            <text:p>16431</text:p>
          </table:table-cell>
          <table:table-cell table:formula="of:=([.P1649]^3)*[.K$22]+([.P1649]^2)*[.K$2]+[.P1649]*[.MK1857]" office:value-type="float" office:value="1131.20681859">
            <text:p>1131,20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649]+10" office:value-type="float" office:value="16441">
            <text:p>16441</text:p>
          </table:table-cell>
          <table:table-cell table:formula="of:=([.P1650]^3)*[.K$22]+([.P1650]^2)*[.K$2]+[.P1650]*[.MK1858]" office:value-type="float" office:value="1132.58415539">
            <text:p>1132,58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650]+10" office:value-type="float" office:value="16451">
            <text:p>16451</text:p>
          </table:table-cell>
          <table:table-cell table:formula="of:=([.P1651]^3)*[.K$22]+([.P1651]^2)*[.K$2]+[.P1651]*[.MK1859]" office:value-type="float" office:value="1133.96233019">
            <text:p>1133,96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651]+10" office:value-type="float" office:value="16461">
            <text:p>16461</text:p>
          </table:table-cell>
          <table:table-cell table:formula="of:=([.P1652]^3)*[.K$22]+([.P1652]^2)*[.K$2]+[.P1652]*[.MK1860]" office:value-type="float" office:value="1135.34134299">
            <text:p>1135,34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652]+10" office:value-type="float" office:value="16471">
            <text:p>16471</text:p>
          </table:table-cell>
          <table:table-cell table:formula="of:=([.P1653]^3)*[.K$22]+([.P1653]^2)*[.K$2]+[.P1653]*[.MK1861]" office:value-type="float" office:value="1136.72119379">
            <text:p>1136,72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653]+10" office:value-type="float" office:value="16481">
            <text:p>16481</text:p>
          </table:table-cell>
          <table:table-cell table:formula="of:=([.P1654]^3)*[.K$22]+([.P1654]^2)*[.K$2]+[.P1654]*[.MK1862]" office:value-type="float" office:value="1138.10188259">
            <text:p>1138,10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654]+10" office:value-type="float" office:value="16491">
            <text:p>16491</text:p>
          </table:table-cell>
          <table:table-cell table:formula="of:=([.P1655]^3)*[.K$22]+([.P1655]^2)*[.K$2]+[.P1655]*[.MK1863]" office:value-type="float" office:value="1139.48340939">
            <text:p>1139,48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655]+10" office:value-type="float" office:value="16501">
            <text:p>16501</text:p>
          </table:table-cell>
          <table:table-cell table:formula="of:=([.P1656]^3)*[.K$22]+([.P1656]^2)*[.K$2]+[.P1656]*[.MK1864]" office:value-type="float" office:value="1140.86577419">
            <text:p>1140,86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656]+10" office:value-type="float" office:value="16511">
            <text:p>16511</text:p>
          </table:table-cell>
          <table:table-cell table:formula="of:=([.P1657]^3)*[.K$22]+([.P1657]^2)*[.K$2]+[.P1657]*[.MK1865]" office:value-type="float" office:value="1142.24897699">
            <text:p>1142,24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657]+10" office:value-type="float" office:value="16521">
            <text:p>16521</text:p>
          </table:table-cell>
          <table:table-cell table:formula="of:=([.P1658]^3)*[.K$22]+([.P1658]^2)*[.K$2]+[.P1658]*[.MK1866]" office:value-type="float" office:value="1143.63301779">
            <text:p>1143,63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658]+10" office:value-type="float" office:value="16531">
            <text:p>16531</text:p>
          </table:table-cell>
          <table:table-cell table:formula="of:=([.P1659]^3)*[.K$22]+([.P1659]^2)*[.K$2]+[.P1659]*[.MK1867]" office:value-type="float" office:value="1145.01789659">
            <text:p>1145,01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659]+10" office:value-type="float" office:value="16541">
            <text:p>16541</text:p>
          </table:table-cell>
          <table:table-cell table:formula="of:=([.P1660]^3)*[.K$22]+([.P1660]^2)*[.K$2]+[.P1660]*[.MK1868]" office:value-type="float" office:value="1146.40361339">
            <text:p>1146,40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660]+10" office:value-type="float" office:value="16551">
            <text:p>16551</text:p>
          </table:table-cell>
          <table:table-cell table:formula="of:=([.P1661]^3)*[.K$22]+([.P1661]^2)*[.K$2]+[.P1661]*[.MK1869]" office:value-type="float" office:value="1147.79016819">
            <text:p>1147,79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661]+10" office:value-type="float" office:value="16561">
            <text:p>16561</text:p>
          </table:table-cell>
          <table:table-cell table:formula="of:=([.P1662]^3)*[.K$22]+([.P1662]^2)*[.K$2]+[.P1662]*[.MK1870]" office:value-type="float" office:value="1149.17756099">
            <text:p>1149,17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662]+10" office:value-type="float" office:value="16571">
            <text:p>16571</text:p>
          </table:table-cell>
          <table:table-cell table:formula="of:=([.P1663]^3)*[.K$22]+([.P1663]^2)*[.K$2]+[.P1663]*[.MK1871]" office:value-type="float" office:value="1150.56579179">
            <text:p>1150,56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663]+10" office:value-type="float" office:value="16581">
            <text:p>16581</text:p>
          </table:table-cell>
          <table:table-cell table:formula="of:=([.P1664]^3)*[.K$22]+([.P1664]^2)*[.K$2]+[.P1664]*[.MK1872]" office:value-type="float" office:value="1151.95486059">
            <text:p>1151,95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664]+10" office:value-type="float" office:value="16591">
            <text:p>16591</text:p>
          </table:table-cell>
          <table:table-cell table:formula="of:=([.P1665]^3)*[.K$22]+([.P1665]^2)*[.K$2]+[.P1665]*[.MK1873]" office:value-type="float" office:value="1153.34476739">
            <text:p>1153,34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665]+10" office:value-type="float" office:value="16601">
            <text:p>16601</text:p>
          </table:table-cell>
          <table:table-cell table:formula="of:=([.P1666]^3)*[.K$22]+([.P1666]^2)*[.K$2]+[.P1666]*[.MK1874]" office:value-type="float" office:value="1154.73551219">
            <text:p>1154,73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666]+10" office:value-type="float" office:value="16611">
            <text:p>16611</text:p>
          </table:table-cell>
          <table:table-cell table:formula="of:=([.P1667]^3)*[.K$22]+([.P1667]^2)*[.K$2]+[.P1667]*[.MK1875]" office:value-type="float" office:value="1156.12709499">
            <text:p>1156,12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667]+10" office:value-type="float" office:value="16621">
            <text:p>16621</text:p>
          </table:table-cell>
          <table:table-cell table:formula="of:=([.P1668]^3)*[.K$22]+([.P1668]^2)*[.K$2]+[.P1668]*[.MK1876]" office:value-type="float" office:value="1157.51951579">
            <text:p>1157,52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668]+10" office:value-type="float" office:value="16631">
            <text:p>16631</text:p>
          </table:table-cell>
          <table:table-cell table:formula="of:=([.P1669]^3)*[.K$22]+([.P1669]^2)*[.K$2]+[.P1669]*[.MK1877]" office:value-type="float" office:value="1158.91277459">
            <text:p>1158,91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669]+10" office:value-type="float" office:value="16641">
            <text:p>16641</text:p>
          </table:table-cell>
          <table:table-cell table:formula="of:=([.P1670]^3)*[.K$22]+([.P1670]^2)*[.K$2]+[.P1670]*[.MK1878]" office:value-type="float" office:value="1160.30687139">
            <text:p>1160,30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670]+10" office:value-type="float" office:value="16651">
            <text:p>16651</text:p>
          </table:table-cell>
          <table:table-cell table:formula="of:=([.P1671]^3)*[.K$22]+([.P1671]^2)*[.K$2]+[.P1671]*[.MK1879]" office:value-type="float" office:value="1161.70180619">
            <text:p>1161,70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671]+10" office:value-type="float" office:value="16661">
            <text:p>16661</text:p>
          </table:table-cell>
          <table:table-cell table:formula="of:=([.P1672]^3)*[.K$22]+([.P1672]^2)*[.K$2]+[.P1672]*[.MK1880]" office:value-type="float" office:value="1163.09757899">
            <text:p>1163,09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672]+10" office:value-type="float" office:value="16671">
            <text:p>16671</text:p>
          </table:table-cell>
          <table:table-cell table:formula="of:=([.P1673]^3)*[.K$22]+([.P1673]^2)*[.K$2]+[.P1673]*[.MK1881]" office:value-type="float" office:value="1164.49418979">
            <text:p>1164,49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673]+10" office:value-type="float" office:value="16681">
            <text:p>16681</text:p>
          </table:table-cell>
          <table:table-cell table:formula="of:=([.P1674]^3)*[.K$22]+([.P1674]^2)*[.K$2]+[.P1674]*[.MK1882]" office:value-type="float" office:value="1165.89163859">
            <text:p>1165,89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674]+10" office:value-type="float" office:value="16691">
            <text:p>16691</text:p>
          </table:table-cell>
          <table:table-cell table:formula="of:=([.P1675]^3)*[.K$22]+([.P1675]^2)*[.K$2]+[.P1675]*[.MK1883]" office:value-type="float" office:value="1167.28992539">
            <text:p>1167,29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675]+10" office:value-type="float" office:value="16701">
            <text:p>16701</text:p>
          </table:table-cell>
          <table:table-cell table:formula="of:=([.P1676]^3)*[.K$22]+([.P1676]^2)*[.K$2]+[.P1676]*[.MK1884]" office:value-type="float" office:value="1168.68905019">
            <text:p>1168,68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676]+10" office:value-type="float" office:value="16711">
            <text:p>16711</text:p>
          </table:table-cell>
          <table:table-cell table:formula="of:=([.P1677]^3)*[.K$22]+([.P1677]^2)*[.K$2]+[.P1677]*[.MK1885]" office:value-type="float" office:value="1170.08901299">
            <text:p>1170,08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677]+10" office:value-type="float" office:value="16721">
            <text:p>16721</text:p>
          </table:table-cell>
          <table:table-cell table:formula="of:=([.P1678]^3)*[.K$22]+([.P1678]^2)*[.K$2]+[.P1678]*[.MK1886]" office:value-type="float" office:value="1171.48981379">
            <text:p>1171,49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678]+10" office:value-type="float" office:value="16731">
            <text:p>16731</text:p>
          </table:table-cell>
          <table:table-cell table:formula="of:=([.P1679]^3)*[.K$22]+([.P1679]^2)*[.K$2]+[.P1679]*[.MK1887]" office:value-type="float" office:value="1172.89145259">
            <text:p>1172,89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679]+10" office:value-type="float" office:value="16741">
            <text:p>16741</text:p>
          </table:table-cell>
          <table:table-cell table:formula="of:=([.P1680]^3)*[.K$22]+([.P1680]^2)*[.K$2]+[.P1680]*[.MK1888]" office:value-type="float" office:value="1174.29392939">
            <text:p>1174,29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680]+10" office:value-type="float" office:value="16751">
            <text:p>16751</text:p>
          </table:table-cell>
          <table:table-cell table:formula="of:=([.P1681]^3)*[.K$22]+([.P1681]^2)*[.K$2]+[.P1681]*[.MK1889]" office:value-type="float" office:value="1175.69724419">
            <text:p>1175,69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681]+10" office:value-type="float" office:value="16761">
            <text:p>16761</text:p>
          </table:table-cell>
          <table:table-cell table:formula="of:=([.P1682]^3)*[.K$22]+([.P1682]^2)*[.K$2]+[.P1682]*[.MK1890]" office:value-type="float" office:value="1177.10139699">
            <text:p>1177,10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682]+10" office:value-type="float" office:value="16771">
            <text:p>16771</text:p>
          </table:table-cell>
          <table:table-cell table:formula="of:=([.P1683]^3)*[.K$22]+([.P1683]^2)*[.K$2]+[.P1683]*[.MK1891]" office:value-type="float" office:value="1178.50638779">
            <text:p>1178,50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683]+10" office:value-type="float" office:value="16781">
            <text:p>16781</text:p>
          </table:table-cell>
          <table:table-cell table:formula="of:=([.P1684]^3)*[.K$22]+([.P1684]^2)*[.K$2]+[.P1684]*[.MK1892]" office:value-type="float" office:value="1179.91221659">
            <text:p>1179,91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684]+10" office:value-type="float" office:value="16791">
            <text:p>16791</text:p>
          </table:table-cell>
          <table:table-cell table:formula="of:=([.P1685]^3)*[.K$22]+([.P1685]^2)*[.K$2]+[.P1685]*[.MK1893]" office:value-type="float" office:value="1181.31888339">
            <text:p>1181,31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685]+10" office:value-type="float" office:value="16801">
            <text:p>16801</text:p>
          </table:table-cell>
          <table:table-cell table:formula="of:=([.P1686]^3)*[.K$22]+([.P1686]^2)*[.K$2]+[.P1686]*[.MK1894]" office:value-type="float" office:value="1182.72638819">
            <text:p>1182,72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686]+10" office:value-type="float" office:value="16811">
            <text:p>16811</text:p>
          </table:table-cell>
          <table:table-cell table:formula="of:=([.P1687]^3)*[.K$22]+([.P1687]^2)*[.K$2]+[.P1687]*[.MK1895]" office:value-type="float" office:value="1184.13473099">
            <text:p>1184,13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687]+10" office:value-type="float" office:value="16821">
            <text:p>16821</text:p>
          </table:table-cell>
          <table:table-cell table:formula="of:=([.P1688]^3)*[.K$22]+([.P1688]^2)*[.K$2]+[.P1688]*[.MK1896]" office:value-type="float" office:value="1185.54391179">
            <text:p>1185,54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688]+10" office:value-type="float" office:value="16831">
            <text:p>16831</text:p>
          </table:table-cell>
          <table:table-cell table:formula="of:=([.P1689]^3)*[.K$22]+([.P1689]^2)*[.K$2]+[.P1689]*[.MK1897]" office:value-type="float" office:value="1186.95393059">
            <text:p>1186,95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689]+10" office:value-type="float" office:value="16841">
            <text:p>16841</text:p>
          </table:table-cell>
          <table:table-cell table:formula="of:=([.P1690]^3)*[.K$22]+([.P1690]^2)*[.K$2]+[.P1690]*[.MK1898]" office:value-type="float" office:value="1188.36478739">
            <text:p>1188,36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690]+10" office:value-type="float" office:value="16851">
            <text:p>16851</text:p>
          </table:table-cell>
          <table:table-cell table:formula="of:=([.P1691]^3)*[.K$22]+([.P1691]^2)*[.K$2]+[.P1691]*[.MK1899]" office:value-type="float" office:value="1189.77648219">
            <text:p>1189,77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691]+10" office:value-type="float" office:value="16861">
            <text:p>16861</text:p>
          </table:table-cell>
          <table:table-cell table:formula="of:=([.P1692]^3)*[.K$22]+([.P1692]^2)*[.K$2]+[.P1692]*[.MK1900]" office:value-type="float" office:value="1191.18901499">
            <text:p>1191,18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692]+10" office:value-type="float" office:value="16871">
            <text:p>16871</text:p>
          </table:table-cell>
          <table:table-cell table:formula="of:=([.P1693]^3)*[.K$22]+([.P1693]^2)*[.K$2]+[.P1693]*[.MK1901]" office:value-type="float" office:value="1192.60238579">
            <text:p>1192,60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693]+10" office:value-type="float" office:value="16881">
            <text:p>16881</text:p>
          </table:table-cell>
          <table:table-cell table:formula="of:=([.P1694]^3)*[.K$22]+([.P1694]^2)*[.K$2]+[.P1694]*[.MK1902]" office:value-type="float" office:value="1194.01659459">
            <text:p>1194,01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694]+10" office:value-type="float" office:value="16891">
            <text:p>16891</text:p>
          </table:table-cell>
          <table:table-cell table:formula="of:=([.P1695]^3)*[.K$22]+([.P1695]^2)*[.K$2]+[.P1695]*[.MK1903]" office:value-type="float" office:value="1195.43164139">
            <text:p>1195,43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695]+10" office:value-type="float" office:value="16901">
            <text:p>16901</text:p>
          </table:table-cell>
          <table:table-cell table:formula="of:=([.P1696]^3)*[.K$22]+([.P1696]^2)*[.K$2]+[.P1696]*[.MK1904]" office:value-type="float" office:value="1196.84752619">
            <text:p>1196,84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696]+10" office:value-type="float" office:value="16911">
            <text:p>16911</text:p>
          </table:table-cell>
          <table:table-cell table:formula="of:=([.P1697]^3)*[.K$22]+([.P1697]^2)*[.K$2]+[.P1697]*[.MK1905]" office:value-type="float" office:value="1198.26424899">
            <text:p>1198,26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697]+10" office:value-type="float" office:value="16921">
            <text:p>16921</text:p>
          </table:table-cell>
          <table:table-cell table:formula="of:=([.P1698]^3)*[.K$22]+([.P1698]^2)*[.K$2]+[.P1698]*[.MK1906]" office:value-type="float" office:value="1199.68180979">
            <text:p>1199,68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698]+10" office:value-type="float" office:value="16931">
            <text:p>16931</text:p>
          </table:table-cell>
          <table:table-cell table:formula="of:=([.P1699]^3)*[.K$22]+([.P1699]^2)*[.K$2]+[.P1699]*[.MK1907]" office:value-type="float" office:value="1201.10020859">
            <text:p>1201,10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699]+10" office:value-type="float" office:value="16941">
            <text:p>16941</text:p>
          </table:table-cell>
          <table:table-cell table:formula="of:=([.P1700]^3)*[.K$22]+([.P1700]^2)*[.K$2]+[.P1700]*[.MK1908]" office:value-type="float" office:value="1202.51944539">
            <text:p>1202,51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700]+10" office:value-type="float" office:value="16951">
            <text:p>16951</text:p>
          </table:table-cell>
          <table:table-cell table:formula="of:=([.P1701]^3)*[.K$22]+([.P1701]^2)*[.K$2]+[.P1701]*[.MK1909]" office:value-type="float" office:value="1203.93952019">
            <text:p>1203,94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701]+10" office:value-type="float" office:value="16961">
            <text:p>16961</text:p>
          </table:table-cell>
          <table:table-cell table:formula="of:=([.P1702]^3)*[.K$22]+([.P1702]^2)*[.K$2]+[.P1702]*[.MK1910]" office:value-type="float" office:value="1205.36043299">
            <text:p>1205,36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702]+10" office:value-type="float" office:value="16971">
            <text:p>16971</text:p>
          </table:table-cell>
          <table:table-cell table:formula="of:=([.P1703]^3)*[.K$22]+([.P1703]^2)*[.K$2]+[.P1703]*[.MK1911]" office:value-type="float" office:value="1206.78218379">
            <text:p>1206,78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703]+10" office:value-type="float" office:value="16981">
            <text:p>16981</text:p>
          </table:table-cell>
          <table:table-cell table:formula="of:=([.P1704]^3)*[.K$22]+([.P1704]^2)*[.K$2]+[.P1704]*[.MK1912]" office:value-type="float" office:value="1208.20477259">
            <text:p>1208,20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704]+10" office:value-type="float" office:value="16991">
            <text:p>16991</text:p>
          </table:table-cell>
          <table:table-cell table:formula="of:=([.P1705]^3)*[.K$22]+([.P1705]^2)*[.K$2]+[.P1705]*[.MK1913]" office:value-type="float" office:value="1209.62819939">
            <text:p>1209,62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705]+10" office:value-type="float" office:value="17001">
            <text:p>17001</text:p>
          </table:table-cell>
          <table:table-cell table:formula="of:=([.P1706]^3)*[.K$22]+([.P1706]^2)*[.K$2]+[.P1706]*[.MK1914]" office:value-type="float" office:value="1211.05246419">
            <text:p>1211,05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706]+10" office:value-type="float" office:value="17011">
            <text:p>17011</text:p>
          </table:table-cell>
          <table:table-cell table:formula="of:=([.P1707]^3)*[.K$22]+([.P1707]^2)*[.K$2]+[.P1707]*[.MK1915]" office:value-type="float" office:value="1212.47756699">
            <text:p>1212,47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707]+10" office:value-type="float" office:value="17021">
            <text:p>17021</text:p>
          </table:table-cell>
          <table:table-cell table:formula="of:=([.P1708]^3)*[.K$22]+([.P1708]^2)*[.K$2]+[.P1708]*[.MK1916]" office:value-type="float" office:value="1213.90350779">
            <text:p>1213,90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708]+10" office:value-type="float" office:value="17031">
            <text:p>17031</text:p>
          </table:table-cell>
          <table:table-cell table:formula="of:=([.P1709]^3)*[.K$22]+([.P1709]^2)*[.K$2]+[.P1709]*[.MK1917]" office:value-type="float" office:value="1215.33028659">
            <text:p>1215,33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709]+10" office:value-type="float" office:value="17041">
            <text:p>17041</text:p>
          </table:table-cell>
          <table:table-cell table:formula="of:=([.P1710]^3)*[.K$22]+([.P1710]^2)*[.K$2]+[.P1710]*[.MK1918]" office:value-type="float" office:value="1216.75790339">
            <text:p>1216,75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710]+10" office:value-type="float" office:value="17051">
            <text:p>17051</text:p>
          </table:table-cell>
          <table:table-cell table:formula="of:=([.P1711]^3)*[.K$22]+([.P1711]^2)*[.K$2]+[.P1711]*[.MK1919]" office:value-type="float" office:value="1218.18635819">
            <text:p>1218,18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711]+10" office:value-type="float" office:value="17061">
            <text:p>17061</text:p>
          </table:table-cell>
          <table:table-cell table:formula="of:=([.P1712]^3)*[.K$22]+([.P1712]^2)*[.K$2]+[.P1712]*[.MK1920]" office:value-type="float" office:value="1219.61565099">
            <text:p>1219,61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712]+10" office:value-type="float" office:value="17071">
            <text:p>17071</text:p>
          </table:table-cell>
          <table:table-cell table:formula="of:=([.P1713]^3)*[.K$22]+([.P1713]^2)*[.K$2]+[.P1713]*[.MK1921]" office:value-type="float" office:value="1221.04578179">
            <text:p>1221,04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713]+10" office:value-type="float" office:value="17081">
            <text:p>17081</text:p>
          </table:table-cell>
          <table:table-cell table:formula="of:=([.P1714]^3)*[.K$22]+([.P1714]^2)*[.K$2]+[.P1714]*[.MK1922]" office:value-type="float" office:value="1222.47675059">
            <text:p>1222,47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714]+10" office:value-type="float" office:value="17091">
            <text:p>17091</text:p>
          </table:table-cell>
          <table:table-cell table:formula="of:=([.P1715]^3)*[.K$22]+([.P1715]^2)*[.K$2]+[.P1715]*[.MK1923]" office:value-type="float" office:value="1223.90855739">
            <text:p>1223,90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715]+10" office:value-type="float" office:value="17101">
            <text:p>17101</text:p>
          </table:table-cell>
          <table:table-cell table:formula="of:=([.P1716]^3)*[.K$22]+([.P1716]^2)*[.K$2]+[.P1716]*[.MK1924]" office:value-type="float" office:value="1225.34120219">
            <text:p>1225,34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716]+10" office:value-type="float" office:value="17111">
            <text:p>17111</text:p>
          </table:table-cell>
          <table:table-cell table:formula="of:=([.P1717]^3)*[.K$22]+([.P1717]^2)*[.K$2]+[.P1717]*[.MK1925]" office:value-type="float" office:value="1226.77468499">
            <text:p>1226,77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717]+10" office:value-type="float" office:value="17121">
            <text:p>17121</text:p>
          </table:table-cell>
          <table:table-cell table:formula="of:=([.P1718]^3)*[.K$22]+([.P1718]^2)*[.K$2]+[.P1718]*[.MK1926]" office:value-type="float" office:value="1228.20900579">
            <text:p>1228,20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718]+10" office:value-type="float" office:value="17131">
            <text:p>17131</text:p>
          </table:table-cell>
          <table:table-cell table:formula="of:=([.P1719]^3)*[.K$22]+([.P1719]^2)*[.K$2]+[.P1719]*[.MK1927]" office:value-type="float" office:value="1229.64416459">
            <text:p>1229,64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719]+10" office:value-type="float" office:value="17141">
            <text:p>17141</text:p>
          </table:table-cell>
          <table:table-cell table:formula="of:=([.P1720]^3)*[.K$22]+([.P1720]^2)*[.K$2]+[.P1720]*[.MK1928]" office:value-type="float" office:value="1231.08016139">
            <text:p>1231,08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720]+10" office:value-type="float" office:value="17151">
            <text:p>17151</text:p>
          </table:table-cell>
          <table:table-cell table:formula="of:=([.P1721]^3)*[.K$22]+([.P1721]^2)*[.K$2]+[.P1721]*[.MK1929]" office:value-type="float" office:value="1232.51699619">
            <text:p>1232,51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721]+10" office:value-type="float" office:value="17161">
            <text:p>17161</text:p>
          </table:table-cell>
          <table:table-cell table:formula="of:=([.P1722]^3)*[.K$22]+([.P1722]^2)*[.K$2]+[.P1722]*[.MK1930]" office:value-type="float" office:value="1233.95466899">
            <text:p>1233,95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722]+10" office:value-type="float" office:value="17171">
            <text:p>17171</text:p>
          </table:table-cell>
          <table:table-cell table:formula="of:=([.P1723]^3)*[.K$22]+([.P1723]^2)*[.K$2]+[.P1723]*[.MK1931]" office:value-type="float" office:value="1235.39317979">
            <text:p>1235,39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723]+10" office:value-type="float" office:value="17181">
            <text:p>17181</text:p>
          </table:table-cell>
          <table:table-cell table:formula="of:=([.P1724]^3)*[.K$22]+([.P1724]^2)*[.K$2]+[.P1724]*[.MK1932]" office:value-type="float" office:value="1236.83252859">
            <text:p>1236,83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724]+10" office:value-type="float" office:value="17191">
            <text:p>17191</text:p>
          </table:table-cell>
          <table:table-cell table:formula="of:=([.P1725]^3)*[.K$22]+([.P1725]^2)*[.K$2]+[.P1725]*[.MK1933]" office:value-type="float" office:value="1238.27271539">
            <text:p>1238,27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725]+10" office:value-type="float" office:value="17201">
            <text:p>17201</text:p>
          </table:table-cell>
          <table:table-cell table:formula="of:=([.P1726]^3)*[.K$22]+([.P1726]^2)*[.K$2]+[.P1726]*[.MK1934]" office:value-type="float" office:value="1239.71374019">
            <text:p>1239,71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726]+10" office:value-type="float" office:value="17211">
            <text:p>17211</text:p>
          </table:table-cell>
          <table:table-cell table:formula="of:=([.P1727]^3)*[.K$22]+([.P1727]^2)*[.K$2]+[.P1727]*[.MK1935]" office:value-type="float" office:value="1241.15560299">
            <text:p>1241,15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727]+10" office:value-type="float" office:value="17221">
            <text:p>17221</text:p>
          </table:table-cell>
          <table:table-cell table:formula="of:=([.P1728]^3)*[.K$22]+([.P1728]^2)*[.K$2]+[.P1728]*[.MK1936]" office:value-type="float" office:value="1242.59830379">
            <text:p>1242,59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728]+10" office:value-type="float" office:value="17231">
            <text:p>17231</text:p>
          </table:table-cell>
          <table:table-cell table:formula="of:=([.P1729]^3)*[.K$22]+([.P1729]^2)*[.K$2]+[.P1729]*[.MK1937]" office:value-type="float" office:value="1244.04184259">
            <text:p>1244,04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729]+10" office:value-type="float" office:value="17241">
            <text:p>17241</text:p>
          </table:table-cell>
          <table:table-cell table:formula="of:=([.P1730]^3)*[.K$22]+([.P1730]^2)*[.K$2]+[.P1730]*[.MK1938]" office:value-type="float" office:value="1245.48621939">
            <text:p>1245,48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730]+10" office:value-type="float" office:value="17251">
            <text:p>17251</text:p>
          </table:table-cell>
          <table:table-cell table:formula="of:=([.P1731]^3)*[.K$22]+([.P1731]^2)*[.K$2]+[.P1731]*[.MK1939]" office:value-type="float" office:value="1246.93143419">
            <text:p>1246,93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731]+10" office:value-type="float" office:value="17261">
            <text:p>17261</text:p>
          </table:table-cell>
          <table:table-cell table:formula="of:=([.P1732]^3)*[.K$22]+([.P1732]^2)*[.K$2]+[.P1732]*[.MK1940]" office:value-type="float" office:value="1248.37748699">
            <text:p>1248,37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732]+10" office:value-type="float" office:value="17271">
            <text:p>17271</text:p>
          </table:table-cell>
          <table:table-cell table:formula="of:=([.P1733]^3)*[.K$22]+([.P1733]^2)*[.K$2]+[.P1733]*[.MK1941]" office:value-type="float" office:value="1249.82437779">
            <text:p>1249,82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733]+10" office:value-type="float" office:value="17281">
            <text:p>17281</text:p>
          </table:table-cell>
          <table:table-cell table:formula="of:=([.P1734]^3)*[.K$22]+([.P1734]^2)*[.K$2]+[.P1734]*[.MK1942]" office:value-type="float" office:value="1251.27210659">
            <text:p>1251,27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734]+10" office:value-type="float" office:value="17291">
            <text:p>17291</text:p>
          </table:table-cell>
          <table:table-cell table:formula="of:=([.P1735]^3)*[.K$22]+([.P1735]^2)*[.K$2]+[.P1735]*[.MK1943]" office:value-type="float" office:value="1252.72067339">
            <text:p>1252,72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735]+10" office:value-type="float" office:value="17301">
            <text:p>17301</text:p>
          </table:table-cell>
          <table:table-cell table:formula="of:=([.P1736]^3)*[.K$22]+([.P1736]^2)*[.K$2]+[.P1736]*[.MK1944]" office:value-type="float" office:value="1254.17007819">
            <text:p>1254,17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736]+10" office:value-type="float" office:value="17311">
            <text:p>17311</text:p>
          </table:table-cell>
          <table:table-cell table:formula="of:=([.P1737]^3)*[.K$22]+([.P1737]^2)*[.K$2]+[.P1737]*[.MK1945]" office:value-type="float" office:value="1255.62032099">
            <text:p>1255,62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737]+10" office:value-type="float" office:value="17321">
            <text:p>17321</text:p>
          </table:table-cell>
          <table:table-cell table:formula="of:=([.P1738]^3)*[.K$22]+([.P1738]^2)*[.K$2]+[.P1738]*[.MK1946]" office:value-type="float" office:value="1257.07140179">
            <text:p>1257,07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738]+10" office:value-type="float" office:value="17331">
            <text:p>17331</text:p>
          </table:table-cell>
          <table:table-cell table:formula="of:=([.P1739]^3)*[.K$22]+([.P1739]^2)*[.K$2]+[.P1739]*[.MK1947]" office:value-type="float" office:value="1258.52332059">
            <text:p>1258,52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739]+10" office:value-type="float" office:value="17341">
            <text:p>17341</text:p>
          </table:table-cell>
          <table:table-cell table:formula="of:=([.P1740]^3)*[.K$22]+([.P1740]^2)*[.K$2]+[.P1740]*[.MK1948]" office:value-type="float" office:value="1259.97607739">
            <text:p>1259,97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740]+10" office:value-type="float" office:value="17351">
            <text:p>17351</text:p>
          </table:table-cell>
          <table:table-cell table:formula="of:=([.P1741]^3)*[.K$22]+([.P1741]^2)*[.K$2]+[.P1741]*[.MK1949]" office:value-type="float" office:value="1261.42967219">
            <text:p>1261,43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741]+10" office:value-type="float" office:value="17361">
            <text:p>17361</text:p>
          </table:table-cell>
          <table:table-cell table:formula="of:=([.P1742]^3)*[.K$22]+([.P1742]^2)*[.K$2]+[.P1742]*[.MK1950]" office:value-type="float" office:value="1262.88410499">
            <text:p>1262,88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742]+10" office:value-type="float" office:value="17371">
            <text:p>17371</text:p>
          </table:table-cell>
          <table:table-cell table:formula="of:=([.P1743]^3)*[.K$22]+([.P1743]^2)*[.K$2]+[.P1743]*[.MK1951]" office:value-type="float" office:value="1264.33937579">
            <text:p>1264,33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743]+10" office:value-type="float" office:value="17381">
            <text:p>17381</text:p>
          </table:table-cell>
          <table:table-cell table:formula="of:=([.P1744]^3)*[.K$22]+([.P1744]^2)*[.K$2]+[.P1744]*[.MK1952]" office:value-type="float" office:value="1265.79548459">
            <text:p>1265,79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744]+10" office:value-type="float" office:value="17391">
            <text:p>17391</text:p>
          </table:table-cell>
          <table:table-cell table:formula="of:=([.P1745]^3)*[.K$22]+([.P1745]^2)*[.K$2]+[.P1745]*[.MK1953]" office:value-type="float" office:value="1267.25243139">
            <text:p>1267,25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745]+10" office:value-type="float" office:value="17401">
            <text:p>17401</text:p>
          </table:table-cell>
          <table:table-cell table:formula="of:=([.P1746]^3)*[.K$22]+([.P1746]^2)*[.K$2]+[.P1746]*[.MK1954]" office:value-type="float" office:value="1268.71021619">
            <text:p>1268,71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746]+10" office:value-type="float" office:value="17411">
            <text:p>17411</text:p>
          </table:table-cell>
          <table:table-cell table:formula="of:=([.P1747]^3)*[.K$22]+([.P1747]^2)*[.K$2]+[.P1747]*[.MK1955]" office:value-type="float" office:value="1270.16883899">
            <text:p>1270,16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747]+10" office:value-type="float" office:value="17421">
            <text:p>17421</text:p>
          </table:table-cell>
          <table:table-cell table:formula="of:=([.P1748]^3)*[.K$22]+([.P1748]^2)*[.K$2]+[.P1748]*[.MK1956]" office:value-type="float" office:value="1271.62829979">
            <text:p>1271,62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748]+10" office:value-type="float" office:value="17431">
            <text:p>17431</text:p>
          </table:table-cell>
          <table:table-cell table:formula="of:=([.P1749]^3)*[.K$22]+([.P1749]^2)*[.K$2]+[.P1749]*[.MK1957]" office:value-type="float" office:value="1273.08859859">
            <text:p>1273,08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749]+10" office:value-type="float" office:value="17441">
            <text:p>17441</text:p>
          </table:table-cell>
          <table:table-cell table:formula="of:=([.P1750]^3)*[.K$22]+([.P1750]^2)*[.K$2]+[.P1750]*[.MK1958]" office:value-type="float" office:value="1274.54973539">
            <text:p>1274,55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750]+10" office:value-type="float" office:value="17451">
            <text:p>17451</text:p>
          </table:table-cell>
          <table:table-cell table:formula="of:=([.P1751]^3)*[.K$22]+([.P1751]^2)*[.K$2]+[.P1751]*[.MK1959]" office:value-type="float" office:value="1276.01171019">
            <text:p>1276,01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751]+10" office:value-type="float" office:value="17461">
            <text:p>17461</text:p>
          </table:table-cell>
          <table:table-cell table:formula="of:=([.P1752]^3)*[.K$22]+([.P1752]^2)*[.K$2]+[.P1752]*[.MK1960]" office:value-type="float" office:value="1277.47452299">
            <text:p>1277,47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752]+10" office:value-type="float" office:value="17471">
            <text:p>17471</text:p>
          </table:table-cell>
          <table:table-cell table:formula="of:=([.P1753]^3)*[.K$22]+([.P1753]^2)*[.K$2]+[.P1753]*[.MK1961]" office:value-type="float" office:value="1278.93817379">
            <text:p>1278,93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753]+10" office:value-type="float" office:value="17481">
            <text:p>17481</text:p>
          </table:table-cell>
          <table:table-cell table:formula="of:=([.P1754]^3)*[.K$22]+([.P1754]^2)*[.K$2]+[.P1754]*[.MK1962]" office:value-type="float" office:value="1280.40266259">
            <text:p>1280,40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754]+10" office:value-type="float" office:value="17491">
            <text:p>17491</text:p>
          </table:table-cell>
          <table:table-cell table:formula="of:=([.P1755]^3)*[.K$22]+([.P1755]^2)*[.K$2]+[.P1755]*[.MK1963]" office:value-type="float" office:value="1281.86798939">
            <text:p>1281,86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755]+10" office:value-type="float" office:value="17501">
            <text:p>17501</text:p>
          </table:table-cell>
          <table:table-cell table:formula="of:=([.P1756]^3)*[.K$22]+([.P1756]^2)*[.K$2]+[.P1756]*[.MK1964]" office:value-type="float" office:value="1283.33415419">
            <text:p>1283,33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756]+10" office:value-type="float" office:value="17511">
            <text:p>17511</text:p>
          </table:table-cell>
          <table:table-cell table:formula="of:=([.P1757]^3)*[.K$22]+([.P1757]^2)*[.K$2]+[.P1757]*[.MK1965]" office:value-type="float" office:value="1284.80115699">
            <text:p>1284,80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757]+10" office:value-type="float" office:value="17521">
            <text:p>17521</text:p>
          </table:table-cell>
          <table:table-cell table:formula="of:=([.P1758]^3)*[.K$22]+([.P1758]^2)*[.K$2]+[.P1758]*[.MK1966]" office:value-type="float" office:value="1286.26899779">
            <text:p>1286,26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758]+10" office:value-type="float" office:value="17531">
            <text:p>17531</text:p>
          </table:table-cell>
          <table:table-cell table:formula="of:=([.P1759]^3)*[.K$22]+([.P1759]^2)*[.K$2]+[.P1759]*[.MK1967]" office:value-type="float" office:value="1287.73767659">
            <text:p>1287,73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759]+10" office:value-type="float" office:value="17541">
            <text:p>17541</text:p>
          </table:table-cell>
          <table:table-cell table:formula="of:=([.P1760]^3)*[.K$22]+([.P1760]^2)*[.K$2]+[.P1760]*[.MK1968]" office:value-type="float" office:value="1289.20719339">
            <text:p>1289,20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760]+10" office:value-type="float" office:value="17551">
            <text:p>17551</text:p>
          </table:table-cell>
          <table:table-cell table:formula="of:=([.P1761]^3)*[.K$22]+([.P1761]^2)*[.K$2]+[.P1761]*[.MK1969]" office:value-type="float" office:value="1290.67754819">
            <text:p>1290,67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761]+10" office:value-type="float" office:value="17561">
            <text:p>17561</text:p>
          </table:table-cell>
          <table:table-cell table:formula="of:=([.P1762]^3)*[.K$22]+([.P1762]^2)*[.K$2]+[.P1762]*[.MK1970]" office:value-type="float" office:value="1292.14874099">
            <text:p>1292,14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762]+10" office:value-type="float" office:value="17571">
            <text:p>17571</text:p>
          </table:table-cell>
          <table:table-cell table:formula="of:=([.P1763]^3)*[.K$22]+([.P1763]^2)*[.K$2]+[.P1763]*[.MK1971]" office:value-type="float" office:value="1293.62077179">
            <text:p>1293,62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763]+10" office:value-type="float" office:value="17581">
            <text:p>17581</text:p>
          </table:table-cell>
          <table:table-cell table:formula="of:=([.P1764]^3)*[.K$22]+([.P1764]^2)*[.K$2]+[.P1764]*[.MK1972]" office:value-type="float" office:value="1295.09364059">
            <text:p>1295,09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764]+10" office:value-type="float" office:value="17591">
            <text:p>17591</text:p>
          </table:table-cell>
          <table:table-cell table:formula="of:=([.P1765]^3)*[.K$22]+([.P1765]^2)*[.K$2]+[.P1765]*[.MK1973]" office:value-type="float" office:value="1296.56734739">
            <text:p>1296,56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765]+10" office:value-type="float" office:value="17601">
            <text:p>17601</text:p>
          </table:table-cell>
          <table:table-cell table:formula="of:=([.P1766]^3)*[.K$22]+([.P1766]^2)*[.K$2]+[.P1766]*[.MK1974]" office:value-type="float" office:value="1298.04189219">
            <text:p>1298,04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766]+10" office:value-type="float" office:value="17611">
            <text:p>17611</text:p>
          </table:table-cell>
          <table:table-cell table:formula="of:=([.P1767]^3)*[.K$22]+([.P1767]^2)*[.K$2]+[.P1767]*[.MK1975]" office:value-type="float" office:value="1299.51727499">
            <text:p>1299,51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767]+10" office:value-type="float" office:value="17621">
            <text:p>17621</text:p>
          </table:table-cell>
          <table:table-cell table:formula="of:=([.P1768]^3)*[.K$22]+([.P1768]^2)*[.K$2]+[.P1768]*[.MK1976]" office:value-type="float" office:value="1300.99349579">
            <text:p>1300,99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768]+10" office:value-type="float" office:value="17631">
            <text:p>17631</text:p>
          </table:table-cell>
          <table:table-cell table:formula="of:=([.P1769]^3)*[.K$22]+([.P1769]^2)*[.K$2]+[.P1769]*[.MK1977]" office:value-type="float" office:value="1302.47055459">
            <text:p>1302,47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769]+10" office:value-type="float" office:value="17641">
            <text:p>17641</text:p>
          </table:table-cell>
          <table:table-cell table:formula="of:=([.P1770]^3)*[.K$22]+([.P1770]^2)*[.K$2]+[.P1770]*[.MK1978]" office:value-type="float" office:value="1303.94845139">
            <text:p>1303,94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770]+10" office:value-type="float" office:value="17651">
            <text:p>17651</text:p>
          </table:table-cell>
          <table:table-cell table:formula="of:=([.P1771]^3)*[.K$22]+([.P1771]^2)*[.K$2]+[.P1771]*[.MK1979]" office:value-type="float" office:value="1305.42718619">
            <text:p>1305,42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771]+10" office:value-type="float" office:value="17661">
            <text:p>17661</text:p>
          </table:table-cell>
          <table:table-cell table:formula="of:=([.P1772]^3)*[.K$22]+([.P1772]^2)*[.K$2]+[.P1772]*[.MK1980]" office:value-type="float" office:value="1306.90675899">
            <text:p>1306,90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772]+10" office:value-type="float" office:value="17671">
            <text:p>17671</text:p>
          </table:table-cell>
          <table:table-cell table:formula="of:=([.P1773]^3)*[.K$22]+([.P1773]^2)*[.K$2]+[.P1773]*[.MK1981]" office:value-type="float" office:value="1308.38716979">
            <text:p>1308,38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773]+10" office:value-type="float" office:value="17681">
            <text:p>17681</text:p>
          </table:table-cell>
          <table:table-cell table:formula="of:=([.P1774]^3)*[.K$22]+([.P1774]^2)*[.K$2]+[.P1774]*[.MK1982]" office:value-type="float" office:value="1309.86841859">
            <text:p>1309,86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774]+10" office:value-type="float" office:value="17691">
            <text:p>17691</text:p>
          </table:table-cell>
          <table:table-cell table:formula="of:=([.P1775]^3)*[.K$22]+([.P1775]^2)*[.K$2]+[.P1775]*[.MK1983]" office:value-type="float" office:value="1311.35050539">
            <text:p>1311,35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775]+10" office:value-type="float" office:value="17701">
            <text:p>17701</text:p>
          </table:table-cell>
          <table:table-cell table:formula="of:=([.P1776]^3)*[.K$22]+([.P1776]^2)*[.K$2]+[.P1776]*[.MK1984]" office:value-type="float" office:value="1312.83343019">
            <text:p>1312,83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776]+10" office:value-type="float" office:value="17711">
            <text:p>17711</text:p>
          </table:table-cell>
          <table:table-cell table:formula="of:=([.P1777]^3)*[.K$22]+([.P1777]^2)*[.K$2]+[.P1777]*[.MK1985]" office:value-type="float" office:value="1314.31719299">
            <text:p>1314,31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777]+10" office:value-type="float" office:value="17721">
            <text:p>17721</text:p>
          </table:table-cell>
          <table:table-cell table:formula="of:=([.P1778]^3)*[.K$22]+([.P1778]^2)*[.K$2]+[.P1778]*[.MK1986]" office:value-type="float" office:value="1315.80179379">
            <text:p>1315,80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778]+10" office:value-type="float" office:value="17731">
            <text:p>17731</text:p>
          </table:table-cell>
          <table:table-cell table:formula="of:=([.P1779]^3)*[.K$22]+([.P1779]^2)*[.K$2]+[.P1779]*[.MK1987]" office:value-type="float" office:value="1317.28723259">
            <text:p>1317,28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779]+10" office:value-type="float" office:value="17741">
            <text:p>17741</text:p>
          </table:table-cell>
          <table:table-cell table:formula="of:=([.P1780]^3)*[.K$22]+([.P1780]^2)*[.K$2]+[.P1780]*[.MK1988]" office:value-type="float" office:value="1318.77350939">
            <text:p>1318,77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780]+10" office:value-type="float" office:value="17751">
            <text:p>17751</text:p>
          </table:table-cell>
          <table:table-cell table:formula="of:=([.P1781]^3)*[.K$22]+([.P1781]^2)*[.K$2]+[.P1781]*[.MK1989]" office:value-type="float" office:value="1320.26062419">
            <text:p>1320,26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781]+10" office:value-type="float" office:value="17761">
            <text:p>17761</text:p>
          </table:table-cell>
          <table:table-cell table:formula="of:=([.P1782]^3)*[.K$22]+([.P1782]^2)*[.K$2]+[.P1782]*[.MK1990]" office:value-type="float" office:value="1321.74857699">
            <text:p>1321,74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782]+10" office:value-type="float" office:value="17771">
            <text:p>17771</text:p>
          </table:table-cell>
          <table:table-cell table:formula="of:=([.P1783]^3)*[.K$22]+([.P1783]^2)*[.K$2]+[.P1783]*[.MK1991]" office:value-type="float" office:value="1323.23736779">
            <text:p>1323,23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783]+10" office:value-type="float" office:value="17781">
            <text:p>17781</text:p>
          </table:table-cell>
          <table:table-cell table:formula="of:=([.P1784]^3)*[.K$22]+([.P1784]^2)*[.K$2]+[.P1784]*[.MK1992]" office:value-type="float" office:value="1324.72699659">
            <text:p>1324,72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784]+10" office:value-type="float" office:value="17791">
            <text:p>17791</text:p>
          </table:table-cell>
          <table:table-cell table:formula="of:=([.P1785]^3)*[.K$22]+([.P1785]^2)*[.K$2]+[.P1785]*[.MK1993]" office:value-type="float" office:value="1326.21746339">
            <text:p>1326,21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785]+10" office:value-type="float" office:value="17801">
            <text:p>17801</text:p>
          </table:table-cell>
          <table:table-cell table:formula="of:=([.P1786]^3)*[.K$22]+([.P1786]^2)*[.K$2]+[.P1786]*[.MK1994]" office:value-type="float" office:value="1327.70876819">
            <text:p>1327,70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786]+10" office:value-type="float" office:value="17811">
            <text:p>17811</text:p>
          </table:table-cell>
          <table:table-cell table:formula="of:=([.P1787]^3)*[.K$22]+([.P1787]^2)*[.K$2]+[.P1787]*[.MK1995]" office:value-type="float" office:value="1329.20091099">
            <text:p>1329,20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787]+10" office:value-type="float" office:value="17821">
            <text:p>17821</text:p>
          </table:table-cell>
          <table:table-cell table:formula="of:=([.P1788]^3)*[.K$22]+([.P1788]^2)*[.K$2]+[.P1788]*[.MK1996]" office:value-type="float" office:value="1330.69389179">
            <text:p>1330,69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788]+10" office:value-type="float" office:value="17831">
            <text:p>17831</text:p>
          </table:table-cell>
          <table:table-cell table:formula="of:=([.P1789]^3)*[.K$22]+([.P1789]^2)*[.K$2]+[.P1789]*[.MK1997]" office:value-type="float" office:value="1332.18771059">
            <text:p>1332,18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789]+10" office:value-type="float" office:value="17841">
            <text:p>17841</text:p>
          </table:table-cell>
          <table:table-cell table:formula="of:=([.P1790]^3)*[.K$22]+([.P1790]^2)*[.K$2]+[.P1790]*[.MK1998]" office:value-type="float" office:value="1333.68236739">
            <text:p>1333,68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790]+10" office:value-type="float" office:value="17851">
            <text:p>17851</text:p>
          </table:table-cell>
          <table:table-cell table:formula="of:=([.P1791]^3)*[.K$22]+([.P1791]^2)*[.K$2]+[.P1791]*[.MK1999]" office:value-type="float" office:value="1335.17786219">
            <text:p>1335,17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791]+10" office:value-type="float" office:value="17861">
            <text:p>17861</text:p>
          </table:table-cell>
          <table:table-cell table:formula="of:=([.P1792]^3)*[.K$22]+([.P1792]^2)*[.K$2]+[.P1792]*[.MK2000]" office:value-type="float" office:value="1336.67419499">
            <text:p>1336,67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792]+10" office:value-type="float" office:value="17871">
            <text:p>17871</text:p>
          </table:table-cell>
          <table:table-cell table:formula="of:=([.P1793]^3)*[.K$22]+([.P1793]^2)*[.K$2]+[.P1793]*[.MK2001]" office:value-type="float" office:value="1338.17136579">
            <text:p>1338,17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793]+10" office:value-type="float" office:value="17881">
            <text:p>17881</text:p>
          </table:table-cell>
          <table:table-cell table:formula="of:=([.P1794]^3)*[.K$22]+([.P1794]^2)*[.K$2]+[.P1794]*[.MK2002]" office:value-type="float" office:value="1339.66937459">
            <text:p>1339,66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794]+10" office:value-type="float" office:value="17891">
            <text:p>17891</text:p>
          </table:table-cell>
          <table:table-cell table:formula="of:=([.P1795]^3)*[.K$22]+([.P1795]^2)*[.K$2]+[.P1795]*[.MK2003]" office:value-type="float" office:value="1341.16822139">
            <text:p>1341,16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795]+10" office:value-type="float" office:value="17901">
            <text:p>17901</text:p>
          </table:table-cell>
          <table:table-cell table:formula="of:=([.P1796]^3)*[.K$22]+([.P1796]^2)*[.K$2]+[.P1796]*[.MK2004]" office:value-type="float" office:value="1342.66790619">
            <text:p>1342,66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796]+10" office:value-type="float" office:value="17911">
            <text:p>17911</text:p>
          </table:table-cell>
          <table:table-cell table:formula="of:=([.P1797]^3)*[.K$22]+([.P1797]^2)*[.K$2]+[.P1797]*[.MK2005]" office:value-type="float" office:value="1344.16842899">
            <text:p>1344,16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797]+10" office:value-type="float" office:value="17921">
            <text:p>17921</text:p>
          </table:table-cell>
          <table:table-cell table:formula="of:=([.P1798]^3)*[.K$22]+([.P1798]^2)*[.K$2]+[.P1798]*[.MK2006]" office:value-type="float" office:value="1345.66978979">
            <text:p>1345,67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798]+10" office:value-type="float" office:value="17931">
            <text:p>17931</text:p>
          </table:table-cell>
          <table:table-cell table:formula="of:=([.P1799]^3)*[.K$22]+([.P1799]^2)*[.K$2]+[.P1799]*[.MK2007]" office:value-type="float" office:value="1347.17198859">
            <text:p>1347,17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799]+10" office:value-type="float" office:value="17941">
            <text:p>17941</text:p>
          </table:table-cell>
          <table:table-cell table:formula="of:=([.P1800]^3)*[.K$22]+([.P1800]^2)*[.K$2]+[.P1800]*[.MK2008]" office:value-type="float" office:value="1348.67502539">
            <text:p>1348,67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800]+10" office:value-type="float" office:value="17951">
            <text:p>17951</text:p>
          </table:table-cell>
          <table:table-cell table:formula="of:=([.P1801]^3)*[.K$22]+([.P1801]^2)*[.K$2]+[.P1801]*[.MK2009]" office:value-type="float" office:value="1350.17890019">
            <text:p>1350,17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801]+10" office:value-type="float" office:value="17961">
            <text:p>17961</text:p>
          </table:table-cell>
          <table:table-cell table:formula="of:=([.P1802]^3)*[.K$22]+([.P1802]^2)*[.K$2]+[.P1802]*[.MK2010]" office:value-type="float" office:value="1351.68361299">
            <text:p>1351,68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802]+10" office:value-type="float" office:value="17971">
            <text:p>17971</text:p>
          </table:table-cell>
          <table:table-cell table:formula="of:=([.P1803]^3)*[.K$22]+([.P1803]^2)*[.K$2]+[.P1803]*[.MK2011]" office:value-type="float" office:value="1353.18916379">
            <text:p>1353,18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803]+10" office:value-type="float" office:value="17981">
            <text:p>17981</text:p>
          </table:table-cell>
          <table:table-cell table:formula="of:=([.P1804]^3)*[.K$22]+([.P1804]^2)*[.K$2]+[.P1804]*[.MK2012]" office:value-type="float" office:value="1354.69555259">
            <text:p>1354,69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804]+10" office:value-type="float" office:value="17991">
            <text:p>17991</text:p>
          </table:table-cell>
          <table:table-cell table:formula="of:=([.P1805]^3)*[.K$22]+([.P1805]^2)*[.K$2]+[.P1805]*[.MK2013]" office:value-type="float" office:value="1356.20277939">
            <text:p>1356,20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805]+10" office:value-type="float" office:value="18001">
            <text:p>18001</text:p>
          </table:table-cell>
          <table:table-cell table:formula="of:=([.P1806]^3)*[.K$22]+([.P1806]^2)*[.K$2]+[.P1806]*[.MK2014]" office:value-type="float" office:value="1357.71084419">
            <text:p>1357,71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806]+10" office:value-type="float" office:value="18011">
            <text:p>18011</text:p>
          </table:table-cell>
          <table:table-cell table:formula="of:=([.P1807]^3)*[.K$22]+([.P1807]^2)*[.K$2]+[.P1807]*[.MK2015]" office:value-type="float" office:value="1359.21974699">
            <text:p>1359,22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807]+10" office:value-type="float" office:value="18021">
            <text:p>18021</text:p>
          </table:table-cell>
          <table:table-cell table:formula="of:=([.P1808]^3)*[.K$22]+([.P1808]^2)*[.K$2]+[.P1808]*[.MK2016]" office:value-type="float" office:value="1360.72948779">
            <text:p>1360,72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808]+10" office:value-type="float" office:value="18031">
            <text:p>18031</text:p>
          </table:table-cell>
          <table:table-cell table:formula="of:=([.P1809]^3)*[.K$22]+([.P1809]^2)*[.K$2]+[.P1809]*[.MK2017]" office:value-type="float" office:value="1362.24006659">
            <text:p>1362,24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809]+10" office:value-type="float" office:value="18041">
            <text:p>18041</text:p>
          </table:table-cell>
          <table:table-cell table:formula="of:=([.P1810]^3)*[.K$22]+([.P1810]^2)*[.K$2]+[.P1810]*[.MK2018]" office:value-type="float" office:value="1363.75148339">
            <text:p>1363,75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810]+10" office:value-type="float" office:value="18051">
            <text:p>18051</text:p>
          </table:table-cell>
          <table:table-cell table:formula="of:=([.P1811]^3)*[.K$22]+([.P1811]^2)*[.K$2]+[.P1811]*[.MK2019]" office:value-type="float" office:value="1365.26373819">
            <text:p>1365,26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811]+10" office:value-type="float" office:value="18061">
            <text:p>18061</text:p>
          </table:table-cell>
          <table:table-cell table:formula="of:=([.P1812]^3)*[.K$22]+([.P1812]^2)*[.K$2]+[.P1812]*[.MK2020]" office:value-type="float" office:value="1366.77683099">
            <text:p>1366,77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812]+10" office:value-type="float" office:value="18071">
            <text:p>18071</text:p>
          </table:table-cell>
          <table:table-cell table:formula="of:=([.P1813]^3)*[.K$22]+([.P1813]^2)*[.K$2]+[.P1813]*[.MK2021]" office:value-type="float" office:value="1368.29076179">
            <text:p>1368,29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813]+10" office:value-type="float" office:value="18081">
            <text:p>18081</text:p>
          </table:table-cell>
          <table:table-cell table:formula="of:=([.P1814]^3)*[.K$22]+([.P1814]^2)*[.K$2]+[.P1814]*[.MK2022]" office:value-type="float" office:value="1369.80553059">
            <text:p>1369,80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814]+10" office:value-type="float" office:value="18091">
            <text:p>18091</text:p>
          </table:table-cell>
          <table:table-cell table:formula="of:=([.P1815]^3)*[.K$22]+([.P1815]^2)*[.K$2]+[.P1815]*[.MK2023]" office:value-type="float" office:value="1371.32113739">
            <text:p>1371,32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815]+10" office:value-type="float" office:value="18101">
            <text:p>18101</text:p>
          </table:table-cell>
          <table:table-cell table:formula="of:=([.P1816]^3)*[.K$22]+([.P1816]^2)*[.K$2]+[.P1816]*[.MK2024]" office:value-type="float" office:value="1372.83758219">
            <text:p>1372,83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816]+10" office:value-type="float" office:value="18111">
            <text:p>18111</text:p>
          </table:table-cell>
          <table:table-cell table:formula="of:=([.P1817]^3)*[.K$22]+([.P1817]^2)*[.K$2]+[.P1817]*[.MK2025]" office:value-type="float" office:value="1374.35486499">
            <text:p>1374,35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817]+10" office:value-type="float" office:value="18121">
            <text:p>18121</text:p>
          </table:table-cell>
          <table:table-cell table:formula="of:=([.P1818]^3)*[.K$22]+([.P1818]^2)*[.K$2]+[.P1818]*[.MK2026]" office:value-type="float" office:value="1375.87298579">
            <text:p>1375,87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818]+10" office:value-type="float" office:value="18131">
            <text:p>18131</text:p>
          </table:table-cell>
          <table:table-cell table:formula="of:=([.P1819]^3)*[.K$22]+([.P1819]^2)*[.K$2]+[.P1819]*[.MK2027]" office:value-type="float" office:value="1377.39194459">
            <text:p>1377,39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819]+10" office:value-type="float" office:value="18141">
            <text:p>18141</text:p>
          </table:table-cell>
          <table:table-cell table:formula="of:=([.P1820]^3)*[.K$22]+([.P1820]^2)*[.K$2]+[.P1820]*[.MK2028]" office:value-type="float" office:value="1378.91174139">
            <text:p>1378,91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820]+10" office:value-type="float" office:value="18151">
            <text:p>18151</text:p>
          </table:table-cell>
          <table:table-cell table:formula="of:=([.P1821]^3)*[.K$22]+([.P1821]^2)*[.K$2]+[.P1821]*[.MK2029]" office:value-type="float" office:value="1380.43237619">
            <text:p>1380,43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821]+10" office:value-type="float" office:value="18161">
            <text:p>18161</text:p>
          </table:table-cell>
          <table:table-cell table:formula="of:=([.P1822]^3)*[.K$22]+([.P1822]^2)*[.K$2]+[.P1822]*[.MK2030]" office:value-type="float" office:value="1381.95384899">
            <text:p>1381,95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822]+10" office:value-type="float" office:value="18171">
            <text:p>18171</text:p>
          </table:table-cell>
          <table:table-cell table:formula="of:=([.P1823]^3)*[.K$22]+([.P1823]^2)*[.K$2]+[.P1823]*[.MK2031]" office:value-type="float" office:value="1383.47615979">
            <text:p>1383,47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823]+10" office:value-type="float" office:value="18181">
            <text:p>18181</text:p>
          </table:table-cell>
          <table:table-cell table:formula="of:=([.P1824]^3)*[.K$22]+([.P1824]^2)*[.K$2]+[.P1824]*[.MK2032]" office:value-type="float" office:value="1384.99930859">
            <text:p>1384,99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824]+10" office:value-type="float" office:value="18191">
            <text:p>18191</text:p>
          </table:table-cell>
          <table:table-cell table:formula="of:=([.P1825]^3)*[.K$22]+([.P1825]^2)*[.K$2]+[.P1825]*[.MK2033]" office:value-type="float" office:value="1386.52329539">
            <text:p>1386,52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825]+10" office:value-type="float" office:value="18201">
            <text:p>18201</text:p>
          </table:table-cell>
          <table:table-cell table:formula="of:=([.P1826]^3)*[.K$22]+([.P1826]^2)*[.K$2]+[.P1826]*[.MK2034]" office:value-type="float" office:value="1388.04812019">
            <text:p>1388,04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826]+10" office:value-type="float" office:value="18211">
            <text:p>18211</text:p>
          </table:table-cell>
          <table:table-cell table:formula="of:=([.P1827]^3)*[.K$22]+([.P1827]^2)*[.K$2]+[.P1827]*[.MK2035]" office:value-type="float" office:value="1389.57378299">
            <text:p>1389,57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827]+10" office:value-type="float" office:value="18221">
            <text:p>18221</text:p>
          </table:table-cell>
          <table:table-cell table:formula="of:=([.P1828]^3)*[.K$22]+([.P1828]^2)*[.K$2]+[.P1828]*[.MK2036]" office:value-type="float" office:value="1391.10028379">
            <text:p>1391,10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828]+10" office:value-type="float" office:value="18231">
            <text:p>18231</text:p>
          </table:table-cell>
          <table:table-cell table:formula="of:=([.P1829]^3)*[.K$22]+([.P1829]^2)*[.K$2]+[.P1829]*[.MK2037]" office:value-type="float" office:value="1392.62762259">
            <text:p>1392,62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829]+10" office:value-type="float" office:value="18241">
            <text:p>18241</text:p>
          </table:table-cell>
          <table:table-cell table:formula="of:=([.P1830]^3)*[.K$22]+([.P1830]^2)*[.K$2]+[.P1830]*[.MK2038]" office:value-type="float" office:value="1394.15579939">
            <text:p>1394,15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830]+10" office:value-type="float" office:value="18251">
            <text:p>18251</text:p>
          </table:table-cell>
          <table:table-cell table:formula="of:=([.P1831]^3)*[.K$22]+([.P1831]^2)*[.K$2]+[.P1831]*[.MK2039]" office:value-type="float" office:value="1395.68481419">
            <text:p>1395,68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831]+10" office:value-type="float" office:value="18261">
            <text:p>18261</text:p>
          </table:table-cell>
          <table:table-cell table:formula="of:=([.P1832]^3)*[.K$22]+([.P1832]^2)*[.K$2]+[.P1832]*[.MK2040]" office:value-type="float" office:value="1397.21466699">
            <text:p>1397,21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832]+10" office:value-type="float" office:value="18271">
            <text:p>18271</text:p>
          </table:table-cell>
          <table:table-cell table:formula="of:=([.P1833]^3)*[.K$22]+([.P1833]^2)*[.K$2]+[.P1833]*[.MK2041]" office:value-type="float" office:value="1398.74535779">
            <text:p>1398,74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833]+10" office:value-type="float" office:value="18281">
            <text:p>18281</text:p>
          </table:table-cell>
          <table:table-cell table:formula="of:=([.P1834]^3)*[.K$22]+([.P1834]^2)*[.K$2]+[.P1834]*[.MK2042]" office:value-type="float" office:value="1400.27688659">
            <text:p>1400,27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834]+10" office:value-type="float" office:value="18291">
            <text:p>18291</text:p>
          </table:table-cell>
          <table:table-cell table:formula="of:=([.P1835]^3)*[.K$22]+([.P1835]^2)*[.K$2]+[.P1835]*[.MK2043]" office:value-type="float" office:value="1401.80925339">
            <text:p>1401,80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835]+10" office:value-type="float" office:value="18301">
            <text:p>18301</text:p>
          </table:table-cell>
          <table:table-cell table:formula="of:=([.P1836]^3)*[.K$22]+([.P1836]^2)*[.K$2]+[.P1836]*[.MK2044]" office:value-type="float" office:value="1403.34245819">
            <text:p>1403,34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836]+10" office:value-type="float" office:value="18311">
            <text:p>18311</text:p>
          </table:table-cell>
          <table:table-cell table:formula="of:=([.P1837]^3)*[.K$22]+([.P1837]^2)*[.K$2]+[.P1837]*[.MK2045]" office:value-type="float" office:value="1404.87650099">
            <text:p>1404,87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837]+10" office:value-type="float" office:value="18321">
            <text:p>18321</text:p>
          </table:table-cell>
          <table:table-cell table:formula="of:=([.P1838]^3)*[.K$22]+([.P1838]^2)*[.K$2]+[.P1838]*[.MK2046]" office:value-type="float" office:value="1406.41138179">
            <text:p>1406,41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838]+10" office:value-type="float" office:value="18331">
            <text:p>18331</text:p>
          </table:table-cell>
          <table:table-cell table:formula="of:=([.P1839]^3)*[.K$22]+([.P1839]^2)*[.K$2]+[.P1839]*[.MK2047]" office:value-type="float" office:value="1407.94710059">
            <text:p>1407,94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839]+10" office:value-type="float" office:value="18341">
            <text:p>18341</text:p>
          </table:table-cell>
          <table:table-cell table:formula="of:=([.P1840]^3)*[.K$22]+([.P1840]^2)*[.K$2]+[.P1840]*[.MK2048]" office:value-type="float" office:value="1409.48365739">
            <text:p>1409,48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840]+10" office:value-type="float" office:value="18351">
            <text:p>18351</text:p>
          </table:table-cell>
          <table:table-cell table:formula="of:=([.P1841]^3)*[.K$22]+([.P1841]^2)*[.K$2]+[.P1841]*[.MK2049]" office:value-type="float" office:value="1411.02105219">
            <text:p>1411,02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841]+10" office:value-type="float" office:value="18361">
            <text:p>18361</text:p>
          </table:table-cell>
          <table:table-cell table:formula="of:=([.P1842]^3)*[.K$22]+([.P1842]^2)*[.K$2]+[.P1842]*[.MK2050]" office:value-type="float" office:value="1412.55928499">
            <text:p>1412,55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842]+10" office:value-type="float" office:value="18371">
            <text:p>18371</text:p>
          </table:table-cell>
          <table:table-cell table:formula="of:=([.P1843]^3)*[.K$22]+([.P1843]^2)*[.K$2]+[.P1843]*[.MK2051]" office:value-type="float" office:value="1414.09835579">
            <text:p>1414,09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843]+10" office:value-type="float" office:value="18381">
            <text:p>18381</text:p>
          </table:table-cell>
          <table:table-cell table:formula="of:=([.P1844]^3)*[.K$22]+([.P1844]^2)*[.K$2]+[.P1844]*[.MK2052]" office:value-type="float" office:value="1415.63826459">
            <text:p>1415,63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844]+10" office:value-type="float" office:value="18391">
            <text:p>18391</text:p>
          </table:table-cell>
          <table:table-cell table:formula="of:=([.P1845]^3)*[.K$22]+([.P1845]^2)*[.K$2]+[.P1845]*[.MK2053]" office:value-type="float" office:value="1417.17901139">
            <text:p>1417,17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845]+10" office:value-type="float" office:value="18401">
            <text:p>18401</text:p>
          </table:table-cell>
          <table:table-cell table:formula="of:=([.P1846]^3)*[.K$22]+([.P1846]^2)*[.K$2]+[.P1846]*[.MK2054]" office:value-type="float" office:value="1418.72059619">
            <text:p>1418,72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846]+10" office:value-type="float" office:value="18411">
            <text:p>18411</text:p>
          </table:table-cell>
          <table:table-cell table:formula="of:=([.P1847]^3)*[.K$22]+([.P1847]^2)*[.K$2]+[.P1847]*[.MK2055]" office:value-type="float" office:value="1420.26301899">
            <text:p>1420,26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847]+10" office:value-type="float" office:value="18421">
            <text:p>18421</text:p>
          </table:table-cell>
          <table:table-cell table:formula="of:=([.P1848]^3)*[.K$22]+([.P1848]^2)*[.K$2]+[.P1848]*[.MK2056]" office:value-type="float" office:value="1421.80627979">
            <text:p>1421,80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848]+10" office:value-type="float" office:value="18431">
            <text:p>18431</text:p>
          </table:table-cell>
          <table:table-cell table:formula="of:=([.P1849]^3)*[.K$22]+([.P1849]^2)*[.K$2]+[.P1849]*[.MK2057]" office:value-type="float" office:value="1423.35037859">
            <text:p>1423,35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849]+10" office:value-type="float" office:value="18441">
            <text:p>18441</text:p>
          </table:table-cell>
          <table:table-cell table:formula="of:=([.P1850]^3)*[.K$22]+([.P1850]^2)*[.K$2]+[.P1850]*[.MK2058]" office:value-type="float" office:value="1424.89531539">
            <text:p>1424,89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850]+10" office:value-type="float" office:value="18451">
            <text:p>18451</text:p>
          </table:table-cell>
          <table:table-cell table:formula="of:=([.P1851]^3)*[.K$22]+([.P1851]^2)*[.K$2]+[.P1851]*[.MK2059]" office:value-type="float" office:value="1426.44109019">
            <text:p>1426,44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851]+10" office:value-type="float" office:value="18461">
            <text:p>18461</text:p>
          </table:table-cell>
          <table:table-cell table:formula="of:=([.P1852]^3)*[.K$22]+([.P1852]^2)*[.K$2]+[.P1852]*[.MK2060]" office:value-type="float" office:value="1427.98770299">
            <text:p>1427,98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852]+10" office:value-type="float" office:value="18471">
            <text:p>18471</text:p>
          </table:table-cell>
          <table:table-cell table:formula="of:=([.P1853]^3)*[.K$22]+([.P1853]^2)*[.K$2]+[.P1853]*[.MK2061]" office:value-type="float" office:value="1429.53515379">
            <text:p>1429,53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853]+10" office:value-type="float" office:value="18481">
            <text:p>18481</text:p>
          </table:table-cell>
          <table:table-cell table:formula="of:=([.P1854]^3)*[.K$22]+([.P1854]^2)*[.K$2]+[.P1854]*[.MK2062]" office:value-type="float" office:value="1431.08344259">
            <text:p>1431,08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854]+10" office:value-type="float" office:value="18491">
            <text:p>18491</text:p>
          </table:table-cell>
          <table:table-cell table:formula="of:=([.P1855]^3)*[.K$22]+([.P1855]^2)*[.K$2]+[.P1855]*[.MK2063]" office:value-type="float" office:value="1432.63256939">
            <text:p>1432,63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855]+10" office:value-type="float" office:value="18501">
            <text:p>18501</text:p>
          </table:table-cell>
          <table:table-cell table:formula="of:=([.P1856]^3)*[.K$22]+([.P1856]^2)*[.K$2]+[.P1856]*[.MK2064]" office:value-type="float" office:value="1434.18253419">
            <text:p>1434,18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856]+10" office:value-type="float" office:value="18511">
            <text:p>18511</text:p>
          </table:table-cell>
          <table:table-cell table:formula="of:=([.P1857]^3)*[.K$22]+([.P1857]^2)*[.K$2]+[.P1857]*[.MK2065]" office:value-type="float" office:value="1435.73333699">
            <text:p>1435,73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857]+10" office:value-type="float" office:value="18521">
            <text:p>18521</text:p>
          </table:table-cell>
          <table:table-cell table:formula="of:=([.P1858]^3)*[.K$22]+([.P1858]^2)*[.K$2]+[.P1858]*[.MK2066]" office:value-type="float" office:value="1437.28497779">
            <text:p>1437,28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858]+10" office:value-type="float" office:value="18531">
            <text:p>18531</text:p>
          </table:table-cell>
          <table:table-cell table:formula="of:=([.P1859]^3)*[.K$22]+([.P1859]^2)*[.K$2]+[.P1859]*[.MK2067]" office:value-type="float" office:value="1438.83745659">
            <text:p>1438,83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859]+10" office:value-type="float" office:value="18541">
            <text:p>18541</text:p>
          </table:table-cell>
          <table:table-cell table:formula="of:=([.P1860]^3)*[.K$22]+([.P1860]^2)*[.K$2]+[.P1860]*[.MK2068]" office:value-type="float" office:value="1440.39077339">
            <text:p>1440,39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860]+10" office:value-type="float" office:value="18551">
            <text:p>18551</text:p>
          </table:table-cell>
          <table:table-cell table:formula="of:=([.P1861]^3)*[.K$22]+([.P1861]^2)*[.K$2]+[.P1861]*[.MK2069]" office:value-type="float" office:value="1441.94492819">
            <text:p>1441,94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861]+10" office:value-type="float" office:value="18561">
            <text:p>18561</text:p>
          </table:table-cell>
          <table:table-cell table:formula="of:=([.P1862]^3)*[.K$22]+([.P1862]^2)*[.K$2]+[.P1862]*[.MK2070]" office:value-type="float" office:value="1443.49992099">
            <text:p>1443,50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862]+10" office:value-type="float" office:value="18571">
            <text:p>18571</text:p>
          </table:table-cell>
          <table:table-cell table:formula="of:=([.P1863]^3)*[.K$22]+([.P1863]^2)*[.K$2]+[.P1863]*[.MK2071]" office:value-type="float" office:value="1445.05575179">
            <text:p>1445,05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863]+10" office:value-type="float" office:value="18581">
            <text:p>18581</text:p>
          </table:table-cell>
          <table:table-cell table:formula="of:=([.P1864]^3)*[.K$22]+([.P1864]^2)*[.K$2]+[.P1864]*[.MK2072]" office:value-type="float" office:value="1446.61242059">
            <text:p>1446,61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864]+10" office:value-type="float" office:value="18591">
            <text:p>18591</text:p>
          </table:table-cell>
          <table:table-cell table:formula="of:=([.P1865]^3)*[.K$22]+([.P1865]^2)*[.K$2]+[.P1865]*[.MK2073]" office:value-type="float" office:value="1448.16992739">
            <text:p>1448,17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865]+10" office:value-type="float" office:value="18601">
            <text:p>18601</text:p>
          </table:table-cell>
          <table:table-cell table:formula="of:=([.P1866]^3)*[.K$22]+([.P1866]^2)*[.K$2]+[.P1866]*[.MK2074]" office:value-type="float" office:value="1449.72827219">
            <text:p>1449,72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866]+10" office:value-type="float" office:value="18611">
            <text:p>18611</text:p>
          </table:table-cell>
          <table:table-cell table:formula="of:=([.P1867]^3)*[.K$22]+([.P1867]^2)*[.K$2]+[.P1867]*[.MK2075]" office:value-type="float" office:value="1451.28745499">
            <text:p>1451,28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867]+10" office:value-type="float" office:value="18621">
            <text:p>18621</text:p>
          </table:table-cell>
          <table:table-cell table:formula="of:=([.P1868]^3)*[.K$22]+([.P1868]^2)*[.K$2]+[.P1868]*[.MK2076]" office:value-type="float" office:value="1452.84747579">
            <text:p>1452,84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868]+10" office:value-type="float" office:value="18631">
            <text:p>18631</text:p>
          </table:table-cell>
          <table:table-cell table:formula="of:=([.P1869]^3)*[.K$22]+([.P1869]^2)*[.K$2]+[.P1869]*[.MK2077]" office:value-type="float" office:value="1454.40833459">
            <text:p>1454,40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869]+10" office:value-type="float" office:value="18641">
            <text:p>18641</text:p>
          </table:table-cell>
          <table:table-cell table:formula="of:=([.P1870]^3)*[.K$22]+([.P1870]^2)*[.K$2]+[.P1870]*[.MK2078]" office:value-type="float" office:value="1455.97003139">
            <text:p>1455,97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870]+10" office:value-type="float" office:value="18651">
            <text:p>18651</text:p>
          </table:table-cell>
          <table:table-cell table:formula="of:=([.P1871]^3)*[.K$22]+([.P1871]^2)*[.K$2]+[.P1871]*[.MK2079]" office:value-type="float" office:value="1457.53256619">
            <text:p>1457,53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871]+10" office:value-type="float" office:value="18661">
            <text:p>18661</text:p>
          </table:table-cell>
          <table:table-cell table:formula="of:=([.P1872]^3)*[.K$22]+([.P1872]^2)*[.K$2]+[.P1872]*[.MK2080]" office:value-type="float" office:value="1459.09593899">
            <text:p>1459,09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872]+10" office:value-type="float" office:value="18671">
            <text:p>18671</text:p>
          </table:table-cell>
          <table:table-cell table:formula="of:=([.P1873]^3)*[.K$22]+([.P1873]^2)*[.K$2]+[.P1873]*[.MK2081]" office:value-type="float" office:value="1460.66014979">
            <text:p>1460,66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873]+10" office:value-type="float" office:value="18681">
            <text:p>18681</text:p>
          </table:table-cell>
          <table:table-cell table:formula="of:=([.P1874]^3)*[.K$22]+([.P1874]^2)*[.K$2]+[.P1874]*[.MK2082]" office:value-type="float" office:value="1462.22519859">
            <text:p>1462,22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874]+10" office:value-type="float" office:value="18691">
            <text:p>18691</text:p>
          </table:table-cell>
          <table:table-cell table:formula="of:=([.P1875]^3)*[.K$22]+([.P1875]^2)*[.K$2]+[.P1875]*[.MK2083]" office:value-type="float" office:value="1463.79108539">
            <text:p>1463,79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875]+10" office:value-type="float" office:value="18701">
            <text:p>18701</text:p>
          </table:table-cell>
          <table:table-cell table:formula="of:=([.P1876]^3)*[.K$22]+([.P1876]^2)*[.K$2]+[.P1876]*[.MK2084]" office:value-type="float" office:value="1465.35781019">
            <text:p>1465,35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876]+10" office:value-type="float" office:value="18711">
            <text:p>18711</text:p>
          </table:table-cell>
          <table:table-cell table:formula="of:=([.P1877]^3)*[.K$22]+([.P1877]^2)*[.K$2]+[.P1877]*[.MK2085]" office:value-type="float" office:value="1466.92537299">
            <text:p>1466,92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877]+10" office:value-type="float" office:value="18721">
            <text:p>18721</text:p>
          </table:table-cell>
          <table:table-cell table:formula="of:=([.P1878]^3)*[.K$22]+([.P1878]^2)*[.K$2]+[.P1878]*[.MK2086]" office:value-type="float" office:value="1468.49377379">
            <text:p>1468,49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878]+10" office:value-type="float" office:value="18731">
            <text:p>18731</text:p>
          </table:table-cell>
          <table:table-cell table:formula="of:=([.P1879]^3)*[.K$22]+([.P1879]^2)*[.K$2]+[.P1879]*[.MK2087]" office:value-type="float" office:value="1470.06301259">
            <text:p>1470,06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879]+10" office:value-type="float" office:value="18741">
            <text:p>18741</text:p>
          </table:table-cell>
          <table:table-cell table:formula="of:=([.P1880]^3)*[.K$22]+([.P1880]^2)*[.K$2]+[.P1880]*[.MK2088]" office:value-type="float" office:value="1471.63308939">
            <text:p>1471,63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880]+10" office:value-type="float" office:value="18751">
            <text:p>18751</text:p>
          </table:table-cell>
          <table:table-cell table:formula="of:=([.P1881]^3)*[.K$22]+([.P1881]^2)*[.K$2]+[.P1881]*[.MK2089]" office:value-type="float" office:value="1473.20400419">
            <text:p>1473,20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881]+10" office:value-type="float" office:value="18761">
            <text:p>18761</text:p>
          </table:table-cell>
          <table:table-cell table:formula="of:=([.P1882]^3)*[.K$22]+([.P1882]^2)*[.K$2]+[.P1882]*[.MK2090]" office:value-type="float" office:value="1474.77575699">
            <text:p>1474,77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882]+10" office:value-type="float" office:value="18771">
            <text:p>18771</text:p>
          </table:table-cell>
          <table:table-cell table:formula="of:=([.P1883]^3)*[.K$22]+([.P1883]^2)*[.K$2]+[.P1883]*[.MK2091]" office:value-type="float" office:value="1476.34834779">
            <text:p>1476,34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883]+10" office:value-type="float" office:value="18781">
            <text:p>18781</text:p>
          </table:table-cell>
          <table:table-cell table:formula="of:=([.P1884]^3)*[.K$22]+([.P1884]^2)*[.K$2]+[.P1884]*[.MK2092]" office:value-type="float" office:value="1477.92177659">
            <text:p>1477,92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884]+10" office:value-type="float" office:value="18791">
            <text:p>18791</text:p>
          </table:table-cell>
          <table:table-cell table:formula="of:=([.P1885]^3)*[.K$22]+([.P1885]^2)*[.K$2]+[.P1885]*[.MK2093]" office:value-type="float" office:value="1479.49604339">
            <text:p>1479,49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885]+10" office:value-type="float" office:value="18801">
            <text:p>18801</text:p>
          </table:table-cell>
          <table:table-cell table:formula="of:=([.P1886]^3)*[.K$22]+([.P1886]^2)*[.K$2]+[.P1886]*[.MK2094]" office:value-type="float" office:value="1481.07114819">
            <text:p>1481,07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886]+10" office:value-type="float" office:value="18811">
            <text:p>18811</text:p>
          </table:table-cell>
          <table:table-cell table:formula="of:=([.P1887]^3)*[.K$22]+([.P1887]^2)*[.K$2]+[.P1887]*[.MK2095]" office:value-type="float" office:value="1482.64709099">
            <text:p>1482,64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887]+10" office:value-type="float" office:value="18821">
            <text:p>18821</text:p>
          </table:table-cell>
          <table:table-cell table:formula="of:=([.P1888]^3)*[.K$22]+([.P1888]^2)*[.K$2]+[.P1888]*[.MK2096]" office:value-type="float" office:value="1484.22387179">
            <text:p>1484,22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888]+10" office:value-type="float" office:value="18831">
            <text:p>18831</text:p>
          </table:table-cell>
          <table:table-cell table:formula="of:=([.P1889]^3)*[.K$22]+([.P1889]^2)*[.K$2]+[.P1889]*[.MK2097]" office:value-type="float" office:value="1485.80149059">
            <text:p>1485,80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889]+10" office:value-type="float" office:value="18841">
            <text:p>18841</text:p>
          </table:table-cell>
          <table:table-cell table:formula="of:=([.P1890]^3)*[.K$22]+([.P1890]^2)*[.K$2]+[.P1890]*[.MK2098]" office:value-type="float" office:value="1487.37994739">
            <text:p>1487,38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890]+10" office:value-type="float" office:value="18851">
            <text:p>18851</text:p>
          </table:table-cell>
          <table:table-cell table:formula="of:=([.P1891]^3)*[.K$22]+([.P1891]^2)*[.K$2]+[.P1891]*[.MK2099]" office:value-type="float" office:value="1488.95924219">
            <text:p>1488,95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891]+10" office:value-type="float" office:value="18861">
            <text:p>18861</text:p>
          </table:table-cell>
          <table:table-cell table:formula="of:=([.P1892]^3)*[.K$22]+([.P1892]^2)*[.K$2]+[.P1892]*[.MK2100]" office:value-type="float" office:value="1490.53937499">
            <text:p>1490,53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892]+10" office:value-type="float" office:value="18871">
            <text:p>18871</text:p>
          </table:table-cell>
          <table:table-cell table:formula="of:=([.P1893]^3)*[.K$22]+([.P1893]^2)*[.K$2]+[.P1893]*[.MK2101]" office:value-type="float" office:value="1492.12034579">
            <text:p>1492,12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893]+10" office:value-type="float" office:value="18881">
            <text:p>18881</text:p>
          </table:table-cell>
          <table:table-cell table:formula="of:=([.P1894]^3)*[.K$22]+([.P1894]^2)*[.K$2]+[.P1894]*[.MK2102]" office:value-type="float" office:value="1493.70215459">
            <text:p>1493,70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894]+10" office:value-type="float" office:value="18891">
            <text:p>18891</text:p>
          </table:table-cell>
          <table:table-cell table:formula="of:=([.P1895]^3)*[.K$22]+([.P1895]^2)*[.K$2]+[.P1895]*[.MK2103]" office:value-type="float" office:value="1495.28480139">
            <text:p>1495,28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895]+10" office:value-type="float" office:value="18901">
            <text:p>18901</text:p>
          </table:table-cell>
          <table:table-cell table:formula="of:=([.P1896]^3)*[.K$22]+([.P1896]^2)*[.K$2]+[.P1896]*[.MK2104]" office:value-type="float" office:value="1496.86828619">
            <text:p>1496,86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896]+10" office:value-type="float" office:value="18911">
            <text:p>18911</text:p>
          </table:table-cell>
          <table:table-cell table:formula="of:=([.P1897]^3)*[.K$22]+([.P1897]^2)*[.K$2]+[.P1897]*[.MK2105]" office:value-type="float" office:value="1498.45260899">
            <text:p>1498,45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897]+10" office:value-type="float" office:value="18921">
            <text:p>18921</text:p>
          </table:table-cell>
          <table:table-cell table:formula="of:=([.P1898]^3)*[.K$22]+([.P1898]^2)*[.K$2]+[.P1898]*[.MK2106]" office:value-type="float" office:value="1500.03776979">
            <text:p>1500,03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898]+10" office:value-type="float" office:value="18931">
            <text:p>18931</text:p>
          </table:table-cell>
          <table:table-cell table:formula="of:=([.P1899]^3)*[.K$22]+([.P1899]^2)*[.K$2]+[.P1899]*[.MK2107]" office:value-type="float" office:value="1501.62376859">
            <text:p>1501,62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899]+10" office:value-type="float" office:value="18941">
            <text:p>18941</text:p>
          </table:table-cell>
          <table:table-cell table:formula="of:=([.P1900]^3)*[.K$22]+([.P1900]^2)*[.K$2]+[.P1900]*[.MK2108]" office:value-type="float" office:value="1503.21060539">
            <text:p>1503,21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900]+10" office:value-type="float" office:value="18951">
            <text:p>18951</text:p>
          </table:table-cell>
          <table:table-cell table:formula="of:=([.P1901]^3)*[.K$22]+([.P1901]^2)*[.K$2]+[.P1901]*[.MK2109]" office:value-type="float" office:value="1504.79828019">
            <text:p>1504,79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901]+10" office:value-type="float" office:value="18961">
            <text:p>18961</text:p>
          </table:table-cell>
          <table:table-cell table:formula="of:=([.P1902]^3)*[.K$22]+([.P1902]^2)*[.K$2]+[.P1902]*[.MK2110]" office:value-type="float" office:value="1506.38679299">
            <text:p>1506,38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902]+10" office:value-type="float" office:value="18971">
            <text:p>18971</text:p>
          </table:table-cell>
          <table:table-cell table:formula="of:=([.P1903]^3)*[.K$22]+([.P1903]^2)*[.K$2]+[.P1903]*[.MK2111]" office:value-type="float" office:value="1507.97614379">
            <text:p>1507,97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903]+10" office:value-type="float" office:value="18981">
            <text:p>18981</text:p>
          </table:table-cell>
          <table:table-cell table:formula="of:=([.P1904]^3)*[.K$22]+([.P1904]^2)*[.K$2]+[.P1904]*[.MK2112]" office:value-type="float" office:value="1509.56633259">
            <text:p>1509,56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904]+10" office:value-type="float" office:value="18991">
            <text:p>18991</text:p>
          </table:table-cell>
          <table:table-cell table:formula="of:=([.P1905]^3)*[.K$22]+([.P1905]^2)*[.K$2]+[.P1905]*[.MK2113]" office:value-type="float" office:value="1511.15735939">
            <text:p>1511,15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905]+10" office:value-type="float" office:value="19001">
            <text:p>19001</text:p>
          </table:table-cell>
          <table:table-cell table:formula="of:=([.P1906]^3)*[.K$22]+([.P1906]^2)*[.K$2]+[.P1906]*[.MK2114]" office:value-type="float" office:value="1512.74922419">
            <text:p>1512,74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906]+10" office:value-type="float" office:value="19011">
            <text:p>19011</text:p>
          </table:table-cell>
          <table:table-cell table:formula="of:=([.P1907]^3)*[.K$22]+([.P1907]^2)*[.K$2]+[.P1907]*[.MK2115]" office:value-type="float" office:value="1514.34192699">
            <text:p>1514,34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907]+10" office:value-type="float" office:value="19021">
            <text:p>19021</text:p>
          </table:table-cell>
          <table:table-cell table:formula="of:=([.P1908]^3)*[.K$22]+([.P1908]^2)*[.K$2]+[.P1908]*[.MK2116]" office:value-type="float" office:value="1515.93546779">
            <text:p>1515,93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908]+10" office:value-type="float" office:value="19031">
            <text:p>19031</text:p>
          </table:table-cell>
          <table:table-cell table:formula="of:=([.P1909]^3)*[.K$22]+([.P1909]^2)*[.K$2]+[.P1909]*[.MK2117]" office:value-type="float" office:value="1517.52984659">
            <text:p>1517,53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909]+10" office:value-type="float" office:value="19041">
            <text:p>19041</text:p>
          </table:table-cell>
          <table:table-cell table:formula="of:=([.P1910]^3)*[.K$22]+([.P1910]^2)*[.K$2]+[.P1910]*[.MK2118]" office:value-type="float" office:value="1519.12506339">
            <text:p>1519,12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910]+10" office:value-type="float" office:value="19051">
            <text:p>19051</text:p>
          </table:table-cell>
          <table:table-cell table:formula="of:=([.P1911]^3)*[.K$22]+([.P1911]^2)*[.K$2]+[.P1911]*[.MK2119]" office:value-type="float" office:value="1520.72111819">
            <text:p>1520,72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911]+10" office:value-type="float" office:value="19061">
            <text:p>19061</text:p>
          </table:table-cell>
          <table:table-cell table:formula="of:=([.P1912]^3)*[.K$22]+([.P1912]^2)*[.K$2]+[.P1912]*[.MK2120]" office:value-type="float" office:value="1522.31801099">
            <text:p>1522,31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912]+10" office:value-type="float" office:value="19071">
            <text:p>19071</text:p>
          </table:table-cell>
          <table:table-cell table:formula="of:=([.P1913]^3)*[.K$22]+([.P1913]^2)*[.K$2]+[.P1913]*[.MK2121]" office:value-type="float" office:value="1523.91574179">
            <text:p>1523,91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913]+10" office:value-type="float" office:value="19081">
            <text:p>19081</text:p>
          </table:table-cell>
          <table:table-cell table:formula="of:=([.P1914]^3)*[.K$22]+([.P1914]^2)*[.K$2]+[.P1914]*[.MK2122]" office:value-type="float" office:value="1525.51431059">
            <text:p>1525,51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914]+10" office:value-type="float" office:value="19091">
            <text:p>19091</text:p>
          </table:table-cell>
          <table:table-cell table:formula="of:=([.P1915]^3)*[.K$22]+([.P1915]^2)*[.K$2]+[.P1915]*[.MK2123]" office:value-type="float" office:value="1527.11371739">
            <text:p>1527,11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915]+10" office:value-type="float" office:value="19101">
            <text:p>19101</text:p>
          </table:table-cell>
          <table:table-cell table:formula="of:=([.P1916]^3)*[.K$22]+([.P1916]^2)*[.K$2]+[.P1916]*[.MK2124]" office:value-type="float" office:value="1528.71396219">
            <text:p>1528,71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916]+10" office:value-type="float" office:value="19111">
            <text:p>19111</text:p>
          </table:table-cell>
          <table:table-cell table:formula="of:=([.P1917]^3)*[.K$22]+([.P1917]^2)*[.K$2]+[.P1917]*[.MK2125]" office:value-type="float" office:value="1530.31504499">
            <text:p>1530,31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917]+10" office:value-type="float" office:value="19121">
            <text:p>19121</text:p>
          </table:table-cell>
          <table:table-cell table:formula="of:=([.P1918]^3)*[.K$22]+([.P1918]^2)*[.K$2]+[.P1918]*[.MK2126]" office:value-type="float" office:value="1531.91696579">
            <text:p>1531,91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918]+10" office:value-type="float" office:value="19131">
            <text:p>19131</text:p>
          </table:table-cell>
          <table:table-cell table:formula="of:=([.P1919]^3)*[.K$22]+([.P1919]^2)*[.K$2]+[.P1919]*[.MK2127]" office:value-type="float" office:value="1533.51972459">
            <text:p>1533,52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919]+10" office:value-type="float" office:value="19141">
            <text:p>19141</text:p>
          </table:table-cell>
          <table:table-cell table:formula="of:=([.P1920]^3)*[.K$22]+([.P1920]^2)*[.K$2]+[.P1920]*[.MK2128]" office:value-type="float" office:value="1535.12332139">
            <text:p>1535,12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920]+10" office:value-type="float" office:value="19151">
            <text:p>19151</text:p>
          </table:table-cell>
          <table:table-cell table:formula="of:=([.P1921]^3)*[.K$22]+([.P1921]^2)*[.K$2]+[.P1921]*[.MK2129]" office:value-type="float" office:value="1536.72775619">
            <text:p>1536,72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921]+10" office:value-type="float" office:value="19161">
            <text:p>19161</text:p>
          </table:table-cell>
          <table:table-cell table:formula="of:=([.P1922]^3)*[.K$22]+([.P1922]^2)*[.K$2]+[.P1922]*[.MK2130]" office:value-type="float" office:value="1538.33302899">
            <text:p>1538,33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922]+10" office:value-type="float" office:value="19171">
            <text:p>19171</text:p>
          </table:table-cell>
          <table:table-cell table:formula="of:=([.P1923]^3)*[.K$22]+([.P1923]^2)*[.K$2]+[.P1923]*[.MK2131]" office:value-type="float" office:value="1539.93913979">
            <text:p>1539,93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923]+10" office:value-type="float" office:value="19181">
            <text:p>19181</text:p>
          </table:table-cell>
          <table:table-cell table:formula="of:=([.P1924]^3)*[.K$22]+([.P1924]^2)*[.K$2]+[.P1924]*[.MK2132]" office:value-type="float" office:value="1541.54608859">
            <text:p>1541,54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924]+10" office:value-type="float" office:value="19191">
            <text:p>19191</text:p>
          </table:table-cell>
          <table:table-cell table:formula="of:=([.P1925]^3)*[.K$22]+([.P1925]^2)*[.K$2]+[.P1925]*[.MK2133]" office:value-type="float" office:value="1543.15387539">
            <text:p>1543,15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925]+10" office:value-type="float" office:value="19201">
            <text:p>19201</text:p>
          </table:table-cell>
          <table:table-cell table:formula="of:=([.P1926]^3)*[.K$22]+([.P1926]^2)*[.K$2]+[.P1926]*[.MK2134]" office:value-type="float" office:value="1544.76250019">
            <text:p>1544,76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926]+10" office:value-type="float" office:value="19211">
            <text:p>19211</text:p>
          </table:table-cell>
          <table:table-cell table:formula="of:=([.P1927]^3)*[.K$22]+([.P1927]^2)*[.K$2]+[.P1927]*[.MK2135]" office:value-type="float" office:value="1546.37196299">
            <text:p>1546,37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927]+10" office:value-type="float" office:value="19221">
            <text:p>19221</text:p>
          </table:table-cell>
          <table:table-cell table:formula="of:=([.P1928]^3)*[.K$22]+([.P1928]^2)*[.K$2]+[.P1928]*[.MK2136]" office:value-type="float" office:value="1547.98226379">
            <text:p>1547,98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928]+10" office:value-type="float" office:value="19231">
            <text:p>19231</text:p>
          </table:table-cell>
          <table:table-cell table:formula="of:=([.P1929]^3)*[.K$22]+([.P1929]^2)*[.K$2]+[.P1929]*[.MK2137]" office:value-type="float" office:value="1549.59340259">
            <text:p>1549,59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929]+10" office:value-type="float" office:value="19241">
            <text:p>19241</text:p>
          </table:table-cell>
          <table:table-cell table:formula="of:=([.P1930]^3)*[.K$22]+([.P1930]^2)*[.K$2]+[.P1930]*[.MK2138]" office:value-type="float" office:value="1551.20537939">
            <text:p>1551,20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930]+10" office:value-type="float" office:value="19251">
            <text:p>19251</text:p>
          </table:table-cell>
          <table:table-cell table:formula="of:=([.P1931]^3)*[.K$22]+([.P1931]^2)*[.K$2]+[.P1931]*[.MK2139]" office:value-type="float" office:value="1552.81819419">
            <text:p>1552,81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931]+10" office:value-type="float" office:value="19261">
            <text:p>19261</text:p>
          </table:table-cell>
          <table:table-cell table:formula="of:=([.P1932]^3)*[.K$22]+([.P1932]^2)*[.K$2]+[.P1932]*[.MK2140]" office:value-type="float" office:value="1554.43184699">
            <text:p>1554,43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932]+10" office:value-type="float" office:value="19271">
            <text:p>19271</text:p>
          </table:table-cell>
          <table:table-cell table:formula="of:=([.P1933]^3)*[.K$22]+([.P1933]^2)*[.K$2]+[.P1933]*[.MK2141]" office:value-type="float" office:value="1556.04633779">
            <text:p>1556,04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933]+10" office:value-type="float" office:value="19281">
            <text:p>19281</text:p>
          </table:table-cell>
          <table:table-cell table:formula="of:=([.P1934]^3)*[.K$22]+([.P1934]^2)*[.K$2]+[.P1934]*[.MK2142]" office:value-type="float" office:value="1557.66166659">
            <text:p>1557,66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934]+10" office:value-type="float" office:value="19291">
            <text:p>19291</text:p>
          </table:table-cell>
          <table:table-cell table:formula="of:=([.P1935]^3)*[.K$22]+([.P1935]^2)*[.K$2]+[.P1935]*[.MK2143]" office:value-type="float" office:value="1559.27783339">
            <text:p>1559,27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935]+10" office:value-type="float" office:value="19301">
            <text:p>19301</text:p>
          </table:table-cell>
          <table:table-cell table:formula="of:=([.P1936]^3)*[.K$22]+([.P1936]^2)*[.K$2]+[.P1936]*[.MK2144]" office:value-type="float" office:value="1560.89483819">
            <text:p>1560,89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936]+10" office:value-type="float" office:value="19311">
            <text:p>19311</text:p>
          </table:table-cell>
          <table:table-cell table:formula="of:=([.P1937]^3)*[.K$22]+([.P1937]^2)*[.K$2]+[.P1937]*[.MK2145]" office:value-type="float" office:value="1562.51268099">
            <text:p>1562,51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937]+10" office:value-type="float" office:value="19321">
            <text:p>19321</text:p>
          </table:table-cell>
          <table:table-cell table:formula="of:=([.P1938]^3)*[.K$22]+([.P1938]^2)*[.K$2]+[.P1938]*[.MK2146]" office:value-type="float" office:value="1564.13136179">
            <text:p>1564,13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938]+10" office:value-type="float" office:value="19331">
            <text:p>19331</text:p>
          </table:table-cell>
          <table:table-cell table:formula="of:=([.P1939]^3)*[.K$22]+([.P1939]^2)*[.K$2]+[.P1939]*[.MK2147]" office:value-type="float" office:value="1565.75088059">
            <text:p>1565,75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939]+10" office:value-type="float" office:value="19341">
            <text:p>19341</text:p>
          </table:table-cell>
          <table:table-cell table:formula="of:=([.P1940]^3)*[.K$22]+([.P1940]^2)*[.K$2]+[.P1940]*[.MK2148]" office:value-type="float" office:value="1567.37123739">
            <text:p>1567,37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940]+10" office:value-type="float" office:value="19351">
            <text:p>19351</text:p>
          </table:table-cell>
          <table:table-cell table:formula="of:=([.P1941]^3)*[.K$22]+([.P1941]^2)*[.K$2]+[.P1941]*[.MK2149]" office:value-type="float" office:value="1568.99243219">
            <text:p>1568,99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941]+10" office:value-type="float" office:value="19361">
            <text:p>19361</text:p>
          </table:table-cell>
          <table:table-cell table:formula="of:=([.P1942]^3)*[.K$22]+([.P1942]^2)*[.K$2]+[.P1942]*[.MK2150]" office:value-type="float" office:value="1570.61446499">
            <text:p>1570,61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942]+10" office:value-type="float" office:value="19371">
            <text:p>19371</text:p>
          </table:table-cell>
          <table:table-cell table:formula="of:=([.P1943]^3)*[.K$22]+([.P1943]^2)*[.K$2]+[.P1943]*[.MK2151]" office:value-type="float" office:value="1572.23733579">
            <text:p>1572,23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943]+10" office:value-type="float" office:value="19381">
            <text:p>19381</text:p>
          </table:table-cell>
          <table:table-cell table:formula="of:=([.P1944]^3)*[.K$22]+([.P1944]^2)*[.K$2]+[.P1944]*[.MK2152]" office:value-type="float" office:value="1573.86104459">
            <text:p>1573,86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944]+10" office:value-type="float" office:value="19391">
            <text:p>19391</text:p>
          </table:table-cell>
          <table:table-cell table:formula="of:=([.P1945]^3)*[.K$22]+([.P1945]^2)*[.K$2]+[.P1945]*[.MK2153]" office:value-type="float" office:value="1575.48559139">
            <text:p>1575,48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945]+10" office:value-type="float" office:value="19401">
            <text:p>19401</text:p>
          </table:table-cell>
          <table:table-cell table:formula="of:=([.P1946]^3)*[.K$22]+([.P1946]^2)*[.K$2]+[.P1946]*[.MK2154]" office:value-type="float" office:value="1577.11097619">
            <text:p>1577,11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946]+10" office:value-type="float" office:value="19411">
            <text:p>19411</text:p>
          </table:table-cell>
          <table:table-cell table:formula="of:=([.P1947]^3)*[.K$22]+([.P1947]^2)*[.K$2]+[.P1947]*[.MK2155]" office:value-type="float" office:value="1578.73719899">
            <text:p>1578,73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947]+10" office:value-type="float" office:value="19421">
            <text:p>19421</text:p>
          </table:table-cell>
          <table:table-cell table:formula="of:=([.P1948]^3)*[.K$22]+([.P1948]^2)*[.K$2]+[.P1948]*[.MK2156]" office:value-type="float" office:value="1580.36425979">
            <text:p>1580,36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948]+10" office:value-type="float" office:value="19431">
            <text:p>19431</text:p>
          </table:table-cell>
          <table:table-cell table:formula="of:=([.P1949]^3)*[.K$22]+([.P1949]^2)*[.K$2]+[.P1949]*[.MK2157]" office:value-type="float" office:value="1581.99215859">
            <text:p>1581,99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949]+10" office:value-type="float" office:value="19441">
            <text:p>19441</text:p>
          </table:table-cell>
          <table:table-cell table:formula="of:=([.P1950]^3)*[.K$22]+([.P1950]^2)*[.K$2]+[.P1950]*[.MK2158]" office:value-type="float" office:value="1583.62089539">
            <text:p>1583,62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950]+10" office:value-type="float" office:value="19451">
            <text:p>19451</text:p>
          </table:table-cell>
          <table:table-cell table:formula="of:=([.P1951]^3)*[.K$22]+([.P1951]^2)*[.K$2]+[.P1951]*[.MK2159]" office:value-type="float" office:value="1585.25047019">
            <text:p>1585,25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951]+10" office:value-type="float" office:value="19461">
            <text:p>19461</text:p>
          </table:table-cell>
          <table:table-cell table:formula="of:=([.P1952]^3)*[.K$22]+([.P1952]^2)*[.K$2]+[.P1952]*[.MK2160]" office:value-type="float" office:value="1586.88088299">
            <text:p>1586,88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952]+10" office:value-type="float" office:value="19471">
            <text:p>19471</text:p>
          </table:table-cell>
          <table:table-cell table:formula="of:=([.P1953]^3)*[.K$22]+([.P1953]^2)*[.K$2]+[.P1953]*[.MK2161]" office:value-type="float" office:value="1588.51213379">
            <text:p>1588,51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953]+10" office:value-type="float" office:value="19481">
            <text:p>19481</text:p>
          </table:table-cell>
          <table:table-cell table:formula="of:=([.P1954]^3)*[.K$22]+([.P1954]^2)*[.K$2]+[.P1954]*[.MK2162]" office:value-type="float" office:value="1590.14422259">
            <text:p>1590,14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954]+10" office:value-type="float" office:value="19491">
            <text:p>19491</text:p>
          </table:table-cell>
          <table:table-cell table:formula="of:=([.P1955]^3)*[.K$22]+([.P1955]^2)*[.K$2]+[.P1955]*[.MK2163]" office:value-type="float" office:value="1591.77714939">
            <text:p>1591,77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955]+10" office:value-type="float" office:value="19501">
            <text:p>19501</text:p>
          </table:table-cell>
          <table:table-cell table:formula="of:=([.P1956]^3)*[.K$22]+([.P1956]^2)*[.K$2]+[.P1956]*[.MK2164]" office:value-type="float" office:value="1593.41091419">
            <text:p>1593,41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956]+10" office:value-type="float" office:value="19511">
            <text:p>19511</text:p>
          </table:table-cell>
          <table:table-cell table:formula="of:=([.P1957]^3)*[.K$22]+([.P1957]^2)*[.K$2]+[.P1957]*[.MK2165]" office:value-type="float" office:value="1595.04551699">
            <text:p>1595,04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957]+10" office:value-type="float" office:value="19521">
            <text:p>19521</text:p>
          </table:table-cell>
          <table:table-cell table:formula="of:=([.P1958]^3)*[.K$22]+([.P1958]^2)*[.K$2]+[.P1958]*[.MK2166]" office:value-type="float" office:value="1596.68095779">
            <text:p>1596,68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958]+10" office:value-type="float" office:value="19531">
            <text:p>19531</text:p>
          </table:table-cell>
          <table:table-cell table:formula="of:=([.P1959]^3)*[.K$22]+([.P1959]^2)*[.K$2]+[.P1959]*[.MK2167]" office:value-type="float" office:value="1598.31723659">
            <text:p>1598,31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959]+10" office:value-type="float" office:value="19541">
            <text:p>19541</text:p>
          </table:table-cell>
          <table:table-cell table:formula="of:=([.P1960]^3)*[.K$22]+([.P1960]^2)*[.K$2]+[.P1960]*[.MK2168]" office:value-type="float" office:value="1599.95435339">
            <text:p>1599,95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960]+10" office:value-type="float" office:value="19551">
            <text:p>19551</text:p>
          </table:table-cell>
          <table:table-cell table:formula="of:=([.P1961]^3)*[.K$22]+([.P1961]^2)*[.K$2]+[.P1961]*[.MK2169]" office:value-type="float" office:value="1601.59230819">
            <text:p>1601,59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961]+10" office:value-type="float" office:value="19561">
            <text:p>19561</text:p>
          </table:table-cell>
          <table:table-cell table:formula="of:=([.P1962]^3)*[.K$22]+([.P1962]^2)*[.K$2]+[.P1962]*[.MK2170]" office:value-type="float" office:value="1603.23110099">
            <text:p>1603,23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962]+10" office:value-type="float" office:value="19571">
            <text:p>19571</text:p>
          </table:table-cell>
          <table:table-cell table:formula="of:=([.P1963]^3)*[.K$22]+([.P1963]^2)*[.K$2]+[.P1963]*[.MK2171]" office:value-type="float" office:value="1604.87073179">
            <text:p>1604,87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963]+10" office:value-type="float" office:value="19581">
            <text:p>19581</text:p>
          </table:table-cell>
          <table:table-cell table:formula="of:=([.P1964]^3)*[.K$22]+([.P1964]^2)*[.K$2]+[.P1964]*[.MK2172]" office:value-type="float" office:value="1606.51120059">
            <text:p>1606,51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964]+10" office:value-type="float" office:value="19591">
            <text:p>19591</text:p>
          </table:table-cell>
          <table:table-cell table:formula="of:=([.P1965]^3)*[.K$22]+([.P1965]^2)*[.K$2]+[.P1965]*[.MK2173]" office:value-type="float" office:value="1608.15250739">
            <text:p>1608,15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965]+10" office:value-type="float" office:value="19601">
            <text:p>19601</text:p>
          </table:table-cell>
          <table:table-cell table:formula="of:=([.P1966]^3)*[.K$22]+([.P1966]^2)*[.K$2]+[.P1966]*[.MK2174]" office:value-type="float" office:value="1609.79465219">
            <text:p>1609,79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966]+10" office:value-type="float" office:value="19611">
            <text:p>19611</text:p>
          </table:table-cell>
          <table:table-cell table:formula="of:=([.P1967]^3)*[.K$22]+([.P1967]^2)*[.K$2]+[.P1967]*[.MK2175]" office:value-type="float" office:value="1611.43763499">
            <text:p>1611,43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967]+10" office:value-type="float" office:value="19621">
            <text:p>19621</text:p>
          </table:table-cell>
          <table:table-cell table:formula="of:=([.P1968]^3)*[.K$22]+([.P1968]^2)*[.K$2]+[.P1968]*[.MK2176]" office:value-type="float" office:value="1613.08145579">
            <text:p>1613,08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968]+10" office:value-type="float" office:value="19631">
            <text:p>19631</text:p>
          </table:table-cell>
          <table:table-cell table:formula="of:=([.P1969]^3)*[.K$22]+([.P1969]^2)*[.K$2]+[.P1969]*[.MK2177]" office:value-type="float" office:value="1614.72611459">
            <text:p>1614,72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969]+10" office:value-type="float" office:value="19641">
            <text:p>19641</text:p>
          </table:table-cell>
          <table:table-cell table:formula="of:=([.P1970]^3)*[.K$22]+([.P1970]^2)*[.K$2]+[.P1970]*[.MK2178]" office:value-type="float" office:value="1616.37161139">
            <text:p>1616,37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970]+10" office:value-type="float" office:value="19651">
            <text:p>19651</text:p>
          </table:table-cell>
          <table:table-cell table:formula="of:=([.P1971]^3)*[.K$22]+([.P1971]^2)*[.K$2]+[.P1971]*[.MK2179]" office:value-type="float" office:value="1618.01794619">
            <text:p>1618,01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971]+10" office:value-type="float" office:value="19661">
            <text:p>19661</text:p>
          </table:table-cell>
          <table:table-cell table:formula="of:=([.P1972]^3)*[.K$22]+([.P1972]^2)*[.K$2]+[.P1972]*[.MK2180]" office:value-type="float" office:value="1619.66511899">
            <text:p>1619,66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972]+10" office:value-type="float" office:value="19671">
            <text:p>19671</text:p>
          </table:table-cell>
          <table:table-cell table:formula="of:=([.P1973]^3)*[.K$22]+([.P1973]^2)*[.K$2]+[.P1973]*[.MK2181]" office:value-type="float" office:value="1621.31312979">
            <text:p>1621,31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973]+10" office:value-type="float" office:value="19681">
            <text:p>19681</text:p>
          </table:table-cell>
          <table:table-cell table:formula="of:=([.P1974]^3)*[.K$22]+([.P1974]^2)*[.K$2]+[.P1974]*[.MK2182]" office:value-type="float" office:value="1622.96197859">
            <text:p>1622,96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974]+10" office:value-type="float" office:value="19691">
            <text:p>19691</text:p>
          </table:table-cell>
          <table:table-cell table:formula="of:=([.P1975]^3)*[.K$22]+([.P1975]^2)*[.K$2]+[.P1975]*[.MK2183]" office:value-type="float" office:value="1624.61166539">
            <text:p>1624,61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975]+10" office:value-type="float" office:value="19701">
            <text:p>19701</text:p>
          </table:table-cell>
          <table:table-cell table:formula="of:=([.P1976]^3)*[.K$22]+([.P1976]^2)*[.K$2]+[.P1976]*[.MK2184]" office:value-type="float" office:value="1626.26219019">
            <text:p>1626,26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976]+10" office:value-type="float" office:value="19711">
            <text:p>19711</text:p>
          </table:table-cell>
          <table:table-cell table:formula="of:=([.P1977]^3)*[.K$22]+([.P1977]^2)*[.K$2]+[.P1977]*[.MK2185]" office:value-type="float" office:value="1627.91355299">
            <text:p>1627,91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977]+10" office:value-type="float" office:value="19721">
            <text:p>19721</text:p>
          </table:table-cell>
          <table:table-cell table:formula="of:=([.P1978]^3)*[.K$22]+([.P1978]^2)*[.K$2]+[.P1978]*[.MK2186]" office:value-type="float" office:value="1629.56575379">
            <text:p>1629,56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978]+10" office:value-type="float" office:value="19731">
            <text:p>19731</text:p>
          </table:table-cell>
          <table:table-cell table:formula="of:=([.P1979]^3)*[.K$22]+([.P1979]^2)*[.K$2]+[.P1979]*[.MK2187]" office:value-type="float" office:value="1631.21879259">
            <text:p>1631,21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979]+10" office:value-type="float" office:value="19741">
            <text:p>19741</text:p>
          </table:table-cell>
          <table:table-cell table:formula="of:=([.P1980]^3)*[.K$22]+([.P1980]^2)*[.K$2]+[.P1980]*[.MK2188]" office:value-type="float" office:value="1632.87266939">
            <text:p>1632,87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980]+10" office:value-type="float" office:value="19751">
            <text:p>19751</text:p>
          </table:table-cell>
          <table:table-cell table:formula="of:=([.P1981]^3)*[.K$22]+([.P1981]^2)*[.K$2]+[.P1981]*[.MK2189]" office:value-type="float" office:value="1634.52738419">
            <text:p>1634,52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981]+10" office:value-type="float" office:value="19761">
            <text:p>19761</text:p>
          </table:table-cell>
          <table:table-cell table:formula="of:=([.P1982]^3)*[.K$22]+([.P1982]^2)*[.K$2]+[.P1982]*[.MK2190]" office:value-type="float" office:value="1636.18293699">
            <text:p>1636,18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982]+10" office:value-type="float" office:value="19771">
            <text:p>19771</text:p>
          </table:table-cell>
          <table:table-cell table:formula="of:=([.P1983]^3)*[.K$22]+([.P1983]^2)*[.K$2]+[.P1983]*[.MK2191]" office:value-type="float" office:value="1637.83932779">
            <text:p>1637,83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983]+10" office:value-type="float" office:value="19781">
            <text:p>19781</text:p>
          </table:table-cell>
          <table:table-cell table:formula="of:=([.P1984]^3)*[.K$22]+([.P1984]^2)*[.K$2]+[.P1984]*[.MK2192]" office:value-type="float" office:value="1639.49655659">
            <text:p>1639,49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984]+10" office:value-type="float" office:value="19791">
            <text:p>19791</text:p>
          </table:table-cell>
          <table:table-cell table:formula="of:=([.P1985]^3)*[.K$22]+([.P1985]^2)*[.K$2]+[.P1985]*[.MK2193]" office:value-type="float" office:value="1641.15462339">
            <text:p>1641,15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985]+10" office:value-type="float" office:value="19801">
            <text:p>19801</text:p>
          </table:table-cell>
          <table:table-cell table:formula="of:=([.P1986]^3)*[.K$22]+([.P1986]^2)*[.K$2]+[.P1986]*[.MK2194]" office:value-type="float" office:value="1642.81352819">
            <text:p>1642,81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986]+10" office:value-type="float" office:value="19811">
            <text:p>19811</text:p>
          </table:table-cell>
          <table:table-cell table:formula="of:=([.P1987]^3)*[.K$22]+([.P1987]^2)*[.K$2]+[.P1987]*[.MK2195]" office:value-type="float" office:value="1644.47327099">
            <text:p>1644,47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987]+10" office:value-type="float" office:value="19821">
            <text:p>19821</text:p>
          </table:table-cell>
          <table:table-cell table:formula="of:=([.P1988]^3)*[.K$22]+([.P1988]^2)*[.K$2]+[.P1988]*[.MK2196]" office:value-type="float" office:value="1646.13385179">
            <text:p>1646,134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988]+10" office:value-type="float" office:value="19831">
            <text:p>19831</text:p>
          </table:table-cell>
          <table:table-cell table:formula="of:=([.P1989]^3)*[.K$22]+([.P1989]^2)*[.K$2]+[.P1989]*[.MK2197]" office:value-type="float" office:value="1647.79527059">
            <text:p>1647,79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989]+10" office:value-type="float" office:value="19841">
            <text:p>19841</text:p>
          </table:table-cell>
          <table:table-cell table:formula="of:=([.P1990]^3)*[.K$22]+([.P1990]^2)*[.K$2]+[.P1990]*[.MK2198]" office:value-type="float" office:value="1649.45752739">
            <text:p>1649,45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990]+10" office:value-type="float" office:value="19851">
            <text:p>19851</text:p>
          </table:table-cell>
          <table:table-cell table:formula="of:=([.P1991]^3)*[.K$22]+([.P1991]^2)*[.K$2]+[.P1991]*[.MK2199]" office:value-type="float" office:value="1651.12062219">
            <text:p>1651,12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991]+10" office:value-type="float" office:value="19861">
            <text:p>19861</text:p>
          </table:table-cell>
          <table:table-cell table:formula="of:=([.P1992]^3)*[.K$22]+([.P1992]^2)*[.K$2]+[.P1992]*[.MK2200]" office:value-type="float" office:value="1652.78455499">
            <text:p>1652,78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992]+10" office:value-type="float" office:value="19871">
            <text:p>19871</text:p>
          </table:table-cell>
          <table:table-cell table:formula="of:=([.P1993]^3)*[.K$22]+([.P1993]^2)*[.K$2]+[.P1993]*[.MK2201]" office:value-type="float" office:value="1654.44932579">
            <text:p>1654,44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993]+10" office:value-type="float" office:value="19881">
            <text:p>19881</text:p>
          </table:table-cell>
          <table:table-cell table:formula="of:=([.P1994]^3)*[.K$22]+([.P1994]^2)*[.K$2]+[.P1994]*[.MK2202]" office:value-type="float" office:value="1656.11493459">
            <text:p>1656,115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994]+10" office:value-type="float" office:value="19891">
            <text:p>19891</text:p>
          </table:table-cell>
          <table:table-cell table:formula="of:=([.P1995]^3)*[.K$22]+([.P1995]^2)*[.K$2]+[.P1995]*[.MK2203]" office:value-type="float" office:value="1657.78138139">
            <text:p>1657,781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995]+10" office:value-type="float" office:value="19901">
            <text:p>19901</text:p>
          </table:table-cell>
          <table:table-cell table:formula="of:=([.P1996]^3)*[.K$22]+([.P1996]^2)*[.K$2]+[.P1996]*[.MK2204]" office:value-type="float" office:value="1659.44866619">
            <text:p>1659,449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996]+10" office:value-type="float" office:value="19911">
            <text:p>19911</text:p>
          </table:table-cell>
          <table:table-cell table:formula="of:=([.P1997]^3)*[.K$22]+([.P1997]^2)*[.K$2]+[.P1997]*[.MK2205]" office:value-type="float" office:value="1661.11678899">
            <text:p>1661,11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997]+10" office:value-type="float" office:value="19921">
            <text:p>19921</text:p>
          </table:table-cell>
          <table:table-cell table:formula="of:=([.P1998]^3)*[.K$22]+([.P1998]^2)*[.K$2]+[.P1998]*[.MK2206]" office:value-type="float" office:value="1662.78574979">
            <text:p>1662,78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998]+10" office:value-type="float" office:value="19931">
            <text:p>19931</text:p>
          </table:table-cell>
          <table:table-cell table:formula="of:=([.P1999]^3)*[.K$22]+([.P1999]^2)*[.K$2]+[.P1999]*[.MK2207]" office:value-type="float" office:value="1664.45554859">
            <text:p>1664,45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1999]+10" office:value-type="float" office:value="19941">
            <text:p>19941</text:p>
          </table:table-cell>
          <table:table-cell table:formula="of:=([.P2000]^3)*[.K$22]+([.P2000]^2)*[.K$2]+[.P2000]*[.MK2208]" office:value-type="float" office:value="1666.12618539">
            <text:p>1666,126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2000]+10" office:value-type="float" office:value="19951">
            <text:p>19951</text:p>
          </table:table-cell>
          <table:table-cell table:formula="of:=([.P2001]^3)*[.K$22]+([.P2001]^2)*[.K$2]+[.P2001]*[.MK2209]" office:value-type="float" office:value="1667.79766019">
            <text:p>1667,798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2001]+10" office:value-type="float" office:value="19961">
            <text:p>19961</text:p>
          </table:table-cell>
          <table:table-cell table:formula="of:=([.P2002]^3)*[.K$22]+([.P2002]^2)*[.K$2]+[.P2002]*[.MK2210]" office:value-type="float" office:value="1669.46997299">
            <text:p>1669,470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2002]+10" office:value-type="float" office:value="19971">
            <text:p>19971</text:p>
          </table:table-cell>
          <table:table-cell table:formula="of:=([.P2003]^3)*[.K$22]+([.P2003]^2)*[.K$2]+[.P2003]*[.MK2211]" office:value-type="float" office:value="1671.14312379">
            <text:p>1671,143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2003]+10" office:value-type="float" office:value="19981">
            <text:p>19981</text:p>
          </table:table-cell>
          <table:table-cell table:formula="of:=([.P2004]^3)*[.K$22]+([.P2004]^2)*[.K$2]+[.P2004]*[.MK2212]" office:value-type="float" office:value="1672.81711259">
            <text:p>1672,817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2004]+10" office:value-type="float" office:value="19991">
            <text:p>19991</text:p>
          </table:table-cell>
          <table:table-cell table:formula="of:=([.P2005]^3)*[.K$22]+([.P2005]^2)*[.K$2]+[.P2005]*[.MK2213]" office:value-type="float" office:value="1674.49193939">
            <text:p>1674,492s</text:p>
          </table:table-cell>
          <table:table-cell table:number-columns-repeated="331"/>
          <table:table-cell/>
        </table:table-row>
        <table:table-row table:style-name="ro2">
          <table:table-cell table:number-columns-repeated="15"/>
          <table:table-cell table:formula="of:=[.P2005]+10" office:value-type="float" office:value="20001">
            <text:p>20001</text:p>
          </table:table-cell>
          <table:table-cell table:formula="of:=([.P2006]^3)*[.K$22]+([.P2006]^2)*[.K$2]+[.P2006]*[.MK2214]" office:value-type="float" office:value="1676.16760419">
            <text:p>1676,168s</text:p>
          </table:table-cell>
          <table:table-cell table:number-columns-repeated="331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>
          <table:table-cell table:number-columns-repeated="348"/>
          <table:table-cell/>
        </table:table-row>
        <table:table-row table:style-name="ro2" table:number-rows-repeated="1046361">
          <table:table-cell table:number-columns-repeated="349"/>
        </table:table-row>
        <table:table-row table:style-name="ro2">
          <table:table-cell table:number-columns-repeated="349"/>
        </table:table-row>
      </table:table>
      <table:table table:name="Algo2" table:style-name="ta1">
        <table:shapes>
          <draw:frame draw:z-index="0" draw:style-name="gr1" svg:width="35.883cm" svg:height="13.874cm" svg:x="0.25cm" svg:y="21.026cm">
            <draw:object draw:notify-on-update-of-ranges="Algo2.A2:Algo2.A16 Algo2.G1:Algo2.G1 Algo2.G2:Algo2.G16 Algo2.H1:Algo2.H1 Algo2.H2:Algo2.H16 Algo2.I1:Algo2.I1 Algo2.I2:Algo2.I1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svg:width="36.077cm" svg:height="14.435cm" svg:x="0.139cm" svg:y="0.133cm">
            <draw:object draw:notify-on-update-of-ranges="Algo2.E1:Algo2.E1 Algo2.G2:Algo2.G16 Algo2.A2:Algo2.A16 Algo2.K1:Algo2.K1 Algo2.P6:Algo2.P406 Algo2.O6:Algo2.O40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9"/>
        <table:table-column table:style-name="co3" table:default-cell-style-name="ce10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3"/>
        <table:table-column table:style-name="co8" table:default-cell-style-name="ce1"/>
        <table:table-column table:style-name="co9" table:default-cell-style-name="ce1"/>
        <table:table-column table:style-name="co3" table:number-columns-repeated="2" table:default-cell-style-name="Default"/>
        <table:table-column table:style-name="co11" table:default-cell-style-name="Default"/>
        <table:table-column table:style-name="co3" table:number-columns-repeated="4" table:default-cell-style-name="Default"/>
        <table:table-row table:style-name="ro1">
          <table:table-cell office:value-type="string">
            <text:p>Taille des données (n)</text:p>
          </table:table-cell>
          <table:table-cell office:value-type="string">
            <text:p>Nb tests</text:p>
          </table:table-cell>
          <table:table-cell office:value-type="string">
            <text:p>Facteur</text:p>
          </table:table-cell>
          <table:table-cell office:value-type="string">
            <text:p>Temps minimum</text:p>
          </table:table-cell>
          <table:table-cell office:value-type="string">
            <text:p>Temps maximum</text:p>
          </table:table-cell>
          <table:table-cell office:value-type="string">
            <text:p>Temps moyen</text:p>
          </table:table-cell>
          <table:table-cell office:value-type="string">
            <text:p>Temps minimum</text:p>
          </table:table-cell>
          <table:table-cell office:value-type="string">
            <text:p>Temps Maximum</text:p>
          </table:table-cell>
          <table:table-cell office:value-type="string">
            <text:p>Temps moyen</text:p>
          </table:table-cell>
          <table:table-cell office:value-type="string">
            <text:p>Aléatoire ?</text:p>
          </table:table-cell>
          <table:table-cell office:value-type="string">
            <text:p>interpolation</text:p>
          </table:table-cell>
          <table:table-cell office:value-type="string">
            <text:p>Eccart à l'experimental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table:number-columns-repeated="6"/>
          <table:table-cell/>
          <table:table-cell table:number-columns-repeated="2"/>
          <table:table-cell table:formula="of:=([.A2]^3)*[.L$19]+([.A2]^2)*[.L$20]+[.A2]*[.L$21]" office:value-type="float" office:value="0.00500492">
            <text:p>0,00500492</text:p>
          </table:table-cell>
          <table:table-cell table:formula="of:=[.H2]-[.K2]" office:value-type="float" office:value="-0.00500492">
            <text:p>-0,00500492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table:number-columns-repeated="6"/>
          <table:table-cell/>
          <table:table-cell table:number-columns-repeated="2"/>
          <table:table-cell table:formula="of:=([.A3]^3)*[.L$19]+([.A3]^2)*[.L$20]+[.A3]*[.L$21]" office:value-type="float" office:value="0.01003536">
            <text:p>0,01003536</text:p>
          </table:table-cell>
          <table:table-cell table:formula="of:=[.H3]-[.K3]" office:value-type="float" office:value="-0.01003536">
            <text:p>-0,01003536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2131">
            <text:p>12131</text:p>
          </table:table-cell>
          <table:table-cell office:value-type="float" office:value="50000">
            <text:p>50000</text:p>
          </table:table-cell>
          <table:table-cell office:value-type="float" office:value="8">
            <text:p>8 ms</text:p>
          </table:table-cell>
          <table:table-cell office:value-type="float" office:value="24">
            <text:p>24 ms</text:p>
          </table:table-cell>
          <table:table-cell office:value-type="float" office:value="14.839">
            <text:p>14,839 ms</text:p>
          </table:table-cell>
          <table:table-cell table:style-name="ce11" table:formula="of:=[.D4]/[.$C4]" office:value-type="float" office:value="0.00016">
            <text:p>0,000s</text:p>
          </table:table-cell>
          <table:table-cell table:style-name="ce11" table:formula="of:=[.E4]/[.$C4]" office:value-type="float" office:value="0.00048">
            <text:p>0,000s</text:p>
          </table:table-cell>
          <table:table-cell table:style-name="ce11" table:formula="of:=[.F4]/[.$C4]" office:value-type="float" office:value="0.00029678">
            <text:p>0,000s</text:p>
          </table:table-cell>
          <table:table-cell office:value-type="string">
            <text:p>OUI</text:p>
          </table:table-cell>
          <table:table-cell table:formula="of:=([.A4]^3)*[.L$19]+([.A4]^2)*[.L$20]+[.A4]*[.L$21]" office:value-type="float" office:value="0.02026688">
            <text:p>0,02026688</text:p>
          </table:table-cell>
          <table:table-cell table:formula="of:=[.H4]-[.K4]" office:value-type="float" office:value="-0.01978688">
            <text:p>-0,01978688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7423">
            <text:p>17423</text:p>
          </table:table-cell>
          <table:table-cell office:value-type="float" office:value="5000">
            <text:p>5000</text:p>
          </table:table-cell>
          <table:table-cell office:value-type="float" office:value="4">
            <text:p>4 ms</text:p>
          </table:table-cell>
          <table:table-cell office:value-type="float" office:value="20">
            <text:p>20 ms</text:p>
          </table:table-cell>
          <table:table-cell office:value-type="float" office:value="10.3313">
            <text:p>10,3313 ms</text:p>
          </table:table-cell>
          <table:table-cell table:style-name="ce11" table:formula="of:=[.D5]/[.$C5]" office:value-type="float" office:value="0.0008">
            <text:p>0,000s</text:p>
          </table:table-cell>
          <table:table-cell table:style-name="ce11" table:formula="of:=[.E5]/[.$C5]" office:value-type="float" office:value="0.004">
            <text:p>0,000s</text:p>
          </table:table-cell>
          <table:table-cell table:style-name="ce11" table:formula="of:=[.F5]/[.$C5]" office:value-type="float" office:value="0.00206626">
            <text:p>0,000s</text:p>
          </table:table-cell>
          <table:table-cell office:value-type="string">
            <text:p>OUI</text:p>
          </table:table-cell>
          <table:table-cell table:formula="of:=([.A5]^3)*[.L$19]+([.A5]^2)*[.L$20]+[.A5]*[.L$21]" office:value-type="float" office:value="0.04207104">
            <text:p>0,04207104</text:p>
          </table:table-cell>
          <table:table-cell table:formula="of:=[.H5]-[.K5]" office:value-type="float" office:value="-0.03807104">
            <text:p>-0,03807104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284">
            <text:p>9284</text:p>
          </table:table-cell>
          <table:table-cell office:value-type="float" office:value="5000">
            <text:p>5000</text:p>
          </table:table-cell>
          <table:table-cell office:value-type="float" office:value="12">
            <text:p>12 ms</text:p>
          </table:table-cell>
          <table:table-cell office:value-type="float" office:value="25">
            <text:p>25 ms</text:p>
          </table:table-cell>
          <table:table-cell office:value-type="float" office:value="19.3884">
            <text:p>19,3884 ms</text:p>
          </table:table-cell>
          <table:table-cell table:style-name="ce11" table:formula="of:=[.D6]/[.$C6]" office:value-type="float" office:value="0.0024">
            <text:p>0,000s</text:p>
          </table:table-cell>
          <table:table-cell table:style-name="ce11" table:formula="of:=[.E6]/[.$C6]" office:value-type="float" office:value="0.005">
            <text:p>0,000s</text:p>
          </table:table-cell>
          <table:table-cell table:style-name="ce11" table:formula="of:=[.F6]/[.$C6]" office:value-type="float" office:value="0.00387768">
            <text:p>0,000s</text:p>
          </table:table-cell>
          <table:table-cell office:value-type="string">
            <text:p>OUI</text:p>
          </table:table-cell>
          <table:table-cell table:formula="of:=([.A6]^3)*[.L$19]+([.A6]^2)*[.L$20]+[.A6]*[.L$21]" office:value-type="float" office:value="0.05402">
            <text:p>0,05402</text:p>
          </table:table-cell>
          <table:table-cell table:formula="of:=[.H6]-[.K6]" office:value-type="float" office:value="-0.04902">
            <text:p>-0,04902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([.O6]^3)*[.L$19]+([.O6]^2)*[.L$20]+[.O6]*[.L$21]" office:value-type="float" office:value="0.00500492">
            <text:p>0,0050049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2492">
            <text:p>12492</text:p>
          </table:table-cell>
          <table:table-cell office:value-type="float" office:value="500">
            <text:p>500</text:p>
          </table:table-cell>
          <table:table-cell office:value-type="float" office:value="8">
            <text:p>8 ms</text:p>
          </table:table-cell>
          <table:table-cell office:value-type="float" office:value="20">
            <text:p>20 ms</text:p>
          </table:table-cell>
          <table:table-cell office:value-type="float" office:value="14.4095">
            <text:p>14,4095 ms</text:p>
          </table:table-cell>
          <table:table-cell table:style-name="ce11" table:formula="of:=[.D7]/[.$C7]" office:value-type="float" office:value="0.016">
            <text:p>0,000s</text:p>
          </table:table-cell>
          <table:table-cell table:style-name="ce11" table:formula="of:=[.E7]/[.$C7]" office:value-type="float" office:value="0.04">
            <text:p>0,000s</text:p>
          </table:table-cell>
          <table:table-cell table:style-name="ce11" table:formula="of:=[.F7]/[.$C7]" office:value-type="float" office:value="0.028819">
            <text:p>0,000s</text:p>
          </table:table-cell>
          <table:table-cell office:value-type="string">
            <text:p>OUI</text:p>
          </table:table-cell>
          <table:table-cell table:formula="of:=([.A7]^3)*[.L$19]+([.A7]^2)*[.L$20]+[.A7]*[.L$21]" office:value-type="float" office:value="0.13176">
            <text:p>0,13176</text:p>
          </table:table-cell>
          <table:table-cell table:formula="of:=[.H7]-[.K7]" office:value-type="float" office:value="-0.09176">
            <text:p>-0,09176</text:p>
          </table:table-cell>
          <table:table-cell table:number-columns-repeated="2"/>
          <table:table-cell table:formula="of:=[.O6]+10" office:value-type="float" office:value="11">
            <text:p>11</text:p>
          </table:table-cell>
          <table:table-cell table:formula="of:=([.O7]^3)*[.L$19]+([.O7]^2)*[.L$20]+[.O7]*[.L$21]" office:value-type="float" office:value="0.06033852">
            <text:p>0,06033852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5576">
            <text:p>15576</text:p>
          </table:table-cell>
          <table:table-cell office:value-type="float" office:value="50">
            <text:p>50</text:p>
          </table:table-cell>
          <table:table-cell office:value-type="float" office:value="8">
            <text:p>8 ms</text:p>
          </table:table-cell>
          <table:table-cell office:value-type="float" office:value="17">
            <text:p>17 ms</text:p>
          </table:table-cell>
          <table:table-cell office:value-type="float" office:value="11.5567">
            <text:p>11,5567 ms</text:p>
          </table:table-cell>
          <table:table-cell table:style-name="ce11" table:formula="of:=[.D8]/[.$C8]" office:value-type="float" office:value="0.16">
            <text:p>0,000s</text:p>
          </table:table-cell>
          <table:table-cell table:style-name="ce11" table:formula="of:=[.E8]/[.$C8]" office:value-type="float" office:value="0.34">
            <text:p>0,000s</text:p>
          </table:table-cell>
          <table:table-cell table:style-name="ce11" table:formula="of:=[.F8]/[.$C8]" office:value-type="float" office:value="0.231134">
            <text:p>0,000s</text:p>
          </table:table-cell>
          <table:table-cell office:value-type="string">
            <text:p>OUI</text:p>
          </table:table-cell>
          <table:table-cell table:formula="of:=([.A8]^3)*[.L$19]+([.A8]^2)*[.L$20]+[.A8]*[.L$21]" office:value-type="float" office:value="0.45248">
            <text:p>0,45248</text:p>
          </table:table-cell>
          <table:table-cell table:formula="of:=[.H8]-[.K8]" office:value-type="float" office:value="-0.11248">
            <text:p>-0,11248</text:p>
          </table:table-cell>
          <table:table-cell table:number-columns-repeated="2"/>
          <table:table-cell table:formula="of:=[.O7]+10" office:value-type="float" office:value="21">
            <text:p>21</text:p>
          </table:table-cell>
          <table:table-cell table:formula="of:=([.O8]^3)*[.L$19]+([.O8]^2)*[.L$20]+[.O8]*[.L$21]" office:value-type="float" office:value="0.14174412">
            <text:p>0,14174412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878">
            <text:p>1878</text:p>
          </table:table-cell>
          <table:table-cell office:value-type="float" office:value="50">
            <text:p>50</text:p>
          </table:table-cell>
          <table:table-cell office:value-type="float" office:value="88">
            <text:p>88 ms</text:p>
          </table:table-cell>
          <table:table-cell office:value-type="float" office:value="104">
            <text:p>104 ms</text:p>
          </table:table-cell>
          <table:table-cell office:value-type="float" office:value="95.8568">
            <text:p>95,8568 ms</text:p>
          </table:table-cell>
          <table:table-cell table:style-name="ce11" table:formula="of:=[.D9]/[.$C9]" office:value-type="float" office:value="1.76">
            <text:p>0,002s</text:p>
          </table:table-cell>
          <table:table-cell table:style-name="ce11" table:formula="of:=[.E9]/[.$C9]" office:value-type="float" office:value="2.08">
            <text:p>0,002s</text:p>
          </table:table-cell>
          <table:table-cell table:style-name="ce11" table:formula="of:=[.F9]/[.$C9]" office:value-type="float" office:value="1.917136">
            <text:p>0,002s</text:p>
          </table:table-cell>
          <table:table-cell office:value-type="string">
            <text:p>OUI</text:p>
          </table:table-cell>
          <table:table-cell table:formula="of:=([.A9]^3)*[.L$19]+([.A9]^2)*[.L$20]+[.A9]*[.L$21]" office:value-type="float" office:value="2.41344">
            <text:p>2,41344</text:p>
          </table:table-cell>
          <table:table-cell table:formula="of:=[.H9]-[.K9]" office:value-type="float" office:value="-0.33344">
            <text:p>-0,33344</text:p>
          </table:table-cell>
          <table:table-cell office:value-type="string">
            <text:p>limite</text:p>
          </table:table-cell>
          <table:table-cell/>
          <table:table-cell table:formula="of:=[.O8]+10" office:value-type="float" office:value="31">
            <text:p>31</text:p>
          </table:table-cell>
          <table:table-cell table:formula="of:=([.O9]^3)*[.L$19]+([.O9]^2)*[.L$20]+[.O9]*[.L$21]" office:value-type="float" office:value="0.27274172">
            <text:p>0,27274172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969">
            <text:p>969</text:p>
          </table:table-cell>
          <table:table-cell office:value-type="float" office:value="50">
            <text:p>50</text:p>
          </table:table-cell>
          <table:table-cell office:value-type="float" office:value="176">
            <text:p>176 ms</text:p>
          </table:table-cell>
          <table:table-cell office:value-type="float" office:value="196">
            <text:p>196 ms</text:p>
          </table:table-cell>
          <table:table-cell office:value-type="float" office:value="185.932">
            <text:p>185,932 ms</text:p>
          </table:table-cell>
          <table:table-cell table:style-name="ce11" table:formula="of:=[.D10]/[.$C10]" office:value-type="float" office:value="3.52">
            <text:p>0,004s</text:p>
          </table:table-cell>
          <table:table-cell table:style-name="ce11" table:formula="of:=[.E10]/[.$C10]" office:value-type="float" office:value="3.92">
            <text:p>0,004s</text:p>
          </table:table-cell>
          <table:table-cell table:style-name="ce11" table:formula="of:=[.F10]/[.$C10]" office:value-type="float" office:value="3.71864">
            <text:p>0,004s</text:p>
          </table:table-cell>
          <table:table-cell office:value-type="string">
            <text:p>OUI</text:p>
          </table:table-cell>
          <table:table-cell table:formula="of:=([.A10]^3)*[.L$19]+([.A10]^2)*[.L$20]+[.A10]*[.L$21]" office:value-type="float" office:value="4.43">
            <text:p>4,43</text:p>
          </table:table-cell>
          <table:table-cell table:formula="of:=[.H10]-[.K10]" office:value-type="float" office:value="-0.51">
            <text:p>-0,51</text:p>
          </table:table-cell>
          <table:table-cell table:number-columns-repeated="2"/>
          <table:table-cell table:formula="of:=[.O9]+10" office:value-type="float" office:value="41">
            <text:p>41</text:p>
          </table:table-cell>
          <table:table-cell table:formula="of:=([.O10]^3)*[.L$19]+([.O10]^2)*[.L$20]+[.O10]*[.L$21]" office:value-type="float" office:value="0.47685132">
            <text:p>0,47685132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5907">
            <text:p>5907</text:p>
          </table:table-cell>
          <table:table-cell office:value-type="float" office:value="1">
            <text:p>1</text:p>
          </table:table-cell>
          <table:table-cell office:value-type="float" office:value="20">
            <text:p>20 ms</text:p>
          </table:table-cell>
          <table:table-cell office:value-type="float" office:value="33">
            <text:p>33 ms</text:p>
          </table:table-cell>
          <table:table-cell office:value-type="float" office:value="30.4742">
            <text:p>30,4742 ms</text:p>
          </table:table-cell>
          <table:table-cell table:style-name="ce11" table:formula="of:=[.D11]/[.$C11]" office:value-type="float" office:value="20">
            <text:p>0,020s</text:p>
          </table:table-cell>
          <table:table-cell table:style-name="ce11" table:formula="of:=[.E11]/[.$C11]" office:value-type="float" office:value="33">
            <text:p>0,033s</text:p>
          </table:table-cell>
          <table:table-cell table:style-name="ce11" table:formula="of:=[.F11]/[.$C11]" office:value-type="float" office:value="30.4742">
            <text:p>0,030s</text:p>
          </table:table-cell>
          <table:table-cell office:value-type="string">
            <text:p>OUI</text:p>
          </table:table-cell>
          <table:table-cell table:formula="of:=([.A11]^3)*[.L$19]+([.A11]^2)*[.L$20]+[.A11]*[.L$21]" office:value-type="float" office:value="32.4">
            <text:p>32,4</text:p>
          </table:table-cell>
          <table:table-cell table:formula="of:=[.H11]-[.K11]" office:value-type="float" office:value="0.600000000000001">
            <text:p>0,6</text:p>
          </table:table-cell>
          <table:table-cell table:number-columns-repeated="2"/>
          <table:table-cell table:formula="of:=[.O10]+10" office:value-type="float" office:value="51">
            <text:p>51</text:p>
          </table:table-cell>
          <table:table-cell table:formula="of:=([.O11]^3)*[.L$19]+([.O11]^2)*[.L$20]+[.O11]*[.L$21]" office:value-type="float" office:value="0.77759292">
            <text:p>0,77759292</text:p>
          </table:table-cell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725">
            <text:p>725</text:p>
          </table:table-cell>
          <table:table-cell office:value-type="float" office:value="1">
            <text:p>1</text:p>
          </table:table-cell>
          <table:table-cell office:value-type="float" office:value="240">
            <text:p>240 ms</text:p>
          </table:table-cell>
          <table:table-cell office:value-type="float" office:value="257">
            <text:p>257 ms</text:p>
          </table:table-cell>
          <table:table-cell office:value-type="float" office:value="248.346">
            <text:p>248,346 ms</text:p>
          </table:table-cell>
          <table:table-cell table:style-name="ce11" table:formula="of:=[.D12]/[.$C12]" office:value-type="float" office:value="240">
            <text:p>0,240s</text:p>
          </table:table-cell>
          <table:table-cell table:style-name="ce11" table:formula="of:=[.E12]/[.$C12]" office:value-type="float" office:value="257">
            <text:p>0,257s</text:p>
          </table:table-cell>
          <table:table-cell table:style-name="ce11" table:formula="of:=[.F12]/[.$C12]" office:value-type="float" office:value="248.346">
            <text:p>0,248s</text:p>
          </table:table-cell>
          <table:table-cell office:value-type="string">
            <text:p>OUI</text:p>
          </table:table-cell>
          <table:table-cell table:formula="of:=([.A12]^3)*[.L$19]+([.A12]^2)*[.L$20]+[.A12]*[.L$21]" office:value-type="float" office:value="253.04">
            <text:p>253,04</text:p>
          </table:table-cell>
          <table:table-cell table:formula="of:=[.H12]-[.K12]" office:value-type="float" office:value="3.96000000000001">
            <text:p>3,96</text:p>
          </table:table-cell>
          <table:table-cell table:number-columns-repeated="2"/>
          <table:table-cell table:formula="of:=[.O11]+10" office:value-type="float" office:value="61">
            <text:p>61</text:p>
          </table:table-cell>
          <table:table-cell table:formula="of:=([.O12]^3)*[.L$19]+([.O12]^2)*[.L$20]+[.O12]*[.L$21]" office:value-type="float" office:value="1.19848652">
            <text:p>1,19848652</text:p>
          </table:table-cell>
        </table:table-row>
        <table:table-row table:style-name="ro2">
          <table:table-cell office:value-type="float" office:value="800">
            <text:p>80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1993">
            <text:p>1993 ms</text:p>
          </table:table-cell>
          <table:table-cell office:value-type="float" office:value="2036">
            <text:p>2036 ms</text:p>
          </table:table-cell>
          <table:table-cell office:value-type="float" office:value="2014.56">
            <text:p>2014,56 ms</text:p>
          </table:table-cell>
          <table:table-cell table:style-name="ce11" table:formula="of:=[.D13]/[.$C13]" office:value-type="float" office:value="1993">
            <text:p>1,993s</text:p>
          </table:table-cell>
          <table:table-cell table:style-name="ce11" table:formula="of:=[.E13]/[.$C13]" office:value-type="float" office:value="2036">
            <text:p>2,036s</text:p>
          </table:table-cell>
          <table:table-cell table:style-name="ce11" table:formula="of:=[.F13]/[.$C13]" office:value-type="float" office:value="2014.56">
            <text:p>2,015s</text:p>
          </table:table-cell>
          <table:table-cell office:value-type="string">
            <text:p>OUI</text:p>
          </table:table-cell>
          <table:table-cell table:formula="of:=([.A13]^3)*[.L$19]+([.A13]^2)*[.L$20]+[.A13]*[.L$21]" office:value-type="float" office:value="2011.68">
            <text:p>2011,68</text:p>
          </table:table-cell>
          <table:table-cell table:formula="of:=[.H13]-[.K13]" office:value-type="float" office:value="24.3199999999999">
            <text:p>24,32</text:p>
          </table:table-cell>
          <table:table-cell table:number-columns-repeated="2"/>
          <table:table-cell table:formula="of:=[.O12]+10" office:value-type="float" office:value="71">
            <text:p>71</text:p>
          </table:table-cell>
          <table:table-cell table:formula="of:=([.O13]^3)*[.L$19]+([.O13]^2)*[.L$20]+[.O13]*[.L$21]" office:value-type="float" office:value="1.76305212">
            <text:p>1,76305212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3905">
            <text:p>3905 ms</text:p>
          </table:table-cell>
          <table:table-cell office:value-type="float" office:value="3965">
            <text:p>3965 ms</text:p>
          </table:table-cell>
          <table:table-cell office:value-type="float" office:value="3931">
            <text:p>3931 ms</text:p>
          </table:table-cell>
          <table:table-cell table:style-name="ce11" table:formula="of:=[.D14]/[.$C14]" office:value-type="float" office:value="3905">
            <text:p>3,905s</text:p>
          </table:table-cell>
          <table:table-cell table:style-name="ce11" table:formula="of:=[.E14]/[.$C14]" office:value-type="float" office:value="3965">
            <text:p>3,965s</text:p>
          </table:table-cell>
          <table:table-cell table:style-name="ce11" table:formula="of:=[.F14]/[.$C14]" office:value-type="float" office:value="3931">
            <text:p>3,931s</text:p>
          </table:table-cell>
          <table:table-cell office:value-type="string">
            <text:p>OUI</text:p>
          </table:table-cell>
          <table:table-cell table:formula="of:=([.A14]^3)*[.L$19]+([.A14]^2)*[.L$20]+[.A14]*[.L$21]" office:value-type="float" office:value="3926">
            <text:p>3926</text:p>
          </table:table-cell>
          <table:table-cell table:formula="of:=[.H14]-[.K14]" office:value-type="float" office:value="39.0000000000005">
            <text:p>39</text:p>
          </table:table-cell>
          <table:table-cell table:number-columns-repeated="2"/>
          <table:table-cell table:formula="of:=[.O13]+10" office:value-type="float" office:value="81">
            <text:p>81</text:p>
          </table:table-cell>
          <table:table-cell table:formula="of:=([.O14]^3)*[.L$19]+([.O14]^2)*[.L$20]+[.O14]*[.L$21]" office:value-type="float" office:value="2.49480972">
            <text:p>2,49480972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1273">
            <text:p>31273 ms</text:p>
          </table:table-cell>
          <table:table-cell office:value-type="float" office:value="31406">
            <text:p>31406 ms</text:p>
          </table:table-cell>
          <table:table-cell office:value-type="float" office:value="31313.8">
            <text:p>31313,8 ms</text:p>
          </table:table-cell>
          <table:table-cell table:style-name="ce11" table:formula="of:=[.D15]/[.$C15]" office:value-type="float" office:value="31273">
            <text:p>31,273s</text:p>
          </table:table-cell>
          <table:table-cell table:style-name="ce11" table:formula="of:=[.E15]/[.$C15]" office:value-type="float" office:value="31406">
            <text:p>31,406s</text:p>
          </table:table-cell>
          <table:table-cell table:style-name="ce11" table:formula="of:=[.F15]/[.$C15]" office:value-type="float" office:value="31313.8">
            <text:p>31,314s</text:p>
          </table:table-cell>
          <table:table-cell office:value-type="string">
            <text:p>OUI</text:p>
          </table:table-cell>
          <table:table-cell table:formula="of:=([.A15]^3)*[.L$19]+([.A15]^2)*[.L$20]+[.A15]*[.L$21]" office:value-type="float" office:value="31374">
            <text:p>31374</text:p>
          </table:table-cell>
          <table:table-cell table:formula="of:=[.H15]-[.K15]" office:value-type="float" office:value="32.0000000000036">
            <text:p>32</text:p>
          </table:table-cell>
          <table:table-cell table:number-columns-repeated="2"/>
          <table:table-cell table:formula="of:=[.O14]+10" office:value-type="float" office:value="91">
            <text:p>91</text:p>
          </table:table-cell>
          <table:table-cell table:formula="of:=([.O15]^3)*[.L$19]+([.O15]^2)*[.L$20]+[.O15]*[.L$21]" office:value-type="float" office:value="3.41727932">
            <text:p>3,41727932</text:p>
          </table:table-cell>
        </table:table-row>
        <table:table-row table:style-name="ro2">
          <table:table-cell office:value-type="float" office:value="4000">
            <text:p>400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 office:value-type="float" office:value="252191">
            <text:p>252191 ms</text:p>
          </table:table-cell>
          <table:table-cell table:style-name="ce11" table:formula="of:=[.D16]/[.$C16]" office:value-type="float" office:value="252191">
            <text:p>252,191s</text:p>
          </table:table-cell>
          <table:table-cell table:style-name="ce11" table:formula="of:=[.E16]/[.$C16]" office:value-type="float" office:value="252191">
            <text:p>252,191s</text:p>
          </table:table-cell>
          <table:table-cell table:style-name="ce11" table:formula="of:=[.F16]/[.$C16]" office:value-type="float" office:value="252191">
            <text:p>252,191s</text:p>
          </table:table-cell>
          <table:table-cell office:value-type="string">
            <text:p>OUI</text:p>
          </table:table-cell>
          <table:table-cell table:formula="of:=([.A16]^3)*[.L$19]+([.A16]^2)*[.L$20]+[.A16]*[.L$21]" office:value-type="float" office:value="250916">
            <text:p>250916</text:p>
          </table:table-cell>
          <table:table-cell table:formula="of:=[.H16]-[.K16]" office:value-type="float" office:value="1275.00000000003">
            <text:p>1275</text:p>
          </table:table-cell>
          <table:table-cell table:number-columns-repeated="2"/>
          <table:table-cell table:formula="of:=[.O15]+10" office:value-type="float" office:value="101">
            <text:p>101</text:p>
          </table:table-cell>
          <table:table-cell table:formula="of:=([.O16]^3)*[.L$19]+([.O16]^2)*[.L$20]+[.O16]*[.L$21]" office:value-type="float" office:value="4.55398092">
            <text:p>4,55398092</text:p>
          </table:table-cell>
        </table:table-row>
        <table:table-row table:style-name="ro2">
          <table:table-cell table:number-columns-repeated="14"/>
          <table:table-cell table:formula="of:=[.O16]+10" office:value-type="float" office:value="111">
            <text:p>111</text:p>
          </table:table-cell>
          <table:table-cell table:formula="of:=([.O17]^3)*[.L$19]+([.O17]^2)*[.L$20]+[.O17]*[.L$21]" office:value-type="float" office:value="5.92843452">
            <text:p>5,92843452</text:p>
          </table:table-cell>
        </table:table-row>
        <table:table-row table:style-name="ro2">
          <table:table-cell table:number-columns-repeated="14"/>
          <table:table-cell table:formula="of:=[.O17]+10" office:value-type="float" office:value="121">
            <text:p>121</text:p>
          </table:table-cell>
          <table:table-cell table:formula="of:=([.O18]^3)*[.L$19]+([.O18]^2)*[.L$20]+[.O18]*[.L$21]" office:value-type="float" office:value="7.56416012">
            <text:p>7,56416012</text:p>
          </table:table-cell>
        </table:table-row>
        <table:table-row table:style-name="ro2">
          <table:table-cell table:number-columns-repeated="10"/>
          <table:table-cell table:style-name="ce6" office:value-type="string">
            <text:p>ALPHA</text:p>
          </table:table-cell>
          <table:table-cell table:style-name="ce7" office:value-type="float" office:value="0.00000392">
            <text:p>3,92E-006</text:p>
          </table:table-cell>
          <table:table-cell table:number-columns-repeated="2"/>
          <table:table-cell table:formula="of:=[.O18]+10" office:value-type="float" office:value="131">
            <text:p>131</text:p>
          </table:table-cell>
          <table:table-cell table:formula="of:=([.O19]^3)*[.L$19]+([.O19]^2)*[.L$20]+[.O19]*[.L$21]" office:value-type="float" office:value="9.48467772">
            <text:p>9,48467772</text:p>
          </table:table-cell>
        </table:table-row>
        <table:table-row table:style-name="ro2">
          <table:table-cell table:number-columns-repeated="10"/>
          <table:table-cell table:style-name="ce6" office:value-type="string">
            <text:p>BETA</text:p>
          </table:table-cell>
          <table:table-cell table:style-name="ce7" office:value-type="float" office:value="0.000001">
            <text:p>1,00E-006</text:p>
          </table:table-cell>
          <table:table-cell table:number-columns-repeated="2"/>
          <table:table-cell table:formula="of:=[.O19]+10" office:value-type="float" office:value="141">
            <text:p>141</text:p>
          </table:table-cell>
          <table:table-cell table:formula="of:=([.O20]^3)*[.L$19]+([.O20]^2)*[.L$20]+[.O20]*[.L$21]" office:value-type="float" office:value="11.71350732">
            <text:p>11,71350732</text:p>
          </table:table-cell>
        </table:table-row>
        <table:table-row table:style-name="ro2">
          <table:table-cell table:number-columns-repeated="10"/>
          <table:table-cell table:style-name="ce6" office:value-type="string">
            <text:p>GAMMA</text:p>
          </table:table-cell>
          <table:table-cell table:style-name="ce7" office:value-type="float" office:value="0.005">
            <text:p>5,00E-003</text:p>
          </table:table-cell>
          <table:table-cell table:number-columns-repeated="2"/>
          <table:table-cell table:formula="of:=[.O20]+10" office:value-type="float" office:value="151">
            <text:p>151</text:p>
          </table:table-cell>
          <table:table-cell table:formula="of:=([.O21]^3)*[.L$19]+([.O21]^2)*[.L$20]+[.O21]*[.L$21]" office:value-type="float" office:value="14.27416892">
            <text:p>14,27416892</text:p>
          </table:table-cell>
        </table:table-row>
        <table:table-row table:style-name="ro2">
          <table:table-cell table:number-columns-repeated="14"/>
          <table:table-cell table:formula="of:=[.O21]+10" office:value-type="float" office:value="161">
            <text:p>161</text:p>
          </table:table-cell>
          <table:table-cell table:formula="of:=([.O22]^3)*[.L$19]+([.O22]^2)*[.L$20]+[.O22]*[.L$21]" office:value-type="float" office:value="17.19018252">
            <text:p>17,19018252</text:p>
          </table:table-cell>
        </table:table-row>
        <table:table-row table:style-name="ro2">
          <table:table-cell table:number-columns-repeated="14"/>
          <table:table-cell table:formula="of:=[.O22]+10" office:value-type="float" office:value="171">
            <text:p>171</text:p>
          </table:table-cell>
          <table:table-cell table:formula="of:=([.O23]^3)*[.L$19]+([.O23]^2)*[.L$20]+[.O23]*[.L$21]" office:value-type="float" office:value="20.48506812">
            <text:p>20,48506812</text:p>
          </table:table-cell>
        </table:table-row>
        <table:table-row table:style-name="ro2">
          <table:table-cell table:number-columns-repeated="14"/>
          <table:table-cell table:formula="of:=[.O23]+10" office:value-type="float" office:value="181">
            <text:p>181</text:p>
          </table:table-cell>
          <table:table-cell table:formula="of:=([.O24]^3)*[.L$19]+([.O24]^2)*[.L$20]+[.O24]*[.L$21]" office:value-type="float" office:value="24.18234572">
            <text:p>24,18234572</text:p>
          </table:table-cell>
        </table:table-row>
        <table:table-row table:style-name="ro2">
          <table:table-cell table:number-columns-repeated="14"/>
          <table:table-cell table:formula="of:=[.O24]+10" office:value-type="float" office:value="191">
            <text:p>191</text:p>
          </table:table-cell>
          <table:table-cell table:formula="of:=([.O25]^3)*[.L$19]+([.O25]^2)*[.L$20]+[.O25]*[.L$21]" office:value-type="float" office:value="28.30553532">
            <text:p>28,30553532</text:p>
          </table:table-cell>
        </table:table-row>
        <table:table-row table:style-name="ro2">
          <table:table-cell table:number-columns-repeated="14"/>
          <table:table-cell table:formula="of:=[.O25]+10" office:value-type="float" office:value="201">
            <text:p>201</text:p>
          </table:table-cell>
          <table:table-cell table:formula="of:=([.O26]^3)*[.L$19]+([.O26]^2)*[.L$20]+[.O26]*[.L$21]" office:value-type="float" office:value="32.87815692">
            <text:p>32,87815692</text:p>
          </table:table-cell>
        </table:table-row>
        <table:table-row table:style-name="ro2">
          <table:table-cell table:number-columns-repeated="14"/>
          <table:table-cell table:formula="of:=[.O26]+10" office:value-type="float" office:value="211">
            <text:p>211</text:p>
          </table:table-cell>
          <table:table-cell table:formula="of:=([.O27]^3)*[.L$19]+([.O27]^2)*[.L$20]+[.O27]*[.L$21]" office:value-type="float" office:value="37.92373052">
            <text:p>37,92373052</text:p>
          </table:table-cell>
        </table:table-row>
        <table:table-row table:style-name="ro2">
          <table:table-cell table:number-columns-repeated="14"/>
          <table:table-cell table:formula="of:=[.O27]+10" office:value-type="float" office:value="221">
            <text:p>221</text:p>
          </table:table-cell>
          <table:table-cell table:formula="of:=([.O28]^3)*[.L$19]+([.O28]^2)*[.L$20]+[.O28]*[.L$21]" office:value-type="float" office:value="43.46577612">
            <text:p>43,46577612</text:p>
          </table:table-cell>
        </table:table-row>
        <table:table-row table:style-name="ro2">
          <table:table-cell table:number-columns-repeated="14"/>
          <table:table-cell table:formula="of:=[.O28]+10" office:value-type="float" office:value="231">
            <text:p>231</text:p>
          </table:table-cell>
          <table:table-cell table:formula="of:=([.O29]^3)*[.L$19]+([.O29]^2)*[.L$20]+[.O29]*[.L$21]" office:value-type="float" office:value="49.52781372">
            <text:p>49,52781372</text:p>
          </table:table-cell>
        </table:table-row>
        <table:table-row table:style-name="ro2">
          <table:table-cell table:number-columns-repeated="14"/>
          <table:table-cell table:formula="of:=[.O29]+10" office:value-type="float" office:value="241">
            <text:p>241</text:p>
          </table:table-cell>
          <table:table-cell table:formula="of:=([.O30]^3)*[.L$19]+([.O30]^2)*[.L$20]+[.O30]*[.L$21]" office:value-type="float" office:value="56.13336332">
            <text:p>56,13336332</text:p>
          </table:table-cell>
        </table:table-row>
        <table:table-row table:style-name="ro2">
          <table:table-cell table:number-columns-repeated="14"/>
          <table:table-cell table:formula="of:=[.O30]+10" office:value-type="float" office:value="251">
            <text:p>251</text:p>
          </table:table-cell>
          <table:table-cell table:formula="of:=([.O31]^3)*[.L$19]+([.O31]^2)*[.L$20]+[.O31]*[.L$21]" office:value-type="float" office:value="63.30594492">
            <text:p>63,30594492</text:p>
          </table:table-cell>
        </table:table-row>
        <table:table-row table:style-name="ro2">
          <table:table-cell table:number-columns-repeated="14"/>
          <table:table-cell table:formula="of:=[.O31]+10" office:value-type="float" office:value="261">
            <text:p>261</text:p>
          </table:table-cell>
          <table:table-cell table:formula="of:=([.O32]^3)*[.L$19]+([.O32]^2)*[.L$20]+[.O32]*[.L$21]" office:value-type="float" office:value="71.06907852">
            <text:p>71,06907852</text:p>
          </table:table-cell>
        </table:table-row>
        <table:table-row table:style-name="ro2">
          <table:table-cell table:number-columns-repeated="14"/>
          <table:table-cell table:formula="of:=[.O32]+10" office:value-type="float" office:value="271">
            <text:p>271</text:p>
          </table:table-cell>
          <table:table-cell table:formula="of:=([.O33]^3)*[.L$19]+([.O33]^2)*[.L$20]+[.O33]*[.L$21]" office:value-type="float" office:value="79.44628412">
            <text:p>79,44628412</text:p>
          </table:table-cell>
        </table:table-row>
        <table:table-row table:style-name="ro2">
          <table:table-cell table:number-columns-repeated="14"/>
          <table:table-cell table:formula="of:=[.O33]+10" office:value-type="float" office:value="281">
            <text:p>281</text:p>
          </table:table-cell>
          <table:table-cell table:formula="of:=([.O34]^3)*[.L$19]+([.O34]^2)*[.L$20]+[.O34]*[.L$21]" office:value-type="float" office:value="88.46108172">
            <text:p>88,46108172</text:p>
          </table:table-cell>
        </table:table-row>
        <table:table-row table:style-name="ro2">
          <table:table-cell table:number-columns-repeated="14"/>
          <table:table-cell table:formula="of:=[.O34]+10" office:value-type="float" office:value="291">
            <text:p>291</text:p>
          </table:table-cell>
          <table:table-cell table:formula="of:=([.O35]^3)*[.L$19]+([.O35]^2)*[.L$20]+[.O35]*[.L$21]" office:value-type="float" office:value="98.13699132">
            <text:p>98,13699132</text:p>
          </table:table-cell>
        </table:table-row>
        <table:table-row table:style-name="ro2">
          <table:table-cell table:number-columns-repeated="14"/>
          <table:table-cell table:formula="of:=[.O35]+10" office:value-type="float" office:value="301">
            <text:p>301</text:p>
          </table:table-cell>
          <table:table-cell table:formula="of:=([.O36]^3)*[.L$19]+([.O36]^2)*[.L$20]+[.O36]*[.L$21]" office:value-type="float" office:value="108.49753292">
            <text:p>108,49753292</text:p>
          </table:table-cell>
        </table:table-row>
        <table:table-row table:style-name="ro2">
          <table:table-cell table:number-columns-repeated="14"/>
          <table:table-cell table:formula="of:=[.O36]+10" office:value-type="float" office:value="311">
            <text:p>311</text:p>
          </table:table-cell>
          <table:table-cell table:formula="of:=([.O37]^3)*[.L$19]+([.O37]^2)*[.L$20]+[.O37]*[.L$21]" office:value-type="float" office:value="119.56622652">
            <text:p>119,56622652</text:p>
          </table:table-cell>
        </table:table-row>
        <table:table-row table:style-name="ro2">
          <table:table-cell table:number-columns-repeated="14"/>
          <table:table-cell table:formula="of:=[.O37]+10" office:value-type="float" office:value="321">
            <text:p>321</text:p>
          </table:table-cell>
          <table:table-cell table:formula="of:=([.O38]^3)*[.L$19]+([.O38]^2)*[.L$20]+[.O38]*[.L$21]" office:value-type="float" office:value="131.36659212">
            <text:p>131,36659212</text:p>
          </table:table-cell>
        </table:table-row>
        <table:table-row table:style-name="ro2">
          <table:table-cell table:number-columns-repeated="14"/>
          <table:table-cell table:formula="of:=[.O38]+10" office:value-type="float" office:value="331">
            <text:p>331</text:p>
          </table:table-cell>
          <table:table-cell table:formula="of:=([.O39]^3)*[.L$19]+([.O39]^2)*[.L$20]+[.O39]*[.L$21]" office:value-type="float" office:value="143.92214972">
            <text:p>143,92214972</text:p>
          </table:table-cell>
        </table:table-row>
        <table:table-row table:style-name="ro2">
          <table:table-cell table:number-columns-repeated="14"/>
          <table:table-cell table:formula="of:=[.O39]+10" office:value-type="float" office:value="341">
            <text:p>341</text:p>
          </table:table-cell>
          <table:table-cell table:formula="of:=([.O40]^3)*[.L$19]+([.O40]^2)*[.L$20]+[.O40]*[.L$21]" office:value-type="float" office:value="157.25641932">
            <text:p>157,25641932</text:p>
          </table:table-cell>
        </table:table-row>
        <table:table-row table:style-name="ro2">
          <table:table-cell table:number-columns-repeated="14"/>
          <table:table-cell table:formula="of:=[.O40]+10" office:value-type="float" office:value="351">
            <text:p>351</text:p>
          </table:table-cell>
          <table:table-cell table:formula="of:=([.O41]^3)*[.L$19]+([.O41]^2)*[.L$20]+[.O41]*[.L$21]" office:value-type="float" office:value="171.39292092">
            <text:p>171,39292092</text:p>
          </table:table-cell>
        </table:table-row>
        <table:table-row table:style-name="ro2">
          <table:table-cell table:number-columns-repeated="14"/>
          <table:table-cell table:formula="of:=[.O41]+10" office:value-type="float" office:value="361">
            <text:p>361</text:p>
          </table:table-cell>
          <table:table-cell table:formula="of:=([.O42]^3)*[.L$19]+([.O42]^2)*[.L$20]+[.O42]*[.L$21]" office:value-type="float" office:value="186.35517452">
            <text:p>186,35517452</text:p>
          </table:table-cell>
        </table:table-row>
        <table:table-row table:style-name="ro2">
          <table:table-cell table:number-columns-repeated="14"/>
          <table:table-cell table:formula="of:=[.O42]+10" office:value-type="float" office:value="371">
            <text:p>371</text:p>
          </table:table-cell>
          <table:table-cell table:formula="of:=([.O43]^3)*[.L$19]+([.O43]^2)*[.L$20]+[.O43]*[.L$21]" office:value-type="float" office:value="202.16670012">
            <text:p>202,16670012</text:p>
          </table:table-cell>
        </table:table-row>
        <table:table-row table:style-name="ro2">
          <table:table-cell table:number-columns-repeated="14"/>
          <table:table-cell table:formula="of:=[.O43]+10" office:value-type="float" office:value="381">
            <text:p>381</text:p>
          </table:table-cell>
          <table:table-cell table:formula="of:=([.O44]^3)*[.L$19]+([.O44]^2)*[.L$20]+[.O44]*[.L$21]" office:value-type="float" office:value="218.85101772">
            <text:p>218,85101772</text:p>
          </table:table-cell>
        </table:table-row>
        <table:table-row table:style-name="ro2">
          <table:table-cell table:number-columns-repeated="14"/>
          <table:table-cell table:formula="of:=[.O44]+10" office:value-type="float" office:value="391">
            <text:p>391</text:p>
          </table:table-cell>
          <table:table-cell table:formula="of:=([.O45]^3)*[.L$19]+([.O45]^2)*[.L$20]+[.O45]*[.L$21]" office:value-type="float" office:value="236.43164732">
            <text:p>236,43164732</text:p>
          </table:table-cell>
        </table:table-row>
        <table:table-row table:style-name="ro2">
          <table:table-cell table:number-columns-repeated="14"/>
          <table:table-cell table:formula="of:=[.O45]+10" office:value-type="float" office:value="401">
            <text:p>401</text:p>
          </table:table-cell>
          <table:table-cell table:formula="of:=([.O46]^3)*[.L$19]+([.O46]^2)*[.L$20]+[.O46]*[.L$21]" office:value-type="float" office:value="254.93210892">
            <text:p>254,93210892</text:p>
          </table:table-cell>
        </table:table-row>
        <table:table-row table:style-name="ro2">
          <table:table-cell table:number-columns-repeated="14"/>
          <table:table-cell table:formula="of:=[.O46]+10" office:value-type="float" office:value="411">
            <text:p>411</text:p>
          </table:table-cell>
          <table:table-cell table:formula="of:=([.O47]^3)*[.L$19]+([.O47]^2)*[.L$20]+[.O47]*[.L$21]" office:value-type="float" office:value="274.37592252">
            <text:p>274,37592252</text:p>
          </table:table-cell>
        </table:table-row>
        <table:table-row table:style-name="ro2">
          <table:table-cell table:number-columns-repeated="14"/>
          <table:table-cell table:formula="of:=[.O47]+10" office:value-type="float" office:value="421">
            <text:p>421</text:p>
          </table:table-cell>
          <table:table-cell table:formula="of:=([.O48]^3)*[.L$19]+([.O48]^2)*[.L$20]+[.O48]*[.L$21]" office:value-type="float" office:value="294.78660812">
            <text:p>294,78660812</text:p>
          </table:table-cell>
        </table:table-row>
        <table:table-row table:style-name="ro2">
          <table:table-cell table:number-columns-repeated="14"/>
          <table:table-cell table:formula="of:=[.O48]+10" office:value-type="float" office:value="431">
            <text:p>431</text:p>
          </table:table-cell>
          <table:table-cell table:formula="of:=([.O49]^3)*[.L$19]+([.O49]^2)*[.L$20]+[.O49]*[.L$21]" office:value-type="float" office:value="316.18768572">
            <text:p>316,18768572</text:p>
          </table:table-cell>
        </table:table-row>
        <table:table-row table:style-name="ro2">
          <table:table-cell table:number-columns-repeated="14"/>
          <table:table-cell table:formula="of:=[.O49]+10" office:value-type="float" office:value="441">
            <text:p>441</text:p>
          </table:table-cell>
          <table:table-cell table:formula="of:=([.O50]^3)*[.L$19]+([.O50]^2)*[.L$20]+[.O50]*[.L$21]" office:value-type="float" office:value="338.60267532">
            <text:p>338,60267532</text:p>
          </table:table-cell>
        </table:table-row>
        <table:table-row table:style-name="ro2">
          <table:table-cell table:number-columns-repeated="14"/>
          <table:table-cell table:formula="of:=[.O50]+10" office:value-type="float" office:value="451">
            <text:p>451</text:p>
          </table:table-cell>
          <table:table-cell table:formula="of:=([.O51]^3)*[.L$19]+([.O51]^2)*[.L$20]+[.O51]*[.L$21]" office:value-type="float" office:value="362.05509692">
            <text:p>362,05509692</text:p>
          </table:table-cell>
        </table:table-row>
        <table:table-row table:style-name="ro2">
          <table:table-cell table:number-columns-repeated="14"/>
          <table:table-cell table:formula="of:=[.O51]+10" office:value-type="float" office:value="461">
            <text:p>461</text:p>
          </table:table-cell>
          <table:table-cell table:formula="of:=([.O52]^3)*[.L$19]+([.O52]^2)*[.L$20]+[.O52]*[.L$21]" office:value-type="float" office:value="386.56847052">
            <text:p>386,56847052</text:p>
          </table:table-cell>
        </table:table-row>
        <table:table-row table:style-name="ro2">
          <table:table-cell table:number-columns-repeated="14"/>
          <table:table-cell table:formula="of:=[.O52]+10" office:value-type="float" office:value="471">
            <text:p>471</text:p>
          </table:table-cell>
          <table:table-cell table:formula="of:=([.O53]^3)*[.L$19]+([.O53]^2)*[.L$20]+[.O53]*[.L$21]" office:value-type="float" office:value="412.16631612">
            <text:p>412,16631612</text:p>
          </table:table-cell>
        </table:table-row>
        <table:table-row table:style-name="ro2">
          <table:table-cell table:number-columns-repeated="14"/>
          <table:table-cell table:formula="of:=[.O53]+10" office:value-type="float" office:value="481">
            <text:p>481</text:p>
          </table:table-cell>
          <table:table-cell table:formula="of:=([.O54]^3)*[.L$19]+([.O54]^2)*[.L$20]+[.O54]*[.L$21]" office:value-type="float" office:value="438.87215372">
            <text:p>438,87215372</text:p>
          </table:table-cell>
        </table:table-row>
        <table:table-row table:style-name="ro2">
          <table:table-cell table:number-columns-repeated="14"/>
          <table:table-cell table:formula="of:=[.O54]+10" office:value-type="float" office:value="491">
            <text:p>491</text:p>
          </table:table-cell>
          <table:table-cell table:formula="of:=([.O55]^3)*[.L$19]+([.O55]^2)*[.L$20]+[.O55]*[.L$21]" office:value-type="float" office:value="466.70950332">
            <text:p>466,70950332</text:p>
          </table:table-cell>
        </table:table-row>
        <table:table-row table:style-name="ro2">
          <table:table-cell table:number-columns-repeated="5"/>
          <table:table-cell table:style-name="Default"/>
          <table:table-cell table:number-columns-repeated="8"/>
          <table:table-cell table:formula="of:=[.O55]+10" office:value-type="float" office:value="501">
            <text:p>501</text:p>
          </table:table-cell>
          <table:table-cell table:formula="of:=([.O56]^3)*[.L$19]+([.O56]^2)*[.L$20]+[.O56]*[.L$21]" office:value-type="float" office:value="495.70188492">
            <text:p>495,70188492</text:p>
          </table:table-cell>
        </table:table-row>
        <table:table-row table:style-name="ro2">
          <table:table-cell table:number-columns-repeated="14"/>
          <table:table-cell table:formula="of:=[.O56]+10" office:value-type="float" office:value="511">
            <text:p>511</text:p>
          </table:table-cell>
          <table:table-cell table:formula="of:=([.O57]^3)*[.L$19]+([.O57]^2)*[.L$20]+[.O57]*[.L$21]" office:value-type="float" office:value="525.87281852">
            <text:p>525,87281852</text:p>
          </table:table-cell>
        </table:table-row>
        <table:table-row table:style-name="ro2">
          <table:table-cell table:number-columns-repeated="14"/>
          <table:table-cell table:formula="of:=[.O57]+10" office:value-type="float" office:value="521">
            <text:p>521</text:p>
          </table:table-cell>
          <table:table-cell table:formula="of:=([.O58]^3)*[.L$19]+([.O58]^2)*[.L$20]+[.O58]*[.L$21]" office:value-type="float" office:value="557.24582412">
            <text:p>557,24582412</text:p>
          </table:table-cell>
        </table:table-row>
        <table:table-row table:style-name="ro2">
          <table:table-cell table:number-columns-repeated="14"/>
          <table:table-cell table:formula="of:=[.O58]+10" office:value-type="float" office:value="531">
            <text:p>531</text:p>
          </table:table-cell>
          <table:table-cell table:formula="of:=([.O59]^3)*[.L$19]+([.O59]^2)*[.L$20]+[.O59]*[.L$21]" office:value-type="float" office:value="589.84442172">
            <text:p>589,84442172</text:p>
          </table:table-cell>
        </table:table-row>
        <table:table-row table:style-name="ro2">
          <table:table-cell table:number-columns-repeated="14"/>
          <table:table-cell table:formula="of:=[.O59]+10" office:value-type="float" office:value="541">
            <text:p>541</text:p>
          </table:table-cell>
          <table:table-cell table:formula="of:=([.O60]^3)*[.L$19]+([.O60]^2)*[.L$20]+[.O60]*[.L$21]" office:value-type="float" office:value="623.69213132">
            <text:p>623,69213132</text:p>
          </table:table-cell>
        </table:table-row>
        <table:table-row table:style-name="ro2">
          <table:table-cell table:number-columns-repeated="14"/>
          <table:table-cell table:formula="of:=[.O60]+10" office:value-type="float" office:value="551">
            <text:p>551</text:p>
          </table:table-cell>
          <table:table-cell table:formula="of:=([.O61]^3)*[.L$19]+([.O61]^2)*[.L$20]+[.O61]*[.L$21]" office:value-type="float" office:value="658.81247292">
            <text:p>658,81247292</text:p>
          </table:table-cell>
        </table:table-row>
        <table:table-row table:style-name="ro2">
          <table:table-cell table:number-columns-repeated="14"/>
          <table:table-cell table:formula="of:=[.O61]+10" office:value-type="float" office:value="561">
            <text:p>561</text:p>
          </table:table-cell>
          <table:table-cell table:formula="of:=([.O62]^3)*[.L$19]+([.O62]^2)*[.L$20]+[.O62]*[.L$21]" office:value-type="float" office:value="695.22896652">
            <text:p>695,22896652</text:p>
          </table:table-cell>
        </table:table-row>
        <table:table-row table:style-name="ro2">
          <table:table-cell table:number-columns-repeated="14"/>
          <table:table-cell table:formula="of:=[.O62]+10" office:value-type="float" office:value="571">
            <text:p>571</text:p>
          </table:table-cell>
          <table:table-cell table:formula="of:=([.O63]^3)*[.L$19]+([.O63]^2)*[.L$20]+[.O63]*[.L$21]" office:value-type="float" office:value="732.96513212">
            <text:p>732,96513212</text:p>
          </table:table-cell>
        </table:table-row>
        <table:table-row table:style-name="ro2">
          <table:table-cell table:number-columns-repeated="14"/>
          <table:table-cell table:formula="of:=[.O63]+10" office:value-type="float" office:value="581">
            <text:p>581</text:p>
          </table:table-cell>
          <table:table-cell table:formula="of:=([.O64]^3)*[.L$19]+([.O64]^2)*[.L$20]+[.O64]*[.L$21]" office:value-type="float" office:value="772.04448972">
            <text:p>772,04448972</text:p>
          </table:table-cell>
        </table:table-row>
        <table:table-row table:style-name="ro2">
          <table:table-cell table:number-columns-repeated="14"/>
          <table:table-cell table:formula="of:=[.O64]+10" office:value-type="float" office:value="591">
            <text:p>591</text:p>
          </table:table-cell>
          <table:table-cell table:formula="of:=([.O65]^3)*[.L$19]+([.O65]^2)*[.L$20]+[.O65]*[.L$21]" office:value-type="float" office:value="812.49055932">
            <text:p>812,49055932</text:p>
          </table:table-cell>
        </table:table-row>
        <table:table-row table:style-name="ro2">
          <table:table-cell table:number-columns-repeated="14"/>
          <table:table-cell table:formula="of:=[.O65]+10" office:value-type="float" office:value="601">
            <text:p>601</text:p>
          </table:table-cell>
          <table:table-cell table:formula="of:=([.O66]^3)*[.L$19]+([.O66]^2)*[.L$20]+[.O66]*[.L$21]" office:value-type="float" office:value="854.32686092">
            <text:p>854,32686092</text:p>
          </table:table-cell>
        </table:table-row>
        <table:table-row table:style-name="ro2">
          <table:table-cell table:number-columns-repeated="14"/>
          <table:table-cell table:formula="of:=[.O66]+10" office:value-type="float" office:value="611">
            <text:p>611</text:p>
          </table:table-cell>
          <table:table-cell table:formula="of:=([.O67]^3)*[.L$19]+([.O67]^2)*[.L$20]+[.O67]*[.L$21]" office:value-type="float" office:value="897.57691452">
            <text:p>897,57691452</text:p>
          </table:table-cell>
        </table:table-row>
        <table:table-row table:style-name="ro2">
          <table:table-cell table:number-columns-repeated="14"/>
          <table:table-cell table:formula="of:=[.O67]+10" office:value-type="float" office:value="621">
            <text:p>621</text:p>
          </table:table-cell>
          <table:table-cell table:formula="of:=([.O68]^3)*[.L$19]+([.O68]^2)*[.L$20]+[.O68]*[.L$21]" office:value-type="float" office:value="942.26424012">
            <text:p>942,26424012</text:p>
          </table:table-cell>
        </table:table-row>
        <table:table-row table:style-name="ro2">
          <table:table-cell table:number-columns-repeated="14"/>
          <table:table-cell table:formula="of:=[.O68]+10" office:value-type="float" office:value="631">
            <text:p>631</text:p>
          </table:table-cell>
          <table:table-cell table:formula="of:=([.O69]^3)*[.L$19]+([.O69]^2)*[.L$20]+[.O69]*[.L$21]" office:value-type="float" office:value="988.41235772">
            <text:p>988,41235772</text:p>
          </table:table-cell>
        </table:table-row>
        <table:table-row table:style-name="ro2">
          <table:table-cell table:number-columns-repeated="14"/>
          <table:table-cell table:formula="of:=[.O69]+10" office:value-type="float" office:value="641">
            <text:p>641</text:p>
          </table:table-cell>
          <table:table-cell table:formula="of:=([.O70]^3)*[.L$19]+([.O70]^2)*[.L$20]+[.O70]*[.L$21]" office:value-type="float" office:value="1036.04478732">
            <text:p>1036,04478732</text:p>
          </table:table-cell>
        </table:table-row>
        <table:table-row table:style-name="ro2">
          <table:table-cell table:number-columns-repeated="14"/>
          <table:table-cell table:formula="of:=[.O70]+10" office:value-type="float" office:value="651">
            <text:p>651</text:p>
          </table:table-cell>
          <table:table-cell table:formula="of:=([.O71]^3)*[.L$19]+([.O71]^2)*[.L$20]+[.O71]*[.L$21]" office:value-type="float" office:value="1085.18504892">
            <text:p>1085,18504892</text:p>
          </table:table-cell>
        </table:table-row>
        <table:table-row table:style-name="ro2">
          <table:table-cell table:number-columns-repeated="14"/>
          <table:table-cell table:formula="of:=[.O71]+10" office:value-type="float" office:value="661">
            <text:p>661</text:p>
          </table:table-cell>
          <table:table-cell table:formula="of:=([.O72]^3)*[.L$19]+([.O72]^2)*[.L$20]+[.O72]*[.L$21]" office:value-type="float" office:value="1135.85666252">
            <text:p>1135,85666252</text:p>
          </table:table-cell>
        </table:table-row>
        <table:table-row table:style-name="ro2">
          <table:table-cell table:number-columns-repeated="14"/>
          <table:table-cell table:formula="of:=[.O72]+10" office:value-type="float" office:value="671">
            <text:p>671</text:p>
          </table:table-cell>
          <table:table-cell table:formula="of:=([.O73]^3)*[.L$19]+([.O73]^2)*[.L$20]+[.O73]*[.L$21]" office:value-type="float" office:value="1188.08314812">
            <text:p>1188,08314812</text:p>
          </table:table-cell>
        </table:table-row>
        <table:table-row table:style-name="ro2">
          <table:table-cell table:number-columns-repeated="14"/>
          <table:table-cell table:formula="of:=[.O73]+10" office:value-type="float" office:value="681">
            <text:p>681</text:p>
          </table:table-cell>
          <table:table-cell table:formula="of:=([.O74]^3)*[.L$19]+([.O74]^2)*[.L$20]+[.O74]*[.L$21]" office:value-type="float" office:value="1241.88802572">
            <text:p>1241,88802572</text:p>
          </table:table-cell>
        </table:table-row>
        <table:table-row table:style-name="ro2">
          <table:table-cell table:number-columns-repeated="14"/>
          <table:table-cell table:formula="of:=[.O74]+10" office:value-type="float" office:value="691">
            <text:p>691</text:p>
          </table:table-cell>
          <table:table-cell table:formula="of:=([.O75]^3)*[.L$19]+([.O75]^2)*[.L$20]+[.O75]*[.L$21]" office:value-type="float" office:value="1297.29481532">
            <text:p>1297,29481532</text:p>
          </table:table-cell>
        </table:table-row>
        <table:table-row table:style-name="ro2">
          <table:table-cell table:number-columns-repeated="14"/>
          <table:table-cell table:formula="of:=[.O75]+10" office:value-type="float" office:value="701">
            <text:p>701</text:p>
          </table:table-cell>
          <table:table-cell table:formula="of:=([.O76]^3)*[.L$19]+([.O76]^2)*[.L$20]+[.O76]*[.L$21]" office:value-type="float" office:value="1354.32703692">
            <text:p>1354,32703692</text:p>
          </table:table-cell>
        </table:table-row>
        <table:table-row table:style-name="ro2">
          <table:table-cell table:number-columns-repeated="14"/>
          <table:table-cell table:formula="of:=[.O76]+10" office:value-type="float" office:value="711">
            <text:p>711</text:p>
          </table:table-cell>
          <table:table-cell table:formula="of:=([.O77]^3)*[.L$19]+([.O77]^2)*[.L$20]+[.O77]*[.L$21]" office:value-type="float" office:value="1413.00821052">
            <text:p>1413,00821052</text:p>
          </table:table-cell>
        </table:table-row>
        <table:table-row table:style-name="ro2">
          <table:table-cell table:number-columns-repeated="14"/>
          <table:table-cell table:formula="of:=[.O77]+10" office:value-type="float" office:value="721">
            <text:p>721</text:p>
          </table:table-cell>
          <table:table-cell table:formula="of:=([.O78]^3)*[.L$19]+([.O78]^2)*[.L$20]+[.O78]*[.L$21]" office:value-type="float" office:value="1473.36185612">
            <text:p>1473,36185612</text:p>
          </table:table-cell>
        </table:table-row>
        <table:table-row table:style-name="ro2">
          <table:table-cell table:number-columns-repeated="14"/>
          <table:table-cell table:formula="of:=[.O78]+10" office:value-type="float" office:value="731">
            <text:p>731</text:p>
          </table:table-cell>
          <table:table-cell table:formula="of:=([.O79]^3)*[.L$19]+([.O79]^2)*[.L$20]+[.O79]*[.L$21]" office:value-type="float" office:value="1535.41149372">
            <text:p>1535,41149372</text:p>
          </table:table-cell>
        </table:table-row>
        <table:table-row table:style-name="ro2">
          <table:table-cell table:number-columns-repeated="14"/>
          <table:table-cell table:formula="of:=[.O79]+10" office:value-type="float" office:value="741">
            <text:p>741</text:p>
          </table:table-cell>
          <table:table-cell table:formula="of:=([.O80]^3)*[.L$19]+([.O80]^2)*[.L$20]+[.O80]*[.L$21]" office:value-type="float" office:value="1599.18064332">
            <text:p>1599,18064332</text:p>
          </table:table-cell>
        </table:table-row>
        <table:table-row table:style-name="ro2">
          <table:table-cell table:number-columns-repeated="14"/>
          <table:table-cell table:formula="of:=[.O80]+10" office:value-type="float" office:value="751">
            <text:p>751</text:p>
          </table:table-cell>
          <table:table-cell table:formula="of:=([.O81]^3)*[.L$19]+([.O81]^2)*[.L$20]+[.O81]*[.L$21]" office:value-type="float" office:value="1664.69282492">
            <text:p>1664,69282492</text:p>
          </table:table-cell>
        </table:table-row>
        <table:table-row table:style-name="ro2">
          <table:table-cell table:number-columns-repeated="14"/>
          <table:table-cell table:formula="of:=[.O81]+10" office:value-type="float" office:value="761">
            <text:p>761</text:p>
          </table:table-cell>
          <table:table-cell table:formula="of:=([.O82]^3)*[.L$19]+([.O82]^2)*[.L$20]+[.O82]*[.L$21]" office:value-type="float" office:value="1731.97155852">
            <text:p>1731,97155852</text:p>
          </table:table-cell>
        </table:table-row>
        <table:table-row table:style-name="ro2">
          <table:table-cell table:number-columns-repeated="14"/>
          <table:table-cell table:formula="of:=[.O82]+10" office:value-type="float" office:value="771">
            <text:p>771</text:p>
          </table:table-cell>
          <table:table-cell table:formula="of:=([.O83]^3)*[.L$19]+([.O83]^2)*[.L$20]+[.O83]*[.L$21]" office:value-type="float" office:value="1801.04036412">
            <text:p>1801,04036412</text:p>
          </table:table-cell>
        </table:table-row>
        <table:table-row table:style-name="ro2">
          <table:table-cell table:number-columns-repeated="14"/>
          <table:table-cell table:formula="of:=[.O83]+10" office:value-type="float" office:value="781">
            <text:p>781</text:p>
          </table:table-cell>
          <table:table-cell table:formula="of:=([.O84]^3)*[.L$19]+([.O84]^2)*[.L$20]+[.O84]*[.L$21]" office:value-type="float" office:value="1871.92276172">
            <text:p>1871,92276172</text:p>
          </table:table-cell>
        </table:table-row>
        <table:table-row table:style-name="ro2">
          <table:table-cell table:number-columns-repeated="14"/>
          <table:table-cell table:formula="of:=[.O84]+10" office:value-type="float" office:value="791">
            <text:p>791</text:p>
          </table:table-cell>
          <table:table-cell table:formula="of:=([.O85]^3)*[.L$19]+([.O85]^2)*[.L$20]+[.O85]*[.L$21]" office:value-type="float" office:value="1944.64227132">
            <text:p>1944,64227132</text:p>
          </table:table-cell>
        </table:table-row>
        <table:table-row table:style-name="ro2">
          <table:table-cell table:number-columns-repeated="14"/>
          <table:table-cell table:formula="of:=[.O85]+10" office:value-type="float" office:value="801">
            <text:p>801</text:p>
          </table:table-cell>
          <table:table-cell table:formula="of:=([.O86]^3)*[.L$19]+([.O86]^2)*[.L$20]+[.O86]*[.L$21]" office:value-type="float" office:value="2019.22241292">
            <text:p>2019,22241292</text:p>
          </table:table-cell>
        </table:table-row>
        <table:table-row table:style-name="ro2">
          <table:table-cell table:number-columns-repeated="14"/>
          <table:table-cell table:formula="of:=[.O86]+10" office:value-type="float" office:value="811">
            <text:p>811</text:p>
          </table:table-cell>
          <table:table-cell table:formula="of:=([.O87]^3)*[.L$19]+([.O87]^2)*[.L$20]+[.O87]*[.L$21]" office:value-type="float" office:value="2095.68670652">
            <text:p>2095,68670652</text:p>
          </table:table-cell>
        </table:table-row>
        <table:table-row table:style-name="ro2">
          <table:table-cell table:number-columns-repeated="14"/>
          <table:table-cell table:formula="of:=[.O87]+10" office:value-type="float" office:value="821">
            <text:p>821</text:p>
          </table:table-cell>
          <table:table-cell table:formula="of:=([.O88]^3)*[.L$19]+([.O88]^2)*[.L$20]+[.O88]*[.L$21]" office:value-type="float" office:value="2174.05867212">
            <text:p>2174,05867212</text:p>
          </table:table-cell>
        </table:table-row>
        <table:table-row table:style-name="ro2">
          <table:table-cell table:number-columns-repeated="14"/>
          <table:table-cell table:formula="of:=[.O88]+10" office:value-type="float" office:value="831">
            <text:p>831</text:p>
          </table:table-cell>
          <table:table-cell table:formula="of:=([.O89]^3)*[.L$19]+([.O89]^2)*[.L$20]+[.O89]*[.L$21]" office:value-type="float" office:value="2254.36182972">
            <text:p>2254,36182972</text:p>
          </table:table-cell>
        </table:table-row>
        <table:table-row table:style-name="ro2">
          <table:table-cell table:number-columns-repeated="14"/>
          <table:table-cell table:formula="of:=[.O89]+10" office:value-type="float" office:value="841">
            <text:p>841</text:p>
          </table:table-cell>
          <table:table-cell table:formula="of:=([.O90]^3)*[.L$19]+([.O90]^2)*[.L$20]+[.O90]*[.L$21]" office:value-type="float" office:value="2336.61969932">
            <text:p>2336,61969932</text:p>
          </table:table-cell>
        </table:table-row>
        <table:table-row table:style-name="ro2">
          <table:table-cell table:number-columns-repeated="14"/>
          <table:table-cell table:formula="of:=[.O90]+10" office:value-type="float" office:value="851">
            <text:p>851</text:p>
          </table:table-cell>
          <table:table-cell table:formula="of:=([.O91]^3)*[.L$19]+([.O91]^2)*[.L$20]+[.O91]*[.L$21]" office:value-type="float" office:value="2420.85580092">
            <text:p>2420,85580092</text:p>
          </table:table-cell>
        </table:table-row>
        <table:table-row table:style-name="ro2">
          <table:table-cell table:number-columns-repeated="14"/>
          <table:table-cell table:formula="of:=[.O91]+10" office:value-type="float" office:value="861">
            <text:p>861</text:p>
          </table:table-cell>
          <table:table-cell table:formula="of:=([.O92]^3)*[.L$19]+([.O92]^2)*[.L$20]+[.O92]*[.L$21]" office:value-type="float" office:value="2507.09365452">
            <text:p>2507,09365452</text:p>
          </table:table-cell>
        </table:table-row>
        <table:table-row table:style-name="ro2">
          <table:table-cell table:number-columns-repeated="14"/>
          <table:table-cell table:formula="of:=[.O92]+10" office:value-type="float" office:value="871">
            <text:p>871</text:p>
          </table:table-cell>
          <table:table-cell table:formula="of:=([.O93]^3)*[.L$19]+([.O93]^2)*[.L$20]+[.O93]*[.L$21]" office:value-type="float" office:value="2595.35678012">
            <text:p>2595,35678012</text:p>
          </table:table-cell>
        </table:table-row>
        <table:table-row table:style-name="ro2">
          <table:table-cell table:number-columns-repeated="14"/>
          <table:table-cell table:formula="of:=[.O93]+10" office:value-type="float" office:value="881">
            <text:p>881</text:p>
          </table:table-cell>
          <table:table-cell table:formula="of:=([.O94]^3)*[.L$19]+([.O94]^2)*[.L$20]+[.O94]*[.L$21]" office:value-type="float" office:value="2685.66869772">
            <text:p>2685,66869772</text:p>
          </table:table-cell>
        </table:table-row>
        <table:table-row table:style-name="ro2">
          <table:table-cell table:number-columns-repeated="14"/>
          <table:table-cell table:formula="of:=[.O94]+10" office:value-type="float" office:value="891">
            <text:p>891</text:p>
          </table:table-cell>
          <table:table-cell table:formula="of:=([.O95]^3)*[.L$19]+([.O95]^2)*[.L$20]+[.O95]*[.L$21]" office:value-type="float" office:value="2778.05292732">
            <text:p>2778,05292732</text:p>
          </table:table-cell>
        </table:table-row>
        <table:table-row table:style-name="ro2">
          <table:table-cell table:number-columns-repeated="14"/>
          <table:table-cell table:formula="of:=[.O95]+10" office:value-type="float" office:value="901">
            <text:p>901</text:p>
          </table:table-cell>
          <table:table-cell table:formula="of:=([.O96]^3)*[.L$19]+([.O96]^2)*[.L$20]+[.O96]*[.L$21]" office:value-type="float" office:value="2872.53298892">
            <text:p>2872,53298892</text:p>
          </table:table-cell>
        </table:table-row>
        <table:table-row table:style-name="ro2">
          <table:table-cell table:number-columns-repeated="14"/>
          <table:table-cell table:formula="of:=[.O96]+10" office:value-type="float" office:value="911">
            <text:p>911</text:p>
          </table:table-cell>
          <table:table-cell table:formula="of:=([.O97]^3)*[.L$19]+([.O97]^2)*[.L$20]+[.O97]*[.L$21]" office:value-type="float" office:value="2969.13240252">
            <text:p>2969,13240252</text:p>
          </table:table-cell>
        </table:table-row>
        <table:table-row table:style-name="ro2">
          <table:table-cell table:number-columns-repeated="14"/>
          <table:table-cell table:formula="of:=[.O97]+10" office:value-type="float" office:value="921">
            <text:p>921</text:p>
          </table:table-cell>
          <table:table-cell table:formula="of:=([.O98]^3)*[.L$19]+([.O98]^2)*[.L$20]+[.O98]*[.L$21]" office:value-type="float" office:value="3067.87468812">
            <text:p>3067,87468812</text:p>
          </table:table-cell>
        </table:table-row>
        <table:table-row table:style-name="ro2">
          <table:table-cell table:number-columns-repeated="14"/>
          <table:table-cell table:formula="of:=[.O98]+10" office:value-type="float" office:value="931">
            <text:p>931</text:p>
          </table:table-cell>
          <table:table-cell table:formula="of:=([.O99]^3)*[.L$19]+([.O99]^2)*[.L$20]+[.O99]*[.L$21]" office:value-type="float" office:value="3168.78336572">
            <text:p>3168,78336572</text:p>
          </table:table-cell>
        </table:table-row>
        <table:table-row table:style-name="ro2">
          <table:table-cell table:number-columns-repeated="14"/>
          <table:table-cell table:formula="of:=[.O99]+10" office:value-type="float" office:value="941">
            <text:p>941</text:p>
          </table:table-cell>
          <table:table-cell table:formula="of:=([.O100]^3)*[.L$19]+([.O100]^2)*[.L$20]+[.O100]*[.L$21]" office:value-type="float" office:value="3271.88195532">
            <text:p>3271,88195532</text:p>
          </table:table-cell>
        </table:table-row>
        <table:table-row table:style-name="ro2">
          <table:table-cell table:number-columns-repeated="14"/>
          <table:table-cell table:formula="of:=[.O100]+10" office:value-type="float" office:value="951">
            <text:p>951</text:p>
          </table:table-cell>
          <table:table-cell table:formula="of:=([.O101]^3)*[.L$19]+([.O101]^2)*[.L$20]+[.O101]*[.L$21]" office:value-type="float" office:value="3377.19397692">
            <text:p>3377,19397692</text:p>
          </table:table-cell>
        </table:table-row>
        <table:table-row table:style-name="ro2">
          <table:table-cell table:number-columns-repeated="14"/>
          <table:table-cell table:formula="of:=[.O101]+10" office:value-type="float" office:value="961">
            <text:p>961</text:p>
          </table:table-cell>
          <table:table-cell table:formula="of:=([.O102]^3)*[.L$19]+([.O102]^2)*[.L$20]+[.O102]*[.L$21]" office:value-type="float" office:value="3484.74295052">
            <text:p>3484,74295052</text:p>
          </table:table-cell>
        </table:table-row>
        <table:table-row table:style-name="ro2">
          <table:table-cell table:number-columns-repeated="14"/>
          <table:table-cell table:formula="of:=[.O102]+10" office:value-type="float" office:value="971">
            <text:p>971</text:p>
          </table:table-cell>
          <table:table-cell table:formula="of:=([.O103]^3)*[.L$19]+([.O103]^2)*[.L$20]+[.O103]*[.L$21]" office:value-type="float" office:value="3594.55239612">
            <text:p>3594,55239612</text:p>
          </table:table-cell>
        </table:table-row>
        <table:table-row table:style-name="ro2">
          <table:table-cell table:number-columns-repeated="14"/>
          <table:table-cell table:formula="of:=[.O103]+10" office:value-type="float" office:value="981">
            <text:p>981</text:p>
          </table:table-cell>
          <table:table-cell table:formula="of:=([.O104]^3)*[.L$19]+([.O104]^2)*[.L$20]+[.O104]*[.L$21]" office:value-type="float" office:value="3706.64583372">
            <text:p>3706,64583372</text:p>
          </table:table-cell>
        </table:table-row>
        <table:table-row table:style-name="ro2">
          <table:table-cell table:number-columns-repeated="14"/>
          <table:table-cell table:formula="of:=[.O104]+10" office:value-type="float" office:value="991">
            <text:p>991</text:p>
          </table:table-cell>
          <table:table-cell table:formula="of:=([.O105]^3)*[.L$19]+([.O105]^2)*[.L$20]+[.O105]*[.L$21]" office:value-type="float" office:value="3821.04678332">
            <text:p>3821,04678332</text:p>
          </table:table-cell>
        </table:table-row>
        <table:table-row table:style-name="ro2">
          <table:table-cell table:number-columns-repeated="14"/>
          <table:table-cell table:formula="of:=[.O105]+10" office:value-type="float" office:value="1001">
            <text:p>1001</text:p>
          </table:table-cell>
          <table:table-cell table:formula="of:=([.O106]^3)*[.L$19]+([.O106]^2)*[.L$20]+[.O106]*[.L$21]" office:value-type="float" office:value="3937.77876492">
            <text:p>3937,77876492</text:p>
          </table:table-cell>
        </table:table-row>
        <table:table-row table:style-name="ro2">
          <table:table-cell table:number-columns-repeated="14"/>
          <table:table-cell table:formula="of:=[.O106]+10" office:value-type="float" office:value="1011">
            <text:p>1011</text:p>
          </table:table-cell>
          <table:table-cell table:formula="of:=([.O107]^3)*[.L$19]+([.O107]^2)*[.L$20]+[.O107]*[.L$21]" office:value-type="float" office:value="4056.86529852">
            <text:p>4056,86529852</text:p>
          </table:table-cell>
        </table:table-row>
        <table:table-row table:style-name="ro2">
          <table:table-cell table:number-columns-repeated="14"/>
          <table:table-cell table:formula="of:=[.O107]+10" office:value-type="float" office:value="1021">
            <text:p>1021</text:p>
          </table:table-cell>
          <table:table-cell table:formula="of:=([.O108]^3)*[.L$19]+([.O108]^2)*[.L$20]+[.O108]*[.L$21]" office:value-type="float" office:value="4178.32990412">
            <text:p>4178,32990412</text:p>
          </table:table-cell>
        </table:table-row>
        <table:table-row table:style-name="ro2">
          <table:table-cell table:number-columns-repeated="14"/>
          <table:table-cell table:formula="of:=[.O108]+10" office:value-type="float" office:value="1031">
            <text:p>1031</text:p>
          </table:table-cell>
          <table:table-cell table:formula="of:=([.O109]^3)*[.L$19]+([.O109]^2)*[.L$20]+[.O109]*[.L$21]" office:value-type="float" office:value="4302.19610172">
            <text:p>4302,19610172</text:p>
          </table:table-cell>
        </table:table-row>
        <table:table-row table:style-name="ro2">
          <table:table-cell table:number-columns-repeated="14"/>
          <table:table-cell table:formula="of:=[.O109]+10" office:value-type="float" office:value="1041">
            <text:p>1041</text:p>
          </table:table-cell>
          <table:table-cell table:formula="of:=([.O110]^3)*[.L$19]+([.O110]^2)*[.L$20]+[.O110]*[.L$21]" office:value-type="float" office:value="4428.48741132">
            <text:p>4428,48741132</text:p>
          </table:table-cell>
        </table:table-row>
        <table:table-row table:style-name="ro2">
          <table:table-cell table:number-columns-repeated="14"/>
          <table:table-cell table:formula="of:=[.O110]+10" office:value-type="float" office:value="1051">
            <text:p>1051</text:p>
          </table:table-cell>
          <table:table-cell table:formula="of:=([.O111]^3)*[.L$19]+([.O111]^2)*[.L$20]+[.O111]*[.L$21]" office:value-type="float" office:value="4557.22735292">
            <text:p>4557,22735292</text:p>
          </table:table-cell>
        </table:table-row>
        <table:table-row table:style-name="ro2">
          <table:table-cell table:number-columns-repeated="14"/>
          <table:table-cell table:formula="of:=[.O111]+10" office:value-type="float" office:value="1061">
            <text:p>1061</text:p>
          </table:table-cell>
          <table:table-cell table:formula="of:=([.O112]^3)*[.L$19]+([.O112]^2)*[.L$20]+[.O112]*[.L$21]" office:value-type="float" office:value="4688.43944652">
            <text:p>4688,43944652</text:p>
          </table:table-cell>
        </table:table-row>
        <table:table-row table:style-name="ro2">
          <table:table-cell table:number-columns-repeated="14"/>
          <table:table-cell table:formula="of:=[.O112]+10" office:value-type="float" office:value="1071">
            <text:p>1071</text:p>
          </table:table-cell>
          <table:table-cell table:formula="of:=([.O113]^3)*[.L$19]+([.O113]^2)*[.L$20]+[.O113]*[.L$21]" office:value-type="float" office:value="4822.14721212">
            <text:p>4822,14721212</text:p>
          </table:table-cell>
        </table:table-row>
        <table:table-row table:style-name="ro2">
          <table:table-cell table:number-columns-repeated="14"/>
          <table:table-cell table:formula="of:=[.O113]+10" office:value-type="float" office:value="1081">
            <text:p>1081</text:p>
          </table:table-cell>
          <table:table-cell table:formula="of:=([.O114]^3)*[.L$19]+([.O114]^2)*[.L$20]+[.O114]*[.L$21]" office:value-type="float" office:value="4958.37416972">
            <text:p>4958,37416972</text:p>
          </table:table-cell>
        </table:table-row>
        <table:table-row table:style-name="ro2">
          <table:table-cell table:number-columns-repeated="14"/>
          <table:table-cell table:formula="of:=[.O114]+10" office:value-type="float" office:value="1091">
            <text:p>1091</text:p>
          </table:table-cell>
          <table:table-cell table:formula="of:=([.O115]^3)*[.L$19]+([.O115]^2)*[.L$20]+[.O115]*[.L$21]" office:value-type="float" office:value="5097.14383932">
            <text:p>5097,14383932</text:p>
          </table:table-cell>
        </table:table-row>
        <table:table-row table:style-name="ro2">
          <table:table-cell table:number-columns-repeated="14"/>
          <table:table-cell table:formula="of:=[.O115]+10" office:value-type="float" office:value="1101">
            <text:p>1101</text:p>
          </table:table-cell>
          <table:table-cell table:formula="of:=([.O116]^3)*[.L$19]+([.O116]^2)*[.L$20]+[.O116]*[.L$21]" office:value-type="float" office:value="5238.47974092">
            <text:p>5238,47974092</text:p>
          </table:table-cell>
        </table:table-row>
        <table:table-row table:style-name="ro2">
          <table:table-cell table:number-columns-repeated="14"/>
          <table:table-cell table:formula="of:=[.O116]+10" office:value-type="float" office:value="1111">
            <text:p>1111</text:p>
          </table:table-cell>
          <table:table-cell table:formula="of:=([.O117]^3)*[.L$19]+([.O117]^2)*[.L$20]+[.O117]*[.L$21]" office:value-type="float" office:value="5382.40539452">
            <text:p>5382,40539452</text:p>
          </table:table-cell>
        </table:table-row>
        <table:table-row table:style-name="ro2">
          <table:table-cell table:number-columns-repeated="14"/>
          <table:table-cell table:formula="of:=[.O117]+10" office:value-type="float" office:value="1121">
            <text:p>1121</text:p>
          </table:table-cell>
          <table:table-cell table:formula="of:=([.O118]^3)*[.L$19]+([.O118]^2)*[.L$20]+[.O118]*[.L$21]" office:value-type="float" office:value="5528.94432012">
            <text:p>5528,94432012</text:p>
          </table:table-cell>
        </table:table-row>
        <table:table-row table:style-name="ro2">
          <table:table-cell table:number-columns-repeated="14"/>
          <table:table-cell table:formula="of:=[.O118]+10" office:value-type="float" office:value="1131">
            <text:p>1131</text:p>
          </table:table-cell>
          <table:table-cell table:formula="of:=([.O119]^3)*[.L$19]+([.O119]^2)*[.L$20]+[.O119]*[.L$21]" office:value-type="float" office:value="5678.12003772">
            <text:p>5678,12003772</text:p>
          </table:table-cell>
        </table:table-row>
        <table:table-row table:style-name="ro2">
          <table:table-cell table:number-columns-repeated="14"/>
          <table:table-cell table:formula="of:=[.O119]+10" office:value-type="float" office:value="1141">
            <text:p>1141</text:p>
          </table:table-cell>
          <table:table-cell table:formula="of:=([.O120]^3)*[.L$19]+([.O120]^2)*[.L$20]+[.O120]*[.L$21]" office:value-type="float" office:value="5829.95606732">
            <text:p>5829,95606732</text:p>
          </table:table-cell>
        </table:table-row>
        <table:table-row table:style-name="ro2">
          <table:table-cell table:number-columns-repeated="14"/>
          <table:table-cell table:formula="of:=[.O120]+10" office:value-type="float" office:value="1151">
            <text:p>1151</text:p>
          </table:table-cell>
          <table:table-cell table:formula="of:=([.O121]^3)*[.L$19]+([.O121]^2)*[.L$20]+[.O121]*[.L$21]" office:value-type="float" office:value="5984.47592892">
            <text:p>5984,47592892</text:p>
          </table:table-cell>
        </table:table-row>
        <table:table-row table:style-name="ro2">
          <table:table-cell table:number-columns-repeated="14"/>
          <table:table-cell table:formula="of:=[.O121]+10" office:value-type="float" office:value="1161">
            <text:p>1161</text:p>
          </table:table-cell>
          <table:table-cell table:formula="of:=([.O122]^3)*[.L$19]+([.O122]^2)*[.L$20]+[.O122]*[.L$21]" office:value-type="float" office:value="6141.70314252">
            <text:p>6141,70314252</text:p>
          </table:table-cell>
        </table:table-row>
        <table:table-row table:style-name="ro2">
          <table:table-cell table:number-columns-repeated="14"/>
          <table:table-cell table:formula="of:=[.O122]+10" office:value-type="float" office:value="1171">
            <text:p>1171</text:p>
          </table:table-cell>
          <table:table-cell table:formula="of:=([.O123]^3)*[.L$19]+([.O123]^2)*[.L$20]+[.O123]*[.L$21]" office:value-type="float" office:value="6301.66122812">
            <text:p>6301,66122812</text:p>
          </table:table-cell>
        </table:table-row>
        <table:table-row table:style-name="ro2">
          <table:table-cell table:number-columns-repeated="14"/>
          <table:table-cell table:formula="of:=[.O123]+10" office:value-type="float" office:value="1181">
            <text:p>1181</text:p>
          </table:table-cell>
          <table:table-cell table:formula="of:=([.O124]^3)*[.L$19]+([.O124]^2)*[.L$20]+[.O124]*[.L$21]" office:value-type="float" office:value="6464.37370572">
            <text:p>6464,37370572</text:p>
          </table:table-cell>
        </table:table-row>
        <table:table-row table:style-name="ro2">
          <table:table-cell table:number-columns-repeated="14"/>
          <table:table-cell table:formula="of:=[.O124]+10" office:value-type="float" office:value="1191">
            <text:p>1191</text:p>
          </table:table-cell>
          <table:table-cell table:formula="of:=([.O125]^3)*[.L$19]+([.O125]^2)*[.L$20]+[.O125]*[.L$21]" office:value-type="float" office:value="6629.86409532">
            <text:p>6629,86409532</text:p>
          </table:table-cell>
        </table:table-row>
        <table:table-row table:style-name="ro2">
          <table:table-cell table:number-columns-repeated="14"/>
          <table:table-cell table:formula="of:=[.O125]+10" office:value-type="float" office:value="1201">
            <text:p>1201</text:p>
          </table:table-cell>
          <table:table-cell table:formula="of:=([.O126]^3)*[.L$19]+([.O126]^2)*[.L$20]+[.O126]*[.L$21]" office:value-type="float" office:value="6798.15591692">
            <text:p>6798,15591692</text:p>
          </table:table-cell>
        </table:table-row>
        <table:table-row table:style-name="ro2">
          <table:table-cell table:number-columns-repeated="14"/>
          <table:table-cell table:formula="of:=[.O126]+10" office:value-type="float" office:value="1211">
            <text:p>1211</text:p>
          </table:table-cell>
          <table:table-cell table:formula="of:=([.O127]^3)*[.L$19]+([.O127]^2)*[.L$20]+[.O127]*[.L$21]" office:value-type="float" office:value="6969.27269052">
            <text:p>6969,27269052</text:p>
          </table:table-cell>
        </table:table-row>
        <table:table-row table:style-name="ro2">
          <table:table-cell table:number-columns-repeated="14"/>
          <table:table-cell table:formula="of:=[.O127]+10" office:value-type="float" office:value="1221">
            <text:p>1221</text:p>
          </table:table-cell>
          <table:table-cell table:formula="of:=([.O128]^3)*[.L$19]+([.O128]^2)*[.L$20]+[.O128]*[.L$21]" office:value-type="float" office:value="7143.23793612">
            <text:p>7143,23793612</text:p>
          </table:table-cell>
        </table:table-row>
        <table:table-row table:style-name="ro2">
          <table:table-cell table:number-columns-repeated="14"/>
          <table:table-cell table:formula="of:=[.O128]+10" office:value-type="float" office:value="1231">
            <text:p>1231</text:p>
          </table:table-cell>
          <table:table-cell table:formula="of:=([.O129]^3)*[.L$19]+([.O129]^2)*[.L$20]+[.O129]*[.L$21]" office:value-type="float" office:value="7320.07517372">
            <text:p>7320,07517372</text:p>
          </table:table-cell>
        </table:table-row>
        <table:table-row table:style-name="ro2">
          <table:table-cell table:number-columns-repeated="14"/>
          <table:table-cell table:formula="of:=[.O129]+10" office:value-type="float" office:value="1241">
            <text:p>1241</text:p>
          </table:table-cell>
          <table:table-cell table:formula="of:=([.O130]^3)*[.L$19]+([.O130]^2)*[.L$20]+[.O130]*[.L$21]" office:value-type="float" office:value="7499.80792332">
            <text:p>7499,80792332</text:p>
          </table:table-cell>
        </table:table-row>
        <table:table-row table:style-name="ro2">
          <table:table-cell table:number-columns-repeated="14"/>
          <table:table-cell table:formula="of:=[.O130]+10" office:value-type="float" office:value="1251">
            <text:p>1251</text:p>
          </table:table-cell>
          <table:table-cell table:formula="of:=([.O131]^3)*[.L$19]+([.O131]^2)*[.L$20]+[.O131]*[.L$21]" office:value-type="float" office:value="7682.45970492">
            <text:p>7682,45970492</text:p>
          </table:table-cell>
        </table:table-row>
        <table:table-row table:style-name="ro2">
          <table:table-cell table:number-columns-repeated="14"/>
          <table:table-cell table:formula="of:=[.O131]+10" office:value-type="float" office:value="1261">
            <text:p>1261</text:p>
          </table:table-cell>
          <table:table-cell table:formula="of:=([.O132]^3)*[.L$19]+([.O132]^2)*[.L$20]+[.O132]*[.L$21]" office:value-type="float" office:value="7868.05403852">
            <text:p>7868,05403852</text:p>
          </table:table-cell>
        </table:table-row>
        <table:table-row table:style-name="ro2">
          <table:table-cell table:number-columns-repeated="14"/>
          <table:table-cell table:formula="of:=[.O132]+10" office:value-type="float" office:value="1271">
            <text:p>1271</text:p>
          </table:table-cell>
          <table:table-cell table:formula="of:=([.O133]^3)*[.L$19]+([.O133]^2)*[.L$20]+[.O133]*[.L$21]" office:value-type="float" office:value="8056.61444412">
            <text:p>8056,61444412</text:p>
          </table:table-cell>
        </table:table-row>
        <table:table-row table:style-name="ro2">
          <table:table-cell table:number-columns-repeated="14"/>
          <table:table-cell table:formula="of:=[.O133]+10" office:value-type="float" office:value="1281">
            <text:p>1281</text:p>
          </table:table-cell>
          <table:table-cell table:formula="of:=([.O134]^3)*[.L$19]+([.O134]^2)*[.L$20]+[.O134]*[.L$21]" office:value-type="float" office:value="8248.16444172">
            <text:p>8248,16444172</text:p>
          </table:table-cell>
        </table:table-row>
        <table:table-row table:style-name="ro2">
          <table:table-cell table:number-columns-repeated="14"/>
          <table:table-cell table:formula="of:=[.O134]+10" office:value-type="float" office:value="1291">
            <text:p>1291</text:p>
          </table:table-cell>
          <table:table-cell table:formula="of:=([.O135]^3)*[.L$19]+([.O135]^2)*[.L$20]+[.O135]*[.L$21]" office:value-type="float" office:value="8442.72755132">
            <text:p>8442,72755132</text:p>
          </table:table-cell>
        </table:table-row>
        <table:table-row table:style-name="ro2">
          <table:table-cell table:number-columns-repeated="14"/>
          <table:table-cell table:formula="of:=[.O135]+10" office:value-type="float" office:value="1301">
            <text:p>1301</text:p>
          </table:table-cell>
          <table:table-cell table:formula="of:=([.O136]^3)*[.L$19]+([.O136]^2)*[.L$20]+[.O136]*[.L$21]" office:value-type="float" office:value="8640.32729292">
            <text:p>8640,32729292</text:p>
          </table:table-cell>
        </table:table-row>
        <table:table-row table:style-name="ro2">
          <table:table-cell table:number-columns-repeated="14"/>
          <table:table-cell table:formula="of:=[.O136]+10" office:value-type="float" office:value="1311">
            <text:p>1311</text:p>
          </table:table-cell>
          <table:table-cell table:formula="of:=([.O137]^3)*[.L$19]+([.O137]^2)*[.L$20]+[.O137]*[.L$21]" office:value-type="float" office:value="8840.98718652">
            <text:p>8840,98718652</text:p>
          </table:table-cell>
        </table:table-row>
        <table:table-row table:style-name="ro2">
          <table:table-cell table:number-columns-repeated="14"/>
          <table:table-cell table:formula="of:=[.O137]+10" office:value-type="float" office:value="1321">
            <text:p>1321</text:p>
          </table:table-cell>
          <table:table-cell table:formula="of:=([.O138]^3)*[.L$19]+([.O138]^2)*[.L$20]+[.O138]*[.L$21]" office:value-type="float" office:value="9044.73075212">
            <text:p>9044,73075212</text:p>
          </table:table-cell>
        </table:table-row>
        <table:table-row table:style-name="ro2">
          <table:table-cell table:number-columns-repeated="14"/>
          <table:table-cell table:formula="of:=[.O138]+10" office:value-type="float" office:value="1331">
            <text:p>1331</text:p>
          </table:table-cell>
          <table:table-cell table:formula="of:=([.O139]^3)*[.L$19]+([.O139]^2)*[.L$20]+[.O139]*[.L$21]" office:value-type="float" office:value="9251.58150972">
            <text:p>9251,58150972</text:p>
          </table:table-cell>
        </table:table-row>
        <table:table-row table:style-name="ro2">
          <table:table-cell table:number-columns-repeated="14"/>
          <table:table-cell table:formula="of:=[.O139]+10" office:value-type="float" office:value="1341">
            <text:p>1341</text:p>
          </table:table-cell>
          <table:table-cell table:formula="of:=([.O140]^3)*[.L$19]+([.O140]^2)*[.L$20]+[.O140]*[.L$21]" office:value-type="float" office:value="9461.56297932">
            <text:p>9461,56297932</text:p>
          </table:table-cell>
        </table:table-row>
        <table:table-row table:style-name="ro2">
          <table:table-cell table:number-columns-repeated="14"/>
          <table:table-cell table:formula="of:=[.O140]+10" office:value-type="float" office:value="1351">
            <text:p>1351</text:p>
          </table:table-cell>
          <table:table-cell table:formula="of:=([.O141]^3)*[.L$19]+([.O141]^2)*[.L$20]+[.O141]*[.L$21]" office:value-type="float" office:value="9674.69868092">
            <text:p>9674,69868092</text:p>
          </table:table-cell>
        </table:table-row>
        <table:table-row table:style-name="ro2">
          <table:table-cell table:number-columns-repeated="14"/>
          <table:table-cell table:formula="of:=[.O141]+10" office:value-type="float" office:value="1361">
            <text:p>1361</text:p>
          </table:table-cell>
          <table:table-cell table:formula="of:=([.O142]^3)*[.L$19]+([.O142]^2)*[.L$20]+[.O142]*[.L$21]" office:value-type="float" office:value="9891.01213452">
            <text:p>9891,01213452</text:p>
          </table:table-cell>
        </table:table-row>
        <table:table-row table:style-name="ro2">
          <table:table-cell table:number-columns-repeated="14"/>
          <table:table-cell table:formula="of:=[.O142]+10" office:value-type="float" office:value="1371">
            <text:p>1371</text:p>
          </table:table-cell>
          <table:table-cell table:formula="of:=([.O143]^3)*[.L$19]+([.O143]^2)*[.L$20]+[.O143]*[.L$21]" office:value-type="float" office:value="10110.52686012">
            <text:p>10110,52686012</text:p>
          </table:table-cell>
        </table:table-row>
        <table:table-row table:style-name="ro2">
          <table:table-cell table:number-columns-repeated="14"/>
          <table:table-cell table:formula="of:=[.O143]+10" office:value-type="float" office:value="1381">
            <text:p>1381</text:p>
          </table:table-cell>
          <table:table-cell table:formula="of:=([.O144]^3)*[.L$19]+([.O144]^2)*[.L$20]+[.O144]*[.L$21]" office:value-type="float" office:value="10333.26637772">
            <text:p>10333,26637772</text:p>
          </table:table-cell>
        </table:table-row>
        <table:table-row table:style-name="ro2">
          <table:table-cell table:number-columns-repeated="14"/>
          <table:table-cell table:formula="of:=[.O144]+10" office:value-type="float" office:value="1391">
            <text:p>1391</text:p>
          </table:table-cell>
          <table:table-cell table:formula="of:=([.O145]^3)*[.L$19]+([.O145]^2)*[.L$20]+[.O145]*[.L$21]" office:value-type="float" office:value="10559.25420732">
            <text:p>10559,25420732</text:p>
          </table:table-cell>
        </table:table-row>
        <table:table-row table:style-name="ro2">
          <table:table-cell table:number-columns-repeated="14"/>
          <table:table-cell table:formula="of:=[.O145]+10" office:value-type="float" office:value="1401">
            <text:p>1401</text:p>
          </table:table-cell>
          <table:table-cell table:formula="of:=([.O146]^3)*[.L$19]+([.O146]^2)*[.L$20]+[.O146]*[.L$21]" office:value-type="float" office:value="10788.51386892">
            <text:p>10788,51386892</text:p>
          </table:table-cell>
        </table:table-row>
        <table:table-row table:style-name="ro2">
          <table:table-cell table:number-columns-repeated="14"/>
          <table:table-cell table:formula="of:=[.O146]+10" office:value-type="float" office:value="1411">
            <text:p>1411</text:p>
          </table:table-cell>
          <table:table-cell table:formula="of:=([.O147]^3)*[.L$19]+([.O147]^2)*[.L$20]+[.O147]*[.L$21]" office:value-type="float" office:value="11021.06888252">
            <text:p>11021,06888252</text:p>
          </table:table-cell>
        </table:table-row>
        <table:table-row table:style-name="ro2">
          <table:table-cell table:number-columns-repeated="14"/>
          <table:table-cell table:formula="of:=[.O147]+10" office:value-type="float" office:value="1421">
            <text:p>1421</text:p>
          </table:table-cell>
          <table:table-cell table:formula="of:=([.O148]^3)*[.L$19]+([.O148]^2)*[.L$20]+[.O148]*[.L$21]" office:value-type="float" office:value="11256.94276812">
            <text:p>11256,94276812</text:p>
          </table:table-cell>
        </table:table-row>
        <table:table-row table:style-name="ro2">
          <table:table-cell table:number-columns-repeated="14"/>
          <table:table-cell table:formula="of:=[.O148]+10" office:value-type="float" office:value="1431">
            <text:p>1431</text:p>
          </table:table-cell>
          <table:table-cell table:formula="of:=([.O149]^3)*[.L$19]+([.O149]^2)*[.L$20]+[.O149]*[.L$21]" office:value-type="float" office:value="11496.15904572">
            <text:p>11496,15904572</text:p>
          </table:table-cell>
        </table:table-row>
        <table:table-row table:style-name="ro2">
          <table:table-cell table:number-columns-repeated="14"/>
          <table:table-cell table:formula="of:=[.O149]+10" office:value-type="float" office:value="1441">
            <text:p>1441</text:p>
          </table:table-cell>
          <table:table-cell table:formula="of:=([.O150]^3)*[.L$19]+([.O150]^2)*[.L$20]+[.O150]*[.L$21]" office:value-type="float" office:value="11738.74123532">
            <text:p>11738,74123532</text:p>
          </table:table-cell>
        </table:table-row>
        <table:table-row table:style-name="ro2">
          <table:table-cell table:number-columns-repeated="14"/>
          <table:table-cell table:formula="of:=[.O150]+10" office:value-type="float" office:value="1451">
            <text:p>1451</text:p>
          </table:table-cell>
          <table:table-cell table:formula="of:=([.O151]^3)*[.L$19]+([.O151]^2)*[.L$20]+[.O151]*[.L$21]" office:value-type="float" office:value="11984.71285692">
            <text:p>11984,71285692</text:p>
          </table:table-cell>
        </table:table-row>
        <table:table-row table:style-name="ro2">
          <table:table-cell table:number-columns-repeated="14"/>
          <table:table-cell table:formula="of:=[.O151]+10" office:value-type="float" office:value="1461">
            <text:p>1461</text:p>
          </table:table-cell>
          <table:table-cell table:formula="of:=([.O152]^3)*[.L$19]+([.O152]^2)*[.L$20]+[.O152]*[.L$21]" office:value-type="float" office:value="12234.09743052">
            <text:p>12234,09743052</text:p>
          </table:table-cell>
        </table:table-row>
        <table:table-row table:style-name="ro2">
          <table:table-cell table:number-columns-repeated="14"/>
          <table:table-cell table:formula="of:=[.O152]+10" office:value-type="float" office:value="1471">
            <text:p>1471</text:p>
          </table:table-cell>
          <table:table-cell table:formula="of:=([.O153]^3)*[.L$19]+([.O153]^2)*[.L$20]+[.O153]*[.L$21]" office:value-type="float" office:value="12486.91847612">
            <text:p>12486,91847612</text:p>
          </table:table-cell>
        </table:table-row>
        <table:table-row table:style-name="ro2">
          <table:table-cell table:number-columns-repeated="14"/>
          <table:table-cell table:formula="of:=[.O153]+10" office:value-type="float" office:value="1481">
            <text:p>1481</text:p>
          </table:table-cell>
          <table:table-cell table:formula="of:=([.O154]^3)*[.L$19]+([.O154]^2)*[.L$20]+[.O154]*[.L$21]" office:value-type="float" office:value="12743.19951372">
            <text:p>12743,19951372</text:p>
          </table:table-cell>
        </table:table-row>
        <table:table-row table:style-name="ro2">
          <table:table-cell table:number-columns-repeated="14"/>
          <table:table-cell table:formula="of:=[.O154]+10" office:value-type="float" office:value="1491">
            <text:p>1491</text:p>
          </table:table-cell>
          <table:table-cell table:formula="of:=([.O155]^3)*[.L$19]+([.O155]^2)*[.L$20]+[.O155]*[.L$21]" office:value-type="float" office:value="13002.96406332">
            <text:p>13002,96406332</text:p>
          </table:table-cell>
        </table:table-row>
        <table:table-row table:style-name="ro2">
          <table:table-cell table:number-columns-repeated="14"/>
          <table:table-cell table:formula="of:=[.O155]+10" office:value-type="float" office:value="1501">
            <text:p>1501</text:p>
          </table:table-cell>
          <table:table-cell table:formula="of:=([.O156]^3)*[.L$19]+([.O156]^2)*[.L$20]+[.O156]*[.L$21]" office:value-type="float" office:value="13266.23564492">
            <text:p>13266,23564492</text:p>
          </table:table-cell>
        </table:table-row>
        <table:table-row table:style-name="ro2">
          <table:table-cell table:number-columns-repeated="14"/>
          <table:table-cell table:formula="of:=[.O156]+10" office:value-type="float" office:value="1511">
            <text:p>1511</text:p>
          </table:table-cell>
          <table:table-cell table:formula="of:=([.O157]^3)*[.L$19]+([.O157]^2)*[.L$20]+[.O157]*[.L$21]" office:value-type="float" office:value="13533.03777852">
            <text:p>13533,03777852</text:p>
          </table:table-cell>
        </table:table-row>
        <table:table-row table:style-name="ro2">
          <table:table-cell table:number-columns-repeated="14"/>
          <table:table-cell table:formula="of:=[.O157]+10" office:value-type="float" office:value="1521">
            <text:p>1521</text:p>
          </table:table-cell>
          <table:table-cell table:formula="of:=([.O158]^3)*[.L$19]+([.O158]^2)*[.L$20]+[.O158]*[.L$21]" office:value-type="float" office:value="13803.39398412">
            <text:p>13803,39398412</text:p>
          </table:table-cell>
        </table:table-row>
        <table:table-row table:style-name="ro2">
          <table:table-cell table:number-columns-repeated="14"/>
          <table:table-cell table:formula="of:=[.O158]+10" office:value-type="float" office:value="1531">
            <text:p>1531</text:p>
          </table:table-cell>
          <table:table-cell table:formula="of:=([.O159]^3)*[.L$19]+([.O159]^2)*[.L$20]+[.O159]*[.L$21]" office:value-type="float" office:value="14077.32778172">
            <text:p>14077,32778172</text:p>
          </table:table-cell>
        </table:table-row>
        <table:table-row table:style-name="ro2">
          <table:table-cell table:number-columns-repeated="14"/>
          <table:table-cell table:formula="of:=[.O159]+10" office:value-type="float" office:value="1541">
            <text:p>1541</text:p>
          </table:table-cell>
          <table:table-cell table:formula="of:=([.O160]^3)*[.L$19]+([.O160]^2)*[.L$20]+[.O160]*[.L$21]" office:value-type="float" office:value="14354.86269132">
            <text:p>14354,86269132</text:p>
          </table:table-cell>
        </table:table-row>
        <table:table-row table:style-name="ro2">
          <table:table-cell table:number-columns-repeated="14"/>
          <table:table-cell table:formula="of:=[.O160]+10" office:value-type="float" office:value="1551">
            <text:p>1551</text:p>
          </table:table-cell>
          <table:table-cell table:formula="of:=([.O161]^3)*[.L$19]+([.O161]^2)*[.L$20]+[.O161]*[.L$21]" office:value-type="float" office:value="14636.02223292">
            <text:p>14636,02223292</text:p>
          </table:table-cell>
        </table:table-row>
        <table:table-row table:style-name="ro2">
          <table:table-cell table:number-columns-repeated="14"/>
          <table:table-cell table:formula="of:=[.O161]+10" office:value-type="float" office:value="1561">
            <text:p>1561</text:p>
          </table:table-cell>
          <table:table-cell table:formula="of:=([.O162]^3)*[.L$19]+([.O162]^2)*[.L$20]+[.O162]*[.L$21]" office:value-type="float" office:value="14920.82992652">
            <text:p>14920,82992652</text:p>
          </table:table-cell>
        </table:table-row>
        <table:table-row table:style-name="ro2">
          <table:table-cell table:number-columns-repeated="14"/>
          <table:table-cell table:formula="of:=[.O162]+10" office:value-type="float" office:value="1571">
            <text:p>1571</text:p>
          </table:table-cell>
          <table:table-cell table:formula="of:=([.O163]^3)*[.L$19]+([.O163]^2)*[.L$20]+[.O163]*[.L$21]" office:value-type="float" office:value="15209.30929212">
            <text:p>15209,30929212</text:p>
          </table:table-cell>
        </table:table-row>
        <table:table-row table:style-name="ro2">
          <table:table-cell table:number-columns-repeated="14"/>
          <table:table-cell table:formula="of:=[.O163]+10" office:value-type="float" office:value="1581">
            <text:p>1581</text:p>
          </table:table-cell>
          <table:table-cell table:formula="of:=([.O164]^3)*[.L$19]+([.O164]^2)*[.L$20]+[.O164]*[.L$21]" office:value-type="float" office:value="15501.48384972">
            <text:p>15501,48384972</text:p>
          </table:table-cell>
        </table:table-row>
        <table:table-row table:style-name="ro2">
          <table:table-cell table:number-columns-repeated="14"/>
          <table:table-cell table:formula="of:=[.O164]+10" office:value-type="float" office:value="1591">
            <text:p>1591</text:p>
          </table:table-cell>
          <table:table-cell table:formula="of:=([.O165]^3)*[.L$19]+([.O165]^2)*[.L$20]+[.O165]*[.L$21]" office:value-type="float" office:value="15797.37711932">
            <text:p>15797,37711932</text:p>
          </table:table-cell>
        </table:table-row>
        <table:table-row table:style-name="ro2">
          <table:table-cell table:number-columns-repeated="14"/>
          <table:table-cell table:formula="of:=[.O165]+10" office:value-type="float" office:value="1601">
            <text:p>1601</text:p>
          </table:table-cell>
          <table:table-cell table:formula="of:=([.O166]^3)*[.L$19]+([.O166]^2)*[.L$20]+[.O166]*[.L$21]" office:value-type="float" office:value="16097.01262092">
            <text:p>16097,01262092</text:p>
          </table:table-cell>
        </table:table-row>
        <table:table-row table:style-name="ro2">
          <table:table-cell table:number-columns-repeated="14"/>
          <table:table-cell table:formula="of:=[.O166]+10" office:value-type="float" office:value="1611">
            <text:p>1611</text:p>
          </table:table-cell>
          <table:table-cell table:formula="of:=([.O167]^3)*[.L$19]+([.O167]^2)*[.L$20]+[.O167]*[.L$21]" office:value-type="float" office:value="16400.41387452">
            <text:p>16400,41387452</text:p>
          </table:table-cell>
        </table:table-row>
        <table:table-row table:style-name="ro2">
          <table:table-cell table:number-columns-repeated="14"/>
          <table:table-cell table:formula="of:=[.O167]+10" office:value-type="float" office:value="1621">
            <text:p>1621</text:p>
          </table:table-cell>
          <table:table-cell table:formula="of:=([.O168]^3)*[.L$19]+([.O168]^2)*[.L$20]+[.O168]*[.L$21]" office:value-type="float" office:value="16707.60440012">
            <text:p>16707,60440012</text:p>
          </table:table-cell>
        </table:table-row>
        <table:table-row table:style-name="ro2">
          <table:table-cell table:number-columns-repeated="14"/>
          <table:table-cell table:formula="of:=[.O168]+10" office:value-type="float" office:value="1631">
            <text:p>1631</text:p>
          </table:table-cell>
          <table:table-cell table:formula="of:=([.O169]^3)*[.L$19]+([.O169]^2)*[.L$20]+[.O169]*[.L$21]" office:value-type="float" office:value="17018.60771772">
            <text:p>17018,60771772</text:p>
          </table:table-cell>
        </table:table-row>
        <table:table-row table:style-name="ro2">
          <table:table-cell table:number-columns-repeated="14"/>
          <table:table-cell table:formula="of:=[.O169]+10" office:value-type="float" office:value="1641">
            <text:p>1641</text:p>
          </table:table-cell>
          <table:table-cell table:formula="of:=([.O170]^3)*[.L$19]+([.O170]^2)*[.L$20]+[.O170]*[.L$21]" office:value-type="float" office:value="17333.44734732">
            <text:p>17333,44734732</text:p>
          </table:table-cell>
        </table:table-row>
        <table:table-row table:style-name="ro2">
          <table:table-cell table:number-columns-repeated="14"/>
          <table:table-cell table:formula="of:=[.O170]+10" office:value-type="float" office:value="1651">
            <text:p>1651</text:p>
          </table:table-cell>
          <table:table-cell table:formula="of:=([.O171]^3)*[.L$19]+([.O171]^2)*[.L$20]+[.O171]*[.L$21]" office:value-type="float" office:value="17652.14680892">
            <text:p>17652,14680892</text:p>
          </table:table-cell>
        </table:table-row>
        <table:table-row table:style-name="ro2">
          <table:table-cell table:number-columns-repeated="14"/>
          <table:table-cell table:formula="of:=[.O171]+10" office:value-type="float" office:value="1661">
            <text:p>1661</text:p>
          </table:table-cell>
          <table:table-cell table:formula="of:=([.O172]^3)*[.L$19]+([.O172]^2)*[.L$20]+[.O172]*[.L$21]" office:value-type="float" office:value="17974.72962252">
            <text:p>17974,72962252</text:p>
          </table:table-cell>
        </table:table-row>
        <table:table-row table:style-name="ro2">
          <table:table-cell table:number-columns-repeated="14"/>
          <table:table-cell table:formula="of:=[.O172]+10" office:value-type="float" office:value="1671">
            <text:p>1671</text:p>
          </table:table-cell>
          <table:table-cell table:formula="of:=([.O173]^3)*[.L$19]+([.O173]^2)*[.L$20]+[.O173]*[.L$21]" office:value-type="float" office:value="18301.21930812">
            <text:p>18301,21930812</text:p>
          </table:table-cell>
        </table:table-row>
        <table:table-row table:style-name="ro2">
          <table:table-cell table:number-columns-repeated="14"/>
          <table:table-cell table:formula="of:=[.O173]+10" office:value-type="float" office:value="1681">
            <text:p>1681</text:p>
          </table:table-cell>
          <table:table-cell table:formula="of:=([.O174]^3)*[.L$19]+([.O174]^2)*[.L$20]+[.O174]*[.L$21]" office:value-type="float" office:value="18631.63938572">
            <text:p>18631,63938572</text:p>
          </table:table-cell>
        </table:table-row>
        <table:table-row table:style-name="ro2">
          <table:table-cell table:number-columns-repeated="14"/>
          <table:table-cell table:formula="of:=[.O174]+10" office:value-type="float" office:value="1691">
            <text:p>1691</text:p>
          </table:table-cell>
          <table:table-cell table:formula="of:=([.O175]^3)*[.L$19]+([.O175]^2)*[.L$20]+[.O175]*[.L$21]" office:value-type="float" office:value="18966.01337532">
            <text:p>18966,01337532</text:p>
          </table:table-cell>
        </table:table-row>
        <table:table-row table:style-name="ro2">
          <table:table-cell table:number-columns-repeated="14"/>
          <table:table-cell table:formula="of:=[.O175]+10" office:value-type="float" office:value="1701">
            <text:p>1701</text:p>
          </table:table-cell>
          <table:table-cell table:formula="of:=([.O176]^3)*[.L$19]+([.O176]^2)*[.L$20]+[.O176]*[.L$21]" office:value-type="float" office:value="19304.36479692">
            <text:p>19304,36479692</text:p>
          </table:table-cell>
        </table:table-row>
        <table:table-row table:style-name="ro2">
          <table:table-cell table:number-columns-repeated="14"/>
          <table:table-cell table:formula="of:=[.O176]+10" office:value-type="float" office:value="1711">
            <text:p>1711</text:p>
          </table:table-cell>
          <table:table-cell table:formula="of:=([.O177]^3)*[.L$19]+([.O177]^2)*[.L$20]+[.O177]*[.L$21]" office:value-type="float" office:value="19646.71717052">
            <text:p>19646,71717052</text:p>
          </table:table-cell>
        </table:table-row>
        <table:table-row table:style-name="ro2">
          <table:table-cell table:number-columns-repeated="14"/>
          <table:table-cell table:formula="of:=[.O177]+10" office:value-type="float" office:value="1721">
            <text:p>1721</text:p>
          </table:table-cell>
          <table:table-cell table:formula="of:=([.O178]^3)*[.L$19]+([.O178]^2)*[.L$20]+[.O178]*[.L$21]" office:value-type="float" office:value="19993.09401612">
            <text:p>19993,09401612</text:p>
          </table:table-cell>
        </table:table-row>
        <table:table-row table:style-name="ro2">
          <table:table-cell table:number-columns-repeated="14"/>
          <table:table-cell table:formula="of:=[.O178]+10" office:value-type="float" office:value="1731">
            <text:p>1731</text:p>
          </table:table-cell>
          <table:table-cell table:formula="of:=([.O179]^3)*[.L$19]+([.O179]^2)*[.L$20]+[.O179]*[.L$21]" office:value-type="float" office:value="20343.51885372">
            <text:p>20343,51885372</text:p>
          </table:table-cell>
        </table:table-row>
        <table:table-row table:style-name="ro2">
          <table:table-cell table:number-columns-repeated="14"/>
          <table:table-cell table:formula="of:=[.O179]+10" office:value-type="float" office:value="1741">
            <text:p>1741</text:p>
          </table:table-cell>
          <table:table-cell table:formula="of:=([.O180]^3)*[.L$19]+([.O180]^2)*[.L$20]+[.O180]*[.L$21]" office:value-type="float" office:value="20698.01520332">
            <text:p>20698,01520332</text:p>
          </table:table-cell>
        </table:table-row>
        <table:table-row table:style-name="ro2">
          <table:table-cell table:number-columns-repeated="14"/>
          <table:table-cell table:formula="of:=[.O180]+10" office:value-type="float" office:value="1751">
            <text:p>1751</text:p>
          </table:table-cell>
          <table:table-cell table:formula="of:=([.O181]^3)*[.L$19]+([.O181]^2)*[.L$20]+[.O181]*[.L$21]" office:value-type="float" office:value="21056.60658492">
            <text:p>21056,60658492</text:p>
          </table:table-cell>
        </table:table-row>
        <table:table-row table:style-name="ro2">
          <table:table-cell table:number-columns-repeated="14"/>
          <table:table-cell table:formula="of:=[.O181]+10" office:value-type="float" office:value="1761">
            <text:p>1761</text:p>
          </table:table-cell>
          <table:table-cell table:formula="of:=([.O182]^3)*[.L$19]+([.O182]^2)*[.L$20]+[.O182]*[.L$21]" office:value-type="float" office:value="21419.31651852">
            <text:p>21419,31651852</text:p>
          </table:table-cell>
        </table:table-row>
        <table:table-row table:style-name="ro2">
          <table:table-cell table:number-columns-repeated="14"/>
          <table:table-cell table:formula="of:=[.O182]+10" office:value-type="float" office:value="1771">
            <text:p>1771</text:p>
          </table:table-cell>
          <table:table-cell table:formula="of:=([.O183]^3)*[.L$19]+([.O183]^2)*[.L$20]+[.O183]*[.L$21]" office:value-type="float" office:value="21786.16852412">
            <text:p>21786,16852412</text:p>
          </table:table-cell>
        </table:table-row>
        <table:table-row table:style-name="ro2">
          <table:table-cell table:number-columns-repeated="14"/>
          <table:table-cell table:formula="of:=[.O183]+10" office:value-type="float" office:value="1781">
            <text:p>1781</text:p>
          </table:table-cell>
          <table:table-cell table:formula="of:=([.O184]^3)*[.L$19]+([.O184]^2)*[.L$20]+[.O184]*[.L$21]" office:value-type="float" office:value="22157.18612172">
            <text:p>22157,18612172</text:p>
          </table:table-cell>
        </table:table-row>
        <table:table-row table:style-name="ro2">
          <table:table-cell table:number-columns-repeated="14"/>
          <table:table-cell table:formula="of:=[.O184]+10" office:value-type="float" office:value="1791">
            <text:p>1791</text:p>
          </table:table-cell>
          <table:table-cell table:formula="of:=([.O185]^3)*[.L$19]+([.O185]^2)*[.L$20]+[.O185]*[.L$21]" office:value-type="float" office:value="22532.39283132">
            <text:p>22532,39283132</text:p>
          </table:table-cell>
        </table:table-row>
        <table:table-row table:style-name="ro2">
          <table:table-cell table:number-columns-repeated="14"/>
          <table:table-cell table:formula="of:=[.O185]+10" office:value-type="float" office:value="1801">
            <text:p>1801</text:p>
          </table:table-cell>
          <table:table-cell table:formula="of:=([.O186]^3)*[.L$19]+([.O186]^2)*[.L$20]+[.O186]*[.L$21]" office:value-type="float" office:value="22911.81217292">
            <text:p>22911,81217292</text:p>
          </table:table-cell>
        </table:table-row>
        <table:table-row table:style-name="ro2">
          <table:table-cell table:number-columns-repeated="14"/>
          <table:table-cell table:formula="of:=[.O186]+10" office:value-type="float" office:value="1811">
            <text:p>1811</text:p>
          </table:table-cell>
          <table:table-cell table:formula="of:=([.O187]^3)*[.L$19]+([.O187]^2)*[.L$20]+[.O187]*[.L$21]" office:value-type="float" office:value="23295.46766652">
            <text:p>23295,46766652</text:p>
          </table:table-cell>
        </table:table-row>
        <table:table-row table:style-name="ro2">
          <table:table-cell table:number-columns-repeated="14"/>
          <table:table-cell table:formula="of:=[.O187]+10" office:value-type="float" office:value="1821">
            <text:p>1821</text:p>
          </table:table-cell>
          <table:table-cell table:formula="of:=([.O188]^3)*[.L$19]+([.O188]^2)*[.L$20]+[.O188]*[.L$21]" office:value-type="float" office:value="23683.38283212">
            <text:p>23683,38283212</text:p>
          </table:table-cell>
        </table:table-row>
        <table:table-row table:style-name="ro2">
          <table:table-cell table:number-columns-repeated="14"/>
          <table:table-cell table:formula="of:=[.O188]+10" office:value-type="float" office:value="1831">
            <text:p>1831</text:p>
          </table:table-cell>
          <table:table-cell table:formula="of:=([.O189]^3)*[.L$19]+([.O189]^2)*[.L$20]+[.O189]*[.L$21]" office:value-type="float" office:value="24075.58118972">
            <text:p>24075,58118972</text:p>
          </table:table-cell>
        </table:table-row>
        <table:table-row table:style-name="ro2">
          <table:table-cell table:number-columns-repeated="14"/>
          <table:table-cell table:formula="of:=[.O189]+10" office:value-type="float" office:value="1841">
            <text:p>1841</text:p>
          </table:table-cell>
          <table:table-cell table:formula="of:=([.O190]^3)*[.L$19]+([.O190]^2)*[.L$20]+[.O190]*[.L$21]" office:value-type="float" office:value="24472.08625932">
            <text:p>24472,08625932</text:p>
          </table:table-cell>
        </table:table-row>
        <table:table-row table:style-name="ro2">
          <table:table-cell table:number-columns-repeated="14"/>
          <table:table-cell table:formula="of:=[.O190]+10" office:value-type="float" office:value="1851">
            <text:p>1851</text:p>
          </table:table-cell>
          <table:table-cell table:formula="of:=([.O191]^3)*[.L$19]+([.O191]^2)*[.L$20]+[.O191]*[.L$21]" office:value-type="float" office:value="24872.92156092">
            <text:p>24872,92156092</text:p>
          </table:table-cell>
        </table:table-row>
        <table:table-row table:style-name="ro2">
          <table:table-cell table:number-columns-repeated="14"/>
          <table:table-cell table:formula="of:=[.O191]+10" office:value-type="float" office:value="1861">
            <text:p>1861</text:p>
          </table:table-cell>
          <table:table-cell table:formula="of:=([.O192]^3)*[.L$19]+([.O192]^2)*[.L$20]+[.O192]*[.L$21]" office:value-type="float" office:value="25278.11061452">
            <text:p>25278,11061452</text:p>
          </table:table-cell>
        </table:table-row>
        <table:table-row table:style-name="ro2">
          <table:table-cell table:number-columns-repeated="14"/>
          <table:table-cell table:formula="of:=[.O192]+10" office:value-type="float" office:value="1871">
            <text:p>1871</text:p>
          </table:table-cell>
          <table:table-cell table:formula="of:=([.O193]^3)*[.L$19]+([.O193]^2)*[.L$20]+[.O193]*[.L$21]" office:value-type="float" office:value="25687.67694012">
            <text:p>25687,67694012</text:p>
          </table:table-cell>
        </table:table-row>
        <table:table-row table:style-name="ro2">
          <table:table-cell table:number-columns-repeated="14"/>
          <table:table-cell table:formula="of:=[.O193]+10" office:value-type="float" office:value="1881">
            <text:p>1881</text:p>
          </table:table-cell>
          <table:table-cell table:formula="of:=([.O194]^3)*[.L$19]+([.O194]^2)*[.L$20]+[.O194]*[.L$21]" office:value-type="float" office:value="26101.64405772">
            <text:p>26101,64405772</text:p>
          </table:table-cell>
        </table:table-row>
        <table:table-row table:style-name="ro2">
          <table:table-cell table:number-columns-repeated="14"/>
          <table:table-cell table:formula="of:=[.O194]+10" office:value-type="float" office:value="1891">
            <text:p>1891</text:p>
          </table:table-cell>
          <table:table-cell table:formula="of:=([.O195]^3)*[.L$19]+([.O195]^2)*[.L$20]+[.O195]*[.L$21]" office:value-type="float" office:value="26520.03548732">
            <text:p>26520,03548732</text:p>
          </table:table-cell>
        </table:table-row>
        <table:table-row table:style-name="ro2">
          <table:table-cell table:number-columns-repeated="14"/>
          <table:table-cell table:formula="of:=[.O195]+10" office:value-type="float" office:value="1901">
            <text:p>1901</text:p>
          </table:table-cell>
          <table:table-cell table:formula="of:=([.O196]^3)*[.L$19]+([.O196]^2)*[.L$20]+[.O196]*[.L$21]" office:value-type="float" office:value="26942.87474892">
            <text:p>26942,87474892</text:p>
          </table:table-cell>
        </table:table-row>
        <table:table-row table:style-name="ro2">
          <table:table-cell table:number-columns-repeated="14"/>
          <table:table-cell table:formula="of:=[.O196]+10" office:value-type="float" office:value="1911">
            <text:p>1911</text:p>
          </table:table-cell>
          <table:table-cell table:formula="of:=([.O197]^3)*[.L$19]+([.O197]^2)*[.L$20]+[.O197]*[.L$21]" office:value-type="float" office:value="27370.18536252">
            <text:p>27370,18536252</text:p>
          </table:table-cell>
        </table:table-row>
        <table:table-row table:style-name="ro2">
          <table:table-cell table:number-columns-repeated="14"/>
          <table:table-cell table:formula="of:=[.O197]+10" office:value-type="float" office:value="1921">
            <text:p>1921</text:p>
          </table:table-cell>
          <table:table-cell table:formula="of:=([.O198]^3)*[.L$19]+([.O198]^2)*[.L$20]+[.O198]*[.L$21]" office:value-type="float" office:value="27801.99084812">
            <text:p>27801,99084812</text:p>
          </table:table-cell>
        </table:table-row>
        <table:table-row table:style-name="ro2">
          <table:table-cell table:number-columns-repeated="14"/>
          <table:table-cell table:formula="of:=[.O198]+10" office:value-type="float" office:value="1931">
            <text:p>1931</text:p>
          </table:table-cell>
          <table:table-cell table:formula="of:=([.O199]^3)*[.L$19]+([.O199]^2)*[.L$20]+[.O199]*[.L$21]" office:value-type="float" office:value="28238.31472572">
            <text:p>28238,31472572</text:p>
          </table:table-cell>
        </table:table-row>
        <table:table-row table:style-name="ro2">
          <table:table-cell table:number-columns-repeated="14"/>
          <table:table-cell table:formula="of:=[.O199]+10" office:value-type="float" office:value="1941">
            <text:p>1941</text:p>
          </table:table-cell>
          <table:table-cell table:formula="of:=([.O200]^3)*[.L$19]+([.O200]^2)*[.L$20]+[.O200]*[.L$21]" office:value-type="float" office:value="28679.18051532">
            <text:p>28679,18051532</text:p>
          </table:table-cell>
        </table:table-row>
        <table:table-row table:style-name="ro2">
          <table:table-cell table:number-columns-repeated="14"/>
          <table:table-cell table:formula="of:=[.O200]+10" office:value-type="float" office:value="1951">
            <text:p>1951</text:p>
          </table:table-cell>
          <table:table-cell table:formula="of:=([.O201]^3)*[.L$19]+([.O201]^2)*[.L$20]+[.O201]*[.L$21]" office:value-type="float" office:value="29124.61173692">
            <text:p>29124,61173692</text:p>
          </table:table-cell>
        </table:table-row>
        <table:table-row table:style-name="ro2">
          <table:table-cell table:number-columns-repeated="14"/>
          <table:table-cell table:formula="of:=[.O201]+10" office:value-type="float" office:value="1961">
            <text:p>1961</text:p>
          </table:table-cell>
          <table:table-cell table:formula="of:=([.O202]^3)*[.L$19]+([.O202]^2)*[.L$20]+[.O202]*[.L$21]" office:value-type="float" office:value="29574.63191052">
            <text:p>29574,63191052</text:p>
          </table:table-cell>
        </table:table-row>
        <table:table-row table:style-name="ro2">
          <table:table-cell table:number-columns-repeated="14"/>
          <table:table-cell table:formula="of:=[.O202]+10" office:value-type="float" office:value="1971">
            <text:p>1971</text:p>
          </table:table-cell>
          <table:table-cell table:formula="of:=([.O203]^3)*[.L$19]+([.O203]^2)*[.L$20]+[.O203]*[.L$21]" office:value-type="float" office:value="30029.26455612">
            <text:p>30029,26455612</text:p>
          </table:table-cell>
        </table:table-row>
        <table:table-row table:style-name="ro2">
          <table:table-cell table:number-columns-repeated="14"/>
          <table:table-cell table:formula="of:=[.O203]+10" office:value-type="float" office:value="1981">
            <text:p>1981</text:p>
          </table:table-cell>
          <table:table-cell table:formula="of:=([.O204]^3)*[.L$19]+([.O204]^2)*[.L$20]+[.O204]*[.L$21]" office:value-type="float" office:value="30488.53319372">
            <text:p>30488,53319372</text:p>
          </table:table-cell>
        </table:table-row>
        <table:table-row table:style-name="ro2">
          <table:table-cell table:number-columns-repeated="14"/>
          <table:table-cell table:formula="of:=[.O204]+10" office:value-type="float" office:value="1991">
            <text:p>1991</text:p>
          </table:table-cell>
          <table:table-cell table:formula="of:=([.O205]^3)*[.L$19]+([.O205]^2)*[.L$20]+[.O205]*[.L$21]" office:value-type="float" office:value="30952.46134332">
            <text:p>30952,46134332</text:p>
          </table:table-cell>
        </table:table-row>
        <table:table-row table:style-name="ro2">
          <table:table-cell table:number-columns-repeated="14"/>
          <table:table-cell table:formula="of:=[.O205]+10" office:value-type="float" office:value="2001">
            <text:p>2001</text:p>
          </table:table-cell>
          <table:table-cell table:formula="of:=([.O206]^3)*[.L$19]+([.O206]^2)*[.L$20]+[.O206]*[.L$21]" office:value-type="float" office:value="31421.07252492">
            <text:p>31421,07252492</text:p>
          </table:table-cell>
        </table:table-row>
        <table:table-row table:style-name="ro2">
          <table:table-cell table:number-columns-repeated="14"/>
          <table:table-cell table:formula="of:=[.O206]+10" office:value-type="float" office:value="2011">
            <text:p>2011</text:p>
          </table:table-cell>
          <table:table-cell table:formula="of:=([.O207]^3)*[.L$19]+([.O207]^2)*[.L$20]+[.O207]*[.L$21]" office:value-type="float" office:value="31894.39025852">
            <text:p>31894,39025852</text:p>
          </table:table-cell>
        </table:table-row>
        <table:table-row table:style-name="ro2">
          <table:table-cell table:number-columns-repeated="14"/>
          <table:table-cell table:formula="of:=[.O207]+10" office:value-type="float" office:value="2021">
            <text:p>2021</text:p>
          </table:table-cell>
          <table:table-cell table:formula="of:=([.O208]^3)*[.L$19]+([.O208]^2)*[.L$20]+[.O208]*[.L$21]" office:value-type="float" office:value="32372.43806412">
            <text:p>32372,43806412</text:p>
          </table:table-cell>
        </table:table-row>
        <table:table-row table:style-name="ro2">
          <table:table-cell table:number-columns-repeated="14"/>
          <table:table-cell table:formula="of:=[.O208]+10" office:value-type="float" office:value="2031">
            <text:p>2031</text:p>
          </table:table-cell>
          <table:table-cell table:formula="of:=([.O209]^3)*[.L$19]+([.O209]^2)*[.L$20]+[.O209]*[.L$21]" office:value-type="float" office:value="32855.23946172">
            <text:p>32855,23946172</text:p>
          </table:table-cell>
        </table:table-row>
        <table:table-row table:style-name="ro2">
          <table:table-cell table:number-columns-repeated="14"/>
          <table:table-cell table:formula="of:=[.O209]+10" office:value-type="float" office:value="2041">
            <text:p>2041</text:p>
          </table:table-cell>
          <table:table-cell table:formula="of:=([.O210]^3)*[.L$19]+([.O210]^2)*[.L$20]+[.O210]*[.L$21]" office:value-type="float" office:value="33342.81797132">
            <text:p>33342,81797132</text:p>
          </table:table-cell>
        </table:table-row>
        <table:table-row table:style-name="ro2">
          <table:table-cell table:number-columns-repeated="14"/>
          <table:table-cell table:formula="of:=[.O210]+10" office:value-type="float" office:value="2051">
            <text:p>2051</text:p>
          </table:table-cell>
          <table:table-cell table:formula="of:=([.O211]^3)*[.L$19]+([.O211]^2)*[.L$20]+[.O211]*[.L$21]" office:value-type="float" office:value="33835.19711292">
            <text:p>33835,19711292</text:p>
          </table:table-cell>
        </table:table-row>
        <table:table-row table:style-name="ro2">
          <table:table-cell table:number-columns-repeated="14"/>
          <table:table-cell table:formula="of:=[.O211]+10" office:value-type="float" office:value="2061">
            <text:p>2061</text:p>
          </table:table-cell>
          <table:table-cell table:formula="of:=([.O212]^3)*[.L$19]+([.O212]^2)*[.L$20]+[.O212]*[.L$21]" office:value-type="float" office:value="34332.40040652">
            <text:p>34332,40040652</text:p>
          </table:table-cell>
        </table:table-row>
        <table:table-row table:style-name="ro2">
          <table:table-cell table:number-columns-repeated="14"/>
          <table:table-cell table:formula="of:=[.O212]+10" office:value-type="float" office:value="2071">
            <text:p>2071</text:p>
          </table:table-cell>
          <table:table-cell table:formula="of:=([.O213]^3)*[.L$19]+([.O213]^2)*[.L$20]+[.O213]*[.L$21]" office:value-type="float" office:value="34834.45137212">
            <text:p>34834,45137212</text:p>
          </table:table-cell>
        </table:table-row>
        <table:table-row table:style-name="ro2">
          <table:table-cell table:number-columns-repeated="14"/>
          <table:table-cell table:formula="of:=[.O213]+10" office:value-type="float" office:value="2081">
            <text:p>2081</text:p>
          </table:table-cell>
          <table:table-cell table:formula="of:=([.O214]^3)*[.L$19]+([.O214]^2)*[.L$20]+[.O214]*[.L$21]" office:value-type="float" office:value="35341.37352972">
            <text:p>35341,37352972</text:p>
          </table:table-cell>
        </table:table-row>
        <table:table-row table:style-name="ro2">
          <table:table-cell table:number-columns-repeated="14"/>
          <table:table-cell table:formula="of:=[.O214]+10" office:value-type="float" office:value="2091">
            <text:p>2091</text:p>
          </table:table-cell>
          <table:table-cell table:formula="of:=([.O215]^3)*[.L$19]+([.O215]^2)*[.L$20]+[.O215]*[.L$21]" office:value-type="float" office:value="35853.19039932">
            <text:p>35853,19039932</text:p>
          </table:table-cell>
        </table:table-row>
        <table:table-row table:style-name="ro2">
          <table:table-cell table:number-columns-repeated="14"/>
          <table:table-cell table:formula="of:=[.O215]+10" office:value-type="float" office:value="2101">
            <text:p>2101</text:p>
          </table:table-cell>
          <table:table-cell table:formula="of:=([.O216]^3)*[.L$19]+([.O216]^2)*[.L$20]+[.O216]*[.L$21]" office:value-type="float" office:value="36369.92550092">
            <text:p>36369,92550092</text:p>
          </table:table-cell>
        </table:table-row>
        <table:table-row table:style-name="ro2">
          <table:table-cell table:number-columns-repeated="14"/>
          <table:table-cell table:formula="of:=[.O216]+10" office:value-type="float" office:value="2111">
            <text:p>2111</text:p>
          </table:table-cell>
          <table:table-cell table:formula="of:=([.O217]^3)*[.L$19]+([.O217]^2)*[.L$20]+[.O217]*[.L$21]" office:value-type="float" office:value="36891.60235452">
            <text:p>36891,60235452</text:p>
          </table:table-cell>
        </table:table-row>
        <table:table-row table:style-name="ro2">
          <table:table-cell table:number-columns-repeated="14"/>
          <table:table-cell table:formula="of:=[.O217]+10" office:value-type="float" office:value="2121">
            <text:p>2121</text:p>
          </table:table-cell>
          <table:table-cell table:formula="of:=([.O218]^3)*[.L$19]+([.O218]^2)*[.L$20]+[.O218]*[.L$21]" office:value-type="float" office:value="37418.24448012">
            <text:p>37418,24448012</text:p>
          </table:table-cell>
        </table:table-row>
        <table:table-row table:style-name="ro2">
          <table:table-cell table:number-columns-repeated="14"/>
          <table:table-cell table:formula="of:=[.O218]+10" office:value-type="float" office:value="2131">
            <text:p>2131</text:p>
          </table:table-cell>
          <table:table-cell table:formula="of:=([.O219]^3)*[.L$19]+([.O219]^2)*[.L$20]+[.O219]*[.L$21]" office:value-type="float" office:value="37949.87539772">
            <text:p>37949,87539772</text:p>
          </table:table-cell>
        </table:table-row>
        <table:table-row table:style-name="ro2">
          <table:table-cell table:number-columns-repeated="14"/>
          <table:table-cell table:formula="of:=[.O219]+10" office:value-type="float" office:value="2141">
            <text:p>2141</text:p>
          </table:table-cell>
          <table:table-cell table:formula="of:=([.O220]^3)*[.L$19]+([.O220]^2)*[.L$20]+[.O220]*[.L$21]" office:value-type="float" office:value="38486.51862732">
            <text:p>38486,51862732</text:p>
          </table:table-cell>
        </table:table-row>
        <table:table-row table:style-name="ro2">
          <table:table-cell table:number-columns-repeated="14"/>
          <table:table-cell table:formula="of:=[.O220]+10" office:value-type="float" office:value="2151">
            <text:p>2151</text:p>
          </table:table-cell>
          <table:table-cell table:formula="of:=([.O221]^3)*[.L$19]+([.O221]^2)*[.L$20]+[.O221]*[.L$21]" office:value-type="float" office:value="39028.19768892">
            <text:p>39028,19768892</text:p>
          </table:table-cell>
        </table:table-row>
        <table:table-row table:style-name="ro2">
          <table:table-cell table:number-columns-repeated="14"/>
          <table:table-cell table:formula="of:=[.O221]+10" office:value-type="float" office:value="2161">
            <text:p>2161</text:p>
          </table:table-cell>
          <table:table-cell table:formula="of:=([.O222]^3)*[.L$19]+([.O222]^2)*[.L$20]+[.O222]*[.L$21]" office:value-type="float" office:value="39574.93610252">
            <text:p>39574,93610252</text:p>
          </table:table-cell>
        </table:table-row>
        <table:table-row table:style-name="ro2">
          <table:table-cell table:number-columns-repeated="14"/>
          <table:table-cell table:formula="of:=[.O222]+10" office:value-type="float" office:value="2171">
            <text:p>2171</text:p>
          </table:table-cell>
          <table:table-cell table:formula="of:=([.O223]^3)*[.L$19]+([.O223]^2)*[.L$20]+[.O223]*[.L$21]" office:value-type="float" office:value="40126.75738812">
            <text:p>40126,75738812</text:p>
          </table:table-cell>
        </table:table-row>
        <table:table-row table:style-name="ro2">
          <table:table-cell table:number-columns-repeated="14"/>
          <table:table-cell table:formula="of:=[.O223]+10" office:value-type="float" office:value="2181">
            <text:p>2181</text:p>
          </table:table-cell>
          <table:table-cell table:formula="of:=([.O224]^3)*[.L$19]+([.O224]^2)*[.L$20]+[.O224]*[.L$21]" office:value-type="float" office:value="40683.68506572">
            <text:p>40683,68506572</text:p>
          </table:table-cell>
        </table:table-row>
        <table:table-row table:style-name="ro2">
          <table:table-cell table:number-columns-repeated="14"/>
          <table:table-cell table:formula="of:=[.O224]+10" office:value-type="float" office:value="2191">
            <text:p>2191</text:p>
          </table:table-cell>
          <table:table-cell table:formula="of:=([.O225]^3)*[.L$19]+([.O225]^2)*[.L$20]+[.O225]*[.L$21]" office:value-type="float" office:value="41245.74265532">
            <text:p>41245,74265532</text:p>
          </table:table-cell>
        </table:table-row>
        <table:table-row table:style-name="ro2">
          <table:table-cell table:number-columns-repeated="14"/>
          <table:table-cell table:formula="of:=[.O225]+10" office:value-type="float" office:value="2201">
            <text:p>2201</text:p>
          </table:table-cell>
          <table:table-cell table:formula="of:=([.O226]^3)*[.L$19]+([.O226]^2)*[.L$20]+[.O226]*[.L$21]" office:value-type="float" office:value="41812.95367692">
            <text:p>41812,95367692</text:p>
          </table:table-cell>
        </table:table-row>
        <table:table-row table:style-name="ro2">
          <table:table-cell table:number-columns-repeated="14"/>
          <table:table-cell table:formula="of:=[.O226]+10" office:value-type="float" office:value="2211">
            <text:p>2211</text:p>
          </table:table-cell>
          <table:table-cell table:formula="of:=([.O227]^3)*[.L$19]+([.O227]^2)*[.L$20]+[.O227]*[.L$21]" office:value-type="float" office:value="42385.34165052">
            <text:p>42385,34165052</text:p>
          </table:table-cell>
        </table:table-row>
        <table:table-row table:style-name="ro2">
          <table:table-cell table:number-columns-repeated="14"/>
          <table:table-cell table:formula="of:=[.O227]+10" office:value-type="float" office:value="2221">
            <text:p>2221</text:p>
          </table:table-cell>
          <table:table-cell table:formula="of:=([.O228]^3)*[.L$19]+([.O228]^2)*[.L$20]+[.O228]*[.L$21]" office:value-type="float" office:value="42962.93009612">
            <text:p>42962,93009612</text:p>
          </table:table-cell>
        </table:table-row>
        <table:table-row table:style-name="ro2">
          <table:table-cell table:number-columns-repeated="14"/>
          <table:table-cell table:formula="of:=[.O228]+10" office:value-type="float" office:value="2231">
            <text:p>2231</text:p>
          </table:table-cell>
          <table:table-cell table:formula="of:=([.O229]^3)*[.L$19]+([.O229]^2)*[.L$20]+[.O229]*[.L$21]" office:value-type="float" office:value="43545.74253372">
            <text:p>43545,74253372</text:p>
          </table:table-cell>
        </table:table-row>
        <table:table-row table:style-name="ro2">
          <table:table-cell table:number-columns-repeated="14"/>
          <table:table-cell table:formula="of:=[.O229]+10" office:value-type="float" office:value="2241">
            <text:p>2241</text:p>
          </table:table-cell>
          <table:table-cell table:formula="of:=([.O230]^3)*[.L$19]+([.O230]^2)*[.L$20]+[.O230]*[.L$21]" office:value-type="float" office:value="44133.80248332">
            <text:p>44133,80248332</text:p>
          </table:table-cell>
        </table:table-row>
        <table:table-row table:style-name="ro2">
          <table:table-cell table:number-columns-repeated="14"/>
          <table:table-cell table:formula="of:=[.O230]+10" office:value-type="float" office:value="2251">
            <text:p>2251</text:p>
          </table:table-cell>
          <table:table-cell table:formula="of:=([.O231]^3)*[.L$19]+([.O231]^2)*[.L$20]+[.O231]*[.L$21]" office:value-type="float" office:value="44727.13346492">
            <text:p>44727,13346492</text:p>
          </table:table-cell>
        </table:table-row>
        <table:table-row table:style-name="ro2">
          <table:table-cell table:number-columns-repeated="14"/>
          <table:table-cell table:formula="of:=[.O231]+10" office:value-type="float" office:value="2261">
            <text:p>2261</text:p>
          </table:table-cell>
          <table:table-cell table:formula="of:=([.O232]^3)*[.L$19]+([.O232]^2)*[.L$20]+[.O232]*[.L$21]" office:value-type="float" office:value="45325.75899852">
            <text:p>45325,75899852</text:p>
          </table:table-cell>
        </table:table-row>
        <table:table-row table:style-name="ro2">
          <table:table-cell table:number-columns-repeated="14"/>
          <table:table-cell table:formula="of:=[.O232]+10" office:value-type="float" office:value="2271">
            <text:p>2271</text:p>
          </table:table-cell>
          <table:table-cell table:formula="of:=([.O233]^3)*[.L$19]+([.O233]^2)*[.L$20]+[.O233]*[.L$21]" office:value-type="float" office:value="45929.70260412">
            <text:p>45929,70260412</text:p>
          </table:table-cell>
        </table:table-row>
        <table:table-row table:style-name="ro2">
          <table:table-cell table:number-columns-repeated="14"/>
          <table:table-cell table:formula="of:=[.O233]+10" office:value-type="float" office:value="2281">
            <text:p>2281</text:p>
          </table:table-cell>
          <table:table-cell table:formula="of:=([.O234]^3)*[.L$19]+([.O234]^2)*[.L$20]+[.O234]*[.L$21]" office:value-type="float" office:value="46538.98780172">
            <text:p>46538,98780172</text:p>
          </table:table-cell>
        </table:table-row>
        <table:table-row table:style-name="ro2">
          <table:table-cell table:number-columns-repeated="14"/>
          <table:table-cell table:formula="of:=[.O234]+10" office:value-type="float" office:value="2291">
            <text:p>2291</text:p>
          </table:table-cell>
          <table:table-cell table:formula="of:=([.O235]^3)*[.L$19]+([.O235]^2)*[.L$20]+[.O235]*[.L$21]" office:value-type="float" office:value="47153.63811132">
            <text:p>47153,63811132</text:p>
          </table:table-cell>
        </table:table-row>
        <table:table-row table:style-name="ro2">
          <table:table-cell table:number-columns-repeated="14"/>
          <table:table-cell table:formula="of:=[.O235]+10" office:value-type="float" office:value="2301">
            <text:p>2301</text:p>
          </table:table-cell>
          <table:table-cell table:formula="of:=([.O236]^3)*[.L$19]+([.O236]^2)*[.L$20]+[.O236]*[.L$21]" office:value-type="float" office:value="47773.67705292">
            <text:p>47773,67705292</text:p>
          </table:table-cell>
        </table:table-row>
        <table:table-row table:style-name="ro2">
          <table:table-cell table:number-columns-repeated="14"/>
          <table:table-cell table:formula="of:=[.O236]+10" office:value-type="float" office:value="2311">
            <text:p>2311</text:p>
          </table:table-cell>
          <table:table-cell table:formula="of:=([.O237]^3)*[.L$19]+([.O237]^2)*[.L$20]+[.O237]*[.L$21]" office:value-type="float" office:value="48399.12814652">
            <text:p>48399,12814652</text:p>
          </table:table-cell>
        </table:table-row>
        <table:table-row table:style-name="ro2">
          <table:table-cell table:number-columns-repeated="14"/>
          <table:table-cell table:formula="of:=[.O237]+10" office:value-type="float" office:value="2321">
            <text:p>2321</text:p>
          </table:table-cell>
          <table:table-cell table:formula="of:=([.O238]^3)*[.L$19]+([.O238]^2)*[.L$20]+[.O238]*[.L$21]" office:value-type="float" office:value="49030.01491212">
            <text:p>49030,01491212</text:p>
          </table:table-cell>
        </table:table-row>
        <table:table-row table:style-name="ro2">
          <table:table-cell table:number-columns-repeated="14"/>
          <table:table-cell table:formula="of:=[.O238]+10" office:value-type="float" office:value="2331">
            <text:p>2331</text:p>
          </table:table-cell>
          <table:table-cell table:formula="of:=([.O239]^3)*[.L$19]+([.O239]^2)*[.L$20]+[.O239]*[.L$21]" office:value-type="float" office:value="49666.36086972">
            <text:p>49666,36086972</text:p>
          </table:table-cell>
        </table:table-row>
        <table:table-row table:style-name="ro2">
          <table:table-cell table:number-columns-repeated="14"/>
          <table:table-cell table:formula="of:=[.O239]+10" office:value-type="float" office:value="2341">
            <text:p>2341</text:p>
          </table:table-cell>
          <table:table-cell table:formula="of:=([.O240]^3)*[.L$19]+([.O240]^2)*[.L$20]+[.O240]*[.L$21]" office:value-type="float" office:value="50308.18953932">
            <text:p>50308,18953932</text:p>
          </table:table-cell>
        </table:table-row>
        <table:table-row table:style-name="ro2">
          <table:table-cell table:number-columns-repeated="14"/>
          <table:table-cell table:formula="of:=[.O240]+10" office:value-type="float" office:value="2351">
            <text:p>2351</text:p>
          </table:table-cell>
          <table:table-cell table:formula="of:=([.O241]^3)*[.L$19]+([.O241]^2)*[.L$20]+[.O241]*[.L$21]" office:value-type="float" office:value="50955.52444092">
            <text:p>50955,52444092</text:p>
          </table:table-cell>
        </table:table-row>
        <table:table-row table:style-name="ro2">
          <table:table-cell table:number-columns-repeated="14"/>
          <table:table-cell table:formula="of:=[.O241]+10" office:value-type="float" office:value="2361">
            <text:p>2361</text:p>
          </table:table-cell>
          <table:table-cell table:formula="of:=([.O242]^3)*[.L$19]+([.O242]^2)*[.L$20]+[.O242]*[.L$21]" office:value-type="float" office:value="51608.38909452">
            <text:p>51608,38909452</text:p>
          </table:table-cell>
        </table:table-row>
        <table:table-row table:style-name="ro2">
          <table:table-cell table:number-columns-repeated="14"/>
          <table:table-cell table:formula="of:=[.O242]+10" office:value-type="float" office:value="2371">
            <text:p>2371</text:p>
          </table:table-cell>
          <table:table-cell table:formula="of:=([.O243]^3)*[.L$19]+([.O243]^2)*[.L$20]+[.O243]*[.L$21]" office:value-type="float" office:value="52266.80702012">
            <text:p>52266,80702012</text:p>
          </table:table-cell>
        </table:table-row>
        <table:table-row table:style-name="ro2">
          <table:table-cell table:number-columns-repeated="14"/>
          <table:table-cell table:formula="of:=[.O243]+10" office:value-type="float" office:value="2381">
            <text:p>2381</text:p>
          </table:table-cell>
          <table:table-cell table:formula="of:=([.O244]^3)*[.L$19]+([.O244]^2)*[.L$20]+[.O244]*[.L$21]" office:value-type="float" office:value="52930.80173772">
            <text:p>52930,80173772</text:p>
          </table:table-cell>
        </table:table-row>
        <table:table-row table:style-name="ro2">
          <table:table-cell table:number-columns-repeated="14"/>
          <table:table-cell table:formula="of:=[.O244]+10" office:value-type="float" office:value="2391">
            <text:p>2391</text:p>
          </table:table-cell>
          <table:table-cell table:formula="of:=([.O245]^3)*[.L$19]+([.O245]^2)*[.L$20]+[.O245]*[.L$21]" office:value-type="float" office:value="53600.39676732">
            <text:p>53600,39676732</text:p>
          </table:table-cell>
        </table:table-row>
        <table:table-row table:style-name="ro2">
          <table:table-cell table:number-columns-repeated="14"/>
          <table:table-cell table:formula="of:=[.O245]+10" office:value-type="float" office:value="2401">
            <text:p>2401</text:p>
          </table:table-cell>
          <table:table-cell table:formula="of:=([.O246]^3)*[.L$19]+([.O246]^2)*[.L$20]+[.O246]*[.L$21]" office:value-type="float" office:value="54275.61562892">
            <text:p>54275,61562892</text:p>
          </table:table-cell>
        </table:table-row>
        <table:table-row table:style-name="ro2">
          <table:table-cell table:number-columns-repeated="14"/>
          <table:table-cell table:formula="of:=[.O246]+10" office:value-type="float" office:value="2411">
            <text:p>2411</text:p>
          </table:table-cell>
          <table:table-cell table:formula="of:=([.O247]^3)*[.L$19]+([.O247]^2)*[.L$20]+[.O247]*[.L$21]" office:value-type="float" office:value="54956.48184252">
            <text:p>54956,48184252</text:p>
          </table:table-cell>
        </table:table-row>
        <table:table-row table:style-name="ro2">
          <table:table-cell table:number-columns-repeated="14"/>
          <table:table-cell table:formula="of:=[.O247]+10" office:value-type="float" office:value="2421">
            <text:p>2421</text:p>
          </table:table-cell>
          <table:table-cell table:formula="of:=([.O248]^3)*[.L$19]+([.O248]^2)*[.L$20]+[.O248]*[.L$21]" office:value-type="float" office:value="55643.01892812">
            <text:p>55643,01892812</text:p>
          </table:table-cell>
        </table:table-row>
        <table:table-row table:style-name="ro2">
          <table:table-cell table:number-columns-repeated="14"/>
          <table:table-cell table:formula="of:=[.O248]+10" office:value-type="float" office:value="2431">
            <text:p>2431</text:p>
          </table:table-cell>
          <table:table-cell table:formula="of:=([.O249]^3)*[.L$19]+([.O249]^2)*[.L$20]+[.O249]*[.L$21]" office:value-type="float" office:value="56335.25040572">
            <text:p>56335,25040572</text:p>
          </table:table-cell>
        </table:table-row>
        <table:table-row table:style-name="ro2">
          <table:table-cell table:number-columns-repeated="14"/>
          <table:table-cell table:formula="of:=[.O249]+10" office:value-type="float" office:value="2441">
            <text:p>2441</text:p>
          </table:table-cell>
          <table:table-cell table:formula="of:=([.O250]^3)*[.L$19]+([.O250]^2)*[.L$20]+[.O250]*[.L$21]" office:value-type="float" office:value="57033.19979532">
            <text:p>57033,19979532</text:p>
          </table:table-cell>
        </table:table-row>
        <table:table-row table:style-name="ro2">
          <table:table-cell table:number-columns-repeated="14"/>
          <table:table-cell table:formula="of:=[.O250]+10" office:value-type="float" office:value="2451">
            <text:p>2451</text:p>
          </table:table-cell>
          <table:table-cell table:formula="of:=([.O251]^3)*[.L$19]+([.O251]^2)*[.L$20]+[.O251]*[.L$21]" office:value-type="float" office:value="57736.89061692">
            <text:p>57736,89061692</text:p>
          </table:table-cell>
        </table:table-row>
        <table:table-row table:style-name="ro2">
          <table:table-cell table:number-columns-repeated="14"/>
          <table:table-cell table:formula="of:=[.O251]+10" office:value-type="float" office:value="2461">
            <text:p>2461</text:p>
          </table:table-cell>
          <table:table-cell table:formula="of:=([.O252]^3)*[.L$19]+([.O252]^2)*[.L$20]+[.O252]*[.L$21]" office:value-type="float" office:value="58446.34639052">
            <text:p>58446,34639052</text:p>
          </table:table-cell>
        </table:table-row>
        <table:table-row table:style-name="ro2">
          <table:table-cell table:number-columns-repeated="14"/>
          <table:table-cell table:formula="of:=[.O252]+10" office:value-type="float" office:value="2471">
            <text:p>2471</text:p>
          </table:table-cell>
          <table:table-cell table:formula="of:=([.O253]^3)*[.L$19]+([.O253]^2)*[.L$20]+[.O253]*[.L$21]" office:value-type="float" office:value="59161.59063612">
            <text:p>59161,59063612</text:p>
          </table:table-cell>
        </table:table-row>
        <table:table-row table:style-name="ro2">
          <table:table-cell table:number-columns-repeated="14"/>
          <table:table-cell table:formula="of:=[.O253]+10" office:value-type="float" office:value="2481">
            <text:p>2481</text:p>
          </table:table-cell>
          <table:table-cell table:formula="of:=([.O254]^3)*[.L$19]+([.O254]^2)*[.L$20]+[.O254]*[.L$21]" office:value-type="float" office:value="59882.64687372">
            <text:p>59882,64687372</text:p>
          </table:table-cell>
        </table:table-row>
        <table:table-row table:style-name="ro2">
          <table:table-cell table:number-columns-repeated="14"/>
          <table:table-cell table:formula="of:=[.O254]+10" office:value-type="float" office:value="2491">
            <text:p>2491</text:p>
          </table:table-cell>
          <table:table-cell table:formula="of:=([.O255]^3)*[.L$19]+([.O255]^2)*[.L$20]+[.O255]*[.L$21]" office:value-type="float" office:value="60609.53862332">
            <text:p>60609,53862332</text:p>
          </table:table-cell>
        </table:table-row>
        <table:table-row table:style-name="ro2">
          <table:table-cell table:number-columns-repeated="14"/>
          <table:table-cell table:formula="of:=[.O255]+10" office:value-type="float" office:value="2501">
            <text:p>2501</text:p>
          </table:table-cell>
          <table:table-cell table:formula="of:=([.O256]^3)*[.L$19]+([.O256]^2)*[.L$20]+[.O256]*[.L$21]" office:value-type="float" office:value="61342.28940492">
            <text:p>61342,28940492</text:p>
          </table:table-cell>
        </table:table-row>
        <table:table-row table:style-name="ro2">
          <table:table-cell table:number-columns-repeated="14"/>
          <table:table-cell table:formula="of:=[.O256]+10" office:value-type="float" office:value="2511">
            <text:p>2511</text:p>
          </table:table-cell>
          <table:table-cell table:formula="of:=([.O257]^3)*[.L$19]+([.O257]^2)*[.L$20]+[.O257]*[.L$21]" office:value-type="float" office:value="62080.92273852">
            <text:p>62080,92273852</text:p>
          </table:table-cell>
        </table:table-row>
        <table:table-row table:style-name="ro2">
          <table:table-cell table:number-columns-repeated="14"/>
          <table:table-cell table:formula="of:=[.O257]+10" office:value-type="float" office:value="2521">
            <text:p>2521</text:p>
          </table:table-cell>
          <table:table-cell table:formula="of:=([.O258]^3)*[.L$19]+([.O258]^2)*[.L$20]+[.O258]*[.L$21]" office:value-type="float" office:value="62825.46214412">
            <text:p>62825,46214412</text:p>
          </table:table-cell>
        </table:table-row>
        <table:table-row table:style-name="ro2">
          <table:table-cell table:number-columns-repeated="14"/>
          <table:table-cell table:formula="of:=[.O258]+10" office:value-type="float" office:value="2531">
            <text:p>2531</text:p>
          </table:table-cell>
          <table:table-cell table:formula="of:=([.O259]^3)*[.L$19]+([.O259]^2)*[.L$20]+[.O259]*[.L$21]" office:value-type="float" office:value="63575.93114172">
            <text:p>63575,93114172</text:p>
          </table:table-cell>
        </table:table-row>
        <table:table-row table:style-name="ro2">
          <table:table-cell table:number-columns-repeated="14"/>
          <table:table-cell table:formula="of:=[.O259]+10" office:value-type="float" office:value="2541">
            <text:p>2541</text:p>
          </table:table-cell>
          <table:table-cell table:formula="of:=([.O260]^3)*[.L$19]+([.O260]^2)*[.L$20]+[.O260]*[.L$21]" office:value-type="float" office:value="64332.35325132">
            <text:p>64332,35325132</text:p>
          </table:table-cell>
        </table:table-row>
        <table:table-row table:style-name="ro2">
          <table:table-cell table:number-columns-repeated="14"/>
          <table:table-cell table:formula="of:=[.O260]+10" office:value-type="float" office:value="2551">
            <text:p>2551</text:p>
          </table:table-cell>
          <table:table-cell table:formula="of:=([.O261]^3)*[.L$19]+([.O261]^2)*[.L$20]+[.O261]*[.L$21]" office:value-type="float" office:value="65094.75199292">
            <text:p>65094,75199292</text:p>
          </table:table-cell>
        </table:table-row>
        <table:table-row table:style-name="ro2">
          <table:table-cell table:number-columns-repeated="14"/>
          <table:table-cell table:formula="of:=[.O261]+10" office:value-type="float" office:value="2561">
            <text:p>2561</text:p>
          </table:table-cell>
          <table:table-cell table:formula="of:=([.O262]^3)*[.L$19]+([.O262]^2)*[.L$20]+[.O262]*[.L$21]" office:value-type="float" office:value="65863.15088652">
            <text:p>65863,15088652</text:p>
          </table:table-cell>
        </table:table-row>
        <table:table-row table:style-name="ro2">
          <table:table-cell table:number-columns-repeated="14"/>
          <table:table-cell table:formula="of:=[.O262]+10" office:value-type="float" office:value="2571">
            <text:p>2571</text:p>
          </table:table-cell>
          <table:table-cell table:formula="of:=([.O263]^3)*[.L$19]+([.O263]^2)*[.L$20]+[.O263]*[.L$21]" office:value-type="float" office:value="66637.57345212">
            <text:p>66637,57345212</text:p>
          </table:table-cell>
        </table:table-row>
        <table:table-row table:style-name="ro2">
          <table:table-cell table:number-columns-repeated="14"/>
          <table:table-cell table:formula="of:=[.O263]+10" office:value-type="float" office:value="2581">
            <text:p>2581</text:p>
          </table:table-cell>
          <table:table-cell table:formula="of:=([.O264]^3)*[.L$19]+([.O264]^2)*[.L$20]+[.O264]*[.L$21]" office:value-type="float" office:value="67418.04320972">
            <text:p>67418,04320972</text:p>
          </table:table-cell>
        </table:table-row>
        <table:table-row table:style-name="ro2">
          <table:table-cell table:number-columns-repeated="14"/>
          <table:table-cell table:formula="of:=[.O264]+10" office:value-type="float" office:value="2591">
            <text:p>2591</text:p>
          </table:table-cell>
          <table:table-cell table:formula="of:=([.O265]^3)*[.L$19]+([.O265]^2)*[.L$20]+[.O265]*[.L$21]" office:value-type="float" office:value="68204.58367932">
            <text:p>68204,58367932</text:p>
          </table:table-cell>
        </table:table-row>
        <table:table-row table:style-name="ro2">
          <table:table-cell table:number-columns-repeated="14"/>
          <table:table-cell table:formula="of:=[.O265]+10" office:value-type="float" office:value="2601">
            <text:p>2601</text:p>
          </table:table-cell>
          <table:table-cell table:formula="of:=([.O266]^3)*[.L$19]+([.O266]^2)*[.L$20]+[.O266]*[.L$21]" office:value-type="float" office:value="68997.21838092">
            <text:p>68997,21838092</text:p>
          </table:table-cell>
        </table:table-row>
        <table:table-row table:style-name="ro2">
          <table:table-cell table:number-columns-repeated="14"/>
          <table:table-cell table:formula="of:=[.O266]+10" office:value-type="float" office:value="2611">
            <text:p>2611</text:p>
          </table:table-cell>
          <table:table-cell table:formula="of:=([.O267]^3)*[.L$19]+([.O267]^2)*[.L$20]+[.O267]*[.L$21]" office:value-type="float" office:value="69795.97083452">
            <text:p>69795,97083452</text:p>
          </table:table-cell>
        </table:table-row>
        <table:table-row table:style-name="ro2">
          <table:table-cell table:number-columns-repeated="14"/>
          <table:table-cell table:formula="of:=[.O267]+10" office:value-type="float" office:value="2621">
            <text:p>2621</text:p>
          </table:table-cell>
          <table:table-cell table:formula="of:=([.O268]^3)*[.L$19]+([.O268]^2)*[.L$20]+[.O268]*[.L$21]" office:value-type="float" office:value="70600.86456012">
            <text:p>70600,86456012</text:p>
          </table:table-cell>
        </table:table-row>
        <table:table-row table:style-name="ro2">
          <table:table-cell table:number-columns-repeated="14"/>
          <table:table-cell table:formula="of:=[.O268]+10" office:value-type="float" office:value="2631">
            <text:p>2631</text:p>
          </table:table-cell>
          <table:table-cell table:formula="of:=([.O269]^3)*[.L$19]+([.O269]^2)*[.L$20]+[.O269]*[.L$21]" office:value-type="float" office:value="71411.92307772">
            <text:p>71411,92307772</text:p>
          </table:table-cell>
        </table:table-row>
        <table:table-row table:style-name="ro2">
          <table:table-cell table:number-columns-repeated="14"/>
          <table:table-cell table:formula="of:=[.O269]+10" office:value-type="float" office:value="2641">
            <text:p>2641</text:p>
          </table:table-cell>
          <table:table-cell table:formula="of:=([.O270]^3)*[.L$19]+([.O270]^2)*[.L$20]+[.O270]*[.L$21]" office:value-type="float" office:value="72229.16990732">
            <text:p>72229,16990732</text:p>
          </table:table-cell>
        </table:table-row>
        <table:table-row table:style-name="ro2">
          <table:table-cell table:number-columns-repeated="14"/>
          <table:table-cell table:formula="of:=[.O270]+10" office:value-type="float" office:value="2651">
            <text:p>2651</text:p>
          </table:table-cell>
          <table:table-cell table:formula="of:=([.O271]^3)*[.L$19]+([.O271]^2)*[.L$20]+[.O271]*[.L$21]" office:value-type="float" office:value="73052.62856892">
            <text:p>73052,62856892</text:p>
          </table:table-cell>
        </table:table-row>
        <table:table-row table:style-name="ro2">
          <table:table-cell table:number-columns-repeated="14"/>
          <table:table-cell table:formula="of:=[.O271]+10" office:value-type="float" office:value="2661">
            <text:p>2661</text:p>
          </table:table-cell>
          <table:table-cell table:formula="of:=([.O272]^3)*[.L$19]+([.O272]^2)*[.L$20]+[.O272]*[.L$21]" office:value-type="float" office:value="73882.32258252">
            <text:p>73882,32258252</text:p>
          </table:table-cell>
        </table:table-row>
        <table:table-row table:style-name="ro2">
          <table:table-cell table:number-columns-repeated="14"/>
          <table:table-cell table:formula="of:=[.O272]+10" office:value-type="float" office:value="2671">
            <text:p>2671</text:p>
          </table:table-cell>
          <table:table-cell table:formula="of:=([.O273]^3)*[.L$19]+([.O273]^2)*[.L$20]+[.O273]*[.L$21]" office:value-type="float" office:value="74718.27546812">
            <text:p>74718,27546812</text:p>
          </table:table-cell>
        </table:table-row>
        <table:table-row table:style-name="ro2">
          <table:table-cell table:number-columns-repeated="14"/>
          <table:table-cell table:formula="of:=[.O273]+10" office:value-type="float" office:value="2681">
            <text:p>2681</text:p>
          </table:table-cell>
          <table:table-cell table:formula="of:=([.O274]^3)*[.L$19]+([.O274]^2)*[.L$20]+[.O274]*[.L$21]" office:value-type="float" office:value="75560.51074572">
            <text:p>75560,51074572</text:p>
          </table:table-cell>
        </table:table-row>
        <table:table-row table:style-name="ro2">
          <table:table-cell table:number-columns-repeated="14"/>
          <table:table-cell table:formula="of:=[.O274]+10" office:value-type="float" office:value="2691">
            <text:p>2691</text:p>
          </table:table-cell>
          <table:table-cell table:formula="of:=([.O275]^3)*[.L$19]+([.O275]^2)*[.L$20]+[.O275]*[.L$21]" office:value-type="float" office:value="76409.05193532">
            <text:p>76409,05193532</text:p>
          </table:table-cell>
        </table:table-row>
        <table:table-row table:style-name="ro2">
          <table:table-cell table:number-columns-repeated="14"/>
          <table:table-cell table:formula="of:=[.O275]+10" office:value-type="float" office:value="2701">
            <text:p>2701</text:p>
          </table:table-cell>
          <table:table-cell table:formula="of:=([.O276]^3)*[.L$19]+([.O276]^2)*[.L$20]+[.O276]*[.L$21]" office:value-type="float" office:value="77263.92255692">
            <text:p>77263,92255692</text:p>
          </table:table-cell>
        </table:table-row>
        <table:table-row table:style-name="ro2">
          <table:table-cell table:number-columns-repeated="14"/>
          <table:table-cell table:formula="of:=[.O276]+10" office:value-type="float" office:value="2711">
            <text:p>2711</text:p>
          </table:table-cell>
          <table:table-cell table:formula="of:=([.O277]^3)*[.L$19]+([.O277]^2)*[.L$20]+[.O277]*[.L$21]" office:value-type="float" office:value="78125.14613052">
            <text:p>78125,14613052</text:p>
          </table:table-cell>
        </table:table-row>
        <table:table-row table:style-name="ro2">
          <table:table-cell table:number-columns-repeated="14"/>
          <table:table-cell table:formula="of:=[.O277]+10" office:value-type="float" office:value="2721">
            <text:p>2721</text:p>
          </table:table-cell>
          <table:table-cell table:formula="of:=([.O278]^3)*[.L$19]+([.O278]^2)*[.L$20]+[.O278]*[.L$21]" office:value-type="float" office:value="78992.74617612">
            <text:p>78992,74617612</text:p>
          </table:table-cell>
        </table:table-row>
        <table:table-row table:style-name="ro2">
          <table:table-cell table:number-columns-repeated="14"/>
          <table:table-cell table:formula="of:=[.O278]+10" office:value-type="float" office:value="2731">
            <text:p>2731</text:p>
          </table:table-cell>
          <table:table-cell table:formula="of:=([.O279]^3)*[.L$19]+([.O279]^2)*[.L$20]+[.O279]*[.L$21]" office:value-type="float" office:value="79866.74621372">
            <text:p>79866,74621372</text:p>
          </table:table-cell>
        </table:table-row>
        <table:table-row table:style-name="ro2">
          <table:table-cell table:number-columns-repeated="14"/>
          <table:table-cell table:formula="of:=[.O279]+10" office:value-type="float" office:value="2741">
            <text:p>2741</text:p>
          </table:table-cell>
          <table:table-cell table:formula="of:=([.O280]^3)*[.L$19]+([.O280]^2)*[.L$20]+[.O280]*[.L$21]" office:value-type="float" office:value="80747.16976332">
            <text:p>80747,16976332</text:p>
          </table:table-cell>
        </table:table-row>
        <table:table-row table:style-name="ro2">
          <table:table-cell table:number-columns-repeated="14"/>
          <table:table-cell table:formula="of:=[.O280]+10" office:value-type="float" office:value="2751">
            <text:p>2751</text:p>
          </table:table-cell>
          <table:table-cell table:formula="of:=([.O281]^3)*[.L$19]+([.O281]^2)*[.L$20]+[.O281]*[.L$21]" office:value-type="float" office:value="81634.04034492">
            <text:p>81634,04034492</text:p>
          </table:table-cell>
        </table:table-row>
        <table:table-row table:style-name="ro2">
          <table:table-cell table:number-columns-repeated="14"/>
          <table:table-cell table:formula="of:=[.O281]+10" office:value-type="float" office:value="2761">
            <text:p>2761</text:p>
          </table:table-cell>
          <table:table-cell table:formula="of:=([.O282]^3)*[.L$19]+([.O282]^2)*[.L$20]+[.O282]*[.L$21]" office:value-type="float" office:value="82527.38147852">
            <text:p>82527,38147852</text:p>
          </table:table-cell>
        </table:table-row>
        <table:table-row table:style-name="ro2">
          <table:table-cell table:number-columns-repeated="14"/>
          <table:table-cell table:formula="of:=[.O282]+10" office:value-type="float" office:value="2771">
            <text:p>2771</text:p>
          </table:table-cell>
          <table:table-cell table:formula="of:=([.O283]^3)*[.L$19]+([.O283]^2)*[.L$20]+[.O283]*[.L$21]" office:value-type="float" office:value="83427.21668412">
            <text:p>83427,21668412</text:p>
          </table:table-cell>
        </table:table-row>
        <table:table-row table:style-name="ro2">
          <table:table-cell table:number-columns-repeated="14"/>
          <table:table-cell table:formula="of:=[.O283]+10" office:value-type="float" office:value="2781">
            <text:p>2781</text:p>
          </table:table-cell>
          <table:table-cell table:formula="of:=([.O284]^3)*[.L$19]+([.O284]^2)*[.L$20]+[.O284]*[.L$21]" office:value-type="float" office:value="84333.56948172">
            <text:p>84333,56948172</text:p>
          </table:table-cell>
        </table:table-row>
        <table:table-row table:style-name="ro2">
          <table:table-cell table:number-columns-repeated="14"/>
          <table:table-cell table:formula="of:=[.O284]+10" office:value-type="float" office:value="2791">
            <text:p>2791</text:p>
          </table:table-cell>
          <table:table-cell table:formula="of:=([.O285]^3)*[.L$19]+([.O285]^2)*[.L$20]+[.O285]*[.L$21]" office:value-type="float" office:value="85246.46339132">
            <text:p>85246,46339132</text:p>
          </table:table-cell>
        </table:table-row>
        <table:table-row table:style-name="ro2">
          <table:table-cell table:number-columns-repeated="14"/>
          <table:table-cell table:formula="of:=[.O285]+10" office:value-type="float" office:value="2801">
            <text:p>2801</text:p>
          </table:table-cell>
          <table:table-cell table:formula="of:=([.O286]^3)*[.L$19]+([.O286]^2)*[.L$20]+[.O286]*[.L$21]" office:value-type="float" office:value="86165.92193292">
            <text:p>86165,92193292</text:p>
          </table:table-cell>
        </table:table-row>
        <table:table-row table:style-name="ro2">
          <table:table-cell table:number-columns-repeated="14"/>
          <table:table-cell table:formula="of:=[.O286]+10" office:value-type="float" office:value="2811">
            <text:p>2811</text:p>
          </table:table-cell>
          <table:table-cell table:formula="of:=([.O287]^3)*[.L$19]+([.O287]^2)*[.L$20]+[.O287]*[.L$21]" office:value-type="float" office:value="87091.96862652">
            <text:p>87091,96862652</text:p>
          </table:table-cell>
        </table:table-row>
        <table:table-row table:style-name="ro2">
          <table:table-cell table:number-columns-repeated="14"/>
          <table:table-cell table:formula="of:=[.O287]+10" office:value-type="float" office:value="2821">
            <text:p>2821</text:p>
          </table:table-cell>
          <table:table-cell table:formula="of:=([.O288]^3)*[.L$19]+([.O288]^2)*[.L$20]+[.O288]*[.L$21]" office:value-type="float" office:value="88024.62699212">
            <text:p>88024,62699212</text:p>
          </table:table-cell>
        </table:table-row>
        <table:table-row table:style-name="ro2">
          <table:table-cell table:number-columns-repeated="14"/>
          <table:table-cell table:formula="of:=[.O288]+10" office:value-type="float" office:value="2831">
            <text:p>2831</text:p>
          </table:table-cell>
          <table:table-cell table:formula="of:=([.O289]^3)*[.L$19]+([.O289]^2)*[.L$20]+[.O289]*[.L$21]" office:value-type="float" office:value="88963.92054972">
            <text:p>88963,92054972</text:p>
          </table:table-cell>
        </table:table-row>
        <table:table-row table:style-name="ro2">
          <table:table-cell table:number-columns-repeated="14"/>
          <table:table-cell table:formula="of:=[.O289]+10" office:value-type="float" office:value="2841">
            <text:p>2841</text:p>
          </table:table-cell>
          <table:table-cell table:formula="of:=([.O290]^3)*[.L$19]+([.O290]^2)*[.L$20]+[.O290]*[.L$21]" office:value-type="float" office:value="89909.87281932">
            <text:p>89909,87281932</text:p>
          </table:table-cell>
        </table:table-row>
        <table:table-row table:style-name="ro2">
          <table:table-cell table:number-columns-repeated="14"/>
          <table:table-cell table:formula="of:=[.O290]+10" office:value-type="float" office:value="2851">
            <text:p>2851</text:p>
          </table:table-cell>
          <table:table-cell table:formula="of:=([.O291]^3)*[.L$19]+([.O291]^2)*[.L$20]+[.O291]*[.L$21]" office:value-type="float" office:value="90862.50732092">
            <text:p>90862,50732092</text:p>
          </table:table-cell>
        </table:table-row>
        <table:table-row table:style-name="ro2">
          <table:table-cell table:number-columns-repeated="14"/>
          <table:table-cell table:formula="of:=[.O291]+10" office:value-type="float" office:value="2861">
            <text:p>2861</text:p>
          </table:table-cell>
          <table:table-cell table:formula="of:=([.O292]^3)*[.L$19]+([.O292]^2)*[.L$20]+[.O292]*[.L$21]" office:value-type="float" office:value="91821.84757452">
            <text:p>91821,84757452</text:p>
          </table:table-cell>
        </table:table-row>
        <table:table-row table:style-name="ro2">
          <table:table-cell table:number-columns-repeated="14"/>
          <table:table-cell table:formula="of:=[.O292]+10" office:value-type="float" office:value="2871">
            <text:p>2871</text:p>
          </table:table-cell>
          <table:table-cell table:formula="of:=([.O293]^3)*[.L$19]+([.O293]^2)*[.L$20]+[.O293]*[.L$21]" office:value-type="float" office:value="92787.91710012">
            <text:p>92787,91710012</text:p>
          </table:table-cell>
        </table:table-row>
        <table:table-row table:style-name="ro2">
          <table:table-cell table:number-columns-repeated="14"/>
          <table:table-cell table:formula="of:=[.O293]+10" office:value-type="float" office:value="2881">
            <text:p>2881</text:p>
          </table:table-cell>
          <table:table-cell table:formula="of:=([.O294]^3)*[.L$19]+([.O294]^2)*[.L$20]+[.O294]*[.L$21]" office:value-type="float" office:value="93760.73941772">
            <text:p>93760,73941772</text:p>
          </table:table-cell>
        </table:table-row>
        <table:table-row table:style-name="ro2">
          <table:table-cell table:number-columns-repeated="14"/>
          <table:table-cell table:formula="of:=[.O294]+10" office:value-type="float" office:value="2891">
            <text:p>2891</text:p>
          </table:table-cell>
          <table:table-cell table:formula="of:=([.O295]^3)*[.L$19]+([.O295]^2)*[.L$20]+[.O295]*[.L$21]" office:value-type="float" office:value="94740.33804732">
            <text:p>94740,33804732</text:p>
          </table:table-cell>
        </table:table-row>
        <table:table-row table:style-name="ro2">
          <table:table-cell table:number-columns-repeated="14"/>
          <table:table-cell table:formula="of:=[.O295]+10" office:value-type="float" office:value="2901">
            <text:p>2901</text:p>
          </table:table-cell>
          <table:table-cell table:formula="of:=([.O296]^3)*[.L$19]+([.O296]^2)*[.L$20]+[.O296]*[.L$21]" office:value-type="float" office:value="95726.73650892">
            <text:p>95726,73650892</text:p>
          </table:table-cell>
        </table:table-row>
        <table:table-row table:style-name="ro2">
          <table:table-cell table:number-columns-repeated="14"/>
          <table:table-cell table:formula="of:=[.O296]+10" office:value-type="float" office:value="2911">
            <text:p>2911</text:p>
          </table:table-cell>
          <table:table-cell table:formula="of:=([.O297]^3)*[.L$19]+([.O297]^2)*[.L$20]+[.O297]*[.L$21]" office:value-type="float" office:value="96719.95832252">
            <text:p>96719,95832252</text:p>
          </table:table-cell>
        </table:table-row>
        <table:table-row table:style-name="ro2">
          <table:table-cell table:number-columns-repeated="14"/>
          <table:table-cell table:formula="of:=[.O297]+10" office:value-type="float" office:value="2921">
            <text:p>2921</text:p>
          </table:table-cell>
          <table:table-cell table:formula="of:=([.O298]^3)*[.L$19]+([.O298]^2)*[.L$20]+[.O298]*[.L$21]" office:value-type="float" office:value="97720.02700812">
            <text:p>97720,02700812</text:p>
          </table:table-cell>
        </table:table-row>
        <table:table-row table:style-name="ro2">
          <table:table-cell table:number-columns-repeated="14"/>
          <table:table-cell table:formula="of:=[.O298]+10" office:value-type="float" office:value="2931">
            <text:p>2931</text:p>
          </table:table-cell>
          <table:table-cell table:formula="of:=([.O299]^3)*[.L$19]+([.O299]^2)*[.L$20]+[.O299]*[.L$21]" office:value-type="float" office:value="98726.96608572">
            <text:p>98726,96608572</text:p>
          </table:table-cell>
        </table:table-row>
        <table:table-row table:style-name="ro2">
          <table:table-cell table:number-columns-repeated="14"/>
          <table:table-cell table:formula="of:=[.O299]+10" office:value-type="float" office:value="2941">
            <text:p>2941</text:p>
          </table:table-cell>
          <table:table-cell table:formula="of:=([.O300]^3)*[.L$19]+([.O300]^2)*[.L$20]+[.O300]*[.L$21]" office:value-type="float" office:value="99740.79907532">
            <text:p>99740,79907532</text:p>
          </table:table-cell>
        </table:table-row>
        <table:table-row table:style-name="ro2">
          <table:table-cell table:number-columns-repeated="14"/>
          <table:table-cell table:formula="of:=[.O300]+10" office:value-type="float" office:value="2951">
            <text:p>2951</text:p>
          </table:table-cell>
          <table:table-cell table:formula="of:=([.O301]^3)*[.L$19]+([.O301]^2)*[.L$20]+[.O301]*[.L$21]" office:value-type="float" office:value="100761.54949692">
            <text:p>100761,54949692</text:p>
          </table:table-cell>
        </table:table-row>
        <table:table-row table:style-name="ro2">
          <table:table-cell table:number-columns-repeated="14"/>
          <table:table-cell table:formula="of:=[.O301]+10" office:value-type="float" office:value="2961">
            <text:p>2961</text:p>
          </table:table-cell>
          <table:table-cell table:formula="of:=([.O302]^3)*[.L$19]+([.O302]^2)*[.L$20]+[.O302]*[.L$21]" office:value-type="float" office:value="101789.24087052">
            <text:p>101789,24087052</text:p>
          </table:table-cell>
        </table:table-row>
        <table:table-row table:style-name="ro2">
          <table:table-cell table:number-columns-repeated="14"/>
          <table:table-cell table:formula="of:=[.O302]+10" office:value-type="float" office:value="2971">
            <text:p>2971</text:p>
          </table:table-cell>
          <table:table-cell table:formula="of:=([.O303]^3)*[.L$19]+([.O303]^2)*[.L$20]+[.O303]*[.L$21]" office:value-type="float" office:value="102823.89671612">
            <text:p>102823,89671612</text:p>
          </table:table-cell>
        </table:table-row>
        <table:table-row table:style-name="ro2">
          <table:table-cell table:number-columns-repeated="14"/>
          <table:table-cell table:formula="of:=[.O303]+10" office:value-type="float" office:value="2981">
            <text:p>2981</text:p>
          </table:table-cell>
          <table:table-cell table:formula="of:=([.O304]^3)*[.L$19]+([.O304]^2)*[.L$20]+[.O304]*[.L$21]" office:value-type="float" office:value="103865.54055372">
            <text:p>103865,54055372</text:p>
          </table:table-cell>
        </table:table-row>
        <table:table-row table:style-name="ro2">
          <table:table-cell table:number-columns-repeated="14"/>
          <table:table-cell table:formula="of:=[.O304]+10" office:value-type="float" office:value="2991">
            <text:p>2991</text:p>
          </table:table-cell>
          <table:table-cell table:formula="of:=([.O305]^3)*[.L$19]+([.O305]^2)*[.L$20]+[.O305]*[.L$21]" office:value-type="float" office:value="104914.19590332">
            <text:p>104914,19590332</text:p>
          </table:table-cell>
        </table:table-row>
        <table:table-row table:style-name="ro2">
          <table:table-cell table:number-columns-repeated="14"/>
          <table:table-cell table:formula="of:=[.O305]+10" office:value-type="float" office:value="3001">
            <text:p>3001</text:p>
          </table:table-cell>
          <table:table-cell table:formula="of:=([.O306]^3)*[.L$19]+([.O306]^2)*[.L$20]+[.O306]*[.L$21]" office:value-type="float" office:value="105969.88628492">
            <text:p>105969,88628492</text:p>
          </table:table-cell>
        </table:table-row>
        <table:table-row table:style-name="ro2">
          <table:table-cell table:number-columns-repeated="14"/>
          <table:table-cell table:formula="of:=[.O306]+10" office:value-type="float" office:value="3011">
            <text:p>3011</text:p>
          </table:table-cell>
          <table:table-cell table:formula="of:=([.O307]^3)*[.L$19]+([.O307]^2)*[.L$20]+[.O307]*[.L$21]" office:value-type="float" office:value="107032.63521852">
            <text:p>107032,63521852</text:p>
          </table:table-cell>
        </table:table-row>
        <table:table-row table:style-name="ro2">
          <table:table-cell table:number-columns-repeated="14"/>
          <table:table-cell table:formula="of:=[.O307]+10" office:value-type="float" office:value="3021">
            <text:p>3021</text:p>
          </table:table-cell>
          <table:table-cell table:formula="of:=([.O308]^3)*[.L$19]+([.O308]^2)*[.L$20]+[.O308]*[.L$21]" office:value-type="float" office:value="108102.46622412">
            <text:p>108102,46622412</text:p>
          </table:table-cell>
        </table:table-row>
        <table:table-row table:style-name="ro2">
          <table:table-cell table:number-columns-repeated="14"/>
          <table:table-cell table:formula="of:=[.O308]+10" office:value-type="float" office:value="3031">
            <text:p>3031</text:p>
          </table:table-cell>
          <table:table-cell table:formula="of:=([.O309]^3)*[.L$19]+([.O309]^2)*[.L$20]+[.O309]*[.L$21]" office:value-type="float" office:value="109179.40282172">
            <text:p>109179,40282172</text:p>
          </table:table-cell>
        </table:table-row>
        <table:table-row table:style-name="ro2">
          <table:table-cell table:number-columns-repeated="14"/>
          <table:table-cell table:formula="of:=[.O309]+10" office:value-type="float" office:value="3041">
            <text:p>3041</text:p>
          </table:table-cell>
          <table:table-cell table:formula="of:=([.O310]^3)*[.L$19]+([.O310]^2)*[.L$20]+[.O310]*[.L$21]" office:value-type="float" office:value="110263.46853132">
            <text:p>110263,46853132</text:p>
          </table:table-cell>
        </table:table-row>
        <table:table-row table:style-name="ro2">
          <table:table-cell table:number-columns-repeated="14"/>
          <table:table-cell table:formula="of:=[.O310]+10" office:value-type="float" office:value="3051">
            <text:p>3051</text:p>
          </table:table-cell>
          <table:table-cell table:formula="of:=([.O311]^3)*[.L$19]+([.O311]^2)*[.L$20]+[.O311]*[.L$21]" office:value-type="float" office:value="111354.68687292">
            <text:p>111354,68687292</text:p>
          </table:table-cell>
        </table:table-row>
        <table:table-row table:style-name="ro2">
          <table:table-cell table:number-columns-repeated="14"/>
          <table:table-cell table:formula="of:=[.O311]+10" office:value-type="float" office:value="3061">
            <text:p>3061</text:p>
          </table:table-cell>
          <table:table-cell table:formula="of:=([.O312]^3)*[.L$19]+([.O312]^2)*[.L$20]+[.O312]*[.L$21]" office:value-type="float" office:value="112453.08136652">
            <text:p>112453,08136652</text:p>
          </table:table-cell>
        </table:table-row>
        <table:table-row table:style-name="ro2">
          <table:table-cell table:number-columns-repeated="14"/>
          <table:table-cell table:formula="of:=[.O312]+10" office:value-type="float" office:value="3071">
            <text:p>3071</text:p>
          </table:table-cell>
          <table:table-cell table:formula="of:=([.O313]^3)*[.L$19]+([.O313]^2)*[.L$20]+[.O313]*[.L$21]" office:value-type="float" office:value="113558.67553212">
            <text:p>113558,67553212</text:p>
          </table:table-cell>
        </table:table-row>
        <table:table-row table:style-name="ro2">
          <table:table-cell table:number-columns-repeated="14"/>
          <table:table-cell table:formula="of:=[.O313]+10" office:value-type="float" office:value="3081">
            <text:p>3081</text:p>
          </table:table-cell>
          <table:table-cell table:formula="of:=([.O314]^3)*[.L$19]+([.O314]^2)*[.L$20]+[.O314]*[.L$21]" office:value-type="float" office:value="114671.49288972">
            <text:p>114671,49288972</text:p>
          </table:table-cell>
        </table:table-row>
        <table:table-row table:style-name="ro2">
          <table:table-cell table:number-columns-repeated="14"/>
          <table:table-cell table:formula="of:=[.O314]+10" office:value-type="float" office:value="3091">
            <text:p>3091</text:p>
          </table:table-cell>
          <table:table-cell table:formula="of:=([.O315]^3)*[.L$19]+([.O315]^2)*[.L$20]+[.O315]*[.L$21]" office:value-type="float" office:value="115791.55695932">
            <text:p>115791,55695932</text:p>
          </table:table-cell>
        </table:table-row>
        <table:table-row table:style-name="ro2">
          <table:table-cell table:number-columns-repeated="14"/>
          <table:table-cell table:formula="of:=[.O315]+10" office:value-type="float" office:value="3101">
            <text:p>3101</text:p>
          </table:table-cell>
          <table:table-cell table:formula="of:=([.O316]^3)*[.L$19]+([.O316]^2)*[.L$20]+[.O316]*[.L$21]" office:value-type="float" office:value="116918.89126092">
            <text:p>116918,89126092</text:p>
          </table:table-cell>
        </table:table-row>
        <table:table-row table:style-name="ro2">
          <table:table-cell table:number-columns-repeated="14"/>
          <table:table-cell table:formula="of:=[.O316]+10" office:value-type="float" office:value="3111">
            <text:p>3111</text:p>
          </table:table-cell>
          <table:table-cell table:formula="of:=([.O317]^3)*[.L$19]+([.O317]^2)*[.L$20]+[.O317]*[.L$21]" office:value-type="float" office:value="118053.51931452">
            <text:p>118053,51931452</text:p>
          </table:table-cell>
        </table:table-row>
        <table:table-row table:style-name="ro2">
          <table:table-cell table:number-columns-repeated="14"/>
          <table:table-cell table:formula="of:=[.O317]+10" office:value-type="float" office:value="3121">
            <text:p>3121</text:p>
          </table:table-cell>
          <table:table-cell table:formula="of:=([.O318]^3)*[.L$19]+([.O318]^2)*[.L$20]+[.O318]*[.L$21]" office:value-type="float" office:value="119195.46464012">
            <text:p>119195,46464012</text:p>
          </table:table-cell>
        </table:table-row>
        <table:table-row table:style-name="ro2">
          <table:table-cell table:number-columns-repeated="14"/>
          <table:table-cell table:formula="of:=[.O318]+10" office:value-type="float" office:value="3131">
            <text:p>3131</text:p>
          </table:table-cell>
          <table:table-cell table:formula="of:=([.O319]^3)*[.L$19]+([.O319]^2)*[.L$20]+[.O319]*[.L$21]" office:value-type="float" office:value="120344.75075772">
            <text:p>120344,75075772</text:p>
          </table:table-cell>
        </table:table-row>
        <table:table-row table:style-name="ro2">
          <table:table-cell table:number-columns-repeated="14"/>
          <table:table-cell table:formula="of:=[.O319]+10" office:value-type="float" office:value="3141">
            <text:p>3141</text:p>
          </table:table-cell>
          <table:table-cell table:formula="of:=([.O320]^3)*[.L$19]+([.O320]^2)*[.L$20]+[.O320]*[.L$21]" office:value-type="float" office:value="121501.40118732">
            <text:p>121501,40118732</text:p>
          </table:table-cell>
        </table:table-row>
        <table:table-row table:style-name="ro2">
          <table:table-cell table:number-columns-repeated="14"/>
          <table:table-cell table:formula="of:=[.O320]+10" office:value-type="float" office:value="3151">
            <text:p>3151</text:p>
          </table:table-cell>
          <table:table-cell table:formula="of:=([.O321]^3)*[.L$19]+([.O321]^2)*[.L$20]+[.O321]*[.L$21]" office:value-type="float" office:value="122665.43944892">
            <text:p>122665,43944892</text:p>
          </table:table-cell>
        </table:table-row>
        <table:table-row table:style-name="ro2">
          <table:table-cell table:number-columns-repeated="14"/>
          <table:table-cell table:formula="of:=[.O321]+10" office:value-type="float" office:value="3161">
            <text:p>3161</text:p>
          </table:table-cell>
          <table:table-cell table:formula="of:=([.O322]^3)*[.L$19]+([.O322]^2)*[.L$20]+[.O322]*[.L$21]" office:value-type="float" office:value="123836.88906252">
            <text:p>123836,88906252</text:p>
          </table:table-cell>
        </table:table-row>
        <table:table-row table:style-name="ro2">
          <table:table-cell table:number-columns-repeated="14"/>
          <table:table-cell table:formula="of:=[.O322]+10" office:value-type="float" office:value="3171">
            <text:p>3171</text:p>
          </table:table-cell>
          <table:table-cell table:formula="of:=([.O323]^3)*[.L$19]+([.O323]^2)*[.L$20]+[.O323]*[.L$21]" office:value-type="float" office:value="125015.77354812">
            <text:p>125015,77354812</text:p>
          </table:table-cell>
        </table:table-row>
        <table:table-row table:style-name="ro2">
          <table:table-cell table:number-columns-repeated="14"/>
          <table:table-cell table:formula="of:=[.O323]+10" office:value-type="float" office:value="3181">
            <text:p>3181</text:p>
          </table:table-cell>
          <table:table-cell table:formula="of:=([.O324]^3)*[.L$19]+([.O324]^2)*[.L$20]+[.O324]*[.L$21]" office:value-type="float" office:value="126202.11642572">
            <text:p>126202,11642572</text:p>
          </table:table-cell>
        </table:table-row>
        <table:table-row table:style-name="ro2">
          <table:table-cell table:number-columns-repeated="14"/>
          <table:table-cell table:formula="of:=[.O324]+10" office:value-type="float" office:value="3191">
            <text:p>3191</text:p>
          </table:table-cell>
          <table:table-cell table:formula="of:=([.O325]^3)*[.L$19]+([.O325]^2)*[.L$20]+[.O325]*[.L$21]" office:value-type="float" office:value="127395.94121532">
            <text:p>127395,94121532</text:p>
          </table:table-cell>
        </table:table-row>
        <table:table-row table:style-name="ro2">
          <table:table-cell table:number-columns-repeated="14"/>
          <table:table-cell table:formula="of:=[.O325]+10" office:value-type="float" office:value="3201">
            <text:p>3201</text:p>
          </table:table-cell>
          <table:table-cell table:formula="of:=([.O326]^3)*[.L$19]+([.O326]^2)*[.L$20]+[.O326]*[.L$21]" office:value-type="float" office:value="128597.27143692">
            <text:p>128597,27143692</text:p>
          </table:table-cell>
        </table:table-row>
        <table:table-row table:style-name="ro2">
          <table:table-cell table:number-columns-repeated="14"/>
          <table:table-cell table:formula="of:=[.O326]+10" office:value-type="float" office:value="3211">
            <text:p>3211</text:p>
          </table:table-cell>
          <table:table-cell table:formula="of:=([.O327]^3)*[.L$19]+([.O327]^2)*[.L$20]+[.O327]*[.L$21]" office:value-type="float" office:value="129806.13061052">
            <text:p>129806,13061052</text:p>
          </table:table-cell>
        </table:table-row>
        <table:table-row table:style-name="ro2">
          <table:table-cell table:number-columns-repeated="14"/>
          <table:table-cell table:formula="of:=[.O327]+10" office:value-type="float" office:value="3221">
            <text:p>3221</text:p>
          </table:table-cell>
          <table:table-cell table:formula="of:=([.O328]^3)*[.L$19]+([.O328]^2)*[.L$20]+[.O328]*[.L$21]" office:value-type="float" office:value="131022.54225612">
            <text:p>131022,54225612</text:p>
          </table:table-cell>
        </table:table-row>
        <table:table-row table:style-name="ro2">
          <table:table-cell table:number-columns-repeated="14"/>
          <table:table-cell table:formula="of:=[.O328]+10" office:value-type="float" office:value="3231">
            <text:p>3231</text:p>
          </table:table-cell>
          <table:table-cell table:formula="of:=([.O329]^3)*[.L$19]+([.O329]^2)*[.L$20]+[.O329]*[.L$21]" office:value-type="float" office:value="132246.52989372">
            <text:p>132246,52989372</text:p>
          </table:table-cell>
        </table:table-row>
        <table:table-row table:style-name="ro2">
          <table:table-cell table:number-columns-repeated="14"/>
          <table:table-cell table:formula="of:=[.O329]+10" office:value-type="float" office:value="3241">
            <text:p>3241</text:p>
          </table:table-cell>
          <table:table-cell table:formula="of:=([.O330]^3)*[.L$19]+([.O330]^2)*[.L$20]+[.O330]*[.L$21]" office:value-type="float" office:value="133478.11704332">
            <text:p>133478,11704332</text:p>
          </table:table-cell>
        </table:table-row>
        <table:table-row table:style-name="ro2">
          <table:table-cell table:number-columns-repeated="14"/>
          <table:table-cell table:formula="of:=[.O330]+10" office:value-type="float" office:value="3251">
            <text:p>3251</text:p>
          </table:table-cell>
          <table:table-cell table:formula="of:=([.O331]^3)*[.L$19]+([.O331]^2)*[.L$20]+[.O331]*[.L$21]" office:value-type="float" office:value="134717.32722492">
            <text:p>134717,32722492</text:p>
          </table:table-cell>
        </table:table-row>
        <table:table-row table:style-name="ro2">
          <table:table-cell table:number-columns-repeated="14"/>
          <table:table-cell table:formula="of:=[.O331]+10" office:value-type="float" office:value="3261">
            <text:p>3261</text:p>
          </table:table-cell>
          <table:table-cell table:formula="of:=([.O332]^3)*[.L$19]+([.O332]^2)*[.L$20]+[.O332]*[.L$21]" office:value-type="float" office:value="135964.18395852">
            <text:p>135964,18395852</text:p>
          </table:table-cell>
        </table:table-row>
        <table:table-row table:style-name="ro2">
          <table:table-cell table:number-columns-repeated="14"/>
          <table:table-cell table:formula="of:=[.O332]+10" office:value-type="float" office:value="3271">
            <text:p>3271</text:p>
          </table:table-cell>
          <table:table-cell table:formula="of:=([.O333]^3)*[.L$19]+([.O333]^2)*[.L$20]+[.O333]*[.L$21]" office:value-type="float" office:value="137218.71076412">
            <text:p>137218,71076412</text:p>
          </table:table-cell>
        </table:table-row>
        <table:table-row table:style-name="ro2">
          <table:table-cell table:number-columns-repeated="14"/>
          <table:table-cell table:formula="of:=[.O333]+10" office:value-type="float" office:value="3281">
            <text:p>3281</text:p>
          </table:table-cell>
          <table:table-cell table:formula="of:=([.O334]^3)*[.L$19]+([.O334]^2)*[.L$20]+[.O334]*[.L$21]" office:value-type="float" office:value="138480.93116172">
            <text:p>138480,93116172</text:p>
          </table:table-cell>
        </table:table-row>
        <table:table-row table:style-name="ro2">
          <table:table-cell table:number-columns-repeated="14"/>
          <table:table-cell table:formula="of:=[.O334]+10" office:value-type="float" office:value="3291">
            <text:p>3291</text:p>
          </table:table-cell>
          <table:table-cell table:formula="of:=([.O335]^3)*[.L$19]+([.O335]^2)*[.L$20]+[.O335]*[.L$21]" office:value-type="float" office:value="139750.86867132">
            <text:p>139750,86867132</text:p>
          </table:table-cell>
        </table:table-row>
        <table:table-row table:style-name="ro2">
          <table:table-cell table:number-columns-repeated="14"/>
          <table:table-cell table:formula="of:=[.O335]+10" office:value-type="float" office:value="3301">
            <text:p>3301</text:p>
          </table:table-cell>
          <table:table-cell table:formula="of:=([.O336]^3)*[.L$19]+([.O336]^2)*[.L$20]+[.O336]*[.L$21]" office:value-type="float" office:value="141028.54681292">
            <text:p>141028,54681292</text:p>
          </table:table-cell>
        </table:table-row>
        <table:table-row table:style-name="ro2">
          <table:table-cell table:number-columns-repeated="14"/>
          <table:table-cell table:formula="of:=[.O336]+10" office:value-type="float" office:value="3311">
            <text:p>3311</text:p>
          </table:table-cell>
          <table:table-cell table:formula="of:=([.O337]^3)*[.L$19]+([.O337]^2)*[.L$20]+[.O337]*[.L$21]" office:value-type="float" office:value="142313.98910652">
            <text:p>142313,98910652</text:p>
          </table:table-cell>
        </table:table-row>
        <table:table-row table:style-name="ro2">
          <table:table-cell table:number-columns-repeated="14"/>
          <table:table-cell table:formula="of:=[.O337]+10" office:value-type="float" office:value="3321">
            <text:p>3321</text:p>
          </table:table-cell>
          <table:table-cell table:formula="of:=([.O338]^3)*[.L$19]+([.O338]^2)*[.L$20]+[.O338]*[.L$21]" office:value-type="float" office:value="143607.21907212">
            <text:p>143607,21907212</text:p>
          </table:table-cell>
        </table:table-row>
        <table:table-row table:style-name="ro2">
          <table:table-cell table:number-columns-repeated="14"/>
          <table:table-cell table:formula="of:=[.O338]+10" office:value-type="float" office:value="3331">
            <text:p>3331</text:p>
          </table:table-cell>
          <table:table-cell table:formula="of:=([.O339]^3)*[.L$19]+([.O339]^2)*[.L$20]+[.O339]*[.L$21]" office:value-type="float" office:value="144908.26022972">
            <text:p>144908,26022972</text:p>
          </table:table-cell>
        </table:table-row>
        <table:table-row table:style-name="ro2">
          <table:table-cell table:number-columns-repeated="14"/>
          <table:table-cell table:formula="of:=[.O339]+10" office:value-type="float" office:value="3341">
            <text:p>3341</text:p>
          </table:table-cell>
          <table:table-cell table:formula="of:=([.O340]^3)*[.L$19]+([.O340]^2)*[.L$20]+[.O340]*[.L$21]" office:value-type="float" office:value="146217.13609932">
            <text:p>146217,13609932</text:p>
          </table:table-cell>
        </table:table-row>
        <table:table-row table:style-name="ro2">
          <table:table-cell table:number-columns-repeated="14"/>
          <table:table-cell table:formula="of:=[.O340]+10" office:value-type="float" office:value="3351">
            <text:p>3351</text:p>
          </table:table-cell>
          <table:table-cell table:formula="of:=([.O341]^3)*[.L$19]+([.O341]^2)*[.L$20]+[.O341]*[.L$21]" office:value-type="float" office:value="147533.87020092">
            <text:p>147533,87020092</text:p>
          </table:table-cell>
        </table:table-row>
        <table:table-row table:style-name="ro2">
          <table:table-cell table:number-columns-repeated="14"/>
          <table:table-cell table:formula="of:=[.O341]+10" office:value-type="float" office:value="3361">
            <text:p>3361</text:p>
          </table:table-cell>
          <table:table-cell table:formula="of:=([.O342]^3)*[.L$19]+([.O342]^2)*[.L$20]+[.O342]*[.L$21]" office:value-type="float" office:value="148858.48605452">
            <text:p>148858,48605452</text:p>
          </table:table-cell>
        </table:table-row>
        <table:table-row table:style-name="ro2">
          <table:table-cell table:number-columns-repeated="14"/>
          <table:table-cell table:formula="of:=[.O342]+10" office:value-type="float" office:value="3371">
            <text:p>3371</text:p>
          </table:table-cell>
          <table:table-cell table:formula="of:=([.O343]^3)*[.L$19]+([.O343]^2)*[.L$20]+[.O343]*[.L$21]" office:value-type="float" office:value="150191.00718012">
            <text:p>150191,00718012</text:p>
          </table:table-cell>
        </table:table-row>
        <table:table-row table:style-name="ro2">
          <table:table-cell table:number-columns-repeated="14"/>
          <table:table-cell table:formula="of:=[.O343]+10" office:value-type="float" office:value="3381">
            <text:p>3381</text:p>
          </table:table-cell>
          <table:table-cell table:formula="of:=([.O344]^3)*[.L$19]+([.O344]^2)*[.L$20]+[.O344]*[.L$21]" office:value-type="float" office:value="151531.45709772">
            <text:p>151531,45709772</text:p>
          </table:table-cell>
        </table:table-row>
        <table:table-row table:style-name="ro2">
          <table:table-cell table:number-columns-repeated="14"/>
          <table:table-cell table:formula="of:=[.O344]+10" office:value-type="float" office:value="3391">
            <text:p>3391</text:p>
          </table:table-cell>
          <table:table-cell table:formula="of:=([.O345]^3)*[.L$19]+([.O345]^2)*[.L$20]+[.O345]*[.L$21]" office:value-type="float" office:value="152879.85932732">
            <text:p>152879,85932732</text:p>
          </table:table-cell>
        </table:table-row>
        <table:table-row table:style-name="ro2">
          <table:table-cell table:number-columns-repeated="14"/>
          <table:table-cell table:formula="of:=[.O345]+10" office:value-type="float" office:value="3401">
            <text:p>3401</text:p>
          </table:table-cell>
          <table:table-cell table:formula="of:=([.O346]^3)*[.L$19]+([.O346]^2)*[.L$20]+[.O346]*[.L$21]" office:value-type="float" office:value="154236.23738892">
            <text:p>154236,23738892</text:p>
          </table:table-cell>
        </table:table-row>
        <table:table-row table:style-name="ro2">
          <table:table-cell table:number-columns-repeated="14"/>
          <table:table-cell table:formula="of:=[.O346]+10" office:value-type="float" office:value="3411">
            <text:p>3411</text:p>
          </table:table-cell>
          <table:table-cell table:formula="of:=([.O347]^3)*[.L$19]+([.O347]^2)*[.L$20]+[.O347]*[.L$21]" office:value-type="float" office:value="155600.61480252">
            <text:p>155600,61480252</text:p>
          </table:table-cell>
        </table:table-row>
        <table:table-row table:style-name="ro2">
          <table:table-cell table:number-columns-repeated="14"/>
          <table:table-cell table:formula="of:=[.O347]+10" office:value-type="float" office:value="3421">
            <text:p>3421</text:p>
          </table:table-cell>
          <table:table-cell table:formula="of:=([.O348]^3)*[.L$19]+([.O348]^2)*[.L$20]+[.O348]*[.L$21]" office:value-type="float" office:value="156973.01508812">
            <text:p>156973,01508812</text:p>
          </table:table-cell>
        </table:table-row>
        <table:table-row table:style-name="ro2">
          <table:table-cell table:number-columns-repeated="14"/>
          <table:table-cell table:formula="of:=[.O348]+10" office:value-type="float" office:value="3431">
            <text:p>3431</text:p>
          </table:table-cell>
          <table:table-cell table:formula="of:=([.O349]^3)*[.L$19]+([.O349]^2)*[.L$20]+[.O349]*[.L$21]" office:value-type="float" office:value="158353.46176572">
            <text:p>158353,46176572</text:p>
          </table:table-cell>
        </table:table-row>
        <table:table-row table:style-name="ro2">
          <table:table-cell table:number-columns-repeated="14"/>
          <table:table-cell table:formula="of:=[.O349]+10" office:value-type="float" office:value="3441">
            <text:p>3441</text:p>
          </table:table-cell>
          <table:table-cell table:formula="of:=([.O350]^3)*[.L$19]+([.O350]^2)*[.L$20]+[.O350]*[.L$21]" office:value-type="float" office:value="159741.97835532">
            <text:p>159741,97835532</text:p>
          </table:table-cell>
        </table:table-row>
        <table:table-row table:style-name="ro2">
          <table:table-cell table:number-columns-repeated="14"/>
          <table:table-cell table:formula="of:=[.O350]+10" office:value-type="float" office:value="3451">
            <text:p>3451</text:p>
          </table:table-cell>
          <table:table-cell table:formula="of:=([.O351]^3)*[.L$19]+([.O351]^2)*[.L$20]+[.O351]*[.L$21]" office:value-type="float" office:value="161138.58837692">
            <text:p>161138,58837692</text:p>
          </table:table-cell>
        </table:table-row>
        <table:table-row table:style-name="ro2">
          <table:table-cell table:number-columns-repeated="14"/>
          <table:table-cell table:formula="of:=[.O351]+10" office:value-type="float" office:value="3461">
            <text:p>3461</text:p>
          </table:table-cell>
          <table:table-cell table:formula="of:=([.O352]^3)*[.L$19]+([.O352]^2)*[.L$20]+[.O352]*[.L$21]" office:value-type="float" office:value="162543.31535052">
            <text:p>162543,31535052</text:p>
          </table:table-cell>
        </table:table-row>
        <table:table-row table:style-name="ro2">
          <table:table-cell table:number-columns-repeated="14"/>
          <table:table-cell table:formula="of:=[.O352]+10" office:value-type="float" office:value="3471">
            <text:p>3471</text:p>
          </table:table-cell>
          <table:table-cell table:formula="of:=([.O353]^3)*[.L$19]+([.O353]^2)*[.L$20]+[.O353]*[.L$21]" office:value-type="float" office:value="163956.18279612">
            <text:p>163956,18279612</text:p>
          </table:table-cell>
        </table:table-row>
        <table:table-row table:style-name="ro2">
          <table:table-cell table:number-columns-repeated="14"/>
          <table:table-cell table:formula="of:=[.O353]+10" office:value-type="float" office:value="3481">
            <text:p>3481</text:p>
          </table:table-cell>
          <table:table-cell table:formula="of:=([.O354]^3)*[.L$19]+([.O354]^2)*[.L$20]+[.O354]*[.L$21]" office:value-type="float" office:value="165377.21423372">
            <text:p>165377,21423372</text:p>
          </table:table-cell>
        </table:table-row>
        <table:table-row table:style-name="ro2">
          <table:table-cell table:number-columns-repeated="14"/>
          <table:table-cell table:formula="of:=[.O354]+10" office:value-type="float" office:value="3491">
            <text:p>3491</text:p>
          </table:table-cell>
          <table:table-cell table:formula="of:=([.O355]^3)*[.L$19]+([.O355]^2)*[.L$20]+[.O355]*[.L$21]" office:value-type="float" office:value="166806.43318332">
            <text:p>166806,43318332</text:p>
          </table:table-cell>
        </table:table-row>
        <table:table-row table:style-name="ro2">
          <table:table-cell table:number-columns-repeated="14"/>
          <table:table-cell table:formula="of:=[.O355]+10" office:value-type="float" office:value="3501">
            <text:p>3501</text:p>
          </table:table-cell>
          <table:table-cell table:formula="of:=([.O356]^3)*[.L$19]+([.O356]^2)*[.L$20]+[.O356]*[.L$21]" office:value-type="float" office:value="168243.86316492">
            <text:p>168243,86316492</text:p>
          </table:table-cell>
        </table:table-row>
        <table:table-row table:style-name="ro2">
          <table:table-cell table:number-columns-repeated="14"/>
          <table:table-cell table:formula="of:=[.O356]+10" office:value-type="float" office:value="3511">
            <text:p>3511</text:p>
          </table:table-cell>
          <table:table-cell table:formula="of:=([.O357]^3)*[.L$19]+([.O357]^2)*[.L$20]+[.O357]*[.L$21]" office:value-type="float" office:value="169689.52769852">
            <text:p>169689,52769852</text:p>
          </table:table-cell>
        </table:table-row>
        <table:table-row table:style-name="ro2">
          <table:table-cell table:number-columns-repeated="14"/>
          <table:table-cell table:formula="of:=[.O357]+10" office:value-type="float" office:value="3521">
            <text:p>3521</text:p>
          </table:table-cell>
          <table:table-cell table:formula="of:=([.O358]^3)*[.L$19]+([.O358]^2)*[.L$20]+[.O358]*[.L$21]" office:value-type="float" office:value="171143.45030412">
            <text:p>171143,45030412</text:p>
          </table:table-cell>
        </table:table-row>
        <table:table-row table:style-name="ro2">
          <table:table-cell table:number-columns-repeated="14"/>
          <table:table-cell table:formula="of:=[.O358]+10" office:value-type="float" office:value="3531">
            <text:p>3531</text:p>
          </table:table-cell>
          <table:table-cell table:formula="of:=([.O359]^3)*[.L$19]+([.O359]^2)*[.L$20]+[.O359]*[.L$21]" office:value-type="float" office:value="172605.65450172">
            <text:p>172605,65450172</text:p>
          </table:table-cell>
        </table:table-row>
        <table:table-row table:style-name="ro2">
          <table:table-cell table:number-columns-repeated="14"/>
          <table:table-cell table:formula="of:=[.O359]+10" office:value-type="float" office:value="3541">
            <text:p>3541</text:p>
          </table:table-cell>
          <table:table-cell table:formula="of:=([.O360]^3)*[.L$19]+([.O360]^2)*[.L$20]+[.O360]*[.L$21]" office:value-type="float" office:value="174076.16381132">
            <text:p>174076,16381132</text:p>
          </table:table-cell>
        </table:table-row>
        <table:table-row table:style-name="ro2">
          <table:table-cell table:number-columns-repeated="14"/>
          <table:table-cell table:formula="of:=[.O360]+10" office:value-type="float" office:value="3551">
            <text:p>3551</text:p>
          </table:table-cell>
          <table:table-cell table:formula="of:=([.O361]^3)*[.L$19]+([.O361]^2)*[.L$20]+[.O361]*[.L$21]" office:value-type="float" office:value="175555.00175292">
            <text:p>175555,00175292</text:p>
          </table:table-cell>
        </table:table-row>
        <table:table-row table:style-name="ro2">
          <table:table-cell table:number-columns-repeated="14"/>
          <table:table-cell table:formula="of:=[.O361]+10" office:value-type="float" office:value="3561">
            <text:p>3561</text:p>
          </table:table-cell>
          <table:table-cell table:formula="of:=([.O362]^3)*[.L$19]+([.O362]^2)*[.L$20]+[.O362]*[.L$21]" office:value-type="float" office:value="177042.19184652">
            <text:p>177042,19184652</text:p>
          </table:table-cell>
        </table:table-row>
        <table:table-row table:style-name="ro2">
          <table:table-cell table:number-columns-repeated="14"/>
          <table:table-cell table:formula="of:=[.O362]+10" office:value-type="float" office:value="3571">
            <text:p>3571</text:p>
          </table:table-cell>
          <table:table-cell table:formula="of:=([.O363]^3)*[.L$19]+([.O363]^2)*[.L$20]+[.O363]*[.L$21]" office:value-type="float" office:value="178537.75761212">
            <text:p>178537,75761212</text:p>
          </table:table-cell>
        </table:table-row>
        <table:table-row table:style-name="ro2">
          <table:table-cell table:number-columns-repeated="14"/>
          <table:table-cell table:formula="of:=[.O363]+10" office:value-type="float" office:value="3581">
            <text:p>3581</text:p>
          </table:table-cell>
          <table:table-cell table:formula="of:=([.O364]^3)*[.L$19]+([.O364]^2)*[.L$20]+[.O364]*[.L$21]" office:value-type="float" office:value="180041.72256972">
            <text:p>180041,72256972</text:p>
          </table:table-cell>
        </table:table-row>
        <table:table-row table:style-name="ro2">
          <table:table-cell table:number-columns-repeated="14"/>
          <table:table-cell table:formula="of:=[.O364]+10" office:value-type="float" office:value="3591">
            <text:p>3591</text:p>
          </table:table-cell>
          <table:table-cell table:formula="of:=([.O365]^3)*[.L$19]+([.O365]^2)*[.L$20]+[.O365]*[.L$21]" office:value-type="float" office:value="181554.11023932">
            <text:p>181554,11023932</text:p>
          </table:table-cell>
        </table:table-row>
        <table:table-row table:style-name="ro2">
          <table:table-cell table:number-columns-repeated="14"/>
          <table:table-cell table:formula="of:=[.O365]+10" office:value-type="float" office:value="3601">
            <text:p>3601</text:p>
          </table:table-cell>
          <table:table-cell table:formula="of:=([.O366]^3)*[.L$19]+([.O366]^2)*[.L$20]+[.O366]*[.L$21]" office:value-type="float" office:value="183074.94414092">
            <text:p>183074,94414092</text:p>
          </table:table-cell>
        </table:table-row>
        <table:table-row table:style-name="ro2">
          <table:table-cell table:number-columns-repeated="14"/>
          <table:table-cell table:formula="of:=[.O366]+10" office:value-type="float" office:value="3611">
            <text:p>3611</text:p>
          </table:table-cell>
          <table:table-cell table:formula="of:=([.O367]^3)*[.L$19]+([.O367]^2)*[.L$20]+[.O367]*[.L$21]" office:value-type="float" office:value="184604.24779452">
            <text:p>184604,24779452</text:p>
          </table:table-cell>
        </table:table-row>
        <table:table-row table:style-name="ro2">
          <table:table-cell table:number-columns-repeated="14"/>
          <table:table-cell table:formula="of:=[.O367]+10" office:value-type="float" office:value="3621">
            <text:p>3621</text:p>
          </table:table-cell>
          <table:table-cell table:formula="of:=([.O368]^3)*[.L$19]+([.O368]^2)*[.L$20]+[.O368]*[.L$21]" office:value-type="float" office:value="186142.04472012">
            <text:p>186142,04472012</text:p>
          </table:table-cell>
        </table:table-row>
        <table:table-row table:style-name="ro2">
          <table:table-cell table:number-columns-repeated="14"/>
          <table:table-cell table:formula="of:=[.O368]+10" office:value-type="float" office:value="3631">
            <text:p>3631</text:p>
          </table:table-cell>
          <table:table-cell table:formula="of:=([.O369]^3)*[.L$19]+([.O369]^2)*[.L$20]+[.O369]*[.L$21]" office:value-type="float" office:value="187688.35843772">
            <text:p>187688,35843772</text:p>
          </table:table-cell>
        </table:table-row>
        <table:table-row table:style-name="ro2">
          <table:table-cell table:number-columns-repeated="14"/>
          <table:table-cell table:formula="of:=[.O369]+10" office:value-type="float" office:value="3641">
            <text:p>3641</text:p>
          </table:table-cell>
          <table:table-cell table:formula="of:=([.O370]^3)*[.L$19]+([.O370]^2)*[.L$20]+[.O370]*[.L$21]" office:value-type="float" office:value="189243.21246732">
            <text:p>189243,21246732</text:p>
          </table:table-cell>
        </table:table-row>
        <table:table-row table:style-name="ro2">
          <table:table-cell table:number-columns-repeated="14"/>
          <table:table-cell table:formula="of:=[.O370]+10" office:value-type="float" office:value="3651">
            <text:p>3651</text:p>
          </table:table-cell>
          <table:table-cell table:formula="of:=([.O371]^3)*[.L$19]+([.O371]^2)*[.L$20]+[.O371]*[.L$21]" office:value-type="float" office:value="190806.63032892">
            <text:p>190806,63032892</text:p>
          </table:table-cell>
        </table:table-row>
        <table:table-row table:style-name="ro2">
          <table:table-cell table:number-columns-repeated="14"/>
          <table:table-cell table:formula="of:=[.O371]+10" office:value-type="float" office:value="3661">
            <text:p>3661</text:p>
          </table:table-cell>
          <table:table-cell table:formula="of:=([.O372]^3)*[.L$19]+([.O372]^2)*[.L$20]+[.O372]*[.L$21]" office:value-type="float" office:value="192378.63554252">
            <text:p>192378,63554252</text:p>
          </table:table-cell>
        </table:table-row>
        <table:table-row table:style-name="ro2">
          <table:table-cell table:number-columns-repeated="14"/>
          <table:table-cell table:formula="of:=[.O372]+10" office:value-type="float" office:value="3671">
            <text:p>3671</text:p>
          </table:table-cell>
          <table:table-cell table:formula="of:=([.O373]^3)*[.L$19]+([.O373]^2)*[.L$20]+[.O373]*[.L$21]" office:value-type="float" office:value="193959.25162812">
            <text:p>193959,25162812</text:p>
          </table:table-cell>
        </table:table-row>
        <table:table-row table:style-name="ro2">
          <table:table-cell table:number-columns-repeated="14"/>
          <table:table-cell table:formula="of:=[.O373]+10" office:value-type="float" office:value="3681">
            <text:p>3681</text:p>
          </table:table-cell>
          <table:table-cell table:formula="of:=([.O374]^3)*[.L$19]+([.O374]^2)*[.L$20]+[.O374]*[.L$21]" office:value-type="float" office:value="195548.50210572">
            <text:p>195548,50210572</text:p>
          </table:table-cell>
        </table:table-row>
        <table:table-row table:style-name="ro2">
          <table:table-cell table:number-columns-repeated="14"/>
          <table:table-cell table:formula="of:=[.O374]+10" office:value-type="float" office:value="3691">
            <text:p>3691</text:p>
          </table:table-cell>
          <table:table-cell table:formula="of:=([.O375]^3)*[.L$19]+([.O375]^2)*[.L$20]+[.O375]*[.L$21]" office:value-type="float" office:value="197146.41049532">
            <text:p>197146,41049532</text:p>
          </table:table-cell>
        </table:table-row>
        <table:table-row table:style-name="ro2">
          <table:table-cell table:number-columns-repeated="14"/>
          <table:table-cell table:formula="of:=[.O375]+10" office:value-type="float" office:value="3701">
            <text:p>3701</text:p>
          </table:table-cell>
          <table:table-cell table:formula="of:=([.O376]^3)*[.L$19]+([.O376]^2)*[.L$20]+[.O376]*[.L$21]" office:value-type="float" office:value="198753.00031692">
            <text:p>198753,00031692</text:p>
          </table:table-cell>
        </table:table-row>
        <table:table-row table:style-name="ro2">
          <table:table-cell table:number-columns-repeated="14"/>
          <table:table-cell table:formula="of:=[.O376]+10" office:value-type="float" office:value="3711">
            <text:p>3711</text:p>
          </table:table-cell>
          <table:table-cell table:formula="of:=([.O377]^3)*[.L$19]+([.O377]^2)*[.L$20]+[.O377]*[.L$21]" office:value-type="float" office:value="200368.29509052">
            <text:p>200368,29509052</text:p>
          </table:table-cell>
        </table:table-row>
        <table:table-row table:style-name="ro2">
          <table:table-cell table:number-columns-repeated="14"/>
          <table:table-cell table:formula="of:=[.O377]+10" office:value-type="float" office:value="3721">
            <text:p>3721</text:p>
          </table:table-cell>
          <table:table-cell table:formula="of:=([.O378]^3)*[.L$19]+([.O378]^2)*[.L$20]+[.O378]*[.L$21]" office:value-type="float" office:value="201992.31833612">
            <text:p>201992,31833612</text:p>
          </table:table-cell>
        </table:table-row>
        <table:table-row table:style-name="ro2">
          <table:table-cell table:number-columns-repeated="14"/>
          <table:table-cell table:formula="of:=[.O378]+10" office:value-type="float" office:value="3731">
            <text:p>3731</text:p>
          </table:table-cell>
          <table:table-cell table:formula="of:=([.O379]^3)*[.L$19]+([.O379]^2)*[.L$20]+[.O379]*[.L$21]" office:value-type="float" office:value="203625.09357372">
            <text:p>203625,09357372</text:p>
          </table:table-cell>
        </table:table-row>
        <table:table-row table:style-name="ro2">
          <table:table-cell table:number-columns-repeated="14"/>
          <table:table-cell table:formula="of:=[.O379]+10" office:value-type="float" office:value="3741">
            <text:p>3741</text:p>
          </table:table-cell>
          <table:table-cell table:formula="of:=([.O380]^3)*[.L$19]+([.O380]^2)*[.L$20]+[.O380]*[.L$21]" office:value-type="float" office:value="205266.64432332">
            <text:p>205266,64432332</text:p>
          </table:table-cell>
        </table:table-row>
        <table:table-row table:style-name="ro2">
          <table:table-cell table:number-columns-repeated="14"/>
          <table:table-cell table:formula="of:=[.O380]+10" office:value-type="float" office:value="3751">
            <text:p>3751</text:p>
          </table:table-cell>
          <table:table-cell table:formula="of:=([.O381]^3)*[.L$19]+([.O381]^2)*[.L$20]+[.O381]*[.L$21]" office:value-type="float" office:value="206916.99410492">
            <text:p>206916,99410492</text:p>
          </table:table-cell>
        </table:table-row>
        <table:table-row table:style-name="ro2">
          <table:table-cell table:number-columns-repeated="14"/>
          <table:table-cell table:formula="of:=[.O381]+10" office:value-type="float" office:value="3761">
            <text:p>3761</text:p>
          </table:table-cell>
          <table:table-cell table:formula="of:=([.O382]^3)*[.L$19]+([.O382]^2)*[.L$20]+[.O382]*[.L$21]" office:value-type="float" office:value="208576.16643852">
            <text:p>208576,16643852</text:p>
          </table:table-cell>
        </table:table-row>
        <table:table-row table:style-name="ro2">
          <table:table-cell table:number-columns-repeated="14"/>
          <table:table-cell table:formula="of:=[.O382]+10" office:value-type="float" office:value="3771">
            <text:p>3771</text:p>
          </table:table-cell>
          <table:table-cell table:formula="of:=([.O383]^3)*[.L$19]+([.O383]^2)*[.L$20]+[.O383]*[.L$21]" office:value-type="float" office:value="210244.18484412">
            <text:p>210244,18484412</text:p>
          </table:table-cell>
        </table:table-row>
        <table:table-row table:style-name="ro2">
          <table:table-cell table:number-columns-repeated="14"/>
          <table:table-cell table:formula="of:=[.O383]+10" office:value-type="float" office:value="3781">
            <text:p>3781</text:p>
          </table:table-cell>
          <table:table-cell table:formula="of:=([.O384]^3)*[.L$19]+([.O384]^2)*[.L$20]+[.O384]*[.L$21]" office:value-type="float" office:value="211921.07284172">
            <text:p>211921,07284172</text:p>
          </table:table-cell>
        </table:table-row>
        <table:table-row table:style-name="ro2">
          <table:table-cell table:number-columns-repeated="14"/>
          <table:table-cell table:formula="of:=[.O384]+10" office:value-type="float" office:value="3791">
            <text:p>3791</text:p>
          </table:table-cell>
          <table:table-cell table:formula="of:=([.O385]^3)*[.L$19]+([.O385]^2)*[.L$20]+[.O385]*[.L$21]" office:value-type="float" office:value="213606.85395132">
            <text:p>213606,85395132</text:p>
          </table:table-cell>
        </table:table-row>
        <table:table-row table:style-name="ro2">
          <table:table-cell table:number-columns-repeated="14"/>
          <table:table-cell table:formula="of:=[.O385]+10" office:value-type="float" office:value="3801">
            <text:p>3801</text:p>
          </table:table-cell>
          <table:table-cell table:formula="of:=([.O386]^3)*[.L$19]+([.O386]^2)*[.L$20]+[.O386]*[.L$21]" office:value-type="float" office:value="215301.55169292">
            <text:p>215301,55169292</text:p>
          </table:table-cell>
        </table:table-row>
        <table:table-row table:style-name="ro2">
          <table:table-cell table:number-columns-repeated="14"/>
          <table:table-cell table:formula="of:=[.O386]+10" office:value-type="float" office:value="3811">
            <text:p>3811</text:p>
          </table:table-cell>
          <table:table-cell table:formula="of:=([.O387]^3)*[.L$19]+([.O387]^2)*[.L$20]+[.O387]*[.L$21]" office:value-type="float" office:value="217005.18958652">
            <text:p>217005,18958652</text:p>
          </table:table-cell>
        </table:table-row>
        <table:table-row table:style-name="ro2">
          <table:table-cell table:number-columns-repeated="14"/>
          <table:table-cell table:formula="of:=[.O387]+10" office:value-type="float" office:value="3821">
            <text:p>3821</text:p>
          </table:table-cell>
          <table:table-cell table:formula="of:=([.O388]^3)*[.L$19]+([.O388]^2)*[.L$20]+[.O388]*[.L$21]" office:value-type="float" office:value="218717.79115212">
            <text:p>218717,79115212</text:p>
          </table:table-cell>
        </table:table-row>
        <table:table-row table:style-name="ro2">
          <table:table-cell table:number-columns-repeated="14"/>
          <table:table-cell table:formula="of:=[.O388]+10" office:value-type="float" office:value="3831">
            <text:p>3831</text:p>
          </table:table-cell>
          <table:table-cell table:formula="of:=([.O389]^3)*[.L$19]+([.O389]^2)*[.L$20]+[.O389]*[.L$21]" office:value-type="float" office:value="220439.37990972">
            <text:p>220439,37990972</text:p>
          </table:table-cell>
        </table:table-row>
        <table:table-row table:style-name="ro2">
          <table:table-cell table:number-columns-repeated="14"/>
          <table:table-cell table:formula="of:=[.O389]+10" office:value-type="float" office:value="3841">
            <text:p>3841</text:p>
          </table:table-cell>
          <table:table-cell table:formula="of:=([.O390]^3)*[.L$19]+([.O390]^2)*[.L$20]+[.O390]*[.L$21]" office:value-type="float" office:value="222169.97937932">
            <text:p>222169,97937932</text:p>
          </table:table-cell>
        </table:table-row>
        <table:table-row table:style-name="ro2">
          <table:table-cell table:number-columns-repeated="14"/>
          <table:table-cell table:formula="of:=[.O390]+10" office:value-type="float" office:value="3851">
            <text:p>3851</text:p>
          </table:table-cell>
          <table:table-cell table:formula="of:=([.O391]^3)*[.L$19]+([.O391]^2)*[.L$20]+[.O391]*[.L$21]" office:value-type="float" office:value="223909.61308092">
            <text:p>223909,61308092</text:p>
          </table:table-cell>
        </table:table-row>
        <table:table-row table:style-name="ro2">
          <table:table-cell table:number-columns-repeated="14"/>
          <table:table-cell table:formula="of:=[.O391]+10" office:value-type="float" office:value="3861">
            <text:p>3861</text:p>
          </table:table-cell>
          <table:table-cell table:formula="of:=([.O392]^3)*[.L$19]+([.O392]^2)*[.L$20]+[.O392]*[.L$21]" office:value-type="float" office:value="225658.30453452">
            <text:p>225658,30453452</text:p>
          </table:table-cell>
        </table:table-row>
        <table:table-row table:style-name="ro2">
          <table:table-cell table:number-columns-repeated="14"/>
          <table:table-cell table:formula="of:=[.O392]+10" office:value-type="float" office:value="3871">
            <text:p>3871</text:p>
          </table:table-cell>
          <table:table-cell table:formula="of:=([.O393]^3)*[.L$19]+([.O393]^2)*[.L$20]+[.O393]*[.L$21]" office:value-type="float" office:value="227416.07726012">
            <text:p>227416,07726012</text:p>
          </table:table-cell>
        </table:table-row>
        <table:table-row table:style-name="ro2">
          <table:table-cell table:number-columns-repeated="14"/>
          <table:table-cell table:formula="of:=[.O393]+10" office:value-type="float" office:value="3881">
            <text:p>3881</text:p>
          </table:table-cell>
          <table:table-cell table:formula="of:=([.O394]^3)*[.L$19]+([.O394]^2)*[.L$20]+[.O394]*[.L$21]" office:value-type="float" office:value="229182.95477772">
            <text:p>229182,95477772</text:p>
          </table:table-cell>
        </table:table-row>
        <table:table-row table:style-name="ro2">
          <table:table-cell table:number-columns-repeated="14"/>
          <table:table-cell table:formula="of:=[.O394]+10" office:value-type="float" office:value="3891">
            <text:p>3891</text:p>
          </table:table-cell>
          <table:table-cell table:formula="of:=([.O395]^3)*[.L$19]+([.O395]^2)*[.L$20]+[.O395]*[.L$21]" office:value-type="float" office:value="230958.96060732">
            <text:p>230958,96060732</text:p>
          </table:table-cell>
        </table:table-row>
        <table:table-row table:style-name="ro2">
          <table:table-cell table:number-columns-repeated="14"/>
          <table:table-cell table:formula="of:=[.O395]+10" office:value-type="float" office:value="3901">
            <text:p>3901</text:p>
          </table:table-cell>
          <table:table-cell table:formula="of:=([.O396]^3)*[.L$19]+([.O396]^2)*[.L$20]+[.O396]*[.L$21]" office:value-type="float" office:value="232744.11826892">
            <text:p>232744,11826892</text:p>
          </table:table-cell>
        </table:table-row>
        <table:table-row table:style-name="ro2">
          <table:table-cell table:number-columns-repeated="14"/>
          <table:table-cell table:formula="of:=[.O396]+10" office:value-type="float" office:value="3911">
            <text:p>3911</text:p>
          </table:table-cell>
          <table:table-cell table:formula="of:=([.O397]^3)*[.L$19]+([.O397]^2)*[.L$20]+[.O397]*[.L$21]" office:value-type="float" office:value="234538.45128252">
            <text:p>234538,45128252</text:p>
          </table:table-cell>
        </table:table-row>
        <table:table-row table:style-name="ro2">
          <table:table-cell table:number-columns-repeated="14"/>
          <table:table-cell table:formula="of:=[.O397]+10" office:value-type="float" office:value="3921">
            <text:p>3921</text:p>
          </table:table-cell>
          <table:table-cell table:formula="of:=([.O398]^3)*[.L$19]+([.O398]^2)*[.L$20]+[.O398]*[.L$21]" office:value-type="float" office:value="236341.98316812">
            <text:p>236341,98316812</text:p>
          </table:table-cell>
        </table:table-row>
        <table:table-row table:style-name="ro2">
          <table:table-cell table:number-columns-repeated="14"/>
          <table:table-cell table:formula="of:=[.O398]+10" office:value-type="float" office:value="3931">
            <text:p>3931</text:p>
          </table:table-cell>
          <table:table-cell table:formula="of:=([.O399]^3)*[.L$19]+([.O399]^2)*[.L$20]+[.O399]*[.L$21]" office:value-type="float" office:value="238154.73744572">
            <text:p>238154,73744572</text:p>
          </table:table-cell>
        </table:table-row>
        <table:table-row table:style-name="ro2">
          <table:table-cell table:number-columns-repeated="14"/>
          <table:table-cell table:formula="of:=[.O399]+10" office:value-type="float" office:value="3941">
            <text:p>3941</text:p>
          </table:table-cell>
          <table:table-cell table:formula="of:=([.O400]^3)*[.L$19]+([.O400]^2)*[.L$20]+[.O400]*[.L$21]" office:value-type="float" office:value="239976.73763532">
            <text:p>239976,73763532</text:p>
          </table:table-cell>
        </table:table-row>
        <table:table-row table:style-name="ro2">
          <table:table-cell table:number-columns-repeated="14"/>
          <table:table-cell table:formula="of:=[.O400]+10" office:value-type="float" office:value="3951">
            <text:p>3951</text:p>
          </table:table-cell>
          <table:table-cell table:formula="of:=([.O401]^3)*[.L$19]+([.O401]^2)*[.L$20]+[.O401]*[.L$21]" office:value-type="float" office:value="241808.00725692">
            <text:p>241808,00725692</text:p>
          </table:table-cell>
        </table:table-row>
        <table:table-row table:style-name="ro2">
          <table:table-cell table:number-columns-repeated="14"/>
          <table:table-cell table:formula="of:=[.O401]+10" office:value-type="float" office:value="3961">
            <text:p>3961</text:p>
          </table:table-cell>
          <table:table-cell table:formula="of:=([.O402]^3)*[.L$19]+([.O402]^2)*[.L$20]+[.O402]*[.L$21]" office:value-type="float" office:value="243648.56983052">
            <text:p>243648,56983052</text:p>
          </table:table-cell>
        </table:table-row>
        <table:table-row table:style-name="ro2">
          <table:table-cell table:number-columns-repeated="14"/>
          <table:table-cell table:formula="of:=[.O402]+10" office:value-type="float" office:value="3971">
            <text:p>3971</text:p>
          </table:table-cell>
          <table:table-cell table:formula="of:=([.O403]^3)*[.L$19]+([.O403]^2)*[.L$20]+[.O403]*[.L$21]" office:value-type="float" office:value="245498.44887612">
            <text:p>245498,44887612</text:p>
          </table:table-cell>
        </table:table-row>
        <table:table-row table:style-name="ro2">
          <table:table-cell table:number-columns-repeated="14"/>
          <table:table-cell table:formula="of:=[.O403]+10" office:value-type="float" office:value="3981">
            <text:p>3981</text:p>
          </table:table-cell>
          <table:table-cell table:formula="of:=([.O404]^3)*[.L$19]+([.O404]^2)*[.L$20]+[.O404]*[.L$21]" office:value-type="float" office:value="247357.66791372">
            <text:p>247357,66791372</text:p>
          </table:table-cell>
        </table:table-row>
        <table:table-row table:style-name="ro2">
          <table:table-cell table:number-columns-repeated="14"/>
          <table:table-cell table:formula="of:=[.O404]+10" office:value-type="float" office:value="3991">
            <text:p>3991</text:p>
          </table:table-cell>
          <table:table-cell table:formula="of:=([.O405]^3)*[.L$19]+([.O405]^2)*[.L$20]+[.O405]*[.L$21]" office:value-type="float" office:value="249226.25046332">
            <text:p>249226,25046332</text:p>
          </table:table-cell>
        </table:table-row>
        <table:table-row table:style-name="ro2">
          <table:table-cell table:number-columns-repeated="14"/>
          <table:table-cell table:formula="of:=[.O405]+10" office:value-type="float" office:value="4001">
            <text:p>4001</text:p>
          </table:table-cell>
          <table:table-cell table:formula="of:=([.O406]^3)*[.L$19]+([.O406]^2)*[.L$20]+[.O406]*[.L$21]" office:value-type="float" office:value="251104.22004492">
            <text:p>251104,22004492</text:p>
          </table:table-cell>
        </table:table-row>
        <table:table-row table:style-name="ro2" table:number-rows-repeated="1048169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Algo3" table:style-name="ta1">
        <table:shapes>
          <draw:frame draw:z-index="0" draw:style-name="gr1" svg:width="35.746cm" svg:height="13.716cm" svg:x="0.167cm" svg:y="18.572cm">
            <draw:object draw:notify-on-update-of-ranges="Algo3.A2:Algo3.A15 Algo3.C1:Algo3.C1 Algo3.C2:Algo3.C15 Algo3.D1:Algo3.D1 Algo3.D2:Algo3.D15 Algo3.E1:Algo3.E1 Algo3.E2:Algo3.E1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svg:width="35.746cm" svg:height="13.716cm" svg:x="45.086cm" svg:y="17.719cm"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svg:width="35.885cm" svg:height="14.063cm" svg:x="0.501cm" svg:y="18.36cm">
            <draw:object draw:notify-on-update-of-ranges="Algo3.D1:Algo3.D1 Algo3.D2:Algo3.D15 Algo3.A2:Algo3.A15 Algo3.F1:Algo3.F1 Algo3.L2:Algo3.L202 Algo3.K2:Algo3.K20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3"/>
        <table:table-column table:style-name="co8" table:default-cell-style-name="ce1"/>
        <table:table-column table:style-name="co9" table:default-cell-style-name="ce1"/>
        <table:table-column table:style-name="co3" table:number-columns-repeated="3" table:default-cell-style-name="Default"/>
        <table:table-column table:style-name="co3" table:default-cell-style-name="ce15"/>
        <table:table-row table:style-name="ro1">
          <table:table-cell office:value-type="string">
            <text:p>Taille des données (n)</text:p>
          </table:table-cell>
          <table:table-cell office:value-type="string">
            <text:p>Nb tests</text:p>
          </table:table-cell>
          <table:table-cell office:value-type="string">
            <text:p>Temps minimum</text:p>
          </table:table-cell>
          <table:table-cell office:value-type="string">
            <text:p>Temps maximum</text:p>
          </table:table-cell>
          <table:table-cell office:value-type="string">
            <text:p>Temps moyen</text:p>
          </table:table-cell>
          <table:table-cell office:value-type="string">
            <text:p>interpolation</text:p>
          </table:table-cell>
          <table:table-cell office:value-type="string">
            <text:p>ECCART</text:p>
          </table:table-cell>
          <table:table-cell office:value-type="string">
            <text:p>Temps moyen(pondere)</text:p>
          </table:table-cell>
          <table:table-cell office:value-type="string">
            <text:p>Aléatoire ?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table:number-columns-repeated="3" office:value-type="float" office:value="0">
            <text:p>0,000s</text:p>
          </table:table-cell>
          <table:table-cell table:formula="of:=([.A2]^3)*[.H$17]+([.A2]^2)*[.H$18]+[.A2]*[.H$19]" office:value-type="float" office:value="0.0000030042">
            <text:p>0,0000030042 ms</text:p>
          </table:table-cell>
          <table:table-cell table:formula="of:=[.D2]-[.F2]" office:value-type="float" office:value="-0.0000030042">
            <text:p>-0,0000030042 ms</text:p>
          </table:table-cell>
          <table:table-cell/>
          <table:table-cell office:value-type="string">
            <text:p>NON</text:p>
          </table:table-cell>
          <table:table-cell/>
          <table:table-cell office:value-type="float" office:value="1">
            <text:p>1</text:p>
          </table:table-cell>
          <table:table-cell table:style-name="ce16" table:formula="of:=([.K2]^3)*[.H$17]+([.K2]^2)*[.H$18]+[.K2]*[.H$19]" office:value-type="float" office:value="0.0000030042">
            <text:p>3,00E-006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600000">
            <text:p>13600000</text:p>
          </table:table-cell>
          <table:table-cell table:number-columns-repeated="3" office:value-type="float" office:value="0">
            <text:p>0,000s</text:p>
          </table:table-cell>
          <table:table-cell table:formula="of:=([.A3]^3)*[.H$17]+([.A3]^2)*[.H$18]+[.A3]*[.H$19]" office:value-type="float" office:value="0.0000060332">
            <text:p>0,0000060332 ms</text:p>
          </table:table-cell>
          <table:table-cell table:formula="of:=[.D3]-[.F3]" office:value-type="float" office:value="-0.0000060332">
            <text:p>-0,0000060332 ms</text:p>
          </table:table-cell>
          <table:table-cell table:formula="of:=[.E3]/#REF!" office:value-type="float" office:value="0">
            <text:p>#REF !</text:p>
          </table:table-cell>
          <table:table-cell office:value-type="string">
            <text:p>NON</text:p>
          </table:table-cell>
          <table:table-cell/>
          <table:table-cell table:formula="of:=[.K2]+10" office:value-type="float" office:value="11">
            <text:p>11</text:p>
          </table:table-cell>
          <table:table-cell table:style-name="ce16" table:formula="of:=([.K3]^3)*[.H$17]+([.K3]^2)*[.H$18]+[.K3]*[.H$19]" office:value-type="float" office:value="0.0000384692">
            <text:p>3,85E-00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28960000">
            <text:p>328960000</text:p>
          </table:table-cell>
          <table:table-cell table:number-columns-repeated="3" office:value-type="float" office:value="0">
            <text:p>0,000s</text:p>
          </table:table-cell>
          <table:table-cell table:formula="of:=([.A4]^3)*[.H$17]+([.A4]^2)*[.H$18]+[.A4]*[.H$19]" office:value-type="float" office:value="0.000012264">
            <text:p>0,000012264 ms</text:p>
          </table:table-cell>
          <table:table-cell table:formula="of:=[.D4]-[.F4]" office:value-type="float" office:value="-0.000012264">
            <text:p>-0,000012264 ms</text:p>
          </table:table-cell>
          <table:table-cell table:formula="of:=[.E4]/#REF!" office:value-type="float" office:value="0">
            <text:p>#REF !</text:p>
          </table:table-cell>
          <table:table-cell office:value-type="string">
            <text:p>NON</text:p>
          </table:table-cell>
          <table:table-cell/>
          <table:table-cell table:formula="of:=[.K3]+10" office:value-type="float" office:value="21">
            <text:p>21</text:p>
          </table:table-cell>
          <table:table-cell table:style-name="ce16" table:formula="of:=([.K4]^3)*[.H$17]+([.K4]^2)*[.H$18]+[.K4]*[.H$19]" office:value-type="float" office:value="0.0001010142">
            <text:p>1,01E-004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3050000">
            <text:p>43050000</text:p>
          </table:table-cell>
          <table:table-cell table:number-columns-repeated="3" office:value-type="float" office:value="0">
            <text:p>0,000s</text:p>
          </table:table-cell>
          <table:table-cell table:formula="of:=([.A5]^3)*[.H$17]+([.A5]^2)*[.H$18]+[.A5]*[.H$19]" office:value-type="float" office:value="0.0000261056">
            <text:p>0,0000261056 ms</text:p>
          </table:table-cell>
          <table:table-cell table:formula="of:=[.D5]-[.F5]" office:value-type="float" office:value="-0.0000261056">
            <text:p>-0,0000261056 ms</text:p>
          </table:table-cell>
          <table:table-cell table:formula="of:=[.E5]/#REF!" office:value-type="float" office:value="0">
            <text:p>#REF !</text:p>
          </table:table-cell>
          <table:table-cell table:number-columns-repeated="2"/>
          <table:table-cell table:formula="of:=[.K4]+10" office:value-type="float" office:value="31">
            <text:p>31</text:p>
          </table:table-cell>
          <table:table-cell table:style-name="ce16" table:formula="of:=([.K5]^3)*[.H$17]+([.K5]^2)*[.H$18]+[.K5]*[.H$19]" office:value-type="float" office:value="0.0002152392">
            <text:p>2,15E-00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5040000">
            <text:p>25040000</text:p>
          </table:table-cell>
          <table:table-cell table:number-columns-repeated="3" office:value-type="float" office:value="0">
            <text:p>0,000s</text:p>
          </table:table-cell>
          <table:table-cell table:formula="of:=([.A6]^3)*[.H$17]+([.A6]^2)*[.H$18]+[.A6]*[.H$19]" office:value-type="float" office:value="0.00003411">
            <text:p>0,00003411 ms</text:p>
          </table:table-cell>
          <table:table-cell table:formula="of:=[.D6]-[.F6]" office:value-type="float" office:value="-0.00003411">
            <text:p>-0,00003411 ms</text:p>
          </table:table-cell>
          <table:table-cell table:formula="of:=[.E6]/#REF!" office:value-type="float" office:value="0">
            <text:p>#REF !</text:p>
          </table:table-cell>
          <table:table-cell table:number-columns-repeated="2"/>
          <table:table-cell table:formula="of:=[.K5]+10" office:value-type="float" office:value="41">
            <text:p>41</text:p>
          </table:table-cell>
          <table:table-cell table:style-name="ce16" table:formula="of:=([.K6]^3)*[.H$17]+([.K6]^2)*[.H$18]+[.K6]*[.H$19]" office:value-type="float" office:value="0.0004057442">
            <text:p>4,06E-00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987800">
            <text:p>3987800</text:p>
          </table:table-cell>
          <table:table-cell table:number-columns-repeated="3" office:value-type="float" office:value="0">
            <text:p>0,000s</text:p>
          </table:table-cell>
          <table:table-cell table:formula="of:=([.A7]^3)*[.H$17]+([.A7]^2)*[.H$18]+[.A7]*[.H$19]" office:value-type="float" office:value="0.00009284">
            <text:p>0,00009284 ms</text:p>
          </table:table-cell>
          <table:table-cell table:formula="of:=[.D7]-[.F7]" office:value-type="float" office:value="-0.00009284">
            <text:p>-0,00009284 ms</text:p>
          </table:table-cell>
          <table:table-cell table:number-columns-repeated="3"/>
          <table:table-cell table:formula="of:=[.K6]+10" office:value-type="float" office:value="51">
            <text:p>51</text:p>
          </table:table-cell>
          <table:table-cell table:style-name="ce16" table:formula="of:=([.K7]^3)*[.H$17]+([.K7]^2)*[.H$18]+[.K7]*[.H$19]" office:value-type="float" office:value="0.0006971292">
            <text:p>6,97E-004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579700">
            <text:p>579700</text:p>
          </table:table-cell>
          <table:table-cell table:number-columns-repeated="3" office:value-type="float" office:value="0">
            <text:p>0,000s</text:p>
          </table:table-cell>
          <table:table-cell table:formula="of:=([.A8]^3)*[.H$17]+([.A8]^2)*[.H$18]+[.A8]*[.H$19]" office:value-type="float" office:value="0.00038256">
            <text:p>0,00038256 ms</text:p>
          </table:table-cell>
          <table:table-cell table:formula="of:=[.D8]-[.F8]" office:value-type="float" office:value="-0.00038256">
            <text:p>-0,00038256 ms</text:p>
          </table:table-cell>
          <table:table-cell table:number-columns-repeated="3"/>
          <table:table-cell table:formula="of:=[.K7]+10" office:value-type="float" office:value="61">
            <text:p>61</text:p>
          </table:table-cell>
          <table:table-cell table:style-name="ce16" table:formula="of:=([.K8]^3)*[.H$17]+([.K8]^2)*[.H$18]+[.K8]*[.H$19]" office:value-type="float" office:value="0.0011139942">
            <text:p>1,11E-003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79300">
            <text:p>79300</text:p>
          </table:table-cell>
          <table:table-cell table:number-columns-repeated="3" office:value-type="float" office:value="0.002">
            <text:p>0,002s</text:p>
          </table:table-cell>
          <table:table-cell table:formula="of:=([.A9]^3)*[.H$17]+([.A9]^2)*[.H$18]+[.A9]*[.H$19]" office:value-type="float" office:value="0.00233984">
            <text:p>0,00233984 ms</text:p>
          </table:table-cell>
          <table:table-cell table:formula="of:=[.D9]-[.F9]" office:value-type="float" office:value="-0.000339840000000001">
            <text:p>-0,000339840000000001 ms</text:p>
          </table:table-cell>
          <table:table-cell table:number-columns-repeated="3"/>
          <table:table-cell table:formula="of:=[.K8]+10" office:value-type="float" office:value="71">
            <text:p>71</text:p>
          </table:table-cell>
          <table:table-cell table:style-name="ce16" table:formula="of:=([.K9]^3)*[.H$17]+([.K9]^2)*[.H$18]+[.K9]*[.H$19]" office:value-type="float" office:value="0.0016809392">
            <text:p>1,68E-003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41190">
            <text:p>41190</text:p>
          </table:table-cell>
          <table:table-cell office:value-type="float" office:value="0.003">
            <text:p>0,003s</text:p>
          </table:table-cell>
          <table:table-cell office:value-type="float" office:value="0.005">
            <text:p>0,005s</text:p>
          </table:table-cell>
          <table:table-cell office:value-type="float" office:value="0.004">
            <text:p>0,004s</text:p>
          </table:table-cell>
          <table:table-cell table:formula="of:=([.A10]^3)*[.H$17]+([.A10]^2)*[.H$18]+[.A10]*[.H$19]" office:value-type="float" office:value="0.004401">
            <text:p>0,004401 ms</text:p>
          </table:table-cell>
          <table:table-cell table:formula="of:=[.D10]-[.F10]" office:value-type="float" office:value="0.000599">
            <text:p>0,000599 ms</text:p>
          </table:table-cell>
          <table:table-cell table:number-columns-repeated="3"/>
          <table:table-cell table:formula="of:=[.K9]+10" office:value-type="float" office:value="81">
            <text:p>81</text:p>
          </table:table-cell>
          <table:table-cell table:style-name="ce16" table:formula="of:=([.K10]^3)*[.H$17]+([.K10]^2)*[.H$18]+[.K10]*[.H$19]" office:value-type="float" office:value="0.0024225642">
            <text:p>2,42E-003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5276">
            <text:p>5276</text:p>
          </table:table-cell>
          <table:table-cell office:value-type="float" office:value="0.028">
            <text:p>0,028s</text:p>
          </table:table-cell>
          <table:table-cell office:value-type="float" office:value="0.037">
            <text:p>0,037s</text:p>
          </table:table-cell>
          <table:table-cell office:value-type="float" office:value="0.034">
            <text:p>0,034s</text:p>
          </table:table-cell>
          <table:table-cell table:formula="of:=([.A11]^3)*[.H$17]+([.A11]^2)*[.H$18]+[.A11]*[.H$19]" office:value-type="float" office:value="0.033404">
            <text:p>0,033404 ms</text:p>
          </table:table-cell>
          <table:table-cell table:formula="of:=[.D11]-[.F11]" office:value-type="float" office:value="0.00359599999999999">
            <text:p>0,00359599999999999 ms</text:p>
          </table:table-cell>
          <table:table-cell table:number-columns-repeated="3"/>
          <table:table-cell table:formula="of:=[.K10]+10" office:value-type="float" office:value="91">
            <text:p>91</text:p>
          </table:table-cell>
          <table:table-cell table:style-name="ce16" table:formula="of:=([.K11]^3)*[.H$17]+([.K11]^2)*[.H$18]+[.K11]*[.H$19]" office:value-type="float" office:value="0.0033634692">
            <text:p>3,36E-003</text:p>
          </table:table-cell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665">
            <text:p>665</text:p>
          </table:table-cell>
          <table:table-cell office:value-type="float" office:value="0.26">
            <text:p>0,260s</text:p>
          </table:table-cell>
          <table:table-cell office:value-type="float" office:value="0.28">
            <text:p>0,280s</text:p>
          </table:table-cell>
          <table:table-cell office:value-type="float" office:value="0.271">
            <text:p>0,271s</text:p>
          </table:table-cell>
          <table:table-cell table:formula="of:=([.A12]^3)*[.H$17]+([.A12]^2)*[.H$18]+[.A12]*[.H$19]" office:value-type="float" office:value="0.263616">
            <text:p>0,263616 ms</text:p>
          </table:table-cell>
          <table:table-cell table:formula="of:=[.D12]-[.F12]" office:value-type="float" office:value="0.016384">
            <text:p>0,016384 ms</text:p>
          </table:table-cell>
          <table:table-cell table:number-columns-repeated="3"/>
          <table:table-cell table:formula="of:=[.K11]+10" office:value-type="float" office:value="101">
            <text:p>101</text:p>
          </table:table-cell>
          <table:table-cell table:style-name="ce16" table:formula="of:=([.K12]^3)*[.H$17]+([.K12]^2)*[.H$18]+[.K12]*[.H$19]" office:value-type="float" office:value="0.0045282542">
            <text:p>4,53E-003</text:p>
          </table:table-cell>
        </table:table-row>
        <table:table-row table:style-name="ro2">
          <table:table-cell office:value-type="float" office:value="800">
            <text:p>800</text:p>
          </table:table-cell>
          <table:table-cell office:value-type="float" office:value="84">
            <text:p>84</text:p>
          </table:table-cell>
          <table:table-cell office:value-type="float" office:value="2.136">
            <text:p>2,136s</text:p>
          </table:table-cell>
          <table:table-cell office:value-type="float" office:value="2.2">
            <text:p>2,200s</text:p>
          </table:table-cell>
          <table:table-cell office:value-type="float" office:value="2.163">
            <text:p>2,163s</text:p>
          </table:table-cell>
          <table:table-cell table:formula="of:=([.A13]^3)*[.H$17]+([.A13]^2)*[.H$18]+[.A13]*[.H$19]" office:value-type="float" office:value="2.101664">
            <text:p>2,101664 ms</text:p>
          </table:table-cell>
          <table:table-cell table:formula="of:=[.D13]-[.F13]" office:value-type="float" office:value="0.0983359999999998">
            <text:p>0,0983359999999998 ms</text:p>
          </table:table-cell>
          <table:table-cell table:number-columns-repeated="3"/>
          <table:table-cell table:formula="of:=[.K12]+10" office:value-type="float" office:value="111">
            <text:p>111</text:p>
          </table:table-cell>
          <table:table-cell table:style-name="ce16" table:formula="of:=([.K13]^3)*[.H$17]+([.K13]^2)*[.H$18]+[.K13]*[.H$19]" office:value-type="float" office:value="0.0059415192">
            <text:p>5,94E-003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43">
            <text:p>43</text:p>
          </table:table-cell>
          <table:table-cell office:value-type="float" office:value="4.2">
            <text:p>4,200s</text:p>
          </table:table-cell>
          <table:table-cell office:value-type="float" office:value="4.329">
            <text:p>4,329s</text:p>
          </table:table-cell>
          <table:table-cell office:value-type="float" office:value="4.265">
            <text:p>4,265s</text:p>
          </table:table-cell>
          <table:table-cell table:formula="of:=([.A14]^3)*[.H$17]+([.A14]^2)*[.H$18]+[.A14]*[.H$19]" office:value-type="float" office:value="4.1031">
            <text:p>4,1031 ms</text:p>
          </table:table-cell>
          <table:table-cell table:formula="of:=[.D14]-[.F14]" office:value-type="float" office:value="0.225899999999999">
            <text:p>0,225899999999999 ms</text:p>
          </table:table-cell>
          <table:table-cell table:number-columns-repeated="3"/>
          <table:table-cell table:formula="of:=[.K13]+10" office:value-type="float" office:value="121">
            <text:p>121</text:p>
          </table:table-cell>
          <table:table-cell table:style-name="ce16" table:formula="of:=([.K14]^3)*[.H$17]+([.K14]^2)*[.H$18]+[.K14]*[.H$19]" office:value-type="float" office:value="0.0076278642">
            <text:p>7,63E-003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6">
            <text:p>6</text:p>
          </table:table-cell>
          <table:table-cell office:value-type="float" office:value="33.727">
            <text:p>33,727s</text:p>
          </table:table-cell>
          <table:table-cell office:value-type="float" office:value="34.134">
            <text:p>34,134s</text:p>
          </table:table-cell>
          <table:table-cell office:value-type="float" office:value="33.936">
            <text:p>33,936s</text:p>
          </table:table-cell>
          <table:table-cell table:formula="of:=([.A15]^3)*[.H$17]+([.A15]^2)*[.H$18]+[.A15]*[.H$19]" office:value-type="float" office:value="32.8064">
            <text:p>32,8064 ms</text:p>
          </table:table-cell>
          <table:table-cell table:formula="of:=[.D15]-[.F15]" office:value-type="float" office:value="1.3276">
            <text:p>1,3276 ms</text:p>
          </table:table-cell>
          <table:table-cell table:number-columns-repeated="3"/>
          <table:table-cell table:formula="of:=[.K14]+10" office:value-type="float" office:value="131">
            <text:p>131</text:p>
          </table:table-cell>
          <table:table-cell table:style-name="ce16" table:formula="of:=([.K15]^3)*[.H$17]+([.K15]^2)*[.H$18]+[.K15]*[.H$19]" office:value-type="float" office:value="0.0096118892">
            <text:p>9,61E-003</text:p>
          </table:table-cell>
        </table:table-row>
        <table:table-row table:style-name="ro2">
          <table:table-cell office:value-type="float" office:value="4000">
            <text:p>4000</text:p>
          </table:table-cell>
          <table:table-cell office:value-type="string">
            <text:p>NR</text:p>
          </table:table-cell>
          <table:table-cell table:number-columns-repeated="8"/>
          <table:table-cell table:formula="of:=[.K15]+10" office:value-type="float" office:value="141">
            <text:p>141</text:p>
          </table:table-cell>
          <table:table-cell table:style-name="ce16" table:formula="of:=([.K16]^3)*[.H$17]+([.K16]^2)*[.H$18]+[.K16]*[.H$19]" office:value-type="float" office:value="0.0119181942">
            <text:p>1,19E-002</text:p>
          </table:table-cell>
        </table:table-row>
        <table:table-row table:style-name="ro2">
          <table:table-cell table:number-columns-repeated="6"/>
          <table:table-cell table:style-name="ce12" office:value-type="string">
            <text:p>ALPHA</text:p>
          </table:table-cell>
          <table:table-cell table:style-name="ce14" office:value-type="float" office:value="0.0000000041">
            <text:p>4,1E-009</text:p>
          </table:table-cell>
          <table:table-cell table:number-columns-repeated="2"/>
          <table:table-cell table:formula="of:=[.K16]+10" office:value-type="float" office:value="151">
            <text:p>151</text:p>
          </table:table-cell>
          <table:table-cell table:style-name="ce16" table:formula="of:=([.K17]^3)*[.H$17]+([.K17]^2)*[.H$18]+[.K17]*[.H$19]" office:value-type="float" office:value="0.0145713792">
            <text:p>1,46E-002</text:p>
          </table:table-cell>
        </table:table-row>
        <table:table-row table:style-name="ro2">
          <table:table-cell table:number-columns-repeated="6"/>
          <table:table-cell table:style-name="ce12" office:value-type="string">
            <text:p>BETA</text:p>
          </table:table-cell>
          <table:table-cell table:style-name="ce14" office:value-type="float" office:value="0.0000000001">
            <text:p>1E-010</text:p>
          </table:table-cell>
          <table:table-cell table:number-columns-repeated="2"/>
          <table:table-cell table:formula="of:=[.K17]+10" office:value-type="float" office:value="161">
            <text:p>161</text:p>
          </table:table-cell>
          <table:table-cell table:style-name="ce16" table:formula="of:=([.K18]^3)*[.H$17]+([.K18]^2)*[.H$18]+[.K18]*[.H$19]" office:value-type="float" office:value="0.0175960442">
            <text:p>1,76E-002</text:p>
          </table:table-cell>
        </table:table-row>
        <table:table-row table:style-name="ro2">
          <table:table-cell table:number-columns-repeated="6"/>
          <table:table-cell table:style-name="ce13" office:value-type="string">
            <text:p>GAMMA</text:p>
          </table:table-cell>
          <table:table-cell table:style-name="ce7" office:value-type="float" office:value="0.000003">
            <text:p>3,00E-006</text:p>
          </table:table-cell>
          <table:table-cell table:number-columns-repeated="2"/>
          <table:table-cell table:formula="of:=[.K18]+10" office:value-type="float" office:value="171">
            <text:p>171</text:p>
          </table:table-cell>
          <table:table-cell table:style-name="ce16" table:formula="of:=([.K19]^3)*[.H$17]+([.K19]^2)*[.H$18]+[.K19]*[.H$19]" office:value-type="float" office:value="0.0210167892">
            <text:p>2,10E-002</text:p>
          </table:table-cell>
        </table:table-row>
        <table:table-row table:style-name="ro2">
          <table:table-cell table:number-columns-repeated="10"/>
          <table:table-cell table:formula="of:=[.K19]+10" office:value-type="float" office:value="181">
            <text:p>181</text:p>
          </table:table-cell>
          <table:table-cell table:style-name="ce16" table:formula="of:=([.K20]^3)*[.H$17]+([.K20]^2)*[.H$18]+[.K20]*[.H$19]" office:value-type="float" office:value="0.0248582142">
            <text:p>2,49E-002</text:p>
          </table:table-cell>
        </table:table-row>
        <table:table-row table:style-name="ro2">
          <table:table-cell table:number-columns-repeated="10"/>
          <table:table-cell table:formula="of:=[.K20]+10" office:value-type="float" office:value="191">
            <text:p>191</text:p>
          </table:table-cell>
          <table:table-cell table:style-name="ce16" table:formula="of:=([.K21]^3)*[.H$17]+([.K21]^2)*[.H$18]+[.K21]*[.H$19]" office:value-type="float" office:value="0.0291449192">
            <text:p>2,91E-002</text:p>
          </table:table-cell>
        </table:table-row>
        <table:table-row table:style-name="ro2">
          <table:table-cell table:number-columns-repeated="10"/>
          <table:table-cell table:formula="of:=[.K21]+10" office:value-type="float" office:value="201">
            <text:p>201</text:p>
          </table:table-cell>
          <table:table-cell table:style-name="ce16" table:formula="of:=([.K22]^3)*[.H$17]+([.K22]^2)*[.H$18]+[.K22]*[.H$19]" office:value-type="float" office:value="0.0339015042">
            <text:p>3,39E-002</text:p>
          </table:table-cell>
        </table:table-row>
        <table:table-row table:style-name="ro2">
          <table:table-cell table:number-columns-repeated="10"/>
          <table:table-cell table:formula="of:=[.K22]+10" office:value-type="float" office:value="211">
            <text:p>211</text:p>
          </table:table-cell>
          <table:table-cell table:style-name="ce16" table:formula="of:=([.K23]^3)*[.H$17]+([.K23]^2)*[.H$18]+[.K23]*[.H$19]" office:value-type="float" office:value="0.0391525692">
            <text:p>3,92E-002</text:p>
          </table:table-cell>
        </table:table-row>
        <table:table-row table:style-name="ro2">
          <table:table-cell table:number-columns-repeated="10"/>
          <table:table-cell table:formula="of:=[.K23]+10" office:value-type="float" office:value="221">
            <text:p>221</text:p>
          </table:table-cell>
          <table:table-cell table:style-name="ce16" table:formula="of:=([.K24]^3)*[.H$17]+([.K24]^2)*[.H$18]+[.K24]*[.H$19]" office:value-type="float" office:value="0.0449227142">
            <text:p>4,49E-002</text:p>
          </table:table-cell>
        </table:table-row>
        <table:table-row table:style-name="ro2">
          <table:table-cell table:number-columns-repeated="10"/>
          <table:table-cell table:formula="of:=[.K24]+10" office:value-type="float" office:value="231">
            <text:p>231</text:p>
          </table:table-cell>
          <table:table-cell table:style-name="ce16" table:formula="of:=([.K25]^3)*[.H$17]+([.K25]^2)*[.H$18]+[.K25]*[.H$19]" office:value-type="float" office:value="0.0512365392">
            <text:p>5,12E-002</text:p>
          </table:table-cell>
        </table:table-row>
        <table:table-row table:style-name="ro2">
          <table:table-cell table:number-columns-repeated="10"/>
          <table:table-cell table:formula="of:=[.K25]+10" office:value-type="float" office:value="241">
            <text:p>241</text:p>
          </table:table-cell>
          <table:table-cell table:style-name="ce16" table:formula="of:=([.K26]^3)*[.H$17]+([.K26]^2)*[.H$18]+[.K26]*[.H$19]" office:value-type="float" office:value="0.0581186442">
            <text:p>5,81E-002</text:p>
          </table:table-cell>
        </table:table-row>
        <table:table-row table:style-name="ro2">
          <table:table-cell table:number-columns-repeated="10"/>
          <table:table-cell table:formula="of:=[.K26]+10" office:value-type="float" office:value="251">
            <text:p>251</text:p>
          </table:table-cell>
          <table:table-cell table:style-name="ce16" table:formula="of:=([.K27]^3)*[.H$17]+([.K27]^2)*[.H$18]+[.K27]*[.H$19]" office:value-type="float" office:value="0.0655936292">
            <text:p>6,56E-002</text:p>
          </table:table-cell>
        </table:table-row>
        <table:table-row table:style-name="ro2">
          <table:table-cell table:number-columns-repeated="10"/>
          <table:table-cell table:formula="of:=[.K27]+10" office:value-type="float" office:value="261">
            <text:p>261</text:p>
          </table:table-cell>
          <table:table-cell table:style-name="ce16" table:formula="of:=([.K28]^3)*[.H$17]+([.K28]^2)*[.H$18]+[.K28]*[.H$19]" office:value-type="float" office:value="0.0736860942">
            <text:p>7,37E-002</text:p>
          </table:table-cell>
        </table:table-row>
        <table:table-row table:style-name="ro2">
          <table:table-cell table:number-columns-repeated="10"/>
          <table:table-cell table:formula="of:=[.K28]+10" office:value-type="float" office:value="271">
            <text:p>271</text:p>
          </table:table-cell>
          <table:table-cell table:style-name="ce16" table:formula="of:=([.K29]^3)*[.H$17]+([.K29]^2)*[.H$18]+[.K29]*[.H$19]" office:value-type="float" office:value="0.0824206392">
            <text:p>8,24E-002</text:p>
          </table:table-cell>
        </table:table-row>
        <table:table-row table:style-name="ro2">
          <table:table-cell table:number-columns-repeated="10"/>
          <table:table-cell table:formula="of:=[.K29]+10" office:value-type="float" office:value="281">
            <text:p>281</text:p>
          </table:table-cell>
          <table:table-cell table:style-name="ce16" table:formula="of:=([.K30]^3)*[.H$17]+([.K30]^2)*[.H$18]+[.K30]*[.H$19]" office:value-type="float" office:value="0.0918218642">
            <text:p>9,18E-002</text:p>
          </table:table-cell>
        </table:table-row>
        <table:table-row table:style-name="ro2">
          <table:table-cell table:number-columns-repeated="10"/>
          <table:table-cell table:formula="of:=[.K30]+10" office:value-type="float" office:value="291">
            <text:p>291</text:p>
          </table:table-cell>
          <table:table-cell table:style-name="ce16" table:formula="of:=([.K31]^3)*[.H$17]+([.K31]^2)*[.H$18]+[.K31]*[.H$19]" office:value-type="float" office:value="0.1019143692">
            <text:p>1,02E-001</text:p>
          </table:table-cell>
        </table:table-row>
        <table:table-row table:style-name="ro2">
          <table:table-cell table:number-columns-repeated="10"/>
          <table:table-cell table:formula="of:=[.K31]+10" office:value-type="float" office:value="301">
            <text:p>301</text:p>
          </table:table-cell>
          <table:table-cell table:style-name="ce16" table:formula="of:=([.K32]^3)*[.H$17]+([.K32]^2)*[.H$18]+[.K32]*[.H$19]" office:value-type="float" office:value="0.1127227542">
            <text:p>1,13E-001</text:p>
          </table:table-cell>
        </table:table-row>
        <table:table-row table:style-name="ro2">
          <table:table-cell table:number-columns-repeated="10"/>
          <table:table-cell table:formula="of:=[.K32]+10" office:value-type="float" office:value="311">
            <text:p>311</text:p>
          </table:table-cell>
          <table:table-cell table:style-name="ce16" table:formula="of:=([.K33]^3)*[.H$17]+([.K33]^2)*[.H$18]+[.K33]*[.H$19]" office:value-type="float" office:value="0.1242716192">
            <text:p>1,24E-001</text:p>
          </table:table-cell>
        </table:table-row>
        <table:table-row table:style-name="ro2">
          <table:table-cell table:number-columns-repeated="10"/>
          <table:table-cell table:formula="of:=[.K33]+10" office:value-type="float" office:value="321">
            <text:p>321</text:p>
          </table:table-cell>
          <table:table-cell table:style-name="ce16" table:formula="of:=([.K34]^3)*[.H$17]+([.K34]^2)*[.H$18]+[.K34]*[.H$19]" office:value-type="float" office:value="0.1365855642">
            <text:p>1,37E-001</text:p>
          </table:table-cell>
        </table:table-row>
        <table:table-row table:style-name="ro2">
          <table:table-cell table:number-columns-repeated="10"/>
          <table:table-cell table:formula="of:=[.K34]+10" office:value-type="float" office:value="331">
            <text:p>331</text:p>
          </table:table-cell>
          <table:table-cell table:style-name="ce16" table:formula="of:=([.K35]^3)*[.H$17]+([.K35]^2)*[.H$18]+[.K35]*[.H$19]" office:value-type="float" office:value="0.1496891892">
            <text:p>1,50E-001</text:p>
          </table:table-cell>
        </table:table-row>
        <table:table-row table:style-name="ro2">
          <table:table-cell table:number-columns-repeated="10"/>
          <table:table-cell table:formula="of:=[.K35]+10" office:value-type="float" office:value="341">
            <text:p>341</text:p>
          </table:table-cell>
          <table:table-cell table:style-name="ce16" table:formula="of:=([.K36]^3)*[.H$17]+([.K36]^2)*[.H$18]+[.K36]*[.H$19]" office:value-type="float" office:value="0.1636070942">
            <text:p>1,64E-001</text:p>
          </table:table-cell>
        </table:table-row>
        <table:table-row table:style-name="ro2">
          <table:table-cell table:number-columns-repeated="10"/>
          <table:table-cell table:formula="of:=[.K36]+10" office:value-type="float" office:value="351">
            <text:p>351</text:p>
          </table:table-cell>
          <table:table-cell table:style-name="ce16" table:formula="of:=([.K37]^3)*[.H$17]+([.K37]^2)*[.H$18]+[.K37]*[.H$19]" office:value-type="float" office:value="0.1783638792">
            <text:p>1,78E-001</text:p>
          </table:table-cell>
        </table:table-row>
        <table:table-row table:style-name="ro2">
          <table:table-cell table:number-columns-repeated="10"/>
          <table:table-cell table:formula="of:=[.K37]+10" office:value-type="float" office:value="361">
            <text:p>361</text:p>
          </table:table-cell>
          <table:table-cell table:style-name="ce16" table:formula="of:=([.K38]^3)*[.H$17]+([.K38]^2)*[.H$18]+[.K38]*[.H$19]" office:value-type="float" office:value="0.1939841442">
            <text:p>1,94E-001</text:p>
          </table:table-cell>
        </table:table-row>
        <table:table-row table:style-name="ro2">
          <table:table-cell table:number-columns-repeated="10"/>
          <table:table-cell table:formula="of:=[.K38]+10" office:value-type="float" office:value="371">
            <text:p>371</text:p>
          </table:table-cell>
          <table:table-cell table:style-name="ce16" table:formula="of:=([.K39]^3)*[.H$17]+([.K39]^2)*[.H$18]+[.K39]*[.H$19]" office:value-type="float" office:value="0.2104924892">
            <text:p>2,10E-001</text:p>
          </table:table-cell>
        </table:table-row>
        <table:table-row table:style-name="ro2">
          <table:table-cell table:number-columns-repeated="10"/>
          <table:table-cell table:formula="of:=[.K39]+10" office:value-type="float" office:value="381">
            <text:p>381</text:p>
          </table:table-cell>
          <table:table-cell table:style-name="ce16" table:formula="of:=([.K40]^3)*[.H$17]+([.K40]^2)*[.H$18]+[.K40]*[.H$19]" office:value-type="float" office:value="0.2279135142">
            <text:p>2,28E-001</text:p>
          </table:table-cell>
        </table:table-row>
        <table:table-row table:style-name="ro2">
          <table:table-cell table:number-columns-repeated="10"/>
          <table:table-cell table:formula="of:=[.K40]+10" office:value-type="float" office:value="391">
            <text:p>391</text:p>
          </table:table-cell>
          <table:table-cell table:style-name="ce16" table:formula="of:=([.K41]^3)*[.H$17]+([.K41]^2)*[.H$18]+[.K41]*[.H$19]" office:value-type="float" office:value="0.2462718192">
            <text:p>2,46E-001</text:p>
          </table:table-cell>
        </table:table-row>
        <table:table-row table:style-name="ro2">
          <table:table-cell table:number-columns-repeated="10"/>
          <table:table-cell table:formula="of:=[.K41]+10" office:value-type="float" office:value="401">
            <text:p>401</text:p>
          </table:table-cell>
          <table:table-cell table:style-name="ce16" table:formula="of:=([.K42]^3)*[.H$17]+([.K42]^2)*[.H$18]+[.K42]*[.H$19]" office:value-type="float" office:value="0.2655920042">
            <text:p>2,66E-001</text:p>
          </table:table-cell>
        </table:table-row>
        <table:table-row table:style-name="ro2">
          <table:table-cell table:number-columns-repeated="10"/>
          <table:table-cell table:formula="of:=[.K42]+10" office:value-type="float" office:value="411">
            <text:p>411</text:p>
          </table:table-cell>
          <table:table-cell table:style-name="ce16" table:formula="of:=([.K43]^3)*[.H$17]+([.K43]^2)*[.H$18]+[.K43]*[.H$19]" office:value-type="float" office:value="0.2858986692">
            <text:p>2,86E-001</text:p>
          </table:table-cell>
        </table:table-row>
        <table:table-row table:style-name="ro2">
          <table:table-cell table:number-columns-repeated="10"/>
          <table:table-cell table:formula="of:=[.K43]+10" office:value-type="float" office:value="421">
            <text:p>421</text:p>
          </table:table-cell>
          <table:table-cell table:style-name="ce16" table:formula="of:=([.K44]^3)*[.H$17]+([.K44]^2)*[.H$18]+[.K44]*[.H$19]" office:value-type="float" office:value="0.3072164142">
            <text:p>3,07E-001</text:p>
          </table:table-cell>
        </table:table-row>
        <table:table-row table:style-name="ro2">
          <table:table-cell table:number-columns-repeated="10"/>
          <table:table-cell table:formula="of:=[.K44]+10" office:value-type="float" office:value="431">
            <text:p>431</text:p>
          </table:table-cell>
          <table:table-cell table:style-name="ce16" table:formula="of:=([.K45]^3)*[.H$17]+([.K45]^2)*[.H$18]+[.K45]*[.H$19]" office:value-type="float" office:value="0.3295698392">
            <text:p>3,30E-001</text:p>
          </table:table-cell>
        </table:table-row>
        <table:table-row table:style-name="ro2">
          <table:table-cell table:number-columns-repeated="10"/>
          <table:table-cell table:formula="of:=[.K45]+10" office:value-type="float" office:value="441">
            <text:p>441</text:p>
          </table:table-cell>
          <table:table-cell table:style-name="ce16" table:formula="of:=([.K46]^3)*[.H$17]+([.K46]^2)*[.H$18]+[.K46]*[.H$19]" office:value-type="float" office:value="0.3529835442">
            <text:p>3,53E-001</text:p>
          </table:table-cell>
        </table:table-row>
        <table:table-row table:style-name="ro2">
          <table:table-cell table:number-columns-repeated="10"/>
          <table:table-cell table:formula="of:=[.K46]+10" office:value-type="float" office:value="451">
            <text:p>451</text:p>
          </table:table-cell>
          <table:table-cell table:style-name="ce16" table:formula="of:=([.K47]^3)*[.H$17]+([.K47]^2)*[.H$18]+[.K47]*[.H$19]" office:value-type="float" office:value="0.3774821292">
            <text:p>3,77E-001</text:p>
          </table:table-cell>
        </table:table-row>
        <table:table-row table:style-name="ro2">
          <table:table-cell table:number-columns-repeated="10"/>
          <table:table-cell table:formula="of:=[.K47]+10" office:value-type="float" office:value="461">
            <text:p>461</text:p>
          </table:table-cell>
          <table:table-cell table:style-name="ce16" table:formula="of:=([.K48]^3)*[.H$17]+([.K48]^2)*[.H$18]+[.K48]*[.H$19]" office:value-type="float" office:value="0.4030901942">
            <text:p>4,03E-001</text:p>
          </table:table-cell>
        </table:table-row>
        <table:table-row table:style-name="ro2">
          <table:table-cell table:number-columns-repeated="10"/>
          <table:table-cell table:formula="of:=[.K48]+10" office:value-type="float" office:value="471">
            <text:p>471</text:p>
          </table:table-cell>
          <table:table-cell table:style-name="ce16" table:formula="of:=([.K49]^3)*[.H$17]+([.K49]^2)*[.H$18]+[.K49]*[.H$19]" office:value-type="float" office:value="0.4298323392">
            <text:p>4,30E-001</text:p>
          </table:table-cell>
        </table:table-row>
        <table:table-row table:style-name="ro2">
          <table:table-cell table:number-columns-repeated="10"/>
          <table:table-cell table:formula="of:=[.K49]+10" office:value-type="float" office:value="481">
            <text:p>481</text:p>
          </table:table-cell>
          <table:table-cell table:style-name="ce16" table:formula="of:=([.K50]^3)*[.H$17]+([.K50]^2)*[.H$18]+[.K50]*[.H$19]" office:value-type="float" office:value="0.4577331642">
            <text:p>4,58E-001</text:p>
          </table:table-cell>
        </table:table-row>
        <table:table-row table:style-name="ro2">
          <table:table-cell table:number-columns-repeated="10"/>
          <table:table-cell table:formula="of:=[.K50]+10" office:value-type="float" office:value="491">
            <text:p>491</text:p>
          </table:table-cell>
          <table:table-cell table:style-name="ce16" table:formula="of:=([.K51]^3)*[.H$17]+([.K51]^2)*[.H$18]+[.K51]*[.H$19]" office:value-type="float" office:value="0.4868172692">
            <text:p>4,87E-001</text:p>
          </table:table-cell>
        </table:table-row>
        <table:table-row table:style-name="ro2">
          <table:table-cell table:number-columns-repeated="10"/>
          <table:table-cell table:formula="of:=[.K51]+10" office:value-type="float" office:value="501">
            <text:p>501</text:p>
          </table:table-cell>
          <table:table-cell table:style-name="ce16" table:formula="of:=([.K52]^3)*[.H$17]+([.K52]^2)*[.H$18]+[.K52]*[.H$19]" office:value-type="float" office:value="0.5171092542">
            <text:p>5,17E-001</text:p>
          </table:table-cell>
        </table:table-row>
        <table:table-row table:style-name="ro2">
          <table:table-cell table:number-columns-repeated="10"/>
          <table:table-cell table:formula="of:=[.K52]+10" office:value-type="float" office:value="511">
            <text:p>511</text:p>
          </table:table-cell>
          <table:table-cell table:style-name="ce16" table:formula="of:=([.K53]^3)*[.H$17]+([.K53]^2)*[.H$18]+[.K53]*[.H$19]" office:value-type="float" office:value="0.5486337192">
            <text:p>5,49E-001</text:p>
          </table:table-cell>
        </table:table-row>
        <table:table-row table:style-name="ro2">
          <table:table-cell table:number-columns-repeated="10"/>
          <table:table-cell table:formula="of:=[.K53]+10" office:value-type="float" office:value="521">
            <text:p>521</text:p>
          </table:table-cell>
          <table:table-cell table:style-name="ce16" table:formula="of:=([.K54]^3)*[.H$17]+([.K54]^2)*[.H$18]+[.K54]*[.H$19]" office:value-type="float" office:value="0.5814152642">
            <text:p>5,81E-001</text:p>
          </table:table-cell>
        </table:table-row>
        <table:table-row table:style-name="ro2">
          <table:table-cell table:number-columns-repeated="10"/>
          <table:table-cell table:formula="of:=[.K54]+10" office:value-type="float" office:value="531">
            <text:p>531</text:p>
          </table:table-cell>
          <table:table-cell table:style-name="ce16" table:formula="of:=([.K55]^3)*[.H$17]+([.K55]^2)*[.H$18]+[.K55]*[.H$19]" office:value-type="float" office:value="0.6154784892">
            <text:p>6,15E-001</text:p>
          </table:table-cell>
        </table:table-row>
        <table:table-row table:style-name="ro2">
          <table:table-cell table:number-columns-repeated="10"/>
          <table:table-cell table:formula="of:=[.K55]+10" office:value-type="float" office:value="541">
            <text:p>541</text:p>
          </table:table-cell>
          <table:table-cell table:style-name="ce16" table:formula="of:=([.K56]^3)*[.H$17]+([.K56]^2)*[.H$18]+[.K56]*[.H$19]" office:value-type="float" office:value="0.6508479942">
            <text:p>6,51E-001</text:p>
          </table:table-cell>
        </table:table-row>
        <table:table-row table:style-name="ro2">
          <table:table-cell table:number-columns-repeated="10"/>
          <table:table-cell table:formula="of:=[.K56]+10" office:value-type="float" office:value="551">
            <text:p>551</text:p>
          </table:table-cell>
          <table:table-cell table:style-name="ce16" table:formula="of:=([.K57]^3)*[.H$17]+([.K57]^2)*[.H$18]+[.K57]*[.H$19]" office:value-type="float" office:value="0.6875483792">
            <text:p>6,88E-001</text:p>
          </table:table-cell>
        </table:table-row>
        <table:table-row table:style-name="ro2">
          <table:table-cell table:number-columns-repeated="10"/>
          <table:table-cell table:formula="of:=[.K57]+10" office:value-type="float" office:value="561">
            <text:p>561</text:p>
          </table:table-cell>
          <table:table-cell table:style-name="ce16" table:formula="of:=([.K58]^3)*[.H$17]+([.K58]^2)*[.H$18]+[.K58]*[.H$19]" office:value-type="float" office:value="0.7256042442">
            <text:p>7,26E-001</text:p>
          </table:table-cell>
        </table:table-row>
        <table:table-row table:style-name="ro2">
          <table:table-cell table:number-columns-repeated="10"/>
          <table:table-cell table:formula="of:=[.K58]+10" office:value-type="float" office:value="571">
            <text:p>571</text:p>
          </table:table-cell>
          <table:table-cell table:style-name="ce16" table:formula="of:=([.K59]^3)*[.H$17]+([.K59]^2)*[.H$18]+[.K59]*[.H$19]" office:value-type="float" office:value="0.7650401892">
            <text:p>7,65E-001</text:p>
          </table:table-cell>
        </table:table-row>
        <table:table-row table:style-name="ro2">
          <table:table-cell table:number-columns-repeated="10"/>
          <table:table-cell table:formula="of:=[.K59]+10" office:value-type="float" office:value="581">
            <text:p>581</text:p>
          </table:table-cell>
          <table:table-cell table:style-name="ce16" table:formula="of:=([.K60]^3)*[.H$17]+([.K60]^2)*[.H$18]+[.K60]*[.H$19]" office:value-type="float" office:value="0.8058808142">
            <text:p>8,06E-001</text:p>
          </table:table-cell>
        </table:table-row>
        <table:table-row table:style-name="ro2">
          <table:table-cell table:number-columns-repeated="10"/>
          <table:table-cell table:formula="of:=[.K60]+10" office:value-type="float" office:value="591">
            <text:p>591</text:p>
          </table:table-cell>
          <table:table-cell table:style-name="ce16" table:formula="of:=([.K61]^3)*[.H$17]+([.K61]^2)*[.H$18]+[.K61]*[.H$19]" office:value-type="float" office:value="0.8481507192">
            <text:p>8,48E-001</text:p>
          </table:table-cell>
        </table:table-row>
        <table:table-row table:style-name="ro2">
          <table:table-cell table:number-columns-repeated="10"/>
          <table:table-cell table:formula="of:=[.K61]+10" office:value-type="float" office:value="601">
            <text:p>601</text:p>
          </table:table-cell>
          <table:table-cell table:style-name="ce16" table:formula="of:=([.K62]^3)*[.H$17]+([.K62]^2)*[.H$18]+[.K62]*[.H$19]" office:value-type="float" office:value="0.8918745042">
            <text:p>8,92E-001</text:p>
          </table:table-cell>
        </table:table-row>
        <table:table-row table:style-name="ro2">
          <table:table-cell table:number-columns-repeated="10"/>
          <table:table-cell table:formula="of:=[.K62]+10" office:value-type="float" office:value="611">
            <text:p>611</text:p>
          </table:table-cell>
          <table:table-cell table:style-name="ce16" table:formula="of:=([.K63]^3)*[.H$17]+([.K63]^2)*[.H$18]+[.K63]*[.H$19]" office:value-type="float" office:value="0.9370767692">
            <text:p>9,37E-001</text:p>
          </table:table-cell>
        </table:table-row>
        <table:table-row table:style-name="ro2">
          <table:table-cell table:number-columns-repeated="10"/>
          <table:table-cell table:formula="of:=[.K63]+10" office:value-type="float" office:value="621">
            <text:p>621</text:p>
          </table:table-cell>
          <table:table-cell table:style-name="ce16" table:formula="of:=([.K64]^3)*[.H$17]+([.K64]^2)*[.H$18]+[.K64]*[.H$19]" office:value-type="float" office:value="0.9837821142">
            <text:p>9,84E-001</text:p>
          </table:table-cell>
        </table:table-row>
        <table:table-row table:style-name="ro2">
          <table:table-cell table:number-columns-repeated="10"/>
          <table:table-cell table:formula="of:=[.K64]+10" office:value-type="float" office:value="631">
            <text:p>631</text:p>
          </table:table-cell>
          <table:table-cell table:style-name="ce16" table:formula="of:=([.K65]^3)*[.H$17]+([.K65]^2)*[.H$18]+[.K65]*[.H$19]" office:value-type="float" office:value="1.0320151392">
            <text:p>1,03E+000</text:p>
          </table:table-cell>
        </table:table-row>
        <table:table-row table:style-name="ro2">
          <table:table-cell table:number-columns-repeated="10"/>
          <table:table-cell table:formula="of:=[.K65]+10" office:value-type="float" office:value="641">
            <text:p>641</text:p>
          </table:table-cell>
          <table:table-cell table:style-name="ce16" table:formula="of:=([.K66]^3)*[.H$17]+([.K66]^2)*[.H$18]+[.K66]*[.H$19]" office:value-type="float" office:value="1.0818004442">
            <text:p>1,08E+000</text:p>
          </table:table-cell>
        </table:table-row>
        <table:table-row table:style-name="ro2">
          <table:table-cell table:number-columns-repeated="10"/>
          <table:table-cell table:formula="of:=[.K66]+10" office:value-type="float" office:value="651">
            <text:p>651</text:p>
          </table:table-cell>
          <table:table-cell table:style-name="ce16" table:formula="of:=([.K67]^3)*[.H$17]+([.K67]^2)*[.H$18]+[.K67]*[.H$19]" office:value-type="float" office:value="1.1331626292">
            <text:p>1,13E+000</text:p>
          </table:table-cell>
        </table:table-row>
        <table:table-row table:style-name="ro2">
          <table:table-cell table:number-columns-repeated="10"/>
          <table:table-cell table:formula="of:=[.K67]+10" office:value-type="float" office:value="661">
            <text:p>661</text:p>
          </table:table-cell>
          <table:table-cell table:style-name="ce16" table:formula="of:=([.K68]^3)*[.H$17]+([.K68]^2)*[.H$18]+[.K68]*[.H$19]" office:value-type="float" office:value="1.1861262942">
            <text:p>1,19E+000</text:p>
          </table:table-cell>
        </table:table-row>
        <table:table-row table:style-name="ro2">
          <table:table-cell table:number-columns-repeated="10"/>
          <table:table-cell table:formula="of:=[.K68]+10" office:value-type="float" office:value="671">
            <text:p>671</text:p>
          </table:table-cell>
          <table:table-cell table:style-name="ce16" table:formula="of:=([.K69]^3)*[.H$17]+([.K69]^2)*[.H$18]+[.K69]*[.H$19]" office:value-type="float" office:value="1.2407160392">
            <text:p>1,24E+000</text:p>
          </table:table-cell>
        </table:table-row>
        <table:table-row table:style-name="ro2">
          <table:table-cell table:number-columns-repeated="10"/>
          <table:table-cell table:formula="of:=[.K69]+10" office:value-type="float" office:value="681">
            <text:p>681</text:p>
          </table:table-cell>
          <table:table-cell table:style-name="ce16" table:formula="of:=([.K70]^3)*[.H$17]+([.K70]^2)*[.H$18]+[.K70]*[.H$19]" office:value-type="float" office:value="1.2969564642">
            <text:p>1,30E+000</text:p>
          </table:table-cell>
        </table:table-row>
        <table:table-row table:style-name="ro2">
          <table:table-cell table:number-columns-repeated="10"/>
          <table:table-cell table:formula="of:=[.K70]+10" office:value-type="float" office:value="691">
            <text:p>691</text:p>
          </table:table-cell>
          <table:table-cell table:style-name="ce16" table:formula="of:=([.K71]^3)*[.H$17]+([.K71]^2)*[.H$18]+[.K71]*[.H$19]" office:value-type="float" office:value="1.3548721692">
            <text:p>1,35E+000</text:p>
          </table:table-cell>
        </table:table-row>
        <table:table-row table:style-name="ro2">
          <table:table-cell table:number-columns-repeated="10"/>
          <table:table-cell table:formula="of:=[.K71]+10" office:value-type="float" office:value="701">
            <text:p>701</text:p>
          </table:table-cell>
          <table:table-cell table:style-name="ce16" table:formula="of:=([.K72]^3)*[.H$17]+([.K72]^2)*[.H$18]+[.K72]*[.H$19]" office:value-type="float" office:value="1.4144877542">
            <text:p>1,41E+000</text:p>
          </table:table-cell>
        </table:table-row>
        <table:table-row table:style-name="ro2">
          <table:table-cell table:number-columns-repeated="10"/>
          <table:table-cell table:formula="of:=[.K72]+10" office:value-type="float" office:value="711">
            <text:p>711</text:p>
          </table:table-cell>
          <table:table-cell table:style-name="ce16" table:formula="of:=([.K73]^3)*[.H$17]+([.K73]^2)*[.H$18]+[.K73]*[.H$19]" office:value-type="float" office:value="1.4758278192">
            <text:p>1,48E+000</text:p>
          </table:table-cell>
        </table:table-row>
        <table:table-row table:style-name="ro2">
          <table:table-cell table:number-columns-repeated="10"/>
          <table:table-cell table:formula="of:=[.K73]+10" office:value-type="float" office:value="721">
            <text:p>721</text:p>
          </table:table-cell>
          <table:table-cell table:style-name="ce16" table:formula="of:=([.K74]^3)*[.H$17]+([.K74]^2)*[.H$18]+[.K74]*[.H$19]" office:value-type="float" office:value="1.5389169642">
            <text:p>1,54E+000</text:p>
          </table:table-cell>
        </table:table-row>
        <table:table-row table:style-name="ro2">
          <table:table-cell table:number-columns-repeated="10"/>
          <table:table-cell table:formula="of:=[.K74]+10" office:value-type="float" office:value="731">
            <text:p>731</text:p>
          </table:table-cell>
          <table:table-cell table:style-name="ce16" table:formula="of:=([.K75]^3)*[.H$17]+([.K75]^2)*[.H$18]+[.K75]*[.H$19]" office:value-type="float" office:value="1.6037797892">
            <text:p>1,60E+000</text:p>
          </table:table-cell>
        </table:table-row>
        <table:table-row table:style-name="ro2">
          <table:table-cell table:number-columns-repeated="10"/>
          <table:table-cell table:formula="of:=[.K75]+10" office:value-type="float" office:value="741">
            <text:p>741</text:p>
          </table:table-cell>
          <table:table-cell table:style-name="ce16" table:formula="of:=([.K76]^3)*[.H$17]+([.K76]^2)*[.H$18]+[.K76]*[.H$19]" office:value-type="float" office:value="1.6704408942">
            <text:p>1,67E+000</text:p>
          </table:table-cell>
        </table:table-row>
        <table:table-row table:style-name="ro2">
          <table:table-cell table:number-columns-repeated="10"/>
          <table:table-cell table:formula="of:=[.K76]+10" office:value-type="float" office:value="751">
            <text:p>751</text:p>
          </table:table-cell>
          <table:table-cell table:style-name="ce16" table:formula="of:=([.K77]^3)*[.H$17]+([.K77]^2)*[.H$18]+[.K77]*[.H$19]" office:value-type="float" office:value="1.7389248792">
            <text:p>1,74E+000</text:p>
          </table:table-cell>
        </table:table-row>
        <table:table-row table:style-name="ro2">
          <table:table-cell table:number-columns-repeated="10"/>
          <table:table-cell table:formula="of:=[.K77]+10" office:value-type="float" office:value="761">
            <text:p>761</text:p>
          </table:table-cell>
          <table:table-cell table:style-name="ce16" table:formula="of:=([.K78]^3)*[.H$17]+([.K78]^2)*[.H$18]+[.K78]*[.H$19]" office:value-type="float" office:value="1.8092563442">
            <text:p>1,81E+000</text:p>
          </table:table-cell>
        </table:table-row>
        <table:table-row table:style-name="ro2">
          <table:table-cell table:number-columns-repeated="10"/>
          <table:table-cell table:formula="of:=[.K78]+10" office:value-type="float" office:value="771">
            <text:p>771</text:p>
          </table:table-cell>
          <table:table-cell table:style-name="ce16" table:formula="of:=([.K79]^3)*[.H$17]+([.K79]^2)*[.H$18]+[.K79]*[.H$19]" office:value-type="float" office:value="1.8814598892">
            <text:p>1,88E+000</text:p>
          </table:table-cell>
        </table:table-row>
        <table:table-row table:style-name="ro2">
          <table:table-cell table:number-columns-repeated="10"/>
          <table:table-cell table:formula="of:=[.K79]+10" office:value-type="float" office:value="781">
            <text:p>781</text:p>
          </table:table-cell>
          <table:table-cell table:style-name="ce16" table:formula="of:=([.K80]^3)*[.H$17]+([.K80]^2)*[.H$18]+[.K80]*[.H$19]" office:value-type="float" office:value="1.9555601142">
            <text:p>1,96E+000</text:p>
          </table:table-cell>
        </table:table-row>
        <table:table-row table:style-name="ro2">
          <table:table-cell table:number-columns-repeated="10"/>
          <table:table-cell table:formula="of:=[.K80]+10" office:value-type="float" office:value="791">
            <text:p>791</text:p>
          </table:table-cell>
          <table:table-cell table:style-name="ce16" table:formula="of:=([.K81]^3)*[.H$17]+([.K81]^2)*[.H$18]+[.K81]*[.H$19]" office:value-type="float" office:value="2.0315816192">
            <text:p>2,03E+000</text:p>
          </table:table-cell>
        </table:table-row>
        <table:table-row table:style-name="ro2">
          <table:table-cell table:number-columns-repeated="10"/>
          <table:table-cell table:formula="of:=[.K81]+10" office:value-type="float" office:value="801">
            <text:p>801</text:p>
          </table:table-cell>
          <table:table-cell table:style-name="ce16" table:formula="of:=([.K82]^3)*[.H$17]+([.K82]^2)*[.H$18]+[.K82]*[.H$19]" office:value-type="float" office:value="2.1095490042">
            <text:p>2,11E+000</text:p>
          </table:table-cell>
        </table:table-row>
        <table:table-row table:style-name="ro2">
          <table:table-cell table:number-columns-repeated="10"/>
          <table:table-cell table:formula="of:=[.K82]+10" office:value-type="float" office:value="811">
            <text:p>811</text:p>
          </table:table-cell>
          <table:table-cell table:style-name="ce16" table:formula="of:=([.K83]^3)*[.H$17]+([.K83]^2)*[.H$18]+[.K83]*[.H$19]" office:value-type="float" office:value="2.1894868692">
            <text:p>2,19E+000</text:p>
          </table:table-cell>
        </table:table-row>
        <table:table-row table:style-name="ro2">
          <table:table-cell table:number-columns-repeated="10"/>
          <table:table-cell table:formula="of:=[.K83]+10" office:value-type="float" office:value="821">
            <text:p>821</text:p>
          </table:table-cell>
          <table:table-cell table:style-name="ce16" table:formula="of:=([.K84]^3)*[.H$17]+([.K84]^2)*[.H$18]+[.K84]*[.H$19]" office:value-type="float" office:value="2.2714198142">
            <text:p>2,27E+000</text:p>
          </table:table-cell>
        </table:table-row>
        <table:table-row table:style-name="ro2">
          <table:table-cell table:number-columns-repeated="10"/>
          <table:table-cell table:formula="of:=[.K84]+10" office:value-type="float" office:value="831">
            <text:p>831</text:p>
          </table:table-cell>
          <table:table-cell table:style-name="ce16" table:formula="of:=([.K85]^3)*[.H$17]+([.K85]^2)*[.H$18]+[.K85]*[.H$19]" office:value-type="float" office:value="2.3553724392">
            <text:p>2,36E+000</text:p>
          </table:table-cell>
        </table:table-row>
        <table:table-row table:style-name="ro2">
          <table:table-cell table:number-columns-repeated="10"/>
          <table:table-cell table:formula="of:=[.K85]+10" office:value-type="float" office:value="841">
            <text:p>841</text:p>
          </table:table-cell>
          <table:table-cell table:style-name="ce16" table:formula="of:=([.K86]^3)*[.H$17]+([.K86]^2)*[.H$18]+[.K86]*[.H$19]" office:value-type="float" office:value="2.4413693442">
            <text:p>2,44E+000</text:p>
          </table:table-cell>
        </table:table-row>
        <table:table-row table:style-name="ro2">
          <table:table-cell table:number-columns-repeated="10"/>
          <table:table-cell table:formula="of:=[.K86]+10" office:value-type="float" office:value="851">
            <text:p>851</text:p>
          </table:table-cell>
          <table:table-cell table:style-name="ce16" table:formula="of:=([.K87]^3)*[.H$17]+([.K87]^2)*[.H$18]+[.K87]*[.H$19]" office:value-type="float" office:value="2.5294351292">
            <text:p>2,53E+000</text:p>
          </table:table-cell>
        </table:table-row>
        <table:table-row table:style-name="ro2">
          <table:table-cell table:number-columns-repeated="10"/>
          <table:table-cell table:formula="of:=[.K87]+10" office:value-type="float" office:value="861">
            <text:p>861</text:p>
          </table:table-cell>
          <table:table-cell table:style-name="ce16" table:formula="of:=([.K88]^3)*[.H$17]+([.K88]^2)*[.H$18]+[.K88]*[.H$19]" office:value-type="float" office:value="2.6195943942">
            <text:p>2,62E+000</text:p>
          </table:table-cell>
        </table:table-row>
        <table:table-row table:style-name="ro2">
          <table:table-cell table:number-columns-repeated="10"/>
          <table:table-cell table:formula="of:=[.K88]+10" office:value-type="float" office:value="871">
            <text:p>871</text:p>
          </table:table-cell>
          <table:table-cell table:style-name="ce16" table:formula="of:=([.K89]^3)*[.H$17]+([.K89]^2)*[.H$18]+[.K89]*[.H$19]" office:value-type="float" office:value="2.7118717392">
            <text:p>2,71E+000</text:p>
          </table:table-cell>
        </table:table-row>
        <table:table-row table:style-name="ro2">
          <table:table-cell table:number-columns-repeated="10"/>
          <table:table-cell table:formula="of:=[.K89]+10" office:value-type="float" office:value="881">
            <text:p>881</text:p>
          </table:table-cell>
          <table:table-cell table:style-name="ce16" table:formula="of:=([.K90]^3)*[.H$17]+([.K90]^2)*[.H$18]+[.K90]*[.H$19]" office:value-type="float" office:value="2.8062917642">
            <text:p>2,81E+000</text:p>
          </table:table-cell>
        </table:table-row>
        <table:table-row table:style-name="ro2">
          <table:table-cell table:number-columns-repeated="10"/>
          <table:table-cell table:formula="of:=[.K90]+10" office:value-type="float" office:value="891">
            <text:p>891</text:p>
          </table:table-cell>
          <table:table-cell table:style-name="ce16" table:formula="of:=([.K91]^3)*[.H$17]+([.K91]^2)*[.H$18]+[.K91]*[.H$19]" office:value-type="float" office:value="2.9028790692">
            <text:p>2,90E+000</text:p>
          </table:table-cell>
        </table:table-row>
        <table:table-row table:style-name="ro2">
          <table:table-cell table:number-columns-repeated="10"/>
          <table:table-cell table:formula="of:=[.K91]+10" office:value-type="float" office:value="901">
            <text:p>901</text:p>
          </table:table-cell>
          <table:table-cell table:style-name="ce16" table:formula="of:=([.K92]^3)*[.H$17]+([.K92]^2)*[.H$18]+[.K92]*[.H$19]" office:value-type="float" office:value="3.0016582542">
            <text:p>3,00E+000</text:p>
          </table:table-cell>
        </table:table-row>
        <table:table-row table:style-name="ro2">
          <table:table-cell table:number-columns-repeated="10"/>
          <table:table-cell table:formula="of:=[.K92]+10" office:value-type="float" office:value="911">
            <text:p>911</text:p>
          </table:table-cell>
          <table:table-cell table:style-name="ce16" table:formula="of:=([.K93]^3)*[.H$17]+([.K93]^2)*[.H$18]+[.K93]*[.H$19]" office:value-type="float" office:value="3.1026539192">
            <text:p>3,10E+000</text:p>
          </table:table-cell>
        </table:table-row>
        <table:table-row table:style-name="ro2">
          <table:table-cell table:number-columns-repeated="10"/>
          <table:table-cell table:formula="of:=[.K93]+10" office:value-type="float" office:value="921">
            <text:p>921</text:p>
          </table:table-cell>
          <table:table-cell table:style-name="ce16" table:formula="of:=([.K94]^3)*[.H$17]+([.K94]^2)*[.H$18]+[.K94]*[.H$19]" office:value-type="float" office:value="3.2058906642">
            <text:p>3,21E+000</text:p>
          </table:table-cell>
        </table:table-row>
        <table:table-row table:style-name="ro2">
          <table:table-cell table:number-columns-repeated="10"/>
          <table:table-cell table:formula="of:=[.K94]+10" office:value-type="float" office:value="931">
            <text:p>931</text:p>
          </table:table-cell>
          <table:table-cell table:style-name="ce16" table:formula="of:=([.K95]^3)*[.H$17]+([.K95]^2)*[.H$18]+[.K95]*[.H$19]" office:value-type="float" office:value="3.3113930892">
            <text:p>3,31E+000</text:p>
          </table:table-cell>
        </table:table-row>
        <table:table-row table:style-name="ro2">
          <table:table-cell table:number-columns-repeated="10"/>
          <table:table-cell table:formula="of:=[.K95]+10" office:value-type="float" office:value="941">
            <text:p>941</text:p>
          </table:table-cell>
          <table:table-cell table:style-name="ce16" table:formula="of:=([.K96]^3)*[.H$17]+([.K96]^2)*[.H$18]+[.K96]*[.H$19]" office:value-type="float" office:value="3.4191857942">
            <text:p>3,42E+000</text:p>
          </table:table-cell>
        </table:table-row>
        <table:table-row table:style-name="ro2">
          <table:table-cell table:number-columns-repeated="10"/>
          <table:table-cell table:formula="of:=[.K96]+10" office:value-type="float" office:value="951">
            <text:p>951</text:p>
          </table:table-cell>
          <table:table-cell table:style-name="ce16" table:formula="of:=([.K97]^3)*[.H$17]+([.K97]^2)*[.H$18]+[.K97]*[.H$19]" office:value-type="float" office:value="3.5292933792">
            <text:p>3,53E+000</text:p>
          </table:table-cell>
        </table:table-row>
        <table:table-row table:style-name="ro2">
          <table:table-cell table:number-columns-repeated="10"/>
          <table:table-cell table:formula="of:=[.K97]+10" office:value-type="float" office:value="961">
            <text:p>961</text:p>
          </table:table-cell>
          <table:table-cell table:style-name="ce16" table:formula="of:=([.K98]^3)*[.H$17]+([.K98]^2)*[.H$18]+[.K98]*[.H$19]" office:value-type="float" office:value="3.6417404442">
            <text:p>3,64E+000</text:p>
          </table:table-cell>
        </table:table-row>
        <table:table-row table:style-name="ro2">
          <table:table-cell table:number-columns-repeated="10"/>
          <table:table-cell table:formula="of:=[.K98]+10" office:value-type="float" office:value="971">
            <text:p>971</text:p>
          </table:table-cell>
          <table:table-cell table:style-name="ce16" table:formula="of:=([.K99]^3)*[.H$17]+([.K99]^2)*[.H$18]+[.K99]*[.H$19]" office:value-type="float" office:value="3.7565515892">
            <text:p>3,76E+000</text:p>
          </table:table-cell>
        </table:table-row>
        <table:table-row table:style-name="ro2">
          <table:table-cell table:number-columns-repeated="10"/>
          <table:table-cell table:formula="of:=[.K99]+10" office:value-type="float" office:value="981">
            <text:p>981</text:p>
          </table:table-cell>
          <table:table-cell table:style-name="ce16" table:formula="of:=([.K100]^3)*[.H$17]+([.K100]^2)*[.H$18]+[.K100]*[.H$19]" office:value-type="float" office:value="3.8737514142">
            <text:p>3,87E+000</text:p>
          </table:table-cell>
        </table:table-row>
        <table:table-row table:style-name="ro2">
          <table:table-cell table:number-columns-repeated="10"/>
          <table:table-cell table:formula="of:=[.K100]+10" office:value-type="float" office:value="991">
            <text:p>991</text:p>
          </table:table-cell>
          <table:table-cell table:style-name="ce16" table:formula="of:=([.K101]^3)*[.H$17]+([.K101]^2)*[.H$18]+[.K101]*[.H$19]" office:value-type="float" office:value="3.9933645192">
            <text:p>3,99E+000</text:p>
          </table:table-cell>
        </table:table-row>
        <table:table-row table:style-name="ro2">
          <table:table-cell table:number-columns-repeated="10"/>
          <table:table-cell table:formula="of:=[.K101]+10" office:value-type="float" office:value="1001">
            <text:p>1001</text:p>
          </table:table-cell>
          <table:table-cell table:style-name="ce16" table:formula="of:=([.K102]^3)*[.H$17]+([.K102]^2)*[.H$18]+[.K102]*[.H$19]" office:value-type="float" office:value="4.1154155042">
            <text:p>4,12E+000</text:p>
          </table:table-cell>
        </table:table-row>
        <table:table-row table:style-name="ro2">
          <table:table-cell table:number-columns-repeated="10"/>
          <table:table-cell table:formula="of:=[.K102]+10" office:value-type="float" office:value="1011">
            <text:p>1011</text:p>
          </table:table-cell>
          <table:table-cell table:style-name="ce16" table:formula="of:=([.K103]^3)*[.H$17]+([.K103]^2)*[.H$18]+[.K103]*[.H$19]" office:value-type="float" office:value="4.2399289692">
            <text:p>4,24E+000</text:p>
          </table:table-cell>
        </table:table-row>
        <table:table-row table:style-name="ro2">
          <table:table-cell table:number-columns-repeated="10"/>
          <table:table-cell table:formula="of:=[.K103]+10" office:value-type="float" office:value="1021">
            <text:p>1021</text:p>
          </table:table-cell>
          <table:table-cell table:style-name="ce16" table:formula="of:=([.K104]^3)*[.H$17]+([.K104]^2)*[.H$18]+[.K104]*[.H$19]" office:value-type="float" office:value="4.3669295142">
            <text:p>4,37E+000</text:p>
          </table:table-cell>
        </table:table-row>
        <table:table-row table:style-name="ro2">
          <table:table-cell table:number-columns-repeated="10"/>
          <table:table-cell table:formula="of:=[.K104]+10" office:value-type="float" office:value="1031">
            <text:p>1031</text:p>
          </table:table-cell>
          <table:table-cell table:style-name="ce16" table:formula="of:=([.K105]^3)*[.H$17]+([.K105]^2)*[.H$18]+[.K105]*[.H$19]" office:value-type="float" office:value="4.4964417392">
            <text:p>4,50E+000</text:p>
          </table:table-cell>
        </table:table-row>
        <table:table-row table:style-name="ro2">
          <table:table-cell table:number-columns-repeated="10"/>
          <table:table-cell table:formula="of:=[.K105]+10" office:value-type="float" office:value="1041">
            <text:p>1041</text:p>
          </table:table-cell>
          <table:table-cell table:style-name="ce16" table:formula="of:=([.K106]^3)*[.H$17]+([.K106]^2)*[.H$18]+[.K106]*[.H$19]" office:value-type="float" office:value="4.6284902442">
            <text:p>4,63E+000</text:p>
          </table:table-cell>
        </table:table-row>
        <table:table-row table:style-name="ro2">
          <table:table-cell table:number-columns-repeated="10"/>
          <table:table-cell table:formula="of:=[.K106]+10" office:value-type="float" office:value="1051">
            <text:p>1051</text:p>
          </table:table-cell>
          <table:table-cell table:style-name="ce16" table:formula="of:=([.K107]^3)*[.H$17]+([.K107]^2)*[.H$18]+[.K107]*[.H$19]" office:value-type="float" office:value="4.7630996292">
            <text:p>4,76E+000</text:p>
          </table:table-cell>
        </table:table-row>
        <table:table-row table:style-name="ro2">
          <table:table-cell table:number-columns-repeated="10"/>
          <table:table-cell table:formula="of:=[.K107]+10" office:value-type="float" office:value="1061">
            <text:p>1061</text:p>
          </table:table-cell>
          <table:table-cell table:style-name="ce16" table:formula="of:=([.K108]^3)*[.H$17]+([.K108]^2)*[.H$18]+[.K108]*[.H$19]" office:value-type="float" office:value="4.9002944942">
            <text:p>4,90E+000</text:p>
          </table:table-cell>
        </table:table-row>
        <table:table-row table:style-name="ro2">
          <table:table-cell table:number-columns-repeated="10"/>
          <table:table-cell table:formula="of:=[.K108]+10" office:value-type="float" office:value="1071">
            <text:p>1071</text:p>
          </table:table-cell>
          <table:table-cell table:style-name="ce16" table:formula="of:=([.K109]^3)*[.H$17]+([.K109]^2)*[.H$18]+[.K109]*[.H$19]" office:value-type="float" office:value="5.0400994392">
            <text:p>5,04E+000</text:p>
          </table:table-cell>
        </table:table-row>
        <table:table-row table:style-name="ro2">
          <table:table-cell table:number-columns-repeated="10"/>
          <table:table-cell table:formula="of:=[.K109]+10" office:value-type="float" office:value="1081">
            <text:p>1081</text:p>
          </table:table-cell>
          <table:table-cell table:style-name="ce16" table:formula="of:=([.K110]^3)*[.H$17]+([.K110]^2)*[.H$18]+[.K110]*[.H$19]" office:value-type="float" office:value="5.1825390642">
            <text:p>5,18E+000</text:p>
          </table:table-cell>
        </table:table-row>
        <table:table-row table:style-name="ro2">
          <table:table-cell table:number-columns-repeated="10"/>
          <table:table-cell table:formula="of:=[.K110]+10" office:value-type="float" office:value="1091">
            <text:p>1091</text:p>
          </table:table-cell>
          <table:table-cell table:style-name="ce16" table:formula="of:=([.K111]^3)*[.H$17]+([.K111]^2)*[.H$18]+[.K111]*[.H$19]" office:value-type="float" office:value="5.3276379692">
            <text:p>5,33E+000</text:p>
          </table:table-cell>
        </table:table-row>
        <table:table-row table:style-name="ro2">
          <table:table-cell table:number-columns-repeated="10"/>
          <table:table-cell table:formula="of:=[.K111]+10" office:value-type="float" office:value="1101">
            <text:p>1101</text:p>
          </table:table-cell>
          <table:table-cell table:style-name="ce16" table:formula="of:=([.K112]^3)*[.H$17]+([.K112]^2)*[.H$18]+[.K112]*[.H$19]" office:value-type="float" office:value="5.4754207542">
            <text:p>5,48E+000</text:p>
          </table:table-cell>
        </table:table-row>
        <table:table-row table:style-name="ro2">
          <table:table-cell table:number-columns-repeated="10"/>
          <table:table-cell table:formula="of:=[.K112]+10" office:value-type="float" office:value="1111">
            <text:p>1111</text:p>
          </table:table-cell>
          <table:table-cell table:style-name="ce16" table:formula="of:=([.K113]^3)*[.H$17]+([.K113]^2)*[.H$18]+[.K113]*[.H$19]" office:value-type="float" office:value="5.6259120192">
            <text:p>5,63E+000</text:p>
          </table:table-cell>
        </table:table-row>
        <table:table-row table:style-name="ro2">
          <table:table-cell table:number-columns-repeated="10"/>
          <table:table-cell table:formula="of:=[.K113]+10" office:value-type="float" office:value="1121">
            <text:p>1121</text:p>
          </table:table-cell>
          <table:table-cell table:style-name="ce16" table:formula="of:=([.K114]^3)*[.H$17]+([.K114]^2)*[.H$18]+[.K114]*[.H$19]" office:value-type="float" office:value="5.7791363642">
            <text:p>5,78E+000</text:p>
          </table:table-cell>
        </table:table-row>
        <table:table-row table:style-name="ro2">
          <table:table-cell table:number-columns-repeated="10"/>
          <table:table-cell table:formula="of:=[.K114]+10" office:value-type="float" office:value="1131">
            <text:p>1131</text:p>
          </table:table-cell>
          <table:table-cell table:style-name="ce16" table:formula="of:=([.K115]^3)*[.H$17]+([.K115]^2)*[.H$18]+[.K115]*[.H$19]" office:value-type="float" office:value="5.9351183892">
            <text:p>5,94E+000</text:p>
          </table:table-cell>
        </table:table-row>
        <table:table-row table:style-name="ro2">
          <table:table-cell table:number-columns-repeated="10"/>
          <table:table-cell table:formula="of:=[.K115]+10" office:value-type="float" office:value="1141">
            <text:p>1141</text:p>
          </table:table-cell>
          <table:table-cell table:style-name="ce16" table:formula="of:=([.K116]^3)*[.H$17]+([.K116]^2)*[.H$18]+[.K116]*[.H$19]" office:value-type="float" office:value="6.0938826942">
            <text:p>6,09E+000</text:p>
          </table:table-cell>
        </table:table-row>
        <table:table-row table:style-name="ro2">
          <table:table-cell table:number-columns-repeated="10"/>
          <table:table-cell table:formula="of:=[.K116]+10" office:value-type="float" office:value="1151">
            <text:p>1151</text:p>
          </table:table-cell>
          <table:table-cell table:style-name="ce16" table:formula="of:=([.K117]^3)*[.H$17]+([.K117]^2)*[.H$18]+[.K117]*[.H$19]" office:value-type="float" office:value="6.2554538792">
            <text:p>6,26E+000</text:p>
          </table:table-cell>
        </table:table-row>
        <table:table-row table:style-name="ro2">
          <table:table-cell table:number-columns-repeated="10"/>
          <table:table-cell table:formula="of:=[.K117]+10" office:value-type="float" office:value="1161">
            <text:p>1161</text:p>
          </table:table-cell>
          <table:table-cell table:style-name="ce16" table:formula="of:=([.K118]^3)*[.H$17]+([.K118]^2)*[.H$18]+[.K118]*[.H$19]" office:value-type="float" office:value="6.4198565442">
            <text:p>6,42E+000</text:p>
          </table:table-cell>
        </table:table-row>
        <table:table-row table:style-name="ro2">
          <table:table-cell table:number-columns-repeated="10"/>
          <table:table-cell table:formula="of:=[.K118]+10" office:value-type="float" office:value="1171">
            <text:p>1171</text:p>
          </table:table-cell>
          <table:table-cell table:style-name="ce16" table:formula="of:=([.K119]^3)*[.H$17]+([.K119]^2)*[.H$18]+[.K119]*[.H$19]" office:value-type="float" office:value="6.5871152892">
            <text:p>6,59E+000</text:p>
          </table:table-cell>
        </table:table-row>
        <table:table-row table:style-name="ro2">
          <table:table-cell table:number-columns-repeated="10"/>
          <table:table-cell table:formula="of:=[.K119]+10" office:value-type="float" office:value="1181">
            <text:p>1181</text:p>
          </table:table-cell>
          <table:table-cell table:style-name="ce16" table:formula="of:=([.K120]^3)*[.H$17]+([.K120]^2)*[.H$18]+[.K120]*[.H$19]" office:value-type="float" office:value="6.7572547142">
            <text:p>6,76E+000</text:p>
          </table:table-cell>
        </table:table-row>
        <table:table-row table:style-name="ro2">
          <table:table-cell table:number-columns-repeated="10"/>
          <table:table-cell table:formula="of:=[.K120]+10" office:value-type="float" office:value="1191">
            <text:p>1191</text:p>
          </table:table-cell>
          <table:table-cell table:style-name="ce16" table:formula="of:=([.K121]^3)*[.H$17]+([.K121]^2)*[.H$18]+[.K121]*[.H$19]" office:value-type="float" office:value="6.9302994192">
            <text:p>6,93E+000</text:p>
          </table:table-cell>
        </table:table-row>
        <table:table-row table:style-name="ro2">
          <table:table-cell table:number-columns-repeated="10"/>
          <table:table-cell table:formula="of:=[.K121]+10" office:value-type="float" office:value="1201">
            <text:p>1201</text:p>
          </table:table-cell>
          <table:table-cell table:style-name="ce16" table:formula="of:=([.K122]^3)*[.H$17]+([.K122]^2)*[.H$18]+[.K122]*[.H$19]" office:value-type="float" office:value="7.1062740042">
            <text:p>7,11E+000</text:p>
          </table:table-cell>
        </table:table-row>
        <table:table-row table:style-name="ro2">
          <table:table-cell table:number-columns-repeated="10"/>
          <table:table-cell table:formula="of:=[.K122]+10" office:value-type="float" office:value="1211">
            <text:p>1211</text:p>
          </table:table-cell>
          <table:table-cell table:style-name="ce16" table:formula="of:=([.K123]^3)*[.H$17]+([.K123]^2)*[.H$18]+[.K123]*[.H$19]" office:value-type="float" office:value="7.2852030692">
            <text:p>7,29E+000</text:p>
          </table:table-cell>
        </table:table-row>
        <table:table-row table:style-name="ro2">
          <table:table-cell table:number-columns-repeated="10"/>
          <table:table-cell table:formula="of:=[.K123]+10" office:value-type="float" office:value="1221">
            <text:p>1221</text:p>
          </table:table-cell>
          <table:table-cell table:style-name="ce16" table:formula="of:=([.K124]^3)*[.H$17]+([.K124]^2)*[.H$18]+[.K124]*[.H$19]" office:value-type="float" office:value="7.4671112142">
            <text:p>7,47E+000</text:p>
          </table:table-cell>
        </table:table-row>
        <table:table-row table:style-name="ro2">
          <table:table-cell table:number-columns-repeated="10"/>
          <table:table-cell table:formula="of:=[.K124]+10" office:value-type="float" office:value="1231">
            <text:p>1231</text:p>
          </table:table-cell>
          <table:table-cell table:style-name="ce16" table:formula="of:=([.K125]^3)*[.H$17]+([.K125]^2)*[.H$18]+[.K125]*[.H$19]" office:value-type="float" office:value="7.6520230392">
            <text:p>7,65E+000</text:p>
          </table:table-cell>
        </table:table-row>
        <table:table-row table:style-name="ro2">
          <table:table-cell table:number-columns-repeated="10"/>
          <table:table-cell table:formula="of:=[.K125]+10" office:value-type="float" office:value="1241">
            <text:p>1241</text:p>
          </table:table-cell>
          <table:table-cell table:style-name="ce16" table:formula="of:=([.K126]^3)*[.H$17]+([.K126]^2)*[.H$18]+[.K126]*[.H$19]" office:value-type="float" office:value="7.8399631442">
            <text:p>7,84E+000</text:p>
          </table:table-cell>
        </table:table-row>
        <table:table-row table:style-name="ro2">
          <table:table-cell table:number-columns-repeated="10"/>
          <table:table-cell table:formula="of:=[.K126]+10" office:value-type="float" office:value="1251">
            <text:p>1251</text:p>
          </table:table-cell>
          <table:table-cell table:style-name="ce16" table:formula="of:=([.K127]^3)*[.H$17]+([.K127]^2)*[.H$18]+[.K127]*[.H$19]" office:value-type="float" office:value="8.0309561292">
            <text:p>8,03E+000</text:p>
          </table:table-cell>
        </table:table-row>
        <table:table-row table:style-name="ro2">
          <table:table-cell table:number-columns-repeated="10"/>
          <table:table-cell table:formula="of:=[.K127]+10" office:value-type="float" office:value="1261">
            <text:p>1261</text:p>
          </table:table-cell>
          <table:table-cell table:style-name="ce16" table:formula="of:=([.K128]^3)*[.H$17]+([.K128]^2)*[.H$18]+[.K128]*[.H$19]" office:value-type="float" office:value="8.2250265942">
            <text:p>8,23E+000</text:p>
          </table:table-cell>
        </table:table-row>
        <table:table-row table:style-name="ro2">
          <table:table-cell table:number-columns-repeated="10"/>
          <table:table-cell table:formula="of:=[.K128]+10" office:value-type="float" office:value="1271">
            <text:p>1271</text:p>
          </table:table-cell>
          <table:table-cell table:style-name="ce16" table:formula="of:=([.K129]^3)*[.H$17]+([.K129]^2)*[.H$18]+[.K129]*[.H$19]" office:value-type="float" office:value="8.4221991392">
            <text:p>8,42E+000</text:p>
          </table:table-cell>
        </table:table-row>
        <table:table-row table:style-name="ro2">
          <table:table-cell table:number-columns-repeated="10"/>
          <table:table-cell table:formula="of:=[.K129]+10" office:value-type="float" office:value="1281">
            <text:p>1281</text:p>
          </table:table-cell>
          <table:table-cell table:style-name="ce16" table:formula="of:=([.K130]^3)*[.H$17]+([.K130]^2)*[.H$18]+[.K130]*[.H$19]" office:value-type="float" office:value="8.6224983642">
            <text:p>8,62E+000</text:p>
          </table:table-cell>
        </table:table-row>
        <table:table-row table:style-name="ro2">
          <table:table-cell table:number-columns-repeated="10"/>
          <table:table-cell table:formula="of:=[.K130]+10" office:value-type="float" office:value="1291">
            <text:p>1291</text:p>
          </table:table-cell>
          <table:table-cell table:style-name="ce16" table:formula="of:=([.K131]^3)*[.H$17]+([.K131]^2)*[.H$18]+[.K131]*[.H$19]" office:value-type="float" office:value="8.8259488692">
            <text:p>8,83E+000</text:p>
          </table:table-cell>
        </table:table-row>
        <table:table-row table:style-name="ro2">
          <table:table-cell table:number-columns-repeated="10"/>
          <table:table-cell table:formula="of:=[.K131]+10" office:value-type="float" office:value="1301">
            <text:p>1301</text:p>
          </table:table-cell>
          <table:table-cell table:style-name="ce16" table:formula="of:=([.K132]^3)*[.H$17]+([.K132]^2)*[.H$18]+[.K132]*[.H$19]" office:value-type="float" office:value="9.0325752542">
            <text:p>9,03E+000</text:p>
          </table:table-cell>
        </table:table-row>
        <table:table-row table:style-name="ro2">
          <table:table-cell table:number-columns-repeated="10"/>
          <table:table-cell table:formula="of:=[.K132]+10" office:value-type="float" office:value="1311">
            <text:p>1311</text:p>
          </table:table-cell>
          <table:table-cell table:style-name="ce16" table:formula="of:=([.K133]^3)*[.H$17]+([.K133]^2)*[.H$18]+[.K133]*[.H$19]" office:value-type="float" office:value="9.2424021192">
            <text:p>9,24E+000</text:p>
          </table:table-cell>
        </table:table-row>
        <table:table-row table:style-name="ro2">
          <table:table-cell table:number-columns-repeated="10"/>
          <table:table-cell table:formula="of:=[.K133]+10" office:value-type="float" office:value="1321">
            <text:p>1321</text:p>
          </table:table-cell>
          <table:table-cell table:style-name="ce16" table:formula="of:=([.K134]^3)*[.H$17]+([.K134]^2)*[.H$18]+[.K134]*[.H$19]" office:value-type="float" office:value="9.4554540642">
            <text:p>9,46E+000</text:p>
          </table:table-cell>
        </table:table-row>
        <table:table-row table:style-name="ro2">
          <table:table-cell table:number-columns-repeated="10"/>
          <table:table-cell table:formula="of:=[.K134]+10" office:value-type="float" office:value="1331">
            <text:p>1331</text:p>
          </table:table-cell>
          <table:table-cell table:style-name="ce16" table:formula="of:=([.K135]^3)*[.H$17]+([.K135]^2)*[.H$18]+[.K135]*[.H$19]" office:value-type="float" office:value="9.6717556892">
            <text:p>9,67E+000</text:p>
          </table:table-cell>
        </table:table-row>
        <table:table-row table:style-name="ro2">
          <table:table-cell table:number-columns-repeated="10"/>
          <table:table-cell table:formula="of:=[.K135]+10" office:value-type="float" office:value="1341">
            <text:p>1341</text:p>
          </table:table-cell>
          <table:table-cell table:style-name="ce16" table:formula="of:=([.K136]^3)*[.H$17]+([.K136]^2)*[.H$18]+[.K136]*[.H$19]" office:value-type="float" office:value="9.8913315942">
            <text:p>9,89E+000</text:p>
          </table:table-cell>
        </table:table-row>
        <table:table-row table:style-name="ro2">
          <table:table-cell table:number-columns-repeated="10"/>
          <table:table-cell table:formula="of:=[.K136]+10" office:value-type="float" office:value="1351">
            <text:p>1351</text:p>
          </table:table-cell>
          <table:table-cell table:style-name="ce16" table:formula="of:=([.K137]^3)*[.H$17]+([.K137]^2)*[.H$18]+[.K137]*[.H$19]" office:value-type="float" office:value="10.1142063792">
            <text:p>1,01E+001</text:p>
          </table:table-cell>
        </table:table-row>
        <table:table-row table:style-name="ro2">
          <table:table-cell table:number-columns-repeated="10"/>
          <table:table-cell table:formula="of:=[.K137]+10" office:value-type="float" office:value="1361">
            <text:p>1361</text:p>
          </table:table-cell>
          <table:table-cell table:style-name="ce16" table:formula="of:=([.K138]^3)*[.H$17]+([.K138]^2)*[.H$18]+[.K138]*[.H$19]" office:value-type="float" office:value="10.3404046442">
            <text:p>1,03E+001</text:p>
          </table:table-cell>
        </table:table-row>
        <table:table-row table:style-name="ro2">
          <table:table-cell table:number-columns-repeated="10"/>
          <table:table-cell table:formula="of:=[.K138]+10" office:value-type="float" office:value="1371">
            <text:p>1371</text:p>
          </table:table-cell>
          <table:table-cell table:style-name="ce16" table:formula="of:=([.K139]^3)*[.H$17]+([.K139]^2)*[.H$18]+[.K139]*[.H$19]" office:value-type="float" office:value="10.5699509892">
            <text:p>1,06E+001</text:p>
          </table:table-cell>
        </table:table-row>
        <table:table-row table:style-name="ro2">
          <table:table-cell table:number-columns-repeated="10"/>
          <table:table-cell table:formula="of:=[.K139]+10" office:value-type="float" office:value="1381">
            <text:p>1381</text:p>
          </table:table-cell>
          <table:table-cell table:style-name="ce16" table:formula="of:=([.K140]^3)*[.H$17]+([.K140]^2)*[.H$18]+[.K140]*[.H$19]" office:value-type="float" office:value="10.8028700142">
            <text:p>1,08E+001</text:p>
          </table:table-cell>
        </table:table-row>
        <table:table-row table:style-name="ro2">
          <table:table-cell table:number-columns-repeated="10"/>
          <table:table-cell table:formula="of:=[.K140]+10" office:value-type="float" office:value="1391">
            <text:p>1391</text:p>
          </table:table-cell>
          <table:table-cell table:style-name="ce16" table:formula="of:=([.K141]^3)*[.H$17]+([.K141]^2)*[.H$18]+[.K141]*[.H$19]" office:value-type="float" office:value="11.0391863192">
            <text:p>1,10E+001</text:p>
          </table:table-cell>
        </table:table-row>
        <table:table-row table:style-name="ro2">
          <table:table-cell table:number-columns-repeated="10"/>
          <table:table-cell table:formula="of:=[.K141]+10" office:value-type="float" office:value="1401">
            <text:p>1401</text:p>
          </table:table-cell>
          <table:table-cell table:style-name="ce16" table:formula="of:=([.K142]^3)*[.H$17]+([.K142]^2)*[.H$18]+[.K142]*[.H$19]" office:value-type="float" office:value="11.2789245042">
            <text:p>1,13E+001</text:p>
          </table:table-cell>
        </table:table-row>
        <table:table-row table:style-name="ro2">
          <table:table-cell table:number-columns-repeated="10"/>
          <table:table-cell table:formula="of:=[.K142]+10" office:value-type="float" office:value="1411">
            <text:p>1411</text:p>
          </table:table-cell>
          <table:table-cell table:style-name="ce16" table:formula="of:=([.K143]^3)*[.H$17]+([.K143]^2)*[.H$18]+[.K143]*[.H$19]" office:value-type="float" office:value="11.5221091692">
            <text:p>1,15E+001</text:p>
          </table:table-cell>
        </table:table-row>
        <table:table-row table:style-name="ro2">
          <table:table-cell table:number-columns-repeated="10"/>
          <table:table-cell table:formula="of:=[.K143]+10" office:value-type="float" office:value="1421">
            <text:p>1421</text:p>
          </table:table-cell>
          <table:table-cell table:style-name="ce16" table:formula="of:=([.K144]^3)*[.H$17]+([.K144]^2)*[.H$18]+[.K144]*[.H$19]" office:value-type="float" office:value="11.7687649142">
            <text:p>1,18E+001</text:p>
          </table:table-cell>
        </table:table-row>
        <table:table-row table:style-name="ro2">
          <table:table-cell table:number-columns-repeated="10"/>
          <table:table-cell table:formula="of:=[.K144]+10" office:value-type="float" office:value="1431">
            <text:p>1431</text:p>
          </table:table-cell>
          <table:table-cell table:style-name="ce16" table:formula="of:=([.K145]^3)*[.H$17]+([.K145]^2)*[.H$18]+[.K145]*[.H$19]" office:value-type="float" office:value="12.0189163392">
            <text:p>1,20E+001</text:p>
          </table:table-cell>
        </table:table-row>
        <table:table-row table:style-name="ro2">
          <table:table-cell table:number-columns-repeated="10"/>
          <table:table-cell table:formula="of:=[.K145]+10" office:value-type="float" office:value="1441">
            <text:p>1441</text:p>
          </table:table-cell>
          <table:table-cell table:style-name="ce16" table:formula="of:=([.K146]^3)*[.H$17]+([.K146]^2)*[.H$18]+[.K146]*[.H$19]" office:value-type="float" office:value="12.2725880442">
            <text:p>1,23E+001</text:p>
          </table:table-cell>
        </table:table-row>
        <table:table-row table:style-name="ro2">
          <table:table-cell table:number-columns-repeated="10"/>
          <table:table-cell table:formula="of:=[.K146]+10" office:value-type="float" office:value="1451">
            <text:p>1451</text:p>
          </table:table-cell>
          <table:table-cell table:style-name="ce16" table:formula="of:=([.K147]^3)*[.H$17]+([.K147]^2)*[.H$18]+[.K147]*[.H$19]" office:value-type="float" office:value="12.5298046292">
            <text:p>1,25E+001</text:p>
          </table:table-cell>
        </table:table-row>
        <table:table-row table:style-name="ro2">
          <table:table-cell table:number-columns-repeated="10"/>
          <table:table-cell table:formula="of:=[.K147]+10" office:value-type="float" office:value="1461">
            <text:p>1461</text:p>
          </table:table-cell>
          <table:table-cell table:style-name="ce16" table:formula="of:=([.K148]^3)*[.H$17]+([.K148]^2)*[.H$18]+[.K148]*[.H$19]" office:value-type="float" office:value="12.7905906942">
            <text:p>1,28E+001</text:p>
          </table:table-cell>
        </table:table-row>
        <table:table-row table:style-name="ro2">
          <table:table-cell table:number-columns-repeated="10"/>
          <table:table-cell table:formula="of:=[.K148]+10" office:value-type="float" office:value="1471">
            <text:p>1471</text:p>
          </table:table-cell>
          <table:table-cell table:style-name="ce16" table:formula="of:=([.K149]^3)*[.H$17]+([.K149]^2)*[.H$18]+[.K149]*[.H$19]" office:value-type="float" office:value="13.0549708392">
            <text:p>1,31E+001</text:p>
          </table:table-cell>
        </table:table-row>
        <table:table-row table:style-name="ro2">
          <table:table-cell table:number-columns-repeated="10"/>
          <table:table-cell table:formula="of:=[.K149]+10" office:value-type="float" office:value="1481">
            <text:p>1481</text:p>
          </table:table-cell>
          <table:table-cell table:style-name="ce16" table:formula="of:=([.K150]^3)*[.H$17]+([.K150]^2)*[.H$18]+[.K150]*[.H$19]" office:value-type="float" office:value="13.3229696642">
            <text:p>1,33E+001</text:p>
          </table:table-cell>
        </table:table-row>
        <table:table-row table:style-name="ro2">
          <table:table-cell table:number-columns-repeated="10"/>
          <table:table-cell table:formula="of:=[.K150]+10" office:value-type="float" office:value="1491">
            <text:p>1491</text:p>
          </table:table-cell>
          <table:table-cell table:style-name="ce16" table:formula="of:=([.K151]^3)*[.H$17]+([.K151]^2)*[.H$18]+[.K151]*[.H$19]" office:value-type="float" office:value="13.5946117692">
            <text:p>1,36E+001</text:p>
          </table:table-cell>
        </table:table-row>
        <table:table-row table:style-name="ro2">
          <table:table-cell table:number-columns-repeated="10"/>
          <table:table-cell table:formula="of:=[.K151]+10" office:value-type="float" office:value="1501">
            <text:p>1501</text:p>
          </table:table-cell>
          <table:table-cell table:style-name="ce16" table:formula="of:=([.K152]^3)*[.H$17]+([.K152]^2)*[.H$18]+[.K152]*[.H$19]" office:value-type="float" office:value="13.8699217542">
            <text:p>1,39E+001</text:p>
          </table:table-cell>
        </table:table-row>
        <table:table-row table:style-name="ro2">
          <table:table-cell table:number-columns-repeated="10"/>
          <table:table-cell table:formula="of:=[.K152]+10" office:value-type="float" office:value="1511">
            <text:p>1511</text:p>
          </table:table-cell>
          <table:table-cell table:style-name="ce16" table:formula="of:=([.K153]^3)*[.H$17]+([.K153]^2)*[.H$18]+[.K153]*[.H$19]" office:value-type="float" office:value="14.1489242192">
            <text:p>1,41E+001</text:p>
          </table:table-cell>
        </table:table-row>
        <table:table-row table:style-name="ro2">
          <table:table-cell table:number-columns-repeated="10"/>
          <table:table-cell table:formula="of:=[.K153]+10" office:value-type="float" office:value="1521">
            <text:p>1521</text:p>
          </table:table-cell>
          <table:table-cell table:style-name="ce16" table:formula="of:=([.K154]^3)*[.H$17]+([.K154]^2)*[.H$18]+[.K154]*[.H$19]" office:value-type="float" office:value="14.4316437642">
            <text:p>1,44E+001</text:p>
          </table:table-cell>
        </table:table-row>
        <table:table-row table:style-name="ro2">
          <table:table-cell table:number-columns-repeated="10"/>
          <table:table-cell table:formula="of:=[.K154]+10" office:value-type="float" office:value="1531">
            <text:p>1531</text:p>
          </table:table-cell>
          <table:table-cell table:style-name="ce16" table:formula="of:=([.K155]^3)*[.H$17]+([.K155]^2)*[.H$18]+[.K155]*[.H$19]" office:value-type="float" office:value="14.7181049892">
            <text:p>1,47E+001</text:p>
          </table:table-cell>
        </table:table-row>
        <table:table-row table:style-name="ro2">
          <table:table-cell table:number-columns-repeated="10"/>
          <table:table-cell table:formula="of:=[.K155]+10" office:value-type="float" office:value="1541">
            <text:p>1541</text:p>
          </table:table-cell>
          <table:table-cell table:style-name="ce16" table:formula="of:=([.K156]^3)*[.H$17]+([.K156]^2)*[.H$18]+[.K156]*[.H$19]" office:value-type="float" office:value="15.0083324942">
            <text:p>1,50E+001</text:p>
          </table:table-cell>
        </table:table-row>
        <table:table-row table:style-name="ro2">
          <table:table-cell table:number-columns-repeated="10"/>
          <table:table-cell table:formula="of:=[.K156]+10" office:value-type="float" office:value="1551">
            <text:p>1551</text:p>
          </table:table-cell>
          <table:table-cell table:style-name="ce16" table:formula="of:=([.K157]^3)*[.H$17]+([.K157]^2)*[.H$18]+[.K157]*[.H$19]" office:value-type="float" office:value="15.3023508792">
            <text:p>1,53E+001</text:p>
          </table:table-cell>
        </table:table-row>
        <table:table-row table:style-name="ro2">
          <table:table-cell table:number-columns-repeated="10"/>
          <table:table-cell table:formula="of:=[.K157]+10" office:value-type="float" office:value="1561">
            <text:p>1561</text:p>
          </table:table-cell>
          <table:table-cell table:style-name="ce16" table:formula="of:=([.K158]^3)*[.H$17]+([.K158]^2)*[.H$18]+[.K158]*[.H$19]" office:value-type="float" office:value="15.6001847442">
            <text:p>1,56E+001</text:p>
          </table:table-cell>
        </table:table-row>
        <table:table-row table:style-name="ro2">
          <table:table-cell table:number-columns-repeated="10"/>
          <table:table-cell table:formula="of:=[.K158]+10" office:value-type="float" office:value="1571">
            <text:p>1571</text:p>
          </table:table-cell>
          <table:table-cell table:style-name="ce16" table:formula="of:=([.K159]^3)*[.H$17]+([.K159]^2)*[.H$18]+[.K159]*[.H$19]" office:value-type="float" office:value="15.9018586892">
            <text:p>1,59E+001</text:p>
          </table:table-cell>
        </table:table-row>
        <table:table-row table:style-name="ro2">
          <table:table-cell table:number-columns-repeated="10"/>
          <table:table-cell table:formula="of:=[.K159]+10" office:value-type="float" office:value="1581">
            <text:p>1581</text:p>
          </table:table-cell>
          <table:table-cell table:style-name="ce16" table:formula="of:=([.K160]^3)*[.H$17]+([.K160]^2)*[.H$18]+[.K160]*[.H$19]" office:value-type="float" office:value="16.2073973142">
            <text:p>1,62E+001</text:p>
          </table:table-cell>
        </table:table-row>
        <table:table-row table:style-name="ro2">
          <table:table-cell table:number-columns-repeated="10"/>
          <table:table-cell table:formula="of:=[.K160]+10" office:value-type="float" office:value="1591">
            <text:p>1591</text:p>
          </table:table-cell>
          <table:table-cell table:style-name="ce16" table:formula="of:=([.K161]^3)*[.H$17]+([.K161]^2)*[.H$18]+[.K161]*[.H$19]" office:value-type="float" office:value="16.5168252192">
            <text:p>1,65E+001</text:p>
          </table:table-cell>
        </table:table-row>
        <table:table-row table:style-name="ro2">
          <table:table-cell table:number-columns-repeated="10"/>
          <table:table-cell table:formula="of:=[.K161]+10" office:value-type="float" office:value="1601">
            <text:p>1601</text:p>
          </table:table-cell>
          <table:table-cell table:style-name="ce16" table:formula="of:=([.K162]^3)*[.H$17]+([.K162]^2)*[.H$18]+[.K162]*[.H$19]" office:value-type="float" office:value="16.8301670042">
            <text:p>1,68E+001</text:p>
          </table:table-cell>
        </table:table-row>
        <table:table-row table:style-name="ro2">
          <table:table-cell table:number-columns-repeated="10"/>
          <table:table-cell table:formula="of:=[.K162]+10" office:value-type="float" office:value="1611">
            <text:p>1611</text:p>
          </table:table-cell>
          <table:table-cell table:style-name="ce16" table:formula="of:=([.K163]^3)*[.H$17]+([.K163]^2)*[.H$18]+[.K163]*[.H$19]" office:value-type="float" office:value="17.1474472692">
            <text:p>1,71E+001</text:p>
          </table:table-cell>
        </table:table-row>
        <table:table-row table:style-name="ro2">
          <table:table-cell table:number-columns-repeated="10"/>
          <table:table-cell table:formula="of:=[.K163]+10" office:value-type="float" office:value="1621">
            <text:p>1621</text:p>
          </table:table-cell>
          <table:table-cell table:style-name="ce16" table:formula="of:=([.K164]^3)*[.H$17]+([.K164]^2)*[.H$18]+[.K164]*[.H$19]" office:value-type="float" office:value="17.4686906142">
            <text:p>1,75E+001</text:p>
          </table:table-cell>
        </table:table-row>
        <table:table-row table:style-name="ro2">
          <table:table-cell table:number-columns-repeated="10"/>
          <table:table-cell table:formula="of:=[.K164]+10" office:value-type="float" office:value="1631">
            <text:p>1631</text:p>
          </table:table-cell>
          <table:table-cell table:style-name="ce16" table:formula="of:=([.K165]^3)*[.H$17]+([.K165]^2)*[.H$18]+[.K165]*[.H$19]" office:value-type="float" office:value="17.7939216392">
            <text:p>1,78E+001</text:p>
          </table:table-cell>
        </table:table-row>
        <table:table-row table:style-name="ro2">
          <table:table-cell table:number-columns-repeated="10"/>
          <table:table-cell table:formula="of:=[.K165]+10" office:value-type="float" office:value="1641">
            <text:p>1641</text:p>
          </table:table-cell>
          <table:table-cell table:style-name="ce16" table:formula="of:=([.K166]^3)*[.H$17]+([.K166]^2)*[.H$18]+[.K166]*[.H$19]" office:value-type="float" office:value="18.1231649442">
            <text:p>1,81E+001</text:p>
          </table:table-cell>
        </table:table-row>
        <table:table-row table:style-name="ro2">
          <table:table-cell table:number-columns-repeated="10"/>
          <table:table-cell table:formula="of:=[.K166]+10" office:value-type="float" office:value="1651">
            <text:p>1651</text:p>
          </table:table-cell>
          <table:table-cell table:style-name="ce16" table:formula="of:=([.K167]^3)*[.H$17]+([.K167]^2)*[.H$18]+[.K167]*[.H$19]" office:value-type="float" office:value="18.4564451292">
            <text:p>1,85E+001</text:p>
          </table:table-cell>
        </table:table-row>
        <table:table-row table:style-name="ro2">
          <table:table-cell table:number-columns-repeated="10"/>
          <table:table-cell table:formula="of:=[.K167]+10" office:value-type="float" office:value="1661">
            <text:p>1661</text:p>
          </table:table-cell>
          <table:table-cell table:style-name="ce16" table:formula="of:=([.K168]^3)*[.H$17]+([.K168]^2)*[.H$18]+[.K168]*[.H$19]" office:value-type="float" office:value="18.7937867942">
            <text:p>1,88E+001</text:p>
          </table:table-cell>
        </table:table-row>
        <table:table-row table:style-name="ro2">
          <table:table-cell table:number-columns-repeated="10"/>
          <table:table-cell table:formula="of:=[.K168]+10" office:value-type="float" office:value="1671">
            <text:p>1671</text:p>
          </table:table-cell>
          <table:table-cell table:style-name="ce16" table:formula="of:=([.K169]^3)*[.H$17]+([.K169]^2)*[.H$18]+[.K169]*[.H$19]" office:value-type="float" office:value="19.1352145392">
            <text:p>1,91E+001</text:p>
          </table:table-cell>
        </table:table-row>
        <table:table-row table:style-name="ro2">
          <table:table-cell table:number-columns-repeated="10"/>
          <table:table-cell table:formula="of:=[.K169]+10" office:value-type="float" office:value="1681">
            <text:p>1681</text:p>
          </table:table-cell>
          <table:table-cell table:style-name="ce16" table:formula="of:=([.K170]^3)*[.H$17]+([.K170]^2)*[.H$18]+[.K170]*[.H$19]" office:value-type="float" office:value="19.4807529642">
            <text:p>1,95E+001</text:p>
          </table:table-cell>
        </table:table-row>
        <table:table-row table:style-name="ro2">
          <table:table-cell table:number-columns-repeated="10"/>
          <table:table-cell table:formula="of:=[.K170]+10" office:value-type="float" office:value="1691">
            <text:p>1691</text:p>
          </table:table-cell>
          <table:table-cell table:style-name="ce16" table:formula="of:=([.K171]^3)*[.H$17]+([.K171]^2)*[.H$18]+[.K171]*[.H$19]" office:value-type="float" office:value="19.8304266692">
            <text:p>1,98E+001</text:p>
          </table:table-cell>
        </table:table-row>
        <table:table-row table:style-name="ro2">
          <table:table-cell table:number-columns-repeated="10"/>
          <table:table-cell table:formula="of:=[.K171]+10" office:value-type="float" office:value="1701">
            <text:p>1701</text:p>
          </table:table-cell>
          <table:table-cell table:style-name="ce16" table:formula="of:=([.K172]^3)*[.H$17]+([.K172]^2)*[.H$18]+[.K172]*[.H$19]" office:value-type="float" office:value="20.1842602542">
            <text:p>2,02E+001</text:p>
          </table:table-cell>
        </table:table-row>
        <table:table-row table:style-name="ro2">
          <table:table-cell table:number-columns-repeated="10"/>
          <table:table-cell table:formula="of:=[.K172]+10" office:value-type="float" office:value="1711">
            <text:p>1711</text:p>
          </table:table-cell>
          <table:table-cell table:style-name="ce16" table:formula="of:=([.K173]^3)*[.H$17]+([.K173]^2)*[.H$18]+[.K173]*[.H$19]" office:value-type="float" office:value="20.5422783192">
            <text:p>2,05E+001</text:p>
          </table:table-cell>
        </table:table-row>
        <table:table-row table:style-name="ro2">
          <table:table-cell table:number-columns-repeated="10"/>
          <table:table-cell table:formula="of:=[.K173]+10" office:value-type="float" office:value="1721">
            <text:p>1721</text:p>
          </table:table-cell>
          <table:table-cell table:style-name="ce16" table:formula="of:=([.K174]^3)*[.H$17]+([.K174]^2)*[.H$18]+[.K174]*[.H$19]" office:value-type="float" office:value="20.9045054642">
            <text:p>2,09E+001</text:p>
          </table:table-cell>
        </table:table-row>
        <table:table-row table:style-name="ro2">
          <table:table-cell table:number-columns-repeated="10"/>
          <table:table-cell table:formula="of:=[.K174]+10" office:value-type="float" office:value="1731">
            <text:p>1731</text:p>
          </table:table-cell>
          <table:table-cell table:style-name="ce16" table:formula="of:=([.K175]^3)*[.H$17]+([.K175]^2)*[.H$18]+[.K175]*[.H$19]" office:value-type="float" office:value="21.2709662892">
            <text:p>2,13E+001</text:p>
          </table:table-cell>
        </table:table-row>
        <table:table-row table:style-name="ro2">
          <table:table-cell table:number-columns-repeated="10"/>
          <table:table-cell table:formula="of:=[.K175]+10" office:value-type="float" office:value="1741">
            <text:p>1741</text:p>
          </table:table-cell>
          <table:table-cell table:style-name="ce16" table:formula="of:=([.K176]^3)*[.H$17]+([.K176]^2)*[.H$18]+[.K176]*[.H$19]" office:value-type="float" office:value="21.6416853942">
            <text:p>2,16E+001</text:p>
          </table:table-cell>
        </table:table-row>
        <table:table-row table:style-name="ro2">
          <table:table-cell table:number-columns-repeated="10"/>
          <table:table-cell table:formula="of:=[.K176]+10" office:value-type="float" office:value="1751">
            <text:p>1751</text:p>
          </table:table-cell>
          <table:table-cell table:style-name="ce16" table:formula="of:=([.K177]^3)*[.H$17]+([.K177]^2)*[.H$18]+[.K177]*[.H$19]" office:value-type="float" office:value="22.0166873792">
            <text:p>2,20E+001</text:p>
          </table:table-cell>
        </table:table-row>
        <table:table-row table:style-name="ro2">
          <table:table-cell table:number-columns-repeated="10"/>
          <table:table-cell table:formula="of:=[.K177]+10" office:value-type="float" office:value="1761">
            <text:p>1761</text:p>
          </table:table-cell>
          <table:table-cell table:style-name="ce16" table:formula="of:=([.K178]^3)*[.H$17]+([.K178]^2)*[.H$18]+[.K178]*[.H$19]" office:value-type="float" office:value="22.3959968442">
            <text:p>2,24E+001</text:p>
          </table:table-cell>
        </table:table-row>
        <table:table-row table:style-name="ro2">
          <table:table-cell table:number-columns-repeated="10"/>
          <table:table-cell table:formula="of:=[.K178]+10" office:value-type="float" office:value="1771">
            <text:p>1771</text:p>
          </table:table-cell>
          <table:table-cell table:style-name="ce16" table:formula="of:=([.K179]^3)*[.H$17]+([.K179]^2)*[.H$18]+[.K179]*[.H$19]" office:value-type="float" office:value="22.7796383892">
            <text:p>2,28E+001</text:p>
          </table:table-cell>
        </table:table-row>
        <table:table-row table:style-name="ro2">
          <table:table-cell table:number-columns-repeated="10"/>
          <table:table-cell table:formula="of:=[.K179]+10" office:value-type="float" office:value="1781">
            <text:p>1781</text:p>
          </table:table-cell>
          <table:table-cell table:style-name="ce16" table:formula="of:=([.K180]^3)*[.H$17]+([.K180]^2)*[.H$18]+[.K180]*[.H$19]" office:value-type="float" office:value="23.1676366142">
            <text:p>2,32E+001</text:p>
          </table:table-cell>
        </table:table-row>
        <table:table-row table:style-name="ro2">
          <table:table-cell table:number-columns-repeated="10"/>
          <table:table-cell table:formula="of:=[.K180]+10" office:value-type="float" office:value="1791">
            <text:p>1791</text:p>
          </table:table-cell>
          <table:table-cell table:style-name="ce16" table:formula="of:=([.K181]^3)*[.H$17]+([.K181]^2)*[.H$18]+[.K181]*[.H$19]" office:value-type="float" office:value="23.5600161192">
            <text:p>2,36E+001</text:p>
          </table:table-cell>
        </table:table-row>
        <table:table-row table:style-name="ro2">
          <table:table-cell table:number-columns-repeated="10"/>
          <table:table-cell table:formula="of:=[.K181]+10" office:value-type="float" office:value="1801">
            <text:p>1801</text:p>
          </table:table-cell>
          <table:table-cell table:style-name="ce16" table:formula="of:=([.K182]^3)*[.H$17]+([.K182]^2)*[.H$18]+[.K182]*[.H$19]" office:value-type="float" office:value="23.9568015042">
            <text:p>2,40E+001</text:p>
          </table:table-cell>
        </table:table-row>
        <table:table-row table:style-name="ro2">
          <table:table-cell table:number-columns-repeated="10"/>
          <table:table-cell table:formula="of:=[.K182]+10" office:value-type="float" office:value="1811">
            <text:p>1811</text:p>
          </table:table-cell>
          <table:table-cell table:style-name="ce16" table:formula="of:=([.K183]^3)*[.H$17]+([.K183]^2)*[.H$18]+[.K183]*[.H$19]" office:value-type="float" office:value="24.3580173692">
            <text:p>2,44E+001</text:p>
          </table:table-cell>
        </table:table-row>
        <table:table-row table:style-name="ro2">
          <table:table-cell table:number-columns-repeated="10"/>
          <table:table-cell table:formula="of:=[.K183]+10" office:value-type="float" office:value="1821">
            <text:p>1821</text:p>
          </table:table-cell>
          <table:table-cell table:style-name="ce16" table:formula="of:=([.K184]^3)*[.H$17]+([.K184]^2)*[.H$18]+[.K184]*[.H$19]" office:value-type="float" office:value="24.7636883142">
            <text:p>2,48E+001</text:p>
          </table:table-cell>
        </table:table-row>
        <table:table-row table:style-name="ro2">
          <table:table-cell table:number-columns-repeated="10"/>
          <table:table-cell table:formula="of:=[.K184]+10" office:value-type="float" office:value="1831">
            <text:p>1831</text:p>
          </table:table-cell>
          <table:table-cell table:style-name="ce16" table:formula="of:=([.K185]^3)*[.H$17]+([.K185]^2)*[.H$18]+[.K185]*[.H$19]" office:value-type="float" office:value="25.1738389392">
            <text:p>2,52E+001</text:p>
          </table:table-cell>
        </table:table-row>
        <table:table-row table:style-name="ro2">
          <table:table-cell table:number-columns-repeated="10"/>
          <table:table-cell table:formula="of:=[.K185]+10" office:value-type="float" office:value="1841">
            <text:p>1841</text:p>
          </table:table-cell>
          <table:table-cell table:style-name="ce16" table:formula="of:=([.K186]^3)*[.H$17]+([.K186]^2)*[.H$18]+[.K186]*[.H$19]" office:value-type="float" office:value="25.5884938442">
            <text:p>2,56E+001</text:p>
          </table:table-cell>
        </table:table-row>
        <table:table-row table:style-name="ro2">
          <table:table-cell table:number-columns-repeated="10"/>
          <table:table-cell table:formula="of:=[.K186]+10" office:value-type="float" office:value="1851">
            <text:p>1851</text:p>
          </table:table-cell>
          <table:table-cell table:style-name="ce16" table:formula="of:=([.K187]^3)*[.H$17]+([.K187]^2)*[.H$18]+[.K187]*[.H$19]" office:value-type="float" office:value="26.0076776292">
            <text:p>2,60E+001</text:p>
          </table:table-cell>
        </table:table-row>
        <table:table-row table:style-name="ro2">
          <table:table-cell table:number-columns-repeated="10"/>
          <table:table-cell table:formula="of:=[.K187]+10" office:value-type="float" office:value="1861">
            <text:p>1861</text:p>
          </table:table-cell>
          <table:table-cell table:style-name="ce16" table:formula="of:=([.K188]^3)*[.H$17]+([.K188]^2)*[.H$18]+[.K188]*[.H$19]" office:value-type="float" office:value="26.4314148942">
            <text:p>2,64E+001</text:p>
          </table:table-cell>
        </table:table-row>
        <table:table-row table:style-name="ro2">
          <table:table-cell table:number-columns-repeated="10"/>
          <table:table-cell table:formula="of:=[.K188]+10" office:value-type="float" office:value="1871">
            <text:p>1871</text:p>
          </table:table-cell>
          <table:table-cell table:style-name="ce16" table:formula="of:=([.K189]^3)*[.H$17]+([.K189]^2)*[.H$18]+[.K189]*[.H$19]" office:value-type="float" office:value="26.8597302392">
            <text:p>2,69E+001</text:p>
          </table:table-cell>
        </table:table-row>
        <table:table-row table:style-name="ro2">
          <table:table-cell table:number-columns-repeated="10"/>
          <table:table-cell table:formula="of:=[.K189]+10" office:value-type="float" office:value="1881">
            <text:p>1881</text:p>
          </table:table-cell>
          <table:table-cell table:style-name="ce16" table:formula="of:=([.K190]^3)*[.H$17]+([.K190]^2)*[.H$18]+[.K190]*[.H$19]" office:value-type="float" office:value="27.2926482642">
            <text:p>2,73E+001</text:p>
          </table:table-cell>
        </table:table-row>
        <table:table-row table:style-name="ro2">
          <table:table-cell table:number-columns-repeated="10"/>
          <table:table-cell table:formula="of:=[.K190]+10" office:value-type="float" office:value="1891">
            <text:p>1891</text:p>
          </table:table-cell>
          <table:table-cell table:style-name="ce16" table:formula="of:=([.K191]^3)*[.H$17]+([.K191]^2)*[.H$18]+[.K191]*[.H$19]" office:value-type="float" office:value="27.7301935692">
            <text:p>2,77E+001</text:p>
          </table:table-cell>
        </table:table-row>
        <table:table-row table:style-name="ro2">
          <table:table-cell table:number-columns-repeated="10"/>
          <table:table-cell table:formula="of:=[.K191]+10" office:value-type="float" office:value="1901">
            <text:p>1901</text:p>
          </table:table-cell>
          <table:table-cell table:style-name="ce16" table:formula="of:=([.K192]^3)*[.H$17]+([.K192]^2)*[.H$18]+[.K192]*[.H$19]" office:value-type="float" office:value="28.1723907542">
            <text:p>2,82E+001</text:p>
          </table:table-cell>
        </table:table-row>
        <table:table-row table:style-name="ro2">
          <table:table-cell table:number-columns-repeated="10"/>
          <table:table-cell table:formula="of:=[.K192]+10" office:value-type="float" office:value="1911">
            <text:p>1911</text:p>
          </table:table-cell>
          <table:table-cell table:style-name="ce16" table:formula="of:=([.K193]^3)*[.H$17]+([.K193]^2)*[.H$18]+[.K193]*[.H$19]" office:value-type="float" office:value="28.6192644192">
            <text:p>2,86E+001</text:p>
          </table:table-cell>
        </table:table-row>
        <table:table-row table:style-name="ro2">
          <table:table-cell table:number-columns-repeated="10"/>
          <table:table-cell table:formula="of:=[.K193]+10" office:value-type="float" office:value="1921">
            <text:p>1921</text:p>
          </table:table-cell>
          <table:table-cell table:style-name="ce16" table:formula="of:=([.K194]^3)*[.H$17]+([.K194]^2)*[.H$18]+[.K194]*[.H$19]" office:value-type="float" office:value="29.0708391642">
            <text:p>2,91E+001</text:p>
          </table:table-cell>
        </table:table-row>
        <table:table-row table:style-name="ro2">
          <table:table-cell table:number-columns-repeated="10"/>
          <table:table-cell table:formula="of:=[.K194]+10" office:value-type="float" office:value="1931">
            <text:p>1931</text:p>
          </table:table-cell>
          <table:table-cell table:style-name="ce16" table:formula="of:=([.K195]^3)*[.H$17]+([.K195]^2)*[.H$18]+[.K195]*[.H$19]" office:value-type="float" office:value="29.5271395892">
            <text:p>2,95E+001</text:p>
          </table:table-cell>
        </table:table-row>
        <table:table-row table:style-name="ro2">
          <table:table-cell table:number-columns-repeated="10"/>
          <table:table-cell table:formula="of:=[.K195]+10" office:value-type="float" office:value="1941">
            <text:p>1941</text:p>
          </table:table-cell>
          <table:table-cell table:style-name="ce16" table:formula="of:=([.K196]^3)*[.H$17]+([.K196]^2)*[.H$18]+[.K196]*[.H$19]" office:value-type="float" office:value="29.9881902942">
            <text:p>3,00E+001</text:p>
          </table:table-cell>
        </table:table-row>
        <table:table-row table:style-name="ro2">
          <table:table-cell table:number-columns-repeated="10"/>
          <table:table-cell table:formula="of:=[.K196]+10" office:value-type="float" office:value="1951">
            <text:p>1951</text:p>
          </table:table-cell>
          <table:table-cell table:style-name="ce16" table:formula="of:=([.K197]^3)*[.H$17]+([.K197]^2)*[.H$18]+[.K197]*[.H$19]" office:value-type="float" office:value="30.4540158792">
            <text:p>3,05E+001</text:p>
          </table:table-cell>
        </table:table-row>
        <table:table-row table:style-name="ro2">
          <table:table-cell table:number-columns-repeated="10"/>
          <table:table-cell table:formula="of:=[.K197]+10" office:value-type="float" office:value="1961">
            <text:p>1961</text:p>
          </table:table-cell>
          <table:table-cell table:style-name="ce16" table:formula="of:=([.K198]^3)*[.H$17]+([.K198]^2)*[.H$18]+[.K198]*[.H$19]" office:value-type="float" office:value="30.9246409442">
            <text:p>3,09E+001</text:p>
          </table:table-cell>
        </table:table-row>
        <table:table-row table:style-name="ro2">
          <table:table-cell table:number-columns-repeated="10"/>
          <table:table-cell table:formula="of:=[.K198]+10" office:value-type="float" office:value="1971">
            <text:p>1971</text:p>
          </table:table-cell>
          <table:table-cell table:style-name="ce16" table:formula="of:=([.K199]^3)*[.H$17]+([.K199]^2)*[.H$18]+[.K199]*[.H$19]" office:value-type="float" office:value="31.4000900892">
            <text:p>3,14E+001</text:p>
          </table:table-cell>
        </table:table-row>
        <table:table-row table:style-name="ro2">
          <table:table-cell table:number-columns-repeated="10"/>
          <table:table-cell table:formula="of:=[.K199]+10" office:value-type="float" office:value="1981">
            <text:p>1981</text:p>
          </table:table-cell>
          <table:table-cell table:style-name="ce16" table:formula="of:=([.K200]^3)*[.H$17]+([.K200]^2)*[.H$18]+[.K200]*[.H$19]" office:value-type="float" office:value="31.8803879142">
            <text:p>3,19E+001</text:p>
          </table:table-cell>
        </table:table-row>
        <table:table-row table:style-name="ro2">
          <table:table-cell table:number-columns-repeated="10"/>
          <table:table-cell table:formula="of:=[.K200]+10" office:value-type="float" office:value="1991">
            <text:p>1991</text:p>
          </table:table-cell>
          <table:table-cell table:style-name="ce16" table:formula="of:=([.K201]^3)*[.H$17]+([.K201]^2)*[.H$18]+[.K201]*[.H$19]" office:value-type="float" office:value="32.3655590192">
            <text:p>3,24E+001</text:p>
          </table:table-cell>
        </table:table-row>
        <table:table-row table:style-name="ro2">
          <table:table-cell table:number-columns-repeated="10"/>
          <table:table-cell table:formula="of:=[.K201]+10" office:value-type="float" office:value="2001">
            <text:p>2001</text:p>
          </table:table-cell>
          <table:table-cell table:style-name="ce16" table:formula="of:=([.K202]^3)*[.H$17]+([.K202]^2)*[.H$18]+[.K202]*[.H$19]" office:value-type="float" office:value="32.8556280042">
            <text:p>3,29E+001</text:p>
          </table:table-cell>
        </table:table-row>
        <table:table-row table:style-name="ro2" table:number-rows-repeated="1048373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min-integer-digits="1"/>
      <number:text> ms</number:text>
    </number:number-style>
    <number:number-style style:name="N109">
      <number:number number:decimal-places="0" number:min-integer-digits="0"/>
    </number:number-style>
    <number:number-style style:name="N110">
      <number:number number:decimal-places="3" number:min-integer-digits="1"/>
      <number:text>s</number:text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2">
      <number:number number:decimal-places="3" number:min-integer-digits="1" number:display-factor="1000"/>
      <number:text>s</number:text>
    </number:number-style>
    <number:number-style style:name="N113">
      <number:number number:decimal-places="0" number:min-integer-digits="3" number:display-factor="1000"/>
      <number:text>ms</number:text>
    </number:number-style>
    <number:number-style style:name="N114">
      <number:number number:decimal-places="0" number:min-integer-digits="1"/>
      <number:text>ms</number:text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6">00/00/0000</text:date>, <text:time style:data-style-name="N2" text:time-value="0000-00-00T08:18:07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09:42:01</meta:creation-date>
    <dc:date>2012-10-26T09:38:57</dc:date>
    <meta:editing-duration>PT2H23M18S</meta:editing-duration>
    <meta:editing-cycles>8</meta:editing-cycles>
    <meta:generator>LibreOffice/3.6$Linux_X86_64 LibreOffice_project/360m1$Build-2</meta:generator>
    <meta:document-statistic meta:table-count="3" meta:cell-count="7747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3" number:min-integer-digits="1"/>
      <number:text>s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1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886cm" svg:height="14.064cm" xlink:href=".." xlink:type="simple" chart:class="chart:scatter" chart:style-name="ch1">
        <chart:title svg:x="16.656cm" svg:y="0.417cm" chart:style-name="ch2">
          <text:p>Algorithme 3</text:p>
        </chart:title>
        <chart:subtitle svg:x="16.841cm" svg:y="1.477cm" chart:style-name="ch3">
          <text:p>Interpolation</text:p>
        </chart:subtitle>
        <chart:legend chart:legend-position="bottom" svg:x="14.56cm" svg:y="13.281cm" style:legend-expansion="wide" chart:style-name="ch4"/>
        <chart:plot-area chart:style-name="ch5" table:cell-range-address="Algo3.A2:Algo3.A15 Algo3.D1:Algo3.D15 Algo3.F1:Algo3.F1 Algo3.L2:Algo3.L202" chart:data-source-has-labels="row" svg:x="1.728cm" svg:y="2.722cm" svg:width="32.724cm" svg:height="9.297cm">
          <chartooo:coordinate-region svg:x="3.196cm" svg:y="2.922cm" svg:width="30.884cm" svg:height="8.45cm"/>
          <chart:axis chart:dimension="x" chart:name="primary-x" chart:style-name="ch6">
            <chart:title svg:x="16.683cm" svg:y="12.3cm" chart:style-name="ch7">
              <text:p>taille des données</text:p>
            </chart:title>
          </chart:axis>
          <chart:axis chart:dimension="y" chart:name="primary-y" chart:style-name="ch8">
            <chart:title svg:x="0.451cm" svg:y="7.89cm" chart:style-name="ch9">
              <text:p>temps</text:p>
            </chart:title>
            <chart:grid chart:style-name="ch10" chart:class="major"/>
          </chart:axis>
          <chart:series chart:style-name="ch11" chart:values-cell-range-address="Algo3.D2:Algo3.D15" chart:label-cell-address="Algo3.D1:Algo3.D1" chart:class="chart:scatter">
            <chart:domain table:cell-range-address="Algo3.A2:Algo3.A15"/>
            <chart:data-point chart:repeated="14"/>
          </chart:series>
          <chart:series chart:style-name="ch12" chart:values-cell-range-address="Algo3.L2:Algo3.L202" chart:label-cell-address="Algo3.F1:Algo3.F1" chart:class="chart:scatter">
            <chart:domain table:cell-range-address="Algo3.K2:Algo3.K202"/>
            <chart:data-point chart:repeated="2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Temps maximum</text:p>
                <draw:g>
                  <svg:desc>Algo3.D1:Algo3.D1</svg:desc>
                </draw:g>
              </table:table-cell>
              <table:table-cell office:value-type="string">
                <text:p>Colonne K</text:p>
              </table:table-cell>
              <table:table-cell office:value-type="string">
                <text:p>interpolation</text:p>
                <draw:g>
                  <svg:desc>Algo3.F1:Algo3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lgo3.A2:Algo3.A15</svg:desc>
                </draw:g>
              </table:table-cell>
              <table:table-cell office:value-type="float" office:value="0">
                <text:p>0</text:p>
                <draw:g>
                  <svg:desc>Algo3.D2:Algo3.D15</svg:desc>
                </draw:g>
              </table:table-cell>
              <table:table-cell office:value-type="float" office:value="1">
                <text:p>1</text:p>
                <draw:g>
                  <svg:desc>Algo3.K2:Algo3.K202</svg:desc>
                </draw:g>
              </table:table-cell>
              <table:table-cell office:value-type="float" office:value="0.0000030042">
                <text:p>0.0000030042</text:p>
                <draw:g>
                  <svg:desc>Algo3.L2:Algo3.L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.0000384692">
                <text:p>0.00003846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0.0001010142">
                <text:p>0.00010101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  <table:table-cell office:value-type="float" office:value="0.0002152392">
                <text:p>0.00021523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41">
                <text:p>41</text:p>
              </table:table-cell>
              <table:table-cell office:value-type="float" office:value="0.0004057442">
                <text:p>0.00040574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  <table:table-cell office:value-type="float" office:value="0.0006971292">
                <text:p>0.00069712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61">
                <text:p>61</text:p>
              </table:table-cell>
              <table:table-cell office:value-type="float" office:value="0.0011139942">
                <text:p>0.00111399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002">
                <text:p>0.002</text:p>
              </table:table-cell>
              <table:table-cell office:value-type="float" office:value="71">
                <text:p>71</text:p>
              </table:table-cell>
              <table:table-cell office:value-type="float" office:value="0.0016809392">
                <text:p>0.00168093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0.005">
                <text:p>0.005</text:p>
              </table:table-cell>
              <table:table-cell office:value-type="float" office:value="81">
                <text:p>81</text:p>
              </table:table-cell>
              <table:table-cell office:value-type="float" office:value="0.0024225642">
                <text:p>0.00242256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0.037">
                <text:p>0.037</text:p>
              </table:table-cell>
              <table:table-cell office:value-type="float" office:value="91">
                <text:p>91</text:p>
              </table:table-cell>
              <table:table-cell office:value-type="float" office:value="0.0033634692">
                <text:p>0.00336346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0">
                <text:p>400</text:p>
              </table:table-cell>
              <table:table-cell office:value-type="float" office:value="0.28">
                <text:p>0.28</text:p>
              </table:table-cell>
              <table:table-cell office:value-type="float" office:value="101">
                <text:p>101</text:p>
              </table:table-cell>
              <table:table-cell office:value-type="float" office:value="0.0045282542">
                <text:p>0.00452825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0">
                <text:p>800</text:p>
              </table:table-cell>
              <table:table-cell office:value-type="float" office:value="2.2">
                <text:p>2.2</text:p>
              </table:table-cell>
              <table:table-cell office:value-type="float" office:value="111">
                <text:p>111</text:p>
              </table:table-cell>
              <table:table-cell office:value-type="float" office:value="0.0059415192">
                <text:p>0.00594151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">
                <text:p>1000</text:p>
              </table:table-cell>
              <table:table-cell office:value-type="float" office:value="4.329">
                <text:p>4.329</text:p>
              </table:table-cell>
              <table:table-cell office:value-type="float" office:value="121">
                <text:p>121</text:p>
              </table:table-cell>
              <table:table-cell office:value-type="float" office:value="0.0076278642">
                <text:p>0.00762786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0">
                <text:p>2000</text:p>
              </table:table-cell>
              <table:table-cell office:value-type="float" office:value="34.134">
                <text:p>34.134</text:p>
              </table:table-cell>
              <table:table-cell office:value-type="float" office:value="131">
                <text:p>131</text:p>
              </table:table-cell>
              <table:table-cell office:value-type="float" office:value="0.0096118892">
                <text:p>0.00961188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  <table:table-cell office:value-type="float" office:value="0.0119181942">
                <text:p>0.01191819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1">
                <text:p>151</text:p>
              </table:table-cell>
              <table:table-cell office:value-type="float" office:value="0.0145713792">
                <text:p>0.01457137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">
                <text:p>161</text:p>
              </table:table-cell>
              <table:table-cell office:value-type="float" office:value="0.0175960442">
                <text:p>0.01759604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1">
                <text:p>171</text:p>
              </table:table-cell>
              <table:table-cell office:value-type="float" office:value="0.0210167892">
                <text:p>0.02101678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1">
                <text:p>181</text:p>
              </table:table-cell>
              <table:table-cell office:value-type="float" office:value="0.0248582142">
                <text:p>0.02485821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1">
                <text:p>191</text:p>
              </table:table-cell>
              <table:table-cell office:value-type="float" office:value="0.0291449192">
                <text:p>0.02914491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">
                <text:p>201</text:p>
              </table:table-cell>
              <table:table-cell office:value-type="float" office:value="0.0339015042">
                <text:p>0.03390150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1">
                <text:p>211</text:p>
              </table:table-cell>
              <table:table-cell office:value-type="float" office:value="0.0391525692">
                <text:p>0.03915256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1">
                <text:p>221</text:p>
              </table:table-cell>
              <table:table-cell office:value-type="float" office:value="0.0449227142">
                <text:p>0.04492271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1">
                <text:p>231</text:p>
              </table:table-cell>
              <table:table-cell office:value-type="float" office:value="0.0512365392">
                <text:p>0.05123653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1">
                <text:p>241</text:p>
              </table:table-cell>
              <table:table-cell office:value-type="float" office:value="0.0581186442">
                <text:p>0.05811864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1">
                <text:p>251</text:p>
              </table:table-cell>
              <table:table-cell office:value-type="float" office:value="0.0655936292">
                <text:p>0.06559362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1">
                <text:p>261</text:p>
              </table:table-cell>
              <table:table-cell office:value-type="float" office:value="0.0736860942">
                <text:p>0.07368609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1">
                <text:p>271</text:p>
              </table:table-cell>
              <table:table-cell office:value-type="float" office:value="0.0824206392">
                <text:p>0.08242063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1">
                <text:p>281</text:p>
              </table:table-cell>
              <table:table-cell office:value-type="float" office:value="0.0918218642">
                <text:p>0.09182186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1">
                <text:p>291</text:p>
              </table:table-cell>
              <table:table-cell office:value-type="float" office:value="0.1019143692">
                <text:p>0.10191436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1">
                <text:p>301</text:p>
              </table:table-cell>
              <table:table-cell office:value-type="float" office:value="0.1127227542">
                <text:p>0.11272275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1">
                <text:p>311</text:p>
              </table:table-cell>
              <table:table-cell office:value-type="float" office:value="0.1242716192">
                <text:p>0.12427161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1">
                <text:p>321</text:p>
              </table:table-cell>
              <table:table-cell office:value-type="float" office:value="0.1365855642">
                <text:p>0.13658556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1">
                <text:p>331</text:p>
              </table:table-cell>
              <table:table-cell office:value-type="float" office:value="0.1496891892">
                <text:p>0.14968918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1">
                <text:p>341</text:p>
              </table:table-cell>
              <table:table-cell office:value-type="float" office:value="0.1636070942">
                <text:p>0.16360709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1">
                <text:p>351</text:p>
              </table:table-cell>
              <table:table-cell office:value-type="float" office:value="0.1783638792">
                <text:p>0.17836387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1">
                <text:p>361</text:p>
              </table:table-cell>
              <table:table-cell office:value-type="float" office:value="0.1939841442">
                <text:p>0.19398414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1">
                <text:p>371</text:p>
              </table:table-cell>
              <table:table-cell office:value-type="float" office:value="0.2104924892">
                <text:p>0.21049248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1">
                <text:p>381</text:p>
              </table:table-cell>
              <table:table-cell office:value-type="float" office:value="0.2279135142">
                <text:p>0.22791351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1">
                <text:p>391</text:p>
              </table:table-cell>
              <table:table-cell office:value-type="float" office:value="0.2462718192">
                <text:p>0.24627181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1">
                <text:p>401</text:p>
              </table:table-cell>
              <table:table-cell office:value-type="float" office:value="0.2655920042">
                <text:p>0.26559200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1">
                <text:p>411</text:p>
              </table:table-cell>
              <table:table-cell office:value-type="float" office:value="0.2858986692">
                <text:p>0.28589866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1">
                <text:p>421</text:p>
              </table:table-cell>
              <table:table-cell office:value-type="float" office:value="0.3072164142">
                <text:p>0.30721641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1">
                <text:p>431</text:p>
              </table:table-cell>
              <table:table-cell office:value-type="float" office:value="0.3295698392">
                <text:p>0.32956983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">
                <text:p>441</text:p>
              </table:table-cell>
              <table:table-cell office:value-type="float" office:value="0.3529835442">
                <text:p>0.35298354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1">
                <text:p>451</text:p>
              </table:table-cell>
              <table:table-cell office:value-type="float" office:value="0.3774821292">
                <text:p>0.37748212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1">
                <text:p>461</text:p>
              </table:table-cell>
              <table:table-cell office:value-type="float" office:value="0.4030901942">
                <text:p>0.40309019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1">
                <text:p>471</text:p>
              </table:table-cell>
              <table:table-cell office:value-type="float" office:value="0.4298323392">
                <text:p>0.42983233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1">
                <text:p>481</text:p>
              </table:table-cell>
              <table:table-cell office:value-type="float" office:value="0.4577331642">
                <text:p>0.45773316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1">
                <text:p>491</text:p>
              </table:table-cell>
              <table:table-cell office:value-type="float" office:value="0.4868172692">
                <text:p>0.48681726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1">
                <text:p>501</text:p>
              </table:table-cell>
              <table:table-cell office:value-type="float" office:value="0.5171092542">
                <text:p>0.51710925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1">
                <text:p>511</text:p>
              </table:table-cell>
              <table:table-cell office:value-type="float" office:value="0.5486337192">
                <text:p>0.54863371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1">
                <text:p>521</text:p>
              </table:table-cell>
              <table:table-cell office:value-type="float" office:value="0.5814152642">
                <text:p>0.58141526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1">
                <text:p>531</text:p>
              </table:table-cell>
              <table:table-cell office:value-type="float" office:value="0.6154784892">
                <text:p>0.61547848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1">
                <text:p>541</text:p>
              </table:table-cell>
              <table:table-cell office:value-type="float" office:value="0.6508479942">
                <text:p>0.65084799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1">
                <text:p>551</text:p>
              </table:table-cell>
              <table:table-cell office:value-type="float" office:value="0.6875483792">
                <text:p>0.68754837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1">
                <text:p>561</text:p>
              </table:table-cell>
              <table:table-cell office:value-type="float" office:value="0.7256042442">
                <text:p>0.72560424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1">
                <text:p>571</text:p>
              </table:table-cell>
              <table:table-cell office:value-type="float" office:value="0.7650401892">
                <text:p>0.76504018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1">
                <text:p>581</text:p>
              </table:table-cell>
              <table:table-cell office:value-type="float" office:value="0.8058808142">
                <text:p>0.80588081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1">
                <text:p>591</text:p>
              </table:table-cell>
              <table:table-cell office:value-type="float" office:value="0.8481507192">
                <text:p>0.84815071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1">
                <text:p>601</text:p>
              </table:table-cell>
              <table:table-cell office:value-type="float" office:value="0.8918745042">
                <text:p>0.89187450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1">
                <text:p>611</text:p>
              </table:table-cell>
              <table:table-cell office:value-type="float" office:value="0.9370767692">
                <text:p>0.93707676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1">
                <text:p>621</text:p>
              </table:table-cell>
              <table:table-cell office:value-type="float" office:value="0.9837821142">
                <text:p>0.98378211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1">
                <text:p>631</text:p>
              </table:table-cell>
              <table:table-cell office:value-type="float" office:value="1.0320151392">
                <text:p>1.03201513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1">
                <text:p>641</text:p>
              </table:table-cell>
              <table:table-cell office:value-type="float" office:value="1.0818004442">
                <text:p>1.08180044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1">
                <text:p>651</text:p>
              </table:table-cell>
              <table:table-cell office:value-type="float" office:value="1.1331626292">
                <text:p>1.13316262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1">
                <text:p>661</text:p>
              </table:table-cell>
              <table:table-cell office:value-type="float" office:value="1.1861262942">
                <text:p>1.18612629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1">
                <text:p>671</text:p>
              </table:table-cell>
              <table:table-cell office:value-type="float" office:value="1.2407160392">
                <text:p>1.24071603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1">
                <text:p>681</text:p>
              </table:table-cell>
              <table:table-cell office:value-type="float" office:value="1.2969564642">
                <text:p>1.29695646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1">
                <text:p>691</text:p>
              </table:table-cell>
              <table:table-cell office:value-type="float" office:value="1.3548721692">
                <text:p>1.35487216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1">
                <text:p>701</text:p>
              </table:table-cell>
              <table:table-cell office:value-type="float" office:value="1.4144877542">
                <text:p>1.41448775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1">
                <text:p>711</text:p>
              </table:table-cell>
              <table:table-cell office:value-type="float" office:value="1.4758278192">
                <text:p>1.47582781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1">
                <text:p>721</text:p>
              </table:table-cell>
              <table:table-cell office:value-type="float" office:value="1.5389169642">
                <text:p>1.53891696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1">
                <text:p>731</text:p>
              </table:table-cell>
              <table:table-cell office:value-type="float" office:value="1.6037797892">
                <text:p>1.60377978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1">
                <text:p>741</text:p>
              </table:table-cell>
              <table:table-cell office:value-type="float" office:value="1.6704408942">
                <text:p>1.67044089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1">
                <text:p>751</text:p>
              </table:table-cell>
              <table:table-cell office:value-type="float" office:value="1.7389248792">
                <text:p>1.73892487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1">
                <text:p>761</text:p>
              </table:table-cell>
              <table:table-cell office:value-type="float" office:value="1.8092563442">
                <text:p>1.80925634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1">
                <text:p>771</text:p>
              </table:table-cell>
              <table:table-cell office:value-type="float" office:value="1.8814598892">
                <text:p>1.88145988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1">
                <text:p>781</text:p>
              </table:table-cell>
              <table:table-cell office:value-type="float" office:value="1.9555601142">
                <text:p>1.95556011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1">
                <text:p>791</text:p>
              </table:table-cell>
              <table:table-cell office:value-type="float" office:value="2.0315816192">
                <text:p>2.03158161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1">
                <text:p>801</text:p>
              </table:table-cell>
              <table:table-cell office:value-type="float" office:value="2.1095490042">
                <text:p>2.10954900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1">
                <text:p>811</text:p>
              </table:table-cell>
              <table:table-cell office:value-type="float" office:value="2.1894868692">
                <text:p>2.18948686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1">
                <text:p>821</text:p>
              </table:table-cell>
              <table:table-cell office:value-type="float" office:value="2.2714198142">
                <text:p>2.27141981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  <table:table-cell office:value-type="float" office:value="2.3553724392">
                <text:p>2.35537243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1">
                <text:p>841</text:p>
              </table:table-cell>
              <table:table-cell office:value-type="float" office:value="2.4413693442">
                <text:p>2.44136934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1">
                <text:p>851</text:p>
              </table:table-cell>
              <table:table-cell office:value-type="float" office:value="2.5294351292">
                <text:p>2.52943512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1">
                <text:p>861</text:p>
              </table:table-cell>
              <table:table-cell office:value-type="float" office:value="2.6195943942">
                <text:p>2.61959439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1">
                <text:p>871</text:p>
              </table:table-cell>
              <table:table-cell office:value-type="float" office:value="2.7118717392">
                <text:p>2.71187173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1">
                <text:p>881</text:p>
              </table:table-cell>
              <table:table-cell office:value-type="float" office:value="2.8062917642">
                <text:p>2.80629176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1">
                <text:p>891</text:p>
              </table:table-cell>
              <table:table-cell office:value-type="float" office:value="2.9028790692">
                <text:p>2.90287906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1">
                <text:p>901</text:p>
              </table:table-cell>
              <table:table-cell office:value-type="float" office:value="3.0016582542">
                <text:p>3.00165825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1">
                <text:p>911</text:p>
              </table:table-cell>
              <table:table-cell office:value-type="float" office:value="3.1026539192">
                <text:p>3.10265391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1">
                <text:p>921</text:p>
              </table:table-cell>
              <table:table-cell office:value-type="float" office:value="3.2058906642">
                <text:p>3.20589066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1">
                <text:p>931</text:p>
              </table:table-cell>
              <table:table-cell office:value-type="float" office:value="3.3113930892">
                <text:p>3.31139308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1">
                <text:p>941</text:p>
              </table:table-cell>
              <table:table-cell office:value-type="float" office:value="3.4191857942">
                <text:p>3.41918579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1">
                <text:p>951</text:p>
              </table:table-cell>
              <table:table-cell office:value-type="float" office:value="3.5292933792">
                <text:p>3.52929337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1">
                <text:p>961</text:p>
              </table:table-cell>
              <table:table-cell office:value-type="float" office:value="3.6417404442">
                <text:p>3.64174044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1">
                <text:p>971</text:p>
              </table:table-cell>
              <table:table-cell office:value-type="float" office:value="3.7565515892">
                <text:p>3.75655158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1">
                <text:p>981</text:p>
              </table:table-cell>
              <table:table-cell office:value-type="float" office:value="3.8737514142">
                <text:p>3.87375141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1">
                <text:p>991</text:p>
              </table:table-cell>
              <table:table-cell office:value-type="float" office:value="3.9933645192">
                <text:p>3.99336451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1">
                <text:p>1001</text:p>
              </table:table-cell>
              <table:table-cell office:value-type="float" office:value="4.1154155042">
                <text:p>4.11541550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1">
                <text:p>1011</text:p>
              </table:table-cell>
              <table:table-cell office:value-type="float" office:value="4.2399289692">
                <text:p>4.23992896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1">
                <text:p>1021</text:p>
              </table:table-cell>
              <table:table-cell office:value-type="float" office:value="4.3669295142">
                <text:p>4.36692951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1">
                <text:p>1031</text:p>
              </table:table-cell>
              <table:table-cell office:value-type="float" office:value="4.4964417392">
                <text:p>4.49644173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1">
                <text:p>1041</text:p>
              </table:table-cell>
              <table:table-cell office:value-type="float" office:value="4.6284902442">
                <text:p>4.62849024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1">
                <text:p>1051</text:p>
              </table:table-cell>
              <table:table-cell office:value-type="float" office:value="4.7630996292">
                <text:p>4.76309962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1">
                <text:p>1061</text:p>
              </table:table-cell>
              <table:table-cell office:value-type="float" office:value="4.9002944942">
                <text:p>4.90029449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1">
                <text:p>1071</text:p>
              </table:table-cell>
              <table:table-cell office:value-type="float" office:value="5.0400994392">
                <text:p>5.04009943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1">
                <text:p>1081</text:p>
              </table:table-cell>
              <table:table-cell office:value-type="float" office:value="5.1825390642">
                <text:p>5.18253906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1">
                <text:p>1091</text:p>
              </table:table-cell>
              <table:table-cell office:value-type="float" office:value="5.3276379692">
                <text:p>5.32763796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1">
                <text:p>1101</text:p>
              </table:table-cell>
              <table:table-cell office:value-type="float" office:value="5.4754207542">
                <text:p>5.47542075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1">
                <text:p>1111</text:p>
              </table:table-cell>
              <table:table-cell office:value-type="float" office:value="5.6259120192">
                <text:p>5.62591201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1">
                <text:p>1121</text:p>
              </table:table-cell>
              <table:table-cell office:value-type="float" office:value="5.7791363642">
                <text:p>5.77913636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1">
                <text:p>1131</text:p>
              </table:table-cell>
              <table:table-cell office:value-type="float" office:value="5.9351183892">
                <text:p>5.93511838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1">
                <text:p>1141</text:p>
              </table:table-cell>
              <table:table-cell office:value-type="float" office:value="6.0938826942">
                <text:p>6.09388269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1">
                <text:p>1151</text:p>
              </table:table-cell>
              <table:table-cell office:value-type="float" office:value="6.2554538792">
                <text:p>6.25545387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1">
                <text:p>1161</text:p>
              </table:table-cell>
              <table:table-cell office:value-type="float" office:value="6.4198565442">
                <text:p>6.41985654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1">
                <text:p>1171</text:p>
              </table:table-cell>
              <table:table-cell office:value-type="float" office:value="6.5871152892">
                <text:p>6.58711528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1">
                <text:p>1181</text:p>
              </table:table-cell>
              <table:table-cell office:value-type="float" office:value="6.7572547142">
                <text:p>6.75725471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1">
                <text:p>1191</text:p>
              </table:table-cell>
              <table:table-cell office:value-type="float" office:value="6.9302994192">
                <text:p>6.93029941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1">
                <text:p>1201</text:p>
              </table:table-cell>
              <table:table-cell office:value-type="float" office:value="7.1062740042">
                <text:p>7.10627400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1">
                <text:p>1211</text:p>
              </table:table-cell>
              <table:table-cell office:value-type="float" office:value="7.2852030692">
                <text:p>7.28520306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1">
                <text:p>1221</text:p>
              </table:table-cell>
              <table:table-cell office:value-type="float" office:value="7.4671112142">
                <text:p>7.46711121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1">
                <text:p>1231</text:p>
              </table:table-cell>
              <table:table-cell office:value-type="float" office:value="7.6520230392">
                <text:p>7.65202303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1">
                <text:p>1241</text:p>
              </table:table-cell>
              <table:table-cell office:value-type="float" office:value="7.8399631442">
                <text:p>7.83996314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1">
                <text:p>1251</text:p>
              </table:table-cell>
              <table:table-cell office:value-type="float" office:value="8.0309561292">
                <text:p>8.03095612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1">
                <text:p>1261</text:p>
              </table:table-cell>
              <table:table-cell office:value-type="float" office:value="8.2250265942">
                <text:p>8.22502659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1">
                <text:p>1271</text:p>
              </table:table-cell>
              <table:table-cell office:value-type="float" office:value="8.4221991392">
                <text:p>8.42219913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1">
                <text:p>1281</text:p>
              </table:table-cell>
              <table:table-cell office:value-type="float" office:value="8.6224983642">
                <text:p>8.62249836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1">
                <text:p>1291</text:p>
              </table:table-cell>
              <table:table-cell office:value-type="float" office:value="8.8259488692">
                <text:p>8.82594886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1">
                <text:p>1301</text:p>
              </table:table-cell>
              <table:table-cell office:value-type="float" office:value="9.0325752542">
                <text:p>9.03257525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11">
                <text:p>1311</text:p>
              </table:table-cell>
              <table:table-cell office:value-type="float" office:value="9.2424021192">
                <text:p>9.24240211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21">
                <text:p>1321</text:p>
              </table:table-cell>
              <table:table-cell office:value-type="float" office:value="9.4554540642">
                <text:p>9.45545406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1">
                <text:p>1331</text:p>
              </table:table-cell>
              <table:table-cell office:value-type="float" office:value="9.6717556892">
                <text:p>9.67175568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41">
                <text:p>1341</text:p>
              </table:table-cell>
              <table:table-cell office:value-type="float" office:value="9.8913315942">
                <text:p>9.89133159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1">
                <text:p>1351</text:p>
              </table:table-cell>
              <table:table-cell office:value-type="float" office:value="10.1142063792">
                <text:p>10.11420637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1">
                <text:p>1361</text:p>
              </table:table-cell>
              <table:table-cell office:value-type="float" office:value="10.3404046442">
                <text:p>10.34040464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71">
                <text:p>1371</text:p>
              </table:table-cell>
              <table:table-cell office:value-type="float" office:value="10.5699509892">
                <text:p>10.56995098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81">
                <text:p>1381</text:p>
              </table:table-cell>
              <table:table-cell office:value-type="float" office:value="10.8028700142">
                <text:p>10.80287001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91">
                <text:p>1391</text:p>
              </table:table-cell>
              <table:table-cell office:value-type="float" office:value="11.0391863192">
                <text:p>11.03918631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1">
                <text:p>1401</text:p>
              </table:table-cell>
              <table:table-cell office:value-type="float" office:value="11.2789245042">
                <text:p>11.27892450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1">
                <text:p>1411</text:p>
              </table:table-cell>
              <table:table-cell office:value-type="float" office:value="11.5221091692">
                <text:p>11.52210916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21">
                <text:p>1421</text:p>
              </table:table-cell>
              <table:table-cell office:value-type="float" office:value="11.7687649142">
                <text:p>11.76876491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31">
                <text:p>1431</text:p>
              </table:table-cell>
              <table:table-cell office:value-type="float" office:value="12.0189163392">
                <text:p>12.01891633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1">
                <text:p>1441</text:p>
              </table:table-cell>
              <table:table-cell office:value-type="float" office:value="12.2725880442">
                <text:p>12.27258804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51">
                <text:p>1451</text:p>
              </table:table-cell>
              <table:table-cell office:value-type="float" office:value="12.5298046292">
                <text:p>12.52980462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61">
                <text:p>1461</text:p>
              </table:table-cell>
              <table:table-cell office:value-type="float" office:value="12.7905906942">
                <text:p>12.79059069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71">
                <text:p>1471</text:p>
              </table:table-cell>
              <table:table-cell office:value-type="float" office:value="13.0549708392">
                <text:p>13.05497083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81">
                <text:p>1481</text:p>
              </table:table-cell>
              <table:table-cell office:value-type="float" office:value="13.3229696642">
                <text:p>13.32296966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1">
                <text:p>1491</text:p>
              </table:table-cell>
              <table:table-cell office:value-type="float" office:value="13.5946117692">
                <text:p>13.59461176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1">
                <text:p>1501</text:p>
              </table:table-cell>
              <table:table-cell office:value-type="float" office:value="13.8699217542">
                <text:p>13.86992175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11">
                <text:p>1511</text:p>
              </table:table-cell>
              <table:table-cell office:value-type="float" office:value="14.1489242192">
                <text:p>14.14892421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21">
                <text:p>1521</text:p>
              </table:table-cell>
              <table:table-cell office:value-type="float" office:value="14.4316437642">
                <text:p>14.43164376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31">
                <text:p>1531</text:p>
              </table:table-cell>
              <table:table-cell office:value-type="float" office:value="14.7181049892">
                <text:p>14.71810498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1">
                <text:p>1541</text:p>
              </table:table-cell>
              <table:table-cell office:value-type="float" office:value="15.0083324942">
                <text:p>15.00833249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1">
                <text:p>1551</text:p>
              </table:table-cell>
              <table:table-cell office:value-type="float" office:value="15.3023508792">
                <text:p>15.30235087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61">
                <text:p>1561</text:p>
              </table:table-cell>
              <table:table-cell office:value-type="float" office:value="15.6001847442">
                <text:p>15.60018474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1">
                <text:p>1571</text:p>
              </table:table-cell>
              <table:table-cell office:value-type="float" office:value="15.9018586892">
                <text:p>15.90185868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1">
                <text:p>1581</text:p>
              </table:table-cell>
              <table:table-cell office:value-type="float" office:value="16.2073973142">
                <text:p>16.20739731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1">
                <text:p>1591</text:p>
              </table:table-cell>
              <table:table-cell office:value-type="float" office:value="16.5168252192">
                <text:p>16.51682521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1">
                <text:p>1601</text:p>
              </table:table-cell>
              <table:table-cell office:value-type="float" office:value="16.8301670042">
                <text:p>16.83016700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1">
                <text:p>1611</text:p>
              </table:table-cell>
              <table:table-cell office:value-type="float" office:value="17.1474472692">
                <text:p>17.14744726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1">
                <text:p>1621</text:p>
              </table:table-cell>
              <table:table-cell office:value-type="float" office:value="17.4686906142">
                <text:p>17.46869061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31">
                <text:p>1631</text:p>
              </table:table-cell>
              <table:table-cell office:value-type="float" office:value="17.7939216392">
                <text:p>17.79392163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41">
                <text:p>1641</text:p>
              </table:table-cell>
              <table:table-cell office:value-type="float" office:value="18.1231649442">
                <text:p>18.12316494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1">
                <text:p>1651</text:p>
              </table:table-cell>
              <table:table-cell office:value-type="float" office:value="18.4564451292">
                <text:p>18.45644512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1">
                <text:p>1661</text:p>
              </table:table-cell>
              <table:table-cell office:value-type="float" office:value="18.7937867942">
                <text:p>18.79378679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71">
                <text:p>1671</text:p>
              </table:table-cell>
              <table:table-cell office:value-type="float" office:value="19.1352145392">
                <text:p>19.13521453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81">
                <text:p>1681</text:p>
              </table:table-cell>
              <table:table-cell office:value-type="float" office:value="19.4807529642">
                <text:p>19.48075296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1">
                <text:p>1691</text:p>
              </table:table-cell>
              <table:table-cell office:value-type="float" office:value="19.8304266692">
                <text:p>19.83042666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1">
                <text:p>1701</text:p>
              </table:table-cell>
              <table:table-cell office:value-type="float" office:value="20.1842602542">
                <text:p>20.18426025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11">
                <text:p>1711</text:p>
              </table:table-cell>
              <table:table-cell office:value-type="float" office:value="20.5422783192">
                <text:p>20.54227831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21">
                <text:p>1721</text:p>
              </table:table-cell>
              <table:table-cell office:value-type="float" office:value="20.9045054642">
                <text:p>20.90450546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31">
                <text:p>1731</text:p>
              </table:table-cell>
              <table:table-cell office:value-type="float" office:value="21.2709662892">
                <text:p>21.27096628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41">
                <text:p>1741</text:p>
              </table:table-cell>
              <table:table-cell office:value-type="float" office:value="21.6416853942">
                <text:p>21.64168539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1">
                <text:p>1751</text:p>
              </table:table-cell>
              <table:table-cell office:value-type="float" office:value="22.0166873792">
                <text:p>22.01668737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61">
                <text:p>1761</text:p>
              </table:table-cell>
              <table:table-cell office:value-type="float" office:value="22.3959968442">
                <text:p>22.39599684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71">
                <text:p>1771</text:p>
              </table:table-cell>
              <table:table-cell office:value-type="float" office:value="22.7796383892">
                <text:p>22.77963838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81">
                <text:p>1781</text:p>
              </table:table-cell>
              <table:table-cell office:value-type="float" office:value="23.1676366142">
                <text:p>23.16763661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91">
                <text:p>1791</text:p>
              </table:table-cell>
              <table:table-cell office:value-type="float" office:value="23.5600161192">
                <text:p>23.56001611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1">
                <text:p>1801</text:p>
              </table:table-cell>
              <table:table-cell office:value-type="float" office:value="23.9568015042">
                <text:p>23.95680150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11">
                <text:p>1811</text:p>
              </table:table-cell>
              <table:table-cell office:value-type="float" office:value="24.3580173692">
                <text:p>24.35801736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1">
                <text:p>1821</text:p>
              </table:table-cell>
              <table:table-cell office:value-type="float" office:value="24.7636883142">
                <text:p>24.76368831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31">
                <text:p>1831</text:p>
              </table:table-cell>
              <table:table-cell office:value-type="float" office:value="25.1738389392">
                <text:p>25.17383893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41">
                <text:p>1841</text:p>
              </table:table-cell>
              <table:table-cell office:value-type="float" office:value="25.5884938442">
                <text:p>25.58849384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1">
                <text:p>1851</text:p>
              </table:table-cell>
              <table:table-cell office:value-type="float" office:value="26.0076776292">
                <text:p>26.00767762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61">
                <text:p>1861</text:p>
              </table:table-cell>
              <table:table-cell office:value-type="float" office:value="26.4314148942">
                <text:p>26.43141489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71">
                <text:p>1871</text:p>
              </table:table-cell>
              <table:table-cell office:value-type="float" office:value="26.8597302392">
                <text:p>26.85973023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81">
                <text:p>1881</text:p>
              </table:table-cell>
              <table:table-cell office:value-type="float" office:value="27.2926482642">
                <text:p>27.29264826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91">
                <text:p>1891</text:p>
              </table:table-cell>
              <table:table-cell office:value-type="float" office:value="27.7301935692">
                <text:p>27.73019356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1">
                <text:p>1901</text:p>
              </table:table-cell>
              <table:table-cell office:value-type="float" office:value="28.1723907542">
                <text:p>28.17239075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11">
                <text:p>1911</text:p>
              </table:table-cell>
              <table:table-cell office:value-type="float" office:value="28.6192644192">
                <text:p>28.61926441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1">
                <text:p>1921</text:p>
              </table:table-cell>
              <table:table-cell office:value-type="float" office:value="29.0708391642">
                <text:p>29.07083916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31">
                <text:p>1931</text:p>
              </table:table-cell>
              <table:table-cell office:value-type="float" office:value="29.5271395892">
                <text:p>29.52713958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41">
                <text:p>1941</text:p>
              </table:table-cell>
              <table:table-cell office:value-type="float" office:value="29.9881902942">
                <text:p>29.98819029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51">
                <text:p>1951</text:p>
              </table:table-cell>
              <table:table-cell office:value-type="float" office:value="30.4540158792">
                <text:p>30.45401587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61">
                <text:p>1961</text:p>
              </table:table-cell>
              <table:table-cell office:value-type="float" office:value="30.9246409442">
                <text:p>30.92464094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71">
                <text:p>1971</text:p>
              </table:table-cell>
              <table:table-cell office:value-type="float" office:value="31.4000900892">
                <text:p>31.40009008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81">
                <text:p>1981</text:p>
              </table:table-cell>
              <table:table-cell office:value-type="float" office:value="31.8803879142">
                <text:p>31.88038791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1">
                <text:p>1991</text:p>
              </table:table-cell>
              <table:table-cell office:value-type="float" office:value="32.3655590192">
                <text:p>32.36555901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1">
                <text:p>2001</text:p>
              </table:table-cell>
              <table:table-cell office:value-type="float" office:value="32.8556280042">
                <text:p>32.85562800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4">
      <number:number number:decimal-places="0" number:min-integer-digits="1"/>
      <number:text>ms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4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4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14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6.145cm" svg:height="13.954cm" xlink:href=".." xlink:type="simple" chart:class="chart:scatter" chart:style-name="ch1">
        <chart:title svg:x="16.785cm" svg:y="0.415cm" chart:style-name="ch2">
          <text:p>Algorithme 1</text:p>
        </chart:title>
        <chart:subtitle svg:x="16.97cm" svg:y="1.473cm" chart:style-name="ch3">
          <text:p>Interpolation</text:p>
        </chart:subtitle>
        <chart:legend chart:legend-position="bottom" svg:x="14.689cm" svg:y="13.171cm" style:legend-expansion="wide" chart:style-name="ch4"/>
        <chart:plot-area chart:style-name="ch5" table:cell-range-address="Algo1.A2:Algo1.A19 Algo1.E1:Algo1.E1 Algo1.H2:Algo1.H19 Algo1.K1:Algo1.K1 Algo1.Q6:Algo1.Q2006" chart:data-source-has-labels="row" svg:x="1.733cm" svg:y="2.714cm" svg:width="32.968cm" svg:height="9.197cm">
          <chartooo:coordinate-region svg:x="3.201cm" svg:y="2.913cm" svg:width="31.035cm" svg:height="8.351cm"/>
          <chart:axis chart:dimension="x" chart:name="primary-x" chart:style-name="ch6">
            <chart:title svg:x="16.81cm" svg:y="12.19cm" chart:style-name="ch7">
              <text:p>taille des données</text:p>
            </chart:title>
          </chart:axis>
          <chart:axis chart:dimension="y" chart:name="primary-y" chart:style-name="ch8">
            <chart:title svg:x="0.451cm" svg:y="7.832cm" chart:style-name="ch9">
              <text:p>temps</text:p>
            </chart:title>
            <chart:grid chart:style-name="ch10" chart:class="major"/>
          </chart:axis>
          <chart:series chart:style-name="ch11" chart:values-cell-range-address="Algo1.H2:Algo1.H19" chart:label-cell-address="Algo1.E1:Algo1.E1" chart:class="chart:scatter">
            <chart:domain table:cell-range-address="Algo1.A2:Algo1.A19"/>
            <chart:data-point chart:repeated="18"/>
          </chart:series>
          <chart:series chart:style-name="ch12" chart:values-cell-range-address="Algo1.Q6:Algo1.Q2006" chart:label-cell-address="Algo1.K1:Algo1.K1" chart:class="chart:scatter">
            <chart:domain table:cell-range-address="Algo1.P6:Algo1.P2006"/>
            <chart:data-point chart:repeated="20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Temps maximum</text:p>
                <draw:g>
                  <svg:desc>Algo1.E1:Algo1.E1</svg:desc>
                </draw:g>
              </table:table-cell>
              <table:table-cell office:value-type="string">
                <text:p>Colonne P</text:p>
              </table:table-cell>
              <table:table-cell office:value-type="string">
                <text:p>interpolation</text:p>
                <draw:g>
                  <svg:desc>Algo1.K1:Algo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lgo1.A2:Algo1.A19</svg:desc>
                </draw:g>
              </table:table-cell>
              <table:table-cell office:value-type="float" office:value="NaN">
                <text:p>NaN</text:p>
                <draw:g>
                  <svg:desc>Algo1.H2:Algo1.H19</svg:desc>
                </draw:g>
              </table:table-cell>
              <table:table-cell office:value-type="float" office:value="1">
                <text:p>1</text:p>
                <draw:g>
                  <svg:desc>Algo1.P6:Algo1.P2006</svg:desc>
                </draw:g>
              </table:table-cell>
              <table:table-cell office:value-type="float" office:value="0.00000419">
                <text:p>0.00000419</text:p>
                <draw:g>
                  <svg:desc>Algo1.Q6:Algo1.Q20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028">
                <text:p>0.000028</text:p>
              </table:table-cell>
              <table:table-cell office:value-type="float" office:value="11">
                <text:p>11</text:p>
              </table:table-cell>
              <table:table-cell office:value-type="float" office:value="0.00050699">
                <text:p>0.000506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00093">
                <text:p>0.000093</text:p>
              </table:table-cell>
              <table:table-cell office:value-type="float" office:value="21">
                <text:p>21</text:p>
              </table:table-cell>
              <table:table-cell office:value-type="float" office:value="0.00184779">
                <text:p>0.001847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00028">
                <text:p>0.00028</text:p>
              </table:table-cell>
              <table:table-cell office:value-type="float" office:value="31">
                <text:p>31</text:p>
              </table:table-cell>
              <table:table-cell office:value-type="float" office:value="0.00402659">
                <text:p>0.004026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0004">
                <text:p>0.0004</text:p>
              </table:table-cell>
              <table:table-cell office:value-type="float" office:value="41">
                <text:p>41</text:p>
              </table:table-cell>
              <table:table-cell office:value-type="float" office:value="0.00704339">
                <text:p>0.007043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0.0016">
                <text:p>0.0016</text:p>
              </table:table-cell>
              <table:table-cell office:value-type="float" office:value="51">
                <text:p>51</text:p>
              </table:table-cell>
              <table:table-cell office:value-type="float" office:value="0.01089819">
                <text:p>0.010898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0.0053">
                <text:p>0.0053</text:p>
              </table:table-cell>
              <table:table-cell office:value-type="float" office:value="61">
                <text:p>61</text:p>
              </table:table-cell>
              <table:table-cell office:value-type="float" office:value="0.01559099">
                <text:p>0.015590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024">
                <text:p>0.024</text:p>
              </table:table-cell>
              <table:table-cell office:value-type="float" office:value="71">
                <text:p>71</text:p>
              </table:table-cell>
              <table:table-cell office:value-type="float" office:value="0.02112179">
                <text:p>0.021121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0.036">
                <text:p>0.036</text:p>
              </table:table-cell>
              <table:table-cell office:value-type="float" office:value="81">
                <text:p>81</text:p>
              </table:table-cell>
              <table:table-cell office:value-type="float" office:value="0.02749059">
                <text:p>0.027490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0.17">
                <text:p>0.17</text:p>
              </table:table-cell>
              <table:table-cell office:value-type="float" office:value="91">
                <text:p>91</text:p>
              </table:table-cell>
              <table:table-cell office:value-type="float" office:value="0.03469739">
                <text:p>0.034697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0">
                <text:p>400</text:p>
              </table:table-cell>
              <table:table-cell office:value-type="float" office:value="0.57">
                <text:p>0.57</text:p>
              </table:table-cell>
              <table:table-cell office:value-type="float" office:value="101">
                <text:p>101</text:p>
              </table:table-cell>
              <table:table-cell office:value-type="float" office:value="0.04274219">
                <text:p>0.042742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0">
                <text:p>800</text:p>
              </table:table-cell>
              <table:table-cell office:value-type="float" office:value="2.5">
                <text:p>2.5</text:p>
              </table:table-cell>
              <table:table-cell office:value-type="float" office:value="111">
                <text:p>111</text:p>
              </table:table-cell>
              <table:table-cell office:value-type="float" office:value="0.05162499">
                <text:p>0.051624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">
                <text:p>1000</text:p>
              </table:table-cell>
              <table:table-cell office:value-type="float" office:value="3.7">
                <text:p>3.7</text:p>
              </table:table-cell>
              <table:table-cell office:value-type="float" office:value="121">
                <text:p>121</text:p>
              </table:table-cell>
              <table:table-cell office:value-type="float" office:value="0.06134579">
                <text:p>0.061345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0">
                <text:p>2000</text:p>
              </table:table-cell>
              <table:table-cell office:value-type="float" office:value="29">
                <text:p>29</text:p>
              </table:table-cell>
              <table:table-cell office:value-type="float" office:value="131">
                <text:p>131</text:p>
              </table:table-cell>
              <table:table-cell office:value-type="float" office:value="0.07190459">
                <text:p>0.071904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00">
                <text:p>4000</text:p>
              </table:table-cell>
              <table:table-cell office:value-type="float" office:value="92">
                <text:p>92</text:p>
              </table:table-cell>
              <table:table-cell office:value-type="float" office:value="141">
                <text:p>141</text:p>
              </table:table-cell>
              <table:table-cell office:value-type="float" office:value="0.08330139">
                <text:p>0.083301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0">
                <text:p>8000</text:p>
              </table:table-cell>
              <table:table-cell office:value-type="float" office:value="293">
                <text:p>293</text:p>
              </table:table-cell>
              <table:table-cell office:value-type="float" office:value="151">
                <text:p>151</text:p>
              </table:table-cell>
              <table:table-cell office:value-type="float" office:value="0.09553619">
                <text:p>0.095536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00">
                <text:p>10000</text:p>
              </table:table-cell>
              <table:table-cell office:value-type="float" office:value="445">
                <text:p>445</text:p>
              </table:table-cell>
              <table:table-cell office:value-type="float" office:value="161">
                <text:p>161</text:p>
              </table:table-cell>
              <table:table-cell office:value-type="float" office:value="0.10860899">
                <text:p>0.108608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00">
                <text:p>20000</text:p>
              </table:table-cell>
              <table:table-cell office:value-type="float" office:value="1653">
                <text:p>1653</text:p>
              </table:table-cell>
              <table:table-cell office:value-type="float" office:value="171">
                <text:p>171</text:p>
              </table:table-cell>
              <table:table-cell office:value-type="float" office:value="0.12251979">
                <text:p>0.12251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1">
                <text:p>181</text:p>
              </table:table-cell>
              <table:table-cell office:value-type="float" office:value="0.13726859">
                <text:p>0.13726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1">
                <text:p>191</text:p>
              </table:table-cell>
              <table:table-cell office:value-type="float" office:value="0.15285539">
                <text:p>0.15285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">
                <text:p>201</text:p>
              </table:table-cell>
              <table:table-cell office:value-type="float" office:value="0.16928019">
                <text:p>0.16928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1">
                <text:p>211</text:p>
              </table:table-cell>
              <table:table-cell office:value-type="float" office:value="0.18654299">
                <text:p>0.18654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1">
                <text:p>221</text:p>
              </table:table-cell>
              <table:table-cell office:value-type="float" office:value="0.20464379">
                <text:p>0.20464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1">
                <text:p>231</text:p>
              </table:table-cell>
              <table:table-cell office:value-type="float" office:value="0.22358259">
                <text:p>0.22358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1">
                <text:p>241</text:p>
              </table:table-cell>
              <table:table-cell office:value-type="float" office:value="0.24335939">
                <text:p>0.24335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1">
                <text:p>251</text:p>
              </table:table-cell>
              <table:table-cell office:value-type="float" office:value="0.26397419">
                <text:p>0.26397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1">
                <text:p>261</text:p>
              </table:table-cell>
              <table:table-cell office:value-type="float" office:value="0.28542699">
                <text:p>0.28542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1">
                <text:p>271</text:p>
              </table:table-cell>
              <table:table-cell office:value-type="float" office:value="0.30771779">
                <text:p>0.30771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1">
                <text:p>281</text:p>
              </table:table-cell>
              <table:table-cell office:value-type="float" office:value="0.33084659">
                <text:p>0.33084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1">
                <text:p>291</text:p>
              </table:table-cell>
              <table:table-cell office:value-type="float" office:value="0.35481339">
                <text:p>0.35481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1">
                <text:p>301</text:p>
              </table:table-cell>
              <table:table-cell office:value-type="float" office:value="0.37961819">
                <text:p>0.37961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1">
                <text:p>311</text:p>
              </table:table-cell>
              <table:table-cell office:value-type="float" office:value="0.40526099">
                <text:p>0.40526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1">
                <text:p>321</text:p>
              </table:table-cell>
              <table:table-cell office:value-type="float" office:value="0.43174179">
                <text:p>0.43174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1">
                <text:p>331</text:p>
              </table:table-cell>
              <table:table-cell office:value-type="float" office:value="0.45906059">
                <text:p>0.45906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1">
                <text:p>341</text:p>
              </table:table-cell>
              <table:table-cell office:value-type="float" office:value="0.48721739">
                <text:p>0.48721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1">
                <text:p>351</text:p>
              </table:table-cell>
              <table:table-cell office:value-type="float" office:value="0.51621219">
                <text:p>0.51621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1">
                <text:p>361</text:p>
              </table:table-cell>
              <table:table-cell office:value-type="float" office:value="0.54604499">
                <text:p>0.54604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1">
                <text:p>371</text:p>
              </table:table-cell>
              <table:table-cell office:value-type="float" office:value="0.57671579">
                <text:p>0.57671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1">
                <text:p>381</text:p>
              </table:table-cell>
              <table:table-cell office:value-type="float" office:value="0.60822459">
                <text:p>0.60822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1">
                <text:p>391</text:p>
              </table:table-cell>
              <table:table-cell office:value-type="float" office:value="0.64057139">
                <text:p>0.64057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1">
                <text:p>401</text:p>
              </table:table-cell>
              <table:table-cell office:value-type="float" office:value="0.67375619">
                <text:p>0.67375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1">
                <text:p>411</text:p>
              </table:table-cell>
              <table:table-cell office:value-type="float" office:value="0.70777899">
                <text:p>0.70777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1">
                <text:p>421</text:p>
              </table:table-cell>
              <table:table-cell office:value-type="float" office:value="0.74263979">
                <text:p>0.74263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1">
                <text:p>431</text:p>
              </table:table-cell>
              <table:table-cell office:value-type="float" office:value="0.77833859">
                <text:p>0.77833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">
                <text:p>441</text:p>
              </table:table-cell>
              <table:table-cell office:value-type="float" office:value="0.81487539">
                <text:p>0.81487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1">
                <text:p>451</text:p>
              </table:table-cell>
              <table:table-cell office:value-type="float" office:value="0.85225019">
                <text:p>0.85225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1">
                <text:p>461</text:p>
              </table:table-cell>
              <table:table-cell office:value-type="float" office:value="0.89046299">
                <text:p>0.89046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1">
                <text:p>471</text:p>
              </table:table-cell>
              <table:table-cell office:value-type="float" office:value="0.92951379">
                <text:p>0.92951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1">
                <text:p>481</text:p>
              </table:table-cell>
              <table:table-cell office:value-type="float" office:value="0.96940259">
                <text:p>0.96940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1">
                <text:p>491</text:p>
              </table:table-cell>
              <table:table-cell office:value-type="float" office:value="1.01012939">
                <text:p>1.01012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1">
                <text:p>501</text:p>
              </table:table-cell>
              <table:table-cell office:value-type="float" office:value="1.05169419">
                <text:p>1.05169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1">
                <text:p>511</text:p>
              </table:table-cell>
              <table:table-cell office:value-type="float" office:value="1.09409699">
                <text:p>1.09409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1">
                <text:p>521</text:p>
              </table:table-cell>
              <table:table-cell office:value-type="float" office:value="1.13733779">
                <text:p>1.13733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1">
                <text:p>531</text:p>
              </table:table-cell>
              <table:table-cell office:value-type="float" office:value="1.18141659">
                <text:p>1.18141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1">
                <text:p>541</text:p>
              </table:table-cell>
              <table:table-cell office:value-type="float" office:value="1.22633339">
                <text:p>1.22633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1">
                <text:p>551</text:p>
              </table:table-cell>
              <table:table-cell office:value-type="float" office:value="1.27208819">
                <text:p>1.27208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1">
                <text:p>561</text:p>
              </table:table-cell>
              <table:table-cell office:value-type="float" office:value="1.31868099">
                <text:p>1.31868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1">
                <text:p>571</text:p>
              </table:table-cell>
              <table:table-cell office:value-type="float" office:value="1.36611179">
                <text:p>1.36611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1">
                <text:p>581</text:p>
              </table:table-cell>
              <table:table-cell office:value-type="float" office:value="1.41438059">
                <text:p>1.41438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1">
                <text:p>591</text:p>
              </table:table-cell>
              <table:table-cell office:value-type="float" office:value="1.46348739">
                <text:p>1.46348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1">
                <text:p>601</text:p>
              </table:table-cell>
              <table:table-cell office:value-type="float" office:value="1.51343219">
                <text:p>1.51343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1">
                <text:p>611</text:p>
              </table:table-cell>
              <table:table-cell office:value-type="float" office:value="1.56421499">
                <text:p>1.56421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1">
                <text:p>621</text:p>
              </table:table-cell>
              <table:table-cell office:value-type="float" office:value="1.61583579">
                <text:p>1.61583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1">
                <text:p>631</text:p>
              </table:table-cell>
              <table:table-cell office:value-type="float" office:value="1.66829459">
                <text:p>1.66829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1">
                <text:p>641</text:p>
              </table:table-cell>
              <table:table-cell office:value-type="float" office:value="1.72159139">
                <text:p>1.72159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1">
                <text:p>651</text:p>
              </table:table-cell>
              <table:table-cell office:value-type="float" office:value="1.77572619">
                <text:p>1.77572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1">
                <text:p>661</text:p>
              </table:table-cell>
              <table:table-cell office:value-type="float" office:value="1.83069899">
                <text:p>1.83069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1">
                <text:p>671</text:p>
              </table:table-cell>
              <table:table-cell office:value-type="float" office:value="1.88650979">
                <text:p>1.88650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1">
                <text:p>681</text:p>
              </table:table-cell>
              <table:table-cell office:value-type="float" office:value="1.94315859">
                <text:p>1.94315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1">
                <text:p>691</text:p>
              </table:table-cell>
              <table:table-cell office:value-type="float" office:value="2.00064539">
                <text:p>2.00064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1">
                <text:p>701</text:p>
              </table:table-cell>
              <table:table-cell office:value-type="float" office:value="2.05897019">
                <text:p>2.05897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1">
                <text:p>711</text:p>
              </table:table-cell>
              <table:table-cell office:value-type="float" office:value="2.11813299">
                <text:p>2.11813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1">
                <text:p>721</text:p>
              </table:table-cell>
              <table:table-cell office:value-type="float" office:value="2.17813379">
                <text:p>2.17813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1">
                <text:p>731</text:p>
              </table:table-cell>
              <table:table-cell office:value-type="float" office:value="2.23897259">
                <text:p>2.23897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1">
                <text:p>741</text:p>
              </table:table-cell>
              <table:table-cell office:value-type="float" office:value="2.30064939">
                <text:p>2.30064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1">
                <text:p>751</text:p>
              </table:table-cell>
              <table:table-cell office:value-type="float" office:value="2.36316419">
                <text:p>2.36316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1">
                <text:p>761</text:p>
              </table:table-cell>
              <table:table-cell office:value-type="float" office:value="2.42651699">
                <text:p>2.42651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1">
                <text:p>771</text:p>
              </table:table-cell>
              <table:table-cell office:value-type="float" office:value="2.49070779">
                <text:p>2.49070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1">
                <text:p>781</text:p>
              </table:table-cell>
              <table:table-cell office:value-type="float" office:value="2.55573659">
                <text:p>2.55573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1">
                <text:p>791</text:p>
              </table:table-cell>
              <table:table-cell office:value-type="float" office:value="2.62160339">
                <text:p>2.62160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1">
                <text:p>801</text:p>
              </table:table-cell>
              <table:table-cell office:value-type="float" office:value="2.68830819">
                <text:p>2.68830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1">
                <text:p>811</text:p>
              </table:table-cell>
              <table:table-cell office:value-type="float" office:value="2.75585099">
                <text:p>2.75585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1">
                <text:p>821</text:p>
              </table:table-cell>
              <table:table-cell office:value-type="float" office:value="2.82423179">
                <text:p>2.82423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  <table:table-cell office:value-type="float" office:value="2.89345059">
                <text:p>2.89345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1">
                <text:p>841</text:p>
              </table:table-cell>
              <table:table-cell office:value-type="float" office:value="2.96350739">
                <text:p>2.96350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1">
                <text:p>851</text:p>
              </table:table-cell>
              <table:table-cell office:value-type="float" office:value="3.03440219">
                <text:p>3.03440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1">
                <text:p>861</text:p>
              </table:table-cell>
              <table:table-cell office:value-type="float" office:value="3.10613499">
                <text:p>3.10613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1">
                <text:p>871</text:p>
              </table:table-cell>
              <table:table-cell office:value-type="float" office:value="3.17870579">
                <text:p>3.17870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1">
                <text:p>881</text:p>
              </table:table-cell>
              <table:table-cell office:value-type="float" office:value="3.25211459">
                <text:p>3.25211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1">
                <text:p>891</text:p>
              </table:table-cell>
              <table:table-cell office:value-type="float" office:value="3.32636139">
                <text:p>3.32636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1">
                <text:p>901</text:p>
              </table:table-cell>
              <table:table-cell office:value-type="float" office:value="3.40144619">
                <text:p>3.40144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1">
                <text:p>911</text:p>
              </table:table-cell>
              <table:table-cell office:value-type="float" office:value="3.47736899">
                <text:p>3.47736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1">
                <text:p>921</text:p>
              </table:table-cell>
              <table:table-cell office:value-type="float" office:value="3.55412979">
                <text:p>3.55412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1">
                <text:p>931</text:p>
              </table:table-cell>
              <table:table-cell office:value-type="float" office:value="3.63172859">
                <text:p>3.63172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1">
                <text:p>941</text:p>
              </table:table-cell>
              <table:table-cell office:value-type="float" office:value="3.71016539">
                <text:p>3.71016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1">
                <text:p>951</text:p>
              </table:table-cell>
              <table:table-cell office:value-type="float" office:value="3.78944019">
                <text:p>3.78944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1">
                <text:p>961</text:p>
              </table:table-cell>
              <table:table-cell office:value-type="float" office:value="3.86955299">
                <text:p>3.86955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1">
                <text:p>971</text:p>
              </table:table-cell>
              <table:table-cell office:value-type="float" office:value="3.95050379">
                <text:p>3.95050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1">
                <text:p>981</text:p>
              </table:table-cell>
              <table:table-cell office:value-type="float" office:value="4.03229259">
                <text:p>4.03229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1">
                <text:p>991</text:p>
              </table:table-cell>
              <table:table-cell office:value-type="float" office:value="4.11491939">
                <text:p>4.11491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1">
                <text:p>1001</text:p>
              </table:table-cell>
              <table:table-cell office:value-type="float" office:value="4.19838419">
                <text:p>4.19838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1">
                <text:p>1011</text:p>
              </table:table-cell>
              <table:table-cell office:value-type="float" office:value="4.28268699">
                <text:p>4.28268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1">
                <text:p>1021</text:p>
              </table:table-cell>
              <table:table-cell office:value-type="float" office:value="4.36782779">
                <text:p>4.36782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1">
                <text:p>1031</text:p>
              </table:table-cell>
              <table:table-cell office:value-type="float" office:value="4.45380659">
                <text:p>4.45380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1">
                <text:p>1041</text:p>
              </table:table-cell>
              <table:table-cell office:value-type="float" office:value="4.54062339">
                <text:p>4.54062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1">
                <text:p>1051</text:p>
              </table:table-cell>
              <table:table-cell office:value-type="float" office:value="4.62827819">
                <text:p>4.62827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1">
                <text:p>1061</text:p>
              </table:table-cell>
              <table:table-cell office:value-type="float" office:value="4.71677099">
                <text:p>4.71677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1">
                <text:p>1071</text:p>
              </table:table-cell>
              <table:table-cell office:value-type="float" office:value="4.80610179">
                <text:p>4.80610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1">
                <text:p>1081</text:p>
              </table:table-cell>
              <table:table-cell office:value-type="float" office:value="4.89627059">
                <text:p>4.89627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1">
                <text:p>1091</text:p>
              </table:table-cell>
              <table:table-cell office:value-type="float" office:value="4.98727739">
                <text:p>4.98727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1">
                <text:p>1101</text:p>
              </table:table-cell>
              <table:table-cell office:value-type="float" office:value="5.07912219">
                <text:p>5.07912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1">
                <text:p>1111</text:p>
              </table:table-cell>
              <table:table-cell office:value-type="float" office:value="5.17180499">
                <text:p>5.17180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1">
                <text:p>1121</text:p>
              </table:table-cell>
              <table:table-cell office:value-type="float" office:value="5.26532579">
                <text:p>5.26532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1">
                <text:p>1131</text:p>
              </table:table-cell>
              <table:table-cell office:value-type="float" office:value="5.35968459">
                <text:p>5.35968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1">
                <text:p>1141</text:p>
              </table:table-cell>
              <table:table-cell office:value-type="float" office:value="5.45488139">
                <text:p>5.45488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1">
                <text:p>1151</text:p>
              </table:table-cell>
              <table:table-cell office:value-type="float" office:value="5.55091619">
                <text:p>5.55091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1">
                <text:p>1161</text:p>
              </table:table-cell>
              <table:table-cell office:value-type="float" office:value="5.64778899">
                <text:p>5.64778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1">
                <text:p>1171</text:p>
              </table:table-cell>
              <table:table-cell office:value-type="float" office:value="5.74549979">
                <text:p>5.74549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1">
                <text:p>1181</text:p>
              </table:table-cell>
              <table:table-cell office:value-type="float" office:value="5.84404859">
                <text:p>5.84404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1">
                <text:p>1191</text:p>
              </table:table-cell>
              <table:table-cell office:value-type="float" office:value="5.94343539">
                <text:p>5.94343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1">
                <text:p>1201</text:p>
              </table:table-cell>
              <table:table-cell office:value-type="float" office:value="6.04366019">
                <text:p>6.04366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1">
                <text:p>1211</text:p>
              </table:table-cell>
              <table:table-cell office:value-type="float" office:value="6.14472299">
                <text:p>6.14472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1">
                <text:p>1221</text:p>
              </table:table-cell>
              <table:table-cell office:value-type="float" office:value="6.24662379">
                <text:p>6.24662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1">
                <text:p>1231</text:p>
              </table:table-cell>
              <table:table-cell office:value-type="float" office:value="6.34936259">
                <text:p>6.34936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1">
                <text:p>1241</text:p>
              </table:table-cell>
              <table:table-cell office:value-type="float" office:value="6.45293939">
                <text:p>6.45293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1">
                <text:p>1251</text:p>
              </table:table-cell>
              <table:table-cell office:value-type="float" office:value="6.55735419">
                <text:p>6.55735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1">
                <text:p>1261</text:p>
              </table:table-cell>
              <table:table-cell office:value-type="float" office:value="6.66260699">
                <text:p>6.66260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1">
                <text:p>1271</text:p>
              </table:table-cell>
              <table:table-cell office:value-type="float" office:value="6.76869779">
                <text:p>6.76869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1">
                <text:p>1281</text:p>
              </table:table-cell>
              <table:table-cell office:value-type="float" office:value="6.87562659">
                <text:p>6.87562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1">
                <text:p>1291</text:p>
              </table:table-cell>
              <table:table-cell office:value-type="float" office:value="6.98339339">
                <text:p>6.98339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1">
                <text:p>1301</text:p>
              </table:table-cell>
              <table:table-cell office:value-type="float" office:value="7.09199819">
                <text:p>7.09199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11">
                <text:p>1311</text:p>
              </table:table-cell>
              <table:table-cell office:value-type="float" office:value="7.20144099">
                <text:p>7.20144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21">
                <text:p>1321</text:p>
              </table:table-cell>
              <table:table-cell office:value-type="float" office:value="7.31172179">
                <text:p>7.31172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1">
                <text:p>1331</text:p>
              </table:table-cell>
              <table:table-cell office:value-type="float" office:value="7.42284059">
                <text:p>7.42284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41">
                <text:p>1341</text:p>
              </table:table-cell>
              <table:table-cell office:value-type="float" office:value="7.53479739">
                <text:p>7.53479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1">
                <text:p>1351</text:p>
              </table:table-cell>
              <table:table-cell office:value-type="float" office:value="7.64759219">
                <text:p>7.64759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1">
                <text:p>1361</text:p>
              </table:table-cell>
              <table:table-cell office:value-type="float" office:value="7.76122499">
                <text:p>7.76122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71">
                <text:p>1371</text:p>
              </table:table-cell>
              <table:table-cell office:value-type="float" office:value="7.87569579">
                <text:p>7.87569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81">
                <text:p>1381</text:p>
              </table:table-cell>
              <table:table-cell office:value-type="float" office:value="7.99100459">
                <text:p>7.99100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91">
                <text:p>1391</text:p>
              </table:table-cell>
              <table:table-cell office:value-type="float" office:value="8.10715139">
                <text:p>8.10715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1">
                <text:p>1401</text:p>
              </table:table-cell>
              <table:table-cell office:value-type="float" office:value="8.22413619">
                <text:p>8.22413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1">
                <text:p>1411</text:p>
              </table:table-cell>
              <table:table-cell office:value-type="float" office:value="8.34195899">
                <text:p>8.34195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21">
                <text:p>1421</text:p>
              </table:table-cell>
              <table:table-cell office:value-type="float" office:value="8.46061979">
                <text:p>8.46061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31">
                <text:p>1431</text:p>
              </table:table-cell>
              <table:table-cell office:value-type="float" office:value="8.58011859">
                <text:p>8.58011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1">
                <text:p>1441</text:p>
              </table:table-cell>
              <table:table-cell office:value-type="float" office:value="8.70045539">
                <text:p>8.70045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51">
                <text:p>1451</text:p>
              </table:table-cell>
              <table:table-cell office:value-type="float" office:value="8.82163019">
                <text:p>8.82163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61">
                <text:p>1461</text:p>
              </table:table-cell>
              <table:table-cell office:value-type="float" office:value="8.94364299">
                <text:p>8.94364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71">
                <text:p>1471</text:p>
              </table:table-cell>
              <table:table-cell office:value-type="float" office:value="9.06649379">
                <text:p>9.06649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81">
                <text:p>1481</text:p>
              </table:table-cell>
              <table:table-cell office:value-type="float" office:value="9.19018259">
                <text:p>9.19018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1">
                <text:p>1491</text:p>
              </table:table-cell>
              <table:table-cell office:value-type="float" office:value="9.31470939">
                <text:p>9.31470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1">
                <text:p>1501</text:p>
              </table:table-cell>
              <table:table-cell office:value-type="float" office:value="9.44007419">
                <text:p>9.44007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11">
                <text:p>1511</text:p>
              </table:table-cell>
              <table:table-cell office:value-type="float" office:value="9.56627699">
                <text:p>9.56627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21">
                <text:p>1521</text:p>
              </table:table-cell>
              <table:table-cell office:value-type="float" office:value="9.69331779">
                <text:p>9.69331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31">
                <text:p>1531</text:p>
              </table:table-cell>
              <table:table-cell office:value-type="float" office:value="9.82119659">
                <text:p>9.82119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1">
                <text:p>1541</text:p>
              </table:table-cell>
              <table:table-cell office:value-type="float" office:value="9.94991339">
                <text:p>9.94991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1">
                <text:p>1551</text:p>
              </table:table-cell>
              <table:table-cell office:value-type="float" office:value="10.07946819">
                <text:p>10.07946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61">
                <text:p>1561</text:p>
              </table:table-cell>
              <table:table-cell office:value-type="float" office:value="10.20986099">
                <text:p>10.20986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1">
                <text:p>1571</text:p>
              </table:table-cell>
              <table:table-cell office:value-type="float" office:value="10.34109179">
                <text:p>10.34109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1">
                <text:p>1581</text:p>
              </table:table-cell>
              <table:table-cell office:value-type="float" office:value="10.47316059">
                <text:p>10.47316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1">
                <text:p>1591</text:p>
              </table:table-cell>
              <table:table-cell office:value-type="float" office:value="10.60606739">
                <text:p>10.60606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1">
                <text:p>1601</text:p>
              </table:table-cell>
              <table:table-cell office:value-type="float" office:value="10.73981219">
                <text:p>10.73981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1">
                <text:p>1611</text:p>
              </table:table-cell>
              <table:table-cell office:value-type="float" office:value="10.87439499">
                <text:p>10.87439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1">
                <text:p>1621</text:p>
              </table:table-cell>
              <table:table-cell office:value-type="float" office:value="11.00981579">
                <text:p>11.00981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31">
                <text:p>1631</text:p>
              </table:table-cell>
              <table:table-cell office:value-type="float" office:value="11.14607459">
                <text:p>11.14607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41">
                <text:p>1641</text:p>
              </table:table-cell>
              <table:table-cell office:value-type="float" office:value="11.28317139">
                <text:p>11.28317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1">
                <text:p>1651</text:p>
              </table:table-cell>
              <table:table-cell office:value-type="float" office:value="11.42110619">
                <text:p>11.42110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1">
                <text:p>1661</text:p>
              </table:table-cell>
              <table:table-cell office:value-type="float" office:value="11.55987899">
                <text:p>11.55987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71">
                <text:p>1671</text:p>
              </table:table-cell>
              <table:table-cell office:value-type="float" office:value="11.69948979">
                <text:p>11.69948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81">
                <text:p>1681</text:p>
              </table:table-cell>
              <table:table-cell office:value-type="float" office:value="11.83993859">
                <text:p>11.83993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1">
                <text:p>1691</text:p>
              </table:table-cell>
              <table:table-cell office:value-type="float" office:value="11.98122539">
                <text:p>11.98122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1">
                <text:p>1701</text:p>
              </table:table-cell>
              <table:table-cell office:value-type="float" office:value="12.12335019">
                <text:p>12.12335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11">
                <text:p>1711</text:p>
              </table:table-cell>
              <table:table-cell office:value-type="float" office:value="12.26631299">
                <text:p>12.26631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21">
                <text:p>1721</text:p>
              </table:table-cell>
              <table:table-cell office:value-type="float" office:value="12.41011379">
                <text:p>12.41011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31">
                <text:p>1731</text:p>
              </table:table-cell>
              <table:table-cell office:value-type="float" office:value="12.55475259">
                <text:p>12.55475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41">
                <text:p>1741</text:p>
              </table:table-cell>
              <table:table-cell office:value-type="float" office:value="12.70022939">
                <text:p>12.70022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1">
                <text:p>1751</text:p>
              </table:table-cell>
              <table:table-cell office:value-type="float" office:value="12.84654419">
                <text:p>12.84654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61">
                <text:p>1761</text:p>
              </table:table-cell>
              <table:table-cell office:value-type="float" office:value="12.99369699">
                <text:p>12.99369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71">
                <text:p>1771</text:p>
              </table:table-cell>
              <table:table-cell office:value-type="float" office:value="13.14168779">
                <text:p>13.14168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81">
                <text:p>1781</text:p>
              </table:table-cell>
              <table:table-cell office:value-type="float" office:value="13.29051659">
                <text:p>13.29051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91">
                <text:p>1791</text:p>
              </table:table-cell>
              <table:table-cell office:value-type="float" office:value="13.44018339">
                <text:p>13.44018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1">
                <text:p>1801</text:p>
              </table:table-cell>
              <table:table-cell office:value-type="float" office:value="13.59068819">
                <text:p>13.59068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11">
                <text:p>1811</text:p>
              </table:table-cell>
              <table:table-cell office:value-type="float" office:value="13.74203099">
                <text:p>13.74203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1">
                <text:p>1821</text:p>
              </table:table-cell>
              <table:table-cell office:value-type="float" office:value="13.89421179">
                <text:p>13.89421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31">
                <text:p>1831</text:p>
              </table:table-cell>
              <table:table-cell office:value-type="float" office:value="14.04723059">
                <text:p>14.04723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41">
                <text:p>1841</text:p>
              </table:table-cell>
              <table:table-cell office:value-type="float" office:value="14.20108739">
                <text:p>14.20108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1">
                <text:p>1851</text:p>
              </table:table-cell>
              <table:table-cell office:value-type="float" office:value="14.35578219">
                <text:p>14.35578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61">
                <text:p>1861</text:p>
              </table:table-cell>
              <table:table-cell office:value-type="float" office:value="14.51131499">
                <text:p>14.51131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71">
                <text:p>1871</text:p>
              </table:table-cell>
              <table:table-cell office:value-type="float" office:value="14.66768579">
                <text:p>14.66768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81">
                <text:p>1881</text:p>
              </table:table-cell>
              <table:table-cell office:value-type="float" office:value="14.82489459">
                <text:p>14.82489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91">
                <text:p>1891</text:p>
              </table:table-cell>
              <table:table-cell office:value-type="float" office:value="14.98294139">
                <text:p>14.98294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1">
                <text:p>1901</text:p>
              </table:table-cell>
              <table:table-cell office:value-type="float" office:value="15.14182619">
                <text:p>15.14182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11">
                <text:p>1911</text:p>
              </table:table-cell>
              <table:table-cell office:value-type="float" office:value="15.30154899">
                <text:p>15.30154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1">
                <text:p>1921</text:p>
              </table:table-cell>
              <table:table-cell office:value-type="float" office:value="15.46210979">
                <text:p>15.46210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31">
                <text:p>1931</text:p>
              </table:table-cell>
              <table:table-cell office:value-type="float" office:value="15.62350859">
                <text:p>15.62350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41">
                <text:p>1941</text:p>
              </table:table-cell>
              <table:table-cell office:value-type="float" office:value="15.78574539">
                <text:p>15.78574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51">
                <text:p>1951</text:p>
              </table:table-cell>
              <table:table-cell office:value-type="float" office:value="15.94882019">
                <text:p>15.94882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61">
                <text:p>1961</text:p>
              </table:table-cell>
              <table:table-cell office:value-type="float" office:value="16.11273299">
                <text:p>16.11273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71">
                <text:p>1971</text:p>
              </table:table-cell>
              <table:table-cell office:value-type="float" office:value="16.27748379">
                <text:p>16.27748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81">
                <text:p>1981</text:p>
              </table:table-cell>
              <table:table-cell office:value-type="float" office:value="16.44307259">
                <text:p>16.44307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1">
                <text:p>1991</text:p>
              </table:table-cell>
              <table:table-cell office:value-type="float" office:value="16.60949939">
                <text:p>16.60949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1">
                <text:p>2001</text:p>
              </table:table-cell>
              <table:table-cell office:value-type="float" office:value="16.77676419">
                <text:p>16.77676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1">
                <text:p>2011</text:p>
              </table:table-cell>
              <table:table-cell office:value-type="float" office:value="16.94486699">
                <text:p>16.94486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1">
                <text:p>2021</text:p>
              </table:table-cell>
              <table:table-cell office:value-type="float" office:value="17.11380779">
                <text:p>17.11380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1">
                <text:p>2031</text:p>
              </table:table-cell>
              <table:table-cell office:value-type="float" office:value="17.28358659">
                <text:p>17.28358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1">
                <text:p>2041</text:p>
              </table:table-cell>
              <table:table-cell office:value-type="float" office:value="17.45420339">
                <text:p>17.45420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1">
                <text:p>2051</text:p>
              </table:table-cell>
              <table:table-cell office:value-type="float" office:value="17.62565819">
                <text:p>17.62565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61">
                <text:p>2061</text:p>
              </table:table-cell>
              <table:table-cell office:value-type="float" office:value="17.79795099">
                <text:p>17.79795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71">
                <text:p>2071</text:p>
              </table:table-cell>
              <table:table-cell office:value-type="float" office:value="17.97108179">
                <text:p>17.97108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81">
                <text:p>2081</text:p>
              </table:table-cell>
              <table:table-cell office:value-type="float" office:value="18.14505059">
                <text:p>18.14505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1">
                <text:p>2091</text:p>
              </table:table-cell>
              <table:table-cell office:value-type="float" office:value="18.31985739">
                <text:p>18.31985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01">
                <text:p>2101</text:p>
              </table:table-cell>
              <table:table-cell office:value-type="float" office:value="18.49550219">
                <text:p>18.49550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11">
                <text:p>2111</text:p>
              </table:table-cell>
              <table:table-cell office:value-type="float" office:value="18.67198499">
                <text:p>18.67198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21">
                <text:p>2121</text:p>
              </table:table-cell>
              <table:table-cell office:value-type="float" office:value="18.84930579">
                <text:p>18.84930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31">
                <text:p>2131</text:p>
              </table:table-cell>
              <table:table-cell office:value-type="float" office:value="19.02746459">
                <text:p>19.02746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41">
                <text:p>2141</text:p>
              </table:table-cell>
              <table:table-cell office:value-type="float" office:value="19.20646139">
                <text:p>19.20646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51">
                <text:p>2151</text:p>
              </table:table-cell>
              <table:table-cell office:value-type="float" office:value="19.38629619">
                <text:p>19.38629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1">
                <text:p>2161</text:p>
              </table:table-cell>
              <table:table-cell office:value-type="float" office:value="19.56696899">
                <text:p>19.56696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71">
                <text:p>2171</text:p>
              </table:table-cell>
              <table:table-cell office:value-type="float" office:value="19.74847979">
                <text:p>19.74847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81">
                <text:p>2181</text:p>
              </table:table-cell>
              <table:table-cell office:value-type="float" office:value="19.93082859">
                <text:p>19.93082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91">
                <text:p>2191</text:p>
              </table:table-cell>
              <table:table-cell office:value-type="float" office:value="20.11401539">
                <text:p>20.11401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01">
                <text:p>2201</text:p>
              </table:table-cell>
              <table:table-cell office:value-type="float" office:value="20.29804019">
                <text:p>20.29804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11">
                <text:p>2211</text:p>
              </table:table-cell>
              <table:table-cell office:value-type="float" office:value="20.48290299">
                <text:p>20.48290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21">
                <text:p>2221</text:p>
              </table:table-cell>
              <table:table-cell office:value-type="float" office:value="20.66860379">
                <text:p>20.66860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31">
                <text:p>2231</text:p>
              </table:table-cell>
              <table:table-cell office:value-type="float" office:value="20.85514259">
                <text:p>20.85514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41">
                <text:p>2241</text:p>
              </table:table-cell>
              <table:table-cell office:value-type="float" office:value="21.04251939">
                <text:p>21.04251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51">
                <text:p>2251</text:p>
              </table:table-cell>
              <table:table-cell office:value-type="float" office:value="21.23073419">
                <text:p>21.23073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61">
                <text:p>2261</text:p>
              </table:table-cell>
              <table:table-cell office:value-type="float" office:value="21.41978699">
                <text:p>21.41978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71">
                <text:p>2271</text:p>
              </table:table-cell>
              <table:table-cell office:value-type="float" office:value="21.60967779">
                <text:p>21.60967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81">
                <text:p>2281</text:p>
              </table:table-cell>
              <table:table-cell office:value-type="float" office:value="21.80040659">
                <text:p>21.80040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91">
                <text:p>2291</text:p>
              </table:table-cell>
              <table:table-cell office:value-type="float" office:value="21.99197339">
                <text:p>21.99197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01">
                <text:p>2301</text:p>
              </table:table-cell>
              <table:table-cell office:value-type="float" office:value="22.18437819">
                <text:p>22.18437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11">
                <text:p>2311</text:p>
              </table:table-cell>
              <table:table-cell office:value-type="float" office:value="22.37762099">
                <text:p>22.37762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21">
                <text:p>2321</text:p>
              </table:table-cell>
              <table:table-cell office:value-type="float" office:value="22.57170179">
                <text:p>22.57170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31">
                <text:p>2331</text:p>
              </table:table-cell>
              <table:table-cell office:value-type="float" office:value="22.76662059">
                <text:p>22.76662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41">
                <text:p>2341</text:p>
              </table:table-cell>
              <table:table-cell office:value-type="float" office:value="22.96237739">
                <text:p>22.96237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51">
                <text:p>2351</text:p>
              </table:table-cell>
              <table:table-cell office:value-type="float" office:value="23.15897219">
                <text:p>23.15897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61">
                <text:p>2361</text:p>
              </table:table-cell>
              <table:table-cell office:value-type="float" office:value="23.35640499">
                <text:p>23.35640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71">
                <text:p>2371</text:p>
              </table:table-cell>
              <table:table-cell office:value-type="float" office:value="23.55467579">
                <text:p>23.55467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81">
                <text:p>2381</text:p>
              </table:table-cell>
              <table:table-cell office:value-type="float" office:value="23.75378459">
                <text:p>23.75378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91">
                <text:p>2391</text:p>
              </table:table-cell>
              <table:table-cell office:value-type="float" office:value="23.95373139">
                <text:p>23.95373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01">
                <text:p>2401</text:p>
              </table:table-cell>
              <table:table-cell office:value-type="float" office:value="24.15451619">
                <text:p>24.15451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11">
                <text:p>2411</text:p>
              </table:table-cell>
              <table:table-cell office:value-type="float" office:value="24.35613899">
                <text:p>24.35613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21">
                <text:p>2421</text:p>
              </table:table-cell>
              <table:table-cell office:value-type="float" office:value="24.55859979">
                <text:p>24.55859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31">
                <text:p>2431</text:p>
              </table:table-cell>
              <table:table-cell office:value-type="float" office:value="24.76189859">
                <text:p>24.76189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41">
                <text:p>2441</text:p>
              </table:table-cell>
              <table:table-cell office:value-type="float" office:value="24.96603539">
                <text:p>24.96603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51">
                <text:p>2451</text:p>
              </table:table-cell>
              <table:table-cell office:value-type="float" office:value="25.17101019">
                <text:p>25.17101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61">
                <text:p>2461</text:p>
              </table:table-cell>
              <table:table-cell office:value-type="float" office:value="25.37682299">
                <text:p>25.37682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71">
                <text:p>2471</text:p>
              </table:table-cell>
              <table:table-cell office:value-type="float" office:value="25.58347379">
                <text:p>25.58347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81">
                <text:p>2481</text:p>
              </table:table-cell>
              <table:table-cell office:value-type="float" office:value="25.79096259">
                <text:p>25.79096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91">
                <text:p>2491</text:p>
              </table:table-cell>
              <table:table-cell office:value-type="float" office:value="25.99928939">
                <text:p>25.99928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1">
                <text:p>2501</text:p>
              </table:table-cell>
              <table:table-cell office:value-type="float" office:value="26.20845419">
                <text:p>26.20845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11">
                <text:p>2511</text:p>
              </table:table-cell>
              <table:table-cell office:value-type="float" office:value="26.41845699">
                <text:p>26.41845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21">
                <text:p>2521</text:p>
              </table:table-cell>
              <table:table-cell office:value-type="float" office:value="26.62929779">
                <text:p>26.62929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31">
                <text:p>2531</text:p>
              </table:table-cell>
              <table:table-cell office:value-type="float" office:value="26.84097659">
                <text:p>26.84097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41">
                <text:p>2541</text:p>
              </table:table-cell>
              <table:table-cell office:value-type="float" office:value="27.05349339">
                <text:p>27.05349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51">
                <text:p>2551</text:p>
              </table:table-cell>
              <table:table-cell office:value-type="float" office:value="27.26684819">
                <text:p>27.26684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61">
                <text:p>2561</text:p>
              </table:table-cell>
              <table:table-cell office:value-type="float" office:value="27.48104099">
                <text:p>27.48104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71">
                <text:p>2571</text:p>
              </table:table-cell>
              <table:table-cell office:value-type="float" office:value="27.69607179">
                <text:p>27.69607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81">
                <text:p>2581</text:p>
              </table:table-cell>
              <table:table-cell office:value-type="float" office:value="27.91194059">
                <text:p>27.91194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91">
                <text:p>2591</text:p>
              </table:table-cell>
              <table:table-cell office:value-type="float" office:value="28.12864739">
                <text:p>28.12864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01">
                <text:p>2601</text:p>
              </table:table-cell>
              <table:table-cell office:value-type="float" office:value="28.34619219">
                <text:p>28.34619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11">
                <text:p>2611</text:p>
              </table:table-cell>
              <table:table-cell office:value-type="float" office:value="28.56457499">
                <text:p>28.56457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21">
                <text:p>2621</text:p>
              </table:table-cell>
              <table:table-cell office:value-type="float" office:value="28.78379579">
                <text:p>28.78379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31">
                <text:p>2631</text:p>
              </table:table-cell>
              <table:table-cell office:value-type="float" office:value="29.00385459">
                <text:p>29.00385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41">
                <text:p>2641</text:p>
              </table:table-cell>
              <table:table-cell office:value-type="float" office:value="29.22475139">
                <text:p>29.22475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51">
                <text:p>2651</text:p>
              </table:table-cell>
              <table:table-cell office:value-type="float" office:value="29.44648619">
                <text:p>29.44648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61">
                <text:p>2661</text:p>
              </table:table-cell>
              <table:table-cell office:value-type="float" office:value="29.66905899">
                <text:p>29.66905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71">
                <text:p>2671</text:p>
              </table:table-cell>
              <table:table-cell office:value-type="float" office:value="29.89246979">
                <text:p>29.89246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81">
                <text:p>2681</text:p>
              </table:table-cell>
              <table:table-cell office:value-type="float" office:value="30.11671859">
                <text:p>30.11671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91">
                <text:p>2691</text:p>
              </table:table-cell>
              <table:table-cell office:value-type="float" office:value="30.34180539">
                <text:p>30.34180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01">
                <text:p>2701</text:p>
              </table:table-cell>
              <table:table-cell office:value-type="float" office:value="30.56773019">
                <text:p>30.56773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11">
                <text:p>2711</text:p>
              </table:table-cell>
              <table:table-cell office:value-type="float" office:value="30.79449299">
                <text:p>30.79449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21">
                <text:p>2721</text:p>
              </table:table-cell>
              <table:table-cell office:value-type="float" office:value="31.02209379">
                <text:p>31.02209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31">
                <text:p>2731</text:p>
              </table:table-cell>
              <table:table-cell office:value-type="float" office:value="31.25053259">
                <text:p>31.25053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41">
                <text:p>2741</text:p>
              </table:table-cell>
              <table:table-cell office:value-type="float" office:value="31.47980939">
                <text:p>31.47980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51">
                <text:p>2751</text:p>
              </table:table-cell>
              <table:table-cell office:value-type="float" office:value="31.70992419">
                <text:p>31.70992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61">
                <text:p>2761</text:p>
              </table:table-cell>
              <table:table-cell office:value-type="float" office:value="31.94087699">
                <text:p>31.94087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71">
                <text:p>2771</text:p>
              </table:table-cell>
              <table:table-cell office:value-type="float" office:value="32.17266779">
                <text:p>32.17266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81">
                <text:p>2781</text:p>
              </table:table-cell>
              <table:table-cell office:value-type="float" office:value="32.40529659">
                <text:p>32.40529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91">
                <text:p>2791</text:p>
              </table:table-cell>
              <table:table-cell office:value-type="float" office:value="32.63876339">
                <text:p>32.63876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01">
                <text:p>2801</text:p>
              </table:table-cell>
              <table:table-cell office:value-type="float" office:value="32.87306819">
                <text:p>32.87306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11">
                <text:p>2811</text:p>
              </table:table-cell>
              <table:table-cell office:value-type="float" office:value="33.10821099">
                <text:p>33.10821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21">
                <text:p>2821</text:p>
              </table:table-cell>
              <table:table-cell office:value-type="float" office:value="33.34419179">
                <text:p>33.34419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31">
                <text:p>2831</text:p>
              </table:table-cell>
              <table:table-cell office:value-type="float" office:value="33.58101059">
                <text:p>33.58101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41">
                <text:p>2841</text:p>
              </table:table-cell>
              <table:table-cell office:value-type="float" office:value="33.81866739">
                <text:p>33.81866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51">
                <text:p>2851</text:p>
              </table:table-cell>
              <table:table-cell office:value-type="float" office:value="34.05716219">
                <text:p>34.05716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61">
                <text:p>2861</text:p>
              </table:table-cell>
              <table:table-cell office:value-type="float" office:value="34.29649499">
                <text:p>34.29649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71">
                <text:p>2871</text:p>
              </table:table-cell>
              <table:table-cell office:value-type="float" office:value="34.53666579">
                <text:p>34.53666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81">
                <text:p>2881</text:p>
              </table:table-cell>
              <table:table-cell office:value-type="float" office:value="34.77767459">
                <text:p>34.77767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91">
                <text:p>2891</text:p>
              </table:table-cell>
              <table:table-cell office:value-type="float" office:value="35.01952139">
                <text:p>35.01952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01">
                <text:p>2901</text:p>
              </table:table-cell>
              <table:table-cell office:value-type="float" office:value="35.26220619">
                <text:p>35.26220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11">
                <text:p>2911</text:p>
              </table:table-cell>
              <table:table-cell office:value-type="float" office:value="35.50572899">
                <text:p>35.50572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21">
                <text:p>2921</text:p>
              </table:table-cell>
              <table:table-cell office:value-type="float" office:value="35.75008979">
                <text:p>35.75008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31">
                <text:p>2931</text:p>
              </table:table-cell>
              <table:table-cell office:value-type="float" office:value="35.99528859">
                <text:p>35.99528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41">
                <text:p>2941</text:p>
              </table:table-cell>
              <table:table-cell office:value-type="float" office:value="36.24132539">
                <text:p>36.24132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51">
                <text:p>2951</text:p>
              </table:table-cell>
              <table:table-cell office:value-type="float" office:value="36.48820019">
                <text:p>36.48820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61">
                <text:p>2961</text:p>
              </table:table-cell>
              <table:table-cell office:value-type="float" office:value="36.73591299">
                <text:p>36.73591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71">
                <text:p>2971</text:p>
              </table:table-cell>
              <table:table-cell office:value-type="float" office:value="36.98446379">
                <text:p>36.98446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81">
                <text:p>2981</text:p>
              </table:table-cell>
              <table:table-cell office:value-type="float" office:value="37.23385259">
                <text:p>37.23385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91">
                <text:p>2991</text:p>
              </table:table-cell>
              <table:table-cell office:value-type="float" office:value="37.48407939">
                <text:p>37.48407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1">
                <text:p>3001</text:p>
              </table:table-cell>
              <table:table-cell office:value-type="float" office:value="37.73514419">
                <text:p>37.73514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11">
                <text:p>3011</text:p>
              </table:table-cell>
              <table:table-cell office:value-type="float" office:value="37.98704699">
                <text:p>37.98704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21">
                <text:p>3021</text:p>
              </table:table-cell>
              <table:table-cell office:value-type="float" office:value="38.23978779">
                <text:p>38.23978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31">
                <text:p>3031</text:p>
              </table:table-cell>
              <table:table-cell office:value-type="float" office:value="38.49336659">
                <text:p>38.49336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41">
                <text:p>3041</text:p>
              </table:table-cell>
              <table:table-cell office:value-type="float" office:value="38.74778339">
                <text:p>38.74778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51">
                <text:p>3051</text:p>
              </table:table-cell>
              <table:table-cell office:value-type="float" office:value="39.00303819">
                <text:p>39.00303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61">
                <text:p>3061</text:p>
              </table:table-cell>
              <table:table-cell office:value-type="float" office:value="39.25913099">
                <text:p>39.25913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71">
                <text:p>3071</text:p>
              </table:table-cell>
              <table:table-cell office:value-type="float" office:value="39.51606179">
                <text:p>39.51606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81">
                <text:p>3081</text:p>
              </table:table-cell>
              <table:table-cell office:value-type="float" office:value="39.77383059">
                <text:p>39.77383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91">
                <text:p>3091</text:p>
              </table:table-cell>
              <table:table-cell office:value-type="float" office:value="40.03243739">
                <text:p>40.03243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01">
                <text:p>3101</text:p>
              </table:table-cell>
              <table:table-cell office:value-type="float" office:value="40.29188219">
                <text:p>40.29188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11">
                <text:p>3111</text:p>
              </table:table-cell>
              <table:table-cell office:value-type="float" office:value="40.55216499">
                <text:p>40.55216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21">
                <text:p>3121</text:p>
              </table:table-cell>
              <table:table-cell office:value-type="float" office:value="40.81328579">
                <text:p>40.81328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31">
                <text:p>3131</text:p>
              </table:table-cell>
              <table:table-cell office:value-type="float" office:value="41.07524459">
                <text:p>41.07524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41">
                <text:p>3141</text:p>
              </table:table-cell>
              <table:table-cell office:value-type="float" office:value="41.33804139">
                <text:p>41.33804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51">
                <text:p>3151</text:p>
              </table:table-cell>
              <table:table-cell office:value-type="float" office:value="41.60167619">
                <text:p>41.60167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61">
                <text:p>3161</text:p>
              </table:table-cell>
              <table:table-cell office:value-type="float" office:value="41.86614899">
                <text:p>41.86614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71">
                <text:p>3171</text:p>
              </table:table-cell>
              <table:table-cell office:value-type="float" office:value="42.13145979">
                <text:p>42.13145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81">
                <text:p>3181</text:p>
              </table:table-cell>
              <table:table-cell office:value-type="float" office:value="42.39760859">
                <text:p>42.39760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91">
                <text:p>3191</text:p>
              </table:table-cell>
              <table:table-cell office:value-type="float" office:value="42.66459539">
                <text:p>42.66459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01">
                <text:p>3201</text:p>
              </table:table-cell>
              <table:table-cell office:value-type="float" office:value="42.93242019">
                <text:p>42.93242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11">
                <text:p>3211</text:p>
              </table:table-cell>
              <table:table-cell office:value-type="float" office:value="43.20108299">
                <text:p>43.20108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21">
                <text:p>3221</text:p>
              </table:table-cell>
              <table:table-cell office:value-type="float" office:value="43.47058379">
                <text:p>43.47058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31">
                <text:p>3231</text:p>
              </table:table-cell>
              <table:table-cell office:value-type="float" office:value="43.74092259">
                <text:p>43.74092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41">
                <text:p>3241</text:p>
              </table:table-cell>
              <table:table-cell office:value-type="float" office:value="44.01209939">
                <text:p>44.01209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51">
                <text:p>3251</text:p>
              </table:table-cell>
              <table:table-cell office:value-type="float" office:value="44.28411419">
                <text:p>44.28411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61">
                <text:p>3261</text:p>
              </table:table-cell>
              <table:table-cell office:value-type="float" office:value="44.55696699">
                <text:p>44.55696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71">
                <text:p>3271</text:p>
              </table:table-cell>
              <table:table-cell office:value-type="float" office:value="44.83065779">
                <text:p>44.83065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81">
                <text:p>3281</text:p>
              </table:table-cell>
              <table:table-cell office:value-type="float" office:value="45.10518659">
                <text:p>45.10518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91">
                <text:p>3291</text:p>
              </table:table-cell>
              <table:table-cell office:value-type="float" office:value="45.38055339">
                <text:p>45.38055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1">
                <text:p>3301</text:p>
              </table:table-cell>
              <table:table-cell office:value-type="float" office:value="45.65675819">
                <text:p>45.65675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11">
                <text:p>3311</text:p>
              </table:table-cell>
              <table:table-cell office:value-type="float" office:value="45.93380099">
                <text:p>45.93380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21">
                <text:p>3321</text:p>
              </table:table-cell>
              <table:table-cell office:value-type="float" office:value="46.21168179">
                <text:p>46.21168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31">
                <text:p>3331</text:p>
              </table:table-cell>
              <table:table-cell office:value-type="float" office:value="46.49040059">
                <text:p>46.49040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41">
                <text:p>3341</text:p>
              </table:table-cell>
              <table:table-cell office:value-type="float" office:value="46.76995739">
                <text:p>46.76995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51">
                <text:p>3351</text:p>
              </table:table-cell>
              <table:table-cell office:value-type="float" office:value="47.05035219">
                <text:p>47.05035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61">
                <text:p>3361</text:p>
              </table:table-cell>
              <table:table-cell office:value-type="float" office:value="47.33158499">
                <text:p>47.33158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71">
                <text:p>3371</text:p>
              </table:table-cell>
              <table:table-cell office:value-type="float" office:value="47.61365579">
                <text:p>47.61365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81">
                <text:p>3381</text:p>
              </table:table-cell>
              <table:table-cell office:value-type="float" office:value="47.89656459">
                <text:p>47.89656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91">
                <text:p>3391</text:p>
              </table:table-cell>
              <table:table-cell office:value-type="float" office:value="48.18031139">
                <text:p>48.18031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01">
                <text:p>3401</text:p>
              </table:table-cell>
              <table:table-cell office:value-type="float" office:value="48.46489619">
                <text:p>48.46489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11">
                <text:p>3411</text:p>
              </table:table-cell>
              <table:table-cell office:value-type="float" office:value="48.75031899">
                <text:p>48.75031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21">
                <text:p>3421</text:p>
              </table:table-cell>
              <table:table-cell office:value-type="float" office:value="49.03657979">
                <text:p>49.03657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31">
                <text:p>3431</text:p>
              </table:table-cell>
              <table:table-cell office:value-type="float" office:value="49.32367859">
                <text:p>49.32367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41">
                <text:p>3441</text:p>
              </table:table-cell>
              <table:table-cell office:value-type="float" office:value="49.61161539">
                <text:p>49.61161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51">
                <text:p>3451</text:p>
              </table:table-cell>
              <table:table-cell office:value-type="float" office:value="49.90039019">
                <text:p>49.90039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61">
                <text:p>3461</text:p>
              </table:table-cell>
              <table:table-cell office:value-type="float" office:value="50.19000299">
                <text:p>50.19000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71">
                <text:p>3471</text:p>
              </table:table-cell>
              <table:table-cell office:value-type="float" office:value="50.48045379">
                <text:p>50.48045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81">
                <text:p>3481</text:p>
              </table:table-cell>
              <table:table-cell office:value-type="float" office:value="50.77174259">
                <text:p>50.77174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91">
                <text:p>3491</text:p>
              </table:table-cell>
              <table:table-cell office:value-type="float" office:value="51.06386939">
                <text:p>51.06386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01">
                <text:p>3501</text:p>
              </table:table-cell>
              <table:table-cell office:value-type="float" office:value="51.35683419">
                <text:p>51.35683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11">
                <text:p>3511</text:p>
              </table:table-cell>
              <table:table-cell office:value-type="float" office:value="51.65063699">
                <text:p>51.65063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21">
                <text:p>3521</text:p>
              </table:table-cell>
              <table:table-cell office:value-type="float" office:value="51.94527779">
                <text:p>51.94527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31">
                <text:p>3531</text:p>
              </table:table-cell>
              <table:table-cell office:value-type="float" office:value="52.24075659">
                <text:p>52.24075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41">
                <text:p>3541</text:p>
              </table:table-cell>
              <table:table-cell office:value-type="float" office:value="52.53707339">
                <text:p>52.53707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51">
                <text:p>3551</text:p>
              </table:table-cell>
              <table:table-cell office:value-type="float" office:value="52.83422819">
                <text:p>52.83422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61">
                <text:p>3561</text:p>
              </table:table-cell>
              <table:table-cell office:value-type="float" office:value="53.13222099">
                <text:p>53.13222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71">
                <text:p>3571</text:p>
              </table:table-cell>
              <table:table-cell office:value-type="float" office:value="53.43105179">
                <text:p>53.43105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81">
                <text:p>3581</text:p>
              </table:table-cell>
              <table:table-cell office:value-type="float" office:value="53.73072059">
                <text:p>53.73072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91">
                <text:p>3591</text:p>
              </table:table-cell>
              <table:table-cell office:value-type="float" office:value="54.03122739">
                <text:p>54.03122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1">
                <text:p>3601</text:p>
              </table:table-cell>
              <table:table-cell office:value-type="float" office:value="54.33257219">
                <text:p>54.33257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11">
                <text:p>3611</text:p>
              </table:table-cell>
              <table:table-cell office:value-type="float" office:value="54.63475499">
                <text:p>54.63475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21">
                <text:p>3621</text:p>
              </table:table-cell>
              <table:table-cell office:value-type="float" office:value="54.93777579">
                <text:p>54.93777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31">
                <text:p>3631</text:p>
              </table:table-cell>
              <table:table-cell office:value-type="float" office:value="55.24163459">
                <text:p>55.24163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41">
                <text:p>3641</text:p>
              </table:table-cell>
              <table:table-cell office:value-type="float" office:value="55.54633139">
                <text:p>55.54633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51">
                <text:p>3651</text:p>
              </table:table-cell>
              <table:table-cell office:value-type="float" office:value="55.85186619">
                <text:p>55.85186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61">
                <text:p>3661</text:p>
              </table:table-cell>
              <table:table-cell office:value-type="float" office:value="56.15823899">
                <text:p>56.15823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71">
                <text:p>3671</text:p>
              </table:table-cell>
              <table:table-cell office:value-type="float" office:value="56.46544979">
                <text:p>56.46544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81">
                <text:p>3681</text:p>
              </table:table-cell>
              <table:table-cell office:value-type="float" office:value="56.77349859">
                <text:p>56.77349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1">
                <text:p>3691</text:p>
              </table:table-cell>
              <table:table-cell office:value-type="float" office:value="57.08238539">
                <text:p>57.08238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01">
                <text:p>3701</text:p>
              </table:table-cell>
              <table:table-cell office:value-type="float" office:value="57.39211019">
                <text:p>57.39211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11">
                <text:p>3711</text:p>
              </table:table-cell>
              <table:table-cell office:value-type="float" office:value="57.70267299">
                <text:p>57.70267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21">
                <text:p>3721</text:p>
              </table:table-cell>
              <table:table-cell office:value-type="float" office:value="58.01407379">
                <text:p>58.01407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31">
                <text:p>3731</text:p>
              </table:table-cell>
              <table:table-cell office:value-type="float" office:value="58.32631259">
                <text:p>58.32631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41">
                <text:p>3741</text:p>
              </table:table-cell>
              <table:table-cell office:value-type="float" office:value="58.63938939">
                <text:p>58.63938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51">
                <text:p>3751</text:p>
              </table:table-cell>
              <table:table-cell office:value-type="float" office:value="58.95330419">
                <text:p>58.95330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61">
                <text:p>3761</text:p>
              </table:table-cell>
              <table:table-cell office:value-type="float" office:value="59.26805699">
                <text:p>59.26805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71">
                <text:p>3771</text:p>
              </table:table-cell>
              <table:table-cell office:value-type="float" office:value="59.58364779">
                <text:p>59.58364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81">
                <text:p>3781</text:p>
              </table:table-cell>
              <table:table-cell office:value-type="float" office:value="59.90007659">
                <text:p>59.90007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91">
                <text:p>3791</text:p>
              </table:table-cell>
              <table:table-cell office:value-type="float" office:value="60.21734339">
                <text:p>60.21734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01">
                <text:p>3801</text:p>
              </table:table-cell>
              <table:table-cell office:value-type="float" office:value="60.53544819">
                <text:p>60.53544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11">
                <text:p>3811</text:p>
              </table:table-cell>
              <table:table-cell office:value-type="float" office:value="60.85439099">
                <text:p>60.85439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21">
                <text:p>3821</text:p>
              </table:table-cell>
              <table:table-cell office:value-type="float" office:value="61.17417179">
                <text:p>61.17417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31">
                <text:p>3831</text:p>
              </table:table-cell>
              <table:table-cell office:value-type="float" office:value="61.49479059">
                <text:p>61.49479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41">
                <text:p>3841</text:p>
              </table:table-cell>
              <table:table-cell office:value-type="float" office:value="61.81624739">
                <text:p>61.81624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51">
                <text:p>3851</text:p>
              </table:table-cell>
              <table:table-cell office:value-type="float" office:value="62.13854219">
                <text:p>62.13854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61">
                <text:p>3861</text:p>
              </table:table-cell>
              <table:table-cell office:value-type="float" office:value="62.46167499">
                <text:p>62.46167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71">
                <text:p>3871</text:p>
              </table:table-cell>
              <table:table-cell office:value-type="float" office:value="62.78564579">
                <text:p>62.78564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81">
                <text:p>3881</text:p>
              </table:table-cell>
              <table:table-cell office:value-type="float" office:value="63.11045459">
                <text:p>63.11045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91">
                <text:p>3891</text:p>
              </table:table-cell>
              <table:table-cell office:value-type="float" office:value="63.43610139">
                <text:p>63.43610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01">
                <text:p>3901</text:p>
              </table:table-cell>
              <table:table-cell office:value-type="float" office:value="63.76258619">
                <text:p>63.76258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11">
                <text:p>3911</text:p>
              </table:table-cell>
              <table:table-cell office:value-type="float" office:value="64.08990899">
                <text:p>64.08990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21">
                <text:p>3921</text:p>
              </table:table-cell>
              <table:table-cell office:value-type="float" office:value="64.41806979">
                <text:p>64.41806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31">
                <text:p>3931</text:p>
              </table:table-cell>
              <table:table-cell office:value-type="float" office:value="64.74706859">
                <text:p>64.74706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41">
                <text:p>3941</text:p>
              </table:table-cell>
              <table:table-cell office:value-type="float" office:value="65.07690539">
                <text:p>65.07690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51">
                <text:p>3951</text:p>
              </table:table-cell>
              <table:table-cell office:value-type="float" office:value="65.40758019">
                <text:p>65.40758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61">
                <text:p>3961</text:p>
              </table:table-cell>
              <table:table-cell office:value-type="float" office:value="65.73909299">
                <text:p>65.73909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71">
                <text:p>3971</text:p>
              </table:table-cell>
              <table:table-cell office:value-type="float" office:value="66.07144379">
                <text:p>66.07144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81">
                <text:p>3981</text:p>
              </table:table-cell>
              <table:table-cell office:value-type="float" office:value="66.40463259">
                <text:p>66.40463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91">
                <text:p>3991</text:p>
              </table:table-cell>
              <table:table-cell office:value-type="float" office:value="66.73865939">
                <text:p>66.73865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1">
                <text:p>4001</text:p>
              </table:table-cell>
              <table:table-cell office:value-type="float" office:value="67.07352419">
                <text:p>67.07352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11">
                <text:p>4011</text:p>
              </table:table-cell>
              <table:table-cell office:value-type="float" office:value="67.40922699">
                <text:p>67.40922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21">
                <text:p>4021</text:p>
              </table:table-cell>
              <table:table-cell office:value-type="float" office:value="67.74576779">
                <text:p>67.74576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31">
                <text:p>4031</text:p>
              </table:table-cell>
              <table:table-cell office:value-type="float" office:value="68.08314659">
                <text:p>68.08314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41">
                <text:p>4041</text:p>
              </table:table-cell>
              <table:table-cell office:value-type="float" office:value="68.42136339">
                <text:p>68.42136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51">
                <text:p>4051</text:p>
              </table:table-cell>
              <table:table-cell office:value-type="float" office:value="68.76041819">
                <text:p>68.76041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61">
                <text:p>4061</text:p>
              </table:table-cell>
              <table:table-cell office:value-type="float" office:value="69.10031099">
                <text:p>69.10031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71">
                <text:p>4071</text:p>
              </table:table-cell>
              <table:table-cell office:value-type="float" office:value="69.44104179">
                <text:p>69.44104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81">
                <text:p>4081</text:p>
              </table:table-cell>
              <table:table-cell office:value-type="float" office:value="69.78261059">
                <text:p>69.78261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91">
                <text:p>4091</text:p>
              </table:table-cell>
              <table:table-cell office:value-type="float" office:value="70.12501739">
                <text:p>70.12501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01">
                <text:p>4101</text:p>
              </table:table-cell>
              <table:table-cell office:value-type="float" office:value="70.46826219">
                <text:p>70.46826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11">
                <text:p>4111</text:p>
              </table:table-cell>
              <table:table-cell office:value-type="float" office:value="70.81234499">
                <text:p>70.81234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21">
                <text:p>4121</text:p>
              </table:table-cell>
              <table:table-cell office:value-type="float" office:value="71.15726579">
                <text:p>71.15726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31">
                <text:p>4131</text:p>
              </table:table-cell>
              <table:table-cell office:value-type="float" office:value="71.50302459">
                <text:p>71.50302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41">
                <text:p>4141</text:p>
              </table:table-cell>
              <table:table-cell office:value-type="float" office:value="71.84962139">
                <text:p>71.84962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51">
                <text:p>4151</text:p>
              </table:table-cell>
              <table:table-cell office:value-type="float" office:value="72.19705619">
                <text:p>72.19705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61">
                <text:p>4161</text:p>
              </table:table-cell>
              <table:table-cell office:value-type="float" office:value="72.54532899">
                <text:p>72.54532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71">
                <text:p>4171</text:p>
              </table:table-cell>
              <table:table-cell office:value-type="float" office:value="72.89443979">
                <text:p>72.89443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81">
                <text:p>4181</text:p>
              </table:table-cell>
              <table:table-cell office:value-type="float" office:value="73.24438859">
                <text:p>73.24438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1">
                <text:p>4191</text:p>
              </table:table-cell>
              <table:table-cell office:value-type="float" office:value="73.59517539">
                <text:p>73.59517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1">
                <text:p>4201</text:p>
              </table:table-cell>
              <table:table-cell office:value-type="float" office:value="73.94680019">
                <text:p>73.94680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11">
                <text:p>4211</text:p>
              </table:table-cell>
              <table:table-cell office:value-type="float" office:value="74.29926299">
                <text:p>74.29926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21">
                <text:p>4221</text:p>
              </table:table-cell>
              <table:table-cell office:value-type="float" office:value="74.65256379">
                <text:p>74.65256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31">
                <text:p>4231</text:p>
              </table:table-cell>
              <table:table-cell office:value-type="float" office:value="75.00670259">
                <text:p>75.00670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41">
                <text:p>4241</text:p>
              </table:table-cell>
              <table:table-cell office:value-type="float" office:value="75.36167939">
                <text:p>75.36167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51">
                <text:p>4251</text:p>
              </table:table-cell>
              <table:table-cell office:value-type="float" office:value="75.71749419">
                <text:p>75.71749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61">
                <text:p>4261</text:p>
              </table:table-cell>
              <table:table-cell office:value-type="float" office:value="76.07414699">
                <text:p>76.07414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71">
                <text:p>4271</text:p>
              </table:table-cell>
              <table:table-cell office:value-type="float" office:value="76.43163779">
                <text:p>76.43163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81">
                <text:p>4281</text:p>
              </table:table-cell>
              <table:table-cell office:value-type="float" office:value="76.78996659">
                <text:p>76.78996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91">
                <text:p>4291</text:p>
              </table:table-cell>
              <table:table-cell office:value-type="float" office:value="77.14913339">
                <text:p>77.14913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01">
                <text:p>4301</text:p>
              </table:table-cell>
              <table:table-cell office:value-type="float" office:value="77.50913819">
                <text:p>77.50913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11">
                <text:p>4311</text:p>
              </table:table-cell>
              <table:table-cell office:value-type="float" office:value="77.86998099">
                <text:p>77.86998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21">
                <text:p>4321</text:p>
              </table:table-cell>
              <table:table-cell office:value-type="float" office:value="78.23166179">
                <text:p>78.23166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31">
                <text:p>4331</text:p>
              </table:table-cell>
              <table:table-cell office:value-type="float" office:value="78.59418059">
                <text:p>78.59418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41">
                <text:p>4341</text:p>
              </table:table-cell>
              <table:table-cell office:value-type="float" office:value="78.95753739">
                <text:p>78.95753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51">
                <text:p>4351</text:p>
              </table:table-cell>
              <table:table-cell office:value-type="float" office:value="79.32173219">
                <text:p>79.32173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61">
                <text:p>4361</text:p>
              </table:table-cell>
              <table:table-cell office:value-type="float" office:value="79.68676499">
                <text:p>79.68676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71">
                <text:p>4371</text:p>
              </table:table-cell>
              <table:table-cell office:value-type="float" office:value="80.05263579">
                <text:p>80.05263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1">
                <text:p>4381</text:p>
              </table:table-cell>
              <table:table-cell office:value-type="float" office:value="80.41934459">
                <text:p>80.41934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1">
                <text:p>4391</text:p>
              </table:table-cell>
              <table:table-cell office:value-type="float" office:value="80.78689139">
                <text:p>80.78689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1">
                <text:p>4401</text:p>
              </table:table-cell>
              <table:table-cell office:value-type="float" office:value="81.15527619">
                <text:p>81.15527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1">
                <text:p>4411</text:p>
              </table:table-cell>
              <table:table-cell office:value-type="float" office:value="81.52449899">
                <text:p>81.52449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1">
                <text:p>4421</text:p>
              </table:table-cell>
              <table:table-cell office:value-type="float" office:value="81.89455979">
                <text:p>81.89455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1">
                <text:p>4431</text:p>
              </table:table-cell>
              <table:table-cell office:value-type="float" office:value="82.26545859">
                <text:p>82.26545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41">
                <text:p>4441</text:p>
              </table:table-cell>
              <table:table-cell office:value-type="float" office:value="82.63719539">
                <text:p>82.63719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51">
                <text:p>4451</text:p>
              </table:table-cell>
              <table:table-cell office:value-type="float" office:value="83.00977019">
                <text:p>83.00977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61">
                <text:p>4461</text:p>
              </table:table-cell>
              <table:table-cell office:value-type="float" office:value="83.38318299">
                <text:p>83.38318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71">
                <text:p>4471</text:p>
              </table:table-cell>
              <table:table-cell office:value-type="float" office:value="83.75743379">
                <text:p>83.75743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81">
                <text:p>4481</text:p>
              </table:table-cell>
              <table:table-cell office:value-type="float" office:value="84.13252259">
                <text:p>84.13252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91">
                <text:p>4491</text:p>
              </table:table-cell>
              <table:table-cell office:value-type="float" office:value="84.50844939">
                <text:p>84.50844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01">
                <text:p>4501</text:p>
              </table:table-cell>
              <table:table-cell office:value-type="float" office:value="84.88521419">
                <text:p>84.88521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11">
                <text:p>4511</text:p>
              </table:table-cell>
              <table:table-cell office:value-type="float" office:value="85.26281699">
                <text:p>85.26281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21">
                <text:p>4521</text:p>
              </table:table-cell>
              <table:table-cell office:value-type="float" office:value="85.64125779">
                <text:p>85.64125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31">
                <text:p>4531</text:p>
              </table:table-cell>
              <table:table-cell office:value-type="float" office:value="86.02053659">
                <text:p>86.02053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41">
                <text:p>4541</text:p>
              </table:table-cell>
              <table:table-cell office:value-type="float" office:value="86.40065339">
                <text:p>86.40065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51">
                <text:p>4551</text:p>
              </table:table-cell>
              <table:table-cell office:value-type="float" office:value="86.78160819">
                <text:p>86.78160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61">
                <text:p>4561</text:p>
              </table:table-cell>
              <table:table-cell office:value-type="float" office:value="87.16340099">
                <text:p>87.16340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71">
                <text:p>4571</text:p>
              </table:table-cell>
              <table:table-cell office:value-type="float" office:value="87.54603179">
                <text:p>87.54603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81">
                <text:p>4581</text:p>
              </table:table-cell>
              <table:table-cell office:value-type="float" office:value="87.92950059">
                <text:p>87.92950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91">
                <text:p>4591</text:p>
              </table:table-cell>
              <table:table-cell office:value-type="float" office:value="88.31380739">
                <text:p>88.31380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01">
                <text:p>4601</text:p>
              </table:table-cell>
              <table:table-cell office:value-type="float" office:value="88.69895219">
                <text:p>88.69895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11">
                <text:p>4611</text:p>
              </table:table-cell>
              <table:table-cell office:value-type="float" office:value="89.08493499">
                <text:p>89.08493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21">
                <text:p>4621</text:p>
              </table:table-cell>
              <table:table-cell office:value-type="float" office:value="89.47175579">
                <text:p>89.47175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31">
                <text:p>4631</text:p>
              </table:table-cell>
              <table:table-cell office:value-type="float" office:value="89.85941459">
                <text:p>89.85941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41">
                <text:p>4641</text:p>
              </table:table-cell>
              <table:table-cell office:value-type="float" office:value="90.24791139">
                <text:p>90.24791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51">
                <text:p>4651</text:p>
              </table:table-cell>
              <table:table-cell office:value-type="float" office:value="90.63724619">
                <text:p>90.63724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61">
                <text:p>4661</text:p>
              </table:table-cell>
              <table:table-cell office:value-type="float" office:value="91.02741899">
                <text:p>91.02741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71">
                <text:p>4671</text:p>
              </table:table-cell>
              <table:table-cell office:value-type="float" office:value="91.41842979">
                <text:p>91.41842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81">
                <text:p>4681</text:p>
              </table:table-cell>
              <table:table-cell office:value-type="float" office:value="91.81027859">
                <text:p>91.81027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91">
                <text:p>4691</text:p>
              </table:table-cell>
              <table:table-cell office:value-type="float" office:value="92.20296539">
                <text:p>92.20296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01">
                <text:p>4701</text:p>
              </table:table-cell>
              <table:table-cell office:value-type="float" office:value="92.59649019">
                <text:p>92.59649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11">
                <text:p>4711</text:p>
              </table:table-cell>
              <table:table-cell office:value-type="float" office:value="92.99085299">
                <text:p>92.99085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21">
                <text:p>4721</text:p>
              </table:table-cell>
              <table:table-cell office:value-type="float" office:value="93.38605379">
                <text:p>93.38605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31">
                <text:p>4731</text:p>
              </table:table-cell>
              <table:table-cell office:value-type="float" office:value="93.78209259">
                <text:p>93.78209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41">
                <text:p>4741</text:p>
              </table:table-cell>
              <table:table-cell office:value-type="float" office:value="94.17896939">
                <text:p>94.17896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51">
                <text:p>4751</text:p>
              </table:table-cell>
              <table:table-cell office:value-type="float" office:value="94.57668419">
                <text:p>94.57668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61">
                <text:p>4761</text:p>
              </table:table-cell>
              <table:table-cell office:value-type="float" office:value="94.97523699">
                <text:p>94.97523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71">
                <text:p>4771</text:p>
              </table:table-cell>
              <table:table-cell office:value-type="float" office:value="95.37462779">
                <text:p>95.37462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81">
                <text:p>4781</text:p>
              </table:table-cell>
              <table:table-cell office:value-type="float" office:value="95.77485659">
                <text:p>95.77485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91">
                <text:p>4791</text:p>
              </table:table-cell>
              <table:table-cell office:value-type="float" office:value="96.17592339">
                <text:p>96.17592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01">
                <text:p>4801</text:p>
              </table:table-cell>
              <table:table-cell office:value-type="float" office:value="96.57782819">
                <text:p>96.57782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11">
                <text:p>4811</text:p>
              </table:table-cell>
              <table:table-cell office:value-type="float" office:value="96.98057099">
                <text:p>96.98057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21">
                <text:p>4821</text:p>
              </table:table-cell>
              <table:table-cell office:value-type="float" office:value="97.38415179">
                <text:p>97.38415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31">
                <text:p>4831</text:p>
              </table:table-cell>
              <table:table-cell office:value-type="float" office:value="97.78857059">
                <text:p>97.78857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41">
                <text:p>4841</text:p>
              </table:table-cell>
              <table:table-cell office:value-type="float" office:value="98.19382739">
                <text:p>98.19382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51">
                <text:p>4851</text:p>
              </table:table-cell>
              <table:table-cell office:value-type="float" office:value="98.59992219">
                <text:p>98.59992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61">
                <text:p>4861</text:p>
              </table:table-cell>
              <table:table-cell office:value-type="float" office:value="99.00685499">
                <text:p>99.00685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71">
                <text:p>4871</text:p>
              </table:table-cell>
              <table:table-cell office:value-type="float" office:value="99.41462579">
                <text:p>99.41462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81">
                <text:p>4881</text:p>
              </table:table-cell>
              <table:table-cell office:value-type="float" office:value="99.82323459">
                <text:p>99.82323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91">
                <text:p>4891</text:p>
              </table:table-cell>
              <table:table-cell office:value-type="float" office:value="100.23268139">
                <text:p>100.23268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01">
                <text:p>4901</text:p>
              </table:table-cell>
              <table:table-cell office:value-type="float" office:value="100.64296619">
                <text:p>100.64296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11">
                <text:p>4911</text:p>
              </table:table-cell>
              <table:table-cell office:value-type="float" office:value="101.05408899">
                <text:p>101.05408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21">
                <text:p>4921</text:p>
              </table:table-cell>
              <table:table-cell office:value-type="float" office:value="101.46604979">
                <text:p>101.46604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31">
                <text:p>4931</text:p>
              </table:table-cell>
              <table:table-cell office:value-type="float" office:value="101.87884859">
                <text:p>101.87884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41">
                <text:p>4941</text:p>
              </table:table-cell>
              <table:table-cell office:value-type="float" office:value="102.29248539">
                <text:p>102.29248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51">
                <text:p>4951</text:p>
              </table:table-cell>
              <table:table-cell office:value-type="float" office:value="102.70696019">
                <text:p>102.70696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61">
                <text:p>4961</text:p>
              </table:table-cell>
              <table:table-cell office:value-type="float" office:value="103.12227299">
                <text:p>103.12227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71">
                <text:p>4971</text:p>
              </table:table-cell>
              <table:table-cell office:value-type="float" office:value="103.53842379">
                <text:p>103.53842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81">
                <text:p>4981</text:p>
              </table:table-cell>
              <table:table-cell office:value-type="float" office:value="103.95541259">
                <text:p>103.95541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91">
                <text:p>4991</text:p>
              </table:table-cell>
              <table:table-cell office:value-type="float" office:value="104.37323939">
                <text:p>104.37323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1">
                <text:p>5001</text:p>
              </table:table-cell>
              <table:table-cell office:value-type="float" office:value="104.79190419">
                <text:p>104.79190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11">
                <text:p>5011</text:p>
              </table:table-cell>
              <table:table-cell office:value-type="float" office:value="105.21140699">
                <text:p>105.21140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21">
                <text:p>5021</text:p>
              </table:table-cell>
              <table:table-cell office:value-type="float" office:value="105.63174779">
                <text:p>105.63174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31">
                <text:p>5031</text:p>
              </table:table-cell>
              <table:table-cell office:value-type="float" office:value="106.05292659">
                <text:p>106.05292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41">
                <text:p>5041</text:p>
              </table:table-cell>
              <table:table-cell office:value-type="float" office:value="106.47494339">
                <text:p>106.47494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51">
                <text:p>5051</text:p>
              </table:table-cell>
              <table:table-cell office:value-type="float" office:value="106.89779819">
                <text:p>106.89779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61">
                <text:p>5061</text:p>
              </table:table-cell>
              <table:table-cell office:value-type="float" office:value="107.32149099">
                <text:p>107.32149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1">
                <text:p>5071</text:p>
              </table:table-cell>
              <table:table-cell office:value-type="float" office:value="107.74602179">
                <text:p>107.74602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81">
                <text:p>5081</text:p>
              </table:table-cell>
              <table:table-cell office:value-type="float" office:value="108.17139059">
                <text:p>108.17139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91">
                <text:p>5091</text:p>
              </table:table-cell>
              <table:table-cell office:value-type="float" office:value="108.59759739">
                <text:p>108.59759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01">
                <text:p>5101</text:p>
              </table:table-cell>
              <table:table-cell office:value-type="float" office:value="109.02464219">
                <text:p>109.02464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11">
                <text:p>5111</text:p>
              </table:table-cell>
              <table:table-cell office:value-type="float" office:value="109.45252499">
                <text:p>109.45252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21">
                <text:p>5121</text:p>
              </table:table-cell>
              <table:table-cell office:value-type="float" office:value="109.88124579">
                <text:p>109.88124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31">
                <text:p>5131</text:p>
              </table:table-cell>
              <table:table-cell office:value-type="float" office:value="110.31080459">
                <text:p>110.31080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41">
                <text:p>5141</text:p>
              </table:table-cell>
              <table:table-cell office:value-type="float" office:value="110.74120139">
                <text:p>110.74120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51">
                <text:p>5151</text:p>
              </table:table-cell>
              <table:table-cell office:value-type="float" office:value="111.17243619">
                <text:p>111.17243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61">
                <text:p>5161</text:p>
              </table:table-cell>
              <table:table-cell office:value-type="float" office:value="111.60450899">
                <text:p>111.60450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71">
                <text:p>5171</text:p>
              </table:table-cell>
              <table:table-cell office:value-type="float" office:value="112.03741979">
                <text:p>112.03741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81">
                <text:p>5181</text:p>
              </table:table-cell>
              <table:table-cell office:value-type="float" office:value="112.47116859">
                <text:p>112.47116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91">
                <text:p>5191</text:p>
              </table:table-cell>
              <table:table-cell office:value-type="float" office:value="112.90575539">
                <text:p>112.90575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01">
                <text:p>5201</text:p>
              </table:table-cell>
              <table:table-cell office:value-type="float" office:value="113.34118019">
                <text:p>113.34118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11">
                <text:p>5211</text:p>
              </table:table-cell>
              <table:table-cell office:value-type="float" office:value="113.77744299">
                <text:p>113.77744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21">
                <text:p>5221</text:p>
              </table:table-cell>
              <table:table-cell office:value-type="float" office:value="114.21454379">
                <text:p>114.21454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31">
                <text:p>5231</text:p>
              </table:table-cell>
              <table:table-cell office:value-type="float" office:value="114.65248259">
                <text:p>114.65248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41">
                <text:p>5241</text:p>
              </table:table-cell>
              <table:table-cell office:value-type="float" office:value="115.09125939">
                <text:p>115.09125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51">
                <text:p>5251</text:p>
              </table:table-cell>
              <table:table-cell office:value-type="float" office:value="115.53087419">
                <text:p>115.53087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61">
                <text:p>5261</text:p>
              </table:table-cell>
              <table:table-cell office:value-type="float" office:value="115.97132699">
                <text:p>115.97132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71">
                <text:p>5271</text:p>
              </table:table-cell>
              <table:table-cell office:value-type="float" office:value="116.41261779">
                <text:p>116.41261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81">
                <text:p>5281</text:p>
              </table:table-cell>
              <table:table-cell office:value-type="float" office:value="116.85474659">
                <text:p>116.85474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91">
                <text:p>5291</text:p>
              </table:table-cell>
              <table:table-cell office:value-type="float" office:value="117.29771339">
                <text:p>117.29771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01">
                <text:p>5301</text:p>
              </table:table-cell>
              <table:table-cell office:value-type="float" office:value="117.74151819">
                <text:p>117.74151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11">
                <text:p>5311</text:p>
              </table:table-cell>
              <table:table-cell office:value-type="float" office:value="118.18616099">
                <text:p>118.18616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21">
                <text:p>5321</text:p>
              </table:table-cell>
              <table:table-cell office:value-type="float" office:value="118.63164179">
                <text:p>118.63164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31">
                <text:p>5331</text:p>
              </table:table-cell>
              <table:table-cell office:value-type="float" office:value="119.07796059">
                <text:p>119.07796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41">
                <text:p>5341</text:p>
              </table:table-cell>
              <table:table-cell office:value-type="float" office:value="119.52511739">
                <text:p>119.52511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51">
                <text:p>5351</text:p>
              </table:table-cell>
              <table:table-cell office:value-type="float" office:value="119.97311219">
                <text:p>119.97311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61">
                <text:p>5361</text:p>
              </table:table-cell>
              <table:table-cell office:value-type="float" office:value="120.42194499">
                <text:p>120.42194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71">
                <text:p>5371</text:p>
              </table:table-cell>
              <table:table-cell office:value-type="float" office:value="120.87161579">
                <text:p>120.87161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81">
                <text:p>5381</text:p>
              </table:table-cell>
              <table:table-cell office:value-type="float" office:value="121.32212459">
                <text:p>121.32212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91">
                <text:p>5391</text:p>
              </table:table-cell>
              <table:table-cell office:value-type="float" office:value="121.77347139">
                <text:p>121.77347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01">
                <text:p>5401</text:p>
              </table:table-cell>
              <table:table-cell office:value-type="float" office:value="122.22565619">
                <text:p>122.22565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11">
                <text:p>5411</text:p>
              </table:table-cell>
              <table:table-cell office:value-type="float" office:value="122.67867899">
                <text:p>122.67867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21">
                <text:p>5421</text:p>
              </table:table-cell>
              <table:table-cell office:value-type="float" office:value="123.13253979">
                <text:p>123.13253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31">
                <text:p>5431</text:p>
              </table:table-cell>
              <table:table-cell office:value-type="float" office:value="123.58723859">
                <text:p>123.58723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41">
                <text:p>5441</text:p>
              </table:table-cell>
              <table:table-cell office:value-type="float" office:value="124.04277539">
                <text:p>124.04277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51">
                <text:p>5451</text:p>
              </table:table-cell>
              <table:table-cell office:value-type="float" office:value="124.49915019">
                <text:p>124.49915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61">
                <text:p>5461</text:p>
              </table:table-cell>
              <table:table-cell office:value-type="float" office:value="124.95636299">
                <text:p>124.95636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71">
                <text:p>5471</text:p>
              </table:table-cell>
              <table:table-cell office:value-type="float" office:value="125.41441379">
                <text:p>125.41441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81">
                <text:p>5481</text:p>
              </table:table-cell>
              <table:table-cell office:value-type="float" office:value="125.87330259">
                <text:p>125.87330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91">
                <text:p>5491</text:p>
              </table:table-cell>
              <table:table-cell office:value-type="float" office:value="126.33302939">
                <text:p>126.33302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01">
                <text:p>5501</text:p>
              </table:table-cell>
              <table:table-cell office:value-type="float" office:value="126.79359419">
                <text:p>126.79359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11">
                <text:p>5511</text:p>
              </table:table-cell>
              <table:table-cell office:value-type="float" office:value="127.25499699">
                <text:p>127.25499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21">
                <text:p>5521</text:p>
              </table:table-cell>
              <table:table-cell office:value-type="float" office:value="127.71723779">
                <text:p>127.71723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31">
                <text:p>5531</text:p>
              </table:table-cell>
              <table:table-cell office:value-type="float" office:value="128.18031659">
                <text:p>128.18031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41">
                <text:p>5541</text:p>
              </table:table-cell>
              <table:table-cell office:value-type="float" office:value="128.64423339">
                <text:p>128.64423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51">
                <text:p>5551</text:p>
              </table:table-cell>
              <table:table-cell office:value-type="float" office:value="129.10898819">
                <text:p>129.10898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61">
                <text:p>5561</text:p>
              </table:table-cell>
              <table:table-cell office:value-type="float" office:value="129.57458099">
                <text:p>129.57458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71">
                <text:p>5571</text:p>
              </table:table-cell>
              <table:table-cell office:value-type="float" office:value="130.04101179">
                <text:p>130.04101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81">
                <text:p>5581</text:p>
              </table:table-cell>
              <table:table-cell office:value-type="float" office:value="130.50828059">
                <text:p>130.50828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91">
                <text:p>5591</text:p>
              </table:table-cell>
              <table:table-cell office:value-type="float" office:value="130.97638739">
                <text:p>130.97638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01">
                <text:p>5601</text:p>
              </table:table-cell>
              <table:table-cell office:value-type="float" office:value="131.44533219">
                <text:p>131.44533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11">
                <text:p>5611</text:p>
              </table:table-cell>
              <table:table-cell office:value-type="float" office:value="131.91511499">
                <text:p>131.91511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21">
                <text:p>5621</text:p>
              </table:table-cell>
              <table:table-cell office:value-type="float" office:value="132.38573579">
                <text:p>132.38573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31">
                <text:p>5631</text:p>
              </table:table-cell>
              <table:table-cell office:value-type="float" office:value="132.85719459">
                <text:p>132.85719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41">
                <text:p>5641</text:p>
              </table:table-cell>
              <table:table-cell office:value-type="float" office:value="133.32949139">
                <text:p>133.32949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51">
                <text:p>5651</text:p>
              </table:table-cell>
              <table:table-cell office:value-type="float" office:value="133.80262619">
                <text:p>133.80262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61">
                <text:p>5661</text:p>
              </table:table-cell>
              <table:table-cell office:value-type="float" office:value="134.27659899">
                <text:p>134.27659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71">
                <text:p>5671</text:p>
              </table:table-cell>
              <table:table-cell office:value-type="float" office:value="134.75140979">
                <text:p>134.75140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81">
                <text:p>5681</text:p>
              </table:table-cell>
              <table:table-cell office:value-type="float" office:value="135.22705859">
                <text:p>135.22705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91">
                <text:p>5691</text:p>
              </table:table-cell>
              <table:table-cell office:value-type="float" office:value="135.70354539">
                <text:p>135.70354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01">
                <text:p>5701</text:p>
              </table:table-cell>
              <table:table-cell office:value-type="float" office:value="136.18087019">
                <text:p>136.18087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11">
                <text:p>5711</text:p>
              </table:table-cell>
              <table:table-cell office:value-type="float" office:value="136.65903299">
                <text:p>136.65903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21">
                <text:p>5721</text:p>
              </table:table-cell>
              <table:table-cell office:value-type="float" office:value="137.13803379">
                <text:p>137.13803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31">
                <text:p>5731</text:p>
              </table:table-cell>
              <table:table-cell office:value-type="float" office:value="137.61787259">
                <text:p>137.61787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41">
                <text:p>5741</text:p>
              </table:table-cell>
              <table:table-cell office:value-type="float" office:value="138.09854939">
                <text:p>138.09854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51">
                <text:p>5751</text:p>
              </table:table-cell>
              <table:table-cell office:value-type="float" office:value="138.58006419">
                <text:p>138.58006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61">
                <text:p>5761</text:p>
              </table:table-cell>
              <table:table-cell office:value-type="float" office:value="139.06241699">
                <text:p>139.06241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71">
                <text:p>5771</text:p>
              </table:table-cell>
              <table:table-cell office:value-type="float" office:value="139.54560779">
                <text:p>139.54560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81">
                <text:p>5781</text:p>
              </table:table-cell>
              <table:table-cell office:value-type="float" office:value="140.02963659">
                <text:p>140.02963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91">
                <text:p>5791</text:p>
              </table:table-cell>
              <table:table-cell office:value-type="float" office:value="140.51450339">
                <text:p>140.51450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01">
                <text:p>5801</text:p>
              </table:table-cell>
              <table:table-cell office:value-type="float" office:value="141.00020819">
                <text:p>141.00020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11">
                <text:p>5811</text:p>
              </table:table-cell>
              <table:table-cell office:value-type="float" office:value="141.48675099">
                <text:p>141.48675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21">
                <text:p>5821</text:p>
              </table:table-cell>
              <table:table-cell office:value-type="float" office:value="141.97413179">
                <text:p>141.97413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31">
                <text:p>5831</text:p>
              </table:table-cell>
              <table:table-cell office:value-type="float" office:value="142.46235059">
                <text:p>142.46235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41">
                <text:p>5841</text:p>
              </table:table-cell>
              <table:table-cell office:value-type="float" office:value="142.95140739">
                <text:p>142.95140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51">
                <text:p>5851</text:p>
              </table:table-cell>
              <table:table-cell office:value-type="float" office:value="143.44130219">
                <text:p>143.44130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61">
                <text:p>5861</text:p>
              </table:table-cell>
              <table:table-cell office:value-type="float" office:value="143.93203499">
                <text:p>143.93203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71">
                <text:p>5871</text:p>
              </table:table-cell>
              <table:table-cell office:value-type="float" office:value="144.42360579">
                <text:p>144.42360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81">
                <text:p>5881</text:p>
              </table:table-cell>
              <table:table-cell office:value-type="float" office:value="144.91601459">
                <text:p>144.91601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91">
                <text:p>5891</text:p>
              </table:table-cell>
              <table:table-cell office:value-type="float" office:value="145.40926139">
                <text:p>145.40926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01">
                <text:p>5901</text:p>
              </table:table-cell>
              <table:table-cell office:value-type="float" office:value="145.90334619">
                <text:p>145.90334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11">
                <text:p>5911</text:p>
              </table:table-cell>
              <table:table-cell office:value-type="float" office:value="146.39826899">
                <text:p>146.39826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21">
                <text:p>5921</text:p>
              </table:table-cell>
              <table:table-cell office:value-type="float" office:value="146.89402979">
                <text:p>146.89402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31">
                <text:p>5931</text:p>
              </table:table-cell>
              <table:table-cell office:value-type="float" office:value="147.39062859">
                <text:p>147.39062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41">
                <text:p>5941</text:p>
              </table:table-cell>
              <table:table-cell office:value-type="float" office:value="147.88806539">
                <text:p>147.88806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51">
                <text:p>5951</text:p>
              </table:table-cell>
              <table:table-cell office:value-type="float" office:value="148.38634019">
                <text:p>148.38634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61">
                <text:p>5961</text:p>
              </table:table-cell>
              <table:table-cell office:value-type="float" office:value="148.88545299">
                <text:p>148.88545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71">
                <text:p>5971</text:p>
              </table:table-cell>
              <table:table-cell office:value-type="float" office:value="149.38540379">
                <text:p>149.38540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81">
                <text:p>5981</text:p>
              </table:table-cell>
              <table:table-cell office:value-type="float" office:value="149.88619259">
                <text:p>149.88619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91">
                <text:p>5991</text:p>
              </table:table-cell>
              <table:table-cell office:value-type="float" office:value="150.38781939">
                <text:p>150.38781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01">
                <text:p>6001</text:p>
              </table:table-cell>
              <table:table-cell office:value-type="float" office:value="150.89028419">
                <text:p>150.89028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11">
                <text:p>6011</text:p>
              </table:table-cell>
              <table:table-cell office:value-type="float" office:value="151.39358699">
                <text:p>151.39358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21">
                <text:p>6021</text:p>
              </table:table-cell>
              <table:table-cell office:value-type="float" office:value="151.89772779">
                <text:p>151.89772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31">
                <text:p>6031</text:p>
              </table:table-cell>
              <table:table-cell office:value-type="float" office:value="152.40270659">
                <text:p>152.40270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41">
                <text:p>6041</text:p>
              </table:table-cell>
              <table:table-cell office:value-type="float" office:value="152.90852339">
                <text:p>152.90852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51">
                <text:p>6051</text:p>
              </table:table-cell>
              <table:table-cell office:value-type="float" office:value="153.41517819">
                <text:p>153.41517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61">
                <text:p>6061</text:p>
              </table:table-cell>
              <table:table-cell office:value-type="float" office:value="153.92267099">
                <text:p>153.92267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71">
                <text:p>6071</text:p>
              </table:table-cell>
              <table:table-cell office:value-type="float" office:value="154.43100179">
                <text:p>154.43100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81">
                <text:p>6081</text:p>
              </table:table-cell>
              <table:table-cell office:value-type="float" office:value="154.94017059">
                <text:p>154.94017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91">
                <text:p>6091</text:p>
              </table:table-cell>
              <table:table-cell office:value-type="float" office:value="155.45017739">
                <text:p>155.45017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01">
                <text:p>6101</text:p>
              </table:table-cell>
              <table:table-cell office:value-type="float" office:value="155.96102219">
                <text:p>155.96102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11">
                <text:p>6111</text:p>
              </table:table-cell>
              <table:table-cell office:value-type="float" office:value="156.47270499">
                <text:p>156.47270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21">
                <text:p>6121</text:p>
              </table:table-cell>
              <table:table-cell office:value-type="float" office:value="156.98522579">
                <text:p>156.98522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31">
                <text:p>6131</text:p>
              </table:table-cell>
              <table:table-cell office:value-type="float" office:value="157.49858459">
                <text:p>157.49858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41">
                <text:p>6141</text:p>
              </table:table-cell>
              <table:table-cell office:value-type="float" office:value="158.01278139">
                <text:p>158.01278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51">
                <text:p>6151</text:p>
              </table:table-cell>
              <table:table-cell office:value-type="float" office:value="158.52781619">
                <text:p>158.52781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61">
                <text:p>6161</text:p>
              </table:table-cell>
              <table:table-cell office:value-type="float" office:value="159.04368899">
                <text:p>159.04368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71">
                <text:p>6171</text:p>
              </table:table-cell>
              <table:table-cell office:value-type="float" office:value="159.56039979">
                <text:p>159.56039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81">
                <text:p>6181</text:p>
              </table:table-cell>
              <table:table-cell office:value-type="float" office:value="160.07794859">
                <text:p>160.07794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91">
                <text:p>6191</text:p>
              </table:table-cell>
              <table:table-cell office:value-type="float" office:value="160.59633539">
                <text:p>160.59633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01">
                <text:p>6201</text:p>
              </table:table-cell>
              <table:table-cell office:value-type="float" office:value="161.11556019">
                <text:p>161.11556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11">
                <text:p>6211</text:p>
              </table:table-cell>
              <table:table-cell office:value-type="float" office:value="161.63562299">
                <text:p>161.63562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21">
                <text:p>6221</text:p>
              </table:table-cell>
              <table:table-cell office:value-type="float" office:value="162.15652379">
                <text:p>162.15652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31">
                <text:p>6231</text:p>
              </table:table-cell>
              <table:table-cell office:value-type="float" office:value="162.67826259">
                <text:p>162.67826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41">
                <text:p>6241</text:p>
              </table:table-cell>
              <table:table-cell office:value-type="float" office:value="163.20083939">
                <text:p>163.20083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51">
                <text:p>6251</text:p>
              </table:table-cell>
              <table:table-cell office:value-type="float" office:value="163.72425419">
                <text:p>163.72425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61">
                <text:p>6261</text:p>
              </table:table-cell>
              <table:table-cell office:value-type="float" office:value="164.24850699">
                <text:p>164.24850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71">
                <text:p>6271</text:p>
              </table:table-cell>
              <table:table-cell office:value-type="float" office:value="164.77359779">
                <text:p>164.77359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81">
                <text:p>6281</text:p>
              </table:table-cell>
              <table:table-cell office:value-type="float" office:value="165.29952659">
                <text:p>165.29952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91">
                <text:p>6291</text:p>
              </table:table-cell>
              <table:table-cell office:value-type="float" office:value="165.82629339">
                <text:p>165.82629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01">
                <text:p>6301</text:p>
              </table:table-cell>
              <table:table-cell office:value-type="float" office:value="166.35389819">
                <text:p>166.35389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11">
                <text:p>6311</text:p>
              </table:table-cell>
              <table:table-cell office:value-type="float" office:value="166.88234099">
                <text:p>166.88234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21">
                <text:p>6321</text:p>
              </table:table-cell>
              <table:table-cell office:value-type="float" office:value="167.41162179">
                <text:p>167.41162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31">
                <text:p>6331</text:p>
              </table:table-cell>
              <table:table-cell office:value-type="float" office:value="167.94174059">
                <text:p>167.94174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41">
                <text:p>6341</text:p>
              </table:table-cell>
              <table:table-cell office:value-type="float" office:value="168.47269739">
                <text:p>168.47269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51">
                <text:p>6351</text:p>
              </table:table-cell>
              <table:table-cell office:value-type="float" office:value="169.00449219">
                <text:p>169.00449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61">
                <text:p>6361</text:p>
              </table:table-cell>
              <table:table-cell office:value-type="float" office:value="169.53712499">
                <text:p>169.53712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71">
                <text:p>6371</text:p>
              </table:table-cell>
              <table:table-cell office:value-type="float" office:value="170.07059579">
                <text:p>170.07059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81">
                <text:p>6381</text:p>
              </table:table-cell>
              <table:table-cell office:value-type="float" office:value="170.60490459">
                <text:p>170.60490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91">
                <text:p>6391</text:p>
              </table:table-cell>
              <table:table-cell office:value-type="float" office:value="171.14005139">
                <text:p>171.14005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01">
                <text:p>6401</text:p>
              </table:table-cell>
              <table:table-cell office:value-type="float" office:value="171.67603619">
                <text:p>171.67603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11">
                <text:p>6411</text:p>
              </table:table-cell>
              <table:table-cell office:value-type="float" office:value="172.21285899">
                <text:p>172.21285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21">
                <text:p>6421</text:p>
              </table:table-cell>
              <table:table-cell office:value-type="float" office:value="172.75051979">
                <text:p>172.75051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31">
                <text:p>6431</text:p>
              </table:table-cell>
              <table:table-cell office:value-type="float" office:value="173.28901859">
                <text:p>173.28901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41">
                <text:p>6441</text:p>
              </table:table-cell>
              <table:table-cell office:value-type="float" office:value="173.82835539">
                <text:p>173.82835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51">
                <text:p>6451</text:p>
              </table:table-cell>
              <table:table-cell office:value-type="float" office:value="174.36853019">
                <text:p>174.36853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61">
                <text:p>6461</text:p>
              </table:table-cell>
              <table:table-cell office:value-type="float" office:value="174.90954299">
                <text:p>174.90954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71">
                <text:p>6471</text:p>
              </table:table-cell>
              <table:table-cell office:value-type="float" office:value="175.45139379">
                <text:p>175.45139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81">
                <text:p>6481</text:p>
              </table:table-cell>
              <table:table-cell office:value-type="float" office:value="175.99408259">
                <text:p>175.99408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91">
                <text:p>6491</text:p>
              </table:table-cell>
              <table:table-cell office:value-type="float" office:value="176.53760939">
                <text:p>176.53760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01">
                <text:p>6501</text:p>
              </table:table-cell>
              <table:table-cell office:value-type="float" office:value="177.08197419">
                <text:p>177.08197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11">
                <text:p>6511</text:p>
              </table:table-cell>
              <table:table-cell office:value-type="float" office:value="177.62717699">
                <text:p>177.62717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21">
                <text:p>6521</text:p>
              </table:table-cell>
              <table:table-cell office:value-type="float" office:value="178.17321779">
                <text:p>178.17321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31">
                <text:p>6531</text:p>
              </table:table-cell>
              <table:table-cell office:value-type="float" office:value="178.72009659">
                <text:p>178.72009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41">
                <text:p>6541</text:p>
              </table:table-cell>
              <table:table-cell office:value-type="float" office:value="179.26781339">
                <text:p>179.26781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51">
                <text:p>6551</text:p>
              </table:table-cell>
              <table:table-cell office:value-type="float" office:value="179.81636819">
                <text:p>179.81636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61">
                <text:p>6561</text:p>
              </table:table-cell>
              <table:table-cell office:value-type="float" office:value="180.36576099">
                <text:p>180.36576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71">
                <text:p>6571</text:p>
              </table:table-cell>
              <table:table-cell office:value-type="float" office:value="180.91599179">
                <text:p>180.91599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81">
                <text:p>6581</text:p>
              </table:table-cell>
              <table:table-cell office:value-type="float" office:value="181.46706059">
                <text:p>181.46706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91">
                <text:p>6591</text:p>
              </table:table-cell>
              <table:table-cell office:value-type="float" office:value="182.01896739">
                <text:p>182.01896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01">
                <text:p>6601</text:p>
              </table:table-cell>
              <table:table-cell office:value-type="float" office:value="182.57171219">
                <text:p>182.57171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11">
                <text:p>6611</text:p>
              </table:table-cell>
              <table:table-cell office:value-type="float" office:value="183.12529499">
                <text:p>183.12529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21">
                <text:p>6621</text:p>
              </table:table-cell>
              <table:table-cell office:value-type="float" office:value="183.67971579">
                <text:p>183.67971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31">
                <text:p>6631</text:p>
              </table:table-cell>
              <table:table-cell office:value-type="float" office:value="184.23497459">
                <text:p>184.23497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41">
                <text:p>6641</text:p>
              </table:table-cell>
              <table:table-cell office:value-type="float" office:value="184.79107139">
                <text:p>184.79107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51">
                <text:p>6651</text:p>
              </table:table-cell>
              <table:table-cell office:value-type="float" office:value="185.34800619">
                <text:p>185.34800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61">
                <text:p>6661</text:p>
              </table:table-cell>
              <table:table-cell office:value-type="float" office:value="185.90577899">
                <text:p>185.90577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71">
                <text:p>6671</text:p>
              </table:table-cell>
              <table:table-cell office:value-type="float" office:value="186.46438979">
                <text:p>186.46438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81">
                <text:p>6681</text:p>
              </table:table-cell>
              <table:table-cell office:value-type="float" office:value="187.02383859">
                <text:p>187.02383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91">
                <text:p>6691</text:p>
              </table:table-cell>
              <table:table-cell office:value-type="float" office:value="187.58412539">
                <text:p>187.58412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01">
                <text:p>6701</text:p>
              </table:table-cell>
              <table:table-cell office:value-type="float" office:value="188.14525019">
                <text:p>188.14525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11">
                <text:p>6711</text:p>
              </table:table-cell>
              <table:table-cell office:value-type="float" office:value="188.70721299">
                <text:p>188.70721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21">
                <text:p>6721</text:p>
              </table:table-cell>
              <table:table-cell office:value-type="float" office:value="189.27001379">
                <text:p>189.27001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31">
                <text:p>6731</text:p>
              </table:table-cell>
              <table:table-cell office:value-type="float" office:value="189.83365259">
                <text:p>189.83365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41">
                <text:p>6741</text:p>
              </table:table-cell>
              <table:table-cell office:value-type="float" office:value="190.39812939">
                <text:p>190.39812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51">
                <text:p>6751</text:p>
              </table:table-cell>
              <table:table-cell office:value-type="float" office:value="190.96344419">
                <text:p>190.96344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61">
                <text:p>6761</text:p>
              </table:table-cell>
              <table:table-cell office:value-type="float" office:value="191.52959699">
                <text:p>191.52959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71">
                <text:p>6771</text:p>
              </table:table-cell>
              <table:table-cell office:value-type="float" office:value="192.09658779">
                <text:p>192.09658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81">
                <text:p>6781</text:p>
              </table:table-cell>
              <table:table-cell office:value-type="float" office:value="192.66441659">
                <text:p>192.66441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91">
                <text:p>6791</text:p>
              </table:table-cell>
              <table:table-cell office:value-type="float" office:value="193.23308339">
                <text:p>193.23308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01">
                <text:p>6801</text:p>
              </table:table-cell>
              <table:table-cell office:value-type="float" office:value="193.80258819">
                <text:p>193.80258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11">
                <text:p>6811</text:p>
              </table:table-cell>
              <table:table-cell office:value-type="float" office:value="194.37293099">
                <text:p>194.37293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21">
                <text:p>6821</text:p>
              </table:table-cell>
              <table:table-cell office:value-type="float" office:value="194.94411179">
                <text:p>194.94411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31">
                <text:p>6831</text:p>
              </table:table-cell>
              <table:table-cell office:value-type="float" office:value="195.51613059">
                <text:p>195.51613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41">
                <text:p>6841</text:p>
              </table:table-cell>
              <table:table-cell office:value-type="float" office:value="196.08898739">
                <text:p>196.08898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51">
                <text:p>6851</text:p>
              </table:table-cell>
              <table:table-cell office:value-type="float" office:value="196.66268219">
                <text:p>196.66268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61">
                <text:p>6861</text:p>
              </table:table-cell>
              <table:table-cell office:value-type="float" office:value="197.23721499">
                <text:p>197.23721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71">
                <text:p>6871</text:p>
              </table:table-cell>
              <table:table-cell office:value-type="float" office:value="197.81258579">
                <text:p>197.81258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81">
                <text:p>6881</text:p>
              </table:table-cell>
              <table:table-cell office:value-type="float" office:value="198.38879459">
                <text:p>198.38879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91">
                <text:p>6891</text:p>
              </table:table-cell>
              <table:table-cell office:value-type="float" office:value="198.96584139">
                <text:p>198.96584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01">
                <text:p>6901</text:p>
              </table:table-cell>
              <table:table-cell office:value-type="float" office:value="199.54372619">
                <text:p>199.54372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11">
                <text:p>6911</text:p>
              </table:table-cell>
              <table:table-cell office:value-type="float" office:value="200.12244899">
                <text:p>200.12244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21">
                <text:p>6921</text:p>
              </table:table-cell>
              <table:table-cell office:value-type="float" office:value="200.70200979">
                <text:p>200.70200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31">
                <text:p>6931</text:p>
              </table:table-cell>
              <table:table-cell office:value-type="float" office:value="201.28240859">
                <text:p>201.28240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41">
                <text:p>6941</text:p>
              </table:table-cell>
              <table:table-cell office:value-type="float" office:value="201.86364539">
                <text:p>201.86364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51">
                <text:p>6951</text:p>
              </table:table-cell>
              <table:table-cell office:value-type="float" office:value="202.44572019">
                <text:p>202.44572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61">
                <text:p>6961</text:p>
              </table:table-cell>
              <table:table-cell office:value-type="float" office:value="203.02863299">
                <text:p>203.02863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71">
                <text:p>6971</text:p>
              </table:table-cell>
              <table:table-cell office:value-type="float" office:value="203.61238379">
                <text:p>203.61238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81">
                <text:p>6981</text:p>
              </table:table-cell>
              <table:table-cell office:value-type="float" office:value="204.19697259">
                <text:p>204.19697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91">
                <text:p>6991</text:p>
              </table:table-cell>
              <table:table-cell office:value-type="float" office:value="204.78239939">
                <text:p>204.78239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01">
                <text:p>7001</text:p>
              </table:table-cell>
              <table:table-cell office:value-type="float" office:value="205.36866419">
                <text:p>205.36866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11">
                <text:p>7011</text:p>
              </table:table-cell>
              <table:table-cell office:value-type="float" office:value="205.95576699">
                <text:p>205.95576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21">
                <text:p>7021</text:p>
              </table:table-cell>
              <table:table-cell office:value-type="float" office:value="206.54370779">
                <text:p>206.54370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31">
                <text:p>7031</text:p>
              </table:table-cell>
              <table:table-cell office:value-type="float" office:value="207.13248659">
                <text:p>207.13248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41">
                <text:p>7041</text:p>
              </table:table-cell>
              <table:table-cell office:value-type="float" office:value="207.72210339">
                <text:p>207.72210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51">
                <text:p>7051</text:p>
              </table:table-cell>
              <table:table-cell office:value-type="float" office:value="208.31255819">
                <text:p>208.31255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61">
                <text:p>7061</text:p>
              </table:table-cell>
              <table:table-cell office:value-type="float" office:value="208.90385099">
                <text:p>208.90385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71">
                <text:p>7071</text:p>
              </table:table-cell>
              <table:table-cell office:value-type="float" office:value="209.49598179">
                <text:p>209.49598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81">
                <text:p>7081</text:p>
              </table:table-cell>
              <table:table-cell office:value-type="float" office:value="210.08895059">
                <text:p>210.08895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91">
                <text:p>7091</text:p>
              </table:table-cell>
              <table:table-cell office:value-type="float" office:value="210.68275739">
                <text:p>210.68275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01">
                <text:p>7101</text:p>
              </table:table-cell>
              <table:table-cell office:value-type="float" office:value="211.27740219">
                <text:p>211.27740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11">
                <text:p>7111</text:p>
              </table:table-cell>
              <table:table-cell office:value-type="float" office:value="211.87288499">
                <text:p>211.87288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21">
                <text:p>7121</text:p>
              </table:table-cell>
              <table:table-cell office:value-type="float" office:value="212.46920579">
                <text:p>212.46920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31">
                <text:p>7131</text:p>
              </table:table-cell>
              <table:table-cell office:value-type="float" office:value="213.06636459">
                <text:p>213.06636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41">
                <text:p>7141</text:p>
              </table:table-cell>
              <table:table-cell office:value-type="float" office:value="213.66436139">
                <text:p>213.66436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51">
                <text:p>7151</text:p>
              </table:table-cell>
              <table:table-cell office:value-type="float" office:value="214.26319619">
                <text:p>214.26319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61">
                <text:p>7161</text:p>
              </table:table-cell>
              <table:table-cell office:value-type="float" office:value="214.86286899">
                <text:p>214.86286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71">
                <text:p>7171</text:p>
              </table:table-cell>
              <table:table-cell office:value-type="float" office:value="215.46337979">
                <text:p>215.46337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81">
                <text:p>7181</text:p>
              </table:table-cell>
              <table:table-cell office:value-type="float" office:value="216.06472859">
                <text:p>216.06472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91">
                <text:p>7191</text:p>
              </table:table-cell>
              <table:table-cell office:value-type="float" office:value="216.66691539">
                <text:p>216.66691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01">
                <text:p>7201</text:p>
              </table:table-cell>
              <table:table-cell office:value-type="float" office:value="217.26994019">
                <text:p>217.26994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11">
                <text:p>7211</text:p>
              </table:table-cell>
              <table:table-cell office:value-type="float" office:value="217.87380299">
                <text:p>217.87380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21">
                <text:p>7221</text:p>
              </table:table-cell>
              <table:table-cell office:value-type="float" office:value="218.47850379">
                <text:p>218.47850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31">
                <text:p>7231</text:p>
              </table:table-cell>
              <table:table-cell office:value-type="float" office:value="219.08404259">
                <text:p>219.08404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41">
                <text:p>7241</text:p>
              </table:table-cell>
              <table:table-cell office:value-type="float" office:value="219.69041939">
                <text:p>219.69041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51">
                <text:p>7251</text:p>
              </table:table-cell>
              <table:table-cell office:value-type="float" office:value="220.29763419">
                <text:p>220.29763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61">
                <text:p>7261</text:p>
              </table:table-cell>
              <table:table-cell office:value-type="float" office:value="220.90568699">
                <text:p>220.90568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71">
                <text:p>7271</text:p>
              </table:table-cell>
              <table:table-cell office:value-type="float" office:value="221.51457779">
                <text:p>221.51457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81">
                <text:p>7281</text:p>
              </table:table-cell>
              <table:table-cell office:value-type="float" office:value="222.12430659">
                <text:p>222.12430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91">
                <text:p>7291</text:p>
              </table:table-cell>
              <table:table-cell office:value-type="float" office:value="222.73487339">
                <text:p>222.73487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01">
                <text:p>7301</text:p>
              </table:table-cell>
              <table:table-cell office:value-type="float" office:value="223.34627819">
                <text:p>223.34627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11">
                <text:p>7311</text:p>
              </table:table-cell>
              <table:table-cell office:value-type="float" office:value="223.95852099">
                <text:p>223.95852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21">
                <text:p>7321</text:p>
              </table:table-cell>
              <table:table-cell office:value-type="float" office:value="224.57160179">
                <text:p>224.57160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31">
                <text:p>7331</text:p>
              </table:table-cell>
              <table:table-cell office:value-type="float" office:value="225.18552059">
                <text:p>225.18552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41">
                <text:p>7341</text:p>
              </table:table-cell>
              <table:table-cell office:value-type="float" office:value="225.80027739">
                <text:p>225.80027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51">
                <text:p>7351</text:p>
              </table:table-cell>
              <table:table-cell office:value-type="float" office:value="226.41587219">
                <text:p>226.41587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61">
                <text:p>7361</text:p>
              </table:table-cell>
              <table:table-cell office:value-type="float" office:value="227.03230499">
                <text:p>227.03230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71">
                <text:p>7371</text:p>
              </table:table-cell>
              <table:table-cell office:value-type="float" office:value="227.64957579">
                <text:p>227.64957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81">
                <text:p>7381</text:p>
              </table:table-cell>
              <table:table-cell office:value-type="float" office:value="228.26768459">
                <text:p>228.26768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91">
                <text:p>7391</text:p>
              </table:table-cell>
              <table:table-cell office:value-type="float" office:value="228.88663139">
                <text:p>228.88663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01">
                <text:p>7401</text:p>
              </table:table-cell>
              <table:table-cell office:value-type="float" office:value="229.50641619">
                <text:p>229.50641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11">
                <text:p>7411</text:p>
              </table:table-cell>
              <table:table-cell office:value-type="float" office:value="230.12703899">
                <text:p>230.12703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21">
                <text:p>7421</text:p>
              </table:table-cell>
              <table:table-cell office:value-type="float" office:value="230.74849979">
                <text:p>230.74849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31">
                <text:p>7431</text:p>
              </table:table-cell>
              <table:table-cell office:value-type="float" office:value="231.37079859">
                <text:p>231.37079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41">
                <text:p>7441</text:p>
              </table:table-cell>
              <table:table-cell office:value-type="float" office:value="231.99393539">
                <text:p>231.99393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51">
                <text:p>7451</text:p>
              </table:table-cell>
              <table:table-cell office:value-type="float" office:value="232.61791019">
                <text:p>232.61791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61">
                <text:p>7461</text:p>
              </table:table-cell>
              <table:table-cell office:value-type="float" office:value="233.24272299">
                <text:p>233.24272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71">
                <text:p>7471</text:p>
              </table:table-cell>
              <table:table-cell office:value-type="float" office:value="233.86837379">
                <text:p>233.86837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81">
                <text:p>7481</text:p>
              </table:table-cell>
              <table:table-cell office:value-type="float" office:value="234.49486259">
                <text:p>234.49486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91">
                <text:p>7491</text:p>
              </table:table-cell>
              <table:table-cell office:value-type="float" office:value="235.12218939">
                <text:p>235.12218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1">
                <text:p>7501</text:p>
              </table:table-cell>
              <table:table-cell office:value-type="float" office:value="235.75035419">
                <text:p>235.75035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11">
                <text:p>7511</text:p>
              </table:table-cell>
              <table:table-cell office:value-type="float" office:value="236.37935699">
                <text:p>236.37935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21">
                <text:p>7521</text:p>
              </table:table-cell>
              <table:table-cell office:value-type="float" office:value="237.00919779">
                <text:p>237.00919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31">
                <text:p>7531</text:p>
              </table:table-cell>
              <table:table-cell office:value-type="float" office:value="237.63987659">
                <text:p>237.63987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41">
                <text:p>7541</text:p>
              </table:table-cell>
              <table:table-cell office:value-type="float" office:value="238.27139339">
                <text:p>238.27139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51">
                <text:p>7551</text:p>
              </table:table-cell>
              <table:table-cell office:value-type="float" office:value="238.90374819">
                <text:p>238.90374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61">
                <text:p>7561</text:p>
              </table:table-cell>
              <table:table-cell office:value-type="float" office:value="239.53694099">
                <text:p>239.53694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71">
                <text:p>7571</text:p>
              </table:table-cell>
              <table:table-cell office:value-type="float" office:value="240.17097179">
                <text:p>240.17097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81">
                <text:p>7581</text:p>
              </table:table-cell>
              <table:table-cell office:value-type="float" office:value="240.80584059">
                <text:p>240.80584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91">
                <text:p>7591</text:p>
              </table:table-cell>
              <table:table-cell office:value-type="float" office:value="241.44154739">
                <text:p>241.44154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01">
                <text:p>7601</text:p>
              </table:table-cell>
              <table:table-cell office:value-type="float" office:value="242.07809219">
                <text:p>242.07809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11">
                <text:p>7611</text:p>
              </table:table-cell>
              <table:table-cell office:value-type="float" office:value="242.71547499">
                <text:p>242.71547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21">
                <text:p>7621</text:p>
              </table:table-cell>
              <table:table-cell office:value-type="float" office:value="243.35369579">
                <text:p>243.35369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31">
                <text:p>7631</text:p>
              </table:table-cell>
              <table:table-cell office:value-type="float" office:value="243.99275459">
                <text:p>243.99275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41">
                <text:p>7641</text:p>
              </table:table-cell>
              <table:table-cell office:value-type="float" office:value="244.63265139">
                <text:p>244.63265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51">
                <text:p>7651</text:p>
              </table:table-cell>
              <table:table-cell office:value-type="float" office:value="245.27338619">
                <text:p>245.27338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61">
                <text:p>7661</text:p>
              </table:table-cell>
              <table:table-cell office:value-type="float" office:value="245.91495899">
                <text:p>245.91495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71">
                <text:p>7671</text:p>
              </table:table-cell>
              <table:table-cell office:value-type="float" office:value="246.55736979">
                <text:p>246.55736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81">
                <text:p>7681</text:p>
              </table:table-cell>
              <table:table-cell office:value-type="float" office:value="247.20061859">
                <text:p>247.20061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91">
                <text:p>7691</text:p>
              </table:table-cell>
              <table:table-cell office:value-type="float" office:value="247.84470539">
                <text:p>247.84470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01">
                <text:p>7701</text:p>
              </table:table-cell>
              <table:table-cell office:value-type="float" office:value="248.48963019">
                <text:p>248.48963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11">
                <text:p>7711</text:p>
              </table:table-cell>
              <table:table-cell office:value-type="float" office:value="249.13539299">
                <text:p>249.13539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21">
                <text:p>7721</text:p>
              </table:table-cell>
              <table:table-cell office:value-type="float" office:value="249.78199379">
                <text:p>249.78199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31">
                <text:p>7731</text:p>
              </table:table-cell>
              <table:table-cell office:value-type="float" office:value="250.42943259">
                <text:p>250.42943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41">
                <text:p>7741</text:p>
              </table:table-cell>
              <table:table-cell office:value-type="float" office:value="251.07770939">
                <text:p>251.07770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51">
                <text:p>7751</text:p>
              </table:table-cell>
              <table:table-cell office:value-type="float" office:value="251.72682419">
                <text:p>251.72682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61">
                <text:p>7761</text:p>
              </table:table-cell>
              <table:table-cell office:value-type="float" office:value="252.37677699">
                <text:p>252.37677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71">
                <text:p>7771</text:p>
              </table:table-cell>
              <table:table-cell office:value-type="float" office:value="253.02756779">
                <text:p>253.02756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81">
                <text:p>7781</text:p>
              </table:table-cell>
              <table:table-cell office:value-type="float" office:value="253.67919659">
                <text:p>253.67919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91">
                <text:p>7791</text:p>
              </table:table-cell>
              <table:table-cell office:value-type="float" office:value="254.33166339">
                <text:p>254.33166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01">
                <text:p>7801</text:p>
              </table:table-cell>
              <table:table-cell office:value-type="float" office:value="254.98496819">
                <text:p>254.98496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11">
                <text:p>7811</text:p>
              </table:table-cell>
              <table:table-cell office:value-type="float" office:value="255.63911099">
                <text:p>255.63911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21">
                <text:p>7821</text:p>
              </table:table-cell>
              <table:table-cell office:value-type="float" office:value="256.29409179">
                <text:p>256.29409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31">
                <text:p>7831</text:p>
              </table:table-cell>
              <table:table-cell office:value-type="float" office:value="256.94991059">
                <text:p>256.94991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41">
                <text:p>7841</text:p>
              </table:table-cell>
              <table:table-cell office:value-type="float" office:value="257.60656739">
                <text:p>257.60656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51">
                <text:p>7851</text:p>
              </table:table-cell>
              <table:table-cell office:value-type="float" office:value="258.26406219">
                <text:p>258.26406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61">
                <text:p>7861</text:p>
              </table:table-cell>
              <table:table-cell office:value-type="float" office:value="258.92239499">
                <text:p>258.92239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71">
                <text:p>7871</text:p>
              </table:table-cell>
              <table:table-cell office:value-type="float" office:value="259.58156579">
                <text:p>259.58156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81">
                <text:p>7881</text:p>
              </table:table-cell>
              <table:table-cell office:value-type="float" office:value="260.24157459">
                <text:p>260.24157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91">
                <text:p>7891</text:p>
              </table:table-cell>
              <table:table-cell office:value-type="float" office:value="260.90242139">
                <text:p>260.90242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01">
                <text:p>7901</text:p>
              </table:table-cell>
              <table:table-cell office:value-type="float" office:value="261.56410619">
                <text:p>261.56410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11">
                <text:p>7911</text:p>
              </table:table-cell>
              <table:table-cell office:value-type="float" office:value="262.22662899">
                <text:p>262.22662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21">
                <text:p>7921</text:p>
              </table:table-cell>
              <table:table-cell office:value-type="float" office:value="262.88998979">
                <text:p>262.88998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31">
                <text:p>7931</text:p>
              </table:table-cell>
              <table:table-cell office:value-type="float" office:value="263.55418859">
                <text:p>263.55418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41">
                <text:p>7941</text:p>
              </table:table-cell>
              <table:table-cell office:value-type="float" office:value="264.21922539">
                <text:p>264.21922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51">
                <text:p>7951</text:p>
              </table:table-cell>
              <table:table-cell office:value-type="float" office:value="264.88510019">
                <text:p>264.88510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61">
                <text:p>7961</text:p>
              </table:table-cell>
              <table:table-cell office:value-type="float" office:value="265.55181299">
                <text:p>265.55181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71">
                <text:p>7971</text:p>
              </table:table-cell>
              <table:table-cell office:value-type="float" office:value="266.21936379">
                <text:p>266.21936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81">
                <text:p>7981</text:p>
              </table:table-cell>
              <table:table-cell office:value-type="float" office:value="266.88775259">
                <text:p>266.88775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91">
                <text:p>7991</text:p>
              </table:table-cell>
              <table:table-cell office:value-type="float" office:value="267.55697939">
                <text:p>267.55697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01">
                <text:p>8001</text:p>
              </table:table-cell>
              <table:table-cell office:value-type="float" office:value="268.22704419">
                <text:p>268.22704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11">
                <text:p>8011</text:p>
              </table:table-cell>
              <table:table-cell office:value-type="float" office:value="268.89794699">
                <text:p>268.89794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21">
                <text:p>8021</text:p>
              </table:table-cell>
              <table:table-cell office:value-type="float" office:value="269.56968779">
                <text:p>269.56968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31">
                <text:p>8031</text:p>
              </table:table-cell>
              <table:table-cell office:value-type="float" office:value="270.24226659">
                <text:p>270.24226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41">
                <text:p>8041</text:p>
              </table:table-cell>
              <table:table-cell office:value-type="float" office:value="270.91568339">
                <text:p>270.91568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51">
                <text:p>8051</text:p>
              </table:table-cell>
              <table:table-cell office:value-type="float" office:value="271.58993819">
                <text:p>271.58993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61">
                <text:p>8061</text:p>
              </table:table-cell>
              <table:table-cell office:value-type="float" office:value="272.26503099">
                <text:p>272.26503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71">
                <text:p>8071</text:p>
              </table:table-cell>
              <table:table-cell office:value-type="float" office:value="272.94096179">
                <text:p>272.94096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81">
                <text:p>8081</text:p>
              </table:table-cell>
              <table:table-cell office:value-type="float" office:value="273.61773059">
                <text:p>273.61773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91">
                <text:p>8091</text:p>
              </table:table-cell>
              <table:table-cell office:value-type="float" office:value="274.29533739">
                <text:p>274.29533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01">
                <text:p>8101</text:p>
              </table:table-cell>
              <table:table-cell office:value-type="float" office:value="274.97378219">
                <text:p>274.97378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11">
                <text:p>8111</text:p>
              </table:table-cell>
              <table:table-cell office:value-type="float" office:value="275.65306499">
                <text:p>275.65306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21">
                <text:p>8121</text:p>
              </table:table-cell>
              <table:table-cell office:value-type="float" office:value="276.33318579">
                <text:p>276.33318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31">
                <text:p>8131</text:p>
              </table:table-cell>
              <table:table-cell office:value-type="float" office:value="277.01414459">
                <text:p>277.01414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41">
                <text:p>8141</text:p>
              </table:table-cell>
              <table:table-cell office:value-type="float" office:value="277.69594139">
                <text:p>277.69594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51">
                <text:p>8151</text:p>
              </table:table-cell>
              <table:table-cell office:value-type="float" office:value="278.37857619">
                <text:p>278.37857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61">
                <text:p>8161</text:p>
              </table:table-cell>
              <table:table-cell office:value-type="float" office:value="279.06204899">
                <text:p>279.06204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71">
                <text:p>8171</text:p>
              </table:table-cell>
              <table:table-cell office:value-type="float" office:value="279.74635979">
                <text:p>279.74635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81">
                <text:p>8181</text:p>
              </table:table-cell>
              <table:table-cell office:value-type="float" office:value="280.43150859">
                <text:p>280.43150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91">
                <text:p>8191</text:p>
              </table:table-cell>
              <table:table-cell office:value-type="float" office:value="281.11749539">
                <text:p>281.11749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01">
                <text:p>8201</text:p>
              </table:table-cell>
              <table:table-cell office:value-type="float" office:value="281.80432019">
                <text:p>281.80432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11">
                <text:p>8211</text:p>
              </table:table-cell>
              <table:table-cell office:value-type="float" office:value="282.49198299">
                <text:p>282.49198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21">
                <text:p>8221</text:p>
              </table:table-cell>
              <table:table-cell office:value-type="float" office:value="283.18048379">
                <text:p>283.18048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31">
                <text:p>8231</text:p>
              </table:table-cell>
              <table:table-cell office:value-type="float" office:value="283.86982259">
                <text:p>283.86982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41">
                <text:p>8241</text:p>
              </table:table-cell>
              <table:table-cell office:value-type="float" office:value="284.55999939">
                <text:p>284.55999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51">
                <text:p>8251</text:p>
              </table:table-cell>
              <table:table-cell office:value-type="float" office:value="285.25101419">
                <text:p>285.25101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61">
                <text:p>8261</text:p>
              </table:table-cell>
              <table:table-cell office:value-type="float" office:value="285.94286699">
                <text:p>285.94286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71">
                <text:p>8271</text:p>
              </table:table-cell>
              <table:table-cell office:value-type="float" office:value="286.63555779">
                <text:p>286.63555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81">
                <text:p>8281</text:p>
              </table:table-cell>
              <table:table-cell office:value-type="float" office:value="287.32908659">
                <text:p>287.32908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91">
                <text:p>8291</text:p>
              </table:table-cell>
              <table:table-cell office:value-type="float" office:value="288.02345339">
                <text:p>288.02345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01">
                <text:p>8301</text:p>
              </table:table-cell>
              <table:table-cell office:value-type="float" office:value="288.71865819">
                <text:p>288.71865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11">
                <text:p>8311</text:p>
              </table:table-cell>
              <table:table-cell office:value-type="float" office:value="289.41470099">
                <text:p>289.41470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21">
                <text:p>8321</text:p>
              </table:table-cell>
              <table:table-cell office:value-type="float" office:value="290.11158179">
                <text:p>290.11158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31">
                <text:p>8331</text:p>
              </table:table-cell>
              <table:table-cell office:value-type="float" office:value="290.80930059">
                <text:p>290.80930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41">
                <text:p>8341</text:p>
              </table:table-cell>
              <table:table-cell office:value-type="float" office:value="291.50785739">
                <text:p>291.50785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51">
                <text:p>8351</text:p>
              </table:table-cell>
              <table:table-cell office:value-type="float" office:value="292.20725219">
                <text:p>292.20725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61">
                <text:p>8361</text:p>
              </table:table-cell>
              <table:table-cell office:value-type="float" office:value="292.90748499">
                <text:p>292.90748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71">
                <text:p>8371</text:p>
              </table:table-cell>
              <table:table-cell office:value-type="float" office:value="293.60855579">
                <text:p>293.60855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81">
                <text:p>8381</text:p>
              </table:table-cell>
              <table:table-cell office:value-type="float" office:value="294.31046459">
                <text:p>294.31046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91">
                <text:p>8391</text:p>
              </table:table-cell>
              <table:table-cell office:value-type="float" office:value="295.01321139">
                <text:p>295.01321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01">
                <text:p>8401</text:p>
              </table:table-cell>
              <table:table-cell office:value-type="float" office:value="295.71679619">
                <text:p>295.71679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11">
                <text:p>8411</text:p>
              </table:table-cell>
              <table:table-cell office:value-type="float" office:value="296.42121899">
                <text:p>296.42121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21">
                <text:p>8421</text:p>
              </table:table-cell>
              <table:table-cell office:value-type="float" office:value="297.12647979">
                <text:p>297.12647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31">
                <text:p>8431</text:p>
              </table:table-cell>
              <table:table-cell office:value-type="float" office:value="297.83257859">
                <text:p>297.83257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41">
                <text:p>8441</text:p>
              </table:table-cell>
              <table:table-cell office:value-type="float" office:value="298.53951539">
                <text:p>298.53951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51">
                <text:p>8451</text:p>
              </table:table-cell>
              <table:table-cell office:value-type="float" office:value="299.24729019">
                <text:p>299.24729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61">
                <text:p>8461</text:p>
              </table:table-cell>
              <table:table-cell office:value-type="float" office:value="299.95590299">
                <text:p>299.95590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71">
                <text:p>8471</text:p>
              </table:table-cell>
              <table:table-cell office:value-type="float" office:value="300.66535379">
                <text:p>300.66535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81">
                <text:p>8481</text:p>
              </table:table-cell>
              <table:table-cell office:value-type="float" office:value="301.37564259">
                <text:p>301.37564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91">
                <text:p>8491</text:p>
              </table:table-cell>
              <table:table-cell office:value-type="float" office:value="302.08676939">
                <text:p>302.08676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01">
                <text:p>8501</text:p>
              </table:table-cell>
              <table:table-cell office:value-type="float" office:value="302.79873419">
                <text:p>302.79873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11">
                <text:p>8511</text:p>
              </table:table-cell>
              <table:table-cell office:value-type="float" office:value="303.51153699">
                <text:p>303.51153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21">
                <text:p>8521</text:p>
              </table:table-cell>
              <table:table-cell office:value-type="float" office:value="304.22517779">
                <text:p>304.22517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31">
                <text:p>8531</text:p>
              </table:table-cell>
              <table:table-cell office:value-type="float" office:value="304.93965659">
                <text:p>304.93965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41">
                <text:p>8541</text:p>
              </table:table-cell>
              <table:table-cell office:value-type="float" office:value="305.65497339">
                <text:p>305.65497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51">
                <text:p>8551</text:p>
              </table:table-cell>
              <table:table-cell office:value-type="float" office:value="306.37112819">
                <text:p>306.37112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61">
                <text:p>8561</text:p>
              </table:table-cell>
              <table:table-cell office:value-type="float" office:value="307.08812099">
                <text:p>307.08812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71">
                <text:p>8571</text:p>
              </table:table-cell>
              <table:table-cell office:value-type="float" office:value="307.80595179">
                <text:p>307.80595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81">
                <text:p>8581</text:p>
              </table:table-cell>
              <table:table-cell office:value-type="float" office:value="308.52462059">
                <text:p>308.52462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91">
                <text:p>8591</text:p>
              </table:table-cell>
              <table:table-cell office:value-type="float" office:value="309.24412739">
                <text:p>309.24412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01">
                <text:p>8601</text:p>
              </table:table-cell>
              <table:table-cell office:value-type="float" office:value="309.96447219">
                <text:p>309.96447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11">
                <text:p>8611</text:p>
              </table:table-cell>
              <table:table-cell office:value-type="float" office:value="310.68565499">
                <text:p>310.68565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21">
                <text:p>8621</text:p>
              </table:table-cell>
              <table:table-cell office:value-type="float" office:value="311.40767579">
                <text:p>311.40767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31">
                <text:p>8631</text:p>
              </table:table-cell>
              <table:table-cell office:value-type="float" office:value="312.13053459">
                <text:p>312.13053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41">
                <text:p>8641</text:p>
              </table:table-cell>
              <table:table-cell office:value-type="float" office:value="312.85423139">
                <text:p>312.85423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51">
                <text:p>8651</text:p>
              </table:table-cell>
              <table:table-cell office:value-type="float" office:value="313.57876619">
                <text:p>313.57876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61">
                <text:p>8661</text:p>
              </table:table-cell>
              <table:table-cell office:value-type="float" office:value="314.30413899">
                <text:p>314.30413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71">
                <text:p>8671</text:p>
              </table:table-cell>
              <table:table-cell office:value-type="float" office:value="315.03034979">
                <text:p>315.03034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81">
                <text:p>8681</text:p>
              </table:table-cell>
              <table:table-cell office:value-type="float" office:value="315.75739859">
                <text:p>315.75739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91">
                <text:p>8691</text:p>
              </table:table-cell>
              <table:table-cell office:value-type="float" office:value="316.48528539">
                <text:p>316.48528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01">
                <text:p>8701</text:p>
              </table:table-cell>
              <table:table-cell office:value-type="float" office:value="317.21401019">
                <text:p>317.21401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11">
                <text:p>8711</text:p>
              </table:table-cell>
              <table:table-cell office:value-type="float" office:value="317.94357299">
                <text:p>317.94357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21">
                <text:p>8721</text:p>
              </table:table-cell>
              <table:table-cell office:value-type="float" office:value="318.67397379">
                <text:p>318.67397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31">
                <text:p>8731</text:p>
              </table:table-cell>
              <table:table-cell office:value-type="float" office:value="319.40521259">
                <text:p>319.40521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41">
                <text:p>8741</text:p>
              </table:table-cell>
              <table:table-cell office:value-type="float" office:value="320.13728939">
                <text:p>320.13728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51">
                <text:p>8751</text:p>
              </table:table-cell>
              <table:table-cell office:value-type="float" office:value="320.87020419">
                <text:p>320.87020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61">
                <text:p>8761</text:p>
              </table:table-cell>
              <table:table-cell office:value-type="float" office:value="321.60395699">
                <text:p>321.60395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71">
                <text:p>8771</text:p>
              </table:table-cell>
              <table:table-cell office:value-type="float" office:value="322.33854779">
                <text:p>322.33854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81">
                <text:p>8781</text:p>
              </table:table-cell>
              <table:table-cell office:value-type="float" office:value="323.07397659">
                <text:p>323.07397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91">
                <text:p>8791</text:p>
              </table:table-cell>
              <table:table-cell office:value-type="float" office:value="323.81024339">
                <text:p>323.81024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01">
                <text:p>8801</text:p>
              </table:table-cell>
              <table:table-cell office:value-type="float" office:value="324.54734819">
                <text:p>324.54734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11">
                <text:p>8811</text:p>
              </table:table-cell>
              <table:table-cell office:value-type="float" office:value="325.28529099">
                <text:p>325.28529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21">
                <text:p>8821</text:p>
              </table:table-cell>
              <table:table-cell office:value-type="float" office:value="326.02407179">
                <text:p>326.02407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31">
                <text:p>8831</text:p>
              </table:table-cell>
              <table:table-cell office:value-type="float" office:value="326.76369059">
                <text:p>326.76369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41">
                <text:p>8841</text:p>
              </table:table-cell>
              <table:table-cell office:value-type="float" office:value="327.50414739">
                <text:p>327.50414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51">
                <text:p>8851</text:p>
              </table:table-cell>
              <table:table-cell office:value-type="float" office:value="328.24544219">
                <text:p>328.24544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61">
                <text:p>8861</text:p>
              </table:table-cell>
              <table:table-cell office:value-type="float" office:value="328.98757499">
                <text:p>328.98757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71">
                <text:p>8871</text:p>
              </table:table-cell>
              <table:table-cell office:value-type="float" office:value="329.73054579">
                <text:p>329.73054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81">
                <text:p>8881</text:p>
              </table:table-cell>
              <table:table-cell office:value-type="float" office:value="330.47435459">
                <text:p>330.47435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91">
                <text:p>8891</text:p>
              </table:table-cell>
              <table:table-cell office:value-type="float" office:value="331.21900139">
                <text:p>331.21900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01">
                <text:p>8901</text:p>
              </table:table-cell>
              <table:table-cell office:value-type="float" office:value="331.96448619">
                <text:p>331.96448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11">
                <text:p>8911</text:p>
              </table:table-cell>
              <table:table-cell office:value-type="float" office:value="332.71080899">
                <text:p>332.71080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21">
                <text:p>8921</text:p>
              </table:table-cell>
              <table:table-cell office:value-type="float" office:value="333.45796979">
                <text:p>333.45796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31">
                <text:p>8931</text:p>
              </table:table-cell>
              <table:table-cell office:value-type="float" office:value="334.20596859">
                <text:p>334.20596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41">
                <text:p>8941</text:p>
              </table:table-cell>
              <table:table-cell office:value-type="float" office:value="334.95480539">
                <text:p>334.95480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51">
                <text:p>8951</text:p>
              </table:table-cell>
              <table:table-cell office:value-type="float" office:value="335.70448019">
                <text:p>335.70448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61">
                <text:p>8961</text:p>
              </table:table-cell>
              <table:table-cell office:value-type="float" office:value="336.45499299">
                <text:p>336.45499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71">
                <text:p>8971</text:p>
              </table:table-cell>
              <table:table-cell office:value-type="float" office:value="337.20634379">
                <text:p>337.20634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81">
                <text:p>8981</text:p>
              </table:table-cell>
              <table:table-cell office:value-type="float" office:value="337.95853259">
                <text:p>337.95853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91">
                <text:p>8991</text:p>
              </table:table-cell>
              <table:table-cell office:value-type="float" office:value="338.71155939">
                <text:p>338.71155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01">
                <text:p>9001</text:p>
              </table:table-cell>
              <table:table-cell office:value-type="float" office:value="339.46542419">
                <text:p>339.46542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11">
                <text:p>9011</text:p>
              </table:table-cell>
              <table:table-cell office:value-type="float" office:value="340.22012699">
                <text:p>340.22012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21">
                <text:p>9021</text:p>
              </table:table-cell>
              <table:table-cell office:value-type="float" office:value="340.97566779">
                <text:p>340.97566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31">
                <text:p>9031</text:p>
              </table:table-cell>
              <table:table-cell office:value-type="float" office:value="341.73204659">
                <text:p>341.73204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41">
                <text:p>9041</text:p>
              </table:table-cell>
              <table:table-cell office:value-type="float" office:value="342.48926339">
                <text:p>342.48926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51">
                <text:p>9051</text:p>
              </table:table-cell>
              <table:table-cell office:value-type="float" office:value="343.24731819">
                <text:p>343.24731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61">
                <text:p>9061</text:p>
              </table:table-cell>
              <table:table-cell office:value-type="float" office:value="344.00621099">
                <text:p>344.00621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71">
                <text:p>9071</text:p>
              </table:table-cell>
              <table:table-cell office:value-type="float" office:value="344.76594179">
                <text:p>344.76594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81">
                <text:p>9081</text:p>
              </table:table-cell>
              <table:table-cell office:value-type="float" office:value="345.52651059">
                <text:p>345.52651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91">
                <text:p>9091</text:p>
              </table:table-cell>
              <table:table-cell office:value-type="float" office:value="346.28791739">
                <text:p>346.28791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01">
                <text:p>9101</text:p>
              </table:table-cell>
              <table:table-cell office:value-type="float" office:value="347.05016219">
                <text:p>347.05016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11">
                <text:p>9111</text:p>
              </table:table-cell>
              <table:table-cell office:value-type="float" office:value="347.81324499">
                <text:p>347.81324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21">
                <text:p>9121</text:p>
              </table:table-cell>
              <table:table-cell office:value-type="float" office:value="348.57716579">
                <text:p>348.57716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31">
                <text:p>9131</text:p>
              </table:table-cell>
              <table:table-cell office:value-type="float" office:value="349.34192459">
                <text:p>349.34192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41">
                <text:p>9141</text:p>
              </table:table-cell>
              <table:table-cell office:value-type="float" office:value="350.10752139">
                <text:p>350.10752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51">
                <text:p>9151</text:p>
              </table:table-cell>
              <table:table-cell office:value-type="float" office:value="350.87395619">
                <text:p>350.87395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61">
                <text:p>9161</text:p>
              </table:table-cell>
              <table:table-cell office:value-type="float" office:value="351.64122899">
                <text:p>351.64122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71">
                <text:p>9171</text:p>
              </table:table-cell>
              <table:table-cell office:value-type="float" office:value="352.40933979">
                <text:p>352.40933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81">
                <text:p>9181</text:p>
              </table:table-cell>
              <table:table-cell office:value-type="float" office:value="353.17828859">
                <text:p>353.17828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91">
                <text:p>9191</text:p>
              </table:table-cell>
              <table:table-cell office:value-type="float" office:value="353.94807539">
                <text:p>353.94807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01">
                <text:p>9201</text:p>
              </table:table-cell>
              <table:table-cell office:value-type="float" office:value="354.71870019">
                <text:p>354.71870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11">
                <text:p>9211</text:p>
              </table:table-cell>
              <table:table-cell office:value-type="float" office:value="355.49016299">
                <text:p>355.49016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21">
                <text:p>9221</text:p>
              </table:table-cell>
              <table:table-cell office:value-type="float" office:value="356.26246379">
                <text:p>356.26246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31">
                <text:p>9231</text:p>
              </table:table-cell>
              <table:table-cell office:value-type="float" office:value="357.03560259">
                <text:p>357.03560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41">
                <text:p>9241</text:p>
              </table:table-cell>
              <table:table-cell office:value-type="float" office:value="357.80957939">
                <text:p>357.80957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51">
                <text:p>9251</text:p>
              </table:table-cell>
              <table:table-cell office:value-type="float" office:value="358.58439419">
                <text:p>358.58439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61">
                <text:p>9261</text:p>
              </table:table-cell>
              <table:table-cell office:value-type="float" office:value="359.36004699">
                <text:p>359.36004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71">
                <text:p>9271</text:p>
              </table:table-cell>
              <table:table-cell office:value-type="float" office:value="360.13653779">
                <text:p>360.13653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81">
                <text:p>9281</text:p>
              </table:table-cell>
              <table:table-cell office:value-type="float" office:value="360.91386659">
                <text:p>360.91386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91">
                <text:p>9291</text:p>
              </table:table-cell>
              <table:table-cell office:value-type="float" office:value="361.69203339">
                <text:p>361.69203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01">
                <text:p>9301</text:p>
              </table:table-cell>
              <table:table-cell office:value-type="float" office:value="362.47103819">
                <text:p>362.47103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11">
                <text:p>9311</text:p>
              </table:table-cell>
              <table:table-cell office:value-type="float" office:value="363.25088099">
                <text:p>363.25088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21">
                <text:p>9321</text:p>
              </table:table-cell>
              <table:table-cell office:value-type="float" office:value="364.03156179">
                <text:p>364.03156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31">
                <text:p>9331</text:p>
              </table:table-cell>
              <table:table-cell office:value-type="float" office:value="364.81308059">
                <text:p>364.81308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41">
                <text:p>9341</text:p>
              </table:table-cell>
              <table:table-cell office:value-type="float" office:value="365.59543739">
                <text:p>365.59543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51">
                <text:p>9351</text:p>
              </table:table-cell>
              <table:table-cell office:value-type="float" office:value="366.37863219">
                <text:p>366.37863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61">
                <text:p>9361</text:p>
              </table:table-cell>
              <table:table-cell office:value-type="float" office:value="367.16266499">
                <text:p>367.16266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71">
                <text:p>9371</text:p>
              </table:table-cell>
              <table:table-cell office:value-type="float" office:value="367.94753579">
                <text:p>367.94753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81">
                <text:p>9381</text:p>
              </table:table-cell>
              <table:table-cell office:value-type="float" office:value="368.73324459">
                <text:p>368.73324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91">
                <text:p>9391</text:p>
              </table:table-cell>
              <table:table-cell office:value-type="float" office:value="369.51979139">
                <text:p>369.51979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01">
                <text:p>9401</text:p>
              </table:table-cell>
              <table:table-cell office:value-type="float" office:value="370.30717619">
                <text:p>370.30717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11">
                <text:p>9411</text:p>
              </table:table-cell>
              <table:table-cell office:value-type="float" office:value="371.09539899">
                <text:p>371.09539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21">
                <text:p>9421</text:p>
              </table:table-cell>
              <table:table-cell office:value-type="float" office:value="371.88445979">
                <text:p>371.88445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31">
                <text:p>9431</text:p>
              </table:table-cell>
              <table:table-cell office:value-type="float" office:value="372.67435859">
                <text:p>372.67435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41">
                <text:p>9441</text:p>
              </table:table-cell>
              <table:table-cell office:value-type="float" office:value="373.46509539">
                <text:p>373.46509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51">
                <text:p>9451</text:p>
              </table:table-cell>
              <table:table-cell office:value-type="float" office:value="374.25667019">
                <text:p>374.25667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61">
                <text:p>9461</text:p>
              </table:table-cell>
              <table:table-cell office:value-type="float" office:value="375.04908299">
                <text:p>375.04908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71">
                <text:p>9471</text:p>
              </table:table-cell>
              <table:table-cell office:value-type="float" office:value="375.84233379">
                <text:p>375.84233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81">
                <text:p>9481</text:p>
              </table:table-cell>
              <table:table-cell office:value-type="float" office:value="376.63642259">
                <text:p>376.63642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91">
                <text:p>9491</text:p>
              </table:table-cell>
              <table:table-cell office:value-type="float" office:value="377.43134939">
                <text:p>377.43134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01">
                <text:p>9501</text:p>
              </table:table-cell>
              <table:table-cell office:value-type="float" office:value="378.22711419">
                <text:p>378.22711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11">
                <text:p>9511</text:p>
              </table:table-cell>
              <table:table-cell office:value-type="float" office:value="379.02371699">
                <text:p>379.02371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21">
                <text:p>9521</text:p>
              </table:table-cell>
              <table:table-cell office:value-type="float" office:value="379.82115779">
                <text:p>379.82115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31">
                <text:p>9531</text:p>
              </table:table-cell>
              <table:table-cell office:value-type="float" office:value="380.61943659">
                <text:p>380.61943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41">
                <text:p>9541</text:p>
              </table:table-cell>
              <table:table-cell office:value-type="float" office:value="381.41855339">
                <text:p>381.41855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51">
                <text:p>9551</text:p>
              </table:table-cell>
              <table:table-cell office:value-type="float" office:value="382.21850819">
                <text:p>382.21850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61">
                <text:p>9561</text:p>
              </table:table-cell>
              <table:table-cell office:value-type="float" office:value="383.01930099">
                <text:p>383.01930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71">
                <text:p>9571</text:p>
              </table:table-cell>
              <table:table-cell office:value-type="float" office:value="383.82093179">
                <text:p>383.82093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81">
                <text:p>9581</text:p>
              </table:table-cell>
              <table:table-cell office:value-type="float" office:value="384.62340059">
                <text:p>384.62340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91">
                <text:p>9591</text:p>
              </table:table-cell>
              <table:table-cell office:value-type="float" office:value="385.42670739">
                <text:p>385.42670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01">
                <text:p>9601</text:p>
              </table:table-cell>
              <table:table-cell office:value-type="float" office:value="386.23085219">
                <text:p>386.23085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11">
                <text:p>9611</text:p>
              </table:table-cell>
              <table:table-cell office:value-type="float" office:value="387.03583499">
                <text:p>387.03583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21">
                <text:p>9621</text:p>
              </table:table-cell>
              <table:table-cell office:value-type="float" office:value="387.84165579">
                <text:p>387.84165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31">
                <text:p>9631</text:p>
              </table:table-cell>
              <table:table-cell office:value-type="float" office:value="388.64831459">
                <text:p>388.64831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41">
                <text:p>9641</text:p>
              </table:table-cell>
              <table:table-cell office:value-type="float" office:value="389.45581139">
                <text:p>389.45581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51">
                <text:p>9651</text:p>
              </table:table-cell>
              <table:table-cell office:value-type="float" office:value="390.26414619">
                <text:p>390.26414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61">
                <text:p>9661</text:p>
              </table:table-cell>
              <table:table-cell office:value-type="float" office:value="391.07331899">
                <text:p>391.07331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71">
                <text:p>9671</text:p>
              </table:table-cell>
              <table:table-cell office:value-type="float" office:value="391.88332979">
                <text:p>391.88332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81">
                <text:p>9681</text:p>
              </table:table-cell>
              <table:table-cell office:value-type="float" office:value="392.69417859">
                <text:p>392.69417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91">
                <text:p>9691</text:p>
              </table:table-cell>
              <table:table-cell office:value-type="float" office:value="393.50586539">
                <text:p>393.50586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01">
                <text:p>9701</text:p>
              </table:table-cell>
              <table:table-cell office:value-type="float" office:value="394.31839019">
                <text:p>394.31839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11">
                <text:p>9711</text:p>
              </table:table-cell>
              <table:table-cell office:value-type="float" office:value="395.13175299">
                <text:p>395.13175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21">
                <text:p>9721</text:p>
              </table:table-cell>
              <table:table-cell office:value-type="float" office:value="395.94595379">
                <text:p>395.94595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31">
                <text:p>9731</text:p>
              </table:table-cell>
              <table:table-cell office:value-type="float" office:value="396.76099259">
                <text:p>396.76099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41">
                <text:p>9741</text:p>
              </table:table-cell>
              <table:table-cell office:value-type="float" office:value="397.57686939">
                <text:p>397.57686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51">
                <text:p>9751</text:p>
              </table:table-cell>
              <table:table-cell office:value-type="float" office:value="398.39358419">
                <text:p>398.39358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61">
                <text:p>9761</text:p>
              </table:table-cell>
              <table:table-cell office:value-type="float" office:value="399.21113699">
                <text:p>399.21113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71">
                <text:p>9771</text:p>
              </table:table-cell>
              <table:table-cell office:value-type="float" office:value="400.02952779">
                <text:p>400.02952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81">
                <text:p>9781</text:p>
              </table:table-cell>
              <table:table-cell office:value-type="float" office:value="400.84875659">
                <text:p>400.84875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91">
                <text:p>9791</text:p>
              </table:table-cell>
              <table:table-cell office:value-type="float" office:value="401.66882339">
                <text:p>401.66882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01">
                <text:p>9801</text:p>
              </table:table-cell>
              <table:table-cell office:value-type="float" office:value="402.48972819">
                <text:p>402.48972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11">
                <text:p>9811</text:p>
              </table:table-cell>
              <table:table-cell office:value-type="float" office:value="403.31147099">
                <text:p>403.31147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21">
                <text:p>9821</text:p>
              </table:table-cell>
              <table:table-cell office:value-type="float" office:value="404.13405179">
                <text:p>404.13405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31">
                <text:p>9831</text:p>
              </table:table-cell>
              <table:table-cell office:value-type="float" office:value="404.95747059">
                <text:p>404.95747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41">
                <text:p>9841</text:p>
              </table:table-cell>
              <table:table-cell office:value-type="float" office:value="405.78172739">
                <text:p>405.78172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51">
                <text:p>9851</text:p>
              </table:table-cell>
              <table:table-cell office:value-type="float" office:value="406.60682219">
                <text:p>406.60682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61">
                <text:p>9861</text:p>
              </table:table-cell>
              <table:table-cell office:value-type="float" office:value="407.43275499">
                <text:p>407.43275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71">
                <text:p>9871</text:p>
              </table:table-cell>
              <table:table-cell office:value-type="float" office:value="408.25952579">
                <text:p>408.25952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81">
                <text:p>9881</text:p>
              </table:table-cell>
              <table:table-cell office:value-type="float" office:value="409.08713459">
                <text:p>409.08713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91">
                <text:p>9891</text:p>
              </table:table-cell>
              <table:table-cell office:value-type="float" office:value="409.91558139">
                <text:p>409.91558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01">
                <text:p>9901</text:p>
              </table:table-cell>
              <table:table-cell office:value-type="float" office:value="410.74486619">
                <text:p>410.74486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11">
                <text:p>9911</text:p>
              </table:table-cell>
              <table:table-cell office:value-type="float" office:value="411.57498899">
                <text:p>411.57498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21">
                <text:p>9921</text:p>
              </table:table-cell>
              <table:table-cell office:value-type="float" office:value="412.40594979">
                <text:p>412.40594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31">
                <text:p>9931</text:p>
              </table:table-cell>
              <table:table-cell office:value-type="float" office:value="413.23774859">
                <text:p>413.23774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41">
                <text:p>9941</text:p>
              </table:table-cell>
              <table:table-cell office:value-type="float" office:value="414.07038539">
                <text:p>414.07038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51">
                <text:p>9951</text:p>
              </table:table-cell>
              <table:table-cell office:value-type="float" office:value="414.90386019">
                <text:p>414.90386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61">
                <text:p>9961</text:p>
              </table:table-cell>
              <table:table-cell office:value-type="float" office:value="415.73817299">
                <text:p>415.73817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71">
                <text:p>9971</text:p>
              </table:table-cell>
              <table:table-cell office:value-type="float" office:value="416.57332379">
                <text:p>416.57332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81">
                <text:p>9981</text:p>
              </table:table-cell>
              <table:table-cell office:value-type="float" office:value="417.40931259">
                <text:p>417.40931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91">
                <text:p>9991</text:p>
              </table:table-cell>
              <table:table-cell office:value-type="float" office:value="418.24613939">
                <text:p>418.24613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1">
                <text:p>10001</text:p>
              </table:table-cell>
              <table:table-cell office:value-type="float" office:value="419.08380419">
                <text:p>419.08380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11">
                <text:p>10011</text:p>
              </table:table-cell>
              <table:table-cell office:value-type="float" office:value="419.92230699">
                <text:p>419.92230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21">
                <text:p>10021</text:p>
              </table:table-cell>
              <table:table-cell office:value-type="float" office:value="420.76164779">
                <text:p>420.76164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31">
                <text:p>10031</text:p>
              </table:table-cell>
              <table:table-cell office:value-type="float" office:value="421.60182659">
                <text:p>421.60182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41">
                <text:p>10041</text:p>
              </table:table-cell>
              <table:table-cell office:value-type="float" office:value="422.44284339">
                <text:p>422.44284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51">
                <text:p>10051</text:p>
              </table:table-cell>
              <table:table-cell office:value-type="float" office:value="423.28469819">
                <text:p>423.28469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61">
                <text:p>10061</text:p>
              </table:table-cell>
              <table:table-cell office:value-type="float" office:value="424.12739099">
                <text:p>424.12739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71">
                <text:p>10071</text:p>
              </table:table-cell>
              <table:table-cell office:value-type="float" office:value="424.97092179">
                <text:p>424.97092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81">
                <text:p>10081</text:p>
              </table:table-cell>
              <table:table-cell office:value-type="float" office:value="425.81529059">
                <text:p>425.81529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91">
                <text:p>10091</text:p>
              </table:table-cell>
              <table:table-cell office:value-type="float" office:value="426.66049739">
                <text:p>426.66049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01">
                <text:p>10101</text:p>
              </table:table-cell>
              <table:table-cell office:value-type="float" office:value="427.50654219">
                <text:p>427.50654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11">
                <text:p>10111</text:p>
              </table:table-cell>
              <table:table-cell office:value-type="float" office:value="428.35342499">
                <text:p>428.35342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21">
                <text:p>10121</text:p>
              </table:table-cell>
              <table:table-cell office:value-type="float" office:value="429.20114579">
                <text:p>429.20114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31">
                <text:p>10131</text:p>
              </table:table-cell>
              <table:table-cell office:value-type="float" office:value="430.04970459">
                <text:p>430.04970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41">
                <text:p>10141</text:p>
              </table:table-cell>
              <table:table-cell office:value-type="float" office:value="430.89910139">
                <text:p>430.89910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51">
                <text:p>10151</text:p>
              </table:table-cell>
              <table:table-cell office:value-type="float" office:value="431.74933619">
                <text:p>431.74933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61">
                <text:p>10161</text:p>
              </table:table-cell>
              <table:table-cell office:value-type="float" office:value="432.60040899">
                <text:p>432.60040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71">
                <text:p>10171</text:p>
              </table:table-cell>
              <table:table-cell office:value-type="float" office:value="433.45231979">
                <text:p>433.45231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81">
                <text:p>10181</text:p>
              </table:table-cell>
              <table:table-cell office:value-type="float" office:value="434.30506859">
                <text:p>434.30506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91">
                <text:p>10191</text:p>
              </table:table-cell>
              <table:table-cell office:value-type="float" office:value="435.15865539">
                <text:p>435.15865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01">
                <text:p>10201</text:p>
              </table:table-cell>
              <table:table-cell office:value-type="float" office:value="436.01308019">
                <text:p>436.01308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11">
                <text:p>10211</text:p>
              </table:table-cell>
              <table:table-cell office:value-type="float" office:value="436.86834299">
                <text:p>436.86834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21">
                <text:p>10221</text:p>
              </table:table-cell>
              <table:table-cell office:value-type="float" office:value="437.72444379">
                <text:p>437.72444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31">
                <text:p>10231</text:p>
              </table:table-cell>
              <table:table-cell office:value-type="float" office:value="438.58138259">
                <text:p>438.58138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41">
                <text:p>10241</text:p>
              </table:table-cell>
              <table:table-cell office:value-type="float" office:value="439.43915939">
                <text:p>439.43915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51">
                <text:p>10251</text:p>
              </table:table-cell>
              <table:table-cell office:value-type="float" office:value="440.29777419">
                <text:p>440.29777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61">
                <text:p>10261</text:p>
              </table:table-cell>
              <table:table-cell office:value-type="float" office:value="441.15722699">
                <text:p>441.15722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71">
                <text:p>10271</text:p>
              </table:table-cell>
              <table:table-cell office:value-type="float" office:value="442.01751779">
                <text:p>442.01751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81">
                <text:p>10281</text:p>
              </table:table-cell>
              <table:table-cell office:value-type="float" office:value="442.87864659">
                <text:p>442.87864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91">
                <text:p>10291</text:p>
              </table:table-cell>
              <table:table-cell office:value-type="float" office:value="443.74061339">
                <text:p>443.74061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01">
                <text:p>10301</text:p>
              </table:table-cell>
              <table:table-cell office:value-type="float" office:value="444.60341819">
                <text:p>444.60341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11">
                <text:p>10311</text:p>
              </table:table-cell>
              <table:table-cell office:value-type="float" office:value="445.46706099">
                <text:p>445.46706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21">
                <text:p>10321</text:p>
              </table:table-cell>
              <table:table-cell office:value-type="float" office:value="446.33154179">
                <text:p>446.33154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31">
                <text:p>10331</text:p>
              </table:table-cell>
              <table:table-cell office:value-type="float" office:value="447.19686059">
                <text:p>447.19686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41">
                <text:p>10341</text:p>
              </table:table-cell>
              <table:table-cell office:value-type="float" office:value="448.06301739">
                <text:p>448.06301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51">
                <text:p>10351</text:p>
              </table:table-cell>
              <table:table-cell office:value-type="float" office:value="448.93001219">
                <text:p>448.93001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61">
                <text:p>10361</text:p>
              </table:table-cell>
              <table:table-cell office:value-type="float" office:value="449.79784499">
                <text:p>449.79784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71">
                <text:p>10371</text:p>
              </table:table-cell>
              <table:table-cell office:value-type="float" office:value="450.66651579">
                <text:p>450.66651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81">
                <text:p>10381</text:p>
              </table:table-cell>
              <table:table-cell office:value-type="float" office:value="451.53602459">
                <text:p>451.53602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91">
                <text:p>10391</text:p>
              </table:table-cell>
              <table:table-cell office:value-type="float" office:value="452.40637139">
                <text:p>452.40637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01">
                <text:p>10401</text:p>
              </table:table-cell>
              <table:table-cell office:value-type="float" office:value="453.27755619">
                <text:p>453.27755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11">
                <text:p>10411</text:p>
              </table:table-cell>
              <table:table-cell office:value-type="float" office:value="454.14957899">
                <text:p>454.14957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21">
                <text:p>10421</text:p>
              </table:table-cell>
              <table:table-cell office:value-type="float" office:value="455.02243979">
                <text:p>455.02243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31">
                <text:p>10431</text:p>
              </table:table-cell>
              <table:table-cell office:value-type="float" office:value="455.89613859">
                <text:p>455.89613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41">
                <text:p>10441</text:p>
              </table:table-cell>
              <table:table-cell office:value-type="float" office:value="456.77067539">
                <text:p>456.77067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51">
                <text:p>10451</text:p>
              </table:table-cell>
              <table:table-cell office:value-type="float" office:value="457.64605019">
                <text:p>457.64605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61">
                <text:p>10461</text:p>
              </table:table-cell>
              <table:table-cell office:value-type="float" office:value="458.52226299">
                <text:p>458.52226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71">
                <text:p>10471</text:p>
              </table:table-cell>
              <table:table-cell office:value-type="float" office:value="459.39931379">
                <text:p>459.39931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81">
                <text:p>10481</text:p>
              </table:table-cell>
              <table:table-cell office:value-type="float" office:value="460.27720259">
                <text:p>460.27720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91">
                <text:p>10491</text:p>
              </table:table-cell>
              <table:table-cell office:value-type="float" office:value="461.15592939">
                <text:p>461.15592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01">
                <text:p>10501</text:p>
              </table:table-cell>
              <table:table-cell office:value-type="float" office:value="462.03549419">
                <text:p>462.03549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11">
                <text:p>10511</text:p>
              </table:table-cell>
              <table:table-cell office:value-type="float" office:value="462.91589699">
                <text:p>462.91589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21">
                <text:p>10521</text:p>
              </table:table-cell>
              <table:table-cell office:value-type="float" office:value="463.79713779">
                <text:p>463.79713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31">
                <text:p>10531</text:p>
              </table:table-cell>
              <table:table-cell office:value-type="float" office:value="464.67921659">
                <text:p>464.67921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41">
                <text:p>10541</text:p>
              </table:table-cell>
              <table:table-cell office:value-type="float" office:value="465.56213339">
                <text:p>465.56213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51">
                <text:p>10551</text:p>
              </table:table-cell>
              <table:table-cell office:value-type="float" office:value="466.44588819">
                <text:p>466.44588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61">
                <text:p>10561</text:p>
              </table:table-cell>
              <table:table-cell office:value-type="float" office:value="467.33048099">
                <text:p>467.33048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71">
                <text:p>10571</text:p>
              </table:table-cell>
              <table:table-cell office:value-type="float" office:value="468.21591179">
                <text:p>468.21591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81">
                <text:p>10581</text:p>
              </table:table-cell>
              <table:table-cell office:value-type="float" office:value="469.10218059">
                <text:p>469.10218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91">
                <text:p>10591</text:p>
              </table:table-cell>
              <table:table-cell office:value-type="float" office:value="469.98928739">
                <text:p>469.98928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01">
                <text:p>10601</text:p>
              </table:table-cell>
              <table:table-cell office:value-type="float" office:value="470.87723219">
                <text:p>470.87723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11">
                <text:p>10611</text:p>
              </table:table-cell>
              <table:table-cell office:value-type="float" office:value="471.76601499">
                <text:p>471.76601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21">
                <text:p>10621</text:p>
              </table:table-cell>
              <table:table-cell office:value-type="float" office:value="472.65563579">
                <text:p>472.65563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31">
                <text:p>10631</text:p>
              </table:table-cell>
              <table:table-cell office:value-type="float" office:value="473.54609459">
                <text:p>473.54609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41">
                <text:p>10641</text:p>
              </table:table-cell>
              <table:table-cell office:value-type="float" office:value="474.43739139">
                <text:p>474.43739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51">
                <text:p>10651</text:p>
              </table:table-cell>
              <table:table-cell office:value-type="float" office:value="475.32952619">
                <text:p>475.32952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61">
                <text:p>10661</text:p>
              </table:table-cell>
              <table:table-cell office:value-type="float" office:value="476.22249899">
                <text:p>476.22249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71">
                <text:p>10671</text:p>
              </table:table-cell>
              <table:table-cell office:value-type="float" office:value="477.11630979">
                <text:p>477.11630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81">
                <text:p>10681</text:p>
              </table:table-cell>
              <table:table-cell office:value-type="float" office:value="478.01095859">
                <text:p>478.01095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91">
                <text:p>10691</text:p>
              </table:table-cell>
              <table:table-cell office:value-type="float" office:value="478.90644539">
                <text:p>478.90644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01">
                <text:p>10701</text:p>
              </table:table-cell>
              <table:table-cell office:value-type="float" office:value="479.80277019">
                <text:p>479.80277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11">
                <text:p>10711</text:p>
              </table:table-cell>
              <table:table-cell office:value-type="float" office:value="480.69993299">
                <text:p>480.69993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21">
                <text:p>10721</text:p>
              </table:table-cell>
              <table:table-cell office:value-type="float" office:value="481.59793379">
                <text:p>481.59793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31">
                <text:p>10731</text:p>
              </table:table-cell>
              <table:table-cell office:value-type="float" office:value="482.49677259">
                <text:p>482.49677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41">
                <text:p>10741</text:p>
              </table:table-cell>
              <table:table-cell office:value-type="float" office:value="483.39644939">
                <text:p>483.39644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51">
                <text:p>10751</text:p>
              </table:table-cell>
              <table:table-cell office:value-type="float" office:value="484.29696419">
                <text:p>484.29696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61">
                <text:p>10761</text:p>
              </table:table-cell>
              <table:table-cell office:value-type="float" office:value="485.19831699">
                <text:p>485.19831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71">
                <text:p>10771</text:p>
              </table:table-cell>
              <table:table-cell office:value-type="float" office:value="486.10050779">
                <text:p>486.10050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81">
                <text:p>10781</text:p>
              </table:table-cell>
              <table:table-cell office:value-type="float" office:value="487.00353659">
                <text:p>487.00353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91">
                <text:p>10791</text:p>
              </table:table-cell>
              <table:table-cell office:value-type="float" office:value="487.90740339">
                <text:p>487.90740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01">
                <text:p>10801</text:p>
              </table:table-cell>
              <table:table-cell office:value-type="float" office:value="488.81210819">
                <text:p>488.81210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11">
                <text:p>10811</text:p>
              </table:table-cell>
              <table:table-cell office:value-type="float" office:value="489.71765099">
                <text:p>489.71765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21">
                <text:p>10821</text:p>
              </table:table-cell>
              <table:table-cell office:value-type="float" office:value="490.62403179">
                <text:p>490.62403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31">
                <text:p>10831</text:p>
              </table:table-cell>
              <table:table-cell office:value-type="float" office:value="491.53125059">
                <text:p>491.53125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41">
                <text:p>10841</text:p>
              </table:table-cell>
              <table:table-cell office:value-type="float" office:value="492.43930739">
                <text:p>492.43930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51">
                <text:p>10851</text:p>
              </table:table-cell>
              <table:table-cell office:value-type="float" office:value="493.34820219">
                <text:p>493.34820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61">
                <text:p>10861</text:p>
              </table:table-cell>
              <table:table-cell office:value-type="float" office:value="494.25793499">
                <text:p>494.25793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71">
                <text:p>10871</text:p>
              </table:table-cell>
              <table:table-cell office:value-type="float" office:value="495.16850579">
                <text:p>495.16850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81">
                <text:p>10881</text:p>
              </table:table-cell>
              <table:table-cell office:value-type="float" office:value="496.07991459">
                <text:p>496.07991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91">
                <text:p>10891</text:p>
              </table:table-cell>
              <table:table-cell office:value-type="float" office:value="496.99216139">
                <text:p>496.99216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01">
                <text:p>10901</text:p>
              </table:table-cell>
              <table:table-cell office:value-type="float" office:value="497.90524619">
                <text:p>497.90524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11">
                <text:p>10911</text:p>
              </table:table-cell>
              <table:table-cell office:value-type="float" office:value="498.81916899">
                <text:p>498.81916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21">
                <text:p>10921</text:p>
              </table:table-cell>
              <table:table-cell office:value-type="float" office:value="499.73392979">
                <text:p>499.73392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31">
                <text:p>10931</text:p>
              </table:table-cell>
              <table:table-cell office:value-type="float" office:value="500.64952859">
                <text:p>500.64952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41">
                <text:p>10941</text:p>
              </table:table-cell>
              <table:table-cell office:value-type="float" office:value="501.56596539">
                <text:p>501.56596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51">
                <text:p>10951</text:p>
              </table:table-cell>
              <table:table-cell office:value-type="float" office:value="502.48324019">
                <text:p>502.48324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61">
                <text:p>10961</text:p>
              </table:table-cell>
              <table:table-cell office:value-type="float" office:value="503.40135299">
                <text:p>503.40135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71">
                <text:p>10971</text:p>
              </table:table-cell>
              <table:table-cell office:value-type="float" office:value="504.32030379">
                <text:p>504.32030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81">
                <text:p>10981</text:p>
              </table:table-cell>
              <table:table-cell office:value-type="float" office:value="505.24009259">
                <text:p>505.24009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91">
                <text:p>10991</text:p>
              </table:table-cell>
              <table:table-cell office:value-type="float" office:value="506.16071939">
                <text:p>506.16071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01">
                <text:p>11001</text:p>
              </table:table-cell>
              <table:table-cell office:value-type="float" office:value="507.08218419">
                <text:p>507.08218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11">
                <text:p>11011</text:p>
              </table:table-cell>
              <table:table-cell office:value-type="float" office:value="508.00448699">
                <text:p>508.00448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21">
                <text:p>11021</text:p>
              </table:table-cell>
              <table:table-cell office:value-type="float" office:value="508.92762779">
                <text:p>508.92762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31">
                <text:p>11031</text:p>
              </table:table-cell>
              <table:table-cell office:value-type="float" office:value="509.85160659">
                <text:p>509.85160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41">
                <text:p>11041</text:p>
              </table:table-cell>
              <table:table-cell office:value-type="float" office:value="510.77642339">
                <text:p>510.77642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51">
                <text:p>11051</text:p>
              </table:table-cell>
              <table:table-cell office:value-type="float" office:value="511.70207819">
                <text:p>511.70207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61">
                <text:p>11061</text:p>
              </table:table-cell>
              <table:table-cell office:value-type="float" office:value="512.62857099">
                <text:p>512.62857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71">
                <text:p>11071</text:p>
              </table:table-cell>
              <table:table-cell office:value-type="float" office:value="513.55590179">
                <text:p>513.55590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81">
                <text:p>11081</text:p>
              </table:table-cell>
              <table:table-cell office:value-type="float" office:value="514.48407059">
                <text:p>514.48407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91">
                <text:p>11091</text:p>
              </table:table-cell>
              <table:table-cell office:value-type="float" office:value="515.41307739">
                <text:p>515.41307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01">
                <text:p>11101</text:p>
              </table:table-cell>
              <table:table-cell office:value-type="float" office:value="516.34292219">
                <text:p>516.34292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11">
                <text:p>11111</text:p>
              </table:table-cell>
              <table:table-cell office:value-type="float" office:value="517.27360499">
                <text:p>517.27360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21">
                <text:p>11121</text:p>
              </table:table-cell>
              <table:table-cell office:value-type="float" office:value="518.20512579">
                <text:p>518.20512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31">
                <text:p>11131</text:p>
              </table:table-cell>
              <table:table-cell office:value-type="float" office:value="519.13748459">
                <text:p>519.13748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41">
                <text:p>11141</text:p>
              </table:table-cell>
              <table:table-cell office:value-type="float" office:value="520.07068139">
                <text:p>520.07068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51">
                <text:p>11151</text:p>
              </table:table-cell>
              <table:table-cell office:value-type="float" office:value="521.00471619">
                <text:p>521.00471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61">
                <text:p>11161</text:p>
              </table:table-cell>
              <table:table-cell office:value-type="float" office:value="521.93958899">
                <text:p>521.93958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71">
                <text:p>11171</text:p>
              </table:table-cell>
              <table:table-cell office:value-type="float" office:value="522.87529979">
                <text:p>522.87529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81">
                <text:p>11181</text:p>
              </table:table-cell>
              <table:table-cell office:value-type="float" office:value="523.81184859">
                <text:p>523.81184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91">
                <text:p>11191</text:p>
              </table:table-cell>
              <table:table-cell office:value-type="float" office:value="524.74923539">
                <text:p>524.74923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01">
                <text:p>11201</text:p>
              </table:table-cell>
              <table:table-cell office:value-type="float" office:value="525.68746019">
                <text:p>525.68746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11">
                <text:p>11211</text:p>
              </table:table-cell>
              <table:table-cell office:value-type="float" office:value="526.62652299">
                <text:p>526.62652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21">
                <text:p>11221</text:p>
              </table:table-cell>
              <table:table-cell office:value-type="float" office:value="527.56642379">
                <text:p>527.56642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31">
                <text:p>11231</text:p>
              </table:table-cell>
              <table:table-cell office:value-type="float" office:value="528.50716259">
                <text:p>528.50716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41">
                <text:p>11241</text:p>
              </table:table-cell>
              <table:table-cell office:value-type="float" office:value="529.44873939">
                <text:p>529.44873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51">
                <text:p>11251</text:p>
              </table:table-cell>
              <table:table-cell office:value-type="float" office:value="530.39115419">
                <text:p>530.39115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61">
                <text:p>11261</text:p>
              </table:table-cell>
              <table:table-cell office:value-type="float" office:value="531.33440699">
                <text:p>531.33440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71">
                <text:p>11271</text:p>
              </table:table-cell>
              <table:table-cell office:value-type="float" office:value="532.27849779">
                <text:p>532.27849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81">
                <text:p>11281</text:p>
              </table:table-cell>
              <table:table-cell office:value-type="float" office:value="533.22342659">
                <text:p>533.22342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91">
                <text:p>11291</text:p>
              </table:table-cell>
              <table:table-cell office:value-type="float" office:value="534.16919339">
                <text:p>534.16919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01">
                <text:p>11301</text:p>
              </table:table-cell>
              <table:table-cell office:value-type="float" office:value="535.11579819">
                <text:p>535.11579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11">
                <text:p>11311</text:p>
              </table:table-cell>
              <table:table-cell office:value-type="float" office:value="536.06324099">
                <text:p>536.06324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21">
                <text:p>11321</text:p>
              </table:table-cell>
              <table:table-cell office:value-type="float" office:value="537.01152179">
                <text:p>537.01152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31">
                <text:p>11331</text:p>
              </table:table-cell>
              <table:table-cell office:value-type="float" office:value="537.96064059">
                <text:p>537.96064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41">
                <text:p>11341</text:p>
              </table:table-cell>
              <table:table-cell office:value-type="float" office:value="538.91059739">
                <text:p>538.91059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51">
                <text:p>11351</text:p>
              </table:table-cell>
              <table:table-cell office:value-type="float" office:value="539.86139219">
                <text:p>539.86139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61">
                <text:p>11361</text:p>
              </table:table-cell>
              <table:table-cell office:value-type="float" office:value="540.81302499">
                <text:p>540.81302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71">
                <text:p>11371</text:p>
              </table:table-cell>
              <table:table-cell office:value-type="float" office:value="541.76549579">
                <text:p>541.76549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81">
                <text:p>11381</text:p>
              </table:table-cell>
              <table:table-cell office:value-type="float" office:value="542.71880459">
                <text:p>542.71880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91">
                <text:p>11391</text:p>
              </table:table-cell>
              <table:table-cell office:value-type="float" office:value="543.67295139">
                <text:p>543.67295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01">
                <text:p>11401</text:p>
              </table:table-cell>
              <table:table-cell office:value-type="float" office:value="544.62793619">
                <text:p>544.62793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11">
                <text:p>11411</text:p>
              </table:table-cell>
              <table:table-cell office:value-type="float" office:value="545.58375899">
                <text:p>545.58375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21">
                <text:p>11421</text:p>
              </table:table-cell>
              <table:table-cell office:value-type="float" office:value="546.54041979">
                <text:p>546.54041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31">
                <text:p>11431</text:p>
              </table:table-cell>
              <table:table-cell office:value-type="float" office:value="547.49791859">
                <text:p>547.49791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41">
                <text:p>11441</text:p>
              </table:table-cell>
              <table:table-cell office:value-type="float" office:value="548.45625539">
                <text:p>548.45625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51">
                <text:p>11451</text:p>
              </table:table-cell>
              <table:table-cell office:value-type="float" office:value="549.41543019">
                <text:p>549.41543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61">
                <text:p>11461</text:p>
              </table:table-cell>
              <table:table-cell office:value-type="float" office:value="550.37544299">
                <text:p>550.37544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71">
                <text:p>11471</text:p>
              </table:table-cell>
              <table:table-cell office:value-type="float" office:value="551.33629379">
                <text:p>551.33629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81">
                <text:p>11481</text:p>
              </table:table-cell>
              <table:table-cell office:value-type="float" office:value="552.29798259">
                <text:p>552.29798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91">
                <text:p>11491</text:p>
              </table:table-cell>
              <table:table-cell office:value-type="float" office:value="553.26050939">
                <text:p>553.26050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01">
                <text:p>11501</text:p>
              </table:table-cell>
              <table:table-cell office:value-type="float" office:value="554.22387419">
                <text:p>554.22387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11">
                <text:p>11511</text:p>
              </table:table-cell>
              <table:table-cell office:value-type="float" office:value="555.18807699">
                <text:p>555.18807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21">
                <text:p>11521</text:p>
              </table:table-cell>
              <table:table-cell office:value-type="float" office:value="556.15311779">
                <text:p>556.15311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31">
                <text:p>11531</text:p>
              </table:table-cell>
              <table:table-cell office:value-type="float" office:value="557.11899659">
                <text:p>557.11899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41">
                <text:p>11541</text:p>
              </table:table-cell>
              <table:table-cell office:value-type="float" office:value="558.08571339">
                <text:p>558.08571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51">
                <text:p>11551</text:p>
              </table:table-cell>
              <table:table-cell office:value-type="float" office:value="559.05326819">
                <text:p>559.05326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61">
                <text:p>11561</text:p>
              </table:table-cell>
              <table:table-cell office:value-type="float" office:value="560.02166099">
                <text:p>560.02166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1">
                <text:p>11571</text:p>
              </table:table-cell>
              <table:table-cell office:value-type="float" office:value="560.99089179">
                <text:p>560.99089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81">
                <text:p>11581</text:p>
              </table:table-cell>
              <table:table-cell office:value-type="float" office:value="561.96096059">
                <text:p>561.96096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91">
                <text:p>11591</text:p>
              </table:table-cell>
              <table:table-cell office:value-type="float" office:value="562.93186739">
                <text:p>562.93186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01">
                <text:p>11601</text:p>
              </table:table-cell>
              <table:table-cell office:value-type="float" office:value="563.90361219">
                <text:p>563.90361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11">
                <text:p>11611</text:p>
              </table:table-cell>
              <table:table-cell office:value-type="float" office:value="564.87619499">
                <text:p>564.87619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21">
                <text:p>11621</text:p>
              </table:table-cell>
              <table:table-cell office:value-type="float" office:value="565.84961579">
                <text:p>565.84961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31">
                <text:p>11631</text:p>
              </table:table-cell>
              <table:table-cell office:value-type="float" office:value="566.82387459">
                <text:p>566.82387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41">
                <text:p>11641</text:p>
              </table:table-cell>
              <table:table-cell office:value-type="float" office:value="567.79897139">
                <text:p>567.79897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51">
                <text:p>11651</text:p>
              </table:table-cell>
              <table:table-cell office:value-type="float" office:value="568.77490619">
                <text:p>568.77490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61">
                <text:p>11661</text:p>
              </table:table-cell>
              <table:table-cell office:value-type="float" office:value="569.75167899">
                <text:p>569.75167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71">
                <text:p>11671</text:p>
              </table:table-cell>
              <table:table-cell office:value-type="float" office:value="570.72928979">
                <text:p>570.72928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81">
                <text:p>11681</text:p>
              </table:table-cell>
              <table:table-cell office:value-type="float" office:value="571.70773859">
                <text:p>571.70773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91">
                <text:p>11691</text:p>
              </table:table-cell>
              <table:table-cell office:value-type="float" office:value="572.68702539">
                <text:p>572.68702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01">
                <text:p>11701</text:p>
              </table:table-cell>
              <table:table-cell office:value-type="float" office:value="573.66715019">
                <text:p>573.66715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11">
                <text:p>11711</text:p>
              </table:table-cell>
              <table:table-cell office:value-type="float" office:value="574.64811299">
                <text:p>574.64811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21">
                <text:p>11721</text:p>
              </table:table-cell>
              <table:table-cell office:value-type="float" office:value="575.62991379">
                <text:p>575.62991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31">
                <text:p>11731</text:p>
              </table:table-cell>
              <table:table-cell office:value-type="float" office:value="576.61255259">
                <text:p>576.61255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41">
                <text:p>11741</text:p>
              </table:table-cell>
              <table:table-cell office:value-type="float" office:value="577.59602939">
                <text:p>577.59602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51">
                <text:p>11751</text:p>
              </table:table-cell>
              <table:table-cell office:value-type="float" office:value="578.58034419">
                <text:p>578.58034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61">
                <text:p>11761</text:p>
              </table:table-cell>
              <table:table-cell office:value-type="float" office:value="579.56549699">
                <text:p>579.56549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71">
                <text:p>11771</text:p>
              </table:table-cell>
              <table:table-cell office:value-type="float" office:value="580.55148779">
                <text:p>580.55148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81">
                <text:p>11781</text:p>
              </table:table-cell>
              <table:table-cell office:value-type="float" office:value="581.53831659">
                <text:p>581.53831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91">
                <text:p>11791</text:p>
              </table:table-cell>
              <table:table-cell office:value-type="float" office:value="582.52598339">
                <text:p>582.52598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01">
                <text:p>11801</text:p>
              </table:table-cell>
              <table:table-cell office:value-type="float" office:value="583.51448819">
                <text:p>583.51448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11">
                <text:p>11811</text:p>
              </table:table-cell>
              <table:table-cell office:value-type="float" office:value="584.50383099">
                <text:p>584.50383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21">
                <text:p>11821</text:p>
              </table:table-cell>
              <table:table-cell office:value-type="float" office:value="585.49401179">
                <text:p>585.49401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31">
                <text:p>11831</text:p>
              </table:table-cell>
              <table:table-cell office:value-type="float" office:value="586.48503059">
                <text:p>586.48503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41">
                <text:p>11841</text:p>
              </table:table-cell>
              <table:table-cell office:value-type="float" office:value="587.47688739">
                <text:p>587.47688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51">
                <text:p>11851</text:p>
              </table:table-cell>
              <table:table-cell office:value-type="float" office:value="588.46958219">
                <text:p>588.46958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61">
                <text:p>11861</text:p>
              </table:table-cell>
              <table:table-cell office:value-type="float" office:value="589.46311499">
                <text:p>589.46311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71">
                <text:p>11871</text:p>
              </table:table-cell>
              <table:table-cell office:value-type="float" office:value="590.45748579">
                <text:p>590.45748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81">
                <text:p>11881</text:p>
              </table:table-cell>
              <table:table-cell office:value-type="float" office:value="591.45269459">
                <text:p>591.45269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91">
                <text:p>11891</text:p>
              </table:table-cell>
              <table:table-cell office:value-type="float" office:value="592.44874139">
                <text:p>592.44874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01">
                <text:p>11901</text:p>
              </table:table-cell>
              <table:table-cell office:value-type="float" office:value="593.44562619">
                <text:p>593.44562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11">
                <text:p>11911</text:p>
              </table:table-cell>
              <table:table-cell office:value-type="float" office:value="594.44334899">
                <text:p>594.44334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21">
                <text:p>11921</text:p>
              </table:table-cell>
              <table:table-cell office:value-type="float" office:value="595.44190979">
                <text:p>595.44190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31">
                <text:p>11931</text:p>
              </table:table-cell>
              <table:table-cell office:value-type="float" office:value="596.44130859">
                <text:p>596.44130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41">
                <text:p>11941</text:p>
              </table:table-cell>
              <table:table-cell office:value-type="float" office:value="597.44154539">
                <text:p>597.44154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51">
                <text:p>11951</text:p>
              </table:table-cell>
              <table:table-cell office:value-type="float" office:value="598.44262019">
                <text:p>598.44262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61">
                <text:p>11961</text:p>
              </table:table-cell>
              <table:table-cell office:value-type="float" office:value="599.44453299">
                <text:p>599.44453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71">
                <text:p>11971</text:p>
              </table:table-cell>
              <table:table-cell office:value-type="float" office:value="600.44728379">
                <text:p>600.44728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81">
                <text:p>11981</text:p>
              </table:table-cell>
              <table:table-cell office:value-type="float" office:value="601.45087259">
                <text:p>601.45087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91">
                <text:p>11991</text:p>
              </table:table-cell>
              <table:table-cell office:value-type="float" office:value="602.45529939">
                <text:p>602.45529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01">
                <text:p>12001</text:p>
              </table:table-cell>
              <table:table-cell office:value-type="float" office:value="603.46056419">
                <text:p>603.46056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11">
                <text:p>12011</text:p>
              </table:table-cell>
              <table:table-cell office:value-type="float" office:value="604.46666699">
                <text:p>604.46666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21">
                <text:p>12021</text:p>
              </table:table-cell>
              <table:table-cell office:value-type="float" office:value="605.47360779">
                <text:p>605.47360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31">
                <text:p>12031</text:p>
              </table:table-cell>
              <table:table-cell office:value-type="float" office:value="606.48138659">
                <text:p>606.48138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41">
                <text:p>12041</text:p>
              </table:table-cell>
              <table:table-cell office:value-type="float" office:value="607.49000339">
                <text:p>607.49000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51">
                <text:p>12051</text:p>
              </table:table-cell>
              <table:table-cell office:value-type="float" office:value="608.49945819">
                <text:p>608.49945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61">
                <text:p>12061</text:p>
              </table:table-cell>
              <table:table-cell office:value-type="float" office:value="609.50975099">
                <text:p>609.50975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71">
                <text:p>12071</text:p>
              </table:table-cell>
              <table:table-cell office:value-type="float" office:value="610.52088179">
                <text:p>610.52088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81">
                <text:p>12081</text:p>
              </table:table-cell>
              <table:table-cell office:value-type="float" office:value="611.53285059">
                <text:p>611.53285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91">
                <text:p>12091</text:p>
              </table:table-cell>
              <table:table-cell office:value-type="float" office:value="612.54565739">
                <text:p>612.54565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01">
                <text:p>12101</text:p>
              </table:table-cell>
              <table:table-cell office:value-type="float" office:value="613.55930219">
                <text:p>613.55930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11">
                <text:p>12111</text:p>
              </table:table-cell>
              <table:table-cell office:value-type="float" office:value="614.57378499">
                <text:p>614.57378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21">
                <text:p>12121</text:p>
              </table:table-cell>
              <table:table-cell office:value-type="float" office:value="615.58910579">
                <text:p>615.58910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31">
                <text:p>12131</text:p>
              </table:table-cell>
              <table:table-cell office:value-type="float" office:value="616.60526459">
                <text:p>616.60526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41">
                <text:p>12141</text:p>
              </table:table-cell>
              <table:table-cell office:value-type="float" office:value="617.62226139">
                <text:p>617.62226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51">
                <text:p>12151</text:p>
              </table:table-cell>
              <table:table-cell office:value-type="float" office:value="618.64009619">
                <text:p>618.64009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61">
                <text:p>12161</text:p>
              </table:table-cell>
              <table:table-cell office:value-type="float" office:value="619.65876899">
                <text:p>619.65876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71">
                <text:p>12171</text:p>
              </table:table-cell>
              <table:table-cell office:value-type="float" office:value="620.67827979">
                <text:p>620.67827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81">
                <text:p>12181</text:p>
              </table:table-cell>
              <table:table-cell office:value-type="float" office:value="621.69862859">
                <text:p>621.69862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91">
                <text:p>12191</text:p>
              </table:table-cell>
              <table:table-cell office:value-type="float" office:value="622.71981539">
                <text:p>622.71981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01">
                <text:p>12201</text:p>
              </table:table-cell>
              <table:table-cell office:value-type="float" office:value="623.74184019">
                <text:p>623.74184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11">
                <text:p>12211</text:p>
              </table:table-cell>
              <table:table-cell office:value-type="float" office:value="624.76470299">
                <text:p>624.76470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21">
                <text:p>12221</text:p>
              </table:table-cell>
              <table:table-cell office:value-type="float" office:value="625.78840379">
                <text:p>625.78840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31">
                <text:p>12231</text:p>
              </table:table-cell>
              <table:table-cell office:value-type="float" office:value="626.81294259">
                <text:p>626.81294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41">
                <text:p>12241</text:p>
              </table:table-cell>
              <table:table-cell office:value-type="float" office:value="627.83831939">
                <text:p>627.83831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51">
                <text:p>12251</text:p>
              </table:table-cell>
              <table:table-cell office:value-type="float" office:value="628.86453419">
                <text:p>628.86453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61">
                <text:p>12261</text:p>
              </table:table-cell>
              <table:table-cell office:value-type="float" office:value="629.89158699">
                <text:p>629.89158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71">
                <text:p>12271</text:p>
              </table:table-cell>
              <table:table-cell office:value-type="float" office:value="630.91947779">
                <text:p>630.91947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81">
                <text:p>12281</text:p>
              </table:table-cell>
              <table:table-cell office:value-type="float" office:value="631.94820659">
                <text:p>631.94820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91">
                <text:p>12291</text:p>
              </table:table-cell>
              <table:table-cell office:value-type="float" office:value="632.97777339">
                <text:p>632.97777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01">
                <text:p>12301</text:p>
              </table:table-cell>
              <table:table-cell office:value-type="float" office:value="634.00817819">
                <text:p>634.00817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11">
                <text:p>12311</text:p>
              </table:table-cell>
              <table:table-cell office:value-type="float" office:value="635.03942099">
                <text:p>635.03942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21">
                <text:p>12321</text:p>
              </table:table-cell>
              <table:table-cell office:value-type="float" office:value="636.07150179">
                <text:p>636.07150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31">
                <text:p>12331</text:p>
              </table:table-cell>
              <table:table-cell office:value-type="float" office:value="637.10442059">
                <text:p>637.10442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41">
                <text:p>12341</text:p>
              </table:table-cell>
              <table:table-cell office:value-type="float" office:value="638.13817739">
                <text:p>638.13817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51">
                <text:p>12351</text:p>
              </table:table-cell>
              <table:table-cell office:value-type="float" office:value="639.17277219">
                <text:p>639.17277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61">
                <text:p>12361</text:p>
              </table:table-cell>
              <table:table-cell office:value-type="float" office:value="640.20820499">
                <text:p>640.20820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71">
                <text:p>12371</text:p>
              </table:table-cell>
              <table:table-cell office:value-type="float" office:value="641.24447579">
                <text:p>641.24447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81">
                <text:p>12381</text:p>
              </table:table-cell>
              <table:table-cell office:value-type="float" office:value="642.28158459">
                <text:p>642.28158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91">
                <text:p>12391</text:p>
              </table:table-cell>
              <table:table-cell office:value-type="float" office:value="643.31953139">
                <text:p>643.31953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01">
                <text:p>12401</text:p>
              </table:table-cell>
              <table:table-cell office:value-type="float" office:value="644.35831619">
                <text:p>644.35831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11">
                <text:p>12411</text:p>
              </table:table-cell>
              <table:table-cell office:value-type="float" office:value="645.39793899">
                <text:p>645.39793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21">
                <text:p>12421</text:p>
              </table:table-cell>
              <table:table-cell office:value-type="float" office:value="646.43839979">
                <text:p>646.43839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31">
                <text:p>12431</text:p>
              </table:table-cell>
              <table:table-cell office:value-type="float" office:value="647.47969859">
                <text:p>647.47969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41">
                <text:p>12441</text:p>
              </table:table-cell>
              <table:table-cell office:value-type="float" office:value="648.52183539">
                <text:p>648.52183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51">
                <text:p>12451</text:p>
              </table:table-cell>
              <table:table-cell office:value-type="float" office:value="649.56481019">
                <text:p>649.56481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61">
                <text:p>12461</text:p>
              </table:table-cell>
              <table:table-cell office:value-type="float" office:value="650.60862299">
                <text:p>650.60862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71">
                <text:p>12471</text:p>
              </table:table-cell>
              <table:table-cell office:value-type="float" office:value="651.65327379">
                <text:p>651.65327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81">
                <text:p>12481</text:p>
              </table:table-cell>
              <table:table-cell office:value-type="float" office:value="652.69876259">
                <text:p>652.69876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91">
                <text:p>12491</text:p>
              </table:table-cell>
              <table:table-cell office:value-type="float" office:value="653.74508939">
                <text:p>653.74508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01">
                <text:p>12501</text:p>
              </table:table-cell>
              <table:table-cell office:value-type="float" office:value="654.79225419">
                <text:p>654.79225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11">
                <text:p>12511</text:p>
              </table:table-cell>
              <table:table-cell office:value-type="float" office:value="655.84025699">
                <text:p>655.84025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21">
                <text:p>12521</text:p>
              </table:table-cell>
              <table:table-cell office:value-type="float" office:value="656.88909779">
                <text:p>656.88909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31">
                <text:p>12531</text:p>
              </table:table-cell>
              <table:table-cell office:value-type="float" office:value="657.93877659">
                <text:p>657.93877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41">
                <text:p>12541</text:p>
              </table:table-cell>
              <table:table-cell office:value-type="float" office:value="658.98929339">
                <text:p>658.98929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51">
                <text:p>12551</text:p>
              </table:table-cell>
              <table:table-cell office:value-type="float" office:value="660.04064819">
                <text:p>660.04064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61">
                <text:p>12561</text:p>
              </table:table-cell>
              <table:table-cell office:value-type="float" office:value="661.09284099">
                <text:p>661.09284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71">
                <text:p>12571</text:p>
              </table:table-cell>
              <table:table-cell office:value-type="float" office:value="662.14587179">
                <text:p>662.14587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81">
                <text:p>12581</text:p>
              </table:table-cell>
              <table:table-cell office:value-type="float" office:value="663.19974059">
                <text:p>663.19974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91">
                <text:p>12591</text:p>
              </table:table-cell>
              <table:table-cell office:value-type="float" office:value="664.25444739">
                <text:p>664.25444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01">
                <text:p>12601</text:p>
              </table:table-cell>
              <table:table-cell office:value-type="float" office:value="665.30999219">
                <text:p>665.30999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11">
                <text:p>12611</text:p>
              </table:table-cell>
              <table:table-cell office:value-type="float" office:value="666.36637499">
                <text:p>666.36637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21">
                <text:p>12621</text:p>
              </table:table-cell>
              <table:table-cell office:value-type="float" office:value="667.42359579">
                <text:p>667.42359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31">
                <text:p>12631</text:p>
              </table:table-cell>
              <table:table-cell office:value-type="float" office:value="668.48165459">
                <text:p>668.48165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41">
                <text:p>12641</text:p>
              </table:table-cell>
              <table:table-cell office:value-type="float" office:value="669.54055139">
                <text:p>669.54055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51">
                <text:p>12651</text:p>
              </table:table-cell>
              <table:table-cell office:value-type="float" office:value="670.60028619">
                <text:p>670.60028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61">
                <text:p>12661</text:p>
              </table:table-cell>
              <table:table-cell office:value-type="float" office:value="671.66085899">
                <text:p>671.66085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71">
                <text:p>12671</text:p>
              </table:table-cell>
              <table:table-cell office:value-type="float" office:value="672.72226979">
                <text:p>672.72226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81">
                <text:p>12681</text:p>
              </table:table-cell>
              <table:table-cell office:value-type="float" office:value="673.78451859">
                <text:p>673.78451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91">
                <text:p>12691</text:p>
              </table:table-cell>
              <table:table-cell office:value-type="float" office:value="674.84760539">
                <text:p>674.84760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01">
                <text:p>12701</text:p>
              </table:table-cell>
              <table:table-cell office:value-type="float" office:value="675.91153019">
                <text:p>675.91153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11">
                <text:p>12711</text:p>
              </table:table-cell>
              <table:table-cell office:value-type="float" office:value="676.97629299">
                <text:p>676.97629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21">
                <text:p>12721</text:p>
              </table:table-cell>
              <table:table-cell office:value-type="float" office:value="678.04189379">
                <text:p>678.04189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31">
                <text:p>12731</text:p>
              </table:table-cell>
              <table:table-cell office:value-type="float" office:value="679.10833259">
                <text:p>679.10833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41">
                <text:p>12741</text:p>
              </table:table-cell>
              <table:table-cell office:value-type="float" office:value="680.17560939">
                <text:p>680.17560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51">
                <text:p>12751</text:p>
              </table:table-cell>
              <table:table-cell office:value-type="float" office:value="681.24372419">
                <text:p>681.24372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61">
                <text:p>12761</text:p>
              </table:table-cell>
              <table:table-cell office:value-type="float" office:value="682.31267699">
                <text:p>682.31267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71">
                <text:p>12771</text:p>
              </table:table-cell>
              <table:table-cell office:value-type="float" office:value="683.38246779">
                <text:p>683.38246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81">
                <text:p>12781</text:p>
              </table:table-cell>
              <table:table-cell office:value-type="float" office:value="684.45309659">
                <text:p>684.45309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91">
                <text:p>12791</text:p>
              </table:table-cell>
              <table:table-cell office:value-type="float" office:value="685.52456339">
                <text:p>685.52456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01">
                <text:p>12801</text:p>
              </table:table-cell>
              <table:table-cell office:value-type="float" office:value="686.59686819">
                <text:p>686.59686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11">
                <text:p>12811</text:p>
              </table:table-cell>
              <table:table-cell office:value-type="float" office:value="687.67001099">
                <text:p>687.67001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21">
                <text:p>12821</text:p>
              </table:table-cell>
              <table:table-cell office:value-type="float" office:value="688.74399179">
                <text:p>688.74399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31">
                <text:p>12831</text:p>
              </table:table-cell>
              <table:table-cell office:value-type="float" office:value="689.81881059">
                <text:p>689.81881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41">
                <text:p>12841</text:p>
              </table:table-cell>
              <table:table-cell office:value-type="float" office:value="690.89446739">
                <text:p>690.89446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51">
                <text:p>12851</text:p>
              </table:table-cell>
              <table:table-cell office:value-type="float" office:value="691.97096219">
                <text:p>691.97096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61">
                <text:p>12861</text:p>
              </table:table-cell>
              <table:table-cell office:value-type="float" office:value="693.04829499">
                <text:p>693.04829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71">
                <text:p>12871</text:p>
              </table:table-cell>
              <table:table-cell office:value-type="float" office:value="694.12646579">
                <text:p>694.12646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81">
                <text:p>12881</text:p>
              </table:table-cell>
              <table:table-cell office:value-type="float" office:value="695.20547459">
                <text:p>695.20547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91">
                <text:p>12891</text:p>
              </table:table-cell>
              <table:table-cell office:value-type="float" office:value="696.28532139">
                <text:p>696.28532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01">
                <text:p>12901</text:p>
              </table:table-cell>
              <table:table-cell office:value-type="float" office:value="697.36600619">
                <text:p>697.36600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11">
                <text:p>12911</text:p>
              </table:table-cell>
              <table:table-cell office:value-type="float" office:value="698.44752899">
                <text:p>698.44752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21">
                <text:p>12921</text:p>
              </table:table-cell>
              <table:table-cell office:value-type="float" office:value="699.52988979">
                <text:p>699.52988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31">
                <text:p>12931</text:p>
              </table:table-cell>
              <table:table-cell office:value-type="float" office:value="700.61308859">
                <text:p>700.61308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41">
                <text:p>12941</text:p>
              </table:table-cell>
              <table:table-cell office:value-type="float" office:value="701.69712539">
                <text:p>701.69712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51">
                <text:p>12951</text:p>
              </table:table-cell>
              <table:table-cell office:value-type="float" office:value="702.78200019">
                <text:p>702.78200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61">
                <text:p>12961</text:p>
              </table:table-cell>
              <table:table-cell office:value-type="float" office:value="703.86771299">
                <text:p>703.86771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71">
                <text:p>12971</text:p>
              </table:table-cell>
              <table:table-cell office:value-type="float" office:value="704.95426379">
                <text:p>704.95426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81">
                <text:p>12981</text:p>
              </table:table-cell>
              <table:table-cell office:value-type="float" office:value="706.04165259">
                <text:p>706.04165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91">
                <text:p>12991</text:p>
              </table:table-cell>
              <table:table-cell office:value-type="float" office:value="707.12987939">
                <text:p>707.12987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01">
                <text:p>13001</text:p>
              </table:table-cell>
              <table:table-cell office:value-type="float" office:value="708.21894419">
                <text:p>708.21894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11">
                <text:p>13011</text:p>
              </table:table-cell>
              <table:table-cell office:value-type="float" office:value="709.30884699">
                <text:p>709.30884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21">
                <text:p>13021</text:p>
              </table:table-cell>
              <table:table-cell office:value-type="float" office:value="710.39958779">
                <text:p>710.39958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31">
                <text:p>13031</text:p>
              </table:table-cell>
              <table:table-cell office:value-type="float" office:value="711.49116659">
                <text:p>711.49116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41">
                <text:p>13041</text:p>
              </table:table-cell>
              <table:table-cell office:value-type="float" office:value="712.58358339">
                <text:p>712.58358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51">
                <text:p>13051</text:p>
              </table:table-cell>
              <table:table-cell office:value-type="float" office:value="713.67683819">
                <text:p>713.67683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61">
                <text:p>13061</text:p>
              </table:table-cell>
              <table:table-cell office:value-type="float" office:value="714.77093099">
                <text:p>714.77093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71">
                <text:p>13071</text:p>
              </table:table-cell>
              <table:table-cell office:value-type="float" office:value="715.86586179">
                <text:p>715.86586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81">
                <text:p>13081</text:p>
              </table:table-cell>
              <table:table-cell office:value-type="float" office:value="716.96163059">
                <text:p>716.96163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91">
                <text:p>13091</text:p>
              </table:table-cell>
              <table:table-cell office:value-type="float" office:value="718.05823739">
                <text:p>718.05823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101">
                <text:p>13101</text:p>
              </table:table-cell>
              <table:table-cell office:value-type="float" office:value="719.15568219">
                <text:p>719.15568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111">
                <text:p>13111</text:p>
              </table:table-cell>
              <table:table-cell office:value-type="float" office:value="720.25396499">
                <text:p>720.25396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121">
                <text:p>13121</text:p>
              </table:table-cell>
              <table:table-cell office:value-type="float" office:value="721.35308579">
                <text:p>721.35308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131">
                <text:p>13131</text:p>
              </table:table-cell>
              <table:table-cell office:value-type="float" office:value="722.45304459">
                <text:p>722.45304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141">
                <text:p>13141</text:p>
              </table:table-cell>
              <table:table-cell office:value-type="float" office:value="723.55384139">
                <text:p>723.55384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151">
                <text:p>13151</text:p>
              </table:table-cell>
              <table:table-cell office:value-type="float" office:value="724.65547619">
                <text:p>724.65547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161">
                <text:p>13161</text:p>
              </table:table-cell>
              <table:table-cell office:value-type="float" office:value="725.75794899">
                <text:p>725.75794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171">
                <text:p>13171</text:p>
              </table:table-cell>
              <table:table-cell office:value-type="float" office:value="726.86125979">
                <text:p>726.86125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181">
                <text:p>13181</text:p>
              </table:table-cell>
              <table:table-cell office:value-type="float" office:value="727.96540859">
                <text:p>727.96540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191">
                <text:p>13191</text:p>
              </table:table-cell>
              <table:table-cell office:value-type="float" office:value="729.07039539">
                <text:p>729.07039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201">
                <text:p>13201</text:p>
              </table:table-cell>
              <table:table-cell office:value-type="float" office:value="730.17622019">
                <text:p>730.17622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211">
                <text:p>13211</text:p>
              </table:table-cell>
              <table:table-cell office:value-type="float" office:value="731.28288299">
                <text:p>731.28288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221">
                <text:p>13221</text:p>
              </table:table-cell>
              <table:table-cell office:value-type="float" office:value="732.39038379">
                <text:p>732.39038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231">
                <text:p>13231</text:p>
              </table:table-cell>
              <table:table-cell office:value-type="float" office:value="733.49872259">
                <text:p>733.49872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241">
                <text:p>13241</text:p>
              </table:table-cell>
              <table:table-cell office:value-type="float" office:value="734.60789939">
                <text:p>734.60789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251">
                <text:p>13251</text:p>
              </table:table-cell>
              <table:table-cell office:value-type="float" office:value="735.71791419">
                <text:p>735.71791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261">
                <text:p>13261</text:p>
              </table:table-cell>
              <table:table-cell office:value-type="float" office:value="736.82876699">
                <text:p>736.82876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271">
                <text:p>13271</text:p>
              </table:table-cell>
              <table:table-cell office:value-type="float" office:value="737.94045779">
                <text:p>737.94045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281">
                <text:p>13281</text:p>
              </table:table-cell>
              <table:table-cell office:value-type="float" office:value="739.05298659">
                <text:p>739.05298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291">
                <text:p>13291</text:p>
              </table:table-cell>
              <table:table-cell office:value-type="float" office:value="740.16635339">
                <text:p>740.16635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01">
                <text:p>13301</text:p>
              </table:table-cell>
              <table:table-cell office:value-type="float" office:value="741.28055819">
                <text:p>741.28055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11">
                <text:p>13311</text:p>
              </table:table-cell>
              <table:table-cell office:value-type="float" office:value="742.39560099">
                <text:p>742.39560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21">
                <text:p>13321</text:p>
              </table:table-cell>
              <table:table-cell office:value-type="float" office:value="743.51148179">
                <text:p>743.51148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31">
                <text:p>13331</text:p>
              </table:table-cell>
              <table:table-cell office:value-type="float" office:value="744.62820059">
                <text:p>744.62820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41">
                <text:p>13341</text:p>
              </table:table-cell>
              <table:table-cell office:value-type="float" office:value="745.74575739">
                <text:p>745.74575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51">
                <text:p>13351</text:p>
              </table:table-cell>
              <table:table-cell office:value-type="float" office:value="746.86415219">
                <text:p>746.86415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61">
                <text:p>13361</text:p>
              </table:table-cell>
              <table:table-cell office:value-type="float" office:value="747.98338499">
                <text:p>747.98338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71">
                <text:p>13371</text:p>
              </table:table-cell>
              <table:table-cell office:value-type="float" office:value="749.10345579">
                <text:p>749.10345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81">
                <text:p>13381</text:p>
              </table:table-cell>
              <table:table-cell office:value-type="float" office:value="750.22436459">
                <text:p>750.22436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91">
                <text:p>13391</text:p>
              </table:table-cell>
              <table:table-cell office:value-type="float" office:value="751.34611139">
                <text:p>751.34611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401">
                <text:p>13401</text:p>
              </table:table-cell>
              <table:table-cell office:value-type="float" office:value="752.46869619">
                <text:p>752.46869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411">
                <text:p>13411</text:p>
              </table:table-cell>
              <table:table-cell office:value-type="float" office:value="753.59211899">
                <text:p>753.59211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421">
                <text:p>13421</text:p>
              </table:table-cell>
              <table:table-cell office:value-type="float" office:value="754.71637979">
                <text:p>754.71637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431">
                <text:p>13431</text:p>
              </table:table-cell>
              <table:table-cell office:value-type="float" office:value="755.84147859">
                <text:p>755.84147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441">
                <text:p>13441</text:p>
              </table:table-cell>
              <table:table-cell office:value-type="float" office:value="756.96741539">
                <text:p>756.96741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451">
                <text:p>13451</text:p>
              </table:table-cell>
              <table:table-cell office:value-type="float" office:value="758.09419019">
                <text:p>758.09419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461">
                <text:p>13461</text:p>
              </table:table-cell>
              <table:table-cell office:value-type="float" office:value="759.22180299">
                <text:p>759.22180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471">
                <text:p>13471</text:p>
              </table:table-cell>
              <table:table-cell office:value-type="float" office:value="760.35025379">
                <text:p>760.35025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481">
                <text:p>13481</text:p>
              </table:table-cell>
              <table:table-cell office:value-type="float" office:value="761.47954259">
                <text:p>761.47954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491">
                <text:p>13491</text:p>
              </table:table-cell>
              <table:table-cell office:value-type="float" office:value="762.60966939">
                <text:p>762.60966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01">
                <text:p>13501</text:p>
              </table:table-cell>
              <table:table-cell office:value-type="float" office:value="763.74063419">
                <text:p>763.74063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11">
                <text:p>13511</text:p>
              </table:table-cell>
              <table:table-cell office:value-type="float" office:value="764.87243699">
                <text:p>764.87243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21">
                <text:p>13521</text:p>
              </table:table-cell>
              <table:table-cell office:value-type="float" office:value="766.00507779">
                <text:p>766.00507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31">
                <text:p>13531</text:p>
              </table:table-cell>
              <table:table-cell office:value-type="float" office:value="767.13855659">
                <text:p>767.13855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41">
                <text:p>13541</text:p>
              </table:table-cell>
              <table:table-cell office:value-type="float" office:value="768.27287339">
                <text:p>768.27287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51">
                <text:p>13551</text:p>
              </table:table-cell>
              <table:table-cell office:value-type="float" office:value="769.40802819">
                <text:p>769.40802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61">
                <text:p>13561</text:p>
              </table:table-cell>
              <table:table-cell office:value-type="float" office:value="770.54402099">
                <text:p>770.54402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71">
                <text:p>13571</text:p>
              </table:table-cell>
              <table:table-cell office:value-type="float" office:value="771.68085179">
                <text:p>771.68085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81">
                <text:p>13581</text:p>
              </table:table-cell>
              <table:table-cell office:value-type="float" office:value="772.81852059">
                <text:p>772.81852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91">
                <text:p>13591</text:p>
              </table:table-cell>
              <table:table-cell office:value-type="float" office:value="773.95702739">
                <text:p>773.95702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01">
                <text:p>13601</text:p>
              </table:table-cell>
              <table:table-cell office:value-type="float" office:value="775.09637219">
                <text:p>775.09637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11">
                <text:p>13611</text:p>
              </table:table-cell>
              <table:table-cell office:value-type="float" office:value="776.23655499">
                <text:p>776.23655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21">
                <text:p>13621</text:p>
              </table:table-cell>
              <table:table-cell office:value-type="float" office:value="777.37757579">
                <text:p>777.37757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31">
                <text:p>13631</text:p>
              </table:table-cell>
              <table:table-cell office:value-type="float" office:value="778.51943459">
                <text:p>778.51943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41">
                <text:p>13641</text:p>
              </table:table-cell>
              <table:table-cell office:value-type="float" office:value="779.66213139">
                <text:p>779.66213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51">
                <text:p>13651</text:p>
              </table:table-cell>
              <table:table-cell office:value-type="float" office:value="780.80566619">
                <text:p>780.80566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61">
                <text:p>13661</text:p>
              </table:table-cell>
              <table:table-cell office:value-type="float" office:value="781.95003899">
                <text:p>781.95003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71">
                <text:p>13671</text:p>
              </table:table-cell>
              <table:table-cell office:value-type="float" office:value="783.09524979">
                <text:p>783.09524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81">
                <text:p>13681</text:p>
              </table:table-cell>
              <table:table-cell office:value-type="float" office:value="784.24129859">
                <text:p>784.24129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91">
                <text:p>13691</text:p>
              </table:table-cell>
              <table:table-cell office:value-type="float" office:value="785.38818539">
                <text:p>785.38818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701">
                <text:p>13701</text:p>
              </table:table-cell>
              <table:table-cell office:value-type="float" office:value="786.53591019">
                <text:p>786.53591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711">
                <text:p>13711</text:p>
              </table:table-cell>
              <table:table-cell office:value-type="float" office:value="787.68447299">
                <text:p>787.68447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721">
                <text:p>13721</text:p>
              </table:table-cell>
              <table:table-cell office:value-type="float" office:value="788.83387379">
                <text:p>788.83387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731">
                <text:p>13731</text:p>
              </table:table-cell>
              <table:table-cell office:value-type="float" office:value="789.98411259">
                <text:p>789.98411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741">
                <text:p>13741</text:p>
              </table:table-cell>
              <table:table-cell office:value-type="float" office:value="791.13518939">
                <text:p>791.13518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751">
                <text:p>13751</text:p>
              </table:table-cell>
              <table:table-cell office:value-type="float" office:value="792.28710419">
                <text:p>792.28710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761">
                <text:p>13761</text:p>
              </table:table-cell>
              <table:table-cell office:value-type="float" office:value="793.43985699">
                <text:p>793.43985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771">
                <text:p>13771</text:p>
              </table:table-cell>
              <table:table-cell office:value-type="float" office:value="794.59344779">
                <text:p>794.59344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781">
                <text:p>13781</text:p>
              </table:table-cell>
              <table:table-cell office:value-type="float" office:value="795.74787659">
                <text:p>795.74787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791">
                <text:p>13791</text:p>
              </table:table-cell>
              <table:table-cell office:value-type="float" office:value="796.90314339">
                <text:p>796.90314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801">
                <text:p>13801</text:p>
              </table:table-cell>
              <table:table-cell office:value-type="float" office:value="798.05924819">
                <text:p>798.05924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811">
                <text:p>13811</text:p>
              </table:table-cell>
              <table:table-cell office:value-type="float" office:value="799.21619099">
                <text:p>799.21619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821">
                <text:p>13821</text:p>
              </table:table-cell>
              <table:table-cell office:value-type="float" office:value="800.37397179">
                <text:p>800.37397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831">
                <text:p>13831</text:p>
              </table:table-cell>
              <table:table-cell office:value-type="float" office:value="801.53259059">
                <text:p>801.53259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841">
                <text:p>13841</text:p>
              </table:table-cell>
              <table:table-cell office:value-type="float" office:value="802.69204739">
                <text:p>802.69204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851">
                <text:p>13851</text:p>
              </table:table-cell>
              <table:table-cell office:value-type="float" office:value="803.85234219">
                <text:p>803.85234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861">
                <text:p>13861</text:p>
              </table:table-cell>
              <table:table-cell office:value-type="float" office:value="805.01347499">
                <text:p>805.01347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871">
                <text:p>13871</text:p>
              </table:table-cell>
              <table:table-cell office:value-type="float" office:value="806.17544579">
                <text:p>806.17544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881">
                <text:p>13881</text:p>
              </table:table-cell>
              <table:table-cell office:value-type="float" office:value="807.33825459">
                <text:p>807.33825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891">
                <text:p>13891</text:p>
              </table:table-cell>
              <table:table-cell office:value-type="float" office:value="808.50190139">
                <text:p>808.50190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901">
                <text:p>13901</text:p>
              </table:table-cell>
              <table:table-cell office:value-type="float" office:value="809.66638619">
                <text:p>809.66638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911">
                <text:p>13911</text:p>
              </table:table-cell>
              <table:table-cell office:value-type="float" office:value="810.83170899">
                <text:p>810.83170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921">
                <text:p>13921</text:p>
              </table:table-cell>
              <table:table-cell office:value-type="float" office:value="811.99786979">
                <text:p>811.99786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931">
                <text:p>13931</text:p>
              </table:table-cell>
              <table:table-cell office:value-type="float" office:value="813.16486859">
                <text:p>813.16486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941">
                <text:p>13941</text:p>
              </table:table-cell>
              <table:table-cell office:value-type="float" office:value="814.33270539">
                <text:p>814.33270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951">
                <text:p>13951</text:p>
              </table:table-cell>
              <table:table-cell office:value-type="float" office:value="815.50138019">
                <text:p>815.50138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961">
                <text:p>13961</text:p>
              </table:table-cell>
              <table:table-cell office:value-type="float" office:value="816.67089299">
                <text:p>816.67089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971">
                <text:p>13971</text:p>
              </table:table-cell>
              <table:table-cell office:value-type="float" office:value="817.84124379">
                <text:p>817.84124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981">
                <text:p>13981</text:p>
              </table:table-cell>
              <table:table-cell office:value-type="float" office:value="819.01243259">
                <text:p>819.01243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991">
                <text:p>13991</text:p>
              </table:table-cell>
              <table:table-cell office:value-type="float" office:value="820.18445939">
                <text:p>820.18445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1">
                <text:p>14001</text:p>
              </table:table-cell>
              <table:table-cell office:value-type="float" office:value="821.35732419">
                <text:p>821.35732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11">
                <text:p>14011</text:p>
              </table:table-cell>
              <table:table-cell office:value-type="float" office:value="822.53102699">
                <text:p>822.53102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21">
                <text:p>14021</text:p>
              </table:table-cell>
              <table:table-cell office:value-type="float" office:value="823.70556779">
                <text:p>823.70556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31">
                <text:p>14031</text:p>
              </table:table-cell>
              <table:table-cell office:value-type="float" office:value="824.88094659">
                <text:p>824.88094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41">
                <text:p>14041</text:p>
              </table:table-cell>
              <table:table-cell office:value-type="float" office:value="826.05716339">
                <text:p>826.05716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51">
                <text:p>14051</text:p>
              </table:table-cell>
              <table:table-cell office:value-type="float" office:value="827.23421819">
                <text:p>827.23421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61">
                <text:p>14061</text:p>
              </table:table-cell>
              <table:table-cell office:value-type="float" office:value="828.41211099">
                <text:p>828.41211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71">
                <text:p>14071</text:p>
              </table:table-cell>
              <table:table-cell office:value-type="float" office:value="829.59084179">
                <text:p>829.59084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81">
                <text:p>14081</text:p>
              </table:table-cell>
              <table:table-cell office:value-type="float" office:value="830.77041059">
                <text:p>830.77041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91">
                <text:p>14091</text:p>
              </table:table-cell>
              <table:table-cell office:value-type="float" office:value="831.95081739">
                <text:p>831.95081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01">
                <text:p>14101</text:p>
              </table:table-cell>
              <table:table-cell office:value-type="float" office:value="833.13206219">
                <text:p>833.13206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11">
                <text:p>14111</text:p>
              </table:table-cell>
              <table:table-cell office:value-type="float" office:value="834.31414499">
                <text:p>834.31414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21">
                <text:p>14121</text:p>
              </table:table-cell>
              <table:table-cell office:value-type="float" office:value="835.49706579">
                <text:p>835.49706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31">
                <text:p>14131</text:p>
              </table:table-cell>
              <table:table-cell office:value-type="float" office:value="836.68082459">
                <text:p>836.68082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41">
                <text:p>14141</text:p>
              </table:table-cell>
              <table:table-cell office:value-type="float" office:value="837.86542139">
                <text:p>837.86542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51">
                <text:p>14151</text:p>
              </table:table-cell>
              <table:table-cell office:value-type="float" office:value="839.05085619">
                <text:p>839.05085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61">
                <text:p>14161</text:p>
              </table:table-cell>
              <table:table-cell office:value-type="float" office:value="840.23712899">
                <text:p>840.23712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71">
                <text:p>14171</text:p>
              </table:table-cell>
              <table:table-cell office:value-type="float" office:value="841.42423979">
                <text:p>841.42423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81">
                <text:p>14181</text:p>
              </table:table-cell>
              <table:table-cell office:value-type="float" office:value="842.61218859">
                <text:p>842.61218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91">
                <text:p>14191</text:p>
              </table:table-cell>
              <table:table-cell office:value-type="float" office:value="843.80097539">
                <text:p>843.80097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201">
                <text:p>14201</text:p>
              </table:table-cell>
              <table:table-cell office:value-type="float" office:value="844.99060019">
                <text:p>844.99060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211">
                <text:p>14211</text:p>
              </table:table-cell>
              <table:table-cell office:value-type="float" office:value="846.18106299">
                <text:p>846.18106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221">
                <text:p>14221</text:p>
              </table:table-cell>
              <table:table-cell office:value-type="float" office:value="847.37236379">
                <text:p>847.37236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231">
                <text:p>14231</text:p>
              </table:table-cell>
              <table:table-cell office:value-type="float" office:value="848.56450259">
                <text:p>848.56450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241">
                <text:p>14241</text:p>
              </table:table-cell>
              <table:table-cell office:value-type="float" office:value="849.75747939">
                <text:p>849.75747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251">
                <text:p>14251</text:p>
              </table:table-cell>
              <table:table-cell office:value-type="float" office:value="850.95129419">
                <text:p>850.95129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261">
                <text:p>14261</text:p>
              </table:table-cell>
              <table:table-cell office:value-type="float" office:value="852.14594699">
                <text:p>852.14594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271">
                <text:p>14271</text:p>
              </table:table-cell>
              <table:table-cell office:value-type="float" office:value="853.34143779">
                <text:p>853.34143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281">
                <text:p>14281</text:p>
              </table:table-cell>
              <table:table-cell office:value-type="float" office:value="854.53776659">
                <text:p>854.53776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291">
                <text:p>14291</text:p>
              </table:table-cell>
              <table:table-cell office:value-type="float" office:value="855.73493339">
                <text:p>855.73493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301">
                <text:p>14301</text:p>
              </table:table-cell>
              <table:table-cell office:value-type="float" office:value="856.93293819">
                <text:p>856.93293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311">
                <text:p>14311</text:p>
              </table:table-cell>
              <table:table-cell office:value-type="float" office:value="858.13178099">
                <text:p>858.13178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321">
                <text:p>14321</text:p>
              </table:table-cell>
              <table:table-cell office:value-type="float" office:value="859.33146179">
                <text:p>859.33146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331">
                <text:p>14331</text:p>
              </table:table-cell>
              <table:table-cell office:value-type="float" office:value="860.53198059">
                <text:p>860.53198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341">
                <text:p>14341</text:p>
              </table:table-cell>
              <table:table-cell office:value-type="float" office:value="861.73333739">
                <text:p>861.73333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351">
                <text:p>14351</text:p>
              </table:table-cell>
              <table:table-cell office:value-type="float" office:value="862.93553219">
                <text:p>862.93553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361">
                <text:p>14361</text:p>
              </table:table-cell>
              <table:table-cell office:value-type="float" office:value="864.13856499">
                <text:p>864.13856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371">
                <text:p>14371</text:p>
              </table:table-cell>
              <table:table-cell office:value-type="float" office:value="865.34243579">
                <text:p>865.34243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381">
                <text:p>14381</text:p>
              </table:table-cell>
              <table:table-cell office:value-type="float" office:value="866.54714459">
                <text:p>866.54714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391">
                <text:p>14391</text:p>
              </table:table-cell>
              <table:table-cell office:value-type="float" office:value="867.75269139">
                <text:p>867.75269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01">
                <text:p>14401</text:p>
              </table:table-cell>
              <table:table-cell office:value-type="float" office:value="868.95907619">
                <text:p>868.95907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11">
                <text:p>14411</text:p>
              </table:table-cell>
              <table:table-cell office:value-type="float" office:value="870.16629899">
                <text:p>870.16629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21">
                <text:p>14421</text:p>
              </table:table-cell>
              <table:table-cell office:value-type="float" office:value="871.37435979">
                <text:p>871.37435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31">
                <text:p>14431</text:p>
              </table:table-cell>
              <table:table-cell office:value-type="float" office:value="872.58325859">
                <text:p>872.58325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41">
                <text:p>14441</text:p>
              </table:table-cell>
              <table:table-cell office:value-type="float" office:value="873.79299539">
                <text:p>873.79299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51">
                <text:p>14451</text:p>
              </table:table-cell>
              <table:table-cell office:value-type="float" office:value="875.00357019">
                <text:p>875.00357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61">
                <text:p>14461</text:p>
              </table:table-cell>
              <table:table-cell office:value-type="float" office:value="876.21498299">
                <text:p>876.21498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71">
                <text:p>14471</text:p>
              </table:table-cell>
              <table:table-cell office:value-type="float" office:value="877.42723379">
                <text:p>877.42723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81">
                <text:p>14481</text:p>
              </table:table-cell>
              <table:table-cell office:value-type="float" office:value="878.64032259">
                <text:p>878.64032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91">
                <text:p>14491</text:p>
              </table:table-cell>
              <table:table-cell office:value-type="float" office:value="879.85424939">
                <text:p>879.85424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501">
                <text:p>14501</text:p>
              </table:table-cell>
              <table:table-cell office:value-type="float" office:value="881.06901419">
                <text:p>881.06901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511">
                <text:p>14511</text:p>
              </table:table-cell>
              <table:table-cell office:value-type="float" office:value="882.28461699">
                <text:p>882.28461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521">
                <text:p>14521</text:p>
              </table:table-cell>
              <table:table-cell office:value-type="float" office:value="883.50105779">
                <text:p>883.50105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531">
                <text:p>14531</text:p>
              </table:table-cell>
              <table:table-cell office:value-type="float" office:value="884.71833659">
                <text:p>884.71833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541">
                <text:p>14541</text:p>
              </table:table-cell>
              <table:table-cell office:value-type="float" office:value="885.93645339">
                <text:p>885.93645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551">
                <text:p>14551</text:p>
              </table:table-cell>
              <table:table-cell office:value-type="float" office:value="887.15540819">
                <text:p>887.15540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561">
                <text:p>14561</text:p>
              </table:table-cell>
              <table:table-cell office:value-type="float" office:value="888.37520099">
                <text:p>888.37520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571">
                <text:p>14571</text:p>
              </table:table-cell>
              <table:table-cell office:value-type="float" office:value="889.59583179">
                <text:p>889.59583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581">
                <text:p>14581</text:p>
              </table:table-cell>
              <table:table-cell office:value-type="float" office:value="890.81730059">
                <text:p>890.81730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591">
                <text:p>14591</text:p>
              </table:table-cell>
              <table:table-cell office:value-type="float" office:value="892.03960739">
                <text:p>892.03960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601">
                <text:p>14601</text:p>
              </table:table-cell>
              <table:table-cell office:value-type="float" office:value="893.26275219">
                <text:p>893.26275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611">
                <text:p>14611</text:p>
              </table:table-cell>
              <table:table-cell office:value-type="float" office:value="894.48673499">
                <text:p>894.48673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621">
                <text:p>14621</text:p>
              </table:table-cell>
              <table:table-cell office:value-type="float" office:value="895.71155579">
                <text:p>895.71155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631">
                <text:p>14631</text:p>
              </table:table-cell>
              <table:table-cell office:value-type="float" office:value="896.93721459">
                <text:p>896.93721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641">
                <text:p>14641</text:p>
              </table:table-cell>
              <table:table-cell office:value-type="float" office:value="898.16371139">
                <text:p>898.16371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651">
                <text:p>14651</text:p>
              </table:table-cell>
              <table:table-cell office:value-type="float" office:value="899.39104619">
                <text:p>899.39104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661">
                <text:p>14661</text:p>
              </table:table-cell>
              <table:table-cell office:value-type="float" office:value="900.61921899">
                <text:p>900.61921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671">
                <text:p>14671</text:p>
              </table:table-cell>
              <table:table-cell office:value-type="float" office:value="901.84822979">
                <text:p>901.84822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681">
                <text:p>14681</text:p>
              </table:table-cell>
              <table:table-cell office:value-type="float" office:value="903.07807859">
                <text:p>903.07807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691">
                <text:p>14691</text:p>
              </table:table-cell>
              <table:table-cell office:value-type="float" office:value="904.30876539">
                <text:p>904.30876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701">
                <text:p>14701</text:p>
              </table:table-cell>
              <table:table-cell office:value-type="float" office:value="905.54029019">
                <text:p>905.54029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711">
                <text:p>14711</text:p>
              </table:table-cell>
              <table:table-cell office:value-type="float" office:value="906.77265299">
                <text:p>906.77265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721">
                <text:p>14721</text:p>
              </table:table-cell>
              <table:table-cell office:value-type="float" office:value="908.00585379">
                <text:p>908.00585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731">
                <text:p>14731</text:p>
              </table:table-cell>
              <table:table-cell office:value-type="float" office:value="909.23989259">
                <text:p>909.23989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741">
                <text:p>14741</text:p>
              </table:table-cell>
              <table:table-cell office:value-type="float" office:value="910.47476939">
                <text:p>910.47476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751">
                <text:p>14751</text:p>
              </table:table-cell>
              <table:table-cell office:value-type="float" office:value="911.71048419">
                <text:p>911.71048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761">
                <text:p>14761</text:p>
              </table:table-cell>
              <table:table-cell office:value-type="float" office:value="912.94703699">
                <text:p>912.94703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771">
                <text:p>14771</text:p>
              </table:table-cell>
              <table:table-cell office:value-type="float" office:value="914.18442779">
                <text:p>914.18442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781">
                <text:p>14781</text:p>
              </table:table-cell>
              <table:table-cell office:value-type="float" office:value="915.42265659">
                <text:p>915.42265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791">
                <text:p>14791</text:p>
              </table:table-cell>
              <table:table-cell office:value-type="float" office:value="916.66172339">
                <text:p>916.66172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801">
                <text:p>14801</text:p>
              </table:table-cell>
              <table:table-cell office:value-type="float" office:value="917.90162819">
                <text:p>917.90162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811">
                <text:p>14811</text:p>
              </table:table-cell>
              <table:table-cell office:value-type="float" office:value="919.14237099">
                <text:p>919.14237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821">
                <text:p>14821</text:p>
              </table:table-cell>
              <table:table-cell office:value-type="float" office:value="920.38395179">
                <text:p>920.38395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831">
                <text:p>14831</text:p>
              </table:table-cell>
              <table:table-cell office:value-type="float" office:value="921.62637059">
                <text:p>921.62637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841">
                <text:p>14841</text:p>
              </table:table-cell>
              <table:table-cell office:value-type="float" office:value="922.86962739">
                <text:p>922.86962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851">
                <text:p>14851</text:p>
              </table:table-cell>
              <table:table-cell office:value-type="float" office:value="924.11372219">
                <text:p>924.11372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861">
                <text:p>14861</text:p>
              </table:table-cell>
              <table:table-cell office:value-type="float" office:value="925.35865499">
                <text:p>925.35865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871">
                <text:p>14871</text:p>
              </table:table-cell>
              <table:table-cell office:value-type="float" office:value="926.60442579">
                <text:p>926.60442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881">
                <text:p>14881</text:p>
              </table:table-cell>
              <table:table-cell office:value-type="float" office:value="927.85103459">
                <text:p>927.85103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891">
                <text:p>14891</text:p>
              </table:table-cell>
              <table:table-cell office:value-type="float" office:value="929.09848139">
                <text:p>929.09848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01">
                <text:p>14901</text:p>
              </table:table-cell>
              <table:table-cell office:value-type="float" office:value="930.34676619">
                <text:p>930.34676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11">
                <text:p>14911</text:p>
              </table:table-cell>
              <table:table-cell office:value-type="float" office:value="931.59588899">
                <text:p>931.59588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21">
                <text:p>14921</text:p>
              </table:table-cell>
              <table:table-cell office:value-type="float" office:value="932.84584979">
                <text:p>932.84584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31">
                <text:p>14931</text:p>
              </table:table-cell>
              <table:table-cell office:value-type="float" office:value="934.09664859">
                <text:p>934.09664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41">
                <text:p>14941</text:p>
              </table:table-cell>
              <table:table-cell office:value-type="float" office:value="935.34828539">
                <text:p>935.34828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51">
                <text:p>14951</text:p>
              </table:table-cell>
              <table:table-cell office:value-type="float" office:value="936.60076019">
                <text:p>936.60076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61">
                <text:p>14961</text:p>
              </table:table-cell>
              <table:table-cell office:value-type="float" office:value="937.85407299">
                <text:p>937.85407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71">
                <text:p>14971</text:p>
              </table:table-cell>
              <table:table-cell office:value-type="float" office:value="939.10822379">
                <text:p>939.10822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81">
                <text:p>14981</text:p>
              </table:table-cell>
              <table:table-cell office:value-type="float" office:value="940.36321259">
                <text:p>940.36321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91">
                <text:p>14991</text:p>
              </table:table-cell>
              <table:table-cell office:value-type="float" office:value="941.61903939">
                <text:p>941.61903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01">
                <text:p>15001</text:p>
              </table:table-cell>
              <table:table-cell office:value-type="float" office:value="942.87570419">
                <text:p>942.87570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11">
                <text:p>15011</text:p>
              </table:table-cell>
              <table:table-cell office:value-type="float" office:value="944.13320699">
                <text:p>944.13320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21">
                <text:p>15021</text:p>
              </table:table-cell>
              <table:table-cell office:value-type="float" office:value="945.39154779">
                <text:p>945.39154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31">
                <text:p>15031</text:p>
              </table:table-cell>
              <table:table-cell office:value-type="float" office:value="946.65072659">
                <text:p>946.65072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41">
                <text:p>15041</text:p>
              </table:table-cell>
              <table:table-cell office:value-type="float" office:value="947.91074339">
                <text:p>947.91074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51">
                <text:p>15051</text:p>
              </table:table-cell>
              <table:table-cell office:value-type="float" office:value="949.17159819">
                <text:p>949.17159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61">
                <text:p>15061</text:p>
              </table:table-cell>
              <table:table-cell office:value-type="float" office:value="950.43329099">
                <text:p>950.43329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71">
                <text:p>15071</text:p>
              </table:table-cell>
              <table:table-cell office:value-type="float" office:value="951.69582179">
                <text:p>951.69582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81">
                <text:p>15081</text:p>
              </table:table-cell>
              <table:table-cell office:value-type="float" office:value="952.95919059">
                <text:p>952.95919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91">
                <text:p>15091</text:p>
              </table:table-cell>
              <table:table-cell office:value-type="float" office:value="954.22339739">
                <text:p>954.22339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101">
                <text:p>15101</text:p>
              </table:table-cell>
              <table:table-cell office:value-type="float" office:value="955.48844219">
                <text:p>955.48844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111">
                <text:p>15111</text:p>
              </table:table-cell>
              <table:table-cell office:value-type="float" office:value="956.75432499">
                <text:p>956.75432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121">
                <text:p>15121</text:p>
              </table:table-cell>
              <table:table-cell office:value-type="float" office:value="958.02104579">
                <text:p>958.02104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131">
                <text:p>15131</text:p>
              </table:table-cell>
              <table:table-cell office:value-type="float" office:value="959.28860459">
                <text:p>959.28860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141">
                <text:p>15141</text:p>
              </table:table-cell>
              <table:table-cell office:value-type="float" office:value="960.55700139">
                <text:p>960.55700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151">
                <text:p>15151</text:p>
              </table:table-cell>
              <table:table-cell office:value-type="float" office:value="961.82623619">
                <text:p>961.82623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161">
                <text:p>15161</text:p>
              </table:table-cell>
              <table:table-cell office:value-type="float" office:value="963.09630899">
                <text:p>963.09630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171">
                <text:p>15171</text:p>
              </table:table-cell>
              <table:table-cell office:value-type="float" office:value="964.36721979">
                <text:p>964.36721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181">
                <text:p>15181</text:p>
              </table:table-cell>
              <table:table-cell office:value-type="float" office:value="965.63896859">
                <text:p>965.63896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191">
                <text:p>15191</text:p>
              </table:table-cell>
              <table:table-cell office:value-type="float" office:value="966.91155539">
                <text:p>966.91155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201">
                <text:p>15201</text:p>
              </table:table-cell>
              <table:table-cell office:value-type="float" office:value="968.18498019">
                <text:p>968.18498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211">
                <text:p>15211</text:p>
              </table:table-cell>
              <table:table-cell office:value-type="float" office:value="969.45924299">
                <text:p>969.45924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221">
                <text:p>15221</text:p>
              </table:table-cell>
              <table:table-cell office:value-type="float" office:value="970.73434379">
                <text:p>970.73434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231">
                <text:p>15231</text:p>
              </table:table-cell>
              <table:table-cell office:value-type="float" office:value="972.01028259">
                <text:p>972.01028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241">
                <text:p>15241</text:p>
              </table:table-cell>
              <table:table-cell office:value-type="float" office:value="973.28705939">
                <text:p>973.28705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251">
                <text:p>15251</text:p>
              </table:table-cell>
              <table:table-cell office:value-type="float" office:value="974.56467419">
                <text:p>974.56467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261">
                <text:p>15261</text:p>
              </table:table-cell>
              <table:table-cell office:value-type="float" office:value="975.84312699">
                <text:p>975.84312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271">
                <text:p>15271</text:p>
              </table:table-cell>
              <table:table-cell office:value-type="float" office:value="977.12241779">
                <text:p>977.12241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281">
                <text:p>15281</text:p>
              </table:table-cell>
              <table:table-cell office:value-type="float" office:value="978.40254659">
                <text:p>978.40254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291">
                <text:p>15291</text:p>
              </table:table-cell>
              <table:table-cell office:value-type="float" office:value="979.68351339">
                <text:p>979.68351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301">
                <text:p>15301</text:p>
              </table:table-cell>
              <table:table-cell office:value-type="float" office:value="980.96531819">
                <text:p>980.96531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311">
                <text:p>15311</text:p>
              </table:table-cell>
              <table:table-cell office:value-type="float" office:value="982.24796099">
                <text:p>982.24796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321">
                <text:p>15321</text:p>
              </table:table-cell>
              <table:table-cell office:value-type="float" office:value="983.53144179">
                <text:p>983.53144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331">
                <text:p>15331</text:p>
              </table:table-cell>
              <table:table-cell office:value-type="float" office:value="984.81576059">
                <text:p>984.81576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341">
                <text:p>15341</text:p>
              </table:table-cell>
              <table:table-cell office:value-type="float" office:value="986.10091739">
                <text:p>986.10091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351">
                <text:p>15351</text:p>
              </table:table-cell>
              <table:table-cell office:value-type="float" office:value="987.38691219">
                <text:p>987.38691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361">
                <text:p>15361</text:p>
              </table:table-cell>
              <table:table-cell office:value-type="float" office:value="988.67374499">
                <text:p>988.67374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371">
                <text:p>15371</text:p>
              </table:table-cell>
              <table:table-cell office:value-type="float" office:value="989.96141579">
                <text:p>989.96141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381">
                <text:p>15381</text:p>
              </table:table-cell>
              <table:table-cell office:value-type="float" office:value="991.24992459">
                <text:p>991.24992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391">
                <text:p>15391</text:p>
              </table:table-cell>
              <table:table-cell office:value-type="float" office:value="992.53927139">
                <text:p>992.53927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1">
                <text:p>15401</text:p>
              </table:table-cell>
              <table:table-cell office:value-type="float" office:value="993.82945619">
                <text:p>993.82945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11">
                <text:p>15411</text:p>
              </table:table-cell>
              <table:table-cell office:value-type="float" office:value="995.12047899">
                <text:p>995.12047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21">
                <text:p>15421</text:p>
              </table:table-cell>
              <table:table-cell office:value-type="float" office:value="996.41233979">
                <text:p>996.41233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31">
                <text:p>15431</text:p>
              </table:table-cell>
              <table:table-cell office:value-type="float" office:value="997.70503859">
                <text:p>997.70503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41">
                <text:p>15441</text:p>
              </table:table-cell>
              <table:table-cell office:value-type="float" office:value="998.99857539">
                <text:p>998.99857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51">
                <text:p>15451</text:p>
              </table:table-cell>
              <table:table-cell office:value-type="float" office:value="1000.29295019">
                <text:p>1000.29295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61">
                <text:p>15461</text:p>
              </table:table-cell>
              <table:table-cell office:value-type="float" office:value="1001.58816299">
                <text:p>1001.58816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71">
                <text:p>15471</text:p>
              </table:table-cell>
              <table:table-cell office:value-type="float" office:value="1002.88421379">
                <text:p>1002.88421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81">
                <text:p>15481</text:p>
              </table:table-cell>
              <table:table-cell office:value-type="float" office:value="1004.18110259">
                <text:p>1004.18110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91">
                <text:p>15491</text:p>
              </table:table-cell>
              <table:table-cell office:value-type="float" office:value="1005.47882939">
                <text:p>1005.47882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01">
                <text:p>15501</text:p>
              </table:table-cell>
              <table:table-cell office:value-type="float" office:value="1006.77739419">
                <text:p>1006.77739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11">
                <text:p>15511</text:p>
              </table:table-cell>
              <table:table-cell office:value-type="float" office:value="1008.07679699">
                <text:p>1008.07679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21">
                <text:p>15521</text:p>
              </table:table-cell>
              <table:table-cell office:value-type="float" office:value="1009.37703779">
                <text:p>1009.37703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31">
                <text:p>15531</text:p>
              </table:table-cell>
              <table:table-cell office:value-type="float" office:value="1010.67811659">
                <text:p>1010.67811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41">
                <text:p>15541</text:p>
              </table:table-cell>
              <table:table-cell office:value-type="float" office:value="1011.98003339">
                <text:p>1011.98003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51">
                <text:p>15551</text:p>
              </table:table-cell>
              <table:table-cell office:value-type="float" office:value="1013.28278819">
                <text:p>1013.28278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61">
                <text:p>15561</text:p>
              </table:table-cell>
              <table:table-cell office:value-type="float" office:value="1014.58638099">
                <text:p>1014.58638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71">
                <text:p>15571</text:p>
              </table:table-cell>
              <table:table-cell office:value-type="float" office:value="1015.89081179">
                <text:p>1015.89081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81">
                <text:p>15581</text:p>
              </table:table-cell>
              <table:table-cell office:value-type="float" office:value="1017.19608059">
                <text:p>1017.19608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91">
                <text:p>15591</text:p>
              </table:table-cell>
              <table:table-cell office:value-type="float" office:value="1018.50218739">
                <text:p>1018.50218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601">
                <text:p>15601</text:p>
              </table:table-cell>
              <table:table-cell office:value-type="float" office:value="1019.80913219">
                <text:p>1019.80913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611">
                <text:p>15611</text:p>
              </table:table-cell>
              <table:table-cell office:value-type="float" office:value="1021.11691499">
                <text:p>1021.11691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621">
                <text:p>15621</text:p>
              </table:table-cell>
              <table:table-cell office:value-type="float" office:value="1022.42553579">
                <text:p>1022.42553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631">
                <text:p>15631</text:p>
              </table:table-cell>
              <table:table-cell office:value-type="float" office:value="1023.73499459">
                <text:p>1023.73499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641">
                <text:p>15641</text:p>
              </table:table-cell>
              <table:table-cell office:value-type="float" office:value="1025.04529139">
                <text:p>1025.04529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651">
                <text:p>15651</text:p>
              </table:table-cell>
              <table:table-cell office:value-type="float" office:value="1026.35642619">
                <text:p>1026.35642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661">
                <text:p>15661</text:p>
              </table:table-cell>
              <table:table-cell office:value-type="float" office:value="1027.66839899">
                <text:p>1027.66839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671">
                <text:p>15671</text:p>
              </table:table-cell>
              <table:table-cell office:value-type="float" office:value="1028.98120979">
                <text:p>1028.98120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681">
                <text:p>15681</text:p>
              </table:table-cell>
              <table:table-cell office:value-type="float" office:value="1030.29485859">
                <text:p>1030.29485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691">
                <text:p>15691</text:p>
              </table:table-cell>
              <table:table-cell office:value-type="float" office:value="1031.60934539">
                <text:p>1031.60934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01">
                <text:p>15701</text:p>
              </table:table-cell>
              <table:table-cell office:value-type="float" office:value="1032.92467019">
                <text:p>1032.92467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11">
                <text:p>15711</text:p>
              </table:table-cell>
              <table:table-cell office:value-type="float" office:value="1034.24083299">
                <text:p>1034.24083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21">
                <text:p>15721</text:p>
              </table:table-cell>
              <table:table-cell office:value-type="float" office:value="1035.55783379">
                <text:p>1035.55783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31">
                <text:p>15731</text:p>
              </table:table-cell>
              <table:table-cell office:value-type="float" office:value="1036.87567259">
                <text:p>1036.87567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41">
                <text:p>15741</text:p>
              </table:table-cell>
              <table:table-cell office:value-type="float" office:value="1038.19434939">
                <text:p>1038.19434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51">
                <text:p>15751</text:p>
              </table:table-cell>
              <table:table-cell office:value-type="float" office:value="1039.51386419">
                <text:p>1039.51386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61">
                <text:p>15761</text:p>
              </table:table-cell>
              <table:table-cell office:value-type="float" office:value="1040.83421699">
                <text:p>1040.83421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71">
                <text:p>15771</text:p>
              </table:table-cell>
              <table:table-cell office:value-type="float" office:value="1042.15540779">
                <text:p>1042.15540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81">
                <text:p>15781</text:p>
              </table:table-cell>
              <table:table-cell office:value-type="float" office:value="1043.47743659">
                <text:p>1043.47743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91">
                <text:p>15791</text:p>
              </table:table-cell>
              <table:table-cell office:value-type="float" office:value="1044.80030339">
                <text:p>1044.80030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01">
                <text:p>15801</text:p>
              </table:table-cell>
              <table:table-cell office:value-type="float" office:value="1046.12400819">
                <text:p>1046.12400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11">
                <text:p>15811</text:p>
              </table:table-cell>
              <table:table-cell office:value-type="float" office:value="1047.44855099">
                <text:p>1047.44855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21">
                <text:p>15821</text:p>
              </table:table-cell>
              <table:table-cell office:value-type="float" office:value="1048.77393179">
                <text:p>1048.77393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31">
                <text:p>15831</text:p>
              </table:table-cell>
              <table:table-cell office:value-type="float" office:value="1050.10015059">
                <text:p>1050.10015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41">
                <text:p>15841</text:p>
              </table:table-cell>
              <table:table-cell office:value-type="float" office:value="1051.42720739">
                <text:p>1051.42720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51">
                <text:p>15851</text:p>
              </table:table-cell>
              <table:table-cell office:value-type="float" office:value="1052.75510219">
                <text:p>1052.75510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61">
                <text:p>15861</text:p>
              </table:table-cell>
              <table:table-cell office:value-type="float" office:value="1054.08383499">
                <text:p>1054.08383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71">
                <text:p>15871</text:p>
              </table:table-cell>
              <table:table-cell office:value-type="float" office:value="1055.41340579">
                <text:p>1055.41340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81">
                <text:p>15881</text:p>
              </table:table-cell>
              <table:table-cell office:value-type="float" office:value="1056.74381459">
                <text:p>1056.74381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91">
                <text:p>15891</text:p>
              </table:table-cell>
              <table:table-cell office:value-type="float" office:value="1058.07506139">
                <text:p>1058.07506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01">
                <text:p>15901</text:p>
              </table:table-cell>
              <table:table-cell office:value-type="float" office:value="1059.40714619">
                <text:p>1059.40714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11">
                <text:p>15911</text:p>
              </table:table-cell>
              <table:table-cell office:value-type="float" office:value="1060.74006899">
                <text:p>1060.74006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21">
                <text:p>15921</text:p>
              </table:table-cell>
              <table:table-cell office:value-type="float" office:value="1062.07382979">
                <text:p>1062.07382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31">
                <text:p>15931</text:p>
              </table:table-cell>
              <table:table-cell office:value-type="float" office:value="1063.40842859">
                <text:p>1063.40842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41">
                <text:p>15941</text:p>
              </table:table-cell>
              <table:table-cell office:value-type="float" office:value="1064.74386539">
                <text:p>1064.74386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51">
                <text:p>15951</text:p>
              </table:table-cell>
              <table:table-cell office:value-type="float" office:value="1066.08014019">
                <text:p>1066.08014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61">
                <text:p>15961</text:p>
              </table:table-cell>
              <table:table-cell office:value-type="float" office:value="1067.41725299">
                <text:p>1067.41725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71">
                <text:p>15971</text:p>
              </table:table-cell>
              <table:table-cell office:value-type="float" office:value="1068.75520379">
                <text:p>1068.75520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81">
                <text:p>15981</text:p>
              </table:table-cell>
              <table:table-cell office:value-type="float" office:value="1070.09399259">
                <text:p>1070.09399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91">
                <text:p>15991</text:p>
              </table:table-cell>
              <table:table-cell office:value-type="float" office:value="1071.43361939">
                <text:p>1071.43361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01">
                <text:p>16001</text:p>
              </table:table-cell>
              <table:table-cell office:value-type="float" office:value="1072.77408419">
                <text:p>1072.77408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11">
                <text:p>16011</text:p>
              </table:table-cell>
              <table:table-cell office:value-type="float" office:value="1074.11538699">
                <text:p>1074.11538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21">
                <text:p>16021</text:p>
              </table:table-cell>
              <table:table-cell office:value-type="float" office:value="1075.45752779">
                <text:p>1075.45752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31">
                <text:p>16031</text:p>
              </table:table-cell>
              <table:table-cell office:value-type="float" office:value="1076.80050659">
                <text:p>1076.80050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41">
                <text:p>16041</text:p>
              </table:table-cell>
              <table:table-cell office:value-type="float" office:value="1078.14432339">
                <text:p>1078.14432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51">
                <text:p>16051</text:p>
              </table:table-cell>
              <table:table-cell office:value-type="float" office:value="1079.48897819">
                <text:p>1079.48897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61">
                <text:p>16061</text:p>
              </table:table-cell>
              <table:table-cell office:value-type="float" office:value="1080.83447099">
                <text:p>1080.83447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71">
                <text:p>16071</text:p>
              </table:table-cell>
              <table:table-cell office:value-type="float" office:value="1082.18080179">
                <text:p>1082.18080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81">
                <text:p>16081</text:p>
              </table:table-cell>
              <table:table-cell office:value-type="float" office:value="1083.52797059">
                <text:p>1083.52797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91">
                <text:p>16091</text:p>
              </table:table-cell>
              <table:table-cell office:value-type="float" office:value="1084.87597739">
                <text:p>1084.87597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01">
                <text:p>16101</text:p>
              </table:table-cell>
              <table:table-cell office:value-type="float" office:value="1086.22482219">
                <text:p>1086.22482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11">
                <text:p>16111</text:p>
              </table:table-cell>
              <table:table-cell office:value-type="float" office:value="1087.57450499">
                <text:p>1087.57450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21">
                <text:p>16121</text:p>
              </table:table-cell>
              <table:table-cell office:value-type="float" office:value="1088.92502579">
                <text:p>1088.92502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31">
                <text:p>16131</text:p>
              </table:table-cell>
              <table:table-cell office:value-type="float" office:value="1090.27638459">
                <text:p>1090.27638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41">
                <text:p>16141</text:p>
              </table:table-cell>
              <table:table-cell office:value-type="float" office:value="1091.62858139">
                <text:p>1091.62858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51">
                <text:p>16151</text:p>
              </table:table-cell>
              <table:table-cell office:value-type="float" office:value="1092.98161619">
                <text:p>1092.98161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61">
                <text:p>16161</text:p>
              </table:table-cell>
              <table:table-cell office:value-type="float" office:value="1094.33548899">
                <text:p>1094.33548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71">
                <text:p>16171</text:p>
              </table:table-cell>
              <table:table-cell office:value-type="float" office:value="1095.69019979">
                <text:p>1095.69019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81">
                <text:p>16181</text:p>
              </table:table-cell>
              <table:table-cell office:value-type="float" office:value="1097.04574859">
                <text:p>1097.04574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91">
                <text:p>16191</text:p>
              </table:table-cell>
              <table:table-cell office:value-type="float" office:value="1098.40213539">
                <text:p>1098.40213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01">
                <text:p>16201</text:p>
              </table:table-cell>
              <table:table-cell office:value-type="float" office:value="1099.75936019">
                <text:p>1099.75936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11">
                <text:p>16211</text:p>
              </table:table-cell>
              <table:table-cell office:value-type="float" office:value="1101.11742299">
                <text:p>1101.11742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21">
                <text:p>16221</text:p>
              </table:table-cell>
              <table:table-cell office:value-type="float" office:value="1102.47632379">
                <text:p>1102.47632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31">
                <text:p>16231</text:p>
              </table:table-cell>
              <table:table-cell office:value-type="float" office:value="1103.83606259">
                <text:p>1103.83606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41">
                <text:p>16241</text:p>
              </table:table-cell>
              <table:table-cell office:value-type="float" office:value="1105.19663939">
                <text:p>1105.19663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51">
                <text:p>16251</text:p>
              </table:table-cell>
              <table:table-cell office:value-type="float" office:value="1106.55805419">
                <text:p>1106.55805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61">
                <text:p>16261</text:p>
              </table:table-cell>
              <table:table-cell office:value-type="float" office:value="1107.92030699">
                <text:p>1107.92030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71">
                <text:p>16271</text:p>
              </table:table-cell>
              <table:table-cell office:value-type="float" office:value="1109.28339779">
                <text:p>1109.28339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81">
                <text:p>16281</text:p>
              </table:table-cell>
              <table:table-cell office:value-type="float" office:value="1110.64732659">
                <text:p>1110.64732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91">
                <text:p>16291</text:p>
              </table:table-cell>
              <table:table-cell office:value-type="float" office:value="1112.01209339">
                <text:p>1112.01209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301">
                <text:p>16301</text:p>
              </table:table-cell>
              <table:table-cell office:value-type="float" office:value="1113.37769819">
                <text:p>1113.37769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311">
                <text:p>16311</text:p>
              </table:table-cell>
              <table:table-cell office:value-type="float" office:value="1114.74414099">
                <text:p>1114.74414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321">
                <text:p>16321</text:p>
              </table:table-cell>
              <table:table-cell office:value-type="float" office:value="1116.11142179">
                <text:p>1116.11142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331">
                <text:p>16331</text:p>
              </table:table-cell>
              <table:table-cell office:value-type="float" office:value="1117.47954059">
                <text:p>1117.47954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341">
                <text:p>16341</text:p>
              </table:table-cell>
              <table:table-cell office:value-type="float" office:value="1118.84849739">
                <text:p>1118.84849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351">
                <text:p>16351</text:p>
              </table:table-cell>
              <table:table-cell office:value-type="float" office:value="1120.21829219">
                <text:p>1120.21829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361">
                <text:p>16361</text:p>
              </table:table-cell>
              <table:table-cell office:value-type="float" office:value="1121.58892499">
                <text:p>1121.58892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371">
                <text:p>16371</text:p>
              </table:table-cell>
              <table:table-cell office:value-type="float" office:value="1122.96039579">
                <text:p>1122.96039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381">
                <text:p>16381</text:p>
              </table:table-cell>
              <table:table-cell office:value-type="float" office:value="1124.33270459">
                <text:p>1124.33270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391">
                <text:p>16391</text:p>
              </table:table-cell>
              <table:table-cell office:value-type="float" office:value="1125.70585139">
                <text:p>1125.70585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401">
                <text:p>16401</text:p>
              </table:table-cell>
              <table:table-cell office:value-type="float" office:value="1127.07983619">
                <text:p>1127.07983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411">
                <text:p>16411</text:p>
              </table:table-cell>
              <table:table-cell office:value-type="float" office:value="1128.45465899">
                <text:p>1128.45465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421">
                <text:p>16421</text:p>
              </table:table-cell>
              <table:table-cell office:value-type="float" office:value="1129.83031979">
                <text:p>1129.83031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431">
                <text:p>16431</text:p>
              </table:table-cell>
              <table:table-cell office:value-type="float" office:value="1131.20681859">
                <text:p>1131.20681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441">
                <text:p>16441</text:p>
              </table:table-cell>
              <table:table-cell office:value-type="float" office:value="1132.58415539">
                <text:p>1132.58415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451">
                <text:p>16451</text:p>
              </table:table-cell>
              <table:table-cell office:value-type="float" office:value="1133.96233019">
                <text:p>1133.96233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461">
                <text:p>16461</text:p>
              </table:table-cell>
              <table:table-cell office:value-type="float" office:value="1135.34134299">
                <text:p>1135.34134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471">
                <text:p>16471</text:p>
              </table:table-cell>
              <table:table-cell office:value-type="float" office:value="1136.72119379">
                <text:p>1136.72119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481">
                <text:p>16481</text:p>
              </table:table-cell>
              <table:table-cell office:value-type="float" office:value="1138.10188259">
                <text:p>1138.10188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491">
                <text:p>16491</text:p>
              </table:table-cell>
              <table:table-cell office:value-type="float" office:value="1139.48340939">
                <text:p>1139.48340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01">
                <text:p>16501</text:p>
              </table:table-cell>
              <table:table-cell office:value-type="float" office:value="1140.86577419">
                <text:p>1140.86577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11">
                <text:p>16511</text:p>
              </table:table-cell>
              <table:table-cell office:value-type="float" office:value="1142.24897699">
                <text:p>1142.24897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21">
                <text:p>16521</text:p>
              </table:table-cell>
              <table:table-cell office:value-type="float" office:value="1143.63301779">
                <text:p>1143.63301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31">
                <text:p>16531</text:p>
              </table:table-cell>
              <table:table-cell office:value-type="float" office:value="1145.01789659">
                <text:p>1145.01789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41">
                <text:p>16541</text:p>
              </table:table-cell>
              <table:table-cell office:value-type="float" office:value="1146.40361339">
                <text:p>1146.40361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51">
                <text:p>16551</text:p>
              </table:table-cell>
              <table:table-cell office:value-type="float" office:value="1147.79016819">
                <text:p>1147.79016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61">
                <text:p>16561</text:p>
              </table:table-cell>
              <table:table-cell office:value-type="float" office:value="1149.17756099">
                <text:p>1149.17756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71">
                <text:p>16571</text:p>
              </table:table-cell>
              <table:table-cell office:value-type="float" office:value="1150.56579179">
                <text:p>1150.56579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81">
                <text:p>16581</text:p>
              </table:table-cell>
              <table:table-cell office:value-type="float" office:value="1151.95486059">
                <text:p>1151.95486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91">
                <text:p>16591</text:p>
              </table:table-cell>
              <table:table-cell office:value-type="float" office:value="1153.34476739">
                <text:p>1153.34476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01">
                <text:p>16601</text:p>
              </table:table-cell>
              <table:table-cell office:value-type="float" office:value="1154.73551219">
                <text:p>1154.73551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11">
                <text:p>16611</text:p>
              </table:table-cell>
              <table:table-cell office:value-type="float" office:value="1156.12709499">
                <text:p>1156.12709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21">
                <text:p>16621</text:p>
              </table:table-cell>
              <table:table-cell office:value-type="float" office:value="1157.51951579">
                <text:p>1157.51951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31">
                <text:p>16631</text:p>
              </table:table-cell>
              <table:table-cell office:value-type="float" office:value="1158.91277459">
                <text:p>1158.91277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41">
                <text:p>16641</text:p>
              </table:table-cell>
              <table:table-cell office:value-type="float" office:value="1160.30687139">
                <text:p>1160.30687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51">
                <text:p>16651</text:p>
              </table:table-cell>
              <table:table-cell office:value-type="float" office:value="1161.70180619">
                <text:p>1161.70180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61">
                <text:p>16661</text:p>
              </table:table-cell>
              <table:table-cell office:value-type="float" office:value="1163.09757899">
                <text:p>1163.09757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71">
                <text:p>16671</text:p>
              </table:table-cell>
              <table:table-cell office:value-type="float" office:value="1164.49418979">
                <text:p>1164.49418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81">
                <text:p>16681</text:p>
              </table:table-cell>
              <table:table-cell office:value-type="float" office:value="1165.89163859">
                <text:p>1165.89163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91">
                <text:p>16691</text:p>
              </table:table-cell>
              <table:table-cell office:value-type="float" office:value="1167.28992539">
                <text:p>1167.28992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701">
                <text:p>16701</text:p>
              </table:table-cell>
              <table:table-cell office:value-type="float" office:value="1168.68905019">
                <text:p>1168.68905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711">
                <text:p>16711</text:p>
              </table:table-cell>
              <table:table-cell office:value-type="float" office:value="1170.08901299">
                <text:p>1170.08901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721">
                <text:p>16721</text:p>
              </table:table-cell>
              <table:table-cell office:value-type="float" office:value="1171.48981379">
                <text:p>1171.48981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731">
                <text:p>16731</text:p>
              </table:table-cell>
              <table:table-cell office:value-type="float" office:value="1172.89145259">
                <text:p>1172.89145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741">
                <text:p>16741</text:p>
              </table:table-cell>
              <table:table-cell office:value-type="float" office:value="1174.29392939">
                <text:p>1174.29392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751">
                <text:p>16751</text:p>
              </table:table-cell>
              <table:table-cell office:value-type="float" office:value="1175.69724419">
                <text:p>1175.69724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761">
                <text:p>16761</text:p>
              </table:table-cell>
              <table:table-cell office:value-type="float" office:value="1177.10139699">
                <text:p>1177.10139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771">
                <text:p>16771</text:p>
              </table:table-cell>
              <table:table-cell office:value-type="float" office:value="1178.50638779">
                <text:p>1178.50638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781">
                <text:p>16781</text:p>
              </table:table-cell>
              <table:table-cell office:value-type="float" office:value="1179.91221659">
                <text:p>1179.91221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791">
                <text:p>16791</text:p>
              </table:table-cell>
              <table:table-cell office:value-type="float" office:value="1181.31888339">
                <text:p>1181.31888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801">
                <text:p>16801</text:p>
              </table:table-cell>
              <table:table-cell office:value-type="float" office:value="1182.72638819">
                <text:p>1182.72638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811">
                <text:p>16811</text:p>
              </table:table-cell>
              <table:table-cell office:value-type="float" office:value="1184.13473099">
                <text:p>1184.13473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821">
                <text:p>16821</text:p>
              </table:table-cell>
              <table:table-cell office:value-type="float" office:value="1185.54391179">
                <text:p>1185.54391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831">
                <text:p>16831</text:p>
              </table:table-cell>
              <table:table-cell office:value-type="float" office:value="1186.95393059">
                <text:p>1186.95393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841">
                <text:p>16841</text:p>
              </table:table-cell>
              <table:table-cell office:value-type="float" office:value="1188.36478739">
                <text:p>1188.36478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851">
                <text:p>16851</text:p>
              </table:table-cell>
              <table:table-cell office:value-type="float" office:value="1189.77648219">
                <text:p>1189.77648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861">
                <text:p>16861</text:p>
              </table:table-cell>
              <table:table-cell office:value-type="float" office:value="1191.18901499">
                <text:p>1191.18901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871">
                <text:p>16871</text:p>
              </table:table-cell>
              <table:table-cell office:value-type="float" office:value="1192.60238579">
                <text:p>1192.60238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881">
                <text:p>16881</text:p>
              </table:table-cell>
              <table:table-cell office:value-type="float" office:value="1194.01659459">
                <text:p>1194.01659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891">
                <text:p>16891</text:p>
              </table:table-cell>
              <table:table-cell office:value-type="float" office:value="1195.43164139">
                <text:p>1195.43164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01">
                <text:p>16901</text:p>
              </table:table-cell>
              <table:table-cell office:value-type="float" office:value="1196.84752619">
                <text:p>1196.84752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11">
                <text:p>16911</text:p>
              </table:table-cell>
              <table:table-cell office:value-type="float" office:value="1198.26424899">
                <text:p>1198.26424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21">
                <text:p>16921</text:p>
              </table:table-cell>
              <table:table-cell office:value-type="float" office:value="1199.68180979">
                <text:p>1199.68180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31">
                <text:p>16931</text:p>
              </table:table-cell>
              <table:table-cell office:value-type="float" office:value="1201.10020859">
                <text:p>1201.10020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41">
                <text:p>16941</text:p>
              </table:table-cell>
              <table:table-cell office:value-type="float" office:value="1202.51944539">
                <text:p>1202.51944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51">
                <text:p>16951</text:p>
              </table:table-cell>
              <table:table-cell office:value-type="float" office:value="1203.93952019">
                <text:p>1203.93952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61">
                <text:p>16961</text:p>
              </table:table-cell>
              <table:table-cell office:value-type="float" office:value="1205.36043299">
                <text:p>1205.36043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71">
                <text:p>16971</text:p>
              </table:table-cell>
              <table:table-cell office:value-type="float" office:value="1206.78218379">
                <text:p>1206.78218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81">
                <text:p>16981</text:p>
              </table:table-cell>
              <table:table-cell office:value-type="float" office:value="1208.20477259">
                <text:p>1208.20477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91">
                <text:p>16991</text:p>
              </table:table-cell>
              <table:table-cell office:value-type="float" office:value="1209.62819939">
                <text:p>1209.62819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01">
                <text:p>17001</text:p>
              </table:table-cell>
              <table:table-cell office:value-type="float" office:value="1211.05246419">
                <text:p>1211.05246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11">
                <text:p>17011</text:p>
              </table:table-cell>
              <table:table-cell office:value-type="float" office:value="1212.47756699">
                <text:p>1212.47756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21">
                <text:p>17021</text:p>
              </table:table-cell>
              <table:table-cell office:value-type="float" office:value="1213.90350779">
                <text:p>1213.90350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31">
                <text:p>17031</text:p>
              </table:table-cell>
              <table:table-cell office:value-type="float" office:value="1215.33028659">
                <text:p>1215.33028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41">
                <text:p>17041</text:p>
              </table:table-cell>
              <table:table-cell office:value-type="float" office:value="1216.75790339">
                <text:p>1216.75790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51">
                <text:p>17051</text:p>
              </table:table-cell>
              <table:table-cell office:value-type="float" office:value="1218.18635819">
                <text:p>1218.18635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61">
                <text:p>17061</text:p>
              </table:table-cell>
              <table:table-cell office:value-type="float" office:value="1219.61565099">
                <text:p>1219.61565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71">
                <text:p>17071</text:p>
              </table:table-cell>
              <table:table-cell office:value-type="float" office:value="1221.04578179">
                <text:p>1221.04578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81">
                <text:p>17081</text:p>
              </table:table-cell>
              <table:table-cell office:value-type="float" office:value="1222.47675059">
                <text:p>1222.47675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91">
                <text:p>17091</text:p>
              </table:table-cell>
              <table:table-cell office:value-type="float" office:value="1223.90855739">
                <text:p>1223.90855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101">
                <text:p>17101</text:p>
              </table:table-cell>
              <table:table-cell office:value-type="float" office:value="1225.34120219">
                <text:p>1225.34120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111">
                <text:p>17111</text:p>
              </table:table-cell>
              <table:table-cell office:value-type="float" office:value="1226.77468499">
                <text:p>1226.77468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121">
                <text:p>17121</text:p>
              </table:table-cell>
              <table:table-cell office:value-type="float" office:value="1228.20900579">
                <text:p>1228.20900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131">
                <text:p>17131</text:p>
              </table:table-cell>
              <table:table-cell office:value-type="float" office:value="1229.64416459">
                <text:p>1229.64416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141">
                <text:p>17141</text:p>
              </table:table-cell>
              <table:table-cell office:value-type="float" office:value="1231.08016139">
                <text:p>1231.08016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151">
                <text:p>17151</text:p>
              </table:table-cell>
              <table:table-cell office:value-type="float" office:value="1232.51699619">
                <text:p>1232.51699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161">
                <text:p>17161</text:p>
              </table:table-cell>
              <table:table-cell office:value-type="float" office:value="1233.95466899">
                <text:p>1233.95466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171">
                <text:p>17171</text:p>
              </table:table-cell>
              <table:table-cell office:value-type="float" office:value="1235.39317979">
                <text:p>1235.39317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181">
                <text:p>17181</text:p>
              </table:table-cell>
              <table:table-cell office:value-type="float" office:value="1236.83252859">
                <text:p>1236.83252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191">
                <text:p>17191</text:p>
              </table:table-cell>
              <table:table-cell office:value-type="float" office:value="1238.27271539">
                <text:p>1238.27271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201">
                <text:p>17201</text:p>
              </table:table-cell>
              <table:table-cell office:value-type="float" office:value="1239.71374019">
                <text:p>1239.71374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211">
                <text:p>17211</text:p>
              </table:table-cell>
              <table:table-cell office:value-type="float" office:value="1241.15560299">
                <text:p>1241.15560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221">
                <text:p>17221</text:p>
              </table:table-cell>
              <table:table-cell office:value-type="float" office:value="1242.59830379">
                <text:p>1242.59830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231">
                <text:p>17231</text:p>
              </table:table-cell>
              <table:table-cell office:value-type="float" office:value="1244.04184259">
                <text:p>1244.04184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241">
                <text:p>17241</text:p>
              </table:table-cell>
              <table:table-cell office:value-type="float" office:value="1245.48621939">
                <text:p>1245.48621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251">
                <text:p>17251</text:p>
              </table:table-cell>
              <table:table-cell office:value-type="float" office:value="1246.93143419">
                <text:p>1246.93143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261">
                <text:p>17261</text:p>
              </table:table-cell>
              <table:table-cell office:value-type="float" office:value="1248.37748699">
                <text:p>1248.37748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271">
                <text:p>17271</text:p>
              </table:table-cell>
              <table:table-cell office:value-type="float" office:value="1249.82437779">
                <text:p>1249.82437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281">
                <text:p>17281</text:p>
              </table:table-cell>
              <table:table-cell office:value-type="float" office:value="1251.27210659">
                <text:p>1251.27210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291">
                <text:p>17291</text:p>
              </table:table-cell>
              <table:table-cell office:value-type="float" office:value="1252.72067339">
                <text:p>1252.72067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301">
                <text:p>17301</text:p>
              </table:table-cell>
              <table:table-cell office:value-type="float" office:value="1254.17007819">
                <text:p>1254.17007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311">
                <text:p>17311</text:p>
              </table:table-cell>
              <table:table-cell office:value-type="float" office:value="1255.62032099">
                <text:p>1255.62032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321">
                <text:p>17321</text:p>
              </table:table-cell>
              <table:table-cell office:value-type="float" office:value="1257.07140179">
                <text:p>1257.07140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331">
                <text:p>17331</text:p>
              </table:table-cell>
              <table:table-cell office:value-type="float" office:value="1258.52332059">
                <text:p>1258.52332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341">
                <text:p>17341</text:p>
              </table:table-cell>
              <table:table-cell office:value-type="float" office:value="1259.97607739">
                <text:p>1259.97607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351">
                <text:p>17351</text:p>
              </table:table-cell>
              <table:table-cell office:value-type="float" office:value="1261.42967219">
                <text:p>1261.42967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361">
                <text:p>17361</text:p>
              </table:table-cell>
              <table:table-cell office:value-type="float" office:value="1262.88410499">
                <text:p>1262.88410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371">
                <text:p>17371</text:p>
              </table:table-cell>
              <table:table-cell office:value-type="float" office:value="1264.33937579">
                <text:p>1264.33937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381">
                <text:p>17381</text:p>
              </table:table-cell>
              <table:table-cell office:value-type="float" office:value="1265.79548459">
                <text:p>1265.79548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391">
                <text:p>17391</text:p>
              </table:table-cell>
              <table:table-cell office:value-type="float" office:value="1267.25243139">
                <text:p>1267.25243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401">
                <text:p>17401</text:p>
              </table:table-cell>
              <table:table-cell office:value-type="float" office:value="1268.71021619">
                <text:p>1268.71021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411">
                <text:p>17411</text:p>
              </table:table-cell>
              <table:table-cell office:value-type="float" office:value="1270.16883899">
                <text:p>1270.16883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421">
                <text:p>17421</text:p>
              </table:table-cell>
              <table:table-cell office:value-type="float" office:value="1271.62829979">
                <text:p>1271.62829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431">
                <text:p>17431</text:p>
              </table:table-cell>
              <table:table-cell office:value-type="float" office:value="1273.08859859">
                <text:p>1273.08859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441">
                <text:p>17441</text:p>
              </table:table-cell>
              <table:table-cell office:value-type="float" office:value="1274.54973539">
                <text:p>1274.54973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451">
                <text:p>17451</text:p>
              </table:table-cell>
              <table:table-cell office:value-type="float" office:value="1276.01171019">
                <text:p>1276.01171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461">
                <text:p>17461</text:p>
              </table:table-cell>
              <table:table-cell office:value-type="float" office:value="1277.47452299">
                <text:p>1277.47452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471">
                <text:p>17471</text:p>
              </table:table-cell>
              <table:table-cell office:value-type="float" office:value="1278.93817379">
                <text:p>1278.93817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481">
                <text:p>17481</text:p>
              </table:table-cell>
              <table:table-cell office:value-type="float" office:value="1280.40266259">
                <text:p>1280.40266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491">
                <text:p>17491</text:p>
              </table:table-cell>
              <table:table-cell office:value-type="float" office:value="1281.86798939">
                <text:p>1281.86798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01">
                <text:p>17501</text:p>
              </table:table-cell>
              <table:table-cell office:value-type="float" office:value="1283.33415419">
                <text:p>1283.33415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11">
                <text:p>17511</text:p>
              </table:table-cell>
              <table:table-cell office:value-type="float" office:value="1284.80115699">
                <text:p>1284.80115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21">
                <text:p>17521</text:p>
              </table:table-cell>
              <table:table-cell office:value-type="float" office:value="1286.26899779">
                <text:p>1286.26899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31">
                <text:p>17531</text:p>
              </table:table-cell>
              <table:table-cell office:value-type="float" office:value="1287.73767659">
                <text:p>1287.73767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41">
                <text:p>17541</text:p>
              </table:table-cell>
              <table:table-cell office:value-type="float" office:value="1289.20719339">
                <text:p>1289.20719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51">
                <text:p>17551</text:p>
              </table:table-cell>
              <table:table-cell office:value-type="float" office:value="1290.67754819">
                <text:p>1290.67754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61">
                <text:p>17561</text:p>
              </table:table-cell>
              <table:table-cell office:value-type="float" office:value="1292.14874099">
                <text:p>1292.14874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71">
                <text:p>17571</text:p>
              </table:table-cell>
              <table:table-cell office:value-type="float" office:value="1293.62077179">
                <text:p>1293.62077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81">
                <text:p>17581</text:p>
              </table:table-cell>
              <table:table-cell office:value-type="float" office:value="1295.09364059">
                <text:p>1295.09364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91">
                <text:p>17591</text:p>
              </table:table-cell>
              <table:table-cell office:value-type="float" office:value="1296.56734739">
                <text:p>1296.56734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601">
                <text:p>17601</text:p>
              </table:table-cell>
              <table:table-cell office:value-type="float" office:value="1298.04189219">
                <text:p>1298.04189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611">
                <text:p>17611</text:p>
              </table:table-cell>
              <table:table-cell office:value-type="float" office:value="1299.51727499">
                <text:p>1299.51727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621">
                <text:p>17621</text:p>
              </table:table-cell>
              <table:table-cell office:value-type="float" office:value="1300.99349579">
                <text:p>1300.99349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631">
                <text:p>17631</text:p>
              </table:table-cell>
              <table:table-cell office:value-type="float" office:value="1302.47055459">
                <text:p>1302.47055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641">
                <text:p>17641</text:p>
              </table:table-cell>
              <table:table-cell office:value-type="float" office:value="1303.94845139">
                <text:p>1303.94845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651">
                <text:p>17651</text:p>
              </table:table-cell>
              <table:table-cell office:value-type="float" office:value="1305.42718619">
                <text:p>1305.42718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661">
                <text:p>17661</text:p>
              </table:table-cell>
              <table:table-cell office:value-type="float" office:value="1306.90675899">
                <text:p>1306.90675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671">
                <text:p>17671</text:p>
              </table:table-cell>
              <table:table-cell office:value-type="float" office:value="1308.38716979">
                <text:p>1308.38716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681">
                <text:p>17681</text:p>
              </table:table-cell>
              <table:table-cell office:value-type="float" office:value="1309.86841859">
                <text:p>1309.86841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691">
                <text:p>17691</text:p>
              </table:table-cell>
              <table:table-cell office:value-type="float" office:value="1311.35050539">
                <text:p>1311.35050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701">
                <text:p>17701</text:p>
              </table:table-cell>
              <table:table-cell office:value-type="float" office:value="1312.83343019">
                <text:p>1312.83343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711">
                <text:p>17711</text:p>
              </table:table-cell>
              <table:table-cell office:value-type="float" office:value="1314.31719299">
                <text:p>1314.31719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721">
                <text:p>17721</text:p>
              </table:table-cell>
              <table:table-cell office:value-type="float" office:value="1315.80179379">
                <text:p>1315.80179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731">
                <text:p>17731</text:p>
              </table:table-cell>
              <table:table-cell office:value-type="float" office:value="1317.28723259">
                <text:p>1317.28723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741">
                <text:p>17741</text:p>
              </table:table-cell>
              <table:table-cell office:value-type="float" office:value="1318.77350939">
                <text:p>1318.77350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751">
                <text:p>17751</text:p>
              </table:table-cell>
              <table:table-cell office:value-type="float" office:value="1320.26062419">
                <text:p>1320.26062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761">
                <text:p>17761</text:p>
              </table:table-cell>
              <table:table-cell office:value-type="float" office:value="1321.74857699">
                <text:p>1321.74857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771">
                <text:p>17771</text:p>
              </table:table-cell>
              <table:table-cell office:value-type="float" office:value="1323.23736779">
                <text:p>1323.23736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781">
                <text:p>17781</text:p>
              </table:table-cell>
              <table:table-cell office:value-type="float" office:value="1324.72699659">
                <text:p>1324.72699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791">
                <text:p>17791</text:p>
              </table:table-cell>
              <table:table-cell office:value-type="float" office:value="1326.21746339">
                <text:p>1326.21746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801">
                <text:p>17801</text:p>
              </table:table-cell>
              <table:table-cell office:value-type="float" office:value="1327.70876819">
                <text:p>1327.70876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811">
                <text:p>17811</text:p>
              </table:table-cell>
              <table:table-cell office:value-type="float" office:value="1329.20091099">
                <text:p>1329.20091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821">
                <text:p>17821</text:p>
              </table:table-cell>
              <table:table-cell office:value-type="float" office:value="1330.69389179">
                <text:p>1330.69389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831">
                <text:p>17831</text:p>
              </table:table-cell>
              <table:table-cell office:value-type="float" office:value="1332.18771059">
                <text:p>1332.18771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841">
                <text:p>17841</text:p>
              </table:table-cell>
              <table:table-cell office:value-type="float" office:value="1333.68236739">
                <text:p>1333.68236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851">
                <text:p>17851</text:p>
              </table:table-cell>
              <table:table-cell office:value-type="float" office:value="1335.17786219">
                <text:p>1335.17786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861">
                <text:p>17861</text:p>
              </table:table-cell>
              <table:table-cell office:value-type="float" office:value="1336.67419499">
                <text:p>1336.67419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871">
                <text:p>17871</text:p>
              </table:table-cell>
              <table:table-cell office:value-type="float" office:value="1338.17136579">
                <text:p>1338.17136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881">
                <text:p>17881</text:p>
              </table:table-cell>
              <table:table-cell office:value-type="float" office:value="1339.66937459">
                <text:p>1339.66937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891">
                <text:p>17891</text:p>
              </table:table-cell>
              <table:table-cell office:value-type="float" office:value="1341.16822139">
                <text:p>1341.16822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901">
                <text:p>17901</text:p>
              </table:table-cell>
              <table:table-cell office:value-type="float" office:value="1342.66790619">
                <text:p>1342.66790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911">
                <text:p>17911</text:p>
              </table:table-cell>
              <table:table-cell office:value-type="float" office:value="1344.16842899">
                <text:p>1344.16842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921">
                <text:p>17921</text:p>
              </table:table-cell>
              <table:table-cell office:value-type="float" office:value="1345.66978979">
                <text:p>1345.66978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931">
                <text:p>17931</text:p>
              </table:table-cell>
              <table:table-cell office:value-type="float" office:value="1347.17198859">
                <text:p>1347.17198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941">
                <text:p>17941</text:p>
              </table:table-cell>
              <table:table-cell office:value-type="float" office:value="1348.67502539">
                <text:p>1348.67502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951">
                <text:p>17951</text:p>
              </table:table-cell>
              <table:table-cell office:value-type="float" office:value="1350.17890019">
                <text:p>1350.17890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961">
                <text:p>17961</text:p>
              </table:table-cell>
              <table:table-cell office:value-type="float" office:value="1351.68361299">
                <text:p>1351.68361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971">
                <text:p>17971</text:p>
              </table:table-cell>
              <table:table-cell office:value-type="float" office:value="1353.18916379">
                <text:p>1353.18916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981">
                <text:p>17981</text:p>
              </table:table-cell>
              <table:table-cell office:value-type="float" office:value="1354.69555259">
                <text:p>1354.69555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991">
                <text:p>17991</text:p>
              </table:table-cell>
              <table:table-cell office:value-type="float" office:value="1356.20277939">
                <text:p>1356.20277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01">
                <text:p>18001</text:p>
              </table:table-cell>
              <table:table-cell office:value-type="float" office:value="1357.71084419">
                <text:p>1357.71084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11">
                <text:p>18011</text:p>
              </table:table-cell>
              <table:table-cell office:value-type="float" office:value="1359.21974699">
                <text:p>1359.21974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21">
                <text:p>18021</text:p>
              </table:table-cell>
              <table:table-cell office:value-type="float" office:value="1360.72948779">
                <text:p>1360.72948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31">
                <text:p>18031</text:p>
              </table:table-cell>
              <table:table-cell office:value-type="float" office:value="1362.24006659">
                <text:p>1362.24006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41">
                <text:p>18041</text:p>
              </table:table-cell>
              <table:table-cell office:value-type="float" office:value="1363.75148339">
                <text:p>1363.75148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51">
                <text:p>18051</text:p>
              </table:table-cell>
              <table:table-cell office:value-type="float" office:value="1365.26373819">
                <text:p>1365.26373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61">
                <text:p>18061</text:p>
              </table:table-cell>
              <table:table-cell office:value-type="float" office:value="1366.77683099">
                <text:p>1366.77683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71">
                <text:p>18071</text:p>
              </table:table-cell>
              <table:table-cell office:value-type="float" office:value="1368.29076179">
                <text:p>1368.29076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81">
                <text:p>18081</text:p>
              </table:table-cell>
              <table:table-cell office:value-type="float" office:value="1369.80553059">
                <text:p>1369.80553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91">
                <text:p>18091</text:p>
              </table:table-cell>
              <table:table-cell office:value-type="float" office:value="1371.32113739">
                <text:p>1371.32113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101">
                <text:p>18101</text:p>
              </table:table-cell>
              <table:table-cell office:value-type="float" office:value="1372.83758219">
                <text:p>1372.83758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111">
                <text:p>18111</text:p>
              </table:table-cell>
              <table:table-cell office:value-type="float" office:value="1374.35486499">
                <text:p>1374.35486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121">
                <text:p>18121</text:p>
              </table:table-cell>
              <table:table-cell office:value-type="float" office:value="1375.87298579">
                <text:p>1375.87298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131">
                <text:p>18131</text:p>
              </table:table-cell>
              <table:table-cell office:value-type="float" office:value="1377.39194459">
                <text:p>1377.39194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141">
                <text:p>18141</text:p>
              </table:table-cell>
              <table:table-cell office:value-type="float" office:value="1378.91174139">
                <text:p>1378.91174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151">
                <text:p>18151</text:p>
              </table:table-cell>
              <table:table-cell office:value-type="float" office:value="1380.43237619">
                <text:p>1380.43237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161">
                <text:p>18161</text:p>
              </table:table-cell>
              <table:table-cell office:value-type="float" office:value="1381.95384899">
                <text:p>1381.95384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171">
                <text:p>18171</text:p>
              </table:table-cell>
              <table:table-cell office:value-type="float" office:value="1383.47615979">
                <text:p>1383.47615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181">
                <text:p>18181</text:p>
              </table:table-cell>
              <table:table-cell office:value-type="float" office:value="1384.99930859">
                <text:p>1384.99930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191">
                <text:p>18191</text:p>
              </table:table-cell>
              <table:table-cell office:value-type="float" office:value="1386.52329539">
                <text:p>1386.52329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01">
                <text:p>18201</text:p>
              </table:table-cell>
              <table:table-cell office:value-type="float" office:value="1388.04812019">
                <text:p>1388.04812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11">
                <text:p>18211</text:p>
              </table:table-cell>
              <table:table-cell office:value-type="float" office:value="1389.57378299">
                <text:p>1389.57378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21">
                <text:p>18221</text:p>
              </table:table-cell>
              <table:table-cell office:value-type="float" office:value="1391.10028379">
                <text:p>1391.10028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31">
                <text:p>18231</text:p>
              </table:table-cell>
              <table:table-cell office:value-type="float" office:value="1392.62762259">
                <text:p>1392.62762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41">
                <text:p>18241</text:p>
              </table:table-cell>
              <table:table-cell office:value-type="float" office:value="1394.15579939">
                <text:p>1394.15579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51">
                <text:p>18251</text:p>
              </table:table-cell>
              <table:table-cell office:value-type="float" office:value="1395.68481419">
                <text:p>1395.68481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61">
                <text:p>18261</text:p>
              </table:table-cell>
              <table:table-cell office:value-type="float" office:value="1397.21466699">
                <text:p>1397.21466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71">
                <text:p>18271</text:p>
              </table:table-cell>
              <table:table-cell office:value-type="float" office:value="1398.74535779">
                <text:p>1398.74535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81">
                <text:p>18281</text:p>
              </table:table-cell>
              <table:table-cell office:value-type="float" office:value="1400.27688659">
                <text:p>1400.27688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91">
                <text:p>18291</text:p>
              </table:table-cell>
              <table:table-cell office:value-type="float" office:value="1401.80925339">
                <text:p>1401.80925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301">
                <text:p>18301</text:p>
              </table:table-cell>
              <table:table-cell office:value-type="float" office:value="1403.34245819">
                <text:p>1403.34245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311">
                <text:p>18311</text:p>
              </table:table-cell>
              <table:table-cell office:value-type="float" office:value="1404.87650099">
                <text:p>1404.87650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321">
                <text:p>18321</text:p>
              </table:table-cell>
              <table:table-cell office:value-type="float" office:value="1406.41138179">
                <text:p>1406.41138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331">
                <text:p>18331</text:p>
              </table:table-cell>
              <table:table-cell office:value-type="float" office:value="1407.94710059">
                <text:p>1407.94710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341">
                <text:p>18341</text:p>
              </table:table-cell>
              <table:table-cell office:value-type="float" office:value="1409.48365739">
                <text:p>1409.48365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351">
                <text:p>18351</text:p>
              </table:table-cell>
              <table:table-cell office:value-type="float" office:value="1411.02105219">
                <text:p>1411.02105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361">
                <text:p>18361</text:p>
              </table:table-cell>
              <table:table-cell office:value-type="float" office:value="1412.55928499">
                <text:p>1412.55928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371">
                <text:p>18371</text:p>
              </table:table-cell>
              <table:table-cell office:value-type="float" office:value="1414.09835579">
                <text:p>1414.09835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381">
                <text:p>18381</text:p>
              </table:table-cell>
              <table:table-cell office:value-type="float" office:value="1415.63826459">
                <text:p>1415.63826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391">
                <text:p>18391</text:p>
              </table:table-cell>
              <table:table-cell office:value-type="float" office:value="1417.17901139">
                <text:p>1417.17901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401">
                <text:p>18401</text:p>
              </table:table-cell>
              <table:table-cell office:value-type="float" office:value="1418.72059619">
                <text:p>1418.72059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411">
                <text:p>18411</text:p>
              </table:table-cell>
              <table:table-cell office:value-type="float" office:value="1420.26301899">
                <text:p>1420.26301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421">
                <text:p>18421</text:p>
              </table:table-cell>
              <table:table-cell office:value-type="float" office:value="1421.80627979">
                <text:p>1421.80627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431">
                <text:p>18431</text:p>
              </table:table-cell>
              <table:table-cell office:value-type="float" office:value="1423.35037859">
                <text:p>1423.35037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441">
                <text:p>18441</text:p>
              </table:table-cell>
              <table:table-cell office:value-type="float" office:value="1424.89531539">
                <text:p>1424.89531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451">
                <text:p>18451</text:p>
              </table:table-cell>
              <table:table-cell office:value-type="float" office:value="1426.44109019">
                <text:p>1426.44109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461">
                <text:p>18461</text:p>
              </table:table-cell>
              <table:table-cell office:value-type="float" office:value="1427.98770299">
                <text:p>1427.98770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471">
                <text:p>18471</text:p>
              </table:table-cell>
              <table:table-cell office:value-type="float" office:value="1429.53515379">
                <text:p>1429.53515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481">
                <text:p>18481</text:p>
              </table:table-cell>
              <table:table-cell office:value-type="float" office:value="1431.08344259">
                <text:p>1431.08344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491">
                <text:p>18491</text:p>
              </table:table-cell>
              <table:table-cell office:value-type="float" office:value="1432.63256939">
                <text:p>1432.63256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01">
                <text:p>18501</text:p>
              </table:table-cell>
              <table:table-cell office:value-type="float" office:value="1434.18253419">
                <text:p>1434.18253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11">
                <text:p>18511</text:p>
              </table:table-cell>
              <table:table-cell office:value-type="float" office:value="1435.73333699">
                <text:p>1435.73333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21">
                <text:p>18521</text:p>
              </table:table-cell>
              <table:table-cell office:value-type="float" office:value="1437.28497779">
                <text:p>1437.28497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31">
                <text:p>18531</text:p>
              </table:table-cell>
              <table:table-cell office:value-type="float" office:value="1438.83745659">
                <text:p>1438.83745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41">
                <text:p>18541</text:p>
              </table:table-cell>
              <table:table-cell office:value-type="float" office:value="1440.39077339">
                <text:p>1440.39077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51">
                <text:p>18551</text:p>
              </table:table-cell>
              <table:table-cell office:value-type="float" office:value="1441.94492819">
                <text:p>1441.94492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61">
                <text:p>18561</text:p>
              </table:table-cell>
              <table:table-cell office:value-type="float" office:value="1443.49992099">
                <text:p>1443.49992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71">
                <text:p>18571</text:p>
              </table:table-cell>
              <table:table-cell office:value-type="float" office:value="1445.05575179">
                <text:p>1445.05575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81">
                <text:p>18581</text:p>
              </table:table-cell>
              <table:table-cell office:value-type="float" office:value="1446.61242059">
                <text:p>1446.61242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91">
                <text:p>18591</text:p>
              </table:table-cell>
              <table:table-cell office:value-type="float" office:value="1448.16992739">
                <text:p>1448.16992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601">
                <text:p>18601</text:p>
              </table:table-cell>
              <table:table-cell office:value-type="float" office:value="1449.72827219">
                <text:p>1449.72827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611">
                <text:p>18611</text:p>
              </table:table-cell>
              <table:table-cell office:value-type="float" office:value="1451.28745499">
                <text:p>1451.28745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621">
                <text:p>18621</text:p>
              </table:table-cell>
              <table:table-cell office:value-type="float" office:value="1452.84747579">
                <text:p>1452.84747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631">
                <text:p>18631</text:p>
              </table:table-cell>
              <table:table-cell office:value-type="float" office:value="1454.40833459">
                <text:p>1454.40833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641">
                <text:p>18641</text:p>
              </table:table-cell>
              <table:table-cell office:value-type="float" office:value="1455.97003139">
                <text:p>1455.97003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651">
                <text:p>18651</text:p>
              </table:table-cell>
              <table:table-cell office:value-type="float" office:value="1457.53256619">
                <text:p>1457.53256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661">
                <text:p>18661</text:p>
              </table:table-cell>
              <table:table-cell office:value-type="float" office:value="1459.09593899">
                <text:p>1459.09593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671">
                <text:p>18671</text:p>
              </table:table-cell>
              <table:table-cell office:value-type="float" office:value="1460.66014979">
                <text:p>1460.66014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681">
                <text:p>18681</text:p>
              </table:table-cell>
              <table:table-cell office:value-type="float" office:value="1462.22519859">
                <text:p>1462.22519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691">
                <text:p>18691</text:p>
              </table:table-cell>
              <table:table-cell office:value-type="float" office:value="1463.79108539">
                <text:p>1463.79108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701">
                <text:p>18701</text:p>
              </table:table-cell>
              <table:table-cell office:value-type="float" office:value="1465.35781019">
                <text:p>1465.35781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711">
                <text:p>18711</text:p>
              </table:table-cell>
              <table:table-cell office:value-type="float" office:value="1466.92537299">
                <text:p>1466.92537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721">
                <text:p>18721</text:p>
              </table:table-cell>
              <table:table-cell office:value-type="float" office:value="1468.49377379">
                <text:p>1468.49377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731">
                <text:p>18731</text:p>
              </table:table-cell>
              <table:table-cell office:value-type="float" office:value="1470.06301259">
                <text:p>1470.06301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741">
                <text:p>18741</text:p>
              </table:table-cell>
              <table:table-cell office:value-type="float" office:value="1471.63308939">
                <text:p>1471.63308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751">
                <text:p>18751</text:p>
              </table:table-cell>
              <table:table-cell office:value-type="float" office:value="1473.20400419">
                <text:p>1473.20400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761">
                <text:p>18761</text:p>
              </table:table-cell>
              <table:table-cell office:value-type="float" office:value="1474.77575699">
                <text:p>1474.77575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771">
                <text:p>18771</text:p>
              </table:table-cell>
              <table:table-cell office:value-type="float" office:value="1476.34834779">
                <text:p>1476.34834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781">
                <text:p>18781</text:p>
              </table:table-cell>
              <table:table-cell office:value-type="float" office:value="1477.92177659">
                <text:p>1477.92177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791">
                <text:p>18791</text:p>
              </table:table-cell>
              <table:table-cell office:value-type="float" office:value="1479.49604339">
                <text:p>1479.49604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801">
                <text:p>18801</text:p>
              </table:table-cell>
              <table:table-cell office:value-type="float" office:value="1481.07114819">
                <text:p>1481.07114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811">
                <text:p>18811</text:p>
              </table:table-cell>
              <table:table-cell office:value-type="float" office:value="1482.64709099">
                <text:p>1482.64709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821">
                <text:p>18821</text:p>
              </table:table-cell>
              <table:table-cell office:value-type="float" office:value="1484.22387179">
                <text:p>1484.22387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831">
                <text:p>18831</text:p>
              </table:table-cell>
              <table:table-cell office:value-type="float" office:value="1485.80149059">
                <text:p>1485.80149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841">
                <text:p>18841</text:p>
              </table:table-cell>
              <table:table-cell office:value-type="float" office:value="1487.37994739">
                <text:p>1487.37994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851">
                <text:p>18851</text:p>
              </table:table-cell>
              <table:table-cell office:value-type="float" office:value="1488.95924219">
                <text:p>1488.95924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861">
                <text:p>18861</text:p>
              </table:table-cell>
              <table:table-cell office:value-type="float" office:value="1490.53937499">
                <text:p>1490.53937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871">
                <text:p>18871</text:p>
              </table:table-cell>
              <table:table-cell office:value-type="float" office:value="1492.12034579">
                <text:p>1492.12034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881">
                <text:p>18881</text:p>
              </table:table-cell>
              <table:table-cell office:value-type="float" office:value="1493.70215459">
                <text:p>1493.70215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891">
                <text:p>18891</text:p>
              </table:table-cell>
              <table:table-cell office:value-type="float" office:value="1495.28480139">
                <text:p>1495.28480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901">
                <text:p>18901</text:p>
              </table:table-cell>
              <table:table-cell office:value-type="float" office:value="1496.86828619">
                <text:p>1496.86828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911">
                <text:p>18911</text:p>
              </table:table-cell>
              <table:table-cell office:value-type="float" office:value="1498.45260899">
                <text:p>1498.45260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921">
                <text:p>18921</text:p>
              </table:table-cell>
              <table:table-cell office:value-type="float" office:value="1500.03776979">
                <text:p>1500.03776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931">
                <text:p>18931</text:p>
              </table:table-cell>
              <table:table-cell office:value-type="float" office:value="1501.62376859">
                <text:p>1501.62376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941">
                <text:p>18941</text:p>
              </table:table-cell>
              <table:table-cell office:value-type="float" office:value="1503.21060539">
                <text:p>1503.21060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951">
                <text:p>18951</text:p>
              </table:table-cell>
              <table:table-cell office:value-type="float" office:value="1504.79828019">
                <text:p>1504.79828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961">
                <text:p>18961</text:p>
              </table:table-cell>
              <table:table-cell office:value-type="float" office:value="1506.38679299">
                <text:p>1506.38679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971">
                <text:p>18971</text:p>
              </table:table-cell>
              <table:table-cell office:value-type="float" office:value="1507.97614379">
                <text:p>1507.97614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981">
                <text:p>18981</text:p>
              </table:table-cell>
              <table:table-cell office:value-type="float" office:value="1509.56633259">
                <text:p>1509.56633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991">
                <text:p>18991</text:p>
              </table:table-cell>
              <table:table-cell office:value-type="float" office:value="1511.15735939">
                <text:p>1511.15735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01">
                <text:p>19001</text:p>
              </table:table-cell>
              <table:table-cell office:value-type="float" office:value="1512.74922419">
                <text:p>1512.74922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11">
                <text:p>19011</text:p>
              </table:table-cell>
              <table:table-cell office:value-type="float" office:value="1514.34192699">
                <text:p>1514.34192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21">
                <text:p>19021</text:p>
              </table:table-cell>
              <table:table-cell office:value-type="float" office:value="1515.93546779">
                <text:p>1515.93546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31">
                <text:p>19031</text:p>
              </table:table-cell>
              <table:table-cell office:value-type="float" office:value="1517.52984659">
                <text:p>1517.52984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41">
                <text:p>19041</text:p>
              </table:table-cell>
              <table:table-cell office:value-type="float" office:value="1519.12506339">
                <text:p>1519.12506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51">
                <text:p>19051</text:p>
              </table:table-cell>
              <table:table-cell office:value-type="float" office:value="1520.72111819">
                <text:p>1520.72111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61">
                <text:p>19061</text:p>
              </table:table-cell>
              <table:table-cell office:value-type="float" office:value="1522.31801099">
                <text:p>1522.31801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71">
                <text:p>19071</text:p>
              </table:table-cell>
              <table:table-cell office:value-type="float" office:value="1523.91574179">
                <text:p>1523.91574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81">
                <text:p>19081</text:p>
              </table:table-cell>
              <table:table-cell office:value-type="float" office:value="1525.51431059">
                <text:p>1525.51431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91">
                <text:p>19091</text:p>
              </table:table-cell>
              <table:table-cell office:value-type="float" office:value="1527.11371739">
                <text:p>1527.11371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101">
                <text:p>19101</text:p>
              </table:table-cell>
              <table:table-cell office:value-type="float" office:value="1528.71396219">
                <text:p>1528.71396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111">
                <text:p>19111</text:p>
              </table:table-cell>
              <table:table-cell office:value-type="float" office:value="1530.31504499">
                <text:p>1530.31504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121">
                <text:p>19121</text:p>
              </table:table-cell>
              <table:table-cell office:value-type="float" office:value="1531.91696579">
                <text:p>1531.91696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131">
                <text:p>19131</text:p>
              </table:table-cell>
              <table:table-cell office:value-type="float" office:value="1533.51972459">
                <text:p>1533.51972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141">
                <text:p>19141</text:p>
              </table:table-cell>
              <table:table-cell office:value-type="float" office:value="1535.12332139">
                <text:p>1535.12332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151">
                <text:p>19151</text:p>
              </table:table-cell>
              <table:table-cell office:value-type="float" office:value="1536.72775619">
                <text:p>1536.72775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161">
                <text:p>19161</text:p>
              </table:table-cell>
              <table:table-cell office:value-type="float" office:value="1538.33302899">
                <text:p>1538.33302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171">
                <text:p>19171</text:p>
              </table:table-cell>
              <table:table-cell office:value-type="float" office:value="1539.93913979">
                <text:p>1539.93913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181">
                <text:p>19181</text:p>
              </table:table-cell>
              <table:table-cell office:value-type="float" office:value="1541.54608859">
                <text:p>1541.54608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191">
                <text:p>19191</text:p>
              </table:table-cell>
              <table:table-cell office:value-type="float" office:value="1543.15387539">
                <text:p>1543.15387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01">
                <text:p>19201</text:p>
              </table:table-cell>
              <table:table-cell office:value-type="float" office:value="1544.76250019">
                <text:p>1544.76250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11">
                <text:p>19211</text:p>
              </table:table-cell>
              <table:table-cell office:value-type="float" office:value="1546.37196299">
                <text:p>1546.37196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21">
                <text:p>19221</text:p>
              </table:table-cell>
              <table:table-cell office:value-type="float" office:value="1547.98226379">
                <text:p>1547.98226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31">
                <text:p>19231</text:p>
              </table:table-cell>
              <table:table-cell office:value-type="float" office:value="1549.59340259">
                <text:p>1549.59340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41">
                <text:p>19241</text:p>
              </table:table-cell>
              <table:table-cell office:value-type="float" office:value="1551.20537939">
                <text:p>1551.20537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51">
                <text:p>19251</text:p>
              </table:table-cell>
              <table:table-cell office:value-type="float" office:value="1552.81819419">
                <text:p>1552.81819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61">
                <text:p>19261</text:p>
              </table:table-cell>
              <table:table-cell office:value-type="float" office:value="1554.43184699">
                <text:p>1554.43184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71">
                <text:p>19271</text:p>
              </table:table-cell>
              <table:table-cell office:value-type="float" office:value="1556.04633779">
                <text:p>1556.04633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81">
                <text:p>19281</text:p>
              </table:table-cell>
              <table:table-cell office:value-type="float" office:value="1557.66166659">
                <text:p>1557.66166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91">
                <text:p>19291</text:p>
              </table:table-cell>
              <table:table-cell office:value-type="float" office:value="1559.27783339">
                <text:p>1559.27783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301">
                <text:p>19301</text:p>
              </table:table-cell>
              <table:table-cell office:value-type="float" office:value="1560.89483819">
                <text:p>1560.89483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311">
                <text:p>19311</text:p>
              </table:table-cell>
              <table:table-cell office:value-type="float" office:value="1562.51268099">
                <text:p>1562.51268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321">
                <text:p>19321</text:p>
              </table:table-cell>
              <table:table-cell office:value-type="float" office:value="1564.13136179">
                <text:p>1564.13136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331">
                <text:p>19331</text:p>
              </table:table-cell>
              <table:table-cell office:value-type="float" office:value="1565.75088059">
                <text:p>1565.75088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341">
                <text:p>19341</text:p>
              </table:table-cell>
              <table:table-cell office:value-type="float" office:value="1567.37123739">
                <text:p>1567.37123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351">
                <text:p>19351</text:p>
              </table:table-cell>
              <table:table-cell office:value-type="float" office:value="1568.99243219">
                <text:p>1568.99243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361">
                <text:p>19361</text:p>
              </table:table-cell>
              <table:table-cell office:value-type="float" office:value="1570.61446499">
                <text:p>1570.61446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371">
                <text:p>19371</text:p>
              </table:table-cell>
              <table:table-cell office:value-type="float" office:value="1572.23733579">
                <text:p>1572.23733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381">
                <text:p>19381</text:p>
              </table:table-cell>
              <table:table-cell office:value-type="float" office:value="1573.86104459">
                <text:p>1573.86104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391">
                <text:p>19391</text:p>
              </table:table-cell>
              <table:table-cell office:value-type="float" office:value="1575.48559139">
                <text:p>1575.48559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401">
                <text:p>19401</text:p>
              </table:table-cell>
              <table:table-cell office:value-type="float" office:value="1577.11097619">
                <text:p>1577.11097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411">
                <text:p>19411</text:p>
              </table:table-cell>
              <table:table-cell office:value-type="float" office:value="1578.73719899">
                <text:p>1578.73719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421">
                <text:p>19421</text:p>
              </table:table-cell>
              <table:table-cell office:value-type="float" office:value="1580.36425979">
                <text:p>1580.36425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431">
                <text:p>19431</text:p>
              </table:table-cell>
              <table:table-cell office:value-type="float" office:value="1581.99215859">
                <text:p>1581.99215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441">
                <text:p>19441</text:p>
              </table:table-cell>
              <table:table-cell office:value-type="float" office:value="1583.62089539">
                <text:p>1583.62089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451">
                <text:p>19451</text:p>
              </table:table-cell>
              <table:table-cell office:value-type="float" office:value="1585.25047019">
                <text:p>1585.25047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461">
                <text:p>19461</text:p>
              </table:table-cell>
              <table:table-cell office:value-type="float" office:value="1586.88088299">
                <text:p>1586.88088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471">
                <text:p>19471</text:p>
              </table:table-cell>
              <table:table-cell office:value-type="float" office:value="1588.51213379">
                <text:p>1588.51213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481">
                <text:p>19481</text:p>
              </table:table-cell>
              <table:table-cell office:value-type="float" office:value="1590.14422259">
                <text:p>1590.14422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491">
                <text:p>19491</text:p>
              </table:table-cell>
              <table:table-cell office:value-type="float" office:value="1591.77714939">
                <text:p>1591.77714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501">
                <text:p>19501</text:p>
              </table:table-cell>
              <table:table-cell office:value-type="float" office:value="1593.41091419">
                <text:p>1593.41091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511">
                <text:p>19511</text:p>
              </table:table-cell>
              <table:table-cell office:value-type="float" office:value="1595.04551699">
                <text:p>1595.04551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521">
                <text:p>19521</text:p>
              </table:table-cell>
              <table:table-cell office:value-type="float" office:value="1596.68095779">
                <text:p>1596.68095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531">
                <text:p>19531</text:p>
              </table:table-cell>
              <table:table-cell office:value-type="float" office:value="1598.31723659">
                <text:p>1598.31723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541">
                <text:p>19541</text:p>
              </table:table-cell>
              <table:table-cell office:value-type="float" office:value="1599.95435339">
                <text:p>1599.95435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551">
                <text:p>19551</text:p>
              </table:table-cell>
              <table:table-cell office:value-type="float" office:value="1601.59230819">
                <text:p>1601.59230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561">
                <text:p>19561</text:p>
              </table:table-cell>
              <table:table-cell office:value-type="float" office:value="1603.23110099">
                <text:p>1603.23110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571">
                <text:p>19571</text:p>
              </table:table-cell>
              <table:table-cell office:value-type="float" office:value="1604.87073179">
                <text:p>1604.87073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581">
                <text:p>19581</text:p>
              </table:table-cell>
              <table:table-cell office:value-type="float" office:value="1606.51120059">
                <text:p>1606.51120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591">
                <text:p>19591</text:p>
              </table:table-cell>
              <table:table-cell office:value-type="float" office:value="1608.15250739">
                <text:p>1608.15250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601">
                <text:p>19601</text:p>
              </table:table-cell>
              <table:table-cell office:value-type="float" office:value="1609.79465219">
                <text:p>1609.79465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611">
                <text:p>19611</text:p>
              </table:table-cell>
              <table:table-cell office:value-type="float" office:value="1611.43763499">
                <text:p>1611.43763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621">
                <text:p>19621</text:p>
              </table:table-cell>
              <table:table-cell office:value-type="float" office:value="1613.08145579">
                <text:p>1613.08145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631">
                <text:p>19631</text:p>
              </table:table-cell>
              <table:table-cell office:value-type="float" office:value="1614.72611459">
                <text:p>1614.72611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641">
                <text:p>19641</text:p>
              </table:table-cell>
              <table:table-cell office:value-type="float" office:value="1616.37161139">
                <text:p>1616.37161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651">
                <text:p>19651</text:p>
              </table:table-cell>
              <table:table-cell office:value-type="float" office:value="1618.01794619">
                <text:p>1618.01794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661">
                <text:p>19661</text:p>
              </table:table-cell>
              <table:table-cell office:value-type="float" office:value="1619.66511899">
                <text:p>1619.66511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671">
                <text:p>19671</text:p>
              </table:table-cell>
              <table:table-cell office:value-type="float" office:value="1621.31312979">
                <text:p>1621.31312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681">
                <text:p>19681</text:p>
              </table:table-cell>
              <table:table-cell office:value-type="float" office:value="1622.96197859">
                <text:p>1622.96197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691">
                <text:p>19691</text:p>
              </table:table-cell>
              <table:table-cell office:value-type="float" office:value="1624.61166539">
                <text:p>1624.61166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701">
                <text:p>19701</text:p>
              </table:table-cell>
              <table:table-cell office:value-type="float" office:value="1626.26219019">
                <text:p>1626.26219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711">
                <text:p>19711</text:p>
              </table:table-cell>
              <table:table-cell office:value-type="float" office:value="1627.91355299">
                <text:p>1627.91355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721">
                <text:p>19721</text:p>
              </table:table-cell>
              <table:table-cell office:value-type="float" office:value="1629.56575379">
                <text:p>1629.56575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731">
                <text:p>19731</text:p>
              </table:table-cell>
              <table:table-cell office:value-type="float" office:value="1631.21879259">
                <text:p>1631.21879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741">
                <text:p>19741</text:p>
              </table:table-cell>
              <table:table-cell office:value-type="float" office:value="1632.87266939">
                <text:p>1632.87266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751">
                <text:p>19751</text:p>
              </table:table-cell>
              <table:table-cell office:value-type="float" office:value="1634.52738419">
                <text:p>1634.52738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761">
                <text:p>19761</text:p>
              </table:table-cell>
              <table:table-cell office:value-type="float" office:value="1636.18293699">
                <text:p>1636.18293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771">
                <text:p>19771</text:p>
              </table:table-cell>
              <table:table-cell office:value-type="float" office:value="1637.83932779">
                <text:p>1637.83932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781">
                <text:p>19781</text:p>
              </table:table-cell>
              <table:table-cell office:value-type="float" office:value="1639.49655659">
                <text:p>1639.49655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791">
                <text:p>19791</text:p>
              </table:table-cell>
              <table:table-cell office:value-type="float" office:value="1641.15462339">
                <text:p>1641.15462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801">
                <text:p>19801</text:p>
              </table:table-cell>
              <table:table-cell office:value-type="float" office:value="1642.81352819">
                <text:p>1642.81352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811">
                <text:p>19811</text:p>
              </table:table-cell>
              <table:table-cell office:value-type="float" office:value="1644.47327099">
                <text:p>1644.47327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821">
                <text:p>19821</text:p>
              </table:table-cell>
              <table:table-cell office:value-type="float" office:value="1646.13385179">
                <text:p>1646.13385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831">
                <text:p>19831</text:p>
              </table:table-cell>
              <table:table-cell office:value-type="float" office:value="1647.79527059">
                <text:p>1647.79527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841">
                <text:p>19841</text:p>
              </table:table-cell>
              <table:table-cell office:value-type="float" office:value="1649.45752739">
                <text:p>1649.45752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851">
                <text:p>19851</text:p>
              </table:table-cell>
              <table:table-cell office:value-type="float" office:value="1651.12062219">
                <text:p>1651.12062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861">
                <text:p>19861</text:p>
              </table:table-cell>
              <table:table-cell office:value-type="float" office:value="1652.78455499">
                <text:p>1652.78455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871">
                <text:p>19871</text:p>
              </table:table-cell>
              <table:table-cell office:value-type="float" office:value="1654.44932579">
                <text:p>1654.44932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881">
                <text:p>19881</text:p>
              </table:table-cell>
              <table:table-cell office:value-type="float" office:value="1656.11493459">
                <text:p>1656.11493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891">
                <text:p>19891</text:p>
              </table:table-cell>
              <table:table-cell office:value-type="float" office:value="1657.78138139">
                <text:p>1657.78138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01">
                <text:p>19901</text:p>
              </table:table-cell>
              <table:table-cell office:value-type="float" office:value="1659.44866619">
                <text:p>1659.44866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11">
                <text:p>19911</text:p>
              </table:table-cell>
              <table:table-cell office:value-type="float" office:value="1661.11678899">
                <text:p>1661.11678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21">
                <text:p>19921</text:p>
              </table:table-cell>
              <table:table-cell office:value-type="float" office:value="1662.78574979">
                <text:p>1662.78574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31">
                <text:p>19931</text:p>
              </table:table-cell>
              <table:table-cell office:value-type="float" office:value="1664.45554859">
                <text:p>1664.45554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41">
                <text:p>19941</text:p>
              </table:table-cell>
              <table:table-cell office:value-type="float" office:value="1666.12618539">
                <text:p>1666.12618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51">
                <text:p>19951</text:p>
              </table:table-cell>
              <table:table-cell office:value-type="float" office:value="1667.79766019">
                <text:p>1667.79766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61">
                <text:p>19961</text:p>
              </table:table-cell>
              <table:table-cell office:value-type="float" office:value="1669.46997299">
                <text:p>1669.46997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71">
                <text:p>19971</text:p>
              </table:table-cell>
              <table:table-cell office:value-type="float" office:value="1671.14312379">
                <text:p>1671.14312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81">
                <text:p>19981</text:p>
              </table:table-cell>
              <table:table-cell office:value-type="float" office:value="1672.81711259">
                <text:p>1672.81711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91">
                <text:p>19991</text:p>
              </table:table-cell>
              <table:table-cell office:value-type="float" office:value="1674.49193939">
                <text:p>1674.49193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01">
                <text:p>20001</text:p>
              </table:table-cell>
              <table:table-cell office:value-type="float" office:value="1676.16760419">
                <text:p>1676.167604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4">
      <number:number number:decimal-places="0" number:min-integer-digits="1"/>
      <number:text>ms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4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4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14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6.078cm" svg:height="14.436cm" xlink:href=".." xlink:type="simple" chart:class="chart:scatter" chart:style-name="ch1">
        <chart:title svg:x="16.752cm" svg:y="0.424cm" chart:style-name="ch2">
          <text:p>Algorithme 2</text:p>
        </chart:title>
        <chart:subtitle svg:x="16.937cm" svg:y="1.491cm" chart:style-name="ch3">
          <text:p>Interpolation</text:p>
        </chart:subtitle>
        <chart:legend chart:legend-position="bottom" svg:x="14.656cm" svg:y="13.653cm" style:legend-expansion="wide" chart:style-name="ch4"/>
        <chart:plot-area chart:style-name="ch5" table:cell-range-address="Algo2.A2:Algo2.A16 Algo2.E1:Algo2.E1 Algo2.G2:Algo2.G16 Algo2.K1:Algo2.K1 Algo2.P6:Algo2.P406" chart:data-source-has-labels="row" svg:x="1.732cm" svg:y="2.75cm" svg:width="32.904cm" svg:height="9.634cm">
          <chartooo:coordinate-region svg:x="3.571cm" svg:y="2.949cm" svg:width="30.693cm" svg:height="8.788cm"/>
          <chart:axis chart:dimension="x" chart:name="primary-x" chart:style-name="ch6">
            <chart:title svg:x="16.777cm" svg:y="12.672cm" chart:style-name="ch7">
              <text:p>taille des données</text:p>
            </chart:title>
          </chart:axis>
          <chart:axis chart:dimension="y" chart:name="primary-y" chart:style-name="ch8">
            <chart:title svg:x="0.451cm" svg:y="8.087cm" chart:style-name="ch9">
              <text:p>temps</text:p>
            </chart:title>
            <chart:grid chart:style-name="ch10" chart:class="major"/>
          </chart:axis>
          <chart:series chart:style-name="ch11" chart:values-cell-range-address="Algo2.G2:Algo2.G16" chart:label-cell-address="Algo2.E1:Algo2.E1" chart:class="chart:scatter">
            <chart:domain table:cell-range-address="Algo2.A2:Algo2.A16"/>
            <chart:data-point chart:repeated="15"/>
          </chart:series>
          <chart:series chart:style-name="ch12" chart:values-cell-range-address="Algo2.P6:Algo2.P406" chart:label-cell-address="Algo2.K1:Algo2.K1" chart:class="chart:scatter">
            <chart:domain table:cell-range-address="Algo2.O6:Algo2.O406"/>
            <chart:data-point chart:repeated="4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Temps maximum</text:p>
                <draw:g>
                  <svg:desc>Algo2.E1:Algo2.E1</svg:desc>
                </draw:g>
              </table:table-cell>
              <table:table-cell office:value-type="string">
                <text:p>Colonne O</text:p>
              </table:table-cell>
              <table:table-cell office:value-type="string">
                <text:p>interpolation</text:p>
                <draw:g>
                  <svg:desc>Algo2.K1:Algo2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lgo2.A2:Algo2.A16</svg:desc>
                </draw:g>
              </table:table-cell>
              <table:table-cell office:value-type="float" office:value="NaN">
                <text:p>NaN</text:p>
                <draw:g>
                  <svg:desc>Algo2.G2:Algo2.G16</svg:desc>
                </draw:g>
              </table:table-cell>
              <table:table-cell office:value-type="float" office:value="1">
                <text:p>1</text:p>
                <draw:g>
                  <svg:desc>Algo2.O6:Algo2.O406</svg:desc>
                </draw:g>
              </table:table-cell>
              <table:table-cell office:value-type="float" office:value="0.00500492">
                <text:p>0.00500492</text:p>
                <draw:g>
                  <svg:desc>Algo2.P6:Algo2.P4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.06033852">
                <text:p>0.060338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0016">
                <text:p>0.00016</text:p>
              </table:table-cell>
              <table:table-cell office:value-type="float" office:value="21">
                <text:p>21</text:p>
              </table:table-cell>
              <table:table-cell office:value-type="float" office:value="0.14174412">
                <text:p>0.141744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0008">
                <text:p>0.0008</text:p>
              </table:table-cell>
              <table:table-cell office:value-type="float" office:value="31">
                <text:p>31</text:p>
              </table:table-cell>
              <table:table-cell office:value-type="float" office:value="0.27274172">
                <text:p>0.272741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0024">
                <text:p>0.0024</text:p>
              </table:table-cell>
              <table:table-cell office:value-type="float" office:value="41">
                <text:p>41</text:p>
              </table:table-cell>
              <table:table-cell office:value-type="float" office:value="0.47685132">
                <text:p>0.476851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0.016">
                <text:p>0.016</text:p>
              </table:table-cell>
              <table:table-cell office:value-type="float" office:value="51">
                <text:p>51</text:p>
              </table:table-cell>
              <table:table-cell office:value-type="float" office:value="0.77759292">
                <text:p>0.777592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0.16">
                <text:p>0.16</text:p>
              </table:table-cell>
              <table:table-cell office:value-type="float" office:value="61">
                <text:p>61</text:p>
              </table:table-cell>
              <table:table-cell office:value-type="float" office:value="1.19848652">
                <text:p>1.198486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.76">
                <text:p>1.76</text:p>
              </table:table-cell>
              <table:table-cell office:value-type="float" office:value="71">
                <text:p>71</text:p>
              </table:table-cell>
              <table:table-cell office:value-type="float" office:value="1.76305212">
                <text:p>1.763052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3.52">
                <text:p>3.52</text:p>
              </table:table-cell>
              <table:table-cell office:value-type="float" office:value="81">
                <text:p>81</text:p>
              </table:table-cell>
              <table:table-cell office:value-type="float" office:value="2.49480972">
                <text:p>2.494809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20">
                <text:p>20</text:p>
              </table:table-cell>
              <table:table-cell office:value-type="float" office:value="91">
                <text:p>91</text:p>
              </table:table-cell>
              <table:table-cell office:value-type="float" office:value="3.41727932">
                <text:p>3.417279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0">
                <text:p>400</text:p>
              </table:table-cell>
              <table:table-cell office:value-type="float" office:value="240">
                <text:p>240</text:p>
              </table:table-cell>
              <table:table-cell office:value-type="float" office:value="101">
                <text:p>101</text:p>
              </table:table-cell>
              <table:table-cell office:value-type="float" office:value="4.55398092">
                <text:p>4.553980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0">
                <text:p>800</text:p>
              </table:table-cell>
              <table:table-cell office:value-type="float" office:value="1993">
                <text:p>1993</text:p>
              </table:table-cell>
              <table:table-cell office:value-type="float" office:value="111">
                <text:p>111</text:p>
              </table:table-cell>
              <table:table-cell office:value-type="float" office:value="5.92843452">
                <text:p>5.928434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">
                <text:p>1000</text:p>
              </table:table-cell>
              <table:table-cell office:value-type="float" office:value="3905">
                <text:p>3905</text:p>
              </table:table-cell>
              <table:table-cell office:value-type="float" office:value="121">
                <text:p>121</text:p>
              </table:table-cell>
              <table:table-cell office:value-type="float" office:value="7.56416012">
                <text:p>7.564160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0">
                <text:p>2000</text:p>
              </table:table-cell>
              <table:table-cell office:value-type="float" office:value="31273">
                <text:p>31273</text:p>
              </table:table-cell>
              <table:table-cell office:value-type="float" office:value="131">
                <text:p>131</text:p>
              </table:table-cell>
              <table:table-cell office:value-type="float" office:value="9.48467772">
                <text:p>9.484677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00">
                <text:p>4000</text:p>
              </table:table-cell>
              <table:table-cell office:value-type="float" office:value="252191">
                <text:p>252191</text:p>
              </table:table-cell>
              <table:table-cell office:value-type="float" office:value="141">
                <text:p>141</text:p>
              </table:table-cell>
              <table:table-cell office:value-type="float" office:value="11.71350732">
                <text:p>11.713507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1">
                <text:p>151</text:p>
              </table:table-cell>
              <table:table-cell office:value-type="float" office:value="14.27416892">
                <text:p>14.274168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">
                <text:p>161</text:p>
              </table:table-cell>
              <table:table-cell office:value-type="float" office:value="17.19018252">
                <text:p>17.190182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1">
                <text:p>171</text:p>
              </table:table-cell>
              <table:table-cell office:value-type="float" office:value="20.48506812">
                <text:p>20.485068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1">
                <text:p>181</text:p>
              </table:table-cell>
              <table:table-cell office:value-type="float" office:value="24.18234572">
                <text:p>24.182345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1">
                <text:p>191</text:p>
              </table:table-cell>
              <table:table-cell office:value-type="float" office:value="28.30553532">
                <text:p>28.305535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">
                <text:p>201</text:p>
              </table:table-cell>
              <table:table-cell office:value-type="float" office:value="32.87815692">
                <text:p>32.878156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1">
                <text:p>211</text:p>
              </table:table-cell>
              <table:table-cell office:value-type="float" office:value="37.92373052">
                <text:p>37.923730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1">
                <text:p>221</text:p>
              </table:table-cell>
              <table:table-cell office:value-type="float" office:value="43.46577612">
                <text:p>43.465776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1">
                <text:p>231</text:p>
              </table:table-cell>
              <table:table-cell office:value-type="float" office:value="49.52781372">
                <text:p>49.527813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1">
                <text:p>241</text:p>
              </table:table-cell>
              <table:table-cell office:value-type="float" office:value="56.13336332">
                <text:p>56.133363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1">
                <text:p>251</text:p>
              </table:table-cell>
              <table:table-cell office:value-type="float" office:value="63.30594492">
                <text:p>63.305944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1">
                <text:p>261</text:p>
              </table:table-cell>
              <table:table-cell office:value-type="float" office:value="71.06907852">
                <text:p>71.069078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1">
                <text:p>271</text:p>
              </table:table-cell>
              <table:table-cell office:value-type="float" office:value="79.44628412">
                <text:p>79.446284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1">
                <text:p>281</text:p>
              </table:table-cell>
              <table:table-cell office:value-type="float" office:value="88.46108172">
                <text:p>88.461081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1">
                <text:p>291</text:p>
              </table:table-cell>
              <table:table-cell office:value-type="float" office:value="98.13699132">
                <text:p>98.136991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1">
                <text:p>301</text:p>
              </table:table-cell>
              <table:table-cell office:value-type="float" office:value="108.49753292">
                <text:p>108.497532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1">
                <text:p>311</text:p>
              </table:table-cell>
              <table:table-cell office:value-type="float" office:value="119.56622652">
                <text:p>119.566226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1">
                <text:p>321</text:p>
              </table:table-cell>
              <table:table-cell office:value-type="float" office:value="131.36659212">
                <text:p>131.366592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1">
                <text:p>331</text:p>
              </table:table-cell>
              <table:table-cell office:value-type="float" office:value="143.92214972">
                <text:p>143.922149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1">
                <text:p>341</text:p>
              </table:table-cell>
              <table:table-cell office:value-type="float" office:value="157.25641932">
                <text:p>157.256419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1">
                <text:p>351</text:p>
              </table:table-cell>
              <table:table-cell office:value-type="float" office:value="171.39292092">
                <text:p>171.392920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1">
                <text:p>361</text:p>
              </table:table-cell>
              <table:table-cell office:value-type="float" office:value="186.35517452">
                <text:p>186.355174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1">
                <text:p>371</text:p>
              </table:table-cell>
              <table:table-cell office:value-type="float" office:value="202.16670012">
                <text:p>202.166700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1">
                <text:p>381</text:p>
              </table:table-cell>
              <table:table-cell office:value-type="float" office:value="218.85101772">
                <text:p>218.851017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1">
                <text:p>391</text:p>
              </table:table-cell>
              <table:table-cell office:value-type="float" office:value="236.43164732">
                <text:p>236.431647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1">
                <text:p>401</text:p>
              </table:table-cell>
              <table:table-cell office:value-type="float" office:value="254.93210892">
                <text:p>254.932108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1">
                <text:p>411</text:p>
              </table:table-cell>
              <table:table-cell office:value-type="float" office:value="274.37592252">
                <text:p>274.375922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1">
                <text:p>421</text:p>
              </table:table-cell>
              <table:table-cell office:value-type="float" office:value="294.78660812">
                <text:p>294.786608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1">
                <text:p>431</text:p>
              </table:table-cell>
              <table:table-cell office:value-type="float" office:value="316.18768572">
                <text:p>316.187685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">
                <text:p>441</text:p>
              </table:table-cell>
              <table:table-cell office:value-type="float" office:value="338.60267532">
                <text:p>338.602675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1">
                <text:p>451</text:p>
              </table:table-cell>
              <table:table-cell office:value-type="float" office:value="362.05509692">
                <text:p>362.055096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1">
                <text:p>461</text:p>
              </table:table-cell>
              <table:table-cell office:value-type="float" office:value="386.56847052">
                <text:p>386.568470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1">
                <text:p>471</text:p>
              </table:table-cell>
              <table:table-cell office:value-type="float" office:value="412.16631612">
                <text:p>412.166316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1">
                <text:p>481</text:p>
              </table:table-cell>
              <table:table-cell office:value-type="float" office:value="438.87215372">
                <text:p>438.872153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1">
                <text:p>491</text:p>
              </table:table-cell>
              <table:table-cell office:value-type="float" office:value="466.70950332">
                <text:p>466.709503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1">
                <text:p>501</text:p>
              </table:table-cell>
              <table:table-cell office:value-type="float" office:value="495.70188492">
                <text:p>495.701884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1">
                <text:p>511</text:p>
              </table:table-cell>
              <table:table-cell office:value-type="float" office:value="525.87281852">
                <text:p>525.872818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1">
                <text:p>521</text:p>
              </table:table-cell>
              <table:table-cell office:value-type="float" office:value="557.24582412">
                <text:p>557.245824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1">
                <text:p>531</text:p>
              </table:table-cell>
              <table:table-cell office:value-type="float" office:value="589.84442172">
                <text:p>589.844421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1">
                <text:p>541</text:p>
              </table:table-cell>
              <table:table-cell office:value-type="float" office:value="623.69213132">
                <text:p>623.692131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1">
                <text:p>551</text:p>
              </table:table-cell>
              <table:table-cell office:value-type="float" office:value="658.81247292">
                <text:p>658.812472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1">
                <text:p>561</text:p>
              </table:table-cell>
              <table:table-cell office:value-type="float" office:value="695.22896652">
                <text:p>695.228966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1">
                <text:p>571</text:p>
              </table:table-cell>
              <table:table-cell office:value-type="float" office:value="732.96513212">
                <text:p>732.965132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1">
                <text:p>581</text:p>
              </table:table-cell>
              <table:table-cell office:value-type="float" office:value="772.04448972">
                <text:p>772.044489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1">
                <text:p>591</text:p>
              </table:table-cell>
              <table:table-cell office:value-type="float" office:value="812.49055932">
                <text:p>812.490559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1">
                <text:p>601</text:p>
              </table:table-cell>
              <table:table-cell office:value-type="float" office:value="854.32686092">
                <text:p>854.326860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1">
                <text:p>611</text:p>
              </table:table-cell>
              <table:table-cell office:value-type="float" office:value="897.57691452">
                <text:p>897.576914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1">
                <text:p>621</text:p>
              </table:table-cell>
              <table:table-cell office:value-type="float" office:value="942.26424012">
                <text:p>942.264240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1">
                <text:p>631</text:p>
              </table:table-cell>
              <table:table-cell office:value-type="float" office:value="988.41235772">
                <text:p>988.412357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1">
                <text:p>641</text:p>
              </table:table-cell>
              <table:table-cell office:value-type="float" office:value="1036.04478732">
                <text:p>1036.044787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1">
                <text:p>651</text:p>
              </table:table-cell>
              <table:table-cell office:value-type="float" office:value="1085.18504892">
                <text:p>1085.185048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1">
                <text:p>661</text:p>
              </table:table-cell>
              <table:table-cell office:value-type="float" office:value="1135.85666252">
                <text:p>1135.856662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1">
                <text:p>671</text:p>
              </table:table-cell>
              <table:table-cell office:value-type="float" office:value="1188.08314812">
                <text:p>1188.083148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1">
                <text:p>681</text:p>
              </table:table-cell>
              <table:table-cell office:value-type="float" office:value="1241.88802572">
                <text:p>1241.888025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1">
                <text:p>691</text:p>
              </table:table-cell>
              <table:table-cell office:value-type="float" office:value="1297.29481532">
                <text:p>1297.294815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1">
                <text:p>701</text:p>
              </table:table-cell>
              <table:table-cell office:value-type="float" office:value="1354.32703692">
                <text:p>1354.327036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1">
                <text:p>711</text:p>
              </table:table-cell>
              <table:table-cell office:value-type="float" office:value="1413.00821052">
                <text:p>1413.008210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1">
                <text:p>721</text:p>
              </table:table-cell>
              <table:table-cell office:value-type="float" office:value="1473.36185612">
                <text:p>1473.361856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1">
                <text:p>731</text:p>
              </table:table-cell>
              <table:table-cell office:value-type="float" office:value="1535.41149372">
                <text:p>1535.411493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1">
                <text:p>741</text:p>
              </table:table-cell>
              <table:table-cell office:value-type="float" office:value="1599.18064332">
                <text:p>1599.180643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1">
                <text:p>751</text:p>
              </table:table-cell>
              <table:table-cell office:value-type="float" office:value="1664.69282492">
                <text:p>1664.692824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1">
                <text:p>761</text:p>
              </table:table-cell>
              <table:table-cell office:value-type="float" office:value="1731.97155852">
                <text:p>1731.971558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1">
                <text:p>771</text:p>
              </table:table-cell>
              <table:table-cell office:value-type="float" office:value="1801.04036412">
                <text:p>1801.040364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1">
                <text:p>781</text:p>
              </table:table-cell>
              <table:table-cell office:value-type="float" office:value="1871.92276172">
                <text:p>1871.922761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1">
                <text:p>791</text:p>
              </table:table-cell>
              <table:table-cell office:value-type="float" office:value="1944.64227132">
                <text:p>1944.642271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1">
                <text:p>801</text:p>
              </table:table-cell>
              <table:table-cell office:value-type="float" office:value="2019.22241292">
                <text:p>2019.222412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1">
                <text:p>811</text:p>
              </table:table-cell>
              <table:table-cell office:value-type="float" office:value="2095.68670652">
                <text:p>2095.686706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1">
                <text:p>821</text:p>
              </table:table-cell>
              <table:table-cell office:value-type="float" office:value="2174.05867212">
                <text:p>2174.058672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  <table:table-cell office:value-type="float" office:value="2254.36182972">
                <text:p>2254.361829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1">
                <text:p>841</text:p>
              </table:table-cell>
              <table:table-cell office:value-type="float" office:value="2336.61969932">
                <text:p>2336.619699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1">
                <text:p>851</text:p>
              </table:table-cell>
              <table:table-cell office:value-type="float" office:value="2420.85580092">
                <text:p>2420.855800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1">
                <text:p>861</text:p>
              </table:table-cell>
              <table:table-cell office:value-type="float" office:value="2507.09365452">
                <text:p>2507.093654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1">
                <text:p>871</text:p>
              </table:table-cell>
              <table:table-cell office:value-type="float" office:value="2595.35678012">
                <text:p>2595.356780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1">
                <text:p>881</text:p>
              </table:table-cell>
              <table:table-cell office:value-type="float" office:value="2685.66869772">
                <text:p>2685.668697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1">
                <text:p>891</text:p>
              </table:table-cell>
              <table:table-cell office:value-type="float" office:value="2778.05292732">
                <text:p>2778.052927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1">
                <text:p>901</text:p>
              </table:table-cell>
              <table:table-cell office:value-type="float" office:value="2872.53298892">
                <text:p>2872.532988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1">
                <text:p>911</text:p>
              </table:table-cell>
              <table:table-cell office:value-type="float" office:value="2969.13240252">
                <text:p>2969.132402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1">
                <text:p>921</text:p>
              </table:table-cell>
              <table:table-cell office:value-type="float" office:value="3067.87468812">
                <text:p>3067.874688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1">
                <text:p>931</text:p>
              </table:table-cell>
              <table:table-cell office:value-type="float" office:value="3168.78336572">
                <text:p>3168.783365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1">
                <text:p>941</text:p>
              </table:table-cell>
              <table:table-cell office:value-type="float" office:value="3271.88195532">
                <text:p>3271.881955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1">
                <text:p>951</text:p>
              </table:table-cell>
              <table:table-cell office:value-type="float" office:value="3377.19397692">
                <text:p>3377.193976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1">
                <text:p>961</text:p>
              </table:table-cell>
              <table:table-cell office:value-type="float" office:value="3484.74295052">
                <text:p>3484.742950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1">
                <text:p>971</text:p>
              </table:table-cell>
              <table:table-cell office:value-type="float" office:value="3594.55239612">
                <text:p>3594.552396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1">
                <text:p>981</text:p>
              </table:table-cell>
              <table:table-cell office:value-type="float" office:value="3706.64583372">
                <text:p>3706.645833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1">
                <text:p>991</text:p>
              </table:table-cell>
              <table:table-cell office:value-type="float" office:value="3821.04678332">
                <text:p>3821.046783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1">
                <text:p>1001</text:p>
              </table:table-cell>
              <table:table-cell office:value-type="float" office:value="3937.77876492">
                <text:p>3937.778764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1">
                <text:p>1011</text:p>
              </table:table-cell>
              <table:table-cell office:value-type="float" office:value="4056.86529852">
                <text:p>4056.865298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1">
                <text:p>1021</text:p>
              </table:table-cell>
              <table:table-cell office:value-type="float" office:value="4178.32990412">
                <text:p>4178.329904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1">
                <text:p>1031</text:p>
              </table:table-cell>
              <table:table-cell office:value-type="float" office:value="4302.19610172">
                <text:p>4302.196101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1">
                <text:p>1041</text:p>
              </table:table-cell>
              <table:table-cell office:value-type="float" office:value="4428.48741132">
                <text:p>4428.487411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1">
                <text:p>1051</text:p>
              </table:table-cell>
              <table:table-cell office:value-type="float" office:value="4557.22735292">
                <text:p>4557.227352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1">
                <text:p>1061</text:p>
              </table:table-cell>
              <table:table-cell office:value-type="float" office:value="4688.43944652">
                <text:p>4688.439446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1">
                <text:p>1071</text:p>
              </table:table-cell>
              <table:table-cell office:value-type="float" office:value="4822.14721212">
                <text:p>4822.147212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1">
                <text:p>1081</text:p>
              </table:table-cell>
              <table:table-cell office:value-type="float" office:value="4958.37416972">
                <text:p>4958.374169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1">
                <text:p>1091</text:p>
              </table:table-cell>
              <table:table-cell office:value-type="float" office:value="5097.14383932">
                <text:p>5097.143839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1">
                <text:p>1101</text:p>
              </table:table-cell>
              <table:table-cell office:value-type="float" office:value="5238.47974092">
                <text:p>5238.479740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1">
                <text:p>1111</text:p>
              </table:table-cell>
              <table:table-cell office:value-type="float" office:value="5382.40539452">
                <text:p>5382.405394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1">
                <text:p>1121</text:p>
              </table:table-cell>
              <table:table-cell office:value-type="float" office:value="5528.94432012">
                <text:p>5528.944320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1">
                <text:p>1131</text:p>
              </table:table-cell>
              <table:table-cell office:value-type="float" office:value="5678.12003772">
                <text:p>5678.120037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1">
                <text:p>1141</text:p>
              </table:table-cell>
              <table:table-cell office:value-type="float" office:value="5829.95606732">
                <text:p>5829.956067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1">
                <text:p>1151</text:p>
              </table:table-cell>
              <table:table-cell office:value-type="float" office:value="5984.47592892">
                <text:p>5984.475928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1">
                <text:p>1161</text:p>
              </table:table-cell>
              <table:table-cell office:value-type="float" office:value="6141.70314252">
                <text:p>6141.703142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1">
                <text:p>1171</text:p>
              </table:table-cell>
              <table:table-cell office:value-type="float" office:value="6301.66122812">
                <text:p>6301.661228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1">
                <text:p>1181</text:p>
              </table:table-cell>
              <table:table-cell office:value-type="float" office:value="6464.37370572">
                <text:p>6464.373705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1">
                <text:p>1191</text:p>
              </table:table-cell>
              <table:table-cell office:value-type="float" office:value="6629.86409532">
                <text:p>6629.864095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1">
                <text:p>1201</text:p>
              </table:table-cell>
              <table:table-cell office:value-type="float" office:value="6798.15591692">
                <text:p>6798.155916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1">
                <text:p>1211</text:p>
              </table:table-cell>
              <table:table-cell office:value-type="float" office:value="6969.27269052">
                <text:p>6969.272690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1">
                <text:p>1221</text:p>
              </table:table-cell>
              <table:table-cell office:value-type="float" office:value="7143.23793612">
                <text:p>7143.237936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1">
                <text:p>1231</text:p>
              </table:table-cell>
              <table:table-cell office:value-type="float" office:value="7320.07517372">
                <text:p>7320.075173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1">
                <text:p>1241</text:p>
              </table:table-cell>
              <table:table-cell office:value-type="float" office:value="7499.80792332">
                <text:p>7499.807923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1">
                <text:p>1251</text:p>
              </table:table-cell>
              <table:table-cell office:value-type="float" office:value="7682.45970492">
                <text:p>7682.459704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1">
                <text:p>1261</text:p>
              </table:table-cell>
              <table:table-cell office:value-type="float" office:value="7868.05403852">
                <text:p>7868.054038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1">
                <text:p>1271</text:p>
              </table:table-cell>
              <table:table-cell office:value-type="float" office:value="8056.61444412">
                <text:p>8056.614444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1">
                <text:p>1281</text:p>
              </table:table-cell>
              <table:table-cell office:value-type="float" office:value="8248.16444172">
                <text:p>8248.164441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1">
                <text:p>1291</text:p>
              </table:table-cell>
              <table:table-cell office:value-type="float" office:value="8442.72755132">
                <text:p>8442.727551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1">
                <text:p>1301</text:p>
              </table:table-cell>
              <table:table-cell office:value-type="float" office:value="8640.32729292">
                <text:p>8640.327292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11">
                <text:p>1311</text:p>
              </table:table-cell>
              <table:table-cell office:value-type="float" office:value="8840.98718652">
                <text:p>8840.987186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21">
                <text:p>1321</text:p>
              </table:table-cell>
              <table:table-cell office:value-type="float" office:value="9044.73075212">
                <text:p>9044.730752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1">
                <text:p>1331</text:p>
              </table:table-cell>
              <table:table-cell office:value-type="float" office:value="9251.58150972">
                <text:p>9251.581509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41">
                <text:p>1341</text:p>
              </table:table-cell>
              <table:table-cell office:value-type="float" office:value="9461.56297932">
                <text:p>9461.562979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1">
                <text:p>1351</text:p>
              </table:table-cell>
              <table:table-cell office:value-type="float" office:value="9674.69868092">
                <text:p>9674.698680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1">
                <text:p>1361</text:p>
              </table:table-cell>
              <table:table-cell office:value-type="float" office:value="9891.01213452">
                <text:p>9891.012134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71">
                <text:p>1371</text:p>
              </table:table-cell>
              <table:table-cell office:value-type="float" office:value="10110.52686012">
                <text:p>10110.526860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81">
                <text:p>1381</text:p>
              </table:table-cell>
              <table:table-cell office:value-type="float" office:value="10333.26637772">
                <text:p>10333.266377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91">
                <text:p>1391</text:p>
              </table:table-cell>
              <table:table-cell office:value-type="float" office:value="10559.25420732">
                <text:p>10559.254207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1">
                <text:p>1401</text:p>
              </table:table-cell>
              <table:table-cell office:value-type="float" office:value="10788.51386892">
                <text:p>10788.513868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1">
                <text:p>1411</text:p>
              </table:table-cell>
              <table:table-cell office:value-type="float" office:value="11021.06888252">
                <text:p>11021.068882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21">
                <text:p>1421</text:p>
              </table:table-cell>
              <table:table-cell office:value-type="float" office:value="11256.94276812">
                <text:p>11256.942768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31">
                <text:p>1431</text:p>
              </table:table-cell>
              <table:table-cell office:value-type="float" office:value="11496.15904572">
                <text:p>11496.159045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1">
                <text:p>1441</text:p>
              </table:table-cell>
              <table:table-cell office:value-type="float" office:value="11738.74123532">
                <text:p>11738.741235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51">
                <text:p>1451</text:p>
              </table:table-cell>
              <table:table-cell office:value-type="float" office:value="11984.71285692">
                <text:p>11984.712856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61">
                <text:p>1461</text:p>
              </table:table-cell>
              <table:table-cell office:value-type="float" office:value="12234.09743052">
                <text:p>12234.097430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71">
                <text:p>1471</text:p>
              </table:table-cell>
              <table:table-cell office:value-type="float" office:value="12486.91847612">
                <text:p>12486.918476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81">
                <text:p>1481</text:p>
              </table:table-cell>
              <table:table-cell office:value-type="float" office:value="12743.19951372">
                <text:p>12743.199513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1">
                <text:p>1491</text:p>
              </table:table-cell>
              <table:table-cell office:value-type="float" office:value="13002.96406332">
                <text:p>13002.964063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1">
                <text:p>1501</text:p>
              </table:table-cell>
              <table:table-cell office:value-type="float" office:value="13266.23564492">
                <text:p>13266.235644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11">
                <text:p>1511</text:p>
              </table:table-cell>
              <table:table-cell office:value-type="float" office:value="13533.03777852">
                <text:p>13533.037778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21">
                <text:p>1521</text:p>
              </table:table-cell>
              <table:table-cell office:value-type="float" office:value="13803.39398412">
                <text:p>13803.393984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31">
                <text:p>1531</text:p>
              </table:table-cell>
              <table:table-cell office:value-type="float" office:value="14077.32778172">
                <text:p>14077.327781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1">
                <text:p>1541</text:p>
              </table:table-cell>
              <table:table-cell office:value-type="float" office:value="14354.86269132">
                <text:p>14354.862691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1">
                <text:p>1551</text:p>
              </table:table-cell>
              <table:table-cell office:value-type="float" office:value="14636.02223292">
                <text:p>14636.022232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61">
                <text:p>1561</text:p>
              </table:table-cell>
              <table:table-cell office:value-type="float" office:value="14920.82992652">
                <text:p>14920.829926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1">
                <text:p>1571</text:p>
              </table:table-cell>
              <table:table-cell office:value-type="float" office:value="15209.30929212">
                <text:p>15209.309292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1">
                <text:p>1581</text:p>
              </table:table-cell>
              <table:table-cell office:value-type="float" office:value="15501.48384972">
                <text:p>15501.483849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1">
                <text:p>1591</text:p>
              </table:table-cell>
              <table:table-cell office:value-type="float" office:value="15797.37711932">
                <text:p>15797.377119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1">
                <text:p>1601</text:p>
              </table:table-cell>
              <table:table-cell office:value-type="float" office:value="16097.01262092">
                <text:p>16097.012620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1">
                <text:p>1611</text:p>
              </table:table-cell>
              <table:table-cell office:value-type="float" office:value="16400.41387452">
                <text:p>16400.413874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1">
                <text:p>1621</text:p>
              </table:table-cell>
              <table:table-cell office:value-type="float" office:value="16707.60440012">
                <text:p>16707.604400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31">
                <text:p>1631</text:p>
              </table:table-cell>
              <table:table-cell office:value-type="float" office:value="17018.60771772">
                <text:p>17018.607717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41">
                <text:p>1641</text:p>
              </table:table-cell>
              <table:table-cell office:value-type="float" office:value="17333.44734732">
                <text:p>17333.447347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1">
                <text:p>1651</text:p>
              </table:table-cell>
              <table:table-cell office:value-type="float" office:value="17652.14680892">
                <text:p>17652.146808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1">
                <text:p>1661</text:p>
              </table:table-cell>
              <table:table-cell office:value-type="float" office:value="17974.72962252">
                <text:p>17974.729622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71">
                <text:p>1671</text:p>
              </table:table-cell>
              <table:table-cell office:value-type="float" office:value="18301.21930812">
                <text:p>18301.219308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81">
                <text:p>1681</text:p>
              </table:table-cell>
              <table:table-cell office:value-type="float" office:value="18631.63938572">
                <text:p>18631.639385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1">
                <text:p>1691</text:p>
              </table:table-cell>
              <table:table-cell office:value-type="float" office:value="18966.01337532">
                <text:p>18966.013375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1">
                <text:p>1701</text:p>
              </table:table-cell>
              <table:table-cell office:value-type="float" office:value="19304.36479692">
                <text:p>19304.364796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11">
                <text:p>1711</text:p>
              </table:table-cell>
              <table:table-cell office:value-type="float" office:value="19646.71717052">
                <text:p>19646.717170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21">
                <text:p>1721</text:p>
              </table:table-cell>
              <table:table-cell office:value-type="float" office:value="19993.09401612">
                <text:p>19993.094016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31">
                <text:p>1731</text:p>
              </table:table-cell>
              <table:table-cell office:value-type="float" office:value="20343.51885372">
                <text:p>20343.518853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41">
                <text:p>1741</text:p>
              </table:table-cell>
              <table:table-cell office:value-type="float" office:value="20698.01520332">
                <text:p>20698.015203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1">
                <text:p>1751</text:p>
              </table:table-cell>
              <table:table-cell office:value-type="float" office:value="21056.60658492">
                <text:p>21056.606584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61">
                <text:p>1761</text:p>
              </table:table-cell>
              <table:table-cell office:value-type="float" office:value="21419.31651852">
                <text:p>21419.316518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71">
                <text:p>1771</text:p>
              </table:table-cell>
              <table:table-cell office:value-type="float" office:value="21786.16852412">
                <text:p>21786.168524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81">
                <text:p>1781</text:p>
              </table:table-cell>
              <table:table-cell office:value-type="float" office:value="22157.18612172">
                <text:p>22157.186121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91">
                <text:p>1791</text:p>
              </table:table-cell>
              <table:table-cell office:value-type="float" office:value="22532.39283132">
                <text:p>22532.392831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1">
                <text:p>1801</text:p>
              </table:table-cell>
              <table:table-cell office:value-type="float" office:value="22911.81217292">
                <text:p>22911.812172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11">
                <text:p>1811</text:p>
              </table:table-cell>
              <table:table-cell office:value-type="float" office:value="23295.46766652">
                <text:p>23295.467666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1">
                <text:p>1821</text:p>
              </table:table-cell>
              <table:table-cell office:value-type="float" office:value="23683.38283212">
                <text:p>23683.382832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31">
                <text:p>1831</text:p>
              </table:table-cell>
              <table:table-cell office:value-type="float" office:value="24075.58118972">
                <text:p>24075.581189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41">
                <text:p>1841</text:p>
              </table:table-cell>
              <table:table-cell office:value-type="float" office:value="24472.08625932">
                <text:p>24472.086259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1">
                <text:p>1851</text:p>
              </table:table-cell>
              <table:table-cell office:value-type="float" office:value="24872.92156092">
                <text:p>24872.921560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61">
                <text:p>1861</text:p>
              </table:table-cell>
              <table:table-cell office:value-type="float" office:value="25278.11061452">
                <text:p>25278.110614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71">
                <text:p>1871</text:p>
              </table:table-cell>
              <table:table-cell office:value-type="float" office:value="25687.67694012">
                <text:p>25687.676940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81">
                <text:p>1881</text:p>
              </table:table-cell>
              <table:table-cell office:value-type="float" office:value="26101.64405772">
                <text:p>26101.644057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91">
                <text:p>1891</text:p>
              </table:table-cell>
              <table:table-cell office:value-type="float" office:value="26520.03548732">
                <text:p>26520.035487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1">
                <text:p>1901</text:p>
              </table:table-cell>
              <table:table-cell office:value-type="float" office:value="26942.87474892">
                <text:p>26942.874748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11">
                <text:p>1911</text:p>
              </table:table-cell>
              <table:table-cell office:value-type="float" office:value="27370.18536252">
                <text:p>27370.185362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1">
                <text:p>1921</text:p>
              </table:table-cell>
              <table:table-cell office:value-type="float" office:value="27801.99084812">
                <text:p>27801.990848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31">
                <text:p>1931</text:p>
              </table:table-cell>
              <table:table-cell office:value-type="float" office:value="28238.31472572">
                <text:p>28238.314725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41">
                <text:p>1941</text:p>
              </table:table-cell>
              <table:table-cell office:value-type="float" office:value="28679.18051532">
                <text:p>28679.180515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51">
                <text:p>1951</text:p>
              </table:table-cell>
              <table:table-cell office:value-type="float" office:value="29124.61173692">
                <text:p>29124.611736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61">
                <text:p>1961</text:p>
              </table:table-cell>
              <table:table-cell office:value-type="float" office:value="29574.63191052">
                <text:p>29574.631910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71">
                <text:p>1971</text:p>
              </table:table-cell>
              <table:table-cell office:value-type="float" office:value="30029.26455612">
                <text:p>30029.264556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81">
                <text:p>1981</text:p>
              </table:table-cell>
              <table:table-cell office:value-type="float" office:value="30488.53319372">
                <text:p>30488.533193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1">
                <text:p>1991</text:p>
              </table:table-cell>
              <table:table-cell office:value-type="float" office:value="30952.46134332">
                <text:p>30952.461343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1">
                <text:p>2001</text:p>
              </table:table-cell>
              <table:table-cell office:value-type="float" office:value="31421.07252492">
                <text:p>31421.072524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1">
                <text:p>2011</text:p>
              </table:table-cell>
              <table:table-cell office:value-type="float" office:value="31894.39025852">
                <text:p>31894.390258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1">
                <text:p>2021</text:p>
              </table:table-cell>
              <table:table-cell office:value-type="float" office:value="32372.43806412">
                <text:p>32372.438064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1">
                <text:p>2031</text:p>
              </table:table-cell>
              <table:table-cell office:value-type="float" office:value="32855.23946172">
                <text:p>32855.239461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1">
                <text:p>2041</text:p>
              </table:table-cell>
              <table:table-cell office:value-type="float" office:value="33342.81797132">
                <text:p>33342.817971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1">
                <text:p>2051</text:p>
              </table:table-cell>
              <table:table-cell office:value-type="float" office:value="33835.19711292">
                <text:p>33835.197112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61">
                <text:p>2061</text:p>
              </table:table-cell>
              <table:table-cell office:value-type="float" office:value="34332.40040652">
                <text:p>34332.400406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71">
                <text:p>2071</text:p>
              </table:table-cell>
              <table:table-cell office:value-type="float" office:value="34834.45137212">
                <text:p>34834.451372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81">
                <text:p>2081</text:p>
              </table:table-cell>
              <table:table-cell office:value-type="float" office:value="35341.37352972">
                <text:p>35341.373529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1">
                <text:p>2091</text:p>
              </table:table-cell>
              <table:table-cell office:value-type="float" office:value="35853.19039932">
                <text:p>35853.190399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01">
                <text:p>2101</text:p>
              </table:table-cell>
              <table:table-cell office:value-type="float" office:value="36369.92550092">
                <text:p>36369.925500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11">
                <text:p>2111</text:p>
              </table:table-cell>
              <table:table-cell office:value-type="float" office:value="36891.60235452">
                <text:p>36891.602354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21">
                <text:p>2121</text:p>
              </table:table-cell>
              <table:table-cell office:value-type="float" office:value="37418.24448012">
                <text:p>37418.244480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31">
                <text:p>2131</text:p>
              </table:table-cell>
              <table:table-cell office:value-type="float" office:value="37949.87539772">
                <text:p>37949.875397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41">
                <text:p>2141</text:p>
              </table:table-cell>
              <table:table-cell office:value-type="float" office:value="38486.51862732">
                <text:p>38486.518627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51">
                <text:p>2151</text:p>
              </table:table-cell>
              <table:table-cell office:value-type="float" office:value="39028.19768892">
                <text:p>39028.197688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1">
                <text:p>2161</text:p>
              </table:table-cell>
              <table:table-cell office:value-type="float" office:value="39574.93610252">
                <text:p>39574.936102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71">
                <text:p>2171</text:p>
              </table:table-cell>
              <table:table-cell office:value-type="float" office:value="40126.75738812">
                <text:p>40126.757388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81">
                <text:p>2181</text:p>
              </table:table-cell>
              <table:table-cell office:value-type="float" office:value="40683.68506572">
                <text:p>40683.685065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91">
                <text:p>2191</text:p>
              </table:table-cell>
              <table:table-cell office:value-type="float" office:value="41245.74265532">
                <text:p>41245.742655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01">
                <text:p>2201</text:p>
              </table:table-cell>
              <table:table-cell office:value-type="float" office:value="41812.95367692">
                <text:p>41812.953676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11">
                <text:p>2211</text:p>
              </table:table-cell>
              <table:table-cell office:value-type="float" office:value="42385.34165052">
                <text:p>42385.341650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21">
                <text:p>2221</text:p>
              </table:table-cell>
              <table:table-cell office:value-type="float" office:value="42962.93009612">
                <text:p>42962.930096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31">
                <text:p>2231</text:p>
              </table:table-cell>
              <table:table-cell office:value-type="float" office:value="43545.74253372">
                <text:p>43545.742533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41">
                <text:p>2241</text:p>
              </table:table-cell>
              <table:table-cell office:value-type="float" office:value="44133.80248332">
                <text:p>44133.802483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51">
                <text:p>2251</text:p>
              </table:table-cell>
              <table:table-cell office:value-type="float" office:value="44727.13346492">
                <text:p>44727.133464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61">
                <text:p>2261</text:p>
              </table:table-cell>
              <table:table-cell office:value-type="float" office:value="45325.75899852">
                <text:p>45325.758998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71">
                <text:p>2271</text:p>
              </table:table-cell>
              <table:table-cell office:value-type="float" office:value="45929.70260412">
                <text:p>45929.702604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81">
                <text:p>2281</text:p>
              </table:table-cell>
              <table:table-cell office:value-type="float" office:value="46538.98780172">
                <text:p>46538.987801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91">
                <text:p>2291</text:p>
              </table:table-cell>
              <table:table-cell office:value-type="float" office:value="47153.63811132">
                <text:p>47153.638111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01">
                <text:p>2301</text:p>
              </table:table-cell>
              <table:table-cell office:value-type="float" office:value="47773.67705292">
                <text:p>47773.677052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11">
                <text:p>2311</text:p>
              </table:table-cell>
              <table:table-cell office:value-type="float" office:value="48399.12814652">
                <text:p>48399.128146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21">
                <text:p>2321</text:p>
              </table:table-cell>
              <table:table-cell office:value-type="float" office:value="49030.01491212">
                <text:p>49030.014912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31">
                <text:p>2331</text:p>
              </table:table-cell>
              <table:table-cell office:value-type="float" office:value="49666.36086972">
                <text:p>49666.360869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41">
                <text:p>2341</text:p>
              </table:table-cell>
              <table:table-cell office:value-type="float" office:value="50308.18953932">
                <text:p>50308.189539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51">
                <text:p>2351</text:p>
              </table:table-cell>
              <table:table-cell office:value-type="float" office:value="50955.52444092">
                <text:p>50955.524440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61">
                <text:p>2361</text:p>
              </table:table-cell>
              <table:table-cell office:value-type="float" office:value="51608.38909452">
                <text:p>51608.389094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71">
                <text:p>2371</text:p>
              </table:table-cell>
              <table:table-cell office:value-type="float" office:value="52266.80702012">
                <text:p>52266.807020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81">
                <text:p>2381</text:p>
              </table:table-cell>
              <table:table-cell office:value-type="float" office:value="52930.80173772">
                <text:p>52930.801737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91">
                <text:p>2391</text:p>
              </table:table-cell>
              <table:table-cell office:value-type="float" office:value="53600.39676732">
                <text:p>53600.396767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01">
                <text:p>2401</text:p>
              </table:table-cell>
              <table:table-cell office:value-type="float" office:value="54275.61562892">
                <text:p>54275.615628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11">
                <text:p>2411</text:p>
              </table:table-cell>
              <table:table-cell office:value-type="float" office:value="54956.48184252">
                <text:p>54956.481842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21">
                <text:p>2421</text:p>
              </table:table-cell>
              <table:table-cell office:value-type="float" office:value="55643.01892812">
                <text:p>55643.018928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31">
                <text:p>2431</text:p>
              </table:table-cell>
              <table:table-cell office:value-type="float" office:value="56335.25040572">
                <text:p>56335.250405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41">
                <text:p>2441</text:p>
              </table:table-cell>
              <table:table-cell office:value-type="float" office:value="57033.19979532">
                <text:p>57033.199795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51">
                <text:p>2451</text:p>
              </table:table-cell>
              <table:table-cell office:value-type="float" office:value="57736.89061692">
                <text:p>57736.890616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61">
                <text:p>2461</text:p>
              </table:table-cell>
              <table:table-cell office:value-type="float" office:value="58446.34639052">
                <text:p>58446.346390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71">
                <text:p>2471</text:p>
              </table:table-cell>
              <table:table-cell office:value-type="float" office:value="59161.59063612">
                <text:p>59161.590636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81">
                <text:p>2481</text:p>
              </table:table-cell>
              <table:table-cell office:value-type="float" office:value="59882.64687372">
                <text:p>59882.646873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91">
                <text:p>2491</text:p>
              </table:table-cell>
              <table:table-cell office:value-type="float" office:value="60609.53862332">
                <text:p>60609.538623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1">
                <text:p>2501</text:p>
              </table:table-cell>
              <table:table-cell office:value-type="float" office:value="61342.28940492">
                <text:p>61342.289404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11">
                <text:p>2511</text:p>
              </table:table-cell>
              <table:table-cell office:value-type="float" office:value="62080.92273852">
                <text:p>62080.922738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21">
                <text:p>2521</text:p>
              </table:table-cell>
              <table:table-cell office:value-type="float" office:value="62825.46214412">
                <text:p>62825.462144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31">
                <text:p>2531</text:p>
              </table:table-cell>
              <table:table-cell office:value-type="float" office:value="63575.93114172">
                <text:p>63575.931141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41">
                <text:p>2541</text:p>
              </table:table-cell>
              <table:table-cell office:value-type="float" office:value="64332.35325132">
                <text:p>64332.353251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51">
                <text:p>2551</text:p>
              </table:table-cell>
              <table:table-cell office:value-type="float" office:value="65094.75199292">
                <text:p>65094.751992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61">
                <text:p>2561</text:p>
              </table:table-cell>
              <table:table-cell office:value-type="float" office:value="65863.15088652">
                <text:p>65863.150886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71">
                <text:p>2571</text:p>
              </table:table-cell>
              <table:table-cell office:value-type="float" office:value="66637.57345212">
                <text:p>66637.573452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81">
                <text:p>2581</text:p>
              </table:table-cell>
              <table:table-cell office:value-type="float" office:value="67418.04320972">
                <text:p>67418.043209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91">
                <text:p>2591</text:p>
              </table:table-cell>
              <table:table-cell office:value-type="float" office:value="68204.58367932">
                <text:p>68204.583679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01">
                <text:p>2601</text:p>
              </table:table-cell>
              <table:table-cell office:value-type="float" office:value="68997.21838092">
                <text:p>68997.218380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11">
                <text:p>2611</text:p>
              </table:table-cell>
              <table:table-cell office:value-type="float" office:value="69795.97083452">
                <text:p>69795.970834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21">
                <text:p>2621</text:p>
              </table:table-cell>
              <table:table-cell office:value-type="float" office:value="70600.86456012">
                <text:p>70600.864560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31">
                <text:p>2631</text:p>
              </table:table-cell>
              <table:table-cell office:value-type="float" office:value="71411.92307772">
                <text:p>71411.923077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41">
                <text:p>2641</text:p>
              </table:table-cell>
              <table:table-cell office:value-type="float" office:value="72229.16990732">
                <text:p>72229.169907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51">
                <text:p>2651</text:p>
              </table:table-cell>
              <table:table-cell office:value-type="float" office:value="73052.62856892">
                <text:p>73052.628568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61">
                <text:p>2661</text:p>
              </table:table-cell>
              <table:table-cell office:value-type="float" office:value="73882.32258252">
                <text:p>73882.322582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71">
                <text:p>2671</text:p>
              </table:table-cell>
              <table:table-cell office:value-type="float" office:value="74718.27546812">
                <text:p>74718.275468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81">
                <text:p>2681</text:p>
              </table:table-cell>
              <table:table-cell office:value-type="float" office:value="75560.51074572">
                <text:p>75560.510745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91">
                <text:p>2691</text:p>
              </table:table-cell>
              <table:table-cell office:value-type="float" office:value="76409.05193532">
                <text:p>76409.051935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01">
                <text:p>2701</text:p>
              </table:table-cell>
              <table:table-cell office:value-type="float" office:value="77263.92255692">
                <text:p>77263.922556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11">
                <text:p>2711</text:p>
              </table:table-cell>
              <table:table-cell office:value-type="float" office:value="78125.14613052">
                <text:p>78125.146130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21">
                <text:p>2721</text:p>
              </table:table-cell>
              <table:table-cell office:value-type="float" office:value="78992.74617612">
                <text:p>78992.746176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31">
                <text:p>2731</text:p>
              </table:table-cell>
              <table:table-cell office:value-type="float" office:value="79866.74621372">
                <text:p>79866.746213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41">
                <text:p>2741</text:p>
              </table:table-cell>
              <table:table-cell office:value-type="float" office:value="80747.16976332">
                <text:p>80747.169763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51">
                <text:p>2751</text:p>
              </table:table-cell>
              <table:table-cell office:value-type="float" office:value="81634.04034492">
                <text:p>81634.040344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61">
                <text:p>2761</text:p>
              </table:table-cell>
              <table:table-cell office:value-type="float" office:value="82527.38147852">
                <text:p>82527.381478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71">
                <text:p>2771</text:p>
              </table:table-cell>
              <table:table-cell office:value-type="float" office:value="83427.21668412">
                <text:p>83427.216684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81">
                <text:p>2781</text:p>
              </table:table-cell>
              <table:table-cell office:value-type="float" office:value="84333.56948172">
                <text:p>84333.569481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91">
                <text:p>2791</text:p>
              </table:table-cell>
              <table:table-cell office:value-type="float" office:value="85246.46339132">
                <text:p>85246.463391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01">
                <text:p>2801</text:p>
              </table:table-cell>
              <table:table-cell office:value-type="float" office:value="86165.92193292">
                <text:p>86165.921932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11">
                <text:p>2811</text:p>
              </table:table-cell>
              <table:table-cell office:value-type="float" office:value="87091.96862652">
                <text:p>87091.968626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21">
                <text:p>2821</text:p>
              </table:table-cell>
              <table:table-cell office:value-type="float" office:value="88024.62699212">
                <text:p>88024.626992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31">
                <text:p>2831</text:p>
              </table:table-cell>
              <table:table-cell office:value-type="float" office:value="88963.92054972">
                <text:p>88963.920549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41">
                <text:p>2841</text:p>
              </table:table-cell>
              <table:table-cell office:value-type="float" office:value="89909.87281932">
                <text:p>89909.872819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51">
                <text:p>2851</text:p>
              </table:table-cell>
              <table:table-cell office:value-type="float" office:value="90862.50732092">
                <text:p>90862.507320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61">
                <text:p>2861</text:p>
              </table:table-cell>
              <table:table-cell office:value-type="float" office:value="91821.84757452">
                <text:p>91821.847574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71">
                <text:p>2871</text:p>
              </table:table-cell>
              <table:table-cell office:value-type="float" office:value="92787.91710012">
                <text:p>92787.917100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81">
                <text:p>2881</text:p>
              </table:table-cell>
              <table:table-cell office:value-type="float" office:value="93760.73941772">
                <text:p>93760.739417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91">
                <text:p>2891</text:p>
              </table:table-cell>
              <table:table-cell office:value-type="float" office:value="94740.33804732">
                <text:p>94740.338047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01">
                <text:p>2901</text:p>
              </table:table-cell>
              <table:table-cell office:value-type="float" office:value="95726.73650892">
                <text:p>95726.736508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11">
                <text:p>2911</text:p>
              </table:table-cell>
              <table:table-cell office:value-type="float" office:value="96719.95832252">
                <text:p>96719.958322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21">
                <text:p>2921</text:p>
              </table:table-cell>
              <table:table-cell office:value-type="float" office:value="97720.02700812">
                <text:p>97720.027008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31">
                <text:p>2931</text:p>
              </table:table-cell>
              <table:table-cell office:value-type="float" office:value="98726.96608572">
                <text:p>98726.966085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41">
                <text:p>2941</text:p>
              </table:table-cell>
              <table:table-cell office:value-type="float" office:value="99740.79907532">
                <text:p>99740.799075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51">
                <text:p>2951</text:p>
              </table:table-cell>
              <table:table-cell office:value-type="float" office:value="100761.54949692">
                <text:p>100761.549496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61">
                <text:p>2961</text:p>
              </table:table-cell>
              <table:table-cell office:value-type="float" office:value="101789.24087052">
                <text:p>101789.240870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71">
                <text:p>2971</text:p>
              </table:table-cell>
              <table:table-cell office:value-type="float" office:value="102823.89671612">
                <text:p>102823.896716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81">
                <text:p>2981</text:p>
              </table:table-cell>
              <table:table-cell office:value-type="float" office:value="103865.54055372">
                <text:p>103865.540553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91">
                <text:p>2991</text:p>
              </table:table-cell>
              <table:table-cell office:value-type="float" office:value="104914.19590332">
                <text:p>104914.195903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1">
                <text:p>3001</text:p>
              </table:table-cell>
              <table:table-cell office:value-type="float" office:value="105969.88628492">
                <text:p>105969.886284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11">
                <text:p>3011</text:p>
              </table:table-cell>
              <table:table-cell office:value-type="float" office:value="107032.63521852">
                <text:p>107032.635218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21">
                <text:p>3021</text:p>
              </table:table-cell>
              <table:table-cell office:value-type="float" office:value="108102.46622412">
                <text:p>108102.466224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31">
                <text:p>3031</text:p>
              </table:table-cell>
              <table:table-cell office:value-type="float" office:value="109179.40282172">
                <text:p>109179.402821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41">
                <text:p>3041</text:p>
              </table:table-cell>
              <table:table-cell office:value-type="float" office:value="110263.46853132">
                <text:p>110263.468531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51">
                <text:p>3051</text:p>
              </table:table-cell>
              <table:table-cell office:value-type="float" office:value="111354.68687292">
                <text:p>111354.686872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61">
                <text:p>3061</text:p>
              </table:table-cell>
              <table:table-cell office:value-type="float" office:value="112453.08136652">
                <text:p>112453.081366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71">
                <text:p>3071</text:p>
              </table:table-cell>
              <table:table-cell office:value-type="float" office:value="113558.67553212">
                <text:p>113558.675532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81">
                <text:p>3081</text:p>
              </table:table-cell>
              <table:table-cell office:value-type="float" office:value="114671.49288972">
                <text:p>114671.492889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91">
                <text:p>3091</text:p>
              </table:table-cell>
              <table:table-cell office:value-type="float" office:value="115791.55695932">
                <text:p>115791.556959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01">
                <text:p>3101</text:p>
              </table:table-cell>
              <table:table-cell office:value-type="float" office:value="116918.89126092">
                <text:p>116918.891260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11">
                <text:p>3111</text:p>
              </table:table-cell>
              <table:table-cell office:value-type="float" office:value="118053.51931452">
                <text:p>118053.519314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21">
                <text:p>3121</text:p>
              </table:table-cell>
              <table:table-cell office:value-type="float" office:value="119195.46464012">
                <text:p>119195.464640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31">
                <text:p>3131</text:p>
              </table:table-cell>
              <table:table-cell office:value-type="float" office:value="120344.75075772">
                <text:p>120344.750757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41">
                <text:p>3141</text:p>
              </table:table-cell>
              <table:table-cell office:value-type="float" office:value="121501.40118732">
                <text:p>121501.401187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51">
                <text:p>3151</text:p>
              </table:table-cell>
              <table:table-cell office:value-type="float" office:value="122665.43944892">
                <text:p>122665.439448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61">
                <text:p>3161</text:p>
              </table:table-cell>
              <table:table-cell office:value-type="float" office:value="123836.88906252">
                <text:p>123836.889062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71">
                <text:p>3171</text:p>
              </table:table-cell>
              <table:table-cell office:value-type="float" office:value="125015.77354812">
                <text:p>125015.773548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81">
                <text:p>3181</text:p>
              </table:table-cell>
              <table:table-cell office:value-type="float" office:value="126202.11642572">
                <text:p>126202.116425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91">
                <text:p>3191</text:p>
              </table:table-cell>
              <table:table-cell office:value-type="float" office:value="127395.94121532">
                <text:p>127395.941215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01">
                <text:p>3201</text:p>
              </table:table-cell>
              <table:table-cell office:value-type="float" office:value="128597.27143692">
                <text:p>128597.271436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11">
                <text:p>3211</text:p>
              </table:table-cell>
              <table:table-cell office:value-type="float" office:value="129806.13061052">
                <text:p>129806.130610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21">
                <text:p>3221</text:p>
              </table:table-cell>
              <table:table-cell office:value-type="float" office:value="131022.54225612">
                <text:p>131022.542256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31">
                <text:p>3231</text:p>
              </table:table-cell>
              <table:table-cell office:value-type="float" office:value="132246.52989372">
                <text:p>132246.529893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41">
                <text:p>3241</text:p>
              </table:table-cell>
              <table:table-cell office:value-type="float" office:value="133478.11704332">
                <text:p>133478.117043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51">
                <text:p>3251</text:p>
              </table:table-cell>
              <table:table-cell office:value-type="float" office:value="134717.32722492">
                <text:p>134717.327224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61">
                <text:p>3261</text:p>
              </table:table-cell>
              <table:table-cell office:value-type="float" office:value="135964.18395852">
                <text:p>135964.183958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71">
                <text:p>3271</text:p>
              </table:table-cell>
              <table:table-cell office:value-type="float" office:value="137218.71076412">
                <text:p>137218.710764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81">
                <text:p>3281</text:p>
              </table:table-cell>
              <table:table-cell office:value-type="float" office:value="138480.93116172">
                <text:p>138480.931161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91">
                <text:p>3291</text:p>
              </table:table-cell>
              <table:table-cell office:value-type="float" office:value="139750.86867132">
                <text:p>139750.868671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1">
                <text:p>3301</text:p>
              </table:table-cell>
              <table:table-cell office:value-type="float" office:value="141028.54681292">
                <text:p>141028.546812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11">
                <text:p>3311</text:p>
              </table:table-cell>
              <table:table-cell office:value-type="float" office:value="142313.98910652">
                <text:p>142313.989106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21">
                <text:p>3321</text:p>
              </table:table-cell>
              <table:table-cell office:value-type="float" office:value="143607.21907212">
                <text:p>143607.219072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31">
                <text:p>3331</text:p>
              </table:table-cell>
              <table:table-cell office:value-type="float" office:value="144908.26022972">
                <text:p>144908.260229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41">
                <text:p>3341</text:p>
              </table:table-cell>
              <table:table-cell office:value-type="float" office:value="146217.13609932">
                <text:p>146217.136099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51">
                <text:p>3351</text:p>
              </table:table-cell>
              <table:table-cell office:value-type="float" office:value="147533.87020092">
                <text:p>147533.870200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61">
                <text:p>3361</text:p>
              </table:table-cell>
              <table:table-cell office:value-type="float" office:value="148858.48605452">
                <text:p>148858.486054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71">
                <text:p>3371</text:p>
              </table:table-cell>
              <table:table-cell office:value-type="float" office:value="150191.00718012">
                <text:p>150191.007180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81">
                <text:p>3381</text:p>
              </table:table-cell>
              <table:table-cell office:value-type="float" office:value="151531.45709772">
                <text:p>151531.457097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91">
                <text:p>3391</text:p>
              </table:table-cell>
              <table:table-cell office:value-type="float" office:value="152879.85932732">
                <text:p>152879.859327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01">
                <text:p>3401</text:p>
              </table:table-cell>
              <table:table-cell office:value-type="float" office:value="154236.23738892">
                <text:p>154236.237388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11">
                <text:p>3411</text:p>
              </table:table-cell>
              <table:table-cell office:value-type="float" office:value="155600.61480252">
                <text:p>155600.614802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21">
                <text:p>3421</text:p>
              </table:table-cell>
              <table:table-cell office:value-type="float" office:value="156973.01508812">
                <text:p>156973.015088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31">
                <text:p>3431</text:p>
              </table:table-cell>
              <table:table-cell office:value-type="float" office:value="158353.46176572">
                <text:p>158353.461765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41">
                <text:p>3441</text:p>
              </table:table-cell>
              <table:table-cell office:value-type="float" office:value="159741.97835532">
                <text:p>159741.978355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51">
                <text:p>3451</text:p>
              </table:table-cell>
              <table:table-cell office:value-type="float" office:value="161138.58837692">
                <text:p>161138.588376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61">
                <text:p>3461</text:p>
              </table:table-cell>
              <table:table-cell office:value-type="float" office:value="162543.31535052">
                <text:p>162543.315350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71">
                <text:p>3471</text:p>
              </table:table-cell>
              <table:table-cell office:value-type="float" office:value="163956.18279612">
                <text:p>163956.182796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81">
                <text:p>3481</text:p>
              </table:table-cell>
              <table:table-cell office:value-type="float" office:value="165377.21423372">
                <text:p>165377.214233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91">
                <text:p>3491</text:p>
              </table:table-cell>
              <table:table-cell office:value-type="float" office:value="166806.43318332">
                <text:p>166806.433183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01">
                <text:p>3501</text:p>
              </table:table-cell>
              <table:table-cell office:value-type="float" office:value="168243.86316492">
                <text:p>168243.863164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11">
                <text:p>3511</text:p>
              </table:table-cell>
              <table:table-cell office:value-type="float" office:value="169689.52769852">
                <text:p>169689.527698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21">
                <text:p>3521</text:p>
              </table:table-cell>
              <table:table-cell office:value-type="float" office:value="171143.45030412">
                <text:p>171143.450304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31">
                <text:p>3531</text:p>
              </table:table-cell>
              <table:table-cell office:value-type="float" office:value="172605.65450172">
                <text:p>172605.654501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41">
                <text:p>3541</text:p>
              </table:table-cell>
              <table:table-cell office:value-type="float" office:value="174076.16381132">
                <text:p>174076.163811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51">
                <text:p>3551</text:p>
              </table:table-cell>
              <table:table-cell office:value-type="float" office:value="175555.00175292">
                <text:p>175555.001752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61">
                <text:p>3561</text:p>
              </table:table-cell>
              <table:table-cell office:value-type="float" office:value="177042.19184652">
                <text:p>177042.191846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71">
                <text:p>3571</text:p>
              </table:table-cell>
              <table:table-cell office:value-type="float" office:value="178537.75761212">
                <text:p>178537.757612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81">
                <text:p>3581</text:p>
              </table:table-cell>
              <table:table-cell office:value-type="float" office:value="180041.72256972">
                <text:p>180041.722569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91">
                <text:p>3591</text:p>
              </table:table-cell>
              <table:table-cell office:value-type="float" office:value="181554.11023932">
                <text:p>181554.110239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1">
                <text:p>3601</text:p>
              </table:table-cell>
              <table:table-cell office:value-type="float" office:value="183074.94414092">
                <text:p>183074.944140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11">
                <text:p>3611</text:p>
              </table:table-cell>
              <table:table-cell office:value-type="float" office:value="184604.24779452">
                <text:p>184604.247794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21">
                <text:p>3621</text:p>
              </table:table-cell>
              <table:table-cell office:value-type="float" office:value="186142.04472012">
                <text:p>186142.044720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31">
                <text:p>3631</text:p>
              </table:table-cell>
              <table:table-cell office:value-type="float" office:value="187688.35843772">
                <text:p>187688.358437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41">
                <text:p>3641</text:p>
              </table:table-cell>
              <table:table-cell office:value-type="float" office:value="189243.21246732">
                <text:p>189243.212467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51">
                <text:p>3651</text:p>
              </table:table-cell>
              <table:table-cell office:value-type="float" office:value="190806.63032892">
                <text:p>190806.630328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61">
                <text:p>3661</text:p>
              </table:table-cell>
              <table:table-cell office:value-type="float" office:value="192378.63554252">
                <text:p>192378.635542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71">
                <text:p>3671</text:p>
              </table:table-cell>
              <table:table-cell office:value-type="float" office:value="193959.25162812">
                <text:p>193959.251628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81">
                <text:p>3681</text:p>
              </table:table-cell>
              <table:table-cell office:value-type="float" office:value="195548.50210572">
                <text:p>195548.502105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1">
                <text:p>3691</text:p>
              </table:table-cell>
              <table:table-cell office:value-type="float" office:value="197146.41049532">
                <text:p>197146.410495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01">
                <text:p>3701</text:p>
              </table:table-cell>
              <table:table-cell office:value-type="float" office:value="198753.00031692">
                <text:p>198753.000316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11">
                <text:p>3711</text:p>
              </table:table-cell>
              <table:table-cell office:value-type="float" office:value="200368.29509052">
                <text:p>200368.295090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21">
                <text:p>3721</text:p>
              </table:table-cell>
              <table:table-cell office:value-type="float" office:value="201992.31833612">
                <text:p>201992.318336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31">
                <text:p>3731</text:p>
              </table:table-cell>
              <table:table-cell office:value-type="float" office:value="203625.09357372">
                <text:p>203625.093573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41">
                <text:p>3741</text:p>
              </table:table-cell>
              <table:table-cell office:value-type="float" office:value="205266.64432332">
                <text:p>205266.644323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51">
                <text:p>3751</text:p>
              </table:table-cell>
              <table:table-cell office:value-type="float" office:value="206916.99410492">
                <text:p>206916.994104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61">
                <text:p>3761</text:p>
              </table:table-cell>
              <table:table-cell office:value-type="float" office:value="208576.16643852">
                <text:p>208576.166438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71">
                <text:p>3771</text:p>
              </table:table-cell>
              <table:table-cell office:value-type="float" office:value="210244.18484412">
                <text:p>210244.184844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81">
                <text:p>3781</text:p>
              </table:table-cell>
              <table:table-cell office:value-type="float" office:value="211921.07284172">
                <text:p>211921.072841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91">
                <text:p>3791</text:p>
              </table:table-cell>
              <table:table-cell office:value-type="float" office:value="213606.85395132">
                <text:p>213606.853951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01">
                <text:p>3801</text:p>
              </table:table-cell>
              <table:table-cell office:value-type="float" office:value="215301.55169292">
                <text:p>215301.551692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11">
                <text:p>3811</text:p>
              </table:table-cell>
              <table:table-cell office:value-type="float" office:value="217005.18958652">
                <text:p>217005.189586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21">
                <text:p>3821</text:p>
              </table:table-cell>
              <table:table-cell office:value-type="float" office:value="218717.79115212">
                <text:p>218717.791152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31">
                <text:p>3831</text:p>
              </table:table-cell>
              <table:table-cell office:value-type="float" office:value="220439.37990972">
                <text:p>220439.379909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41">
                <text:p>3841</text:p>
              </table:table-cell>
              <table:table-cell office:value-type="float" office:value="222169.97937932">
                <text:p>222169.979379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51">
                <text:p>3851</text:p>
              </table:table-cell>
              <table:table-cell office:value-type="float" office:value="223909.61308092">
                <text:p>223909.613080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61">
                <text:p>3861</text:p>
              </table:table-cell>
              <table:table-cell office:value-type="float" office:value="225658.30453452">
                <text:p>225658.304534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71">
                <text:p>3871</text:p>
              </table:table-cell>
              <table:table-cell office:value-type="float" office:value="227416.07726012">
                <text:p>227416.077260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81">
                <text:p>3881</text:p>
              </table:table-cell>
              <table:table-cell office:value-type="float" office:value="229182.95477772">
                <text:p>229182.954777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91">
                <text:p>3891</text:p>
              </table:table-cell>
              <table:table-cell office:value-type="float" office:value="230958.96060732">
                <text:p>230958.960607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01">
                <text:p>3901</text:p>
              </table:table-cell>
              <table:table-cell office:value-type="float" office:value="232744.11826892">
                <text:p>232744.118268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11">
                <text:p>3911</text:p>
              </table:table-cell>
              <table:table-cell office:value-type="float" office:value="234538.45128252">
                <text:p>234538.451282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21">
                <text:p>3921</text:p>
              </table:table-cell>
              <table:table-cell office:value-type="float" office:value="236341.98316812">
                <text:p>236341.983168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31">
                <text:p>3931</text:p>
              </table:table-cell>
              <table:table-cell office:value-type="float" office:value="238154.73744572">
                <text:p>238154.737445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41">
                <text:p>3941</text:p>
              </table:table-cell>
              <table:table-cell office:value-type="float" office:value="239976.73763532">
                <text:p>239976.737635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51">
                <text:p>3951</text:p>
              </table:table-cell>
              <table:table-cell office:value-type="float" office:value="241808.00725692">
                <text:p>241808.007256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61">
                <text:p>3961</text:p>
              </table:table-cell>
              <table:table-cell office:value-type="float" office:value="243648.56983052">
                <text:p>243648.569830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71">
                <text:p>3971</text:p>
              </table:table-cell>
              <table:table-cell office:value-type="float" office:value="245498.44887612">
                <text:p>245498.448876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81">
                <text:p>3981</text:p>
              </table:table-cell>
              <table:table-cell office:value-type="float" office:value="247357.66791372">
                <text:p>247357.667913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91">
                <text:p>3991</text:p>
              </table:table-cell>
              <table:table-cell office:value-type="float" office:value="249226.25046332">
                <text:p>249226.250463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1">
                <text:p>4001</text:p>
              </table:table-cell>
              <table:table-cell office:value-type="float" office:value="251104.22004492">
                <text:p>251104.220044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min-integer-digits="1"/>
      <number:text> ms</number:text>
    </number:number-style>
    <number:number-style style:name="N112">
      <number:number number:decimal-places="3" number:min-integer-digits="1" number:display-factor="1000"/>
      <number:text>s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2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08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112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5.884cm" svg:height="13.875cm" xlink:href=".." xlink:type="simple" chart:class="chart:scatter" chart:style-name="ch1">
        <chart:title svg:x="16.655cm" svg:y="0.413cm" chart:style-name="ch2">
          <text:p>Algorithme 2</text:p>
        </chart:title>
        <chart:subtitle svg:x="15.768cm" svg:y="1.469cm" chart:style-name="ch3">
          <text:p>Mesures expérimentales</text:p>
        </chart:subtitle>
        <chart:legend chart:legend-position="bottom" svg:x="12.563cm" svg:y="13.092cm" style:legend-expansion="wide" chart:style-name="ch4"/>
        <chart:plot-area chart:style-name="ch5" table:cell-range-address="Algo2.A2:Algo2.A16 Algo2.G1:Algo2.I16" chart:data-source-has-labels="both" svg:x="1.728cm" svg:y="2.706cm" svg:width="32.722cm" svg:height="9.128cm">
          <chartooo:coordinate-region svg:x="3.381cm" svg:y="2.905cm" svg:width="30.697cm" svg:height="8.282cm"/>
          <chart:axis chart:dimension="x" chart:name="primary-x" chart:style-name="ch6" chartooo:axis-type="auto">
            <chart:title svg:x="16.682cm" svg:y="12.111cm" chart:style-name="ch7">
              <text:p>taille des données</text:p>
            </chart:title>
            <chart:categories table:cell-range-address="Algo2.A2:Algo2.A16"/>
          </chart:axis>
          <chart:axis chart:dimension="y" chart:name="primary-y" chart:style-name="ch8">
            <chart:title svg:x="0.451cm" svg:y="7.79cm" chart:style-name="ch9">
              <text:p>temps</text:p>
            </chart:title>
            <chart:grid chart:style-name="ch10" chart:class="major"/>
          </chart:axis>
          <chart:series chart:style-name="ch11" chart:values-cell-range-address="Algo2.G2:Algo2.G16" chart:label-cell-address="Algo2.G1:Algo2.G1" chart:class="chart:scatter">
            <chart:domain table:cell-range-address="Algo2.A2:Algo2.A16"/>
            <chart:data-point chart:repeated="15"/>
          </chart:series>
          <chart:series chart:style-name="ch12" chart:values-cell-range-address="Algo2.H2:Algo2.H16" chart:label-cell-address="Algo2.H1:Algo2.H1" chart:class="chart:scatter">
            <chart:data-point chart:repeated="15"/>
          </chart:series>
          <chart:series chart:style-name="ch13" chart:values-cell-range-address="Algo2.I2:Algo2.I16" chart:label-cell-address="Algo2.I1:Algo2.I1" chart:class="chart:scatter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s minimum</text:p>
                <draw:g>
                  <svg:desc>Algo2.G1:Algo2.G1</svg:desc>
                </draw:g>
              </table:table-cell>
              <table:table-cell office:value-type="string">
                <text:p>Temps Maximum</text:p>
                <draw:g>
                  <svg:desc>Algo2.H1:Algo2.H1</svg:desc>
                </draw:g>
              </table:table-cell>
              <table:table-cell office:value-type="string">
                <text:p>Temps moyen</text:p>
                <draw:g>
                  <svg:desc>Algo2.I1:Algo2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Algo2.A2:Algo2.A16</svg:desc>
                </draw:g>
              </table:table-cell>
              <table:table-cell office:value-type="float" office:value="NaN">
                <text:p>NaN</text:p>
                <draw:g>
                  <svg:desc>Algo2.G2:Algo2.G16</svg:desc>
                </draw:g>
              </table:table-cell>
              <table:table-cell office:value-type="float" office:value="NaN">
                <text:p>NaN</text:p>
                <draw:g>
                  <svg:desc>Algo2.H2:Algo2.H16</svg:desc>
                </draw:g>
              </table:table-cell>
              <table:table-cell office:value-type="float" office:value="NaN">
                <text:p>NaN</text:p>
                <draw:g>
                  <svg:desc>Algo2.I2:Algo2.I1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016">
                <text:p>0.00016</text:p>
              </table:table-cell>
              <table:table-cell office:value-type="float" office:value="0.00048">
                <text:p>0.00048</text:p>
              </table:table-cell>
              <table:table-cell office:value-type="float" office:value="0.00029678">
                <text:p>0.0002967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08">
                <text:p>0.0008</text:p>
              </table:table-cell>
              <table:table-cell office:value-type="float" office:value="0.004">
                <text:p>0.004</text:p>
              </table:table-cell>
              <table:table-cell office:value-type="float" office:value="0.00206626">
                <text:p>0.0020662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24">
                <text:p>0.0024</text:p>
              </table:table-cell>
              <table:table-cell office:value-type="float" office:value="0.005">
                <text:p>0.005</text:p>
              </table:table-cell>
              <table:table-cell office:value-type="float" office:value="0.00387768">
                <text:p>0.0038776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16">
                <text:p>0.016</text:p>
              </table:table-cell>
              <table:table-cell office:value-type="float" office:value="0.04">
                <text:p>0.04</text:p>
              </table:table-cell>
              <table:table-cell office:value-type="float" office:value="0.028819">
                <text:p>0.02881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16">
                <text:p>0.16</text:p>
              </table:table-cell>
              <table:table-cell office:value-type="float" office:value="0.34">
                <text:p>0.34</text:p>
              </table:table-cell>
              <table:table-cell office:value-type="float" office:value="0.231134">
                <text:p>0.23113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.76">
                <text:p>1.76</text:p>
              </table:table-cell>
              <table:table-cell office:value-type="float" office:value="2.08">
                <text:p>2.08</text:p>
              </table:table-cell>
              <table:table-cell office:value-type="float" office:value="1.917136">
                <text:p>1.91713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.52">
                <text:p>3.52</text:p>
              </table:table-cell>
              <table:table-cell office:value-type="float" office:value="3.92">
                <text:p>3.92</text:p>
              </table:table-cell>
              <table:table-cell office:value-type="float" office:value="3.71864">
                <text:p>3.7186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">
                <text:p>20</text:p>
              </table:table-cell>
              <table:table-cell office:value-type="float" office:value="33">
                <text:p>33</text:p>
              </table:table-cell>
              <table:table-cell office:value-type="float" office:value="30.4742">
                <text:p>30.474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40">
                <text:p>240</text:p>
              </table:table-cell>
              <table:table-cell office:value-type="float" office:value="257">
                <text:p>257</text:p>
              </table:table-cell>
              <table:table-cell office:value-type="float" office:value="248.346">
                <text:p>248.346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993">
                <text:p>1993</text:p>
              </table:table-cell>
              <table:table-cell office:value-type="float" office:value="2036">
                <text:p>2036</text:p>
              </table:table-cell>
              <table:table-cell office:value-type="float" office:value="2014.56">
                <text:p>2014.5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905">
                <text:p>3905</text:p>
              </table:table-cell>
              <table:table-cell office:value-type="float" office:value="3965">
                <text:p>3965</text:p>
              </table:table-cell>
              <table:table-cell office:value-type="float" office:value="3931">
                <text:p>393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1273">
                <text:p>31273</text:p>
              </table:table-cell>
              <table:table-cell office:value-type="float" office:value="31406">
                <text:p>31406</text:p>
              </table:table-cell>
              <table:table-cell office:value-type="float" office:value="31313.8">
                <text:p>31313.8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52191">
                <text:p>252191</text:p>
              </table:table-cell>
              <table:table-cell office:value-type="float" office:value="252191">
                <text:p>252191</text:p>
              </table:table-cell>
              <table:table-cell office:value-type="float" office:value="252191">
                <text:p>25219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3" number:min-integer-digits="1"/>
      <number:text>s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1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11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5.747cm" svg:height="13.717cm" xlink:href=".." xlink:type="simple" chart:class="chart:scatter" chart:style-name="ch1">
        <chart:title svg:x="16.586cm" svg:y="0.41cm" chart:style-name="ch2">
          <text:p>Algorithme 3</text:p>
        </chart:title>
        <chart:subtitle svg:x="15.699cm" svg:y="1.463cm" chart:style-name="ch3">
          <text:p>Mesures expérimentales</text:p>
        </chart:subtitle>
        <chart:legend chart:legend-position="bottom" svg:x="12.494cm" svg:y="12.934cm" style:legend-expansion="wide" chart:style-name="ch4"/>
        <chart:plot-area chart:style-name="ch5" table:cell-range-address="Algo3.A2:Algo3.A15 Algo3.C1:Algo3.E15" chart:data-source-has-labels="both" svg:x="1.725cm" svg:y="2.694cm" svg:width="32.594cm" svg:height="8.985cm">
          <chartooo:coordinate-region svg:x="3.193cm" svg:y="2.893cm" svg:width="30.754cm" svg:height="8.139cm"/>
          <chart:axis chart:dimension="x" chart:name="primary-x" chart:style-name="ch6" chartooo:axis-type="auto">
            <chart:title svg:x="16.615cm" svg:y="11.953cm" chart:style-name="ch7">
              <text:p>taille des données</text:p>
            </chart:title>
            <chart:categories table:cell-range-address="Algo3.A2:Algo3.A15"/>
          </chart:axis>
          <chart:axis chart:dimension="y" chart:name="primary-y" chart:style-name="ch8">
            <chart:title svg:x="0.451cm" svg:y="7.706cm" chart:style-name="ch9">
              <text:p>temps</text:p>
            </chart:title>
            <chart:grid chart:style-name="ch10" chart:class="major"/>
          </chart:axis>
          <chart:series chart:style-name="ch11" chart:values-cell-range-address="Algo3.C2:Algo3.C15" chart:label-cell-address="Algo3.C1:Algo3.C1" chart:class="chart:scatter">
            <chart:domain table:cell-range-address="Algo3.A2:Algo3.A15"/>
            <chart:data-point chart:repeated="14"/>
          </chart:series>
          <chart:series chart:style-name="ch12" chart:values-cell-range-address="Algo3.D2:Algo3.D15" chart:label-cell-address="Algo3.D1:Algo3.D1" chart:class="chart:scatter">
            <chart:data-point chart:repeated="14"/>
          </chart:series>
          <chart:series chart:style-name="ch13" chart:values-cell-range-address="Algo3.E2:Algo3.E15" chart:label-cell-address="Algo3.E1:Algo3.E1" chart:class="chart:scatter">
            <chart:data-point chart:repeated="1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s minimum</text:p>
                <draw:g>
                  <svg:desc>Algo3.C1:Algo3.C1</svg:desc>
                </draw:g>
              </table:table-cell>
              <table:table-cell office:value-type="string">
                <text:p>Temps maximum</text:p>
                <draw:g>
                  <svg:desc>Algo3.D1:Algo3.D1</svg:desc>
                </draw:g>
              </table:table-cell>
              <table:table-cell office:value-type="string">
                <text:p>Temps moyen</text:p>
                <draw:g>
                  <svg:desc>Algo3.E1:Algo3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Algo3.A2:Algo3.A15</svg:desc>
                </draw:g>
              </table:table-cell>
              <table:table-cell office:value-type="float" office:value="0">
                <text:p>0</text:p>
                <draw:g>
                  <svg:desc>Algo3.C2:Algo3.C15</svg:desc>
                </draw:g>
              </table:table-cell>
              <table:table-cell office:value-type="float" office:value="0">
                <text:p>0</text:p>
                <draw:g>
                  <svg:desc>Algo3.D2:Algo3.D15</svg:desc>
                </draw:g>
              </table:table-cell>
              <table:table-cell office:value-type="float" office:value="0">
                <text:p>0</text:p>
                <draw:g>
                  <svg:desc>Algo3.E2:Algo3.E1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28">
                <text:p>0.028</text:p>
              </table:table-cell>
              <table:table-cell office:value-type="float" office:value="0.037">
                <text:p>0.037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26">
                <text:p>0.26</text:p>
              </table:table-cell>
              <table:table-cell office:value-type="float" office:value="0.28">
                <text:p>0.28</text:p>
              </table:table-cell>
              <table:table-cell office:value-type="float" office:value="0.271">
                <text:p>0.271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2.136">
                <text:p>2.136</text:p>
              </table:table-cell>
              <table:table-cell office:value-type="float" office:value="2.2">
                <text:p>2.2</text:p>
              </table:table-cell>
              <table:table-cell office:value-type="float" office:value="2.163">
                <text:p>2.16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.2">
                <text:p>4.2</text:p>
              </table:table-cell>
              <table:table-cell office:value-type="float" office:value="4.329">
                <text:p>4.329</text:p>
              </table:table-cell>
              <table:table-cell office:value-type="float" office:value="4.265">
                <text:p>4.26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3.727">
                <text:p>33.727</text:p>
              </table:table-cell>
              <table:table-cell office:value-type="float" office:value="34.134">
                <text:p>34.134</text:p>
              </table:table-cell>
              <table:table-cell office:value-type="float" office:value="33.936">
                <text:p>33.93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3" number:min-integer-digits="1"/>
      <number:text>s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1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747cm" svg:height="13.717cm" xlink:href="." xlink:type="simple" chart:class="chart:scatter" chart:style-name="ch1">
        <chart:title svg:x="16.586cm" svg:y="0.41cm" chart:style-name="ch2">
          <text:p>Algorithme 3</text:p>
        </chart:title>
        <chart:subtitle svg:x="15.699cm" svg:y="1.463cm" chart:style-name="ch3">
          <text:p>Mesures expérimentales</text:p>
        </chart:subtitle>
        <chart:legend chart:legend-position="bottom" svg:x="13.711cm" svg:y="12.934cm" style:legend-expansion="wide" chart:style-name="ch4"/>
        <chart:plot-area chart:style-name="ch5" chart:data-source-has-labels="both" svg:x="1.725cm" svg:y="2.694cm" svg:width="32.594cm" svg:height="8.985cm">
          <chartooo:coordinate-region svg:x="2.346cm" svg:y="2.893cm" svg:width="31.786cm" svg:height="8.139cm"/>
          <chart:axis chart:dimension="x" chart:name="primary-x" chart:style-name="ch6" chartooo:axis-type="auto">
            <chart:title svg:x="16.615cm" svg:y="11.953cm" chart:style-name="ch7">
              <text:p>taille des données</text:p>
            </chart:title>
            <chart:categories table:cell-range-address="local-table.$A$2:.$A$15"/>
          </chart:axis>
          <chart:axis chart:dimension="y" chart:name="primary-y" chart:style-name="ch6">
            <chart:title svg:x="0.451cm" svg:y="7.706cm" chart:style-name="ch8">
              <text:p>temps</text:p>
            </chart:title>
            <chart:grid chart:style-name="ch9" chart:class="major"/>
          </chart:axis>
          <chart:series chart:style-name="ch10" chart:values-cell-range-address="local-table.$B$2:.$B$15" chart:label-cell-address="local-table.$B$1" chart:class="chart:scatter">
            <chart:domain table:cell-range-address="local-table.$B$2:.$B$15"/>
            <chart:data-point chart:repeated="14"/>
          </chart:series>
          <chart:series chart:style-name="ch11" chart:values-cell-range-address="local-table.$C$2:.$C$15" chart:label-cell-address="local-table.$C$1" chart:class="chart:scatter">
            <chart:data-point chart:repeated="14"/>
          </chart:series>
          <chart:series chart:style-name="ch12" chart:values-cell-range-address="local-table.$D$2:.$D$15" chart:label-cell-address="local-table.$D$1" chart:class="chart:scatter"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emps maximum</text:p>
              </table:table-cell>
              <table:table-cell office:value-type="string">
                <text:p>Temps moyen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28">
                <text:p>0.028</text:p>
              </table:table-cell>
              <table:table-cell office:value-type="float" office:value="0.037">
                <text:p>0.037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26">
                <text:p>0.26</text:p>
              </table:table-cell>
              <table:table-cell office:value-type="float" office:value="0.28">
                <text:p>0.28</text:p>
              </table:table-cell>
              <table:table-cell office:value-type="float" office:value="0.271">
                <text:p>0.271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2.136">
                <text:p>2.136</text:p>
              </table:table-cell>
              <table:table-cell office:value-type="float" office:value="2.2">
                <text:p>2.2</text:p>
              </table:table-cell>
              <table:table-cell office:value-type="float" office:value="2.163">
                <text:p>2.16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.2">
                <text:p>4.2</text:p>
              </table:table-cell>
              <table:table-cell office:value-type="float" office:value="4.329">
                <text:p>4.329</text:p>
              </table:table-cell>
              <table:table-cell office:value-type="float" office:value="4.265">
                <text:p>4.26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3.727">
                <text:p>33.727</text:p>
              </table:table-cell>
              <table:table-cell office:value-type="float" office:value="34.134">
                <text:p>34.134</text:p>
              </table:table-cell>
              <table:table-cell office:value-type="float" office:value="33.936">
                <text:p>33.93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4">
      <number:number number:decimal-places="0" number:min-integer-digits="1"/>
      <number:text>ms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4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4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14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114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6.145cm" svg:height="14.354cm" xlink:href=".." xlink:type="simple" chart:class="chart:scatter" chart:style-name="ch1">
        <chart:title svg:x="16.785cm" svg:y="0.423cm" chart:style-name="ch2">
          <text:p>Algorithme 1</text:p>
        </chart:title>
        <chart:subtitle svg:x="15.898cm" svg:y="1.489cm" chart:style-name="ch3">
          <text:p>Mesures expérimentales</text:p>
        </chart:subtitle>
        <chart:legend chart:legend-position="bottom" svg:x="12.693cm" svg:y="13.571cm" style:legend-expansion="wide" chart:style-name="ch4"/>
        <chart:plot-area chart:style-name="ch5" table:cell-range-address="Algo1.A2:Algo1.A19 Algo1.D1:Algo1.F1 Algo1.G2:Algo1.I17" chart:data-source-has-labels="both" svg:x="1.733cm" svg:y="2.746cm" svg:width="32.968cm" svg:height="9.557cm">
          <chartooo:coordinate-region svg:x="3.016cm" svg:y="2.945cm" svg:width="31.313cm" svg:height="8.711cm"/>
          <chart:axis chart:dimension="x" chart:name="primary-x" chart:style-name="ch6" chartooo:axis-type="auto">
            <chart:title svg:x="16.81cm" svg:y="12.59cm" chart:style-name="ch7">
              <text:p>taille des données</text:p>
            </chart:title>
            <chart:categories table:cell-range-address="Algo1.A2:Algo1.A19"/>
          </chart:axis>
          <chart:axis chart:dimension="y" chart:name="primary-y" chart:style-name="ch8">
            <chart:title svg:x="0.451cm" svg:y="8.044cm" chart:style-name="ch9">
              <text:p>temps</text:p>
            </chart:title>
            <chart:grid chart:style-name="ch10" chart:class="major"/>
          </chart:axis>
          <chart:series chart:style-name="ch11" chart:values-cell-range-address="Algo1.G2:Algo1.G17" chart:label-cell-address="Algo1.D1:Algo1.D1" chart:class="chart:scatter">
            <chart:domain table:cell-range-address="Algo1.A2:Algo1.A19"/>
            <chart:data-point chart:repeated="16"/>
          </chart:series>
          <chart:series chart:style-name="ch12" chart:values-cell-range-address="Algo1.H2:Algo1.H17" chart:label-cell-address="Algo1.E1:Algo1.E1" chart:class="chart:scatter">
            <chart:data-point chart:repeated="16"/>
          </chart:series>
          <chart:series chart:style-name="ch13" chart:values-cell-range-address="Algo1.I2:Algo1.I17" chart:label-cell-address="Algo1.F1:Algo1.F1" chart:class="chart:scatter"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s minimum</text:p>
                <draw:g>
                  <svg:desc>Algo1.D1:Algo1.D1</svg:desc>
                </draw:g>
              </table:table-cell>
              <table:table-cell office:value-type="string">
                <text:p>Temps maximum</text:p>
                <draw:g>
                  <svg:desc>Algo1.E1:Algo1.E1</svg:desc>
                </draw:g>
              </table:table-cell>
              <table:table-cell office:value-type="string">
                <text:p>Temps moyen</text:p>
                <draw:g>
                  <svg:desc>Algo1.F1:Algo1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Algo1.A2:Algo1.A19</svg:desc>
                </draw:g>
              </table:table-cell>
              <table:table-cell office:value-type="float" office:value="NaN">
                <text:p>NaN</text:p>
                <draw:g>
                  <svg:desc>Algo1.G2:Algo1.G17</svg:desc>
                </draw:g>
              </table:table-cell>
              <table:table-cell office:value-type="float" office:value="NaN">
                <text:p>NaN</text:p>
                <draw:g>
                  <svg:desc>Algo1.H2:Algo1.H17</svg:desc>
                </draw:g>
              </table:table-cell>
              <table:table-cell office:value-type="float" office:value="NaN">
                <text:p>NaN</text:p>
                <draw:g>
                  <svg:desc>Algo1.I2:Algo1.I1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0024">
                <text:p>0.000024</text:p>
              </table:table-cell>
              <table:table-cell office:value-type="float" office:value="0.000028">
                <text:p>0.000028</text:p>
              </table:table-cell>
              <table:table-cell office:value-type="float" office:value="0.000024316">
                <text:p>0.00002431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0052">
                <text:p>0.000052</text:p>
              </table:table-cell>
              <table:table-cell office:value-type="float" office:value="0.000093">
                <text:p>0.000093</text:p>
              </table:table-cell>
              <table:table-cell office:value-type="float" office:value="0.000062989">
                <text:p>0.00006298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012">
                <text:p>0.00012</text:p>
              </table:table-cell>
              <table:table-cell office:value-type="float" office:value="0.00028">
                <text:p>0.00028</text:p>
              </table:table-cell>
              <table:table-cell office:value-type="float" office:value="0.00018447">
                <text:p>0.0001844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2">
                <text:p>0.0002</text:p>
              </table:table-cell>
              <table:table-cell office:value-type="float" office:value="0.0004">
                <text:p>0.0004</text:p>
              </table:table-cell>
              <table:table-cell office:value-type="float" office:value="0.0002932">
                <text:p>0.000293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04">
                <text:p>0.0004</text:p>
              </table:table-cell>
              <table:table-cell office:value-type="float" office:value="0.0016">
                <text:p>0.0016</text:p>
              </table:table-cell>
              <table:table-cell office:value-type="float" office:value="0.00105104">
                <text:p>0.0010510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36">
                <text:p>0.0036</text:p>
              </table:table-cell>
              <table:table-cell office:value-type="float" office:value="0.0053">
                <text:p>0.0053</text:p>
              </table:table-cell>
              <table:table-cell office:value-type="float" office:value="0.00444294">
                <text:p>0.0044429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12">
                <text:p>0.012</text:p>
              </table:table-cell>
              <table:table-cell office:value-type="float" office:value="0.024">
                <text:p>0.024</text:p>
              </table:table-cell>
              <table:table-cell office:value-type="float" office:value="0.0186421">
                <text:p>0.018642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24">
                <text:p>0.024</text:p>
              </table:table-cell>
              <table:table-cell office:value-type="float" office:value="0.036">
                <text:p>0.036</text:p>
              </table:table-cell>
              <table:table-cell office:value-type="float" office:value="0.0297681">
                <text:p>0.029768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8">
                <text:p>0.08</text:p>
              </table:table-cell>
              <table:table-cell office:value-type="float" office:value="0.17">
                <text:p>0.17</text:p>
              </table:table-cell>
              <table:table-cell office:value-type="float" office:value="0.125134">
                <text:p>0.12513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44">
                <text:p>0.44</text:p>
              </table:table-cell>
              <table:table-cell office:value-type="float" office:value="0.57">
                <text:p>0.57</text:p>
              </table:table-cell>
              <table:table-cell office:value-type="float" office:value="0.51264">
                <text:p>0.51264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.6">
                <text:p>1.6</text:p>
              </table:table-cell>
              <table:table-cell office:value-type="float" office:value="2.5">
                <text:p>2.5</text:p>
              </table:table-cell>
              <table:table-cell office:value-type="float" office:value="2.0764">
                <text:p>2.076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.8">
                <text:p>2.8</text:p>
              </table:table-cell>
              <table:table-cell office:value-type="float" office:value="3.7">
                <text:p>3.7</text:p>
              </table:table-cell>
              <table:table-cell office:value-type="float" office:value="3.25497">
                <text:p>3.2549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17.0089">
                <text:p>17.0089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36">
                <text:p>36</text:p>
              </table:table-cell>
              <table:table-cell office:value-type="float" office:value="92">
                <text:p>92</text:p>
              </table:table-cell>
              <table:table-cell office:value-type="float" office:value="64.2868">
                <text:p>64.2868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61">
                <text:p>161</text:p>
              </table:table-cell>
              <table:table-cell office:value-type="float" office:value="293">
                <text:p>293</text:p>
              </table:table-cell>
              <table:table-cell office:value-type="float" office:value="249.953">
                <text:p>249.95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